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1.969cm"/>
    </style:style>
    <style:style style:name="co7" style:family="table-column">
      <style:table-column-properties fo:break-before="auto" style:column-width="2.24cm"/>
    </style:style>
    <style:style style:name="co8" style:family="table-column">
      <style:table-column-properties fo:break-before="auto" style:column-width="1.942cm"/>
    </style:style>
    <style:style style:name="co9" style:family="table-column">
      <style:table-column-properties fo:break-before="auto" style:column-width="2.459cm"/>
    </style:style>
    <style:style style:name="co10" style:family="table-column">
      <style:table-column-properties fo:break-before="auto" style:column-width="2.187cm"/>
    </style:style>
    <style:style style:name="co11" style:family="table-column">
      <style:table-column-properties fo:break-before="auto" style:column-width="2.485cm"/>
    </style:style>
    <style:style style:name="co12" style:family="table-column">
      <style:table-column-properties fo:break-before="auto" style:column-width="3.794cm"/>
    </style:style>
    <style:style style:name="co13" style:family="table-column">
      <style:table-column-properties fo:break-before="auto" style:column-width="2.432cm"/>
    </style:style>
    <style:style style:name="co14" style:family="table-column">
      <style:table-column-properties fo:break-before="auto" style:column-width="3.085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2002flux_soc_ou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8" table:default-cell-style-name="Default"/>
        <table:table-column table:style-name="co7" table:default-cell-style-name="Default"/>
        <table:table-column table:style-name="co14" table:default-cell-style-name="Default"/>
        <table:table-column table:style-name="co4" table:number-columns-repeated="10" table:default-cell-style-name="Default"/>
        <table:table-row table:style-name="ro1">
          <table:table-cell office:value-type="string" calcext:value-type="string">
            <text:p>DO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SIDUE_C</text:p>
          </table:table-cell>
          <table:table-cell office:value-type="string" calcext:value-type="string">
            <text:p>HUMUS_C</text:p>
          </table:table-cell>
          <table:table-cell office:value-type="string" calcext:value-type="string">
            <text:p>AMENDED_C</text:p>
          </table:table-cell>
          <table:table-cell office:value-type="string" calcext:value-type="string">
            <text:p>LITTER_C</text:p>
          </table:table-cell>
          <table:table-cell office:value-type="string" calcext:value-type="string">
            <text:p>CO2_FLUX</text:p>
          </table:table-cell>
          <table:table-cell office:value-type="string" calcext:value-type="string">
            <text:p>O2_FLUX</text:p>
          </table:table-cell>
          <table:table-cell office:value-type="string" calcext:value-type="string">
            <text:p>AUTO_RESP</text:p>
          </table:table-cell>
          <table:table-cell office:value-type="string" calcext:value-type="string">
            <text:p>MICRO_C</text:p>
          </table:table-cell>
          <table:table-cell office:value-type="string" calcext:value-type="string">
            <text:p>SURF_RES</text:p>
          </table:table-cell>
          <table:table-cell office:value-type="string" calcext:value-type="string">
            <text:p>CH4_FLUX</text:p>
          </table:table-cell>
          <table:table-cell office:value-type="string" calcext:value-type="string">
            <text:p>SUR_DOC+SED_FLX</text:p>
          </table:table-cell>
          <table:table-cell office:value-type="string" calcext:value-type="string">
            <text:p>SUB_DOC_FLX</text:p>
          </table:table-cell>
          <table:table-cell office:value-type="string" calcext:value-type="string">
            <text:p>SUB_DIC_FLX</text:p>
          </table:table-cell>
          <table:table-cell office:value-type="string" calcext:value-type="string">
            <text:p>ATM_CO2</text:p>
          </table:table-cell>
          <table:table-cell office:value-type="string" calcext:value-type="string">
            <text:p>NBP</text:p>
          </table:table-cell>
          <table:table-cell office:value-type="string" calcext:value-type="string">
            <text:p>FIRE_CO2_EMIT</text:p>
          </table:table-cell>
          <table:table-cell office:value-type="string" calcext:value-type="string">
            <text:p>SOC_1</text:p>
          </table:table-cell>
          <table:table-cell office:value-type="string" calcext:value-type="string">
            <text:p>SOC_2</text:p>
          </table:table-cell>
          <table:table-cell office:value-type="string" calcext:value-type="string">
            <text:p>SOC_3</text:p>
          </table:table-cell>
          <table:table-cell office:value-type="string" calcext:value-type="string">
            <text:p>SOC_4</text:p>
          </table:table-cell>
          <table:table-cell office:value-type="string" calcext:value-type="string">
            <text:p>SOC_5</text:p>
          </table:table-cell>
          <table:table-cell office:value-type="string" calcext:value-type="string">
            <text:p>SOC_6</text:p>
          </table:table-cell>
          <table:table-cell office:value-type="string" calcext:value-type="string">
            <text:p>SOC_7</text:p>
          </table:table-cell>
          <table:table-cell office:value-type="string" calcext:value-type="string">
            <text:p>SOC_8</text:p>
          </table:table-cell>
          <table:table-cell office:value-type="string" calcext:value-type="string">
            <text:p>SOC_9</text:p>
          </table:table-cell>
          <table:table-cell office:value-type="string" calcext:value-type="string">
            <text:p>SOC_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2002" calcext:value-type="float">
            <text:p>1012002</text:p>
          </table:table-cell>
          <table:table-cell office:value-type="float" office:value="288.0456" calcext:value-type="float">
            <text:p>288.0456</text:p>
          </table:table-cell>
          <table:table-cell office:value-type="float" office:value="5437.063" calcext:value-type="float">
            <text:p>5437.0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619184" calcext:value-type="float">
            <text:p>-0.04619184</text:p>
          </table:table-cell>
          <table:table-cell office:value-type="float" office:value="0.7763656" calcext:value-type="float">
            <text:p>0.7763656</text:p>
          </table:table-cell>
          <table:table-cell office:value-type="float" office:value="0" calcext:value-type="float">
            <text:p>0</text:p>
          </table:table-cell>
          <table:table-cell office:value-type="float" office:value="50.10447" calcext:value-type="float">
            <text:p>50.10447</text:p>
          </table:table-cell>
          <table:table-cell office:value-type="float" office:value="174.2657" calcext:value-type="float">
            <text:p>174.2657</text:p>
          </table:table-cell>
          <table:table-cell office:value-type="float" office:value="0.00005283225" calcext:value-type="float">
            <text:p>5.283225E-05</text:p>
          </table:table-cell>
          <table:table-cell office:value-type="float" office:value="0" calcext:value-type="float">
            <text:p>0</text:p>
          </table:table-cell>
          <table:table-cell office:value-type="float" office:value="0.0007646497" calcext:value-type="float">
            <text:p>0.0007646497</text:p>
          </table:table-cell>
          <table:table-cell office:value-type="float" office:value="0.003111975" calcext:value-type="float">
            <text:p>0.003111975</text:p>
          </table:table-cell>
          <table:table-cell office:value-type="float" office:value="360" calcext:value-type="float">
            <text:p>360</text:p>
          </table:table-cell>
          <table:table-cell office:value-type="float" office:value="-0.05001563" calcext:value-type="float">
            <text:p>-0.05001563</text:p>
          </table:table-cell>
          <table:table-cell office:value-type="float" office:value="0" calcext:value-type="float">
            <text:p>0</text:p>
          </table:table-cell>
          <table:table-cell office:value-type="float" office:value="223.1212" calcext:value-type="float">
            <text:p>223.1212</text:p>
          </table:table-cell>
          <table:table-cell office:value-type="float" office:value="273.9122" calcext:value-type="float">
            <text:p>273.9122</text:p>
          </table:table-cell>
          <table:table-cell office:value-type="float" office:value="900.1979" calcext:value-type="float">
            <text:p>900.1979</text:p>
          </table:table-cell>
          <table:table-cell office:value-type="float" office:value="863.5256" calcext:value-type="float">
            <text:p>863.5256</text:p>
          </table:table-cell>
          <table:table-cell office:value-type="float" office:value="848.6686" calcext:value-type="float">
            <text:p>848.6686</text:p>
          </table:table-cell>
          <table:table-cell office:value-type="float" office:value="866.5225" calcext:value-type="float">
            <text:p>866.5225</text:p>
          </table:table-cell>
          <table:table-cell office:value-type="float" office:value="322.2429" calcext:value-type="float">
            <text:p>322.2429</text:p>
          </table:table-cell>
          <table:table-cell office:value-type="float" office:value="439.4022" calcext:value-type="float">
            <text:p>439.4022</text:p>
          </table:table-cell>
          <table:table-cell office:value-type="float" office:value="382.2803" calcext:value-type="float">
            <text:p>382.2803</text:p>
          </table:table-cell>
          <table:table-cell office:value-type="float" office:value="324.9226" calcext:value-type="float">
            <text:p>324.92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2002" calcext:value-type="float">
            <text:p>2012002</text:p>
          </table:table-cell>
          <table:table-cell office:value-type="float" office:value="287.9715" calcext:value-type="float">
            <text:p>287.9715</text:p>
          </table:table-cell>
          <table:table-cell office:value-type="float" office:value="5437.044" calcext:value-type="float">
            <text:p>5437.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9415399" calcext:value-type="float">
            <text:p>-0.09415399</text:p>
          </table:table-cell>
          <table:table-cell office:value-type="float" office:value="1.463261" calcext:value-type="float">
            <text:p>1.463261</text:p>
          </table:table-cell>
          <table:table-cell office:value-type="float" office:value="0" calcext:value-type="float">
            <text:p>0</text:p>
          </table:table-cell>
          <table:table-cell office:value-type="float" office:value="50.07356" calcext:value-type="float">
            <text:p>50.07356</text:p>
          </table:table-cell>
          <table:table-cell office:value-type="float" office:value="174.2323" calcext:value-type="float">
            <text:p>174.2323</text:p>
          </table:table-cell>
          <table:table-cell office:value-type="float" office:value="0.0001080267" calcext:value-type="float">
            <text:p>0.0001080267</text:p>
          </table:table-cell>
          <table:table-cell office:value-type="float" office:value="0" calcext:value-type="float">
            <text:p>0</text:p>
          </table:table-cell>
          <table:table-cell office:value-type="float" office:value="0.001524918" calcext:value-type="float">
            <text:p>0.001524918</text:p>
          </table:table-cell>
          <table:table-cell office:value-type="float" office:value="0.006094573" calcext:value-type="float">
            <text:p>0.006094573</text:p>
          </table:table-cell>
          <table:table-cell office:value-type="float" office:value="360" calcext:value-type="float">
            <text:p>360</text:p>
          </table:table-cell>
          <table:table-cell office:value-type="float" office:value="-0.1016655" calcext:value-type="float">
            <text:p>-0.1016655</text:p>
          </table:table-cell>
          <table:table-cell office:value-type="float" office:value="0" calcext:value-type="float">
            <text:p>0</text:p>
          </table:table-cell>
          <table:table-cell office:value-type="float" office:value="223.1195" calcext:value-type="float">
            <text:p>223.1195</text:p>
          </table:table-cell>
          <table:table-cell office:value-type="float" office:value="273.9062" calcext:value-type="float">
            <text:p>273.9062</text:p>
          </table:table-cell>
          <table:table-cell office:value-type="float" office:value="900.1774" calcext:value-type="float">
            <text:p>900.1774</text:p>
          </table:table-cell>
          <table:table-cell office:value-type="float" office:value="863.5116" calcext:value-type="float">
            <text:p>863.5116</text:p>
          </table:table-cell>
          <table:table-cell office:value-type="float" office:value="848.6638" calcext:value-type="float">
            <text:p>848.6638</text:p>
          </table:table-cell>
          <table:table-cell office:value-type="float" office:value="866.517" calcext:value-type="float">
            <text:p>866.517</text:p>
          </table:table-cell>
          <table:table-cell office:value-type="float" office:value="322.2415" calcext:value-type="float">
            <text:p>322.2415</text:p>
          </table:table-cell>
          <table:table-cell office:value-type="float" office:value="439.3996" calcext:value-type="float">
            <text:p>439.3996</text:p>
          </table:table-cell>
          <table:table-cell office:value-type="float" office:value="382.279" calcext:value-type="float">
            <text:p>382.279</text:p>
          </table:table-cell>
          <table:table-cell office:value-type="float" office:value="324.9211" calcext:value-type="float">
            <text:p>324.92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12002" calcext:value-type="float">
            <text:p>3012002</text:p>
          </table:table-cell>
          <table:table-cell office:value-type="float" office:value="287.8829" calcext:value-type="float">
            <text:p>287.8829</text:p>
          </table:table-cell>
          <table:table-cell office:value-type="float" office:value="5437.027" calcext:value-type="float">
            <text:p>5437.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549569" calcext:value-type="float">
            <text:p>-0.1549569</text:p>
          </table:table-cell>
          <table:table-cell office:value-type="float" office:value="2.280693" calcext:value-type="float">
            <text:p>2.280693</text:p>
          </table:table-cell>
          <table:table-cell office:value-type="float" office:value="0" calcext:value-type="float">
            <text:p>0</text:p>
          </table:table-cell>
          <table:table-cell office:value-type="float" office:value="50.05345" calcext:value-type="float">
            <text:p>50.05345</text:p>
          </table:table-cell>
          <table:table-cell office:value-type="float" office:value="174.1855" calcext:value-type="float">
            <text:p>174.1855</text:p>
          </table:table-cell>
          <table:table-cell office:value-type="float" office:value="0.0001831555" calcext:value-type="float">
            <text:p>0.0001831555</text:p>
          </table:table-cell>
          <table:table-cell office:value-type="float" office:value="0" calcext:value-type="float">
            <text:p>0</text:p>
          </table:table-cell>
          <table:table-cell office:value-type="float" office:value="0.002280351" calcext:value-type="float">
            <text:p>0.002280351</text:p>
          </table:table-cell>
          <table:table-cell office:value-type="float" office:value="0.008938525" calcext:value-type="float">
            <text:p>0.008938525</text:p>
          </table:table-cell>
          <table:table-cell office:value-type="float" office:value="360" calcext:value-type="float">
            <text:p>360</text:p>
          </table:table-cell>
          <table:table-cell office:value-type="float" office:value="-0.1659926" calcext:value-type="float">
            <text:p>-0.1659926</text:p>
          </table:table-cell>
          <table:table-cell office:value-type="float" office:value="0" calcext:value-type="float">
            <text:p>0</text:p>
          </table:table-cell>
          <table:table-cell office:value-type="float" office:value="223.1191" calcext:value-type="float">
            <text:p>223.1191</text:p>
          </table:table-cell>
          <table:table-cell office:value-type="float" office:value="273.9004" calcext:value-type="float">
            <text:p>273.9004</text:p>
          </table:table-cell>
          <table:table-cell office:value-type="float" office:value="900.1569" calcext:value-type="float">
            <text:p>900.1569</text:p>
          </table:table-cell>
          <table:table-cell office:value-type="float" office:value="863.4976" calcext:value-type="float">
            <text:p>863.4976</text:p>
          </table:table-cell>
          <table:table-cell office:value-type="float" office:value="848.6589" calcext:value-type="float">
            <text:p>848.6589</text:p>
          </table:table-cell>
          <table:table-cell office:value-type="float" office:value="866.5117" calcext:value-type="float">
            <text:p>866.5117</text:p>
          </table:table-cell>
          <table:table-cell office:value-type="float" office:value="322.2401" calcext:value-type="float">
            <text:p>322.2401</text:p>
          </table:table-cell>
          <table:table-cell office:value-type="float" office:value="439.3971" calcext:value-type="float">
            <text:p>439.3971</text:p>
          </table:table-cell>
          <table:table-cell office:value-type="float" office:value="382.2777" calcext:value-type="float">
            <text:p>382.2777</text:p>
          </table:table-cell>
          <table:table-cell office:value-type="float" office:value="324.9197" calcext:value-type="float">
            <text:p>324.91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2002" calcext:value-type="float">
            <text:p>4012002</text:p>
          </table:table-cell>
          <table:table-cell office:value-type="float" office:value="287.8056" calcext:value-type="float">
            <text:p>287.8056</text:p>
          </table:table-cell>
          <table:table-cell office:value-type="float" office:value="5437.01" calcext:value-type="float">
            <text:p>5437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069579" calcext:value-type="float">
            <text:p>-0.2069579</text:p>
          </table:table-cell>
          <table:table-cell office:value-type="float" office:value="2.952566" calcext:value-type="float">
            <text:p>2.952566</text:p>
          </table:table-cell>
          <table:table-cell office:value-type="float" office:value="0" calcext:value-type="float">
            <text:p>0</text:p>
          </table:table-cell>
          <table:table-cell office:value-type="float" office:value="50.02573" calcext:value-type="float">
            <text:p>50.02573</text:p>
          </table:table-cell>
          <table:table-cell office:value-type="float" office:value="174.1491" calcext:value-type="float">
            <text:p>174.1491</text:p>
          </table:table-cell>
          <table:table-cell office:value-type="float" office:value="0.0002424471" calcext:value-type="float">
            <text:p>0.0002424471</text:p>
          </table:table-cell>
          <table:table-cell office:value-type="float" office:value="0" calcext:value-type="float">
            <text:p>0</text:p>
          </table:table-cell>
          <table:table-cell office:value-type="float" office:value="0.003031767" calcext:value-type="float">
            <text:p>0.003031767</text:p>
          </table:table-cell>
          <table:table-cell office:value-type="float" office:value="0.01165556" calcext:value-type="float">
            <text:p>0.01165556</text:p>
          </table:table-cell>
          <table:table-cell office:value-type="float" office:value="360" calcext:value-type="float">
            <text:p>360</text:p>
          </table:table-cell>
          <table:table-cell office:value-type="float" office:value="-0.2214027" calcext:value-type="float">
            <text:p>-0.2214027</text:p>
          </table:table-cell>
          <table:table-cell office:value-type="float" office:value="0" calcext:value-type="float">
            <text:p>0</text:p>
          </table:table-cell>
          <table:table-cell office:value-type="float" office:value="223.1178" calcext:value-type="float">
            <text:p>223.1178</text:p>
          </table:table-cell>
          <table:table-cell office:value-type="float" office:value="273.8942" calcext:value-type="float">
            <text:p>273.8942</text:p>
          </table:table-cell>
          <table:table-cell office:value-type="float" office:value="900.1365" calcext:value-type="float">
            <text:p>900.1365</text:p>
          </table:table-cell>
          <table:table-cell office:value-type="float" office:value="863.4836" calcext:value-type="float">
            <text:p>863.4836</text:p>
          </table:table-cell>
          <table:table-cell office:value-type="float" office:value="848.6541" calcext:value-type="float">
            <text:p>848.6541</text:p>
          </table:table-cell>
          <table:table-cell office:value-type="float" office:value="866.5063" calcext:value-type="float">
            <text:p>866.5063</text:p>
          </table:table-cell>
          <table:table-cell office:value-type="float" office:value="322.2388" calcext:value-type="float">
            <text:p>322.2388</text:p>
          </table:table-cell>
          <table:table-cell office:value-type="float" office:value="439.3945" calcext:value-type="float">
            <text:p>439.3945</text:p>
          </table:table-cell>
          <table:table-cell office:value-type="float" office:value="382.2764" calcext:value-type="float">
            <text:p>382.2764</text:p>
          </table:table-cell>
          <table:table-cell office:value-type="float" office:value="324.9182" calcext:value-type="float">
            <text:p>324.91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12002" calcext:value-type="float">
            <text:p>5012002</text:p>
          </table:table-cell>
          <table:table-cell office:value-type="float" office:value="287.7134" calcext:value-type="float">
            <text:p>287.7134</text:p>
          </table:table-cell>
          <table:table-cell office:value-type="float" office:value="5436.994" calcext:value-type="float">
            <text:p>5436.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717633" calcext:value-type="float">
            <text:p>-0.2717633</text:p>
          </table:table-cell>
          <table:table-cell office:value-type="float" office:value="3.650277" calcext:value-type="float">
            <text:p>3.650277</text:p>
          </table:table-cell>
          <table:table-cell office:value-type="float" office:value="0" calcext:value-type="float">
            <text:p>0</text:p>
          </table:table-cell>
          <table:table-cell office:value-type="float" office:value="50.00914" calcext:value-type="float">
            <text:p>50.00914</text:p>
          </table:table-cell>
          <table:table-cell office:value-type="float" office:value="174.0986" calcext:value-type="float">
            <text:p>174.0986</text:p>
          </table:table-cell>
          <table:table-cell office:value-type="float" office:value="0.0003225964" calcext:value-type="float">
            <text:p>0.0003225964</text:p>
          </table:table-cell>
          <table:table-cell office:value-type="float" office:value="0" calcext:value-type="float">
            <text:p>0</text:p>
          </table:table-cell>
          <table:table-cell office:value-type="float" office:value="0.003778915" calcext:value-type="float">
            <text:p>0.003778915</text:p>
          </table:table-cell>
          <table:table-cell office:value-type="float" office:value="0.0142413" calcext:value-type="float">
            <text:p>0.0142413</text:p>
          </table:table-cell>
          <table:table-cell office:value-type="float" office:value="360" calcext:value-type="float">
            <text:p>360</text:p>
          </table:table-cell>
          <table:table-cell office:value-type="float" office:value="-0.2894609" calcext:value-type="float">
            <text:p>-0.2894609</text:p>
          </table:table-cell>
          <table:table-cell office:value-type="float" office:value="0" calcext:value-type="float">
            <text:p>0</text:p>
          </table:table-cell>
          <table:table-cell office:value-type="float" office:value="223.1176" calcext:value-type="float">
            <text:p>223.1176</text:p>
          </table:table-cell>
          <table:table-cell office:value-type="float" office:value="273.8883" calcext:value-type="float">
            <text:p>273.8883</text:p>
          </table:table-cell>
          <table:table-cell office:value-type="float" office:value="900.1161" calcext:value-type="float">
            <text:p>900.1161</text:p>
          </table:table-cell>
          <table:table-cell office:value-type="float" office:value="863.4697" calcext:value-type="float">
            <text:p>863.4697</text:p>
          </table:table-cell>
          <table:table-cell office:value-type="float" office:value="848.6492" calcext:value-type="float">
            <text:p>848.6492</text:p>
          </table:table-cell>
          <table:table-cell office:value-type="float" office:value="866.5009" calcext:value-type="float">
            <text:p>866.5009</text:p>
          </table:table-cell>
          <table:table-cell office:value-type="float" office:value="322.2374" calcext:value-type="float">
            <text:p>322.2374</text:p>
          </table:table-cell>
          <table:table-cell office:value-type="float" office:value="439.3919" calcext:value-type="float">
            <text:p>439.3919</text:p>
          </table:table-cell>
          <table:table-cell office:value-type="float" office:value="382.2751" calcext:value-type="float">
            <text:p>382.2751</text:p>
          </table:table-cell>
          <table:table-cell office:value-type="float" office:value="324.9168" calcext:value-type="float">
            <text:p>324.91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12002" calcext:value-type="float">
            <text:p>6012002</text:p>
          </table:table-cell>
          <table:table-cell office:value-type="float" office:value="287.5898" calcext:value-type="float">
            <text:p>287.5898</text:p>
          </table:table-cell>
          <table:table-cell office:value-type="float" office:value="5436.981" calcext:value-type="float">
            <text:p>5436.9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63337" calcext:value-type="float">
            <text:p>-0.363337</text:p>
          </table:table-cell>
          <table:table-cell office:value-type="float" office:value="4.249522" calcext:value-type="float">
            <text:p>4.249522</text:p>
          </table:table-cell>
          <table:table-cell office:value-type="float" office:value="0" calcext:value-type="float">
            <text:p>0</text:p>
          </table:table-cell>
          <table:table-cell office:value-type="float" office:value="50.02156" calcext:value-type="float">
            <text:p>50.02156</text:p>
          </table:table-cell>
          <table:table-cell office:value-type="float" office:value="174.0197" calcext:value-type="float">
            <text:p>174.0197</text:p>
          </table:table-cell>
          <table:table-cell office:value-type="float" office:value="0.0004230597" calcext:value-type="float">
            <text:p>0.0004230597</text:p>
          </table:table-cell>
          <table:table-cell office:value-type="float" office:value="0" calcext:value-type="float">
            <text:p>0</text:p>
          </table:table-cell>
          <table:table-cell office:value-type="float" office:value="0.004529546" calcext:value-type="float">
            <text:p>0.004529546</text:p>
          </table:table-cell>
          <table:table-cell office:value-type="float" office:value="0.01683199" calcext:value-type="float">
            <text:p>0.01683199</text:p>
          </table:table-cell>
          <table:table-cell office:value-type="float" office:value="360" calcext:value-type="float">
            <text:p>360</text:p>
          </table:table-cell>
          <table:table-cell office:value-type="float" office:value="-0.3842754" calcext:value-type="float">
            <text:p>-0.3842754</text:p>
          </table:table-cell>
          <table:table-cell office:value-type="float" office:value="0" calcext:value-type="float">
            <text:p>0</text:p>
          </table:table-cell>
          <table:table-cell office:value-type="float" office:value="223.1167" calcext:value-type="float">
            <text:p>223.1167</text:p>
          </table:table-cell>
          <table:table-cell office:value-type="float" office:value="273.882" calcext:value-type="float">
            <text:p>273.882</text:p>
          </table:table-cell>
          <table:table-cell office:value-type="float" office:value="900.0959" calcext:value-type="float">
            <text:p>900.0959</text:p>
          </table:table-cell>
          <table:table-cell office:value-type="float" office:value="863.456" calcext:value-type="float">
            <text:p>863.456</text:p>
          </table:table-cell>
          <table:table-cell office:value-type="float" office:value="848.6445" calcext:value-type="float">
            <text:p>848.6445</text:p>
          </table:table-cell>
          <table:table-cell office:value-type="float" office:value="866.4956" calcext:value-type="float">
            <text:p>866.4956</text:p>
          </table:table-cell>
          <table:table-cell office:value-type="float" office:value="322.2361" calcext:value-type="float">
            <text:p>322.2361</text:p>
          </table:table-cell>
          <table:table-cell office:value-type="float" office:value="439.3894" calcext:value-type="float">
            <text:p>439.3894</text:p>
          </table:table-cell>
          <table:table-cell office:value-type="float" office:value="382.2739" calcext:value-type="float">
            <text:p>382.2739</text:p>
          </table:table-cell>
          <table:table-cell office:value-type="float" office:value="324.9154" calcext:value-type="float">
            <text:p>324.91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2002" calcext:value-type="float">
            <text:p>7012002</text:p>
          </table:table-cell>
          <table:table-cell office:value-type="float" office:value="287.4633" calcext:value-type="float">
            <text:p>287.4633</text:p>
          </table:table-cell>
          <table:table-cell office:value-type="float" office:value="5436.969" calcext:value-type="float">
            <text:p>5436.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617699" calcext:value-type="float">
            <text:p>-0.4617699</text:p>
          </table:table-cell>
          <table:table-cell office:value-type="float" office:value="5.039338" calcext:value-type="float">
            <text:p>5.039338</text:p>
          </table:table-cell>
          <table:table-cell office:value-type="float" office:value="0" calcext:value-type="float">
            <text:p>0</text:p>
          </table:table-cell>
          <table:table-cell office:value-type="float" office:value="50.03717" calcext:value-type="float">
            <text:p>50.03717</text:p>
          </table:table-cell>
          <table:table-cell office:value-type="float" office:value="173.9387" calcext:value-type="float">
            <text:p>173.9387</text:p>
          </table:table-cell>
          <table:table-cell office:value-type="float" office:value="0.0005256843" calcext:value-type="float">
            <text:p>0.0005256843</text:p>
          </table:table-cell>
          <table:table-cell office:value-type="float" office:value="0" calcext:value-type="float">
            <text:p>0</text:p>
          </table:table-cell>
          <table:table-cell office:value-type="float" office:value="0.005297096" calcext:value-type="float">
            <text:p>0.005297096</text:p>
          </table:table-cell>
          <table:table-cell office:value-type="float" office:value="0.01967611" calcext:value-type="float">
            <text:p>0.01967611</text:p>
          </table:table-cell>
          <table:table-cell office:value-type="float" office:value="360" calcext:value-type="float">
            <text:p>360</text:p>
          </table:table-cell>
          <table:table-cell office:value-type="float" office:value="-0.4862174" calcext:value-type="float">
            <text:p>-0.4862174</text:p>
          </table:table-cell>
          <table:table-cell office:value-type="float" office:value="0" calcext:value-type="float">
            <text:p>0</text:p>
          </table:table-cell>
          <table:table-cell office:value-type="float" office:value="223.1153" calcext:value-type="float">
            <text:p>223.1153</text:p>
          </table:table-cell>
          <table:table-cell office:value-type="float" office:value="273.8761" calcext:value-type="float">
            <text:p>273.8761</text:p>
          </table:table-cell>
          <table:table-cell office:value-type="float" office:value="900.0756" calcext:value-type="float">
            <text:p>900.0756</text:p>
          </table:table-cell>
          <table:table-cell office:value-type="float" office:value="863.4422" calcext:value-type="float">
            <text:p>863.4422</text:p>
          </table:table-cell>
          <table:table-cell office:value-type="float" office:value="848.6397" calcext:value-type="float">
            <text:p>848.6397</text:p>
          </table:table-cell>
          <table:table-cell office:value-type="float" office:value="866.4902" calcext:value-type="float">
            <text:p>866.4902</text:p>
          </table:table-cell>
          <table:table-cell office:value-type="float" office:value="322.2346" calcext:value-type="float">
            <text:p>322.2346</text:p>
          </table:table-cell>
          <table:table-cell office:value-type="float" office:value="439.3869" calcext:value-type="float">
            <text:p>439.3869</text:p>
          </table:table-cell>
          <table:table-cell office:value-type="float" office:value="382.2727" calcext:value-type="float">
            <text:p>382.2727</text:p>
          </table:table-cell>
          <table:table-cell office:value-type="float" office:value="324.914" calcext:value-type="float">
            <text:p>324.9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12002" calcext:value-type="float">
            <text:p>8012002</text:p>
          </table:table-cell>
          <table:table-cell office:value-type="float" office:value="287.3872" calcext:value-type="float">
            <text:p>287.3872</text:p>
          </table:table-cell>
          <table:table-cell office:value-type="float" office:value="5436.95" calcext:value-type="float">
            <text:p>5436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148563" calcext:value-type="float">
            <text:p>-0.5148563</text:p>
          </table:table-cell>
          <table:table-cell office:value-type="float" office:value="5.600281" calcext:value-type="float">
            <text:p>5.600281</text:p>
          </table:table-cell>
          <table:table-cell office:value-type="float" office:value="0" calcext:value-type="float">
            <text:p>0</text:p>
          </table:table-cell>
          <table:table-cell office:value-type="float" office:value="50.00979" calcext:value-type="float">
            <text:p>50.00979</text:p>
          </table:table-cell>
          <table:table-cell office:value-type="float" office:value="173.903" calcext:value-type="float">
            <text:p>173.903</text:p>
          </table:table-cell>
          <table:table-cell office:value-type="float" office:value="0.0005823585" calcext:value-type="float">
            <text:p>0.0005823585</text:p>
          </table:table-cell>
          <table:table-cell office:value-type="float" office:value="0" calcext:value-type="float">
            <text:p>0</text:p>
          </table:table-cell>
          <table:table-cell office:value-type="float" office:value="0.006053233" calcext:value-type="float">
            <text:p>0.006053233</text:p>
          </table:table-cell>
          <table:table-cell office:value-type="float" office:value="0.02226775" calcext:value-type="float">
            <text:p>0.02226775</text:p>
          </table:table-cell>
          <table:table-cell office:value-type="float" office:value="360" calcext:value-type="float">
            <text:p>360</text:p>
          </table:table-cell>
          <table:table-cell office:value-type="float" office:value="-0.542595" calcext:value-type="float">
            <text:p>-0.542595</text:p>
          </table:table-cell>
          <table:table-cell office:value-type="float" office:value="0" calcext:value-type="float">
            <text:p>0</text:p>
          </table:table-cell>
          <table:table-cell office:value-type="float" office:value="223.1138" calcext:value-type="float">
            <text:p>223.1138</text:p>
          </table:table-cell>
          <table:table-cell office:value-type="float" office:value="273.8701" calcext:value-type="float">
            <text:p>273.8701</text:p>
          </table:table-cell>
          <table:table-cell office:value-type="float" office:value="900.0555" calcext:value-type="float">
            <text:p>900.0555</text:p>
          </table:table-cell>
          <table:table-cell office:value-type="float" office:value="863.4285" calcext:value-type="float">
            <text:p>863.4285</text:p>
          </table:table-cell>
          <table:table-cell office:value-type="float" office:value="848.6349" calcext:value-type="float">
            <text:p>848.6349</text:p>
          </table:table-cell>
          <table:table-cell office:value-type="float" office:value="866.485" calcext:value-type="float">
            <text:p>866.485</text:p>
          </table:table-cell>
          <table:table-cell office:value-type="float" office:value="322.2333" calcext:value-type="float">
            <text:p>322.2333</text:p>
          </table:table-cell>
          <table:table-cell office:value-type="float" office:value="439.3844" calcext:value-type="float">
            <text:p>439.3844</text:p>
          </table:table-cell>
          <table:table-cell office:value-type="float" office:value="382.2715" calcext:value-type="float">
            <text:p>382.2715</text:p>
          </table:table-cell>
          <table:table-cell office:value-type="float" office:value="324.9127" calcext:value-type="float">
            <text:p>324.91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12002" calcext:value-type="float">
            <text:p>9012002</text:p>
          </table:table-cell>
          <table:table-cell office:value-type="float" office:value="287.2828" calcext:value-type="float">
            <text:p>287.2828</text:p>
          </table:table-cell>
          <table:table-cell office:value-type="float" office:value="5436.937" calcext:value-type="float">
            <text:p>5436.9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8897" calcext:value-type="float">
            <text:p>-0.58897</text:p>
          </table:table-cell>
          <table:table-cell office:value-type="float" office:value="5.853656" calcext:value-type="float">
            <text:p>5.853656</text:p>
          </table:table-cell>
          <table:table-cell office:value-type="float" office:value="0" calcext:value-type="float">
            <text:p>0</text:p>
          </table:table-cell>
          <table:table-cell office:value-type="float" office:value="50.00494" calcext:value-type="float">
            <text:p>50.00494</text:p>
          </table:table-cell>
          <table:table-cell office:value-type="float" office:value="173.8405" calcext:value-type="float">
            <text:p>173.8405</text:p>
          </table:table-cell>
          <table:table-cell office:value-type="float" office:value="0.0006680998" calcext:value-type="float">
            <text:p>0.0006680998</text:p>
          </table:table-cell>
          <table:table-cell office:value-type="float" office:value="0" calcext:value-type="float">
            <text:p>0</text:p>
          </table:table-cell>
          <table:table-cell office:value-type="float" office:value="0.006803393" calcext:value-type="float">
            <text:p>0.006803393</text:p>
          </table:table-cell>
          <table:table-cell office:value-type="float" office:value="0.02470341" calcext:value-type="float">
            <text:p>0.02470341</text:p>
          </table:table-cell>
          <table:table-cell office:value-type="float" office:value="360" calcext:value-type="float">
            <text:p>360</text:p>
          </table:table-cell>
          <table:table-cell office:value-type="float" office:value="-0.6198087" calcext:value-type="float">
            <text:p>-0.6198087</text:p>
          </table:table-cell>
          <table:table-cell office:value-type="float" office:value="0" calcext:value-type="float">
            <text:p>0</text:p>
          </table:table-cell>
          <table:table-cell office:value-type="float" office:value="223.1141" calcext:value-type="float">
            <text:p>223.1141</text:p>
          </table:table-cell>
          <table:table-cell office:value-type="float" office:value="273.8646" calcext:value-type="float">
            <text:p>273.8646</text:p>
          </table:table-cell>
          <table:table-cell office:value-type="float" office:value="900.0355" calcext:value-type="float">
            <text:p>900.0355</text:p>
          </table:table-cell>
          <table:table-cell office:value-type="float" office:value="863.4148" calcext:value-type="float">
            <text:p>863.4148</text:p>
          </table:table-cell>
          <table:table-cell office:value-type="float" office:value="848.6301" calcext:value-type="float">
            <text:p>848.6301</text:p>
          </table:table-cell>
          <table:table-cell office:value-type="float" office:value="866.4799" calcext:value-type="float">
            <text:p>866.4799</text:p>
          </table:table-cell>
          <table:table-cell office:value-type="float" office:value="322.2319" calcext:value-type="float">
            <text:p>322.2319</text:p>
          </table:table-cell>
          <table:table-cell office:value-type="float" office:value="439.3819" calcext:value-type="float">
            <text:p>439.3819</text:p>
          </table:table-cell>
          <table:table-cell office:value-type="float" office:value="382.2702" calcext:value-type="float">
            <text:p>382.2702</text:p>
          </table:table-cell>
          <table:table-cell office:value-type="float" office:value="324.9113" calcext:value-type="float">
            <text:p>324.91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2002" calcext:value-type="float">
            <text:p>10012002</text:p>
          </table:table-cell>
          <table:table-cell office:value-type="float" office:value="287.0975" calcext:value-type="float">
            <text:p>287.0975</text:p>
          </table:table-cell>
          <table:table-cell office:value-type="float" office:value="5436.931" calcext:value-type="float">
            <text:p>5436.9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352681" calcext:value-type="float">
            <text:p>-0.8352681</text:p>
          </table:table-cell>
          <table:table-cell office:value-type="float" office:value="5.089252" calcext:value-type="float">
            <text:p>5.089252</text:p>
          </table:table-cell>
          <table:table-cell office:value-type="float" office:value="0" calcext:value-type="float">
            <text:p>0</text:p>
          </table:table-cell>
          <table:table-cell office:value-type="float" office:value="50.08462" calcext:value-type="float">
            <text:p>50.08462</text:p>
          </table:table-cell>
          <table:table-cell office:value-type="float" office:value="173.7077" calcext:value-type="float">
            <text:p>173.7077</text:p>
          </table:table-cell>
          <table:table-cell office:value-type="float" office:value="0.0007699555" calcext:value-type="float">
            <text:p>0.0007699555</text:p>
          </table:table-cell>
          <table:table-cell office:value-type="float" office:value="0" calcext:value-type="float">
            <text:p>0</text:p>
          </table:table-cell>
          <table:table-cell office:value-type="float" office:value="0.007765227" calcext:value-type="float">
            <text:p>0.007765227</text:p>
          </table:table-cell>
          <table:table-cell office:value-type="float" office:value="0.02971927" calcext:value-type="float">
            <text:p>0.02971927</text:p>
          </table:table-cell>
          <table:table-cell office:value-type="float" office:value="360" calcext:value-type="float">
            <text:p>360</text:p>
          </table:table-cell>
          <table:table-cell office:value-type="float" office:value="-0.8719826" calcext:value-type="float">
            <text:p>-0.8719826</text:p>
          </table:table-cell>
          <table:table-cell office:value-type="float" office:value="0" calcext:value-type="float">
            <text:p>0</text:p>
          </table:table-cell>
          <table:table-cell office:value-type="float" office:value="223.1104" calcext:value-type="float">
            <text:p>223.1104</text:p>
          </table:table-cell>
          <table:table-cell office:value-type="float" office:value="273.859" calcext:value-type="float">
            <text:p>273.859</text:p>
          </table:table-cell>
          <table:table-cell office:value-type="float" office:value="900.0155" calcext:value-type="float">
            <text:p>900.0155</text:p>
          </table:table-cell>
          <table:table-cell office:value-type="float" office:value="863.4012" calcext:value-type="float">
            <text:p>863.4012</text:p>
          </table:table-cell>
          <table:table-cell office:value-type="float" office:value="848.6256" calcext:value-type="float">
            <text:p>848.6256</text:p>
          </table:table-cell>
          <table:table-cell office:value-type="float" office:value="866.4761" calcext:value-type="float">
            <text:p>866.4761</text:p>
          </table:table-cell>
          <table:table-cell office:value-type="float" office:value="322.2302" calcext:value-type="float">
            <text:p>322.2302</text:p>
          </table:table-cell>
          <table:table-cell office:value-type="float" office:value="439.3795" calcext:value-type="float">
            <text:p>439.3795</text:p>
          </table:table-cell>
          <table:table-cell office:value-type="float" office:value="382.269" calcext:value-type="float">
            <text:p>382.269</text:p>
          </table:table-cell>
          <table:table-cell office:value-type="float" office:value="324.91" calcext:value-type="float">
            <text:p>324.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12002" calcext:value-type="float">
            <text:p>11012002</text:p>
          </table:table-cell>
          <table:table-cell office:value-type="float" office:value="286.9413" calcext:value-type="float">
            <text:p>286.9413</text:p>
          </table:table-cell>
          <table:table-cell office:value-type="float" office:value="5436.924" calcext:value-type="float">
            <text:p>5436.9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568179" calcext:value-type="float">
            <text:p>-0.9568179</text:p>
          </table:table-cell>
          <table:table-cell office:value-type="float" office:value="6.403863" calcext:value-type="float">
            <text:p>6.403863</text:p>
          </table:table-cell>
          <table:table-cell office:value-type="float" office:value="0" calcext:value-type="float">
            <text:p>0</text:p>
          </table:table-cell>
          <table:table-cell office:value-type="float" office:value="50.12814" calcext:value-type="float">
            <text:p>50.12814</text:p>
          </table:table-cell>
          <table:table-cell office:value-type="float" office:value="173.598" calcext:value-type="float">
            <text:p>173.598</text:p>
          </table:table-cell>
          <table:table-cell office:value-type="float" office:value="0.0008784927" calcext:value-type="float">
            <text:p>0.0008784927</text:p>
          </table:table-cell>
          <table:table-cell office:value-type="float" office:value="0" calcext:value-type="float">
            <text:p>0</text:p>
          </table:table-cell>
          <table:table-cell office:value-type="float" office:value="0.009069281" calcext:value-type="float">
            <text:p>0.009069281</text:p>
          </table:table-cell>
          <table:table-cell office:value-type="float" office:value="0.03887404" calcext:value-type="float">
            <text:p>0.03887404</text:p>
          </table:table-cell>
          <table:table-cell office:value-type="float" office:value="360" calcext:value-type="float">
            <text:p>360</text:p>
          </table:table-cell>
          <table:table-cell office:value-type="float" office:value="-1.003883" calcext:value-type="float">
            <text:p>-1.003883</text:p>
          </table:table-cell>
          <table:table-cell office:value-type="float" office:value="0" calcext:value-type="float">
            <text:p>0</text:p>
          </table:table-cell>
          <table:table-cell office:value-type="float" office:value="223.1116" calcext:value-type="float">
            <text:p>223.1116</text:p>
          </table:table-cell>
          <table:table-cell office:value-type="float" office:value="273.8534" calcext:value-type="float">
            <text:p>273.8534</text:p>
          </table:table-cell>
          <table:table-cell office:value-type="float" office:value="899.9954" calcext:value-type="float">
            <text:p>899.9954</text:p>
          </table:table-cell>
          <table:table-cell office:value-type="float" office:value="863.3875" calcext:value-type="float">
            <text:p>863.3875</text:p>
          </table:table-cell>
          <table:table-cell office:value-type="float" office:value="848.6207" calcext:value-type="float">
            <text:p>848.6207</text:p>
          </table:table-cell>
          <table:table-cell office:value-type="float" office:value="866.472" calcext:value-type="float">
            <text:p>866.472</text:p>
          </table:table-cell>
          <table:table-cell office:value-type="float" office:value="322.2286" calcext:value-type="float">
            <text:p>322.2286</text:p>
          </table:table-cell>
          <table:table-cell office:value-type="float" office:value="439.377" calcext:value-type="float">
            <text:p>439.377</text:p>
          </table:table-cell>
          <table:table-cell office:value-type="float" office:value="382.2678" calcext:value-type="float">
            <text:p>382.2678</text:p>
          </table:table-cell>
          <table:table-cell office:value-type="float" office:value="324.9087" calcext:value-type="float">
            <text:p>324.908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12002" calcext:value-type="float">
            <text:p>12012002</text:p>
          </table:table-cell>
          <table:table-cell office:value-type="float" office:value="286.8121" calcext:value-type="float">
            <text:p>286.8121</text:p>
          </table:table-cell>
          <table:table-cell office:value-type="float" office:value="5436.913" calcext:value-type="float">
            <text:p>5436.9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053959" calcext:value-type="float">
            <text:p>-1.053959</text:p>
          </table:table-cell>
          <table:table-cell office:value-type="float" office:value="7.758992" calcext:value-type="float">
            <text:p>7.758992</text:p>
          </table:table-cell>
          <table:table-cell office:value-type="float" office:value="0" calcext:value-type="float">
            <text:p>0</text:p>
          </table:table-cell>
          <table:table-cell office:value-type="float" office:value="50.14569" calcext:value-type="float">
            <text:p>50.14569</text:p>
          </table:table-cell>
          <table:table-cell office:value-type="float" office:value="173.5135" calcext:value-type="float">
            <text:p>173.5135</text:p>
          </table:table-cell>
          <table:table-cell office:value-type="float" office:value="0.0009813319" calcext:value-type="float">
            <text:p>0.0009813319</text:p>
          </table:table-cell>
          <table:table-cell office:value-type="float" office:value="0" calcext:value-type="float">
            <text:p>0</text:p>
          </table:table-cell>
          <table:table-cell office:value-type="float" office:value="0.01023262" calcext:value-type="float">
            <text:p>0.01023262</text:p>
          </table:table-cell>
          <table:table-cell office:value-type="float" office:value="0.04644926" calcext:value-type="float">
            <text:p>0.04644926</text:p>
          </table:table-cell>
          <table:table-cell office:value-type="float" office:value="360" calcext:value-type="float">
            <text:p>360</text:p>
          </table:table-cell>
          <table:table-cell office:value-type="float" office:value="-1.10966" calcext:value-type="float">
            <text:p>-1.10966</text:p>
          </table:table-cell>
          <table:table-cell office:value-type="float" office:value="0" calcext:value-type="float">
            <text:p>0</text:p>
          </table:table-cell>
          <table:table-cell office:value-type="float" office:value="223.1114" calcext:value-type="float">
            <text:p>223.1114</text:p>
          </table:table-cell>
          <table:table-cell office:value-type="float" office:value="273.8476" calcext:value-type="float">
            <text:p>273.8476</text:p>
          </table:table-cell>
          <table:table-cell office:value-type="float" office:value="899.9753" calcext:value-type="float">
            <text:p>899.9753</text:p>
          </table:table-cell>
          <table:table-cell office:value-type="float" office:value="863.3738" calcext:value-type="float">
            <text:p>863.3738</text:p>
          </table:table-cell>
          <table:table-cell office:value-type="float" office:value="848.6159" calcext:value-type="float">
            <text:p>848.6159</text:p>
          </table:table-cell>
          <table:table-cell office:value-type="float" office:value="866.468" calcext:value-type="float">
            <text:p>866.468</text:p>
          </table:table-cell>
          <table:table-cell office:value-type="float" office:value="322.2272" calcext:value-type="float">
            <text:p>322.2272</text:p>
          </table:table-cell>
          <table:table-cell office:value-type="float" office:value="439.3745" calcext:value-type="float">
            <text:p>439.3745</text:p>
          </table:table-cell>
          <table:table-cell office:value-type="float" office:value="382.2666" calcext:value-type="float">
            <text:p>382.2666</text:p>
          </table:table-cell>
          <table:table-cell office:value-type="float" office:value="324.9073" calcext:value-type="float">
            <text:p>324.90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12002" calcext:value-type="float">
            <text:p>13012002</text:p>
          </table:table-cell>
          <table:table-cell office:value-type="float" office:value="286.6946" calcext:value-type="float">
            <text:p>286.6946</text:p>
          </table:table-cell>
          <table:table-cell office:value-type="float" office:value="5436.902" calcext:value-type="float">
            <text:p>5436.9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141118" calcext:value-type="float">
            <text:p>-1.141118</text:p>
          </table:table-cell>
          <table:table-cell office:value-type="float" office:value="9.028105" calcext:value-type="float">
            <text:p>9.028105</text:p>
          </table:table-cell>
          <table:table-cell office:value-type="float" office:value="0" calcext:value-type="float">
            <text:p>0</text:p>
          </table:table-cell>
          <table:table-cell office:value-type="float" office:value="50.15137" calcext:value-type="float">
            <text:p>50.15137</text:p>
          </table:table-cell>
          <table:table-cell office:value-type="float" office:value="173.4389" calcext:value-type="float">
            <text:p>173.4389</text:p>
          </table:table-cell>
          <table:table-cell office:value-type="float" office:value="0.001076621" calcext:value-type="float">
            <text:p>0.001076621</text:p>
          </table:table-cell>
          <table:table-cell office:value-type="float" office:value="0" calcext:value-type="float">
            <text:p>0</text:p>
          </table:table-cell>
          <table:table-cell office:value-type="float" office:value="0.01123897" calcext:value-type="float">
            <text:p>0.01123897</text:p>
          </table:table-cell>
          <table:table-cell office:value-type="float" office:value="0.05219627" calcext:value-type="float">
            <text:p>0.05219627</text:p>
          </table:table-cell>
          <table:table-cell office:value-type="float" office:value="360" calcext:value-type="float">
            <text:p>360</text:p>
          </table:table-cell>
          <table:table-cell office:value-type="float" office:value="-1.203476" calcext:value-type="float">
            <text:p>-1.203476</text:p>
          </table:table-cell>
          <table:table-cell office:value-type="float" office:value="0" calcext:value-type="float">
            <text:p>0</text:p>
          </table:table-cell>
          <table:table-cell office:value-type="float" office:value="223.1118" calcext:value-type="float">
            <text:p>223.1118</text:p>
          </table:table-cell>
          <table:table-cell office:value-type="float" office:value="273.8422" calcext:value-type="float">
            <text:p>273.8422</text:p>
          </table:table-cell>
          <table:table-cell office:value-type="float" office:value="899.9555" calcext:value-type="float">
            <text:p>899.9555</text:p>
          </table:table-cell>
          <table:table-cell office:value-type="float" office:value="863.36" calcext:value-type="float">
            <text:p>863.36</text:p>
          </table:table-cell>
          <table:table-cell office:value-type="float" office:value="848.6111" calcext:value-type="float">
            <text:p>848.6111</text:p>
          </table:table-cell>
          <table:table-cell office:value-type="float" office:value="866.4642" calcext:value-type="float">
            <text:p>866.4642</text:p>
          </table:table-cell>
          <table:table-cell office:value-type="float" office:value="322.2258" calcext:value-type="float">
            <text:p>322.2258</text:p>
          </table:table-cell>
          <table:table-cell office:value-type="float" office:value="439.3721" calcext:value-type="float">
            <text:p>439.3721</text:p>
          </table:table-cell>
          <table:table-cell office:value-type="float" office:value="382.2654" calcext:value-type="float">
            <text:p>382.2654</text:p>
          </table:table-cell>
          <table:table-cell office:value-type="float" office:value="324.906" calcext:value-type="float">
            <text:p>324.9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12002" calcext:value-type="float">
            <text:p>14012002</text:p>
          </table:table-cell>
          <table:table-cell office:value-type="float" office:value="286.6313" calcext:value-type="float">
            <text:p>286.6313</text:p>
          </table:table-cell>
          <table:table-cell office:value-type="float" office:value="5436.885" calcext:value-type="float">
            <text:p>5436.8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183032" calcext:value-type="float">
            <text:p>-1.183032</text:p>
          </table:table-cell>
          <table:table-cell office:value-type="float" office:value="9.867521" calcext:value-type="float">
            <text:p>9.867521</text:p>
          </table:table-cell>
          <table:table-cell office:value-type="float" office:value="0" calcext:value-type="float">
            <text:p>0</text:p>
          </table:table-cell>
          <table:table-cell office:value-type="float" office:value="50.11649" calcext:value-type="float">
            <text:p>50.11649</text:p>
          </table:table-cell>
          <table:table-cell office:value-type="float" office:value="173.4133" calcext:value-type="float">
            <text:p>173.4133</text:p>
          </table:table-cell>
          <table:table-cell office:value-type="float" office:value="0.00111903" calcext:value-type="float">
            <text:p>0.00111903</text:p>
          </table:table-cell>
          <table:table-cell office:value-type="float" office:value="0" calcext:value-type="float">
            <text:p>0</text:p>
          </table:table-cell>
          <table:table-cell office:value-type="float" office:value="0.01210387" calcext:value-type="float">
            <text:p>0.01210387</text:p>
          </table:table-cell>
          <table:table-cell office:value-type="float" office:value="0.05617274" calcext:value-type="float">
            <text:p>0.05617274</text:p>
          </table:table-cell>
          <table:table-cell office:value-type="float" office:value="360" calcext:value-type="float">
            <text:p>360</text:p>
          </table:table-cell>
          <table:table-cell office:value-type="float" office:value="-1.250189" calcext:value-type="float">
            <text:p>-1.250189</text:p>
          </table:table-cell>
          <table:table-cell office:value-type="float" office:value="0" calcext:value-type="float">
            <text:p>0</text:p>
          </table:table-cell>
          <table:table-cell office:value-type="float" office:value="223.1105" calcext:value-type="float">
            <text:p>223.1105</text:p>
          </table:table-cell>
          <table:table-cell office:value-type="float" office:value="273.8368" calcext:value-type="float">
            <text:p>273.8368</text:p>
          </table:table-cell>
          <table:table-cell office:value-type="float" office:value="899.9359" calcext:value-type="float">
            <text:p>899.9359</text:p>
          </table:table-cell>
          <table:table-cell office:value-type="float" office:value="863.3466" calcext:value-type="float">
            <text:p>863.3466</text:p>
          </table:table-cell>
          <table:table-cell office:value-type="float" office:value="848.6064" calcext:value-type="float">
            <text:p>848.6064</text:p>
          </table:table-cell>
          <table:table-cell office:value-type="float" office:value="866.4604" calcext:value-type="float">
            <text:p>866.4604</text:p>
          </table:table-cell>
          <table:table-cell office:value-type="float" office:value="322.2245" calcext:value-type="float">
            <text:p>322.2245</text:p>
          </table:table-cell>
          <table:table-cell office:value-type="float" office:value="439.3696" calcext:value-type="float">
            <text:p>439.3696</text:p>
          </table:table-cell>
          <table:table-cell office:value-type="float" office:value="382.2643" calcext:value-type="float">
            <text:p>382.2643</text:p>
          </table:table-cell>
          <table:table-cell office:value-type="float" office:value="324.9048" calcext:value-type="float">
            <text:p>324.90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12002" calcext:value-type="float">
            <text:p>15012002</text:p>
          </table:table-cell>
          <table:table-cell office:value-type="float" office:value="286.5698" calcext:value-type="float">
            <text:p>286.5698</text:p>
          </table:table-cell>
          <table:table-cell office:value-type="float" office:value="5436.867" calcext:value-type="float">
            <text:p>5436.8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24738" calcext:value-type="float">
            <text:p>-1.224738</text:p>
          </table:table-cell>
          <table:table-cell office:value-type="float" office:value="10.44252" calcext:value-type="float">
            <text:p>10.44252</text:p>
          </table:table-cell>
          <table:table-cell office:value-type="float" office:value="0" calcext:value-type="float">
            <text:p>0</text:p>
          </table:table-cell>
          <table:table-cell office:value-type="float" office:value="50.08097" calcext:value-type="float">
            <text:p>50.08097</text:p>
          </table:table-cell>
          <table:table-cell office:value-type="float" office:value="173.3876" calcext:value-type="float">
            <text:p>173.3876</text:p>
          </table:table-cell>
          <table:table-cell office:value-type="float" office:value="0.001159313" calcext:value-type="float">
            <text:p>0.001159313</text:p>
          </table:table-cell>
          <table:table-cell office:value-type="float" office:value="0" calcext:value-type="float">
            <text:p>0</text:p>
          </table:table-cell>
          <table:table-cell office:value-type="float" office:value="0.01286181" calcext:value-type="float">
            <text:p>0.01286181</text:p>
          </table:table-cell>
          <table:table-cell office:value-type="float" office:value="0.05849186" calcext:value-type="float">
            <text:p>0.05849186</text:p>
          </table:table-cell>
          <table:table-cell office:value-type="float" office:value="360" calcext:value-type="float">
            <text:p>360</text:p>
          </table:table-cell>
          <table:table-cell office:value-type="float" office:value="-1.294932" calcext:value-type="float">
            <text:p>-1.294932</text:p>
          </table:table-cell>
          <table:table-cell office:value-type="float" office:value="0" calcext:value-type="float">
            <text:p>0</text:p>
          </table:table-cell>
          <table:table-cell office:value-type="float" office:value="223.1098" calcext:value-type="float">
            <text:p>223.1098</text:p>
          </table:table-cell>
          <table:table-cell office:value-type="float" office:value="273.8312" calcext:value-type="float">
            <text:p>273.8312</text:p>
          </table:table-cell>
          <table:table-cell office:value-type="float" office:value="899.9167" calcext:value-type="float">
            <text:p>899.9167</text:p>
          </table:table-cell>
          <table:table-cell office:value-type="float" office:value="863.3333" calcext:value-type="float">
            <text:p>863.3333</text:p>
          </table:table-cell>
          <table:table-cell office:value-type="float" office:value="848.6016" calcext:value-type="float">
            <text:p>848.6016</text:p>
          </table:table-cell>
          <table:table-cell office:value-type="float" office:value="866.4566" calcext:value-type="float">
            <text:p>866.4566</text:p>
          </table:table-cell>
          <table:table-cell office:value-type="float" office:value="322.2232" calcext:value-type="float">
            <text:p>322.2232</text:p>
          </table:table-cell>
          <table:table-cell office:value-type="float" office:value="439.3672" calcext:value-type="float">
            <text:p>439.3672</text:p>
          </table:table-cell>
          <table:table-cell office:value-type="float" office:value="382.2631" calcext:value-type="float">
            <text:p>382.2631</text:p>
          </table:table-cell>
          <table:table-cell office:value-type="float" office:value="324.9035" calcext:value-type="float">
            <text:p>324.90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12002" calcext:value-type="float">
            <text:p>16012002</text:p>
          </table:table-cell>
          <table:table-cell office:value-type="float" office:value="286.5043" calcext:value-type="float">
            <text:p>286.5043</text:p>
          </table:table-cell>
          <table:table-cell office:value-type="float" office:value="5436.85" calcext:value-type="float">
            <text:p>5436.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70467" calcext:value-type="float">
            <text:p>-1.270467</text:p>
          </table:table-cell>
          <table:table-cell office:value-type="float" office:value="11.04464" calcext:value-type="float">
            <text:p>11.04464</text:p>
          </table:table-cell>
          <table:table-cell office:value-type="float" office:value="0" calcext:value-type="float">
            <text:p>0</text:p>
          </table:table-cell>
          <table:table-cell office:value-type="float" office:value="50.04831" calcext:value-type="float">
            <text:p>50.04831</text:p>
          </table:table-cell>
          <table:table-cell office:value-type="float" office:value="173.358" calcext:value-type="float">
            <text:p>173.358</text:p>
          </table:table-cell>
          <table:table-cell office:value-type="float" office:value="0.001204194" calcext:value-type="float">
            <text:p>0.001204194</text:p>
          </table:table-cell>
          <table:table-cell office:value-type="float" office:value="0" calcext:value-type="float">
            <text:p>0</text:p>
          </table:table-cell>
          <table:table-cell office:value-type="float" office:value="0.01359687" calcext:value-type="float">
            <text:p>0.01359687</text:p>
          </table:table-cell>
          <table:table-cell office:value-type="float" office:value="0.06033458" calcext:value-type="float">
            <text:p>0.06033458</text:p>
          </table:table-cell>
          <table:table-cell office:value-type="float" office:value="360" calcext:value-type="float">
            <text:p>360</text:p>
          </table:table-cell>
          <table:table-cell office:value-type="float" office:value="-1.343194" calcext:value-type="float">
            <text:p>-1.343194</text:p>
          </table:table-cell>
          <table:table-cell office:value-type="float" office:value="0" calcext:value-type="float">
            <text:p>0</text:p>
          </table:table-cell>
          <table:table-cell office:value-type="float" office:value="223.1093" calcext:value-type="float">
            <text:p>223.1093</text:p>
          </table:table-cell>
          <table:table-cell office:value-type="float" office:value="273.8258" calcext:value-type="float">
            <text:p>273.8258</text:p>
          </table:table-cell>
          <table:table-cell office:value-type="float" office:value="899.8977" calcext:value-type="float">
            <text:p>899.8977</text:p>
          </table:table-cell>
          <table:table-cell office:value-type="float" office:value="863.3201" calcext:value-type="float">
            <text:p>863.3201</text:p>
          </table:table-cell>
          <table:table-cell office:value-type="float" office:value="848.5969" calcext:value-type="float">
            <text:p>848.5969</text:p>
          </table:table-cell>
          <table:table-cell office:value-type="float" office:value="866.4528" calcext:value-type="float">
            <text:p>866.4528</text:p>
          </table:table-cell>
          <table:table-cell office:value-type="float" office:value="322.222" calcext:value-type="float">
            <text:p>322.222</text:p>
          </table:table-cell>
          <table:table-cell office:value-type="float" office:value="439.3647" calcext:value-type="float">
            <text:p>439.3647</text:p>
          </table:table-cell>
          <table:table-cell office:value-type="float" office:value="382.262" calcext:value-type="float">
            <text:p>382.262</text:p>
          </table:table-cell>
          <table:table-cell office:value-type="float" office:value="324.9022" calcext:value-type="float">
            <text:p>324.902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12002" calcext:value-type="float">
            <text:p>17012002</text:p>
          </table:table-cell>
          <table:table-cell office:value-type="float" office:value="286.4383" calcext:value-type="float">
            <text:p>286.4383</text:p>
          </table:table-cell>
          <table:table-cell office:value-type="float" office:value="5436.833" calcext:value-type="float">
            <text:p>5436.8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17438" calcext:value-type="float">
            <text:p>-1.317438</text:p>
          </table:table-cell>
          <table:table-cell office:value-type="float" office:value="11.51214" calcext:value-type="float">
            <text:p>11.51214</text:p>
          </table:table-cell>
          <table:table-cell office:value-type="float" office:value="0" calcext:value-type="float">
            <text:p>0</text:p>
          </table:table-cell>
          <table:table-cell office:value-type="float" office:value="50.0167" calcext:value-type="float">
            <text:p>50.0167</text:p>
          </table:table-cell>
          <table:table-cell office:value-type="float" office:value="173.3273" calcext:value-type="float">
            <text:p>173.3273</text:p>
          </table:table-cell>
          <table:table-cell office:value-type="float" office:value="0.001249786" calcext:value-type="float">
            <text:p>0.001249786</text:p>
          </table:table-cell>
          <table:table-cell office:value-type="float" office:value="0" calcext:value-type="float">
            <text:p>0</text:p>
          </table:table-cell>
          <table:table-cell office:value-type="float" office:value="0.01432054" calcext:value-type="float">
            <text:p>0.01432054</text:p>
          </table:table-cell>
          <table:table-cell office:value-type="float" office:value="0.06191475" calcext:value-type="float">
            <text:p>0.06191475</text:p>
          </table:table-cell>
          <table:table-cell office:value-type="float" office:value="360" calcext:value-type="float">
            <text:p>360</text:p>
          </table:table-cell>
          <table:table-cell office:value-type="float" office:value="-1.392424" calcext:value-type="float">
            <text:p>-1.392424</text:p>
          </table:table-cell>
          <table:table-cell office:value-type="float" office:value="0" calcext:value-type="float">
            <text:p>0</text:p>
          </table:table-cell>
          <table:table-cell office:value-type="float" office:value="223.1096" calcext:value-type="float">
            <text:p>223.1096</text:p>
          </table:table-cell>
          <table:table-cell office:value-type="float" office:value="273.8206" calcext:value-type="float">
            <text:p>273.8206</text:p>
          </table:table-cell>
          <table:table-cell office:value-type="float" office:value="899.879" calcext:value-type="float">
            <text:p>899.879</text:p>
          </table:table-cell>
          <table:table-cell office:value-type="float" office:value="863.3068" calcext:value-type="float">
            <text:p>863.3068</text:p>
          </table:table-cell>
          <table:table-cell office:value-type="float" office:value="848.5923" calcext:value-type="float">
            <text:p>848.5923</text:p>
          </table:table-cell>
          <table:table-cell office:value-type="float" office:value="866.4491" calcext:value-type="float">
            <text:p>866.4491</text:p>
          </table:table-cell>
          <table:table-cell office:value-type="float" office:value="322.2207" calcext:value-type="float">
            <text:p>322.2207</text:p>
          </table:table-cell>
          <table:table-cell office:value-type="float" office:value="439.3625" calcext:value-type="float">
            <text:p>439.3625</text:p>
          </table:table-cell>
          <table:table-cell office:value-type="float" office:value="382.2608" calcext:value-type="float">
            <text:p>382.2608</text:p>
          </table:table-cell>
          <table:table-cell office:value-type="float" office:value="324.9009" calcext:value-type="float">
            <text:p>324.900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12002" calcext:value-type="float">
            <text:p>18012002</text:p>
          </table:table-cell>
          <table:table-cell office:value-type="float" office:value="286.3695" calcext:value-type="float">
            <text:p>286.3695</text:p>
          </table:table-cell>
          <table:table-cell office:value-type="float" office:value="5436.817" calcext:value-type="float">
            <text:p>5436.8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67299" calcext:value-type="float">
            <text:p>-1.367299</text:p>
          </table:table-cell>
          <table:table-cell office:value-type="float" office:value="12.05845" calcext:value-type="float">
            <text:p>12.05845</text:p>
          </table:table-cell>
          <table:table-cell office:value-type="float" office:value="0" calcext:value-type="float">
            <text:p>0</text:p>
          </table:table-cell>
          <table:table-cell office:value-type="float" office:value="49.987" calcext:value-type="float">
            <text:p>49.987</text:p>
          </table:table-cell>
          <table:table-cell office:value-type="float" office:value="173.2941" calcext:value-type="float">
            <text:p>173.2941</text:p>
          </table:table-cell>
          <table:table-cell office:value-type="float" office:value="0.001298575" calcext:value-type="float">
            <text:p>0.001298575</text:p>
          </table:table-cell>
          <table:table-cell office:value-type="float" office:value="0" calcext:value-type="float">
            <text:p>0</text:p>
          </table:table-cell>
          <table:table-cell office:value-type="float" office:value="0.01503906" calcext:value-type="float">
            <text:p>0.01503906</text:p>
          </table:table-cell>
          <table:table-cell office:value-type="float" office:value="0.06335376" calcext:value-type="float">
            <text:p>0.06335376</text:p>
          </table:table-cell>
          <table:table-cell office:value-type="float" office:value="360" calcext:value-type="float">
            <text:p>360</text:p>
          </table:table-cell>
          <table:table-cell office:value-type="float" office:value="-1.444393" calcext:value-type="float">
            <text:p>-1.444393</text:p>
          </table:table-cell>
          <table:table-cell office:value-type="float" office:value="0" calcext:value-type="float">
            <text:p>0</text:p>
          </table:table-cell>
          <table:table-cell office:value-type="float" office:value="223.1095" calcext:value-type="float">
            <text:p>223.1095</text:p>
          </table:table-cell>
          <table:table-cell office:value-type="float" office:value="273.8152" calcext:value-type="float">
            <text:p>273.8152</text:p>
          </table:table-cell>
          <table:table-cell office:value-type="float" office:value="899.8604" calcext:value-type="float">
            <text:p>899.8604</text:p>
          </table:table-cell>
          <table:table-cell office:value-type="float" office:value="863.2937" calcext:value-type="float">
            <text:p>863.2937</text:p>
          </table:table-cell>
          <table:table-cell office:value-type="float" office:value="848.5876" calcext:value-type="float">
            <text:p>848.5876</text:p>
          </table:table-cell>
          <table:table-cell office:value-type="float" office:value="866.4453" calcext:value-type="float">
            <text:p>866.4453</text:p>
          </table:table-cell>
          <table:table-cell office:value-type="float" office:value="322.2195" calcext:value-type="float">
            <text:p>322.2195</text:p>
          </table:table-cell>
          <table:table-cell office:value-type="float" office:value="439.3604" calcext:value-type="float">
            <text:p>439.3604</text:p>
          </table:table-cell>
          <table:table-cell office:value-type="float" office:value="382.2597" calcext:value-type="float">
            <text:p>382.2597</text:p>
          </table:table-cell>
          <table:table-cell office:value-type="float" office:value="324.8997" calcext:value-type="float">
            <text:p>324.899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12002" calcext:value-type="float">
            <text:p>19012002</text:p>
          </table:table-cell>
          <table:table-cell office:value-type="float" office:value="286.3249" calcext:value-type="float">
            <text:p>286.3249</text:p>
          </table:table-cell>
          <table:table-cell office:value-type="float" office:value="5436.796" calcext:value-type="float">
            <text:p>5436.7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98575" calcext:value-type="float">
            <text:p>-1.398575</text:p>
          </table:table-cell>
          <table:table-cell office:value-type="float" office:value="12.52182" calcext:value-type="float">
            <text:p>12.52182</text:p>
          </table:table-cell>
          <table:table-cell office:value-type="float" office:value="0" calcext:value-type="float">
            <text:p>0</text:p>
          </table:table-cell>
          <table:table-cell office:value-type="float" office:value="49.94448" calcext:value-type="float">
            <text:p>49.94448</text:p>
          </table:table-cell>
          <table:table-cell office:value-type="float" office:value="173.2818" calcext:value-type="float">
            <text:p>173.2818</text:p>
          </table:table-cell>
          <table:table-cell office:value-type="float" office:value="0.001327416" calcext:value-type="float">
            <text:p>0.001327416</text:p>
          </table:table-cell>
          <table:table-cell office:value-type="float" office:value="0" calcext:value-type="float">
            <text:p>0</text:p>
          </table:table-cell>
          <table:table-cell office:value-type="float" office:value="0.015753" calcext:value-type="float">
            <text:p>0.015753</text:p>
          </table:table-cell>
          <table:table-cell office:value-type="float" office:value="0.06466009" calcext:value-type="float">
            <text:p>0.06466009</text:p>
          </table:table-cell>
          <table:table-cell office:value-type="float" office:value="360" calcext:value-type="float">
            <text:p>360</text:p>
          </table:table-cell>
          <table:table-cell office:value-type="float" office:value="-1.47766" calcext:value-type="float">
            <text:p>-1.47766</text:p>
          </table:table-cell>
          <table:table-cell office:value-type="float" office:value="0" calcext:value-type="float">
            <text:p>0</text:p>
          </table:table-cell>
          <table:table-cell office:value-type="float" office:value="223.1088" calcext:value-type="float">
            <text:p>223.1088</text:p>
          </table:table-cell>
          <table:table-cell office:value-type="float" office:value="273.8105" calcext:value-type="float">
            <text:p>273.8105</text:p>
          </table:table-cell>
          <table:table-cell office:value-type="float" office:value="899.8395" calcext:value-type="float">
            <text:p>899.8395</text:p>
          </table:table-cell>
          <table:table-cell office:value-type="float" office:value="863.2808" calcext:value-type="float">
            <text:p>863.2808</text:p>
          </table:table-cell>
          <table:table-cell office:value-type="float" office:value="848.5829" calcext:value-type="float">
            <text:p>848.5829</text:p>
          </table:table-cell>
          <table:table-cell office:value-type="float" office:value="866.4416" calcext:value-type="float">
            <text:p>866.4416</text:p>
          </table:table-cell>
          <table:table-cell office:value-type="float" office:value="322.2182" calcext:value-type="float">
            <text:p>322.2182</text:p>
          </table:table-cell>
          <table:table-cell office:value-type="float" office:value="439.3584" calcext:value-type="float">
            <text:p>439.3584</text:p>
          </table:table-cell>
          <table:table-cell office:value-type="float" office:value="382.2586" calcext:value-type="float">
            <text:p>382.2586</text:p>
          </table:table-cell>
          <table:table-cell office:value-type="float" office:value="324.8985" calcext:value-type="float">
            <text:p>324.898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12002" calcext:value-type="float">
            <text:p>20012002</text:p>
          </table:table-cell>
          <table:table-cell office:value-type="float" office:value="286.2652" calcext:value-type="float">
            <text:p>286.2652</text:p>
          </table:table-cell>
          <table:table-cell office:value-type="float" office:value="5436.777" calcext:value-type="float">
            <text:p>5436.7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443029" calcext:value-type="float">
            <text:p>-1.443029</text:p>
          </table:table-cell>
          <table:table-cell office:value-type="float" office:value="12.79166" calcext:value-type="float">
            <text:p>12.79166</text:p>
          </table:table-cell>
          <table:table-cell office:value-type="float" office:value="0" calcext:value-type="float">
            <text:p>0</text:p>
          </table:table-cell>
          <table:table-cell office:value-type="float" office:value="49.91119" calcext:value-type="float">
            <text:p>49.91119</text:p>
          </table:table-cell>
          <table:table-cell office:value-type="float" office:value="173.2545" calcext:value-type="float">
            <text:p>173.2545</text:p>
          </table:table-cell>
          <table:table-cell office:value-type="float" office:value="0.001368997" calcext:value-type="float">
            <text:p>0.001368997</text:p>
          </table:table-cell>
          <table:table-cell office:value-type="float" office:value="0" calcext:value-type="float">
            <text:p>0</text:p>
          </table:table-cell>
          <table:table-cell office:value-type="float" office:value="0.0164622" calcext:value-type="float">
            <text:p>0.0164622</text:p>
          </table:table-cell>
          <table:table-cell office:value-type="float" office:value="0.06583002" calcext:value-type="float">
            <text:p>0.06583002</text:p>
          </table:table-cell>
          <table:table-cell office:value-type="float" office:value="360" calcext:value-type="float">
            <text:p>360</text:p>
          </table:table-cell>
          <table:table-cell office:value-type="float" office:value="-1.523952" calcext:value-type="float">
            <text:p>-1.523952</text:p>
          </table:table-cell>
          <table:table-cell office:value-type="float" office:value="0" calcext:value-type="float">
            <text:p>0</text:p>
          </table:table-cell>
          <table:table-cell office:value-type="float" office:value="223.1094" calcext:value-type="float">
            <text:p>223.1094</text:p>
          </table:table-cell>
          <table:table-cell office:value-type="float" office:value="273.8055" calcext:value-type="float">
            <text:p>273.8055</text:p>
          </table:table-cell>
          <table:table-cell office:value-type="float" office:value="899.819" calcext:value-type="float">
            <text:p>899.819</text:p>
          </table:table-cell>
          <table:table-cell office:value-type="float" office:value="863.2679" calcext:value-type="float">
            <text:p>863.2679</text:p>
          </table:table-cell>
          <table:table-cell office:value-type="float" office:value="848.5784" calcext:value-type="float">
            <text:p>848.5784</text:p>
          </table:table-cell>
          <table:table-cell office:value-type="float" office:value="866.4379" calcext:value-type="float">
            <text:p>866.4379</text:p>
          </table:table-cell>
          <table:table-cell office:value-type="float" office:value="322.217" calcext:value-type="float">
            <text:p>322.217</text:p>
          </table:table-cell>
          <table:table-cell office:value-type="float" office:value="439.3567" calcext:value-type="float">
            <text:p>439.3567</text:p>
          </table:table-cell>
          <table:table-cell office:value-type="float" office:value="382.2575" calcext:value-type="float">
            <text:p>382.2575</text:p>
          </table:table-cell>
          <table:table-cell office:value-type="float" office:value="324.8973" calcext:value-type="float">
            <text:p>324.897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12002" calcext:value-type="float">
            <text:p>21012002</text:p>
          </table:table-cell>
          <table:table-cell office:value-type="float" office:value="286.1808" calcext:value-type="float">
            <text:p>286.1808</text:p>
          </table:table-cell>
          <table:table-cell office:value-type="float" office:value="5436.761" calcext:value-type="float">
            <text:p>5436.7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08334" calcext:value-type="float">
            <text:p>-1.508334</text:p>
          </table:table-cell>
          <table:table-cell office:value-type="float" office:value="13.2699" calcext:value-type="float">
            <text:p>13.2699</text:p>
          </table:table-cell>
          <table:table-cell office:value-type="float" office:value="0" calcext:value-type="float">
            <text:p>0</text:p>
          </table:table-cell>
          <table:table-cell office:value-type="float" office:value="49.8938" calcext:value-type="float">
            <text:p>49.8938</text:p>
          </table:table-cell>
          <table:table-cell office:value-type="float" office:value="173.2049" calcext:value-type="float">
            <text:p>173.2049</text:p>
          </table:table-cell>
          <table:table-cell office:value-type="float" office:value="0.001436379" calcext:value-type="float">
            <text:p>0.001436379</text:p>
          </table:table-cell>
          <table:table-cell office:value-type="float" office:value="0" calcext:value-type="float">
            <text:p>0</text:p>
          </table:table-cell>
          <table:table-cell office:value-type="float" office:value="0.01716674" calcext:value-type="float">
            <text:p>0.01716674</text:p>
          </table:table-cell>
          <table:table-cell office:value-type="float" office:value="0.06685799" calcext:value-type="float">
            <text:p>0.06685799</text:p>
          </table:table-cell>
          <table:table-cell office:value-type="float" office:value="360" calcext:value-type="float">
            <text:p>360</text:p>
          </table:table-cell>
          <table:table-cell office:value-type="float" office:value="-1.590923" calcext:value-type="float">
            <text:p>-1.590923</text:p>
          </table:table-cell>
          <table:table-cell office:value-type="float" office:value="0" calcext:value-type="float">
            <text:p>0</text:p>
          </table:table-cell>
          <table:table-cell office:value-type="float" office:value="223.1109" calcext:value-type="float">
            <text:p>223.1109</text:p>
          </table:table-cell>
          <table:table-cell office:value-type="float" office:value="273.7999" calcext:value-type="float">
            <text:p>273.7999</text:p>
          </table:table-cell>
          <table:table-cell office:value-type="float" office:value="899.7986" calcext:value-type="float">
            <text:p>899.7986</text:p>
          </table:table-cell>
          <table:table-cell office:value-type="float" office:value="863.2549" calcext:value-type="float">
            <text:p>863.2549</text:p>
          </table:table-cell>
          <table:table-cell office:value-type="float" office:value="848.5738" calcext:value-type="float">
            <text:p>848.5738</text:p>
          </table:table-cell>
          <table:table-cell office:value-type="float" office:value="866.4341" calcext:value-type="float">
            <text:p>866.4341</text:p>
          </table:table-cell>
          <table:table-cell office:value-type="float" office:value="322.2158" calcext:value-type="float">
            <text:p>322.2158</text:p>
          </table:table-cell>
          <table:table-cell office:value-type="float" office:value="439.3555" calcext:value-type="float">
            <text:p>439.3555</text:p>
          </table:table-cell>
          <table:table-cell office:value-type="float" office:value="382.2564" calcext:value-type="float">
            <text:p>382.2564</text:p>
          </table:table-cell>
          <table:table-cell office:value-type="float" office:value="324.8961" calcext:value-type="float">
            <text:p>324.896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12002" calcext:value-type="float">
            <text:p>22012002</text:p>
          </table:table-cell>
          <table:table-cell office:value-type="float" office:value="286.0986" calcext:value-type="float">
            <text:p>286.0986</text:p>
          </table:table-cell>
          <table:table-cell office:value-type="float" office:value="5436.747" calcext:value-type="float">
            <text:p>5436.7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72295" calcext:value-type="float">
            <text:p>-1.572295</text:p>
          </table:table-cell>
          <table:table-cell office:value-type="float" office:value="13.72782" calcext:value-type="float">
            <text:p>13.72782</text:p>
          </table:table-cell>
          <table:table-cell office:value-type="float" office:value="0" calcext:value-type="float">
            <text:p>0</text:p>
          </table:table-cell>
          <table:table-cell office:value-type="float" office:value="49.87506" calcext:value-type="float">
            <text:p>49.87506</text:p>
          </table:table-cell>
          <table:table-cell office:value-type="float" office:value="173.1575" calcext:value-type="float">
            <text:p>173.1575</text:p>
          </table:table-cell>
          <table:table-cell office:value-type="float" office:value="0.001501208" calcext:value-type="float">
            <text:p>0.001501208</text:p>
          </table:table-cell>
          <table:table-cell office:value-type="float" office:value="0" calcext:value-type="float">
            <text:p>0</text:p>
          </table:table-cell>
          <table:table-cell office:value-type="float" office:value="0.01786706" calcext:value-type="float">
            <text:p>0.01786706</text:p>
          </table:table-cell>
          <table:table-cell office:value-type="float" office:value="0.06775546" calcext:value-type="float">
            <text:p>0.06775546</text:p>
          </table:table-cell>
          <table:table-cell office:value-type="float" office:value="360" calcext:value-type="float">
            <text:p>360</text:p>
          </table:table-cell>
          <table:table-cell office:value-type="float" office:value="-1.656416" calcext:value-type="float">
            <text:p>-1.656416</text:p>
          </table:table-cell>
          <table:table-cell office:value-type="float" office:value="0" calcext:value-type="float">
            <text:p>0</text:p>
          </table:table-cell>
          <table:table-cell office:value-type="float" office:value="223.1121" calcext:value-type="float">
            <text:p>223.1121</text:p>
          </table:table-cell>
          <table:table-cell office:value-type="float" office:value="273.7948" calcext:value-type="float">
            <text:p>273.7948</text:p>
          </table:table-cell>
          <table:table-cell office:value-type="float" office:value="899.7784" calcext:value-type="float">
            <text:p>899.7784</text:p>
          </table:table-cell>
          <table:table-cell office:value-type="float" office:value="863.2421" calcext:value-type="float">
            <text:p>863.2421</text:p>
          </table:table-cell>
          <table:table-cell office:value-type="float" office:value="848.5692" calcext:value-type="float">
            <text:p>848.5692</text:p>
          </table:table-cell>
          <table:table-cell office:value-type="float" office:value="866.4305" calcext:value-type="float">
            <text:p>866.4305</text:p>
          </table:table-cell>
          <table:table-cell office:value-type="float" office:value="322.2145" calcext:value-type="float">
            <text:p>322.2145</text:p>
          </table:table-cell>
          <table:table-cell office:value-type="float" office:value="439.3542" calcext:value-type="float">
            <text:p>439.3542</text:p>
          </table:table-cell>
          <table:table-cell office:value-type="float" office:value="382.2554" calcext:value-type="float">
            <text:p>382.2554</text:p>
          </table:table-cell>
          <table:table-cell office:value-type="float" office:value="324.8949" calcext:value-type="float">
            <text:p>324.894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12002" calcext:value-type="float">
            <text:p>23012002</text:p>
          </table:table-cell>
          <table:table-cell office:value-type="float" office:value="285.9735" calcext:value-type="float">
            <text:p>285.9735</text:p>
          </table:table-cell>
          <table:table-cell office:value-type="float" office:value="5436.736" calcext:value-type="float">
            <text:p>5436.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721516" calcext:value-type="float">
            <text:p>-1.721516</text:p>
          </table:table-cell>
          <table:table-cell office:value-type="float" office:value="12.58056" calcext:value-type="float">
            <text:p>12.58056</text:p>
          </table:table-cell>
          <table:table-cell office:value-type="float" office:value="0" calcext:value-type="float">
            <text:p>0</text:p>
          </table:table-cell>
          <table:table-cell office:value-type="float" office:value="49.8955" calcext:value-type="float">
            <text:p>49.8955</text:p>
          </table:table-cell>
          <table:table-cell office:value-type="float" office:value="173.073" calcext:value-type="float">
            <text:p>173.073</text:p>
          </table:table-cell>
          <table:table-cell office:value-type="float" office:value="0.001549923" calcext:value-type="float">
            <text:p>0.001549923</text:p>
          </table:table-cell>
          <table:table-cell office:value-type="float" office:value="0.0002774019" calcext:value-type="float">
            <text:p>0.0002774019</text:p>
          </table:table-cell>
          <table:table-cell office:value-type="float" office:value="0.01860222" calcext:value-type="float">
            <text:p>0.01860222</text:p>
          </table:table-cell>
          <table:table-cell office:value-type="float" office:value="0.06898864" calcext:value-type="float">
            <text:p>0.06898864</text:p>
          </table:table-cell>
          <table:table-cell office:value-type="float" office:value="360" calcext:value-type="float">
            <text:p>360</text:p>
          </table:table-cell>
          <table:table-cell office:value-type="float" office:value="-1.807875" calcext:value-type="float">
            <text:p>-1.807875</text:p>
          </table:table-cell>
          <table:table-cell office:value-type="float" office:value="0" calcext:value-type="float">
            <text:p>0</text:p>
          </table:table-cell>
          <table:table-cell office:value-type="float" office:value="223.1124" calcext:value-type="float">
            <text:p>223.1124</text:p>
          </table:table-cell>
          <table:table-cell office:value-type="float" office:value="273.7894" calcext:value-type="float">
            <text:p>273.7894</text:p>
          </table:table-cell>
          <table:table-cell office:value-type="float" office:value="899.7582" calcext:value-type="float">
            <text:p>899.7582</text:p>
          </table:table-cell>
          <table:table-cell office:value-type="float" office:value="863.2294" calcext:value-type="float">
            <text:p>863.2294</text:p>
          </table:table-cell>
          <table:table-cell office:value-type="float" office:value="848.5646" calcext:value-type="float">
            <text:p>848.5646</text:p>
          </table:table-cell>
          <table:table-cell office:value-type="float" office:value="866.4269" calcext:value-type="float">
            <text:p>866.4269</text:p>
          </table:table-cell>
          <table:table-cell office:value-type="float" office:value="322.2136" calcext:value-type="float">
            <text:p>322.2136</text:p>
          </table:table-cell>
          <table:table-cell office:value-type="float" office:value="439.353" calcext:value-type="float">
            <text:p>439.353</text:p>
          </table:table-cell>
          <table:table-cell office:value-type="float" office:value="382.2543" calcext:value-type="float">
            <text:p>382.2543</text:p>
          </table:table-cell>
          <table:table-cell office:value-type="float" office:value="324.8937" calcext:value-type="float">
            <text:p>324.893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12002" calcext:value-type="float">
            <text:p>24012002</text:p>
          </table:table-cell>
          <table:table-cell office:value-type="float" office:value="285.8079" calcext:value-type="float">
            <text:p>285.8079</text:p>
          </table:table-cell>
          <table:table-cell office:value-type="float" office:value="5436.726" calcext:value-type="float">
            <text:p>5436.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93017" calcext:value-type="float">
            <text:p>-1.993017</text:p>
          </table:table-cell>
          <table:table-cell office:value-type="float" office:value="12.27771" calcext:value-type="float">
            <text:p>12.27771</text:p>
          </table:table-cell>
          <table:table-cell office:value-type="float" office:value="0" calcext:value-type="float">
            <text:p>0</text:p>
          </table:table-cell>
          <table:table-cell office:value-type="float" office:value="49.96289" calcext:value-type="float">
            <text:p>49.96289</text:p>
          </table:table-cell>
          <table:table-cell office:value-type="float" office:value="172.951" calcext:value-type="float">
            <text:p>172.951</text:p>
          </table:table-cell>
          <table:table-cell office:value-type="float" office:value="0.001645098" calcext:value-type="float">
            <text:p>0.001645098</text:p>
          </table:table-cell>
          <table:table-cell office:value-type="float" office:value="0.0002774019" calcext:value-type="float">
            <text:p>0.0002774019</text:p>
          </table:table-cell>
          <table:table-cell office:value-type="float" office:value="0.01959259" calcext:value-type="float">
            <text:p>0.01959259</text:p>
          </table:table-cell>
          <table:table-cell office:value-type="float" office:value="0.0736517" calcext:value-type="float">
            <text:p>0.0736517</text:p>
          </table:table-cell>
          <table:table-cell office:value-type="float" office:value="360" calcext:value-type="float">
            <text:p>360</text:p>
          </table:table-cell>
          <table:table-cell office:value-type="float" office:value="-2.084935" calcext:value-type="float">
            <text:p>-2.084935</text:p>
          </table:table-cell>
          <table:table-cell office:value-type="float" office:value="0" calcext:value-type="float">
            <text:p>0</text:p>
          </table:table-cell>
          <table:table-cell office:value-type="float" office:value="223.1113" calcext:value-type="float">
            <text:p>223.1113</text:p>
          </table:table-cell>
          <table:table-cell office:value-type="float" office:value="273.7836" calcext:value-type="float">
            <text:p>273.7836</text:p>
          </table:table-cell>
          <table:table-cell office:value-type="float" office:value="899.7377" calcext:value-type="float">
            <text:p>899.7377</text:p>
          </table:table-cell>
          <table:table-cell office:value-type="float" office:value="863.2167" calcext:value-type="float">
            <text:p>863.2167</text:p>
          </table:table-cell>
          <table:table-cell office:value-type="float" office:value="848.5603" calcext:value-type="float">
            <text:p>848.5603</text:p>
          </table:table-cell>
          <table:table-cell office:value-type="float" office:value="866.4232" calcext:value-type="float">
            <text:p>866.4232</text:p>
          </table:table-cell>
          <table:table-cell office:value-type="float" office:value="322.2117" calcext:value-type="float">
            <text:p>322.2117</text:p>
          </table:table-cell>
          <table:table-cell office:value-type="float" office:value="439.3518" calcext:value-type="float">
            <text:p>439.3518</text:p>
          </table:table-cell>
          <table:table-cell office:value-type="float" office:value="382.2532" calcext:value-type="float">
            <text:p>382.2532</text:p>
          </table:table-cell>
          <table:table-cell office:value-type="float" office:value="324.8925" calcext:value-type="float">
            <text:p>324.89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12002" calcext:value-type="float">
            <text:p>25012002</text:p>
          </table:table-cell>
          <table:table-cell office:value-type="float" office:value="285.7426" calcext:value-type="float">
            <text:p>285.7426</text:p>
          </table:table-cell>
          <table:table-cell office:value-type="float" office:value="5436.708" calcext:value-type="float">
            <text:p>5436.7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038872" calcext:value-type="float">
            <text:p>-2.038872</text:p>
          </table:table-cell>
          <table:table-cell office:value-type="float" office:value="12.86552" calcext:value-type="float">
            <text:p>12.86552</text:p>
          </table:table-cell>
          <table:table-cell office:value-type="float" office:value="0" calcext:value-type="float">
            <text:p>0</text:p>
          </table:table-cell>
          <table:table-cell office:value-type="float" office:value="49.9327" calcext:value-type="float">
            <text:p>49.9327</text:p>
          </table:table-cell>
          <table:table-cell office:value-type="float" office:value="172.9194" calcext:value-type="float">
            <text:p>172.9194</text:p>
          </table:table-cell>
          <table:table-cell office:value-type="float" office:value="0.001689577" calcext:value-type="float">
            <text:p>0.001689577</text:p>
          </table:table-cell>
          <table:table-cell office:value-type="float" office:value="0.0002774019" calcext:value-type="float">
            <text:p>0.0002774019</text:p>
          </table:table-cell>
          <table:table-cell office:value-type="float" office:value="0.02060571" calcext:value-type="float">
            <text:p>0.02060571</text:p>
          </table:table-cell>
          <table:table-cell office:value-type="float" office:value="0.07885224" calcext:value-type="float">
            <text:p>0.07885224</text:p>
          </table:table-cell>
          <table:table-cell office:value-type="float" office:value="360" calcext:value-type="float">
            <text:p>360</text:p>
          </table:table-cell>
          <table:table-cell office:value-type="float" office:value="-2.136959" calcext:value-type="float">
            <text:p>-2.136959</text:p>
          </table:table-cell>
          <table:table-cell office:value-type="float" office:value="0" calcext:value-type="float">
            <text:p>0</text:p>
          </table:table-cell>
          <table:table-cell office:value-type="float" office:value="223.1117" calcext:value-type="float">
            <text:p>223.1117</text:p>
          </table:table-cell>
          <table:table-cell office:value-type="float" office:value="273.7784" calcext:value-type="float">
            <text:p>273.7784</text:p>
          </table:table-cell>
          <table:table-cell office:value-type="float" office:value="899.7173" calcext:value-type="float">
            <text:p>899.7173</text:p>
          </table:table-cell>
          <table:table-cell office:value-type="float" office:value="863.204" calcext:value-type="float">
            <text:p>863.204</text:p>
          </table:table-cell>
          <table:table-cell office:value-type="float" office:value="848.5557" calcext:value-type="float">
            <text:p>848.5557</text:p>
          </table:table-cell>
          <table:table-cell office:value-type="float" office:value="866.4194" calcext:value-type="float">
            <text:p>866.4194</text:p>
          </table:table-cell>
          <table:table-cell office:value-type="float" office:value="322.2103" calcext:value-type="float">
            <text:p>322.2103</text:p>
          </table:table-cell>
          <table:table-cell office:value-type="float" office:value="439.3506" calcext:value-type="float">
            <text:p>439.3506</text:p>
          </table:table-cell>
          <table:table-cell office:value-type="float" office:value="382.2522" calcext:value-type="float">
            <text:p>382.2522</text:p>
          </table:table-cell>
          <table:table-cell office:value-type="float" office:value="324.8913" calcext:value-type="float">
            <text:p>324.891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12002" calcext:value-type="float">
            <text:p>26012002</text:p>
          </table:table-cell>
          <table:table-cell office:value-type="float" office:value="285.6213" calcext:value-type="float">
            <text:p>285.6213</text:p>
          </table:table-cell>
          <table:table-cell office:value-type="float" office:value="5436.697" calcext:value-type="float">
            <text:p>5436.6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131208" calcext:value-type="float">
            <text:p>-2.131208</text:p>
          </table:table-cell>
          <table:table-cell office:value-type="float" office:value="13.61992" calcext:value-type="float">
            <text:p>13.61992</text:p>
          </table:table-cell>
          <table:table-cell office:value-type="float" office:value="0" calcext:value-type="float">
            <text:p>0</text:p>
          </table:table-cell>
          <table:table-cell office:value-type="float" office:value="49.9467" calcext:value-type="float">
            <text:p>49.9467</text:p>
          </table:table-cell>
          <table:table-cell office:value-type="float" office:value="172.8353" calcext:value-type="float">
            <text:p>172.8353</text:p>
          </table:table-cell>
          <table:table-cell office:value-type="float" office:value="0.001773731" calcext:value-type="float">
            <text:p>0.001773731</text:p>
          </table:table-cell>
          <table:table-cell office:value-type="float" office:value="0.0002774019" calcext:value-type="float">
            <text:p>0.0002774019</text:p>
          </table:table-cell>
          <table:table-cell office:value-type="float" office:value="0.02146945" calcext:value-type="float">
            <text:p>0.02146945</text:p>
          </table:table-cell>
          <table:table-cell office:value-type="float" office:value="0.08223134" calcext:value-type="float">
            <text:p>0.08223134</text:p>
          </table:table-cell>
          <table:table-cell office:value-type="float" office:value="360" calcext:value-type="float">
            <text:p>360</text:p>
          </table:table-cell>
          <table:table-cell office:value-type="float" office:value="-2.233453" calcext:value-type="float">
            <text:p>-2.233453</text:p>
          </table:table-cell>
          <table:table-cell office:value-type="float" office:value="0" calcext:value-type="float">
            <text:p>0</text:p>
          </table:table-cell>
          <table:table-cell office:value-type="float" office:value="223.1156" calcext:value-type="float">
            <text:p>223.1156</text:p>
          </table:table-cell>
          <table:table-cell office:value-type="float" office:value="273.7732" calcext:value-type="float">
            <text:p>273.7732</text:p>
          </table:table-cell>
          <table:table-cell office:value-type="float" office:value="899.6967" calcext:value-type="float">
            <text:p>899.6967</text:p>
          </table:table-cell>
          <table:table-cell office:value-type="float" office:value="863.1912" calcext:value-type="float">
            <text:p>863.1912</text:p>
          </table:table-cell>
          <table:table-cell office:value-type="float" office:value="848.551" calcext:value-type="float">
            <text:p>848.551</text:p>
          </table:table-cell>
          <table:table-cell office:value-type="float" office:value="866.4156" calcext:value-type="float">
            <text:p>866.4156</text:p>
          </table:table-cell>
          <table:table-cell office:value-type="float" office:value="322.2089" calcext:value-type="float">
            <text:p>322.2089</text:p>
          </table:table-cell>
          <table:table-cell office:value-type="float" office:value="439.3494" calcext:value-type="float">
            <text:p>439.3494</text:p>
          </table:table-cell>
          <table:table-cell office:value-type="float" office:value="382.2511" calcext:value-type="float">
            <text:p>382.2511</text:p>
          </table:table-cell>
          <table:table-cell office:value-type="float" office:value="324.8902" calcext:value-type="float">
            <text:p>324.890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12002" calcext:value-type="float">
            <text:p>27012002</text:p>
          </table:table-cell>
          <table:table-cell office:value-type="float" office:value="285.5161" calcext:value-type="float">
            <text:p>285.5161</text:p>
          </table:table-cell>
          <table:table-cell office:value-type="float" office:value="5436.687" calcext:value-type="float">
            <text:p>5436.6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211689" calcext:value-type="float">
            <text:p>-2.211689</text:p>
          </table:table-cell>
          <table:table-cell office:value-type="float" office:value="14.3003" calcext:value-type="float">
            <text:p>14.3003</text:p>
          </table:table-cell>
          <table:table-cell office:value-type="float" office:value="0" calcext:value-type="float">
            <text:p>0</text:p>
          </table:table-cell>
          <table:table-cell office:value-type="float" office:value="49.94767" calcext:value-type="float">
            <text:p>49.94767</text:p>
          </table:table-cell>
          <table:table-cell office:value-type="float" office:value="172.7673" calcext:value-type="float">
            <text:p>172.7673</text:p>
          </table:table-cell>
          <table:table-cell office:value-type="float" office:value="0.001855188" calcext:value-type="float">
            <text:p>0.001855188</text:p>
          </table:table-cell>
          <table:table-cell office:value-type="float" office:value="0.0002774019" calcext:value-type="float">
            <text:p>0.0002774019</text:p>
          </table:table-cell>
          <table:table-cell office:value-type="float" office:value="0.02225959" calcext:value-type="float">
            <text:p>0.02225959</text:p>
          </table:table-cell>
          <table:table-cell office:value-type="float" office:value="0.08456631" calcext:value-type="float">
            <text:p>0.08456631</text:p>
          </table:table-cell>
          <table:table-cell office:value-type="float" office:value="360" calcext:value-type="float">
            <text:p>360</text:p>
          </table:table-cell>
          <table:table-cell office:value-type="float" office:value="-2.316978" calcext:value-type="float">
            <text:p>-2.316978</text:p>
          </table:table-cell>
          <table:table-cell office:value-type="float" office:value="0" calcext:value-type="float">
            <text:p>0</text:p>
          </table:table-cell>
          <table:table-cell office:value-type="float" office:value="223.1178" calcext:value-type="float">
            <text:p>223.1178</text:p>
          </table:table-cell>
          <table:table-cell office:value-type="float" office:value="273.7674" calcext:value-type="float">
            <text:p>273.7674</text:p>
          </table:table-cell>
          <table:table-cell office:value-type="float" office:value="899.6785" calcext:value-type="float">
            <text:p>899.6785</text:p>
          </table:table-cell>
          <table:table-cell office:value-type="float" office:value="863.1785" calcext:value-type="float">
            <text:p>863.1785</text:p>
          </table:table-cell>
          <table:table-cell office:value-type="float" office:value="848.5464" calcext:value-type="float">
            <text:p>848.5464</text:p>
          </table:table-cell>
          <table:table-cell office:value-type="float" office:value="866.412" calcext:value-type="float">
            <text:p>866.412</text:p>
          </table:table-cell>
          <table:table-cell office:value-type="float" office:value="322.2077" calcext:value-type="float">
            <text:p>322.2077</text:p>
          </table:table-cell>
          <table:table-cell office:value-type="float" office:value="439.3481" calcext:value-type="float">
            <text:p>439.3481</text:p>
          </table:table-cell>
          <table:table-cell office:value-type="float" office:value="382.2501" calcext:value-type="float">
            <text:p>382.2501</text:p>
          </table:table-cell>
          <table:table-cell office:value-type="float" office:value="324.889" calcext:value-type="float">
            <text:p>324.88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12002" calcext:value-type="float">
            <text:p>28012002</text:p>
          </table:table-cell>
          <table:table-cell office:value-type="float" office:value="285.4265" calcext:value-type="float">
            <text:p>285.4265</text:p>
          </table:table-cell>
          <table:table-cell office:value-type="float" office:value="5436.674" calcext:value-type="float">
            <text:p>5436.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278569" calcext:value-type="float">
            <text:p>-2.278569</text:p>
          </table:table-cell>
          <table:table-cell office:value-type="float" office:value="14.75884" calcext:value-type="float">
            <text:p>14.75884</text:p>
          </table:table-cell>
          <table:table-cell office:value-type="float" office:value="0" calcext:value-type="float">
            <text:p>0</text:p>
          </table:table-cell>
          <table:table-cell office:value-type="float" office:value="49.93557" calcext:value-type="float">
            <text:p>49.93557</text:p>
          </table:table-cell>
          <table:table-cell office:value-type="float" office:value="172.7128" calcext:value-type="float">
            <text:p>172.7128</text:p>
          </table:table-cell>
          <table:table-cell office:value-type="float" office:value="0.001915915" calcext:value-type="float">
            <text:p>0.001915915</text:p>
          </table:table-cell>
          <table:table-cell office:value-type="float" office:value="0.0002774019" calcext:value-type="float">
            <text:p>0.0002774019</text:p>
          </table:table-cell>
          <table:table-cell office:value-type="float" office:value="0.02299922" calcext:value-type="float">
            <text:p>0.02299922</text:p>
          </table:table-cell>
          <table:table-cell office:value-type="float" office:value="0.08605875" calcext:value-type="float">
            <text:p>0.08605875</text:p>
          </table:table-cell>
          <table:table-cell office:value-type="float" office:value="360" calcext:value-type="float">
            <text:p>360</text:p>
          </table:table-cell>
          <table:table-cell office:value-type="float" office:value="-2.386029" calcext:value-type="float">
            <text:p>-2.386029</text:p>
          </table:table-cell>
          <table:table-cell office:value-type="float" office:value="0" calcext:value-type="float">
            <text:p>0</text:p>
          </table:table-cell>
          <table:table-cell office:value-type="float" office:value="223.1202" calcext:value-type="float">
            <text:p>223.1202</text:p>
          </table:table-cell>
          <table:table-cell office:value-type="float" office:value="273.7622" calcext:value-type="float">
            <text:p>273.7622</text:p>
          </table:table-cell>
          <table:table-cell office:value-type="float" office:value="899.6596" calcext:value-type="float">
            <text:p>899.6596</text:p>
          </table:table-cell>
          <table:table-cell office:value-type="float" office:value="863.1658" calcext:value-type="float">
            <text:p>863.1658</text:p>
          </table:table-cell>
          <table:table-cell office:value-type="float" office:value="848.5418" calcext:value-type="float">
            <text:p>848.5418</text:p>
          </table:table-cell>
          <table:table-cell office:value-type="float" office:value="866.4083" calcext:value-type="float">
            <text:p>866.4083</text:p>
          </table:table-cell>
          <table:table-cell office:value-type="float" office:value="322.2065" calcext:value-type="float">
            <text:p>322.2065</text:p>
          </table:table-cell>
          <table:table-cell office:value-type="float" office:value="439.3469" calcext:value-type="float">
            <text:p>439.3469</text:p>
          </table:table-cell>
          <table:table-cell office:value-type="float" office:value="382.249" calcext:value-type="float">
            <text:p>382.249</text:p>
          </table:table-cell>
          <table:table-cell office:value-type="float" office:value="324.8878" calcext:value-type="float">
            <text:p>324.887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12002" calcext:value-type="float">
            <text:p>29012002</text:p>
          </table:table-cell>
          <table:table-cell office:value-type="float" office:value="285.3345" calcext:value-type="float">
            <text:p>285.3345</text:p>
          </table:table-cell>
          <table:table-cell office:value-type="float" office:value="5436.662" calcext:value-type="float">
            <text:p>5436.6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348585" calcext:value-type="float">
            <text:p>-2.348585</text:p>
          </table:table-cell>
          <table:table-cell office:value-type="float" office:value="15.36918" calcext:value-type="float">
            <text:p>15.36918</text:p>
          </table:table-cell>
          <table:table-cell office:value-type="float" office:value="0" calcext:value-type="float">
            <text:p>0</text:p>
          </table:table-cell>
          <table:table-cell office:value-type="float" office:value="49.92658" calcext:value-type="float">
            <text:p>49.92658</text:p>
          </table:table-cell>
          <table:table-cell office:value-type="float" office:value="172.6563" calcext:value-type="float">
            <text:p>172.6563</text:p>
          </table:table-cell>
          <table:table-cell office:value-type="float" office:value="0.001984461" calcext:value-type="float">
            <text:p>0.001984461</text:p>
          </table:table-cell>
          <table:table-cell office:value-type="float" office:value="0.0002774019" calcext:value-type="float">
            <text:p>0.0002774019</text:p>
          </table:table-cell>
          <table:table-cell office:value-type="float" office:value="0.02371028" calcext:value-type="float">
            <text:p>0.02371028</text:p>
          </table:table-cell>
          <table:table-cell office:value-type="float" office:value="0.08697189" calcext:value-type="float">
            <text:p>0.08697189</text:p>
          </table:table-cell>
          <table:table-cell office:value-type="float" office:value="360" calcext:value-type="float">
            <text:p>360</text:p>
          </table:table-cell>
          <table:table-cell office:value-type="float" office:value="-2.457601" calcext:value-type="float">
            <text:p>-2.457601</text:p>
          </table:table-cell>
          <table:table-cell office:value-type="float" office:value="0" calcext:value-type="float">
            <text:p>0</text:p>
          </table:table-cell>
          <table:table-cell office:value-type="float" office:value="223.1221" calcext:value-type="float">
            <text:p>223.1221</text:p>
          </table:table-cell>
          <table:table-cell office:value-type="float" office:value="273.7565" calcext:value-type="float">
            <text:p>273.7565</text:p>
          </table:table-cell>
          <table:table-cell office:value-type="float" office:value="899.6412" calcext:value-type="float">
            <text:p>899.6412</text:p>
          </table:table-cell>
          <table:table-cell office:value-type="float" office:value="863.1531" calcext:value-type="float">
            <text:p>863.1531</text:p>
          </table:table-cell>
          <table:table-cell office:value-type="float" office:value="848.5373" calcext:value-type="float">
            <text:p>848.5373</text:p>
          </table:table-cell>
          <table:table-cell office:value-type="float" office:value="866.4047" calcext:value-type="float">
            <text:p>866.4047</text:p>
          </table:table-cell>
          <table:table-cell office:value-type="float" office:value="322.2053" calcext:value-type="float">
            <text:p>322.2053</text:p>
          </table:table-cell>
          <table:table-cell office:value-type="float" office:value="439.3456" calcext:value-type="float">
            <text:p>439.3456</text:p>
          </table:table-cell>
          <table:table-cell office:value-type="float" office:value="382.248" calcext:value-type="float">
            <text:p>382.248</text:p>
          </table:table-cell>
          <table:table-cell office:value-type="float" office:value="324.8867" calcext:value-type="float">
            <text:p>324.886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12002" calcext:value-type="float">
            <text:p>30012002</text:p>
          </table:table-cell>
          <table:table-cell office:value-type="float" office:value="285.2894" calcext:value-type="float">
            <text:p>285.2894</text:p>
          </table:table-cell>
          <table:table-cell office:value-type="float" office:value="5436.643" calcext:value-type="float">
            <text:p>5436.6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38119" calcext:value-type="float">
            <text:p>-2.38119</text:p>
          </table:table-cell>
          <table:table-cell office:value-type="float" office:value="15.69488" calcext:value-type="float">
            <text:p>15.69488</text:p>
          </table:table-cell>
          <table:table-cell office:value-type="float" office:value="0" calcext:value-type="float">
            <text:p>0</text:p>
          </table:table-cell>
          <table:table-cell office:value-type="float" office:value="49.88588" calcext:value-type="float">
            <text:p>49.88588</text:p>
          </table:table-cell>
          <table:table-cell office:value-type="float" office:value="172.6413" calcext:value-type="float">
            <text:p>172.6413</text:p>
          </table:table-cell>
          <table:table-cell office:value-type="float" office:value="0.002010555" calcext:value-type="float">
            <text:p>0.002010555</text:p>
          </table:table-cell>
          <table:table-cell office:value-type="float" office:value="0.0002774019" calcext:value-type="float">
            <text:p>0.0002774019</text:p>
          </table:table-cell>
          <table:table-cell office:value-type="float" office:value="0.02440728" calcext:value-type="float">
            <text:p>0.02440728</text:p>
          </table:table-cell>
          <table:table-cell office:value-type="float" office:value="0.08757555" calcext:value-type="float">
            <text:p>0.08757555</text:p>
          </table:table-cell>
          <table:table-cell office:value-type="float" office:value="360" calcext:value-type="float">
            <text:p>360</text:p>
          </table:table-cell>
          <table:table-cell office:value-type="float" office:value="-2.491481" calcext:value-type="float">
            <text:p>-2.491481</text:p>
          </table:table-cell>
          <table:table-cell office:value-type="float" office:value="0" calcext:value-type="float">
            <text:p>0</text:p>
          </table:table-cell>
          <table:table-cell office:value-type="float" office:value="223.1226" calcext:value-type="float">
            <text:p>223.1226</text:p>
          </table:table-cell>
          <table:table-cell office:value-type="float" office:value="273.7521" calcext:value-type="float">
            <text:p>273.7521</text:p>
          </table:table-cell>
          <table:table-cell office:value-type="float" office:value="899.621" calcext:value-type="float">
            <text:p>899.621</text:p>
          </table:table-cell>
          <table:table-cell office:value-type="float" office:value="863.1406" calcext:value-type="float">
            <text:p>863.1406</text:p>
          </table:table-cell>
          <table:table-cell office:value-type="float" office:value="848.5327" calcext:value-type="float">
            <text:p>848.5327</text:p>
          </table:table-cell>
          <table:table-cell office:value-type="float" office:value="866.401" calcext:value-type="float">
            <text:p>866.401</text:p>
          </table:table-cell>
          <table:table-cell office:value-type="float" office:value="322.2042" calcext:value-type="float">
            <text:p>322.2042</text:p>
          </table:table-cell>
          <table:table-cell office:value-type="float" office:value="439.3445" calcext:value-type="float">
            <text:p>439.3445</text:p>
          </table:table-cell>
          <table:table-cell office:value-type="float" office:value="382.247" calcext:value-type="float">
            <text:p>382.247</text:p>
          </table:table-cell>
          <table:table-cell office:value-type="float" office:value="324.8857" calcext:value-type="float">
            <text:p>324.885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12002" calcext:value-type="float">
            <text:p>31012002</text:p>
          </table:table-cell>
          <table:table-cell office:value-type="float" office:value="285.2539" calcext:value-type="float">
            <text:p>285.2539</text:p>
          </table:table-cell>
          <table:table-cell office:value-type="float" office:value="5436.622" calcext:value-type="float">
            <text:p>5436.6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411778" calcext:value-type="float">
            <text:p>-2.411778</text:p>
          </table:table-cell>
          <table:table-cell office:value-type="float" office:value="15.93886" calcext:value-type="float">
            <text:p>15.93886</text:p>
          </table:table-cell>
          <table:table-cell office:value-type="float" office:value="0" calcext:value-type="float">
            <text:p>0</text:p>
          </table:table-cell>
          <table:table-cell office:value-type="float" office:value="49.84238" calcext:value-type="float">
            <text:p>49.84238</text:p>
          </table:table-cell>
          <table:table-cell office:value-type="float" office:value="172.6331" calcext:value-type="float">
            <text:p>172.6331</text:p>
          </table:table-cell>
          <table:table-cell office:value-type="float" office:value="0.002030038" calcext:value-type="float">
            <text:p>0.002030038</text:p>
          </table:table-cell>
          <table:table-cell office:value-type="float" office:value="0.0002774019" calcext:value-type="float">
            <text:p>0.0002774019</text:p>
          </table:table-cell>
          <table:table-cell office:value-type="float" office:value="0.02509916" calcext:value-type="float">
            <text:p>0.02509916</text:p>
          </table:table-cell>
          <table:table-cell office:value-type="float" office:value="0.08804832" calcext:value-type="float">
            <text:p>0.08804832</text:p>
          </table:table-cell>
          <table:table-cell office:value-type="float" office:value="360" calcext:value-type="float">
            <text:p>360</text:p>
          </table:table-cell>
          <table:table-cell office:value-type="float" office:value="-2.523214" calcext:value-type="float">
            <text:p>-2.523214</text:p>
          </table:table-cell>
          <table:table-cell office:value-type="float" office:value="0" calcext:value-type="float">
            <text:p>0</text:p>
          </table:table-cell>
          <table:table-cell office:value-type="float" office:value="223.1227" calcext:value-type="float">
            <text:p>223.1227</text:p>
          </table:table-cell>
          <table:table-cell office:value-type="float" office:value="273.748" calcext:value-type="float">
            <text:p>273.748</text:p>
          </table:table-cell>
          <table:table-cell office:value-type="float" office:value="899.6017" calcext:value-type="float">
            <text:p>899.6017</text:p>
          </table:table-cell>
          <table:table-cell office:value-type="float" office:value="863.1283" calcext:value-type="float">
            <text:p>863.1283</text:p>
          </table:table-cell>
          <table:table-cell office:value-type="float" office:value="848.5283" calcext:value-type="float">
            <text:p>848.5283</text:p>
          </table:table-cell>
          <table:table-cell office:value-type="float" office:value="866.3975" calcext:value-type="float">
            <text:p>866.3975</text:p>
          </table:table-cell>
          <table:table-cell office:value-type="float" office:value="322.203" calcext:value-type="float">
            <text:p>322.203</text:p>
          </table:table-cell>
          <table:table-cell office:value-type="float" office:value="439.3433" calcext:value-type="float">
            <text:p>439.3433</text:p>
          </table:table-cell>
          <table:table-cell office:value-type="float" office:value="382.2459" calcext:value-type="float">
            <text:p>382.2459</text:p>
          </table:table-cell>
          <table:table-cell office:value-type="float" office:value="324.8846" calcext:value-type="float">
            <text:p>324.884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002" calcext:value-type="float">
            <text:p>1022002</text:p>
          </table:table-cell>
          <table:table-cell office:value-type="float" office:value="285.2081" calcext:value-type="float">
            <text:p>285.2081</text:p>
          </table:table-cell>
          <table:table-cell office:value-type="float" office:value="5436.602" calcext:value-type="float">
            <text:p>5436.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447125" calcext:value-type="float">
            <text:p>-2.447125</text:p>
          </table:table-cell>
          <table:table-cell office:value-type="float" office:value="16.22089" calcext:value-type="float">
            <text:p>16.22089</text:p>
          </table:table-cell>
          <table:table-cell office:value-type="float" office:value="0" calcext:value-type="float">
            <text:p>0</text:p>
          </table:table-cell>
          <table:table-cell office:value-type="float" office:value="49.80403" calcext:value-type="float">
            <text:p>49.80403</text:p>
          </table:table-cell>
          <table:table-cell office:value-type="float" office:value="172.6141" calcext:value-type="float">
            <text:p>172.6141</text:p>
          </table:table-cell>
          <table:table-cell office:value-type="float" office:value="0.002056693" calcext:value-type="float">
            <text:p>0.002056693</text:p>
          </table:table-cell>
          <table:table-cell office:value-type="float" office:value="0.0002774019" calcext:value-type="float">
            <text:p>0.0002774019</text:p>
          </table:table-cell>
          <table:table-cell office:value-type="float" office:value="0.02578631" calcext:value-type="float">
            <text:p>0.02578631</text:p>
          </table:table-cell>
          <table:table-cell office:value-type="float" office:value="0.08838848" calcext:value-type="float">
            <text:p>0.08838848</text:p>
          </table:table-cell>
          <table:table-cell office:value-type="float" office:value="360" calcext:value-type="float">
            <text:p>360</text:p>
          </table:table-cell>
          <table:table-cell office:value-type="float" office:value="-2.559562" calcext:value-type="float">
            <text:p>-2.559562</text:p>
          </table:table-cell>
          <table:table-cell office:value-type="float" office:value="0" calcext:value-type="float">
            <text:p>0</text:p>
          </table:table-cell>
          <table:table-cell office:value-type="float" office:value="223.1234" calcext:value-type="float">
            <text:p>223.1234</text:p>
          </table:table-cell>
          <table:table-cell office:value-type="float" office:value="273.7435" calcext:value-type="float">
            <text:p>273.7435</text:p>
          </table:table-cell>
          <table:table-cell office:value-type="float" office:value="899.5837" calcext:value-type="float">
            <text:p>899.5837</text:p>
          </table:table-cell>
          <table:table-cell office:value-type="float" office:value="863.116" calcext:value-type="float">
            <text:p>863.116</text:p>
          </table:table-cell>
          <table:table-cell office:value-type="float" office:value="848.5237" calcext:value-type="float">
            <text:p>848.5237</text:p>
          </table:table-cell>
          <table:table-cell office:value-type="float" office:value="866.3938" calcext:value-type="float">
            <text:p>866.3938</text:p>
          </table:table-cell>
          <table:table-cell office:value-type="float" office:value="322.2019" calcext:value-type="float">
            <text:p>322.2019</text:p>
          </table:table-cell>
          <table:table-cell office:value-type="float" office:value="439.3421" calcext:value-type="float">
            <text:p>439.3421</text:p>
          </table:table-cell>
          <table:table-cell office:value-type="float" office:value="382.245" calcext:value-type="float">
            <text:p>382.245</text:p>
          </table:table-cell>
          <table:table-cell office:value-type="float" office:value="324.8835" calcext:value-type="float">
            <text:p>324.883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2002" calcext:value-type="float">
            <text:p>2022002</text:p>
          </table:table-cell>
          <table:table-cell office:value-type="float" office:value="285.1645" calcext:value-type="float">
            <text:p>285.1645</text:p>
          </table:table-cell>
          <table:table-cell office:value-type="float" office:value="5436.582" calcext:value-type="float">
            <text:p>5436.5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47946" calcext:value-type="float">
            <text:p>-2.47946</text:p>
          </table:table-cell>
          <table:table-cell office:value-type="float" office:value="16.54851" calcext:value-type="float">
            <text:p>16.54851</text:p>
          </table:table-cell>
          <table:table-cell office:value-type="float" office:value="0" calcext:value-type="float">
            <text:p>0</text:p>
          </table:table-cell>
          <table:table-cell office:value-type="float" office:value="49.76381" calcext:value-type="float">
            <text:p>49.76381</text:p>
          </table:table-cell>
          <table:table-cell office:value-type="float" office:value="172.5968" calcext:value-type="float">
            <text:p>172.5968</text:p>
          </table:table-cell>
          <table:table-cell office:value-type="float" office:value="0.002082539" calcext:value-type="float">
            <text:p>0.002082539</text:p>
          </table:table-cell>
          <table:table-cell office:value-type="float" office:value="0.0002774019" calcext:value-type="float">
            <text:p>0.0002774019</text:p>
          </table:table-cell>
          <table:table-cell office:value-type="float" office:value="0.02646903" calcext:value-type="float">
            <text:p>0.02646903</text:p>
          </table:table-cell>
          <table:table-cell office:value-type="float" office:value="0.08860452" calcext:value-type="float">
            <text:p>0.08860452</text:p>
          </table:table-cell>
          <table:table-cell office:value-type="float" office:value="360" calcext:value-type="float">
            <text:p>360</text:p>
          </table:table-cell>
          <table:table-cell office:value-type="float" office:value="-2.592769" calcext:value-type="float">
            <text:p>-2.592769</text:p>
          </table:table-cell>
          <table:table-cell office:value-type="float" office:value="0" calcext:value-type="float">
            <text:p>0</text:p>
          </table:table-cell>
          <table:table-cell office:value-type="float" office:value="223.1241" calcext:value-type="float">
            <text:p>223.1241</text:p>
          </table:table-cell>
          <table:table-cell office:value-type="float" office:value="273.739" calcext:value-type="float">
            <text:p>273.739</text:p>
          </table:table-cell>
          <table:table-cell office:value-type="float" office:value="899.5666" calcext:value-type="float">
            <text:p>899.5666</text:p>
          </table:table-cell>
          <table:table-cell office:value-type="float" office:value="863.1038" calcext:value-type="float">
            <text:p>863.1038</text:p>
          </table:table-cell>
          <table:table-cell office:value-type="float" office:value="848.5193" calcext:value-type="float">
            <text:p>848.5193</text:p>
          </table:table-cell>
          <table:table-cell office:value-type="float" office:value="866.3903" calcext:value-type="float">
            <text:p>866.3903</text:p>
          </table:table-cell>
          <table:table-cell office:value-type="float" office:value="322.2007" calcext:value-type="float">
            <text:p>322.2007</text:p>
          </table:table-cell>
          <table:table-cell office:value-type="float" office:value="439.3409" calcext:value-type="float">
            <text:p>439.3409</text:p>
          </table:table-cell>
          <table:table-cell office:value-type="float" office:value="382.244" calcext:value-type="float">
            <text:p>382.244</text:p>
          </table:table-cell>
          <table:table-cell office:value-type="float" office:value="324.8824" calcext:value-type="float">
            <text:p>324.882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22002" calcext:value-type="float">
            <text:p>3022002</text:p>
          </table:table-cell>
          <table:table-cell office:value-type="float" office:value="285.1281" calcext:value-type="float">
            <text:p>285.1281</text:p>
          </table:table-cell>
          <table:table-cell office:value-type="float" office:value="5436.561" calcext:value-type="float">
            <text:p>5436.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08875" calcext:value-type="float">
            <text:p>-2.508875</text:p>
          </table:table-cell>
          <table:table-cell office:value-type="float" office:value="16.58628" calcext:value-type="float">
            <text:p>16.58628</text:p>
          </table:table-cell>
          <table:table-cell office:value-type="float" office:value="0" calcext:value-type="float">
            <text:p>0</text:p>
          </table:table-cell>
          <table:table-cell office:value-type="float" office:value="49.72217" calcext:value-type="float">
            <text:p>49.72217</text:p>
          </table:table-cell>
          <table:table-cell office:value-type="float" office:value="172.5842" calcext:value-type="float">
            <text:p>172.5842</text:p>
          </table:table-cell>
          <table:table-cell office:value-type="float" office:value="0.002102965" calcext:value-type="float">
            <text:p>0.002102965</text:p>
          </table:table-cell>
          <table:table-cell office:value-type="float" office:value="0.0002774019" calcext:value-type="float">
            <text:p>0.0002774019</text:p>
          </table:table-cell>
          <table:table-cell office:value-type="float" office:value="0.02714938" calcext:value-type="float">
            <text:p>0.02714938</text:p>
          </table:table-cell>
          <table:table-cell office:value-type="float" office:value="0.08874659" calcext:value-type="float">
            <text:p>0.08874659</text:p>
          </table:table-cell>
          <table:table-cell office:value-type="float" office:value="360" calcext:value-type="float">
            <text:p>360</text:p>
          </table:table-cell>
          <table:table-cell office:value-type="float" office:value="-2.622986" calcext:value-type="float">
            <text:p>-2.622986</text:p>
          </table:table-cell>
          <table:table-cell office:value-type="float" office:value="0" calcext:value-type="float">
            <text:p>0</text:p>
          </table:table-cell>
          <table:table-cell office:value-type="float" office:value="223.1246" calcext:value-type="float">
            <text:p>223.1246</text:p>
          </table:table-cell>
          <table:table-cell office:value-type="float" office:value="273.7348" calcext:value-type="float">
            <text:p>273.7348</text:p>
          </table:table-cell>
          <table:table-cell office:value-type="float" office:value="899.5504" calcext:value-type="float">
            <text:p>899.5504</text:p>
          </table:table-cell>
          <table:table-cell office:value-type="float" office:value="863.092" calcext:value-type="float">
            <text:p>863.092</text:p>
          </table:table-cell>
          <table:table-cell office:value-type="float" office:value="848.5149" calcext:value-type="float">
            <text:p>848.5149</text:p>
          </table:table-cell>
          <table:table-cell office:value-type="float" office:value="866.3867" calcext:value-type="float">
            <text:p>866.3867</text:p>
          </table:table-cell>
          <table:table-cell office:value-type="float" office:value="322.1996" calcext:value-type="float">
            <text:p>322.1996</text:p>
          </table:table-cell>
          <table:table-cell office:value-type="float" office:value="439.3398" calcext:value-type="float">
            <text:p>439.3398</text:p>
          </table:table-cell>
          <table:table-cell office:value-type="float" office:value="382.243" calcext:value-type="float">
            <text:p>382.243</text:p>
          </table:table-cell>
          <table:table-cell office:value-type="float" office:value="324.8813" calcext:value-type="float">
            <text:p>324.881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2002" calcext:value-type="float">
            <text:p>4022002</text:p>
          </table:table-cell>
          <table:table-cell office:value-type="float" office:value="285.0777" calcext:value-type="float">
            <text:p>285.0777</text:p>
          </table:table-cell>
          <table:table-cell office:value-type="float" office:value="5436.542" calcext:value-type="float">
            <text:p>5436.5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50959" calcext:value-type="float">
            <text:p>-2.550959</text:p>
          </table:table-cell>
          <table:table-cell office:value-type="float" office:value="16.9909" calcext:value-type="float">
            <text:p>16.9909</text:p>
          </table:table-cell>
          <table:table-cell office:value-type="float" office:value="0" calcext:value-type="float">
            <text:p>0</text:p>
          </table:table-cell>
          <table:table-cell office:value-type="float" office:value="49.68768" calcext:value-type="float">
            <text:p>49.68768</text:p>
          </table:table-cell>
          <table:table-cell office:value-type="float" office:value="172.5585" calcext:value-type="float">
            <text:p>172.5585</text:p>
          </table:table-cell>
          <table:table-cell office:value-type="float" office:value="0.002136746" calcext:value-type="float">
            <text:p>0.002136746</text:p>
          </table:table-cell>
          <table:table-cell office:value-type="float" office:value="0.0002774019" calcext:value-type="float">
            <text:p>0.0002774019</text:p>
          </table:table-cell>
          <table:table-cell office:value-type="float" office:value="0.02782776" calcext:value-type="float">
            <text:p>0.02782776</text:p>
          </table:table-cell>
          <table:table-cell office:value-type="float" office:value="0.08881831" calcext:value-type="float">
            <text:p>0.08881831</text:p>
          </table:table-cell>
          <table:table-cell office:value-type="float" office:value="360" calcext:value-type="float">
            <text:p>360</text:p>
          </table:table-cell>
          <table:table-cell office:value-type="float" office:value="-2.665787" calcext:value-type="float">
            <text:p>-2.665787</text:p>
          </table:table-cell>
          <table:table-cell office:value-type="float" office:value="0" calcext:value-type="float">
            <text:p>0</text:p>
          </table:table-cell>
          <table:table-cell office:value-type="float" office:value="223.1253" calcext:value-type="float">
            <text:p>223.1253</text:p>
          </table:table-cell>
          <table:table-cell office:value-type="float" office:value="273.7302" calcext:value-type="float">
            <text:p>273.7302</text:p>
          </table:table-cell>
          <table:table-cell office:value-type="float" office:value="899.5345" calcext:value-type="float">
            <text:p>899.5345</text:p>
          </table:table-cell>
          <table:table-cell office:value-type="float" office:value="863.08" calcext:value-type="float">
            <text:p>863.08</text:p>
          </table:table-cell>
          <table:table-cell office:value-type="float" office:value="848.5104" calcext:value-type="float">
            <text:p>848.5104</text:p>
          </table:table-cell>
          <table:table-cell office:value-type="float" office:value="866.3832" calcext:value-type="float">
            <text:p>866.3832</text:p>
          </table:table-cell>
          <table:table-cell office:value-type="float" office:value="322.1985" calcext:value-type="float">
            <text:p>322.1985</text:p>
          </table:table-cell>
          <table:table-cell office:value-type="float" office:value="439.3387" calcext:value-type="float">
            <text:p>439.3387</text:p>
          </table:table-cell>
          <table:table-cell office:value-type="float" office:value="382.2421" calcext:value-type="float">
            <text:p>382.2421</text:p>
          </table:table-cell>
          <table:table-cell office:value-type="float" office:value="324.8802" calcext:value-type="float">
            <text:p>324.880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22002" calcext:value-type="float">
            <text:p>5022002</text:p>
          </table:table-cell>
          <table:table-cell office:value-type="float" office:value="285.0475" calcext:value-type="float">
            <text:p>285.0475</text:p>
          </table:table-cell>
          <table:table-cell office:value-type="float" office:value="5436.522" calcext:value-type="float">
            <text:p>5436.5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94592" calcext:value-type="float">
            <text:p>-2.594592</text:p>
          </table:table-cell>
          <table:table-cell office:value-type="float" office:value="16.96656" calcext:value-type="float">
            <text:p>16.96656</text:p>
          </table:table-cell>
          <table:table-cell office:value-type="float" office:value="0" calcext:value-type="float">
            <text:p>0</text:p>
          </table:table-cell>
          <table:table-cell office:value-type="float" office:value="49.64498" calcext:value-type="float">
            <text:p>49.64498</text:p>
          </table:table-cell>
          <table:table-cell office:value-type="float" office:value="172.5502" calcext:value-type="float">
            <text:p>172.5502</text:p>
          </table:table-cell>
          <table:table-cell office:value-type="float" office:value="0.002157174" calcext:value-type="float">
            <text:p>0.002157174</text:p>
          </table:table-cell>
          <table:table-cell office:value-type="float" office:value="0.0002774019" calcext:value-type="float">
            <text:p>0.0002774019</text:p>
          </table:table-cell>
          <table:table-cell office:value-type="float" office:value="0.02824821" calcext:value-type="float">
            <text:p>0.02824821</text:p>
          </table:table-cell>
          <table:table-cell office:value-type="float" office:value="0.08340562" calcext:value-type="float">
            <text:p>0.08340562</text:p>
          </table:table-cell>
          <table:table-cell office:value-type="float" office:value="360" calcext:value-type="float">
            <text:p>360</text:p>
          </table:table-cell>
          <table:table-cell office:value-type="float" office:value="-2.704407" calcext:value-type="float">
            <text:p>-2.704407</text:p>
          </table:table-cell>
          <table:table-cell office:value-type="float" office:value="0" calcext:value-type="float">
            <text:p>0</text:p>
          </table:table-cell>
          <table:table-cell office:value-type="float" office:value="223.1255" calcext:value-type="float">
            <text:p>223.1255</text:p>
          </table:table-cell>
          <table:table-cell office:value-type="float" office:value="273.7265" calcext:value-type="float">
            <text:p>273.7265</text:p>
          </table:table-cell>
          <table:table-cell office:value-type="float" office:value="899.52" calcext:value-type="float">
            <text:p>899.52</text:p>
          </table:table-cell>
          <table:table-cell office:value-type="float" office:value="863.0683" calcext:value-type="float">
            <text:p>863.0683</text:p>
          </table:table-cell>
          <table:table-cell office:value-type="float" office:value="848.506" calcext:value-type="float">
            <text:p>848.506</text:p>
          </table:table-cell>
          <table:table-cell office:value-type="float" office:value="866.3796" calcext:value-type="float">
            <text:p>866.3796</text:p>
          </table:table-cell>
          <table:table-cell office:value-type="float" office:value="322.1974" calcext:value-type="float">
            <text:p>322.1974</text:p>
          </table:table-cell>
          <table:table-cell office:value-type="float" office:value="439.3375" calcext:value-type="float">
            <text:p>439.3375</text:p>
          </table:table-cell>
          <table:table-cell office:value-type="float" office:value="382.2412" calcext:value-type="float">
            <text:p>382.2412</text:p>
          </table:table-cell>
          <table:table-cell office:value-type="float" office:value="324.8793" calcext:value-type="float">
            <text:p>324.879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22002" calcext:value-type="float">
            <text:p>6022002</text:p>
          </table:table-cell>
          <table:table-cell office:value-type="float" office:value="285.015" calcext:value-type="float">
            <text:p>285.015</text:p>
          </table:table-cell>
          <table:table-cell office:value-type="float" office:value="5436.504" calcext:value-type="float">
            <text:p>5436.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696692" calcext:value-type="float">
            <text:p>-2.696692</text:p>
          </table:table-cell>
          <table:table-cell office:value-type="float" office:value="16.07097" calcext:value-type="float">
            <text:p>16.07097</text:p>
          </table:table-cell>
          <table:table-cell office:value-type="float" office:value="0" calcext:value-type="float">
            <text:p>0</text:p>
          </table:table-cell>
          <table:table-cell office:value-type="float" office:value="49.60355" calcext:value-type="float">
            <text:p>49.60355</text:p>
          </table:table-cell>
          <table:table-cell office:value-type="float" office:value="172.5389" calcext:value-type="float">
            <text:p>172.5389</text:p>
          </table:table-cell>
          <table:table-cell office:value-type="float" office:value="0.002179415" calcext:value-type="float">
            <text:p>0.002179415</text:p>
          </table:table-cell>
          <table:table-cell office:value-type="float" office:value="0.0002774019" calcext:value-type="float">
            <text:p>0.0002774019</text:p>
          </table:table-cell>
          <table:table-cell office:value-type="float" office:value="0.02845664" calcext:value-type="float">
            <text:p>0.02845664</text:p>
          </table:table-cell>
          <table:table-cell office:value-type="float" office:value="0.07400821" calcext:value-type="float">
            <text:p>0.07400821</text:p>
          </table:table-cell>
          <table:table-cell office:value-type="float" office:value="360" calcext:value-type="float">
            <text:p>360</text:p>
          </table:table-cell>
          <table:table-cell office:value-type="float" office:value="-2.797296" calcext:value-type="float">
            <text:p>-2.797296</text:p>
          </table:table-cell>
          <table:table-cell office:value-type="float" office:value="0" calcext:value-type="float">
            <text:p>0</text:p>
          </table:table-cell>
          <table:table-cell office:value-type="float" office:value="223.126" calcext:value-type="float">
            <text:p>223.126</text:p>
          </table:table-cell>
          <table:table-cell office:value-type="float" office:value="273.7232" calcext:value-type="float">
            <text:p>273.7232</text:p>
          </table:table-cell>
          <table:table-cell office:value-type="float" office:value="899.5065" calcext:value-type="float">
            <text:p>899.5065</text:p>
          </table:table-cell>
          <table:table-cell office:value-type="float" office:value="863.0569" calcext:value-type="float">
            <text:p>863.0569</text:p>
          </table:table-cell>
          <table:table-cell office:value-type="float" office:value="848.5016" calcext:value-type="float">
            <text:p>848.5016</text:p>
          </table:table-cell>
          <table:table-cell office:value-type="float" office:value="866.3761" calcext:value-type="float">
            <text:p>866.3761</text:p>
          </table:table-cell>
          <table:table-cell office:value-type="float" office:value="322.1963" calcext:value-type="float">
            <text:p>322.1963</text:p>
          </table:table-cell>
          <table:table-cell office:value-type="float" office:value="439.3364" calcext:value-type="float">
            <text:p>439.3364</text:p>
          </table:table-cell>
          <table:table-cell office:value-type="float" office:value="382.2404" calcext:value-type="float">
            <text:p>382.2404</text:p>
          </table:table-cell>
          <table:table-cell office:value-type="float" office:value="324.8786" calcext:value-type="float">
            <text:p>324.878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22002" calcext:value-type="float">
            <text:p>7022002</text:p>
          </table:table-cell>
          <table:table-cell office:value-type="float" office:value="284.9632" calcext:value-type="float">
            <text:p>284.9632</text:p>
          </table:table-cell>
          <table:table-cell office:value-type="float" office:value="5436.487" calcext:value-type="float">
            <text:p>5436.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805751" calcext:value-type="float">
            <text:p>-2.805751</text:p>
          </table:table-cell>
          <table:table-cell office:value-type="float" office:value="15.11936" calcext:value-type="float">
            <text:p>15.11936</text:p>
          </table:table-cell>
          <table:table-cell office:value-type="float" office:value="0" calcext:value-type="float">
            <text:p>0</text:p>
          </table:table-cell>
          <table:table-cell office:value-type="float" office:value="49.57405" calcext:value-type="float">
            <text:p>49.57405</text:p>
          </table:table-cell>
          <table:table-cell office:value-type="float" office:value="172.5091" calcext:value-type="float">
            <text:p>172.5091</text:p>
          </table:table-cell>
          <table:table-cell office:value-type="float" office:value="0.002217773" calcext:value-type="float">
            <text:p>0.002217773</text:p>
          </table:table-cell>
          <table:table-cell office:value-type="float" office:value="0.0002774019" calcext:value-type="float">
            <text:p>0.0002774019</text:p>
          </table:table-cell>
          <table:table-cell office:value-type="float" office:value="0.02864835" calcext:value-type="float">
            <text:p>0.02864835</text:p>
          </table:table-cell>
          <table:table-cell office:value-type="float" office:value="0.06353584" calcext:value-type="float">
            <text:p>0.06353584</text:p>
          </table:table-cell>
          <table:table-cell office:value-type="float" office:value="360" calcext:value-type="float">
            <text:p>360</text:p>
          </table:table-cell>
          <table:table-cell office:value-type="float" office:value="-2.896036" calcext:value-type="float">
            <text:p>-2.896036</text:p>
          </table:table-cell>
          <table:table-cell office:value-type="float" office:value="0" calcext:value-type="float">
            <text:p>0</text:p>
          </table:table-cell>
          <table:table-cell office:value-type="float" office:value="223.128" calcext:value-type="float">
            <text:p>223.128</text:p>
          </table:table-cell>
          <table:table-cell office:value-type="float" office:value="273.7194" calcext:value-type="float">
            <text:p>273.7194</text:p>
          </table:table-cell>
          <table:table-cell office:value-type="float" office:value="899.4929" calcext:value-type="float">
            <text:p>899.4929</text:p>
          </table:table-cell>
          <table:table-cell office:value-type="float" office:value="863.0458" calcext:value-type="float">
            <text:p>863.0458</text:p>
          </table:table-cell>
          <table:table-cell office:value-type="float" office:value="848.4972" calcext:value-type="float">
            <text:p>848.4972</text:p>
          </table:table-cell>
          <table:table-cell office:value-type="float" office:value="866.3726" calcext:value-type="float">
            <text:p>866.3726</text:p>
          </table:table-cell>
          <table:table-cell office:value-type="float" office:value="322.195" calcext:value-type="float">
            <text:p>322.195</text:p>
          </table:table-cell>
          <table:table-cell office:value-type="float" office:value="439.3353" calcext:value-type="float">
            <text:p>439.3353</text:p>
          </table:table-cell>
          <table:table-cell office:value-type="float" office:value="382.2396" calcext:value-type="float">
            <text:p>382.2396</text:p>
          </table:table-cell>
          <table:table-cell office:value-type="float" office:value="324.8777" calcext:value-type="float">
            <text:p>324.877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22002" calcext:value-type="float">
            <text:p>8022002</text:p>
          </table:table-cell>
          <table:table-cell office:value-type="float" office:value="284.8994" calcext:value-type="float">
            <text:p>284.8994</text:p>
          </table:table-cell>
          <table:table-cell office:value-type="float" office:value="5436.47" calcext:value-type="float">
            <text:p>5436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946862" calcext:value-type="float">
            <text:p>-2.946862</text:p>
          </table:table-cell>
          <table:table-cell office:value-type="float" office:value="14.10899" calcext:value-type="float">
            <text:p>14.10899</text:p>
          </table:table-cell>
          <table:table-cell office:value-type="float" office:value="0" calcext:value-type="float">
            <text:p>0</text:p>
          </table:table-cell>
          <table:table-cell office:value-type="float" office:value="49.55229" calcext:value-type="float">
            <text:p>49.55229</text:p>
          </table:table-cell>
          <table:table-cell office:value-type="float" office:value="172.4692" calcext:value-type="float">
            <text:p>172.4692</text:p>
          </table:table-cell>
          <table:table-cell office:value-type="float" office:value="0.002268864" calcext:value-type="float">
            <text:p>0.002268864</text:p>
          </table:table-cell>
          <table:table-cell office:value-type="float" office:value="0.0002774019" calcext:value-type="float">
            <text:p>0.0002774019</text:p>
          </table:table-cell>
          <table:table-cell office:value-type="float" office:value="0.02884998" calcext:value-type="float">
            <text:p>0.02884998</text:p>
          </table:table-cell>
          <table:table-cell office:value-type="float" office:value="0.05234174" calcext:value-type="float">
            <text:p>0.05234174</text:p>
          </table:table-cell>
          <table:table-cell office:value-type="float" office:value="360" calcext:value-type="float">
            <text:p>360</text:p>
          </table:table-cell>
          <table:table-cell office:value-type="float" office:value="-3.026104" calcext:value-type="float">
            <text:p>-3.026104</text:p>
          </table:table-cell>
          <table:table-cell office:value-type="float" office:value="0" calcext:value-type="float">
            <text:p>0</text:p>
          </table:table-cell>
          <table:table-cell office:value-type="float" office:value="223.1296" calcext:value-type="float">
            <text:p>223.1296</text:p>
          </table:table-cell>
          <table:table-cell office:value-type="float" office:value="273.7152" calcext:value-type="float">
            <text:p>273.7152</text:p>
          </table:table-cell>
          <table:table-cell office:value-type="float" office:value="899.4774" calcext:value-type="float">
            <text:p>899.4774</text:p>
          </table:table-cell>
          <table:table-cell office:value-type="float" office:value="863.0349" calcext:value-type="float">
            <text:p>863.0349</text:p>
          </table:table-cell>
          <table:table-cell office:value-type="float" office:value="848.4928" calcext:value-type="float">
            <text:p>848.4928</text:p>
          </table:table-cell>
          <table:table-cell office:value-type="float" office:value="866.3691" calcext:value-type="float">
            <text:p>866.3691</text:p>
          </table:table-cell>
          <table:table-cell office:value-type="float" office:value="322.1936" calcext:value-type="float">
            <text:p>322.1936</text:p>
          </table:table-cell>
          <table:table-cell office:value-type="float" office:value="439.3342" calcext:value-type="float">
            <text:p>439.3342</text:p>
          </table:table-cell>
          <table:table-cell office:value-type="float" office:value="382.2387" calcext:value-type="float">
            <text:p>382.2387</text:p>
          </table:table-cell>
          <table:table-cell office:value-type="float" office:value="324.8769" calcext:value-type="float">
            <text:p>324.876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22002" calcext:value-type="float">
            <text:p>9022002</text:p>
          </table:table-cell>
          <table:table-cell office:value-type="float" office:value="284.8658" calcext:value-type="float">
            <text:p>284.8658</text:p>
          </table:table-cell>
          <table:table-cell office:value-type="float" office:value="5436.452" calcext:value-type="float">
            <text:p>5436.4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055463" calcext:value-type="float">
            <text:p>-3.055463</text:p>
          </table:table-cell>
          <table:table-cell office:value-type="float" office:value="12.89848" calcext:value-type="float">
            <text:p>12.89848</text:p>
          </table:table-cell>
          <table:table-cell office:value-type="float" office:value="0" calcext:value-type="float">
            <text:p>0</text:p>
          </table:table-cell>
          <table:table-cell office:value-type="float" office:value="49.51233" calcext:value-type="float">
            <text:p>49.51233</text:p>
          </table:table-cell>
          <table:table-cell office:value-type="float" office:value="172.4559" calcext:value-type="float">
            <text:p>172.4559</text:p>
          </table:table-cell>
          <table:table-cell office:value-type="float" office:value="0.002293909" calcext:value-type="float">
            <text:p>0.002293909</text:p>
          </table:table-cell>
          <table:table-cell office:value-type="float" office:value="0.0002774019" calcext:value-type="float">
            <text:p>0.0002774019</text:p>
          </table:table-cell>
          <table:table-cell office:value-type="float" office:value="0.02906557" calcext:value-type="float">
            <text:p>0.02906557</text:p>
          </table:table-cell>
          <table:table-cell office:value-type="float" office:value="0.0419424" calcext:value-type="float">
            <text:p>0.0419424</text:p>
          </table:table-cell>
          <table:table-cell office:value-type="float" office:value="360" calcext:value-type="float">
            <text:p>360</text:p>
          </table:table-cell>
          <table:table-cell office:value-type="float" office:value="-3.124495" calcext:value-type="float">
            <text:p>-3.124495</text:p>
          </table:table-cell>
          <table:table-cell office:value-type="float" office:value="0" calcext:value-type="float">
            <text:p>0</text:p>
          </table:table-cell>
          <table:table-cell office:value-type="float" office:value="223.1303" calcext:value-type="float">
            <text:p>223.1303</text:p>
          </table:table-cell>
          <table:table-cell office:value-type="float" office:value="273.7118" calcext:value-type="float">
            <text:p>273.7118</text:p>
          </table:table-cell>
          <table:table-cell office:value-type="float" office:value="899.464" calcext:value-type="float">
            <text:p>899.464</text:p>
          </table:table-cell>
          <table:table-cell office:value-type="float" office:value="863.0244" calcext:value-type="float">
            <text:p>863.0244</text:p>
          </table:table-cell>
          <table:table-cell office:value-type="float" office:value="848.4885" calcext:value-type="float">
            <text:p>848.4885</text:p>
          </table:table-cell>
          <table:table-cell office:value-type="float" office:value="866.3656" calcext:value-type="float">
            <text:p>866.3656</text:p>
          </table:table-cell>
          <table:table-cell office:value-type="float" office:value="322.1922" calcext:value-type="float">
            <text:p>322.1922</text:p>
          </table:table-cell>
          <table:table-cell office:value-type="float" office:value="439.3331" calcext:value-type="float">
            <text:p>439.3331</text:p>
          </table:table-cell>
          <table:table-cell office:value-type="float" office:value="382.2378" calcext:value-type="float">
            <text:p>382.2378</text:p>
          </table:table-cell>
          <table:table-cell office:value-type="float" office:value="324.876" calcext:value-type="float">
            <text:p>324.87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22002" calcext:value-type="float">
            <text:p>10022002</text:p>
          </table:table-cell>
          <table:table-cell office:value-type="float" office:value="284.8279" calcext:value-type="float">
            <text:p>284.8279</text:p>
          </table:table-cell>
          <table:table-cell office:value-type="float" office:value="5436.437" calcext:value-type="float">
            <text:p>5436.4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15263" calcext:value-type="float">
            <text:p>-3.15263</text:p>
          </table:table-cell>
          <table:table-cell office:value-type="float" office:value="11.7366" calcext:value-type="float">
            <text:p>11.7366</text:p>
          </table:table-cell>
          <table:table-cell office:value-type="float" office:value="0" calcext:value-type="float">
            <text:p>0</text:p>
          </table:table-cell>
          <table:table-cell office:value-type="float" office:value="49.47594" calcext:value-type="float">
            <text:p>49.47594</text:p>
          </table:table-cell>
          <table:table-cell office:value-type="float" office:value="172.4376" calcext:value-type="float">
            <text:p>172.4376</text:p>
          </table:table-cell>
          <table:table-cell office:value-type="float" office:value="0.002321895" calcext:value-type="float">
            <text:p>0.002321895</text:p>
          </table:table-cell>
          <table:table-cell office:value-type="float" office:value="0.0002774019" calcext:value-type="float">
            <text:p>0.0002774019</text:p>
          </table:table-cell>
          <table:table-cell office:value-type="float" office:value="0.02929282" calcext:value-type="float">
            <text:p>0.02929282</text:p>
          </table:table-cell>
          <table:table-cell office:value-type="float" office:value="0.03222229" calcext:value-type="float">
            <text:p>0.03222229</text:p>
          </table:table-cell>
          <table:table-cell office:value-type="float" office:value="360" calcext:value-type="float">
            <text:p>360</text:p>
          </table:table-cell>
          <table:table-cell office:value-type="float" office:value="-3.212141" calcext:value-type="float">
            <text:p>-3.212141</text:p>
          </table:table-cell>
          <table:table-cell office:value-type="float" office:value="0" calcext:value-type="float">
            <text:p>0</text:p>
          </table:table-cell>
          <table:table-cell office:value-type="float" office:value="223.1308" calcext:value-type="float">
            <text:p>223.1308</text:p>
          </table:table-cell>
          <table:table-cell office:value-type="float" office:value="273.7086" calcext:value-type="float">
            <text:p>273.7086</text:p>
          </table:table-cell>
          <table:table-cell office:value-type="float" office:value="899.452" calcext:value-type="float">
            <text:p>899.452</text:p>
          </table:table-cell>
          <table:table-cell office:value-type="float" office:value="863.0155" calcext:value-type="float">
            <text:p>863.0155</text:p>
          </table:table-cell>
          <table:table-cell office:value-type="float" office:value="848.4852" calcext:value-type="float">
            <text:p>848.4852</text:p>
          </table:table-cell>
          <table:table-cell office:value-type="float" office:value="866.3621" calcext:value-type="float">
            <text:p>866.3621</text:p>
          </table:table-cell>
          <table:table-cell office:value-type="float" office:value="322.1907" calcext:value-type="float">
            <text:p>322.1907</text:p>
          </table:table-cell>
          <table:table-cell office:value-type="float" office:value="439.332" calcext:value-type="float">
            <text:p>439.332</text:p>
          </table:table-cell>
          <table:table-cell office:value-type="float" office:value="382.237" calcext:value-type="float">
            <text:p>382.237</text:p>
          </table:table-cell>
          <table:table-cell office:value-type="float" office:value="324.8752" calcext:value-type="float">
            <text:p>324.875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22002" calcext:value-type="float">
            <text:p>11022002</text:p>
          </table:table-cell>
          <table:table-cell office:value-type="float" office:value="284.7965" calcext:value-type="float">
            <text:p>284.7965</text:p>
          </table:table-cell>
          <table:table-cell office:value-type="float" office:value="5436.421" calcext:value-type="float">
            <text:p>5436.4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238806" calcext:value-type="float">
            <text:p>-3.238806</text:p>
          </table:table-cell>
          <table:table-cell office:value-type="float" office:value="10.88573" calcext:value-type="float">
            <text:p>10.88573</text:p>
          </table:table-cell>
          <table:table-cell office:value-type="float" office:value="0" calcext:value-type="float">
            <text:p>0</text:p>
          </table:table-cell>
          <table:table-cell office:value-type="float" office:value="49.4368" calcext:value-type="float">
            <text:p>49.4368</text:p>
          </table:table-cell>
          <table:table-cell office:value-type="float" office:value="172.4252" calcext:value-type="float">
            <text:p>172.4252</text:p>
          </table:table-cell>
          <table:table-cell office:value-type="float" office:value="0.002347415" calcext:value-type="float">
            <text:p>0.002347415</text:p>
          </table:table-cell>
          <table:table-cell office:value-type="float" office:value="0.0002774019" calcext:value-type="float">
            <text:p>0.0002774019</text:p>
          </table:table-cell>
          <table:table-cell office:value-type="float" office:value="0.02954699" calcext:value-type="float">
            <text:p>0.02954699</text:p>
          </table:table-cell>
          <table:table-cell office:value-type="float" office:value="0.02353454" calcext:value-type="float">
            <text:p>0.02353454</text:p>
          </table:table-cell>
          <table:table-cell office:value-type="float" office:value="360" calcext:value-type="float">
            <text:p>360</text:p>
          </table:table-cell>
          <table:table-cell office:value-type="float" office:value="-3.289859" calcext:value-type="float">
            <text:p>-3.289859</text:p>
          </table:table-cell>
          <table:table-cell office:value-type="float" office:value="0" calcext:value-type="float">
            <text:p>0</text:p>
          </table:table-cell>
          <table:table-cell office:value-type="float" office:value="223.1309" calcext:value-type="float">
            <text:p>223.1309</text:p>
          </table:table-cell>
          <table:table-cell office:value-type="float" office:value="273.7054" calcext:value-type="float">
            <text:p>273.7054</text:p>
          </table:table-cell>
          <table:table-cell office:value-type="float" office:value="899.441" calcext:value-type="float">
            <text:p>899.441</text:p>
          </table:table-cell>
          <table:table-cell office:value-type="float" office:value="863.0066" calcext:value-type="float">
            <text:p>863.0066</text:p>
          </table:table-cell>
          <table:table-cell office:value-type="float" office:value="848.4822" calcext:value-type="float">
            <text:p>848.4822</text:p>
          </table:table-cell>
          <table:table-cell office:value-type="float" office:value="866.3586" calcext:value-type="float">
            <text:p>866.3586</text:p>
          </table:table-cell>
          <table:table-cell office:value-type="float" office:value="322.1892" calcext:value-type="float">
            <text:p>322.1892</text:p>
          </table:table-cell>
          <table:table-cell office:value-type="float" office:value="439.3309" calcext:value-type="float">
            <text:p>439.3309</text:p>
          </table:table-cell>
          <table:table-cell office:value-type="float" office:value="382.2361" calcext:value-type="float">
            <text:p>382.2361</text:p>
          </table:table-cell>
          <table:table-cell office:value-type="float" office:value="324.8743" calcext:value-type="float">
            <text:p>324.874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22002" calcext:value-type="float">
            <text:p>12022002</text:p>
          </table:table-cell>
          <table:table-cell office:value-type="float" office:value="284.7258" calcext:value-type="float">
            <text:p>284.7258</text:p>
          </table:table-cell>
          <table:table-cell office:value-type="float" office:value="5436.412" calcext:value-type="float">
            <text:p>5436.4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313915" calcext:value-type="float">
            <text:p>-3.313915</text:p>
          </table:table-cell>
          <table:table-cell office:value-type="float" office:value="10.49326" calcext:value-type="float">
            <text:p>10.49326</text:p>
          </table:table-cell>
          <table:table-cell office:value-type="float" office:value="0" calcext:value-type="float">
            <text:p>0</text:p>
          </table:table-cell>
          <table:table-cell office:value-type="float" office:value="49.43332" calcext:value-type="float">
            <text:p>49.43332</text:p>
          </table:table-cell>
          <table:table-cell office:value-type="float" office:value="172.3751" calcext:value-type="float">
            <text:p>172.3751</text:p>
          </table:table-cell>
          <table:table-cell office:value-type="float" office:value="0.002393985" calcext:value-type="float">
            <text:p>0.002393985</text:p>
          </table:table-cell>
          <table:table-cell office:value-type="float" office:value="0.0002774019" calcext:value-type="float">
            <text:p>0.0002774019</text:p>
          </table:table-cell>
          <table:table-cell office:value-type="float" office:value="0.03019266" calcext:value-type="float">
            <text:p>0.03019266</text:p>
          </table:table-cell>
          <table:table-cell office:value-type="float" office:value="0.02518793" calcext:value-type="float">
            <text:p>0.02518793</text:p>
          </table:table-cell>
          <table:table-cell office:value-type="float" office:value="360" calcext:value-type="float">
            <text:p>360</text:p>
          </table:table-cell>
          <table:table-cell office:value-type="float" office:value="-3.367219" calcext:value-type="float">
            <text:p>-3.367219</text:p>
          </table:table-cell>
          <table:table-cell office:value-type="float" office:value="0" calcext:value-type="float">
            <text:p>0</text:p>
          </table:table-cell>
          <table:table-cell office:value-type="float" office:value="223.1328" calcext:value-type="float">
            <text:p>223.1328</text:p>
          </table:table-cell>
          <table:table-cell office:value-type="float" office:value="273.7021" calcext:value-type="float">
            <text:p>273.7021</text:p>
          </table:table-cell>
          <table:table-cell office:value-type="float" office:value="899.4316" calcext:value-type="float">
            <text:p>899.4316</text:p>
          </table:table-cell>
          <table:table-cell office:value-type="float" office:value="862.998" calcext:value-type="float">
            <text:p>862.998</text:p>
          </table:table-cell>
          <table:table-cell office:value-type="float" office:value="848.4792" calcext:value-type="float">
            <text:p>848.4792</text:p>
          </table:table-cell>
          <table:table-cell office:value-type="float" office:value="866.3552" calcext:value-type="float">
            <text:p>866.3552</text:p>
          </table:table-cell>
          <table:table-cell office:value-type="float" office:value="322.1878" calcext:value-type="float">
            <text:p>322.1878</text:p>
          </table:table-cell>
          <table:table-cell office:value-type="float" office:value="439.3298" calcext:value-type="float">
            <text:p>439.3298</text:p>
          </table:table-cell>
          <table:table-cell office:value-type="float" office:value="382.2352" calcext:value-type="float">
            <text:p>382.2352</text:p>
          </table:table-cell>
          <table:table-cell office:value-type="float" office:value="324.8732" calcext:value-type="float">
            <text:p>324.873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022002" calcext:value-type="float">
            <text:p>13022002</text:p>
          </table:table-cell>
          <table:table-cell office:value-type="float" office:value="284.6814" calcext:value-type="float">
            <text:p>284.6814</text:p>
          </table:table-cell>
          <table:table-cell office:value-type="float" office:value="5436.397" calcext:value-type="float">
            <text:p>5436.3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398621" calcext:value-type="float">
            <text:p>-3.398621</text:p>
          </table:table-cell>
          <table:table-cell office:value-type="float" office:value="9.869077" calcext:value-type="float">
            <text:p>9.869077</text:p>
          </table:table-cell>
          <table:table-cell office:value-type="float" office:value="0" calcext:value-type="float">
            <text:p>0</text:p>
          </table:table-cell>
          <table:table-cell office:value-type="float" office:value="49.40308" calcext:value-type="float">
            <text:p>49.40308</text:p>
          </table:table-cell>
          <table:table-cell office:value-type="float" office:value="172.3512" calcext:value-type="float">
            <text:p>172.3512</text:p>
          </table:table-cell>
          <table:table-cell office:value-type="float" office:value="0.002431883" calcext:value-type="float">
            <text:p>0.002431883</text:p>
          </table:table-cell>
          <table:table-cell office:value-type="float" office:value="0.0002774019" calcext:value-type="float">
            <text:p>0.0002774019</text:p>
          </table:table-cell>
          <table:table-cell office:value-type="float" office:value="0.03043214" calcext:value-type="float">
            <text:p>0.03043214</text:p>
          </table:table-cell>
          <table:table-cell office:value-type="float" office:value="0.01631244" calcext:value-type="float">
            <text:p>0.01631244</text:p>
          </table:table-cell>
          <table:table-cell office:value-type="float" office:value="360" calcext:value-type="float">
            <text:p>360</text:p>
          </table:table-cell>
          <table:table-cell office:value-type="float" office:value="-3.443252" calcext:value-type="float">
            <text:p>-3.443252</text:p>
          </table:table-cell>
          <table:table-cell office:value-type="float" office:value="0" calcext:value-type="float">
            <text:p>0</text:p>
          </table:table-cell>
          <table:table-cell office:value-type="float" office:value="223.1332" calcext:value-type="float">
            <text:p>223.1332</text:p>
          </table:table-cell>
          <table:table-cell office:value-type="float" office:value="273.6984" calcext:value-type="float">
            <text:p>273.6984</text:p>
          </table:table-cell>
          <table:table-cell office:value-type="float" office:value="899.4193" calcext:value-type="float">
            <text:p>899.4193</text:p>
          </table:table-cell>
          <table:table-cell office:value-type="float" office:value="862.9893" calcext:value-type="float">
            <text:p>862.9893</text:p>
          </table:table-cell>
          <table:table-cell office:value-type="float" office:value="848.4761" calcext:value-type="float">
            <text:p>848.4761</text:p>
          </table:table-cell>
          <table:table-cell office:value-type="float" office:value="866.3518" calcext:value-type="float">
            <text:p>866.3518</text:p>
          </table:table-cell>
          <table:table-cell office:value-type="float" office:value="322.1863" calcext:value-type="float">
            <text:p>322.1863</text:p>
          </table:table-cell>
          <table:table-cell office:value-type="float" office:value="439.3287" calcext:value-type="float">
            <text:p>439.3287</text:p>
          </table:table-cell>
          <table:table-cell office:value-type="float" office:value="382.2344" calcext:value-type="float">
            <text:p>382.2344</text:p>
          </table:table-cell>
          <table:table-cell office:value-type="float" office:value="324.8724" calcext:value-type="float">
            <text:p>324.872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22002" calcext:value-type="float">
            <text:p>14022002</text:p>
          </table:table-cell>
          <table:table-cell office:value-type="float" office:value="284.6247" calcext:value-type="float">
            <text:p>284.6247</text:p>
          </table:table-cell>
          <table:table-cell office:value-type="float" office:value="5436.386" calcext:value-type="float">
            <text:p>5436.3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470909" calcext:value-type="float">
            <text:p>-3.470909</text:p>
          </table:table-cell>
          <table:table-cell office:value-type="float" office:value="9.327563" calcext:value-type="float">
            <text:p>9.327563</text:p>
          </table:table-cell>
          <table:table-cell office:value-type="float" office:value="0" calcext:value-type="float">
            <text:p>0</text:p>
          </table:table-cell>
          <table:table-cell office:value-type="float" office:value="49.38535" calcext:value-type="float">
            <text:p>49.38535</text:p>
          </table:table-cell>
          <table:table-cell office:value-type="float" office:value="172.3132" calcext:value-type="float">
            <text:p>172.3132</text:p>
          </table:table-cell>
          <table:table-cell office:value-type="float" office:value="0.002474774" calcext:value-type="float">
            <text:p>0.002474774</text:p>
          </table:table-cell>
          <table:table-cell office:value-type="float" office:value="0.0002774019" calcext:value-type="float">
            <text:p>0.0002774019</text:p>
          </table:table-cell>
          <table:table-cell office:value-type="float" office:value="0.03091037" calcext:value-type="float">
            <text:p>0.03091037</text:p>
          </table:table-cell>
          <table:table-cell office:value-type="float" office:value="0.01360586" calcext:value-type="float">
            <text:p>0.01360586</text:p>
          </table:table-cell>
          <table:table-cell office:value-type="float" office:value="360" calcext:value-type="float">
            <text:p>360</text:p>
          </table:table-cell>
          <table:table-cell office:value-type="float" office:value="-3.513269" calcext:value-type="float">
            <text:p>-3.513269</text:p>
          </table:table-cell>
          <table:table-cell office:value-type="float" office:value="0" calcext:value-type="float">
            <text:p>0</text:p>
          </table:table-cell>
          <table:table-cell office:value-type="float" office:value="223.1354" calcext:value-type="float">
            <text:p>223.1354</text:p>
          </table:table-cell>
          <table:table-cell office:value-type="float" office:value="273.695" calcext:value-type="float">
            <text:p>273.695</text:p>
          </table:table-cell>
          <table:table-cell office:value-type="float" office:value="899.4102" calcext:value-type="float">
            <text:p>899.4102</text:p>
          </table:table-cell>
          <table:table-cell office:value-type="float" office:value="862.9808" calcext:value-type="float">
            <text:p>862.9808</text:p>
          </table:table-cell>
          <table:table-cell office:value-type="float" office:value="848.4731" calcext:value-type="float">
            <text:p>848.4731</text:p>
          </table:table-cell>
          <table:table-cell office:value-type="float" office:value="866.3484" calcext:value-type="float">
            <text:p>866.3484</text:p>
          </table:table-cell>
          <table:table-cell office:value-type="float" office:value="322.1849" calcext:value-type="float">
            <text:p>322.1849</text:p>
          </table:table-cell>
          <table:table-cell office:value-type="float" office:value="439.3277" calcext:value-type="float">
            <text:p>439.3277</text:p>
          </table:table-cell>
          <table:table-cell office:value-type="float" office:value="382.2335" calcext:value-type="float">
            <text:p>382.2335</text:p>
          </table:table-cell>
          <table:table-cell office:value-type="float" office:value="324.8715" calcext:value-type="float">
            <text:p>324.871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22002" calcext:value-type="float">
            <text:p>15022002</text:p>
          </table:table-cell>
          <table:table-cell office:value-type="float" office:value="284.5249" calcext:value-type="float">
            <text:p>284.5249</text:p>
          </table:table-cell>
          <table:table-cell office:value-type="float" office:value="5436.377" calcext:value-type="float">
            <text:p>5436.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8655" calcext:value-type="float">
            <text:p>-3.58655</text:p>
          </table:table-cell>
          <table:table-cell office:value-type="float" office:value="8.759868" calcext:value-type="float">
            <text:p>8.759868</text:p>
          </table:table-cell>
          <table:table-cell office:value-type="float" office:value="0" calcext:value-type="float">
            <text:p>0</text:p>
          </table:table-cell>
          <table:table-cell office:value-type="float" office:value="49.39489" calcext:value-type="float">
            <text:p>49.39489</text:p>
          </table:table-cell>
          <table:table-cell office:value-type="float" office:value="172.2367" calcext:value-type="float">
            <text:p>172.2367</text:p>
          </table:table-cell>
          <table:table-cell office:value-type="float" office:value="0.002554841" calcext:value-type="float">
            <text:p>0.002554841</text:p>
          </table:table-cell>
          <table:table-cell office:value-type="float" office:value="0.0002774019" calcext:value-type="float">
            <text:p>0.0002774019</text:p>
          </table:table-cell>
          <table:table-cell office:value-type="float" office:value="0.03115742" calcext:value-type="float">
            <text:p>0.03115742</text:p>
          </table:table-cell>
          <table:table-cell office:value-type="float" office:value="0.005268616" calcext:value-type="float">
            <text:p>0.005268616</text:p>
          </table:table-cell>
          <table:table-cell office:value-type="float" office:value="360" calcext:value-type="float">
            <text:p>360</text:p>
          </table:table-cell>
          <table:table-cell office:value-type="float" office:value="-3.62074" calcext:value-type="float">
            <text:p>-3.62074</text:p>
          </table:table-cell>
          <table:table-cell office:value-type="float" office:value="0" calcext:value-type="float">
            <text:p>0</text:p>
          </table:table-cell>
          <table:table-cell office:value-type="float" office:value="223.1402" calcext:value-type="float">
            <text:p>223.1402</text:p>
          </table:table-cell>
          <table:table-cell office:value-type="float" office:value="273.6901" calcext:value-type="float">
            <text:p>273.6901</text:p>
          </table:table-cell>
          <table:table-cell office:value-type="float" office:value="899.3972" calcext:value-type="float">
            <text:p>899.3972</text:p>
          </table:table-cell>
          <table:table-cell office:value-type="float" office:value="862.9722" calcext:value-type="float">
            <text:p>862.9722</text:p>
          </table:table-cell>
          <table:table-cell office:value-type="float" office:value="848.47" calcext:value-type="float">
            <text:p>848.47</text:p>
          </table:table-cell>
          <table:table-cell office:value-type="float" office:value="866.345" calcext:value-type="float">
            <text:p>866.345</text:p>
          </table:table-cell>
          <table:table-cell office:value-type="float" office:value="322.1835" calcext:value-type="float">
            <text:p>322.1835</text:p>
          </table:table-cell>
          <table:table-cell office:value-type="float" office:value="439.3267" calcext:value-type="float">
            <text:p>439.3267</text:p>
          </table:table-cell>
          <table:table-cell office:value-type="float" office:value="382.2327" calcext:value-type="float">
            <text:p>382.2327</text:p>
          </table:table-cell>
          <table:table-cell office:value-type="float" office:value="324.8706" calcext:value-type="float">
            <text:p>324.870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022002" calcext:value-type="float">
            <text:p>16022002</text:p>
          </table:table-cell>
          <table:table-cell office:value-type="float" office:value="284.4007" calcext:value-type="float">
            <text:p>284.4007</text:p>
          </table:table-cell>
          <table:table-cell office:value-type="float" office:value="5436.371" calcext:value-type="float">
            <text:p>5436.3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729732" calcext:value-type="float">
            <text:p>-3.729732</text:p>
          </table:table-cell>
          <table:table-cell office:value-type="float" office:value="8.139587" calcext:value-type="float">
            <text:p>8.139587</text:p>
          </table:table-cell>
          <table:table-cell office:value-type="float" office:value="0" calcext:value-type="float">
            <text:p>0</text:p>
          </table:table-cell>
          <table:table-cell office:value-type="float" office:value="49.42437" calcext:value-type="float">
            <text:p>49.42437</text:p>
          </table:table-cell>
          <table:table-cell office:value-type="float" office:value="172.1379" calcext:value-type="float">
            <text:p>172.1379</text:p>
          </table:table-cell>
          <table:table-cell office:value-type="float" office:value="0.002643489" calcext:value-type="float">
            <text:p>0.002643489</text:p>
          </table:table-cell>
          <table:table-cell office:value-type="float" office:value="0.0002774019" calcext:value-type="float">
            <text:p>0.0002774019</text:p>
          </table:table-cell>
          <table:table-cell office:value-type="float" office:value="0.03141257" calcext:value-type="float">
            <text:p>0.03141257</text:p>
          </table:table-cell>
          <table:table-cell office:value-type="float" office:value="-0.002639698" calcext:value-type="float">
            <text:p>-0.002639698</text:p>
          </table:table-cell>
          <table:table-cell office:value-type="float" office:value="360" calcext:value-type="float">
            <text:p>360</text:p>
          </table:table-cell>
          <table:table-cell office:value-type="float" office:value="-3.75618" calcext:value-type="float">
            <text:p>-3.75618</text:p>
          </table:table-cell>
          <table:table-cell office:value-type="float" office:value="0" calcext:value-type="float">
            <text:p>0</text:p>
          </table:table-cell>
          <table:table-cell office:value-type="float" office:value="223.1469" calcext:value-type="float">
            <text:p>223.1469</text:p>
          </table:table-cell>
          <table:table-cell office:value-type="float" office:value="273.6853" calcext:value-type="float">
            <text:p>273.6853</text:p>
          </table:table-cell>
          <table:table-cell office:value-type="float" office:value="899.3829" calcext:value-type="float">
            <text:p>899.3829</text:p>
          </table:table-cell>
          <table:table-cell office:value-type="float" office:value="862.9633" calcext:value-type="float">
            <text:p>862.9633</text:p>
          </table:table-cell>
          <table:table-cell office:value-type="float" office:value="848.467" calcext:value-type="float">
            <text:p>848.467</text:p>
          </table:table-cell>
          <table:table-cell office:value-type="float" office:value="866.3416" calcext:value-type="float">
            <text:p>866.3416</text:p>
          </table:table-cell>
          <table:table-cell office:value-type="float" office:value="322.1821" calcext:value-type="float">
            <text:p>322.1821</text:p>
          </table:table-cell>
          <table:table-cell office:value-type="float" office:value="439.3256" calcext:value-type="float">
            <text:p>439.3256</text:p>
          </table:table-cell>
          <table:table-cell office:value-type="float" office:value="382.2319" calcext:value-type="float">
            <text:p>382.2319</text:p>
          </table:table-cell>
          <table:table-cell office:value-type="float" office:value="324.8698" calcext:value-type="float">
            <text:p>324.869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022002" calcext:value-type="float">
            <text:p>17022002</text:p>
          </table:table-cell>
          <table:table-cell office:value-type="float" office:value="284.3046" calcext:value-type="float">
            <text:p>284.3046</text:p>
          </table:table-cell>
          <table:table-cell office:value-type="float" office:value="5436.36" calcext:value-type="float">
            <text:p>5436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848425" calcext:value-type="float">
            <text:p>-3.848425</text:p>
          </table:table-cell>
          <table:table-cell office:value-type="float" office:value="7.592256" calcext:value-type="float">
            <text:p>7.592256</text:p>
          </table:table-cell>
          <table:table-cell office:value-type="float" office:value="0" calcext:value-type="float">
            <text:p>0</text:p>
          </table:table-cell>
          <table:table-cell office:value-type="float" office:value="49.42961" calcext:value-type="float">
            <text:p>49.42961</text:p>
          </table:table-cell>
          <table:table-cell office:value-type="float" office:value="172.0665" calcext:value-type="float">
            <text:p>172.0665</text:p>
          </table:table-cell>
          <table:table-cell office:value-type="float" office:value="0.002720225" calcext:value-type="float">
            <text:p>0.002720225</text:p>
          </table:table-cell>
          <table:table-cell office:value-type="float" office:value="0.0002774019" calcext:value-type="float">
            <text:p>0.0002774019</text:p>
          </table:table-cell>
          <table:table-cell office:value-type="float" office:value="0.03167687" calcext:value-type="float">
            <text:p>0.03167687</text:p>
          </table:table-cell>
          <table:table-cell office:value-type="float" office:value="-0.01009515" calcext:value-type="float">
            <text:p>-0.01009515</text:p>
          </table:table-cell>
          <table:table-cell office:value-type="float" office:value="360" calcext:value-type="float">
            <text:p>360</text:p>
          </table:table-cell>
          <table:table-cell office:value-type="float" office:value="-3.867605" calcext:value-type="float">
            <text:p>-3.867605</text:p>
          </table:table-cell>
          <table:table-cell office:value-type="float" office:value="0" calcext:value-type="float">
            <text:p>0</text:p>
          </table:table-cell>
          <table:table-cell office:value-type="float" office:value="223.1513" calcext:value-type="float">
            <text:p>223.1513</text:p>
          </table:table-cell>
          <table:table-cell office:value-type="float" office:value="273.6805" calcext:value-type="float">
            <text:p>273.6805</text:p>
          </table:table-cell>
          <table:table-cell office:value-type="float" office:value="899.3675" calcext:value-type="float">
            <text:p>899.3675</text:p>
          </table:table-cell>
          <table:table-cell office:value-type="float" office:value="862.9543" calcext:value-type="float">
            <text:p>862.9543</text:p>
          </table:table-cell>
          <table:table-cell office:value-type="float" office:value="848.464" calcext:value-type="float">
            <text:p>848.464</text:p>
          </table:table-cell>
          <table:table-cell office:value-type="float" office:value="866.3383" calcext:value-type="float">
            <text:p>866.3383</text:p>
          </table:table-cell>
          <table:table-cell office:value-type="float" office:value="322.1807" calcext:value-type="float">
            <text:p>322.1807</text:p>
          </table:table-cell>
          <table:table-cell office:value-type="float" office:value="439.3246" calcext:value-type="float">
            <text:p>439.3246</text:p>
          </table:table-cell>
          <table:table-cell office:value-type="float" office:value="382.2311" calcext:value-type="float">
            <text:p>382.2311</text:p>
          </table:table-cell>
          <table:table-cell office:value-type="float" office:value="324.8689" calcext:value-type="float">
            <text:p>324.868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22002" calcext:value-type="float">
            <text:p>18022002</text:p>
          </table:table-cell>
          <table:table-cell office:value-type="float" office:value="284.2684" calcext:value-type="float">
            <text:p>284.2684</text:p>
          </table:table-cell>
          <table:table-cell office:value-type="float" office:value="5436.345" calcext:value-type="float">
            <text:p>5436.3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91869" calcext:value-type="float">
            <text:p>-3.91869</text:p>
          </table:table-cell>
          <table:table-cell office:value-type="float" office:value="6.872539" calcext:value-type="float">
            <text:p>6.872539</text:p>
          </table:table-cell>
          <table:table-cell office:value-type="float" office:value="0" calcext:value-type="float">
            <text:p>0</text:p>
          </table:table-cell>
          <table:table-cell office:value-type="float" office:value="49.39281" calcext:value-type="float">
            <text:p>49.39281</text:p>
          </table:table-cell>
          <table:table-cell office:value-type="float" office:value="172.0492" calcext:value-type="float">
            <text:p>172.0492</text:p>
          </table:table-cell>
          <table:table-cell office:value-type="float" office:value="0.002748062" calcext:value-type="float">
            <text:p>0.002748062</text:p>
          </table:table-cell>
          <table:table-cell office:value-type="float" office:value="0.0002774019" calcext:value-type="float">
            <text:p>0.0002774019</text:p>
          </table:table-cell>
          <table:table-cell office:value-type="float" office:value="0.03194965" calcext:value-type="float">
            <text:p>0.03194965</text:p>
          </table:table-cell>
          <table:table-cell office:value-type="float" office:value="-0.01714054" calcext:value-type="float">
            <text:p>-0.01714054</text:p>
          </table:table-cell>
          <table:table-cell office:value-type="float" office:value="360" calcext:value-type="float">
            <text:p>360</text:p>
          </table:table-cell>
          <table:table-cell office:value-type="float" office:value="-3.931069" calcext:value-type="float">
            <text:p>-3.931069</text:p>
          </table:table-cell>
          <table:table-cell office:value-type="float" office:value="0" calcext:value-type="float">
            <text:p>0</text:p>
          </table:table-cell>
          <table:table-cell office:value-type="float" office:value="223.1519" calcext:value-type="float">
            <text:p>223.1519</text:p>
          </table:table-cell>
          <table:table-cell office:value-type="float" office:value="273.6774" calcext:value-type="float">
            <text:p>273.6774</text:p>
          </table:table-cell>
          <table:table-cell office:value-type="float" office:value="899.3548" calcext:value-type="float">
            <text:p>899.3548</text:p>
          </table:table-cell>
          <table:table-cell office:value-type="float" office:value="862.9454" calcext:value-type="float">
            <text:p>862.9454</text:p>
          </table:table-cell>
          <table:table-cell office:value-type="float" office:value="848.4609" calcext:value-type="float">
            <text:p>848.4609</text:p>
          </table:table-cell>
          <table:table-cell office:value-type="float" office:value="866.3348" calcext:value-type="float">
            <text:p>866.3348</text:p>
          </table:table-cell>
          <table:table-cell office:value-type="float" office:value="322.1793" calcext:value-type="float">
            <text:p>322.1793</text:p>
          </table:table-cell>
          <table:table-cell office:value-type="float" office:value="439.3236" calcext:value-type="float">
            <text:p>439.3236</text:p>
          </table:table-cell>
          <table:table-cell office:value-type="float" office:value="382.2303" calcext:value-type="float">
            <text:p>382.2303</text:p>
          </table:table-cell>
          <table:table-cell office:value-type="float" office:value="324.8681" calcext:value-type="float">
            <text:p>324.868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22002" calcext:value-type="float">
            <text:p>19022002</text:p>
          </table:table-cell>
          <table:table-cell office:value-type="float" office:value="284.235" calcext:value-type="float">
            <text:p>284.235</text:p>
          </table:table-cell>
          <table:table-cell office:value-type="float" office:value="5436.331" calcext:value-type="float">
            <text:p>5436.3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972453" calcext:value-type="float">
            <text:p>-3.972453</text:p>
          </table:table-cell>
          <table:table-cell office:value-type="float" office:value="6.481784" calcext:value-type="float">
            <text:p>6.481784</text:p>
          </table:table-cell>
          <table:table-cell office:value-type="float" office:value="0" calcext:value-type="float">
            <text:p>0</text:p>
          </table:table-cell>
          <table:table-cell office:value-type="float" office:value="49.35749" calcext:value-type="float">
            <text:p>49.35749</text:p>
          </table:table-cell>
          <table:table-cell office:value-type="float" office:value="172.0329" calcext:value-type="float">
            <text:p>172.0329</text:p>
          </table:table-cell>
          <table:table-cell office:value-type="float" office:value="0.002775405" calcext:value-type="float">
            <text:p>0.002775405</text:p>
          </table:table-cell>
          <table:table-cell office:value-type="float" office:value="0.0002774019" calcext:value-type="float">
            <text:p>0.0002774019</text:p>
          </table:table-cell>
          <table:table-cell office:value-type="float" office:value="0.03222946" calcext:value-type="float">
            <text:p>0.03222946</text:p>
          </table:table-cell>
          <table:table-cell office:value-type="float" office:value="-0.02382558" calcext:value-type="float">
            <text:p>-0.02382558</text:p>
          </table:table-cell>
          <table:table-cell office:value-type="float" office:value="360" calcext:value-type="float">
            <text:p>360</text:p>
          </table:table-cell>
          <table:table-cell office:value-type="float" office:value="-3.978399" calcext:value-type="float">
            <text:p>-3.978399</text:p>
          </table:table-cell>
          <table:table-cell office:value-type="float" office:value="0" calcext:value-type="float">
            <text:p>0</text:p>
          </table:table-cell>
          <table:table-cell office:value-type="float" office:value="223.1523" calcext:value-type="float">
            <text:p>223.1523</text:p>
          </table:table-cell>
          <table:table-cell office:value-type="float" office:value="273.6747" calcext:value-type="float">
            <text:p>273.6747</text:p>
          </table:table-cell>
          <table:table-cell office:value-type="float" office:value="899.346" calcext:value-type="float">
            <text:p>899.346</text:p>
          </table:table-cell>
          <table:table-cell office:value-type="float" office:value="862.9371" calcext:value-type="float">
            <text:p>862.9371</text:p>
          </table:table-cell>
          <table:table-cell office:value-type="float" office:value="848.4578" calcext:value-type="float">
            <text:p>848.4578</text:p>
          </table:table-cell>
          <table:table-cell office:value-type="float" office:value="866.3314" calcext:value-type="float">
            <text:p>866.3314</text:p>
          </table:table-cell>
          <table:table-cell office:value-type="float" office:value="322.1779" calcext:value-type="float">
            <text:p>322.1779</text:p>
          </table:table-cell>
          <table:table-cell office:value-type="float" office:value="439.3226" calcext:value-type="float">
            <text:p>439.3226</text:p>
          </table:table-cell>
          <table:table-cell office:value-type="float" office:value="382.2295" calcext:value-type="float">
            <text:p>382.2295</text:p>
          </table:table-cell>
          <table:table-cell office:value-type="float" office:value="324.8672" calcext:value-type="float">
            <text:p>324.867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22002" calcext:value-type="float">
            <text:p>20022002</text:p>
          </table:table-cell>
          <table:table-cell office:value-type="float" office:value="284.1171" calcext:value-type="float">
            <text:p>284.1171</text:p>
          </table:table-cell>
          <table:table-cell office:value-type="float" office:value="5436.328" calcext:value-type="float">
            <text:p>5436.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114324" calcext:value-type="float">
            <text:p>-4.114324</text:p>
          </table:table-cell>
          <table:table-cell office:value-type="float" office:value="5.34583" calcext:value-type="float">
            <text:p>5.34583</text:p>
          </table:table-cell>
          <table:table-cell office:value-type="float" office:value="0" calcext:value-type="float">
            <text:p>0</text:p>
          </table:table-cell>
          <table:table-cell office:value-type="float" office:value="49.38872" calcext:value-type="float">
            <text:p>49.38872</text:p>
          </table:table-cell>
          <table:table-cell office:value-type="float" office:value="171.939" calcext:value-type="float">
            <text:p>171.939</text:p>
          </table:table-cell>
          <table:table-cell office:value-type="float" office:value="0.002845548" calcext:value-type="float">
            <text:p>0.002845548</text:p>
          </table:table-cell>
          <table:table-cell office:value-type="float" office:value="0.0002774019" calcext:value-type="float">
            <text:p>0.0002774019</text:p>
          </table:table-cell>
          <table:table-cell office:value-type="float" office:value="0.03251567" calcext:value-type="float">
            <text:p>0.03251567</text:p>
          </table:table-cell>
          <table:table-cell office:value-type="float" office:value="-0.03019381" calcext:value-type="float">
            <text:p>-0.03019381</text:p>
          </table:table-cell>
          <table:table-cell office:value-type="float" office:value="360" calcext:value-type="float">
            <text:p>360</text:p>
          </table:table-cell>
          <table:table-cell office:value-type="float" office:value="-4.114119" calcext:value-type="float">
            <text:p>-4.114119</text:p>
          </table:table-cell>
          <table:table-cell office:value-type="float" office:value="0" calcext:value-type="float">
            <text:p>0</text:p>
          </table:table-cell>
          <table:table-cell office:value-type="float" office:value="223.1572" calcext:value-type="float">
            <text:p>223.1572</text:p>
          </table:table-cell>
          <table:table-cell office:value-type="float" office:value="273.6707" calcext:value-type="float">
            <text:p>273.6707</text:p>
          </table:table-cell>
          <table:table-cell office:value-type="float" office:value="899.3354" calcext:value-type="float">
            <text:p>899.3354</text:p>
          </table:table-cell>
          <table:table-cell office:value-type="float" office:value="862.9287" calcext:value-type="float">
            <text:p>862.9287</text:p>
          </table:table-cell>
          <table:table-cell office:value-type="float" office:value="848.4548" calcext:value-type="float">
            <text:p>848.4548</text:p>
          </table:table-cell>
          <table:table-cell office:value-type="float" office:value="866.3281" calcext:value-type="float">
            <text:p>866.3281</text:p>
          </table:table-cell>
          <table:table-cell office:value-type="float" office:value="322.1765" calcext:value-type="float">
            <text:p>322.1765</text:p>
          </table:table-cell>
          <table:table-cell office:value-type="float" office:value="439.3216" calcext:value-type="float">
            <text:p>439.3216</text:p>
          </table:table-cell>
          <table:table-cell office:value-type="float" office:value="382.2286" calcext:value-type="float">
            <text:p>382.2286</text:p>
          </table:table-cell>
          <table:table-cell office:value-type="float" office:value="324.8664" calcext:value-type="float">
            <text:p>324.866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022002" calcext:value-type="float">
            <text:p>21022002</text:p>
          </table:table-cell>
          <table:table-cell office:value-type="float" office:value="283.9301" calcext:value-type="float">
            <text:p>283.9301</text:p>
          </table:table-cell>
          <table:table-cell office:value-type="float" office:value="5436.327" calcext:value-type="float">
            <text:p>5436.3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311321" calcext:value-type="float">
            <text:p>-4.311321</text:p>
          </table:table-cell>
          <table:table-cell office:value-type="float" office:value="4.485106" calcext:value-type="float">
            <text:p>4.485106</text:p>
          </table:table-cell>
          <table:table-cell office:value-type="float" office:value="0" calcext:value-type="float">
            <text:p>0</text:p>
          </table:table-cell>
          <table:table-cell office:value-type="float" office:value="49.48106" calcext:value-type="float">
            <text:p>49.48106</text:p>
          </table:table-cell>
          <table:table-cell office:value-type="float" office:value="171.7827" calcext:value-type="float">
            <text:p>171.7827</text:p>
          </table:table-cell>
          <table:table-cell office:value-type="float" office:value="0.002938915" calcext:value-type="float">
            <text:p>0.002938915</text:p>
          </table:table-cell>
          <table:table-cell office:value-type="float" office:value="0.0002774019" calcext:value-type="float">
            <text:p>0.0002774019</text:p>
          </table:table-cell>
          <table:table-cell office:value-type="float" office:value="0.03297075" calcext:value-type="float">
            <text:p>0.03297075</text:p>
          </table:table-cell>
          <table:table-cell office:value-type="float" office:value="-0.0327998" calcext:value-type="float">
            <text:p>-0.0327998</text:p>
          </table:table-cell>
          <table:table-cell office:value-type="float" office:value="360" calcext:value-type="float">
            <text:p>360</text:p>
          </table:table-cell>
          <table:table-cell office:value-type="float" office:value="-4.308872" calcext:value-type="float">
            <text:p>-4.308872</text:p>
          </table:table-cell>
          <table:table-cell office:value-type="float" office:value="0" calcext:value-type="float">
            <text:p>0</text:p>
          </table:table-cell>
          <table:table-cell office:value-type="float" office:value="223.1641" calcext:value-type="float">
            <text:p>223.1641</text:p>
          </table:table-cell>
          <table:table-cell office:value-type="float" office:value="273.6659" calcext:value-type="float">
            <text:p>273.6659</text:p>
          </table:table-cell>
          <table:table-cell office:value-type="float" office:value="899.3209" calcext:value-type="float">
            <text:p>899.3209</text:p>
          </table:table-cell>
          <table:table-cell office:value-type="float" office:value="862.9199" calcext:value-type="float">
            <text:p>862.9199</text:p>
          </table:table-cell>
          <table:table-cell office:value-type="float" office:value="848.4518" calcext:value-type="float">
            <text:p>848.4518</text:p>
          </table:table-cell>
          <table:table-cell office:value-type="float" office:value="866.3249" calcext:value-type="float">
            <text:p>866.3249</text:p>
          </table:table-cell>
          <table:table-cell office:value-type="float" office:value="322.1749" calcext:value-type="float">
            <text:p>322.1749</text:p>
          </table:table-cell>
          <table:table-cell office:value-type="float" office:value="439.3206" calcext:value-type="float">
            <text:p>439.3206</text:p>
          </table:table-cell>
          <table:table-cell office:value-type="float" office:value="382.2278" calcext:value-type="float">
            <text:p>382.2278</text:p>
          </table:table-cell>
          <table:table-cell office:value-type="float" office:value="324.8654" calcext:value-type="float">
            <text:p>324.865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022002" calcext:value-type="float">
            <text:p>22022002</text:p>
          </table:table-cell>
          <table:table-cell office:value-type="float" office:value="283.7329" calcext:value-type="float">
            <text:p>283.7329</text:p>
          </table:table-cell>
          <table:table-cell office:value-type="float" office:value="5436.327" calcext:value-type="float">
            <text:p>5436.3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496225" calcext:value-type="float">
            <text:p>-4.496225</text:p>
          </table:table-cell>
          <table:table-cell office:value-type="float" office:value="4.495894" calcext:value-type="float">
            <text:p>4.495894</text:p>
          </table:table-cell>
          <table:table-cell office:value-type="float" office:value="0" calcext:value-type="float">
            <text:p>0</text:p>
          </table:table-cell>
          <table:table-cell office:value-type="float" office:value="49.58015" calcext:value-type="float">
            <text:p>49.58015</text:p>
          </table:table-cell>
          <table:table-cell office:value-type="float" office:value="171.6156" calcext:value-type="float">
            <text:p>171.6156</text:p>
          </table:table-cell>
          <table:table-cell office:value-type="float" office:value="0.003036948" calcext:value-type="float">
            <text:p>0.003036948</text:p>
          </table:table-cell>
          <table:table-cell office:value-type="float" office:value="0.0002774019" calcext:value-type="float">
            <text:p>0.0002774019</text:p>
          </table:table-cell>
          <table:table-cell office:value-type="float" office:value="0.03329289" calcext:value-type="float">
            <text:p>0.03329289</text:p>
          </table:table-cell>
          <table:table-cell office:value-type="float" office:value="-0.03844311" calcext:value-type="float">
            <text:p>-0.03844311</text:p>
          </table:table-cell>
          <table:table-cell office:value-type="float" office:value="360" calcext:value-type="float">
            <text:p>360</text:p>
          </table:table-cell>
          <table:table-cell office:value-type="float" office:value="-4.488356" calcext:value-type="float">
            <text:p>-4.488356</text:p>
          </table:table-cell>
          <table:table-cell office:value-type="float" office:value="0" calcext:value-type="float">
            <text:p>0</text:p>
          </table:table-cell>
          <table:table-cell office:value-type="float" office:value="223.1743" calcext:value-type="float">
            <text:p>223.1743</text:p>
          </table:table-cell>
          <table:table-cell office:value-type="float" office:value="273.6609" calcext:value-type="float">
            <text:p>273.6609</text:p>
          </table:table-cell>
          <table:table-cell office:value-type="float" office:value="899.3052" calcext:value-type="float">
            <text:p>899.3052</text:p>
          </table:table-cell>
          <table:table-cell office:value-type="float" office:value="862.9106" calcext:value-type="float">
            <text:p>862.9106</text:p>
          </table:table-cell>
          <table:table-cell office:value-type="float" office:value="848.4487" calcext:value-type="float">
            <text:p>848.4487</text:p>
          </table:table-cell>
          <table:table-cell office:value-type="float" office:value="866.3216" calcext:value-type="float">
            <text:p>866.3216</text:p>
          </table:table-cell>
          <table:table-cell office:value-type="float" office:value="322.1733" calcext:value-type="float">
            <text:p>322.1733</text:p>
          </table:table-cell>
          <table:table-cell office:value-type="float" office:value="439.3196" calcext:value-type="float">
            <text:p>439.3196</text:p>
          </table:table-cell>
          <table:table-cell office:value-type="float" office:value="382.227" calcext:value-type="float">
            <text:p>382.227</text:p>
          </table:table-cell>
          <table:table-cell office:value-type="float" office:value="324.8646" calcext:value-type="float">
            <text:p>324.864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022002" calcext:value-type="float">
            <text:p>23022002</text:p>
          </table:table-cell>
          <table:table-cell office:value-type="float" office:value="283.5536" calcext:value-type="float">
            <text:p>283.5536</text:p>
          </table:table-cell>
          <table:table-cell office:value-type="float" office:value="5436.324" calcext:value-type="float">
            <text:p>5436.3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672337" calcext:value-type="float">
            <text:p>-4.672337</text:p>
          </table:table-cell>
          <table:table-cell office:value-type="float" office:value="4.340469" calcext:value-type="float">
            <text:p>4.340469</text:p>
          </table:table-cell>
          <table:table-cell office:value-type="float" office:value="0" calcext:value-type="float">
            <text:p>0</text:p>
          </table:table-cell>
          <table:table-cell office:value-type="float" office:value="49.66092" calcext:value-type="float">
            <text:p>49.66092</text:p>
          </table:table-cell>
          <table:table-cell office:value-type="float" office:value="171.4655" calcext:value-type="float">
            <text:p>171.4655</text:p>
          </table:table-cell>
          <table:table-cell office:value-type="float" office:value="0.003134703" calcext:value-type="float">
            <text:p>0.003134703</text:p>
          </table:table-cell>
          <table:table-cell office:value-type="float" office:value="0.0002774019" calcext:value-type="float">
            <text:p>0.0002774019</text:p>
          </table:table-cell>
          <table:table-cell office:value-type="float" office:value="0.03360905" calcext:value-type="float">
            <text:p>0.03360905</text:p>
          </table:table-cell>
          <table:table-cell office:value-type="float" office:value="-0.04392669" calcext:value-type="float">
            <text:p>-0.04392669</text:p>
          </table:table-cell>
          <table:table-cell office:value-type="float" office:value="360" calcext:value-type="float">
            <text:p>360</text:p>
          </table:table-cell>
          <table:table-cell office:value-type="float" office:value="-4.659203" calcext:value-type="float">
            <text:p>-4.659203</text:p>
          </table:table-cell>
          <table:table-cell office:value-type="float" office:value="0" calcext:value-type="float">
            <text:p>0</text:p>
          </table:table-cell>
          <table:table-cell office:value-type="float" office:value="223.1849" calcext:value-type="float">
            <text:p>223.1849</text:p>
          </table:table-cell>
          <table:table-cell office:value-type="float" office:value="273.656" calcext:value-type="float">
            <text:p>273.656</text:p>
          </table:table-cell>
          <table:table-cell office:value-type="float" office:value="899.2893" calcext:value-type="float">
            <text:p>899.2893</text:p>
          </table:table-cell>
          <table:table-cell office:value-type="float" office:value="862.9001" calcext:value-type="float">
            <text:p>862.9001</text:p>
          </table:table-cell>
          <table:table-cell office:value-type="float" office:value="848.4458" calcext:value-type="float">
            <text:p>848.4458</text:p>
          </table:table-cell>
          <table:table-cell office:value-type="float" office:value="866.3182" calcext:value-type="float">
            <text:p>866.3182</text:p>
          </table:table-cell>
          <table:table-cell office:value-type="float" office:value="322.1719" calcext:value-type="float">
            <text:p>322.1719</text:p>
          </table:table-cell>
          <table:table-cell office:value-type="float" office:value="439.3186" calcext:value-type="float">
            <text:p>439.3186</text:p>
          </table:table-cell>
          <table:table-cell office:value-type="float" office:value="382.2262" calcext:value-type="float">
            <text:p>382.2262</text:p>
          </table:table-cell>
          <table:table-cell office:value-type="float" office:value="324.8638" calcext:value-type="float">
            <text:p>324.863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022002" calcext:value-type="float">
            <text:p>24022002</text:p>
          </table:table-cell>
          <table:table-cell office:value-type="float" office:value="283.4377" calcext:value-type="float">
            <text:p>283.4377</text:p>
          </table:table-cell>
          <table:table-cell office:value-type="float" office:value="5436.315" calcext:value-type="float">
            <text:p>5436.3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791537" calcext:value-type="float">
            <text:p>-4.791537</text:p>
          </table:table-cell>
          <table:table-cell office:value-type="float" office:value="3.957752" calcext:value-type="float">
            <text:p>3.957752</text:p>
          </table:table-cell>
          <table:table-cell office:value-type="float" office:value="0" calcext:value-type="float">
            <text:p>0</text:p>
          </table:table-cell>
          <table:table-cell office:value-type="float" office:value="49.67723" calcext:value-type="float">
            <text:p>49.67723</text:p>
          </table:table-cell>
          <table:table-cell office:value-type="float" office:value="171.3754" calcext:value-type="float">
            <text:p>171.3754</text:p>
          </table:table-cell>
          <table:table-cell office:value-type="float" office:value="0.003211152" calcext:value-type="float">
            <text:p>0.003211152</text:p>
          </table:table-cell>
          <table:table-cell office:value-type="float" office:value="0.0002774019" calcext:value-type="float">
            <text:p>0.0002774019</text:p>
          </table:table-cell>
          <table:table-cell office:value-type="float" office:value="0.03392779" calcext:value-type="float">
            <text:p>0.03392779</text:p>
          </table:table-cell>
          <table:table-cell office:value-type="float" office:value="-0.04918807" calcext:value-type="float">
            <text:p>-0.04918807</text:p>
          </table:table-cell>
          <table:table-cell office:value-type="float" office:value="360" calcext:value-type="float">
            <text:p>360</text:p>
          </table:table-cell>
          <table:table-cell office:value-type="float" office:value="-4.773384" calcext:value-type="float">
            <text:p>-4.773384</text:p>
          </table:table-cell>
          <table:table-cell office:value-type="float" office:value="0" calcext:value-type="float">
            <text:p>0</text:p>
          </table:table-cell>
          <table:table-cell office:value-type="float" office:value="223.1919" calcext:value-type="float">
            <text:p>223.1919</text:p>
          </table:table-cell>
          <table:table-cell office:value-type="float" office:value="273.651" calcext:value-type="float">
            <text:p>273.651</text:p>
          </table:table-cell>
          <table:table-cell office:value-type="float" office:value="899.2734" calcext:value-type="float">
            <text:p>899.2734</text:p>
          </table:table-cell>
          <table:table-cell office:value-type="float" office:value="862.8896" calcext:value-type="float">
            <text:p>862.8896</text:p>
          </table:table-cell>
          <table:table-cell office:value-type="float" office:value="848.4428" calcext:value-type="float">
            <text:p>848.4428</text:p>
          </table:table-cell>
          <table:table-cell office:value-type="float" office:value="866.3149" calcext:value-type="float">
            <text:p>866.3149</text:p>
          </table:table-cell>
          <table:table-cell office:value-type="float" office:value="322.1705" calcext:value-type="float">
            <text:p>322.1705</text:p>
          </table:table-cell>
          <table:table-cell office:value-type="float" office:value="439.3176" calcext:value-type="float">
            <text:p>439.3176</text:p>
          </table:table-cell>
          <table:table-cell office:value-type="float" office:value="382.2254" calcext:value-type="float">
            <text:p>382.2254</text:p>
          </table:table-cell>
          <table:table-cell office:value-type="float" office:value="324.8629" calcext:value-type="float">
            <text:p>324.862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22002" calcext:value-type="float">
            <text:p>25022002</text:p>
          </table:table-cell>
          <table:table-cell office:value-type="float" office:value="283.31" calcext:value-type="float">
            <text:p>283.31</text:p>
          </table:table-cell>
          <table:table-cell office:value-type="float" office:value="5436.308" calcext:value-type="float">
            <text:p>5436.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916079" calcext:value-type="float">
            <text:p>-4.916079</text:p>
          </table:table-cell>
          <table:table-cell office:value-type="float" office:value="3.659825" calcext:value-type="float">
            <text:p>3.659825</text:p>
          </table:table-cell>
          <table:table-cell office:value-type="float" office:value="0" calcext:value-type="float">
            <text:p>0</text:p>
          </table:table-cell>
          <table:table-cell office:value-type="float" office:value="49.70296" calcext:value-type="float">
            <text:p>49.70296</text:p>
          </table:table-cell>
          <table:table-cell office:value-type="float" office:value="171.2737" calcext:value-type="float">
            <text:p>171.2737</text:p>
          </table:table-cell>
          <table:table-cell office:value-type="float" office:value="0.00328836" calcext:value-type="float">
            <text:p>0.00328836</text:p>
          </table:table-cell>
          <table:table-cell office:value-type="float" office:value="0.0002774019" calcext:value-type="float">
            <text:p>0.0002774019</text:p>
          </table:table-cell>
          <table:table-cell office:value-type="float" office:value="0.03425078" calcext:value-type="float">
            <text:p>0.03425078</text:p>
          </table:table-cell>
          <table:table-cell office:value-type="float" office:value="-0.05422474" calcext:value-type="float">
            <text:p>-0.05422474</text:p>
          </table:table-cell>
          <table:table-cell office:value-type="float" office:value="360" calcext:value-type="float">
            <text:p>360</text:p>
          </table:table-cell>
          <table:table-cell office:value-type="float" office:value="-4.893135" calcext:value-type="float">
            <text:p>-4.893135</text:p>
          </table:table-cell>
          <table:table-cell office:value-type="float" office:value="0" calcext:value-type="float">
            <text:p>0</text:p>
          </table:table-cell>
          <table:table-cell office:value-type="float" office:value="223.2002" calcext:value-type="float">
            <text:p>223.2002</text:p>
          </table:table-cell>
          <table:table-cell office:value-type="float" office:value="273.6461" calcext:value-type="float">
            <text:p>273.6461</text:p>
          </table:table-cell>
          <table:table-cell office:value-type="float" office:value="899.2578" calcext:value-type="float">
            <text:p>899.2578</text:p>
          </table:table-cell>
          <table:table-cell office:value-type="float" office:value="862.879" calcext:value-type="float">
            <text:p>862.879</text:p>
          </table:table-cell>
          <table:table-cell office:value-type="float" office:value="848.4398" calcext:value-type="float">
            <text:p>848.4398</text:p>
          </table:table-cell>
          <table:table-cell office:value-type="float" office:value="866.3115" calcext:value-type="float">
            <text:p>866.3115</text:p>
          </table:table-cell>
          <table:table-cell office:value-type="float" office:value="322.1691" calcext:value-type="float">
            <text:p>322.1691</text:p>
          </table:table-cell>
          <table:table-cell office:value-type="float" office:value="439.3166" calcext:value-type="float">
            <text:p>439.3166</text:p>
          </table:table-cell>
          <table:table-cell office:value-type="float" office:value="382.2247" calcext:value-type="float">
            <text:p>382.2247</text:p>
          </table:table-cell>
          <table:table-cell office:value-type="float" office:value="324.8621" calcext:value-type="float">
            <text:p>324.862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022002" calcext:value-type="float">
            <text:p>26022002</text:p>
          </table:table-cell>
          <table:table-cell office:value-type="float" office:value="283.1362" calcext:value-type="float">
            <text:p>283.1362</text:p>
          </table:table-cell>
          <table:table-cell office:value-type="float" office:value="5436.308" calcext:value-type="float">
            <text:p>5436.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07819" calcext:value-type="float">
            <text:p>-5.07819</text:p>
          </table:table-cell>
          <table:table-cell office:value-type="float" office:value="3.458876" calcext:value-type="float">
            <text:p>3.458876</text:p>
          </table:table-cell>
          <table:table-cell office:value-type="float" office:value="0" calcext:value-type="float">
            <text:p>0</text:p>
          </table:table-cell>
          <table:table-cell office:value-type="float" office:value="49.77244" calcext:value-type="float">
            <text:p>49.77244</text:p>
          </table:table-cell>
          <table:table-cell office:value-type="float" office:value="171.1282" calcext:value-type="float">
            <text:p>171.1282</text:p>
          </table:table-cell>
          <table:table-cell office:value-type="float" office:value="0.003374872" calcext:value-type="float">
            <text:p>0.003374872</text:p>
          </table:table-cell>
          <table:table-cell office:value-type="float" office:value="0.0002774019" calcext:value-type="float">
            <text:p>0.0002774019</text:p>
          </table:table-cell>
          <table:table-cell office:value-type="float" office:value="0.03457789" calcext:value-type="float">
            <text:p>0.03457789</text:p>
          </table:table-cell>
          <table:table-cell office:value-type="float" office:value="-0.05906029" calcext:value-type="float">
            <text:p>-0.05906029</text:p>
          </table:table-cell>
          <table:table-cell office:value-type="float" office:value="360" calcext:value-type="float">
            <text:p>360</text:p>
          </table:table-cell>
          <table:table-cell office:value-type="float" office:value="-5.050652" calcext:value-type="float">
            <text:p>-5.050652</text:p>
          </table:table-cell>
          <table:table-cell office:value-type="float" office:value="0" calcext:value-type="float">
            <text:p>0</text:p>
          </table:table-cell>
          <table:table-cell office:value-type="float" office:value="223.2124" calcext:value-type="float">
            <text:p>223.2124</text:p>
          </table:table-cell>
          <table:table-cell office:value-type="float" office:value="273.6416" calcext:value-type="float">
            <text:p>273.6416</text:p>
          </table:table-cell>
          <table:table-cell office:value-type="float" office:value="899.2419" calcext:value-type="float">
            <text:p>899.2419</text:p>
          </table:table-cell>
          <table:table-cell office:value-type="float" office:value="862.8685" calcext:value-type="float">
            <text:p>862.8685</text:p>
          </table:table-cell>
          <table:table-cell office:value-type="float" office:value="848.4368" calcext:value-type="float">
            <text:p>848.4368</text:p>
          </table:table-cell>
          <table:table-cell office:value-type="float" office:value="866.308" calcext:value-type="float">
            <text:p>866.308</text:p>
          </table:table-cell>
          <table:table-cell office:value-type="float" office:value="322.1678" calcext:value-type="float">
            <text:p>322.1678</text:p>
          </table:table-cell>
          <table:table-cell office:value-type="float" office:value="439.3156" calcext:value-type="float">
            <text:p>439.3156</text:p>
          </table:table-cell>
          <table:table-cell office:value-type="float" office:value="382.2239" calcext:value-type="float">
            <text:p>382.2239</text:p>
          </table:table-cell>
          <table:table-cell office:value-type="float" office:value="324.8613" calcext:value-type="float">
            <text:p>324.861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022002" calcext:value-type="float">
            <text:p>27022002</text:p>
          </table:table-cell>
          <table:table-cell office:value-type="float" office:value="282.9201" calcext:value-type="float">
            <text:p>282.9201</text:p>
          </table:table-cell>
          <table:table-cell office:value-type="float" office:value="5436.309" calcext:value-type="float">
            <text:p>5436.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280272" calcext:value-type="float">
            <text:p>-5.280272</text:p>
          </table:table-cell>
          <table:table-cell office:value-type="float" office:value="3.533828" calcext:value-type="float">
            <text:p>3.533828</text:p>
          </table:table-cell>
          <table:table-cell office:value-type="float" office:value="0" calcext:value-type="float">
            <text:p>0</text:p>
          </table:table-cell>
          <table:table-cell office:value-type="float" office:value="49.88342" calcext:value-type="float">
            <text:p>49.88342</text:p>
          </table:table-cell>
          <table:table-cell office:value-type="float" office:value="170.9429" calcext:value-type="float">
            <text:p>170.9429</text:p>
          </table:table-cell>
          <table:table-cell office:value-type="float" office:value="0.003472808" calcext:value-type="float">
            <text:p>0.003472808</text:p>
          </table:table-cell>
          <table:table-cell office:value-type="float" office:value="0.0002774019" calcext:value-type="float">
            <text:p>0.0002774019</text:p>
          </table:table-cell>
          <table:table-cell office:value-type="float" office:value="0.03490887" calcext:value-type="float">
            <text:p>0.03490887</text:p>
          </table:table-cell>
          <table:table-cell office:value-type="float" office:value="-0.06370453" calcext:value-type="float">
            <text:p>-0.06370453</text:p>
          </table:table-cell>
          <table:table-cell office:value-type="float" office:value="360" calcext:value-type="float">
            <text:p>360</text:p>
          </table:table-cell>
          <table:table-cell office:value-type="float" office:value="-5.248322" calcext:value-type="float">
            <text:p>-5.248322</text:p>
          </table:table-cell>
          <table:table-cell office:value-type="float" office:value="0" calcext:value-type="float">
            <text:p>0</text:p>
          </table:table-cell>
          <table:table-cell office:value-type="float" office:value="223.225" calcext:value-type="float">
            <text:p>223.225</text:p>
          </table:table-cell>
          <table:table-cell office:value-type="float" office:value="273.6369" calcext:value-type="float">
            <text:p>273.6369</text:p>
          </table:table-cell>
          <table:table-cell office:value-type="float" office:value="899.2258" calcext:value-type="float">
            <text:p>899.2258</text:p>
          </table:table-cell>
          <table:table-cell office:value-type="float" office:value="862.8578" calcext:value-type="float">
            <text:p>862.8578</text:p>
          </table:table-cell>
          <table:table-cell office:value-type="float" office:value="848.4338" calcext:value-type="float">
            <text:p>848.4338</text:p>
          </table:table-cell>
          <table:table-cell office:value-type="float" office:value="866.3047" calcext:value-type="float">
            <text:p>866.3047</text:p>
          </table:table-cell>
          <table:table-cell office:value-type="float" office:value="322.1664" calcext:value-type="float">
            <text:p>322.1664</text:p>
          </table:table-cell>
          <table:table-cell office:value-type="float" office:value="439.3146" calcext:value-type="float">
            <text:p>439.3146</text:p>
          </table:table-cell>
          <table:table-cell office:value-type="float" office:value="382.2231" calcext:value-type="float">
            <text:p>382.2231</text:p>
          </table:table-cell>
          <table:table-cell office:value-type="float" office:value="324.8605" calcext:value-type="float">
            <text:p>324.860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022002" calcext:value-type="float">
            <text:p>28022002</text:p>
          </table:table-cell>
          <table:table-cell office:value-type="float" office:value="282.7209" calcext:value-type="float">
            <text:p>282.7209</text:p>
          </table:table-cell>
          <table:table-cell office:value-type="float" office:value="5436.31" calcext:value-type="float">
            <text:p>5436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473063" calcext:value-type="float">
            <text:p>-5.473063</text:p>
          </table:table-cell>
          <table:table-cell office:value-type="float" office:value="3.485164" calcext:value-type="float">
            <text:p>3.485164</text:p>
          </table:table-cell>
          <table:table-cell office:value-type="float" office:value="0" calcext:value-type="float">
            <text:p>0</text:p>
          </table:table-cell>
          <table:table-cell office:value-type="float" office:value="49.97741" calcext:value-type="float">
            <text:p>49.97741</text:p>
          </table:table-cell>
          <table:table-cell office:value-type="float" office:value="170.7735" calcext:value-type="float">
            <text:p>170.7735</text:p>
          </table:table-cell>
          <table:table-cell office:value-type="float" office:value="0.003571408" calcext:value-type="float">
            <text:p>0.003571408</text:p>
          </table:table-cell>
          <table:table-cell office:value-type="float" office:value="0.0002774019" calcext:value-type="float">
            <text:p>0.0002774019</text:p>
          </table:table-cell>
          <table:table-cell office:value-type="float" office:value="0.03524649" calcext:value-type="float">
            <text:p>0.03524649</text:p>
          </table:table-cell>
          <table:table-cell office:value-type="float" office:value="-0.06805244" calcext:value-type="float">
            <text:p>-0.06805244</text:p>
          </table:table-cell>
          <table:table-cell office:value-type="float" office:value="360" calcext:value-type="float">
            <text:p>360</text:p>
          </table:table-cell>
          <table:table-cell office:value-type="float" office:value="-5.437004" calcext:value-type="float">
            <text:p>-5.437004</text:p>
          </table:table-cell>
          <table:table-cell office:value-type="float" office:value="0" calcext:value-type="float">
            <text:p>0</text:p>
          </table:table-cell>
          <table:table-cell office:value-type="float" office:value="223.2378" calcext:value-type="float">
            <text:p>223.2378</text:p>
          </table:table-cell>
          <table:table-cell office:value-type="float" office:value="273.6319" calcext:value-type="float">
            <text:p>273.6319</text:p>
          </table:table-cell>
          <table:table-cell office:value-type="float" office:value="899.2095" calcext:value-type="float">
            <text:p>899.2095</text:p>
          </table:table-cell>
          <table:table-cell office:value-type="float" office:value="862.8472" calcext:value-type="float">
            <text:p>862.8472</text:p>
          </table:table-cell>
          <table:table-cell office:value-type="float" office:value="848.431" calcext:value-type="float">
            <text:p>848.431</text:p>
          </table:table-cell>
          <table:table-cell office:value-type="float" office:value="866.3013" calcext:value-type="float">
            <text:p>866.3013</text:p>
          </table:table-cell>
          <table:table-cell office:value-type="float" office:value="322.1649" calcext:value-type="float">
            <text:p>322.1649</text:p>
          </table:table-cell>
          <table:table-cell office:value-type="float" office:value="439.3136" calcext:value-type="float">
            <text:p>439.3136</text:p>
          </table:table-cell>
          <table:table-cell office:value-type="float" office:value="382.2224" calcext:value-type="float">
            <text:p>382.2224</text:p>
          </table:table-cell>
          <table:table-cell office:value-type="float" office:value="324.8596" calcext:value-type="float">
            <text:p>324.859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32002" calcext:value-type="float">
            <text:p>1032002</text:p>
          </table:table-cell>
          <table:table-cell office:value-type="float" office:value="282.5764" calcext:value-type="float">
            <text:p>282.5764</text:p>
          </table:table-cell>
          <table:table-cell office:value-type="float" office:value="5436.307" calcext:value-type="float">
            <text:p>5436.3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614666" calcext:value-type="float">
            <text:p>-5.614666</text:p>
          </table:table-cell>
          <table:table-cell office:value-type="float" office:value="3.401988" calcext:value-type="float">
            <text:p>3.401988</text:p>
          </table:table-cell>
          <table:table-cell office:value-type="float" office:value="0" calcext:value-type="float">
            <text:p>0</text:p>
          </table:table-cell>
          <table:table-cell office:value-type="float" office:value="50.01454" calcext:value-type="float">
            <text:p>50.01454</text:p>
          </table:table-cell>
          <table:table-cell office:value-type="float" office:value="170.656" calcext:value-type="float">
            <text:p>170.656</text:p>
          </table:table-cell>
          <table:table-cell office:value-type="float" office:value="0.0036527" calcext:value-type="float">
            <text:p>0.0036527</text:p>
          </table:table-cell>
          <table:table-cell office:value-type="float" office:value="0.0002774019" calcext:value-type="float">
            <text:p>0.0002774019</text:p>
          </table:table-cell>
          <table:table-cell office:value-type="float" office:value="0.03559392" calcext:value-type="float">
            <text:p>0.03559392</text:p>
          </table:table-cell>
          <table:table-cell office:value-type="float" office:value="-0.07198419" calcext:value-type="float">
            <text:p>-0.07198419</text:p>
          </table:table-cell>
          <table:table-cell office:value-type="float" office:value="360" calcext:value-type="float">
            <text:p>360</text:p>
          </table:table-cell>
          <table:table-cell office:value-type="float" office:value="-5.574941" calcext:value-type="float">
            <text:p>-5.574941</text:p>
          </table:table-cell>
          <table:table-cell office:value-type="float" office:value="0" calcext:value-type="float">
            <text:p>0</text:p>
          </table:table-cell>
          <table:table-cell office:value-type="float" office:value="223.2501" calcext:value-type="float">
            <text:p>223.2501</text:p>
          </table:table-cell>
          <table:table-cell office:value-type="float" office:value="273.6273" calcext:value-type="float">
            <text:p>273.6273</text:p>
          </table:table-cell>
          <table:table-cell office:value-type="float" office:value="899.1932" calcext:value-type="float">
            <text:p>899.1932</text:p>
          </table:table-cell>
          <table:table-cell office:value-type="float" office:value="862.8365" calcext:value-type="float">
            <text:p>862.8365</text:p>
          </table:table-cell>
          <table:table-cell office:value-type="float" office:value="848.4279" calcext:value-type="float">
            <text:p>848.4279</text:p>
          </table:table-cell>
          <table:table-cell office:value-type="float" office:value="866.2979" calcext:value-type="float">
            <text:p>866.2979</text:p>
          </table:table-cell>
          <table:table-cell office:value-type="float" office:value="322.1636" calcext:value-type="float">
            <text:p>322.1636</text:p>
          </table:table-cell>
          <table:table-cell office:value-type="float" office:value="439.3126" calcext:value-type="float">
            <text:p>439.3126</text:p>
          </table:table-cell>
          <table:table-cell office:value-type="float" office:value="382.2216" calcext:value-type="float">
            <text:p>382.2216</text:p>
          </table:table-cell>
          <table:table-cell office:value-type="float" office:value="324.8589" calcext:value-type="float">
            <text:p>324.858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32002" calcext:value-type="float">
            <text:p>2032002</text:p>
          </table:table-cell>
          <table:table-cell office:value-type="float" office:value="282.4588" calcext:value-type="float">
            <text:p>282.4588</text:p>
          </table:table-cell>
          <table:table-cell office:value-type="float" office:value="5436.3" calcext:value-type="float">
            <text:p>5436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737221" calcext:value-type="float">
            <text:p>-5.737221</text:p>
          </table:table-cell>
          <table:table-cell office:value-type="float" office:value="3.204979" calcext:value-type="float">
            <text:p>3.204979</text:p>
          </table:table-cell>
          <table:table-cell office:value-type="float" office:value="0" calcext:value-type="float">
            <text:p>0</text:p>
          </table:table-cell>
          <table:table-cell office:value-type="float" office:value="50.02749" calcext:value-type="float">
            <text:p>50.02749</text:p>
          </table:table-cell>
          <table:table-cell office:value-type="float" office:value="170.5637" calcext:value-type="float">
            <text:p>170.5637</text:p>
          </table:table-cell>
          <table:table-cell office:value-type="float" office:value="0.003728194" calcext:value-type="float">
            <text:p>0.003728194</text:p>
          </table:table-cell>
          <table:table-cell office:value-type="float" office:value="0.0002774019" calcext:value-type="float">
            <text:p>0.0002774019</text:p>
          </table:table-cell>
          <table:table-cell office:value-type="float" office:value="0.03594189" calcext:value-type="float">
            <text:p>0.03594189</text:p>
          </table:table-cell>
          <table:table-cell office:value-type="float" office:value="-0.07583811" calcext:value-type="float">
            <text:p>-0.07583811</text:p>
          </table:table-cell>
          <table:table-cell office:value-type="float" office:value="360" calcext:value-type="float">
            <text:p>360</text:p>
          </table:table-cell>
          <table:table-cell office:value-type="float" office:value="-5.693915" calcext:value-type="float">
            <text:p>-5.693915</text:p>
          </table:table-cell>
          <table:table-cell office:value-type="float" office:value="0" calcext:value-type="float">
            <text:p>0</text:p>
          </table:table-cell>
          <table:table-cell office:value-type="float" office:value="223.2587" calcext:value-type="float">
            <text:p>223.2587</text:p>
          </table:table-cell>
          <table:table-cell office:value-type="float" office:value="273.6228" calcext:value-type="float">
            <text:p>273.6228</text:p>
          </table:table-cell>
          <table:table-cell office:value-type="float" office:value="899.1773" calcext:value-type="float">
            <text:p>899.1773</text:p>
          </table:table-cell>
          <table:table-cell office:value-type="float" office:value="862.8259" calcext:value-type="float">
            <text:p>862.8259</text:p>
          </table:table-cell>
          <table:table-cell office:value-type="float" office:value="848.425" calcext:value-type="float">
            <text:p>848.425</text:p>
          </table:table-cell>
          <table:table-cell office:value-type="float" office:value="866.2945" calcext:value-type="float">
            <text:p>866.2945</text:p>
          </table:table-cell>
          <table:table-cell office:value-type="float" office:value="322.1622" calcext:value-type="float">
            <text:p>322.1622</text:p>
          </table:table-cell>
          <table:table-cell office:value-type="float" office:value="439.3116" calcext:value-type="float">
            <text:p>439.3116</text:p>
          </table:table-cell>
          <table:table-cell office:value-type="float" office:value="382.2208" calcext:value-type="float">
            <text:p>382.2208</text:p>
          </table:table-cell>
          <table:table-cell office:value-type="float" office:value="324.8581" calcext:value-type="float">
            <text:p>324.858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32002" calcext:value-type="float">
            <text:p>3032002</text:p>
          </table:table-cell>
          <table:table-cell office:value-type="float" office:value="282.2018" calcext:value-type="float">
            <text:p>282.2018</text:p>
          </table:table-cell>
          <table:table-cell office:value-type="float" office:value="5436.308" calcext:value-type="float">
            <text:p>5436.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025634" calcext:value-type="float">
            <text:p>-6.025634</text:p>
          </table:table-cell>
          <table:table-cell office:value-type="float" office:value="1.962455" calcext:value-type="float">
            <text:p>1.962455</text:p>
          </table:table-cell>
          <table:table-cell office:value-type="float" office:value="0" calcext:value-type="float">
            <text:p>0</text:p>
          </table:table-cell>
          <table:table-cell office:value-type="float" office:value="50.16937" calcext:value-type="float">
            <text:p>50.16937</text:p>
          </table:table-cell>
          <table:table-cell office:value-type="float" office:value="170.3362" calcext:value-type="float">
            <text:p>170.3362</text:p>
          </table:table-cell>
          <table:table-cell office:value-type="float" office:value="0.003770381" calcext:value-type="float">
            <text:p>0.003770381</text:p>
          </table:table-cell>
          <table:table-cell office:value-type="float" office:value="0.008730901" calcext:value-type="float">
            <text:p>0.008730901</text:p>
          </table:table-cell>
          <table:table-cell office:value-type="float" office:value="0.03690119" calcext:value-type="float">
            <text:p>0.03690119</text:p>
          </table:table-cell>
          <table:table-cell office:value-type="float" office:value="-0.06852694" calcext:value-type="float">
            <text:p>-0.06852694</text:p>
          </table:table-cell>
          <table:table-cell office:value-type="float" office:value="360" calcext:value-type="float">
            <text:p>360</text:p>
          </table:table-cell>
          <table:table-cell office:value-type="float" office:value="-6.000415" calcext:value-type="float">
            <text:p>-6.000415</text:p>
          </table:table-cell>
          <table:table-cell office:value-type="float" office:value="0" calcext:value-type="float">
            <text:p>0</text:p>
          </table:table-cell>
          <table:table-cell office:value-type="float" office:value="223.2782" calcext:value-type="float">
            <text:p>223.2782</text:p>
          </table:table-cell>
          <table:table-cell office:value-type="float" office:value="273.6182" calcext:value-type="float">
            <text:p>273.6182</text:p>
          </table:table-cell>
          <table:table-cell office:value-type="float" office:value="899.1614" calcext:value-type="float">
            <text:p>899.1614</text:p>
          </table:table-cell>
          <table:table-cell office:value-type="float" office:value="862.8152" calcext:value-type="float">
            <text:p>862.8152</text:p>
          </table:table-cell>
          <table:table-cell office:value-type="float" office:value="848.4222" calcext:value-type="float">
            <text:p>848.4222</text:p>
          </table:table-cell>
          <table:table-cell office:value-type="float" office:value="866.2916" calcext:value-type="float">
            <text:p>866.2916</text:p>
          </table:table-cell>
          <table:table-cell office:value-type="float" office:value="322.1611" calcext:value-type="float">
            <text:p>322.1611</text:p>
          </table:table-cell>
          <table:table-cell office:value-type="float" office:value="439.3107" calcext:value-type="float">
            <text:p>439.3107</text:p>
          </table:table-cell>
          <table:table-cell office:value-type="float" office:value="382.2199" calcext:value-type="float">
            <text:p>382.2199</text:p>
          </table:table-cell>
          <table:table-cell office:value-type="float" office:value="324.8571" calcext:value-type="float">
            <text:p>324.857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032002" calcext:value-type="float">
            <text:p>4032002</text:p>
          </table:table-cell>
          <table:table-cell office:value-type="float" office:value="282.0221" calcext:value-type="float">
            <text:p>282.0221</text:p>
          </table:table-cell>
          <table:table-cell office:value-type="float" office:value="5436.305" calcext:value-type="float">
            <text:p>5436.3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204081" calcext:value-type="float">
            <text:p>-6.204081</text:p>
          </table:table-cell>
          <table:table-cell office:value-type="float" office:value="1.959848" calcext:value-type="float">
            <text:p>1.959848</text:p>
          </table:table-cell>
          <table:table-cell office:value-type="float" office:value="0" calcext:value-type="float">
            <text:p>0</text:p>
          </table:table-cell>
          <table:table-cell office:value-type="float" office:value="50.24685" calcext:value-type="float">
            <text:p>50.24685</text:p>
          </table:table-cell>
          <table:table-cell office:value-type="float" office:value="170.1853" calcext:value-type="float">
            <text:p>170.1853</text:p>
          </table:table-cell>
          <table:table-cell office:value-type="float" office:value="0.003851621" calcext:value-type="float">
            <text:p>0.003851621</text:p>
          </table:table-cell>
          <table:table-cell office:value-type="float" office:value="0.008730901" calcext:value-type="float">
            <text:p>0.008730901</text:p>
          </table:table-cell>
          <table:table-cell office:value-type="float" office:value="0.03765631" calcext:value-type="float">
            <text:p>0.03765631</text:p>
          </table:table-cell>
          <table:table-cell office:value-type="float" office:value="-0.06817646" calcext:value-type="float">
            <text:p>-0.06817646</text:p>
          </table:table-cell>
          <table:table-cell office:value-type="float" office:value="360" calcext:value-type="float">
            <text:p>360</text:p>
          </table:table-cell>
          <table:table-cell office:value-type="float" office:value="-6.179886" calcext:value-type="float">
            <text:p>-6.179886</text:p>
          </table:table-cell>
          <table:table-cell office:value-type="float" office:value="0" calcext:value-type="float">
            <text:p>0</text:p>
          </table:table-cell>
          <table:table-cell office:value-type="float" office:value="223.2893" calcext:value-type="float">
            <text:p>223.2893</text:p>
          </table:table-cell>
          <table:table-cell office:value-type="float" office:value="273.6132" calcext:value-type="float">
            <text:p>273.6132</text:p>
          </table:table-cell>
          <table:table-cell office:value-type="float" office:value="899.1452" calcext:value-type="float">
            <text:p>899.1452</text:p>
          </table:table-cell>
          <table:table-cell office:value-type="float" office:value="862.8046" calcext:value-type="float">
            <text:p>862.8046</text:p>
          </table:table-cell>
          <table:table-cell office:value-type="float" office:value="848.4194" calcext:value-type="float">
            <text:p>848.4194</text:p>
          </table:table-cell>
          <table:table-cell office:value-type="float" office:value="866.2883" calcext:value-type="float">
            <text:p>866.2883</text:p>
          </table:table-cell>
          <table:table-cell office:value-type="float" office:value="322.1593" calcext:value-type="float">
            <text:p>322.1593</text:p>
          </table:table-cell>
          <table:table-cell office:value-type="float" office:value="439.3098" calcext:value-type="float">
            <text:p>439.3098</text:p>
          </table:table-cell>
          <table:table-cell office:value-type="float" office:value="382.2191" calcext:value-type="float">
            <text:p>382.2191</text:p>
          </table:table-cell>
          <table:table-cell office:value-type="float" office:value="324.8563" calcext:value-type="float">
            <text:p>324.85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32002" calcext:value-type="float">
            <text:p>5032002</text:p>
          </table:table-cell>
          <table:table-cell office:value-type="float" office:value="281.9206" calcext:value-type="float">
            <text:p>281.9206</text:p>
          </table:table-cell>
          <table:table-cell office:value-type="float" office:value="5436.296" calcext:value-type="float">
            <text:p>5436.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291672" calcext:value-type="float">
            <text:p>-6.291672</text:p>
          </table:table-cell>
          <table:table-cell office:value-type="float" office:value="2.213218" calcext:value-type="float">
            <text:p>2.213218</text:p>
          </table:table-cell>
          <table:table-cell office:value-type="float" office:value="0" calcext:value-type="float">
            <text:p>0</text:p>
          </table:table-cell>
          <table:table-cell office:value-type="float" office:value="50.24502" calcext:value-type="float">
            <text:p>50.24502</text:p>
          </table:table-cell>
          <table:table-cell office:value-type="float" office:value="170.1077" calcext:value-type="float">
            <text:p>170.1077</text:p>
          </table:table-cell>
          <table:table-cell office:value-type="float" office:value="0.003912989" calcext:value-type="float">
            <text:p>0.003912989</text:p>
          </table:table-cell>
          <table:table-cell office:value-type="float" office:value="0.008730901" calcext:value-type="float">
            <text:p>0.008730901</text:p>
          </table:table-cell>
          <table:table-cell office:value-type="float" office:value="0.03827373" calcext:value-type="float">
            <text:p>0.03827373</text:p>
          </table:table-cell>
          <table:table-cell office:value-type="float" office:value="-0.06921852" calcext:value-type="float">
            <text:p>-0.06921852</text:p>
          </table:table-cell>
          <table:table-cell office:value-type="float" office:value="360" calcext:value-type="float">
            <text:p>360</text:p>
          </table:table-cell>
          <table:table-cell office:value-type="float" office:value="-6.266991" calcext:value-type="float">
            <text:p>-6.266991</text:p>
          </table:table-cell>
          <table:table-cell office:value-type="float" office:value="0" calcext:value-type="float">
            <text:p>0</text:p>
          </table:table-cell>
          <table:table-cell office:value-type="float" office:value="223.2979" calcext:value-type="float">
            <text:p>223.2979</text:p>
          </table:table-cell>
          <table:table-cell office:value-type="float" office:value="273.6085" calcext:value-type="float">
            <text:p>273.6085</text:p>
          </table:table-cell>
          <table:table-cell office:value-type="float" office:value="899.1293" calcext:value-type="float">
            <text:p>899.1293</text:p>
          </table:table-cell>
          <table:table-cell office:value-type="float" office:value="862.7939" calcext:value-type="float">
            <text:p>862.7939</text:p>
          </table:table-cell>
          <table:table-cell office:value-type="float" office:value="848.4166" calcext:value-type="float">
            <text:p>848.4166</text:p>
          </table:table-cell>
          <table:table-cell office:value-type="float" office:value="866.2845" calcext:value-type="float">
            <text:p>866.2845</text:p>
          </table:table-cell>
          <table:table-cell office:value-type="float" office:value="322.1577" calcext:value-type="float">
            <text:p>322.1577</text:p>
          </table:table-cell>
          <table:table-cell office:value-type="float" office:value="439.3089" calcext:value-type="float">
            <text:p>439.3089</text:p>
          </table:table-cell>
          <table:table-cell office:value-type="float" office:value="382.2184" calcext:value-type="float">
            <text:p>382.2184</text:p>
          </table:table-cell>
          <table:table-cell office:value-type="float" office:value="324.8555" calcext:value-type="float">
            <text:p>324.855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32002" calcext:value-type="float">
            <text:p>6032002</text:p>
          </table:table-cell>
          <table:table-cell office:value-type="float" office:value="281.8179" calcext:value-type="float">
            <text:p>281.8179</text:p>
          </table:table-cell>
          <table:table-cell office:value-type="float" office:value="5436.287" calcext:value-type="float">
            <text:p>5436.2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374431" calcext:value-type="float">
            <text:p>-6.374431</text:p>
          </table:table-cell>
          <table:table-cell office:value-type="float" office:value="2.629022" calcext:value-type="float">
            <text:p>2.629022</text:p>
          </table:table-cell>
          <table:table-cell office:value-type="float" office:value="0" calcext:value-type="float">
            <text:p>0</text:p>
          </table:table-cell>
          <table:table-cell office:value-type="float" office:value="50.24461" calcext:value-type="float">
            <text:p>50.24461</text:p>
          </table:table-cell>
          <table:table-cell office:value-type="float" office:value="170.028" calcext:value-type="float">
            <text:p>170.028</text:p>
          </table:table-cell>
          <table:table-cell office:value-type="float" office:value="0.003973017" calcext:value-type="float">
            <text:p>0.003973017</text:p>
          </table:table-cell>
          <table:table-cell office:value-type="float" office:value="0.008730901" calcext:value-type="float">
            <text:p>0.008730901</text:p>
          </table:table-cell>
          <table:table-cell office:value-type="float" office:value="0.03879368" calcext:value-type="float">
            <text:p>0.03879368</text:p>
          </table:table-cell>
          <table:table-cell office:value-type="float" office:value="-0.06826946" calcext:value-type="float">
            <text:p>-0.06826946</text:p>
          </table:table-cell>
          <table:table-cell office:value-type="float" office:value="360" calcext:value-type="float">
            <text:p>360</text:p>
          </table:table-cell>
          <table:table-cell office:value-type="float" office:value="-6.35116" calcext:value-type="float">
            <text:p>-6.35116</text:p>
          </table:table-cell>
          <table:table-cell office:value-type="float" office:value="0" calcext:value-type="float">
            <text:p>0</text:p>
          </table:table-cell>
          <table:table-cell office:value-type="float" office:value="223.3071" calcext:value-type="float">
            <text:p>223.3071</text:p>
          </table:table-cell>
          <table:table-cell office:value-type="float" office:value="273.6038" calcext:value-type="float">
            <text:p>273.6038</text:p>
          </table:table-cell>
          <table:table-cell office:value-type="float" office:value="899.114" calcext:value-type="float">
            <text:p>899.114</text:p>
          </table:table-cell>
          <table:table-cell office:value-type="float" office:value="862.7833" calcext:value-type="float">
            <text:p>862.7833</text:p>
          </table:table-cell>
          <table:table-cell office:value-type="float" office:value="848.4141" calcext:value-type="float">
            <text:p>848.4141</text:p>
          </table:table-cell>
          <table:table-cell office:value-type="float" office:value="866.2809" calcext:value-type="float">
            <text:p>866.2809</text:p>
          </table:table-cell>
          <table:table-cell office:value-type="float" office:value="322.1561" calcext:value-type="float">
            <text:p>322.1561</text:p>
          </table:table-cell>
          <table:table-cell office:value-type="float" office:value="439.3079" calcext:value-type="float">
            <text:p>439.3079</text:p>
          </table:table-cell>
          <table:table-cell office:value-type="float" office:value="382.2176" calcext:value-type="float">
            <text:p>382.2176</text:p>
          </table:table-cell>
          <table:table-cell office:value-type="float" office:value="324.8548" calcext:value-type="float">
            <text:p>324.854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32002" calcext:value-type="float">
            <text:p>7032002</text:p>
          </table:table-cell>
          <table:table-cell office:value-type="float" office:value="281.6942" calcext:value-type="float">
            <text:p>281.6942</text:p>
          </table:table-cell>
          <table:table-cell office:value-type="float" office:value="5436.28" calcext:value-type="float">
            <text:p>5436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475723" calcext:value-type="float">
            <text:p>-6.475723</text:p>
          </table:table-cell>
          <table:table-cell office:value-type="float" office:value="3.07653" calcext:value-type="float">
            <text:p>3.07653</text:p>
          </table:table-cell>
          <table:table-cell office:value-type="float" office:value="0" calcext:value-type="float">
            <text:p>0</text:p>
          </table:table-cell>
          <table:table-cell office:value-type="float" office:value="50.26133" calcext:value-type="float">
            <text:p>50.26133</text:p>
          </table:table-cell>
          <table:table-cell office:value-type="float" office:value="169.9282" calcext:value-type="float">
            <text:p>169.9282</text:p>
          </table:table-cell>
          <table:table-cell office:value-type="float" office:value="0.004046331" calcext:value-type="float">
            <text:p>0.004046331</text:p>
          </table:table-cell>
          <table:table-cell office:value-type="float" office:value="0.008730901" calcext:value-type="float">
            <text:p>0.008730901</text:p>
          </table:table-cell>
          <table:table-cell office:value-type="float" office:value="0.03920248" calcext:value-type="float">
            <text:p>0.03920248</text:p>
          </table:table-cell>
          <table:table-cell office:value-type="float" office:value="-0.06823479" calcext:value-type="float">
            <text:p>-0.06823479</text:p>
          </table:table-cell>
          <table:table-cell office:value-type="float" office:value="360" calcext:value-type="float">
            <text:p>360</text:p>
          </table:table-cell>
          <table:table-cell office:value-type="float" office:value="-6.452821" calcext:value-type="float">
            <text:p>-6.452821</text:p>
          </table:table-cell>
          <table:table-cell office:value-type="float" office:value="0" calcext:value-type="float">
            <text:p>0</text:p>
          </table:table-cell>
          <table:table-cell office:value-type="float" office:value="223.3184" calcext:value-type="float">
            <text:p>223.3184</text:p>
          </table:table-cell>
          <table:table-cell office:value-type="float" office:value="273.5992" calcext:value-type="float">
            <text:p>273.5992</text:p>
          </table:table-cell>
          <table:table-cell office:value-type="float" office:value="899.0987" calcext:value-type="float">
            <text:p>899.0987</text:p>
          </table:table-cell>
          <table:table-cell office:value-type="float" office:value="862.7728" calcext:value-type="float">
            <text:p>862.7728</text:p>
          </table:table-cell>
          <table:table-cell office:value-type="float" office:value="848.4102" calcext:value-type="float">
            <text:p>848.4102</text:p>
          </table:table-cell>
          <table:table-cell office:value-type="float" office:value="866.2774" calcext:value-type="float">
            <text:p>866.2774</text:p>
          </table:table-cell>
          <table:table-cell office:value-type="float" office:value="322.1546" calcext:value-type="float">
            <text:p>322.1546</text:p>
          </table:table-cell>
          <table:table-cell office:value-type="float" office:value="439.3069" calcext:value-type="float">
            <text:p>439.3069</text:p>
          </table:table-cell>
          <table:table-cell office:value-type="float" office:value="382.2169" calcext:value-type="float">
            <text:p>382.2169</text:p>
          </table:table-cell>
          <table:table-cell office:value-type="float" office:value="324.854" calcext:value-type="float">
            <text:p>324.85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032002" calcext:value-type="float">
            <text:p>8032002</text:p>
          </table:table-cell>
          <table:table-cell office:value-type="float" office:value="281.5737" calcext:value-type="float">
            <text:p>281.5737</text:p>
          </table:table-cell>
          <table:table-cell office:value-type="float" office:value="5436.272" calcext:value-type="float">
            <text:p>5436.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575655" calcext:value-type="float">
            <text:p>-6.575655</text:p>
          </table:table-cell>
          <table:table-cell office:value-type="float" office:value="3.390671" calcext:value-type="float">
            <text:p>3.390671</text:p>
          </table:table-cell>
          <table:table-cell office:value-type="float" office:value="0" calcext:value-type="float">
            <text:p>0</text:p>
          </table:table-cell>
          <table:table-cell office:value-type="float" office:value="50.27549" calcext:value-type="float">
            <text:p>50.27549</text:p>
          </table:table-cell>
          <table:table-cell office:value-type="float" office:value="169.8314" calcext:value-type="float">
            <text:p>169.8314</text:p>
          </table:table-cell>
          <table:table-cell office:value-type="float" office:value="0.004118377" calcext:value-type="float">
            <text:p>0.004118377</text:p>
          </table:table-cell>
          <table:table-cell office:value-type="float" office:value="0.008730901" calcext:value-type="float">
            <text:p>0.008730901</text:p>
          </table:table-cell>
          <table:table-cell office:value-type="float" office:value="0.0395842" calcext:value-type="float">
            <text:p>0.0395842</text:p>
          </table:table-cell>
          <table:table-cell office:value-type="float" office:value="-0.06841331" calcext:value-type="float">
            <text:p>-0.06841331</text:p>
          </table:table-cell>
          <table:table-cell office:value-type="float" office:value="360" calcext:value-type="float">
            <text:p>360</text:p>
          </table:table-cell>
          <table:table-cell office:value-type="float" office:value="-6.552885" calcext:value-type="float">
            <text:p>-6.552885</text:p>
          </table:table-cell>
          <table:table-cell office:value-type="float" office:value="0" calcext:value-type="float">
            <text:p>0</text:p>
          </table:table-cell>
          <table:table-cell office:value-type="float" office:value="223.329" calcext:value-type="float">
            <text:p>223.329</text:p>
          </table:table-cell>
          <table:table-cell office:value-type="float" office:value="273.5946" calcext:value-type="float">
            <text:p>273.5946</text:p>
          </table:table-cell>
          <table:table-cell office:value-type="float" office:value="899.0834" calcext:value-type="float">
            <text:p>899.0834</text:p>
          </table:table-cell>
          <table:table-cell office:value-type="float" office:value="862.7622" calcext:value-type="float">
            <text:p>862.7622</text:p>
          </table:table-cell>
          <table:table-cell office:value-type="float" office:value="848.4059" calcext:value-type="float">
            <text:p>848.4059</text:p>
          </table:table-cell>
          <table:table-cell office:value-type="float" office:value="866.2739" calcext:value-type="float">
            <text:p>866.2739</text:p>
          </table:table-cell>
          <table:table-cell office:value-type="float" office:value="322.1532" calcext:value-type="float">
            <text:p>322.1532</text:p>
          </table:table-cell>
          <table:table-cell office:value-type="float" office:value="439.3059" calcext:value-type="float">
            <text:p>439.3059</text:p>
          </table:table-cell>
          <table:table-cell office:value-type="float" office:value="382.2161" calcext:value-type="float">
            <text:p>382.2161</text:p>
          </table:table-cell>
          <table:table-cell office:value-type="float" office:value="324.8532" calcext:value-type="float">
            <text:p>324.853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032002" calcext:value-type="float">
            <text:p>9032002</text:p>
          </table:table-cell>
          <table:table-cell office:value-type="float" office:value="281.3798" calcext:value-type="float">
            <text:p>281.3798</text:p>
          </table:table-cell>
          <table:table-cell office:value-type="float" office:value="5436.272" calcext:value-type="float">
            <text:p>5436.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737545" calcext:value-type="float">
            <text:p>-6.737545</text:p>
          </table:table-cell>
          <table:table-cell office:value-type="float" office:value="3.038998" calcext:value-type="float">
            <text:p>3.038998</text:p>
          </table:table-cell>
          <table:table-cell office:value-type="float" office:value="0" calcext:value-type="float">
            <text:p>0</text:p>
          </table:table-cell>
          <table:table-cell office:value-type="float" office:value="50.35888" calcext:value-type="float">
            <text:p>50.35888</text:p>
          </table:table-cell>
          <table:table-cell office:value-type="float" office:value="169.6635" calcext:value-type="float">
            <text:p>169.6635</text:p>
          </table:table-cell>
          <table:table-cell office:value-type="float" office:value="0.0042041" calcext:value-type="float">
            <text:p>0.0042041</text:p>
          </table:table-cell>
          <table:table-cell office:value-type="float" office:value="0.008730901" calcext:value-type="float">
            <text:p>0.008730901</text:p>
          </table:table-cell>
          <table:table-cell office:value-type="float" office:value="0.04022888" calcext:value-type="float">
            <text:p>0.04022888</text:p>
          </table:table-cell>
          <table:table-cell office:value-type="float" office:value="-0.06438271" calcext:value-type="float">
            <text:p>-0.06438271</text:p>
          </table:table-cell>
          <table:table-cell office:value-type="float" office:value="360" calcext:value-type="float">
            <text:p>360</text:p>
          </table:table-cell>
          <table:table-cell office:value-type="float" office:value="-6.719364" calcext:value-type="float">
            <text:p>-6.719364</text:p>
          </table:table-cell>
          <table:table-cell office:value-type="float" office:value="0" calcext:value-type="float">
            <text:p>0</text:p>
          </table:table-cell>
          <table:table-cell office:value-type="float" office:value="223.3455" calcext:value-type="float">
            <text:p>223.3455</text:p>
          </table:table-cell>
          <table:table-cell office:value-type="float" office:value="273.5901" calcext:value-type="float">
            <text:p>273.5901</text:p>
          </table:table-cell>
          <table:table-cell office:value-type="float" office:value="899.0681" calcext:value-type="float">
            <text:p>899.0681</text:p>
          </table:table-cell>
          <table:table-cell office:value-type="float" office:value="862.7517" calcext:value-type="float">
            <text:p>862.7517</text:p>
          </table:table-cell>
          <table:table-cell office:value-type="float" office:value="848.4018" calcext:value-type="float">
            <text:p>848.4018</text:p>
          </table:table-cell>
          <table:table-cell office:value-type="float" office:value="866.2706" calcext:value-type="float">
            <text:p>866.2706</text:p>
          </table:table-cell>
          <table:table-cell office:value-type="float" office:value="322.1518" calcext:value-type="float">
            <text:p>322.1518</text:p>
          </table:table-cell>
          <table:table-cell office:value-type="float" office:value="439.3049" calcext:value-type="float">
            <text:p>439.3049</text:p>
          </table:table-cell>
          <table:table-cell office:value-type="float" office:value="382.2153" calcext:value-type="float">
            <text:p>382.2153</text:p>
          </table:table-cell>
          <table:table-cell office:value-type="float" office:value="324.8524" calcext:value-type="float">
            <text:p>324.852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32002" calcext:value-type="float">
            <text:p>10032002</text:p>
          </table:table-cell>
          <table:table-cell office:value-type="float" office:value="281.1036" calcext:value-type="float">
            <text:p>281.1036</text:p>
          </table:table-cell>
          <table:table-cell office:value-type="float" office:value="5436.279" calcext:value-type="float">
            <text:p>5436.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016893" calcext:value-type="float">
            <text:p>-7.016893</text:p>
          </table:table-cell>
          <table:table-cell office:value-type="float" office:value="3.38632" calcext:value-type="float">
            <text:p>3.38632</text:p>
          </table:table-cell>
          <table:table-cell office:value-type="float" office:value="0" calcext:value-type="float">
            <text:p>0</text:p>
          </table:table-cell>
          <table:table-cell office:value-type="float" office:value="50.52978" calcext:value-type="float">
            <text:p>50.52978</text:p>
          </table:table-cell>
          <table:table-cell office:value-type="float" office:value="169.4176" calcext:value-type="float">
            <text:p>169.4176</text:p>
          </table:table-cell>
          <table:table-cell office:value-type="float" office:value="0.004287733" calcext:value-type="float">
            <text:p>0.004287733</text:p>
          </table:table-cell>
          <table:table-cell office:value-type="float" office:value="0.008730901" calcext:value-type="float">
            <text:p>0.008730901</text:p>
          </table:table-cell>
          <table:table-cell office:value-type="float" office:value="0.0413718" calcext:value-type="float">
            <text:p>0.0413718</text:p>
          </table:table-cell>
          <table:table-cell office:value-type="float" office:value="-0.05428174" calcext:value-type="float">
            <text:p>-0.05428174</text:p>
          </table:table-cell>
          <table:table-cell office:value-type="float" office:value="360" calcext:value-type="float">
            <text:p>360</text:p>
          </table:table-cell>
          <table:table-cell office:value-type="float" office:value="-7.009872" calcext:value-type="float">
            <text:p>-7.009872</text:p>
          </table:table-cell>
          <table:table-cell office:value-type="float" office:value="0" calcext:value-type="float">
            <text:p>0</text:p>
          </table:table-cell>
          <table:table-cell office:value-type="float" office:value="223.3648" calcext:value-type="float">
            <text:p>223.3648</text:p>
          </table:table-cell>
          <table:table-cell office:value-type="float" office:value="273.5854" calcext:value-type="float">
            <text:p>273.5854</text:p>
          </table:table-cell>
          <table:table-cell office:value-type="float" office:value="899.0522" calcext:value-type="float">
            <text:p>899.0522</text:p>
          </table:table-cell>
          <table:table-cell office:value-type="float" office:value="862.741" calcext:value-type="float">
            <text:p>862.741</text:p>
          </table:table-cell>
          <table:table-cell office:value-type="float" office:value="848.3976" calcext:value-type="float">
            <text:p>848.3976</text:p>
          </table:table-cell>
          <table:table-cell office:value-type="float" office:value="866.2676" calcext:value-type="float">
            <text:p>866.2676</text:p>
          </table:table-cell>
          <table:table-cell office:value-type="float" office:value="322.1502" calcext:value-type="float">
            <text:p>322.1502</text:p>
          </table:table-cell>
          <table:table-cell office:value-type="float" office:value="439.304" calcext:value-type="float">
            <text:p>439.304</text:p>
          </table:table-cell>
          <table:table-cell office:value-type="float" office:value="382.2144" calcext:value-type="float">
            <text:p>382.2144</text:p>
          </table:table-cell>
          <table:table-cell office:value-type="float" office:value="324.8514" calcext:value-type="float">
            <text:p>324.851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032002" calcext:value-type="float">
            <text:p>11032002</text:p>
          </table:table-cell>
          <table:table-cell office:value-type="float" office:value="280.9351" calcext:value-type="float">
            <text:p>280.9351</text:p>
          </table:table-cell>
          <table:table-cell office:value-type="float" office:value="5436.277" calcext:value-type="float">
            <text:p>5436.2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153009" calcext:value-type="float">
            <text:p>-7.153009</text:p>
          </table:table-cell>
          <table:table-cell office:value-type="float" office:value="5.086911" calcext:value-type="float">
            <text:p>5.086911</text:p>
          </table:table-cell>
          <table:table-cell office:value-type="float" office:value="0" calcext:value-type="float">
            <text:p>0</text:p>
          </table:table-cell>
          <table:table-cell office:value-type="float" office:value="50.58284" calcext:value-type="float">
            <text:p>50.58284</text:p>
          </table:table-cell>
          <table:table-cell office:value-type="float" office:value="169.276" calcext:value-type="float">
            <text:p>169.276</text:p>
          </table:table-cell>
          <table:table-cell office:value-type="float" office:value="0.004367198" calcext:value-type="float">
            <text:p>0.004367198</text:p>
          </table:table-cell>
          <table:table-cell office:value-type="float" office:value="0.008730901" calcext:value-type="float">
            <text:p>0.008730901</text:p>
          </table:table-cell>
          <table:table-cell office:value-type="float" office:value="0.04246107" calcext:value-type="float">
            <text:p>0.04246107</text:p>
          </table:table-cell>
          <table:table-cell office:value-type="float" office:value="-0.04518756" calcext:value-type="float">
            <text:p>-0.04518756</text:p>
          </table:table-cell>
          <table:table-cell office:value-type="float" office:value="360" calcext:value-type="float">
            <text:p>360</text:p>
          </table:table-cell>
          <table:table-cell office:value-type="float" office:value="-7.156092" calcext:value-type="float">
            <text:p>-7.156092</text:p>
          </table:table-cell>
          <table:table-cell office:value-type="float" office:value="0" calcext:value-type="float">
            <text:p>0</text:p>
          </table:table-cell>
          <table:table-cell office:value-type="float" office:value="223.3796" calcext:value-type="float">
            <text:p>223.3796</text:p>
          </table:table-cell>
          <table:table-cell office:value-type="float" office:value="273.5809" calcext:value-type="float">
            <text:p>273.5809</text:p>
          </table:table-cell>
          <table:table-cell office:value-type="float" office:value="899.0361" calcext:value-type="float">
            <text:p>899.0361</text:p>
          </table:table-cell>
          <table:table-cell office:value-type="float" office:value="862.7305" calcext:value-type="float">
            <text:p>862.7305</text:p>
          </table:table-cell>
          <table:table-cell office:value-type="float" office:value="848.3934" calcext:value-type="float">
            <text:p>848.3934</text:p>
          </table:table-cell>
          <table:table-cell office:value-type="float" office:value="866.264" calcext:value-type="float">
            <text:p>866.264</text:p>
          </table:table-cell>
          <table:table-cell office:value-type="float" office:value="322.1487" calcext:value-type="float">
            <text:p>322.1487</text:p>
          </table:table-cell>
          <table:table-cell office:value-type="float" office:value="439.303" calcext:value-type="float">
            <text:p>439.303</text:p>
          </table:table-cell>
          <table:table-cell office:value-type="float" office:value="382.2136" calcext:value-type="float">
            <text:p>382.2136</text:p>
          </table:table-cell>
          <table:table-cell office:value-type="float" office:value="324.8505" calcext:value-type="float">
            <text:p>324.850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032002" calcext:value-type="float">
            <text:p>12032002</text:p>
          </table:table-cell>
          <table:table-cell office:value-type="float" office:value="280.7829" calcext:value-type="float">
            <text:p>280.7829</text:p>
          </table:table-cell>
          <table:table-cell office:value-type="float" office:value="5436.275" calcext:value-type="float">
            <text:p>5436.2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274373" calcext:value-type="float">
            <text:p>-7.274373</text:p>
          </table:table-cell>
          <table:table-cell office:value-type="float" office:value="6.671603" calcext:value-type="float">
            <text:p>6.671603</text:p>
          </table:table-cell>
          <table:table-cell office:value-type="float" office:value="0" calcext:value-type="float">
            <text:p>0</text:p>
          </table:table-cell>
          <table:table-cell office:value-type="float" office:value="50.61932" calcext:value-type="float">
            <text:p>50.61932</text:p>
          </table:table-cell>
          <table:table-cell office:value-type="float" office:value="169.1496" calcext:value-type="float">
            <text:p>169.1496</text:p>
          </table:table-cell>
          <table:table-cell office:value-type="float" office:value="0.004440704" calcext:value-type="float">
            <text:p>0.004440704</text:p>
          </table:table-cell>
          <table:table-cell office:value-type="float" office:value="0.008730901" calcext:value-type="float">
            <text:p>0.008730901</text:p>
          </table:table-cell>
          <table:table-cell office:value-type="float" office:value="0.04347951" calcext:value-type="float">
            <text:p>0.04347951</text:p>
          </table:table-cell>
          <table:table-cell office:value-type="float" office:value="-0.03696264" calcext:value-type="float">
            <text:p>-0.03696264</text:p>
          </table:table-cell>
          <table:table-cell office:value-type="float" office:value="360" calcext:value-type="float">
            <text:p>360</text:p>
          </table:table-cell>
          <table:table-cell office:value-type="float" office:value="-7.286626" calcext:value-type="float">
            <text:p>-7.286626</text:p>
          </table:table-cell>
          <table:table-cell office:value-type="float" office:value="0" calcext:value-type="float">
            <text:p>0</text:p>
          </table:table-cell>
          <table:table-cell office:value-type="float" office:value="223.3944" calcext:value-type="float">
            <text:p>223.3944</text:p>
          </table:table-cell>
          <table:table-cell office:value-type="float" office:value="273.5762" calcext:value-type="float">
            <text:p>273.5762</text:p>
          </table:table-cell>
          <table:table-cell office:value-type="float" office:value="899.0202" calcext:value-type="float">
            <text:p>899.0202</text:p>
          </table:table-cell>
          <table:table-cell office:value-type="float" office:value="862.7198" calcext:value-type="float">
            <text:p>862.7198</text:p>
          </table:table-cell>
          <table:table-cell office:value-type="float" office:value="848.3892" calcext:value-type="float">
            <text:p>848.3892</text:p>
          </table:table-cell>
          <table:table-cell office:value-type="float" office:value="866.2606" calcext:value-type="float">
            <text:p>866.2606</text:p>
          </table:table-cell>
          <table:table-cell office:value-type="float" office:value="322.1472" calcext:value-type="float">
            <text:p>322.1472</text:p>
          </table:table-cell>
          <table:table-cell office:value-type="float" office:value="439.3021" calcext:value-type="float">
            <text:p>439.3021</text:p>
          </table:table-cell>
          <table:table-cell office:value-type="float" office:value="382.2128" calcext:value-type="float">
            <text:p>382.2128</text:p>
          </table:table-cell>
          <table:table-cell office:value-type="float" office:value="324.8496" calcext:value-type="float">
            <text:p>324.849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032002" calcext:value-type="float">
            <text:p>13032002</text:p>
          </table:table-cell>
          <table:table-cell office:value-type="float" office:value="280.5934" calcext:value-type="float">
            <text:p>280.5934</text:p>
          </table:table-cell>
          <table:table-cell office:value-type="float" office:value="5436.276" calcext:value-type="float">
            <text:p>5436.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426152" calcext:value-type="float">
            <text:p>-7.426152</text:p>
          </table:table-cell>
          <table:table-cell office:value-type="float" office:value="8.051365" calcext:value-type="float">
            <text:p>8.051365</text:p>
          </table:table-cell>
          <table:table-cell office:value-type="float" office:value="0" calcext:value-type="float">
            <text:p>0</text:p>
          </table:table-cell>
          <table:table-cell office:value-type="float" office:value="50.68963" calcext:value-type="float">
            <text:p>50.68963</text:p>
          </table:table-cell>
          <table:table-cell office:value-type="float" office:value="168.9872" calcext:value-type="float">
            <text:p>168.9872</text:p>
          </table:table-cell>
          <table:table-cell office:value-type="float" office:value="0.004517643" calcext:value-type="float">
            <text:p>0.004517643</text:p>
          </table:table-cell>
          <table:table-cell office:value-type="float" office:value="0.008730901" calcext:value-type="float">
            <text:p>0.008730901</text:p>
          </table:table-cell>
          <table:table-cell office:value-type="float" office:value="0.04446078" calcext:value-type="float">
            <text:p>0.04446078</text:p>
          </table:table-cell>
          <table:table-cell office:value-type="float" office:value="-0.02907748" calcext:value-type="float">
            <text:p>-0.02907748</text:p>
          </table:table-cell>
          <table:table-cell office:value-type="float" office:value="360" calcext:value-type="float">
            <text:p>360</text:p>
          </table:table-cell>
          <table:table-cell office:value-type="float" office:value="-7.447195" calcext:value-type="float">
            <text:p>-7.447195</text:p>
          </table:table-cell>
          <table:table-cell office:value-type="float" office:value="0" calcext:value-type="float">
            <text:p>0</text:p>
          </table:table-cell>
          <table:table-cell office:value-type="float" office:value="223.4113" calcext:value-type="float">
            <text:p>223.4113</text:p>
          </table:table-cell>
          <table:table-cell office:value-type="float" office:value="273.5716" calcext:value-type="float">
            <text:p>273.5716</text:p>
          </table:table-cell>
          <table:table-cell office:value-type="float" office:value="899.0043" calcext:value-type="float">
            <text:p>899.0043</text:p>
          </table:table-cell>
          <table:table-cell office:value-type="float" office:value="862.7092" calcext:value-type="float">
            <text:p>862.7092</text:p>
          </table:table-cell>
          <table:table-cell office:value-type="float" office:value="848.3849" calcext:value-type="float">
            <text:p>848.3849</text:p>
          </table:table-cell>
          <table:table-cell office:value-type="float" office:value="866.2571" calcext:value-type="float">
            <text:p>866.2571</text:p>
          </table:table-cell>
          <table:table-cell office:value-type="float" office:value="322.1458" calcext:value-type="float">
            <text:p>322.1458</text:p>
          </table:table-cell>
          <table:table-cell office:value-type="float" office:value="439.3011" calcext:value-type="float">
            <text:p>439.3011</text:p>
          </table:table-cell>
          <table:table-cell office:value-type="float" office:value="382.2119" calcext:value-type="float">
            <text:p>382.2119</text:p>
          </table:table-cell>
          <table:table-cell office:value-type="float" office:value="324.8487" calcext:value-type="float">
            <text:p>324.848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032002" calcext:value-type="float">
            <text:p>14032002</text:p>
          </table:table-cell>
          <table:table-cell office:value-type="float" office:value="280.3404" calcext:value-type="float">
            <text:p>280.3404</text:p>
          </table:table-cell>
          <table:table-cell office:value-type="float" office:value="5436.284" calcext:value-type="float">
            <text:p>5436.2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632339" calcext:value-type="float">
            <text:p>-7.632339</text:p>
          </table:table-cell>
          <table:table-cell office:value-type="float" office:value="9.79724" calcext:value-type="float">
            <text:p>9.79724</text:p>
          </table:table-cell>
          <table:table-cell office:value-type="float" office:value="0" calcext:value-type="float">
            <text:p>0</text:p>
          </table:table-cell>
          <table:table-cell office:value-type="float" office:value="50.82073" calcext:value-type="float">
            <text:p>50.82073</text:p>
          </table:table-cell>
          <table:table-cell office:value-type="float" office:value="168.7645" calcext:value-type="float">
            <text:p>168.7645</text:p>
          </table:table-cell>
          <table:table-cell office:value-type="float" office:value="0.004605269" calcext:value-type="float">
            <text:p>0.004605269</text:p>
          </table:table-cell>
          <table:table-cell office:value-type="float" office:value="0.008730901" calcext:value-type="float">
            <text:p>0.008730901</text:p>
          </table:table-cell>
          <table:table-cell office:value-type="float" office:value="0.04543788" calcext:value-type="float">
            <text:p>0.04543788</text:p>
          </table:table-cell>
          <table:table-cell office:value-type="float" office:value="-0.02110574" calcext:value-type="float">
            <text:p>-0.02110574</text:p>
          </table:table-cell>
          <table:table-cell office:value-type="float" office:value="360" calcext:value-type="float">
            <text:p>360</text:p>
          </table:table-cell>
          <table:table-cell office:value-type="float" office:value="-7.662243" calcext:value-type="float">
            <text:p>-7.662243</text:p>
          </table:table-cell>
          <table:table-cell office:value-type="float" office:value="0" calcext:value-type="float">
            <text:p>0</text:p>
          </table:table-cell>
          <table:table-cell office:value-type="float" office:value="223.4317" calcext:value-type="float">
            <text:p>223.4317</text:p>
          </table:table-cell>
          <table:table-cell office:value-type="float" office:value="273.5664" calcext:value-type="float">
            <text:p>273.5664</text:p>
          </table:table-cell>
          <table:table-cell office:value-type="float" office:value="898.9883" calcext:value-type="float">
            <text:p>898.9883</text:p>
          </table:table-cell>
          <table:table-cell office:value-type="float" office:value="862.6986" calcext:value-type="float">
            <text:p>862.6986</text:p>
          </table:table-cell>
          <table:table-cell office:value-type="float" office:value="848.382" calcext:value-type="float">
            <text:p>848.382</text:p>
          </table:table-cell>
          <table:table-cell office:value-type="float" office:value="866.2537" calcext:value-type="float">
            <text:p>866.2537</text:p>
          </table:table-cell>
          <table:table-cell office:value-type="float" office:value="322.1443" calcext:value-type="float">
            <text:p>322.1443</text:p>
          </table:table-cell>
          <table:table-cell office:value-type="float" office:value="439.3" calcext:value-type="float">
            <text:p>439.3</text:p>
          </table:table-cell>
          <table:table-cell office:value-type="float" office:value="382.2111" calcext:value-type="float">
            <text:p>382.2111</text:p>
          </table:table-cell>
          <table:table-cell office:value-type="float" office:value="324.8479" calcext:value-type="float">
            <text:p>324.847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032002" calcext:value-type="float">
            <text:p>15032002</text:p>
          </table:table-cell>
          <table:table-cell office:value-type="float" office:value="280.0879" calcext:value-type="float">
            <text:p>280.0879</text:p>
          </table:table-cell>
          <table:table-cell office:value-type="float" office:value="5436.292" calcext:value-type="float">
            <text:p>5436.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84177" calcext:value-type="float">
            <text:p>-7.84177</text:p>
          </table:table-cell>
          <table:table-cell office:value-type="float" office:value="11.4142" calcext:value-type="float">
            <text:p>11.4142</text:p>
          </table:table-cell>
          <table:table-cell office:value-type="float" office:value="0" calcext:value-type="float">
            <text:p>0</text:p>
          </table:table-cell>
          <table:table-cell office:value-type="float" office:value="50.952" calcext:value-type="float">
            <text:p>50.952</text:p>
          </table:table-cell>
          <table:table-cell office:value-type="float" office:value="168.5422" calcext:value-type="float">
            <text:p>168.5422</text:p>
          </table:table-cell>
          <table:table-cell office:value-type="float" office:value="0.004696852" calcext:value-type="float">
            <text:p>0.004696852</text:p>
          </table:table-cell>
          <table:table-cell office:value-type="float" office:value="0.008730901" calcext:value-type="float">
            <text:p>0.008730901</text:p>
          </table:table-cell>
          <table:table-cell office:value-type="float" office:value="0.04631184" calcext:value-type="float">
            <text:p>0.04631184</text:p>
          </table:table-cell>
          <table:table-cell office:value-type="float" office:value="-0.01479627" calcext:value-type="float">
            <text:p>-0.01479627</text:p>
          </table:table-cell>
          <table:table-cell office:value-type="float" office:value="360" calcext:value-type="float">
            <text:p>360</text:p>
          </table:table-cell>
          <table:table-cell office:value-type="float" office:value="-7.878766" calcext:value-type="float">
            <text:p>-7.878766</text:p>
          </table:table-cell>
          <table:table-cell office:value-type="float" office:value="0" calcext:value-type="float">
            <text:p>0</text:p>
          </table:table-cell>
          <table:table-cell office:value-type="float" office:value="223.452" calcext:value-type="float">
            <text:p>223.452</text:p>
          </table:table-cell>
          <table:table-cell office:value-type="float" office:value="273.5613" calcext:value-type="float">
            <text:p>273.5613</text:p>
          </table:table-cell>
          <table:table-cell office:value-type="float" office:value="898.972" calcext:value-type="float">
            <text:p>898.972</text:p>
          </table:table-cell>
          <table:table-cell office:value-type="float" office:value="862.6879" calcext:value-type="float">
            <text:p>862.6879</text:p>
          </table:table-cell>
          <table:table-cell office:value-type="float" office:value="848.3792" calcext:value-type="float">
            <text:p>848.3792</text:p>
          </table:table-cell>
          <table:table-cell office:value-type="float" office:value="866.2503" calcext:value-type="float">
            <text:p>866.2503</text:p>
          </table:table-cell>
          <table:table-cell office:value-type="float" office:value="322.1429" calcext:value-type="float">
            <text:p>322.1429</text:p>
          </table:table-cell>
          <table:table-cell office:value-type="float" office:value="439.299" calcext:value-type="float">
            <text:p>439.299</text:p>
          </table:table-cell>
          <table:table-cell office:value-type="float" office:value="382.2103" calcext:value-type="float">
            <text:p>382.2103</text:p>
          </table:table-cell>
          <table:table-cell office:value-type="float" office:value="324.847" calcext:value-type="float">
            <text:p>324.84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032002" calcext:value-type="float">
            <text:p>16032002</text:p>
          </table:table-cell>
          <table:table-cell office:value-type="float" office:value="279.909" calcext:value-type="float">
            <text:p>279.909</text:p>
          </table:table-cell>
          <table:table-cell office:value-type="float" office:value="5436.295" calcext:value-type="float">
            <text:p>5436.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984714" calcext:value-type="float">
            <text:p>-7.984714</text:p>
          </table:table-cell>
          <table:table-cell office:value-type="float" office:value="12.77626" calcext:value-type="float">
            <text:p>12.77626</text:p>
          </table:table-cell>
          <table:table-cell office:value-type="float" office:value="0" calcext:value-type="float">
            <text:p>0</text:p>
          </table:table-cell>
          <table:table-cell office:value-type="float" office:value="51.00786" calcext:value-type="float">
            <text:p>51.00786</text:p>
          </table:table-cell>
          <table:table-cell office:value-type="float" office:value="168.3909" calcext:value-type="float">
            <text:p>168.3909</text:p>
          </table:table-cell>
          <table:table-cell office:value-type="float" office:value="0.00477133" calcext:value-type="float">
            <text:p>0.00477133</text:p>
          </table:table-cell>
          <table:table-cell office:value-type="float" office:value="0.008730901" calcext:value-type="float">
            <text:p>0.008730901</text:p>
          </table:table-cell>
          <table:table-cell office:value-type="float" office:value="0.04720615" calcext:value-type="float">
            <text:p>0.04720615</text:p>
          </table:table-cell>
          <table:table-cell office:value-type="float" office:value="-0.007908134" calcext:value-type="float">
            <text:p>-0.007908134</text:p>
          </table:table-cell>
          <table:table-cell office:value-type="float" office:value="360" calcext:value-type="float">
            <text:p>360</text:p>
          </table:table-cell>
          <table:table-cell office:value-type="float" office:value="-8.029418" calcext:value-type="float">
            <text:p>-8.029418</text:p>
          </table:table-cell>
          <table:table-cell office:value-type="float" office:value="0" calcext:value-type="float">
            <text:p>0</text:p>
          </table:table-cell>
          <table:table-cell office:value-type="float" office:value="223.47" calcext:value-type="float">
            <text:p>223.47</text:p>
          </table:table-cell>
          <table:table-cell office:value-type="float" office:value="273.5564" calcext:value-type="float">
            <text:p>273.5564</text:p>
          </table:table-cell>
          <table:table-cell office:value-type="float" office:value="898.9557" calcext:value-type="float">
            <text:p>898.9557</text:p>
          </table:table-cell>
          <table:table-cell office:value-type="float" office:value="862.6773" calcext:value-type="float">
            <text:p>862.6773</text:p>
          </table:table-cell>
          <table:table-cell office:value-type="float" office:value="848.3764" calcext:value-type="float">
            <text:p>848.3764</text:p>
          </table:table-cell>
          <table:table-cell office:value-type="float" office:value="866.2469" calcext:value-type="float">
            <text:p>866.2469</text:p>
          </table:table-cell>
          <table:table-cell office:value-type="float" office:value="322.1415" calcext:value-type="float">
            <text:p>322.1415</text:p>
          </table:table-cell>
          <table:table-cell office:value-type="float" office:value="439.298" calcext:value-type="float">
            <text:p>439.298</text:p>
          </table:table-cell>
          <table:table-cell office:value-type="float" office:value="382.2095" calcext:value-type="float">
            <text:p>382.2095</text:p>
          </table:table-cell>
          <table:table-cell office:value-type="float" office:value="324.8461" calcext:value-type="float">
            <text:p>324.846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032002" calcext:value-type="float">
            <text:p>17032002</text:p>
          </table:table-cell>
          <table:table-cell office:value-type="float" office:value="279.7429" calcext:value-type="float">
            <text:p>279.7429</text:p>
          </table:table-cell>
          <table:table-cell office:value-type="float" office:value="5436.296" calcext:value-type="float">
            <text:p>5436.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117013" calcext:value-type="float">
            <text:p>-8.117013</text:p>
          </table:table-cell>
          <table:table-cell office:value-type="float" office:value="14.06135" calcext:value-type="float">
            <text:p>14.06135</text:p>
          </table:table-cell>
          <table:table-cell office:value-type="float" office:value="0" calcext:value-type="float">
            <text:p>0</text:p>
          </table:table-cell>
          <table:table-cell office:value-type="float" office:value="51.0504" calcext:value-type="float">
            <text:p>51.0504</text:p>
          </table:table-cell>
          <table:table-cell office:value-type="float" office:value="168.2516" calcext:value-type="float">
            <text:p>168.2516</text:p>
          </table:table-cell>
          <table:table-cell office:value-type="float" office:value="0.004841226" calcext:value-type="float">
            <text:p>0.004841226</text:p>
          </table:table-cell>
          <table:table-cell office:value-type="float" office:value="0.008730901" calcext:value-type="float">
            <text:p>0.008730901</text:p>
          </table:table-cell>
          <table:table-cell office:value-type="float" office:value="0.04805575" calcext:value-type="float">
            <text:p>0.04805575</text:p>
          </table:table-cell>
          <table:table-cell office:value-type="float" office:value="-0.001726591" calcext:value-type="float">
            <text:p>-0.001726591</text:p>
          </table:table-cell>
          <table:table-cell office:value-type="float" office:value="360" calcext:value-type="float">
            <text:p>360</text:p>
          </table:table-cell>
          <table:table-cell office:value-type="float" office:value="-8.168678" calcext:value-type="float">
            <text:p>-8.168678</text:p>
          </table:table-cell>
          <table:table-cell office:value-type="float" office:value="0" calcext:value-type="float">
            <text:p>0</text:p>
          </table:table-cell>
          <table:table-cell office:value-type="float" office:value="223.4869" calcext:value-type="float">
            <text:p>223.4869</text:p>
          </table:table-cell>
          <table:table-cell office:value-type="float" office:value="273.5515" calcext:value-type="float">
            <text:p>273.5515</text:p>
          </table:table-cell>
          <table:table-cell office:value-type="float" office:value="898.9396" calcext:value-type="float">
            <text:p>898.9396</text:p>
          </table:table-cell>
          <table:table-cell office:value-type="float" office:value="862.6665" calcext:value-type="float">
            <text:p>862.6665</text:p>
          </table:table-cell>
          <table:table-cell office:value-type="float" office:value="848.3735" calcext:value-type="float">
            <text:p>848.3735</text:p>
          </table:table-cell>
          <table:table-cell office:value-type="float" office:value="866.2436" calcext:value-type="float">
            <text:p>866.2436</text:p>
          </table:table-cell>
          <table:table-cell office:value-type="float" office:value="322.1402" calcext:value-type="float">
            <text:p>322.1402</text:p>
          </table:table-cell>
          <table:table-cell office:value-type="float" office:value="439.297" calcext:value-type="float">
            <text:p>439.297</text:p>
          </table:table-cell>
          <table:table-cell office:value-type="float" office:value="382.2086" calcext:value-type="float">
            <text:p>382.2086</text:p>
          </table:table-cell>
          <table:table-cell office:value-type="float" office:value="324.8452" calcext:value-type="float">
            <text:p>324.845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032002" calcext:value-type="float">
            <text:p>18032002</text:p>
          </table:table-cell>
          <table:table-cell office:value-type="float" office:value="279.5669" calcext:value-type="float">
            <text:p>279.5669</text:p>
          </table:table-cell>
          <table:table-cell office:value-type="float" office:value="5436.299" calcext:value-type="float">
            <text:p>5436.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258153" calcext:value-type="float">
            <text:p>-8.258153</text:p>
          </table:table-cell>
          <table:table-cell office:value-type="float" office:value="15.39458" calcext:value-type="float">
            <text:p>15.39458</text:p>
          </table:table-cell>
          <table:table-cell office:value-type="float" office:value="0" calcext:value-type="float">
            <text:p>0</text:p>
          </table:table-cell>
          <table:table-cell office:value-type="float" office:value="51.10205" calcext:value-type="float">
            <text:p>51.10205</text:p>
          </table:table-cell>
          <table:table-cell office:value-type="float" office:value="168.1025" calcext:value-type="float">
            <text:p>168.1025</text:p>
          </table:table-cell>
          <table:table-cell office:value-type="float" office:value="0.004913336" calcext:value-type="float">
            <text:p>0.004913336</text:p>
          </table:table-cell>
          <table:table-cell office:value-type="float" office:value="0.008730901" calcext:value-type="float">
            <text:p>0.008730901</text:p>
          </table:table-cell>
          <table:table-cell office:value-type="float" office:value="0.04888582" calcext:value-type="float">
            <text:p>0.04888582</text:p>
          </table:table-cell>
          <table:table-cell office:value-type="float" office:value="0.004188878" calcext:value-type="float">
            <text:p>0.004188878</text:p>
          </table:table-cell>
          <table:table-cell office:value-type="float" office:value="360" calcext:value-type="float">
            <text:p>360</text:p>
          </table:table-cell>
          <table:table-cell office:value-type="float" office:value="-8.31649" calcext:value-type="float">
            <text:p>-8.31649</text:p>
          </table:table-cell>
          <table:table-cell office:value-type="float" office:value="0" calcext:value-type="float">
            <text:p>0</text:p>
          </table:table-cell>
          <table:table-cell office:value-type="float" office:value="223.5051" calcext:value-type="float">
            <text:p>223.5051</text:p>
          </table:table-cell>
          <table:table-cell office:value-type="float" office:value="273.5466" calcext:value-type="float">
            <text:p>273.5466</text:p>
          </table:table-cell>
          <table:table-cell office:value-type="float" office:value="898.9235" calcext:value-type="float">
            <text:p>898.9235</text:p>
          </table:table-cell>
          <table:table-cell office:value-type="float" office:value="862.6559" calcext:value-type="float">
            <text:p>862.6559</text:p>
          </table:table-cell>
          <table:table-cell office:value-type="float" office:value="848.3707" calcext:value-type="float">
            <text:p>848.3707</text:p>
          </table:table-cell>
          <table:table-cell office:value-type="float" office:value="866.2403" calcext:value-type="float">
            <text:p>866.2403</text:p>
          </table:table-cell>
          <table:table-cell office:value-type="float" office:value="322.1388" calcext:value-type="float">
            <text:p>322.1388</text:p>
          </table:table-cell>
          <table:table-cell office:value-type="float" office:value="439.296" calcext:value-type="float">
            <text:p>439.296</text:p>
          </table:table-cell>
          <table:table-cell office:value-type="float" office:value="382.2078" calcext:value-type="float">
            <text:p>382.2078</text:p>
          </table:table-cell>
          <table:table-cell office:value-type="float" office:value="324.8445" calcext:value-type="float">
            <text:p>324.844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032002" calcext:value-type="float">
            <text:p>19032002</text:p>
          </table:table-cell>
          <table:table-cell office:value-type="float" office:value="279.3734" calcext:value-type="float">
            <text:p>279.3734</text:p>
          </table:table-cell>
          <table:table-cell office:value-type="float" office:value="5436.305" calcext:value-type="float">
            <text:p>5436.3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413294" calcext:value-type="float">
            <text:p>-8.413294</text:p>
          </table:table-cell>
          <table:table-cell office:value-type="float" office:value="16.69019" calcext:value-type="float">
            <text:p>16.69019</text:p>
          </table:table-cell>
          <table:table-cell office:value-type="float" office:value="0" calcext:value-type="float">
            <text:p>0</text:p>
          </table:table-cell>
          <table:table-cell office:value-type="float" office:value="51.1679" calcext:value-type="float">
            <text:p>51.1679</text:p>
          </table:table-cell>
          <table:table-cell office:value-type="float" office:value="167.9355" calcext:value-type="float">
            <text:p>167.9355</text:p>
          </table:table-cell>
          <table:table-cell office:value-type="float" office:value="0.004985205" calcext:value-type="float">
            <text:p>0.004985205</text:p>
          </table:table-cell>
          <table:table-cell office:value-type="float" office:value="0.008730901" calcext:value-type="float">
            <text:p>0.008730901</text:p>
          </table:table-cell>
          <table:table-cell office:value-type="float" office:value="0.04968758" calcext:value-type="float">
            <text:p>0.04968758</text:p>
          </table:table-cell>
          <table:table-cell office:value-type="float" office:value="0.009563473" calcext:value-type="float">
            <text:p>0.009563473</text:p>
          </table:table-cell>
          <table:table-cell office:value-type="float" office:value="360" calcext:value-type="float">
            <text:p>360</text:p>
          </table:table-cell>
          <table:table-cell office:value-type="float" office:value="-8.477736" calcext:value-type="float">
            <text:p>-8.477736</text:p>
          </table:table-cell>
          <table:table-cell office:value-type="float" office:value="0" calcext:value-type="float">
            <text:p>0</text:p>
          </table:table-cell>
          <table:table-cell office:value-type="float" office:value="223.5258" calcext:value-type="float">
            <text:p>223.5258</text:p>
          </table:table-cell>
          <table:table-cell office:value-type="float" office:value="273.5418" calcext:value-type="float">
            <text:p>273.5418</text:p>
          </table:table-cell>
          <table:table-cell office:value-type="float" office:value="898.9075" calcext:value-type="float">
            <text:p>898.9075</text:p>
          </table:table-cell>
          <table:table-cell office:value-type="float" office:value="862.6452" calcext:value-type="float">
            <text:p>862.6452</text:p>
          </table:table-cell>
          <table:table-cell office:value-type="float" office:value="848.3679" calcext:value-type="float">
            <text:p>848.3679</text:p>
          </table:table-cell>
          <table:table-cell office:value-type="float" office:value="866.2369" calcext:value-type="float">
            <text:p>866.2369</text:p>
          </table:table-cell>
          <table:table-cell office:value-type="float" office:value="322.1375" calcext:value-type="float">
            <text:p>322.1375</text:p>
          </table:table-cell>
          <table:table-cell office:value-type="float" office:value="439.295" calcext:value-type="float">
            <text:p>439.295</text:p>
          </table:table-cell>
          <table:table-cell office:value-type="float" office:value="382.207" calcext:value-type="float">
            <text:p>382.207</text:p>
          </table:table-cell>
          <table:table-cell office:value-type="float" office:value="324.8436" calcext:value-type="float">
            <text:p>324.843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032002" calcext:value-type="float">
            <text:p>20032002</text:p>
          </table:table-cell>
          <table:table-cell office:value-type="float" office:value="279.0879" calcext:value-type="float">
            <text:p>279.0879</text:p>
          </table:table-cell>
          <table:table-cell office:value-type="float" office:value="5436.32" calcext:value-type="float">
            <text:p>5436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653685" calcext:value-type="float">
            <text:p>-8.653685</text:p>
          </table:table-cell>
          <table:table-cell office:value-type="float" office:value="17.68532" calcext:value-type="float">
            <text:p>17.68532</text:p>
          </table:table-cell>
          <table:table-cell office:value-type="float" office:value="0" calcext:value-type="float">
            <text:p>0</text:p>
          </table:table-cell>
          <table:table-cell office:value-type="float" office:value="51.32921" calcext:value-type="float">
            <text:p>51.32921</text:p>
          </table:table-cell>
          <table:table-cell office:value-type="float" office:value="167.6786" calcext:value-type="float">
            <text:p>167.6786</text:p>
          </table:table-cell>
          <table:table-cell office:value-type="float" office:value="0.005080237" calcext:value-type="float">
            <text:p>0.005080237</text:p>
          </table:table-cell>
          <table:table-cell office:value-type="float" office:value="0.008730901" calcext:value-type="float">
            <text:p>0.008730901</text:p>
          </table:table-cell>
          <table:table-cell office:value-type="float" office:value="0.05049191" calcext:value-type="float">
            <text:p>0.05049191</text:p>
          </table:table-cell>
          <table:table-cell office:value-type="float" office:value="0.01460151" calcext:value-type="float">
            <text:p>0.01460151</text:p>
          </table:table-cell>
          <table:table-cell office:value-type="float" office:value="360" calcext:value-type="float">
            <text:p>360</text:p>
          </table:table-cell>
          <table:table-cell office:value-type="float" office:value="-8.723875" calcext:value-type="float">
            <text:p>-8.723875</text:p>
          </table:table-cell>
          <table:table-cell office:value-type="float" office:value="0" calcext:value-type="float">
            <text:p>0</text:p>
          </table:table-cell>
          <table:table-cell office:value-type="float" office:value="223.5538" calcext:value-type="float">
            <text:p>223.5538</text:p>
          </table:table-cell>
          <table:table-cell office:value-type="float" office:value="273.5367" calcext:value-type="float">
            <text:p>273.5367</text:p>
          </table:table-cell>
          <table:table-cell office:value-type="float" office:value="898.8915" calcext:value-type="float">
            <text:p>898.8915</text:p>
          </table:table-cell>
          <table:table-cell office:value-type="float" office:value="862.6346" calcext:value-type="float">
            <text:p>862.6346</text:p>
          </table:table-cell>
          <table:table-cell office:value-type="float" office:value="848.365" calcext:value-type="float">
            <text:p>848.365</text:p>
          </table:table-cell>
          <table:table-cell office:value-type="float" office:value="866.2336" calcext:value-type="float">
            <text:p>866.2336</text:p>
          </table:table-cell>
          <table:table-cell office:value-type="float" office:value="322.1364" calcext:value-type="float">
            <text:p>322.1364</text:p>
          </table:table-cell>
          <table:table-cell office:value-type="float" office:value="439.294" calcext:value-type="float">
            <text:p>439.294</text:p>
          </table:table-cell>
          <table:table-cell office:value-type="float" office:value="382.2062" calcext:value-type="float">
            <text:p>382.2062</text:p>
          </table:table-cell>
          <table:table-cell office:value-type="float" office:value="324.8427" calcext:value-type="float">
            <text:p>324.842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032002" calcext:value-type="float">
            <text:p>21032002</text:p>
          </table:table-cell>
          <table:table-cell office:value-type="float" office:value="278.792" calcext:value-type="float">
            <text:p>278.792</text:p>
          </table:table-cell>
          <table:table-cell office:value-type="float" office:value="5436.333" calcext:value-type="float">
            <text:p>5436.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93028" calcext:value-type="float">
            <text:p>-8.93028</text:p>
          </table:table-cell>
          <table:table-cell office:value-type="float" office:value="18.43566" calcext:value-type="float">
            <text:p>18.43566</text:p>
          </table:table-cell>
          <table:table-cell office:value-type="float" office:value="0" calcext:value-type="float">
            <text:p>0</text:p>
          </table:table-cell>
          <table:table-cell office:value-type="float" office:value="51.49622" calcext:value-type="float">
            <text:p>51.49622</text:p>
          </table:table-cell>
          <table:table-cell office:value-type="float" office:value="167.4136" calcext:value-type="float">
            <text:p>167.4136</text:p>
          </table:table-cell>
          <table:table-cell office:value-type="float" office:value="0.005167621" calcext:value-type="float">
            <text:p>0.005167621</text:p>
          </table:table-cell>
          <table:table-cell office:value-type="float" office:value="0.008730901" calcext:value-type="float">
            <text:p>0.008730901</text:p>
          </table:table-cell>
          <table:table-cell office:value-type="float" office:value="0.05141289" calcext:value-type="float">
            <text:p>0.05141289</text:p>
          </table:table-cell>
          <table:table-cell office:value-type="float" office:value="0.0210181" calcext:value-type="float">
            <text:p>0.0210181</text:p>
          </table:table-cell>
          <table:table-cell office:value-type="float" office:value="360" calcext:value-type="float">
            <text:p>360</text:p>
          </table:table-cell>
          <table:table-cell office:value-type="float" office:value="-9.007719" calcext:value-type="float">
            <text:p>-9.007719</text:p>
          </table:table-cell>
          <table:table-cell office:value-type="float" office:value="0" calcext:value-type="float">
            <text:p>0</text:p>
          </table:table-cell>
          <table:table-cell office:value-type="float" office:value="223.5791" calcext:value-type="float">
            <text:p>223.5791</text:p>
          </table:table-cell>
          <table:table-cell office:value-type="float" office:value="273.5318" calcext:value-type="float">
            <text:p>273.5318</text:p>
          </table:table-cell>
          <table:table-cell office:value-type="float" office:value="898.8753" calcext:value-type="float">
            <text:p>898.8753</text:p>
          </table:table-cell>
          <table:table-cell office:value-type="float" office:value="862.6239" calcext:value-type="float">
            <text:p>862.6239</text:p>
          </table:table-cell>
          <table:table-cell office:value-type="float" office:value="848.3622" calcext:value-type="float">
            <text:p>848.3622</text:p>
          </table:table-cell>
          <table:table-cell office:value-type="float" office:value="866.2305" calcext:value-type="float">
            <text:p>866.2305</text:p>
          </table:table-cell>
          <table:table-cell office:value-type="float" office:value="322.1348" calcext:value-type="float">
            <text:p>322.1348</text:p>
          </table:table-cell>
          <table:table-cell office:value-type="float" office:value="439.2931" calcext:value-type="float">
            <text:p>439.2931</text:p>
          </table:table-cell>
          <table:table-cell office:value-type="float" office:value="382.2054" calcext:value-type="float">
            <text:p>382.2054</text:p>
          </table:table-cell>
          <table:table-cell office:value-type="float" office:value="324.8419" calcext:value-type="float">
            <text:p>324.841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032002" calcext:value-type="float">
            <text:p>22032002</text:p>
          </table:table-cell>
          <table:table-cell office:value-type="float" office:value="278.5984" calcext:value-type="float">
            <text:p>278.5984</text:p>
          </table:table-cell>
          <table:table-cell office:value-type="float" office:value="5436.338" calcext:value-type="float">
            <text:p>5436.3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09094" calcext:value-type="float">
            <text:p>-9.09094</text:p>
          </table:table-cell>
          <table:table-cell office:value-type="float" office:value="19.88924" calcext:value-type="float">
            <text:p>19.88924</text:p>
          </table:table-cell>
          <table:table-cell office:value-type="float" office:value="0" calcext:value-type="float">
            <text:p>0</text:p>
          </table:table-cell>
          <table:table-cell office:value-type="float" office:value="51.56143" calcext:value-type="float">
            <text:p>51.56143</text:p>
          </table:table-cell>
          <table:table-cell office:value-type="float" office:value="167.2472" calcext:value-type="float">
            <text:p>167.2472</text:p>
          </table:table-cell>
          <table:table-cell office:value-type="float" office:value="0.005245626" calcext:value-type="float">
            <text:p>0.005245626</text:p>
          </table:table-cell>
          <table:table-cell office:value-type="float" office:value="0.008730901" calcext:value-type="float">
            <text:p>0.008730901</text:p>
          </table:table-cell>
          <table:table-cell office:value-type="float" office:value="0.05241887" calcext:value-type="float">
            <text:p>0.05241887</text:p>
          </table:table-cell>
          <table:table-cell office:value-type="float" office:value="0.0283603" calcext:value-type="float">
            <text:p>0.0283603</text:p>
          </table:table-cell>
          <table:table-cell office:value-type="float" office:value="360" calcext:value-type="float">
            <text:p>360</text:p>
          </table:table-cell>
          <table:table-cell office:value-type="float" office:value="-9.17665" calcext:value-type="float">
            <text:p>-9.17665</text:p>
          </table:table-cell>
          <table:table-cell office:value-type="float" office:value="0" calcext:value-type="float">
            <text:p>0</text:p>
          </table:table-cell>
          <table:table-cell office:value-type="float" office:value="223.5999" calcext:value-type="float">
            <text:p>223.5999</text:p>
          </table:table-cell>
          <table:table-cell office:value-type="float" office:value="273.5271" calcext:value-type="float">
            <text:p>273.5271</text:p>
          </table:table-cell>
          <table:table-cell office:value-type="float" office:value="898.8591" calcext:value-type="float">
            <text:p>898.8591</text:p>
          </table:table-cell>
          <table:table-cell office:value-type="float" office:value="862.6132" calcext:value-type="float">
            <text:p>862.6132</text:p>
          </table:table-cell>
          <table:table-cell office:value-type="float" office:value="848.3594" calcext:value-type="float">
            <text:p>848.3594</text:p>
          </table:table-cell>
          <table:table-cell office:value-type="float" office:value="866.227" calcext:value-type="float">
            <text:p>866.227</text:p>
          </table:table-cell>
          <table:table-cell office:value-type="float" office:value="322.1333" calcext:value-type="float">
            <text:p>322.1333</text:p>
          </table:table-cell>
          <table:table-cell office:value-type="float" office:value="439.2922" calcext:value-type="float">
            <text:p>439.2922</text:p>
          </table:table-cell>
          <table:table-cell office:value-type="float" office:value="382.2046" calcext:value-type="float">
            <text:p>382.2046</text:p>
          </table:table-cell>
          <table:table-cell office:value-type="float" office:value="324.841" calcext:value-type="float">
            <text:p>324.84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032002" calcext:value-type="float">
            <text:p>23032002</text:p>
          </table:table-cell>
          <table:table-cell office:value-type="float" office:value="278.4579" calcext:value-type="float">
            <text:p>278.4579</text:p>
          </table:table-cell>
          <table:table-cell office:value-type="float" office:value="5436.338" calcext:value-type="float">
            <text:p>5436.3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200979" calcext:value-type="float">
            <text:p>-9.200979</text:p>
          </table:table-cell>
          <table:table-cell office:value-type="float" office:value="21.07989" calcext:value-type="float">
            <text:p>21.07989</text:p>
          </table:table-cell>
          <table:table-cell office:value-type="float" office:value="0" calcext:value-type="float">
            <text:p>0</text:p>
          </table:table-cell>
          <table:table-cell office:value-type="float" office:value="51.57795" calcext:value-type="float">
            <text:p>51.57795</text:p>
          </table:table-cell>
          <table:table-cell office:value-type="float" office:value="167.131" calcext:value-type="float">
            <text:p>167.131</text:p>
          </table:table-cell>
          <table:table-cell office:value-type="float" office:value="0.005310118" calcext:value-type="float">
            <text:p>0.005310118</text:p>
          </table:table-cell>
          <table:table-cell office:value-type="float" office:value="0.008730901" calcext:value-type="float">
            <text:p>0.008730901</text:p>
          </table:table-cell>
          <table:table-cell office:value-type="float" office:value="0.05337063" calcext:value-type="float">
            <text:p>0.05337063</text:p>
          </table:table-cell>
          <table:table-cell office:value-type="float" office:value="0.03509625" calcext:value-type="float">
            <text:p>0.03509625</text:p>
          </table:table-cell>
          <table:table-cell office:value-type="float" office:value="360" calcext:value-type="float">
            <text:p>360</text:p>
          </table:table-cell>
          <table:table-cell office:value-type="float" office:value="-9.294312" calcext:value-type="float">
            <text:p>-9.294312</text:p>
          </table:table-cell>
          <table:table-cell office:value-type="float" office:value="0" calcext:value-type="float">
            <text:p>0</text:p>
          </table:table-cell>
          <table:table-cell office:value-type="float" office:value="223.6172" calcext:value-type="float">
            <text:p>223.6172</text:p>
          </table:table-cell>
          <table:table-cell office:value-type="float" office:value="273.5222" calcext:value-type="float">
            <text:p>273.5222</text:p>
          </table:table-cell>
          <table:table-cell office:value-type="float" office:value="898.8431" calcext:value-type="float">
            <text:p>898.8431</text:p>
          </table:table-cell>
          <table:table-cell office:value-type="float" office:value="862.6027" calcext:value-type="float">
            <text:p>862.6027</text:p>
          </table:table-cell>
          <table:table-cell office:value-type="float" office:value="848.3566" calcext:value-type="float">
            <text:p>848.3566</text:p>
          </table:table-cell>
          <table:table-cell office:value-type="float" office:value="866.2235" calcext:value-type="float">
            <text:p>866.2235</text:p>
          </table:table-cell>
          <table:table-cell office:value-type="float" office:value="322.1318" calcext:value-type="float">
            <text:p>322.1318</text:p>
          </table:table-cell>
          <table:table-cell office:value-type="float" office:value="439.2912" calcext:value-type="float">
            <text:p>439.2912</text:p>
          </table:table-cell>
          <table:table-cell office:value-type="float" office:value="382.2038" calcext:value-type="float">
            <text:p>382.2038</text:p>
          </table:table-cell>
          <table:table-cell office:value-type="float" office:value="324.8402" calcext:value-type="float">
            <text:p>324.840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4032002" calcext:value-type="float">
            <text:p>24032002</text:p>
          </table:table-cell>
          <table:table-cell office:value-type="float" office:value="278.3025" calcext:value-type="float">
            <text:p>278.3025</text:p>
          </table:table-cell>
          <table:table-cell office:value-type="float" office:value="5436.339" calcext:value-type="float">
            <text:p>5436.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323025" calcext:value-type="float">
            <text:p>-9.323025</text:p>
          </table:table-cell>
          <table:table-cell office:value-type="float" office:value="22.29834" calcext:value-type="float">
            <text:p>22.29834</text:p>
          </table:table-cell>
          <table:table-cell office:value-type="float" office:value="0" calcext:value-type="float">
            <text:p>0</text:p>
          </table:table-cell>
          <table:table-cell office:value-type="float" office:value="51.60656" calcext:value-type="float">
            <text:p>51.60656</text:p>
          </table:table-cell>
          <table:table-cell office:value-type="float" office:value="167" calcext:value-type="float">
            <text:p>167</text:p>
          </table:table-cell>
          <table:table-cell office:value-type="float" office:value="0.005376284" calcext:value-type="float">
            <text:p>0.005376284</text:p>
          </table:table-cell>
          <table:table-cell office:value-type="float" office:value="0.008730901" calcext:value-type="float">
            <text:p>0.008730901</text:p>
          </table:table-cell>
          <table:table-cell office:value-type="float" office:value="0.05424622" calcext:value-type="float">
            <text:p>0.05424622</text:p>
          </table:table-cell>
          <table:table-cell office:value-type="float" office:value="0.04078978" calcext:value-type="float">
            <text:p>0.04078978</text:p>
          </table:table-cell>
          <table:table-cell office:value-type="float" office:value="360" calcext:value-type="float">
            <text:p>360</text:p>
          </table:table-cell>
          <table:table-cell office:value-type="float" office:value="-9.422861" calcext:value-type="float">
            <text:p>-9.422861</text:p>
          </table:table-cell>
          <table:table-cell office:value-type="float" office:value="0" calcext:value-type="float">
            <text:p>0</text:p>
          </table:table-cell>
          <table:table-cell office:value-type="float" office:value="223.6362" calcext:value-type="float">
            <text:p>223.6362</text:p>
          </table:table-cell>
          <table:table-cell office:value-type="float" office:value="273.5172" calcext:value-type="float">
            <text:p>273.5172</text:p>
          </table:table-cell>
          <table:table-cell office:value-type="float" office:value="898.8275" calcext:value-type="float">
            <text:p>898.8275</text:p>
          </table:table-cell>
          <table:table-cell office:value-type="float" office:value="862.592" calcext:value-type="float">
            <text:p>862.592</text:p>
          </table:table-cell>
          <table:table-cell office:value-type="float" office:value="848.3538" calcext:value-type="float">
            <text:p>848.3538</text:p>
          </table:table-cell>
          <table:table-cell office:value-type="float" office:value="866.2202" calcext:value-type="float">
            <text:p>866.2202</text:p>
          </table:table-cell>
          <table:table-cell office:value-type="float" office:value="322.1305" calcext:value-type="float">
            <text:p>322.1305</text:p>
          </table:table-cell>
          <table:table-cell office:value-type="float" office:value="439.2902" calcext:value-type="float">
            <text:p>439.2902</text:p>
          </table:table-cell>
          <table:table-cell office:value-type="float" office:value="382.203" calcext:value-type="float">
            <text:p>382.203</text:p>
          </table:table-cell>
          <table:table-cell office:value-type="float" office:value="324.8393" calcext:value-type="float">
            <text:p>324.839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032002" calcext:value-type="float">
            <text:p>25032002</text:p>
          </table:table-cell>
          <table:table-cell office:value-type="float" office:value="278.1704" calcext:value-type="float">
            <text:p>278.1704</text:p>
          </table:table-cell>
          <table:table-cell office:value-type="float" office:value="5436.338" calcext:value-type="float">
            <text:p>5436.3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424333" calcext:value-type="float">
            <text:p>-9.424333</text:p>
          </table:table-cell>
          <table:table-cell office:value-type="float" office:value="23.28769" calcext:value-type="float">
            <text:p>23.28769</text:p>
          </table:table-cell>
          <table:table-cell office:value-type="float" office:value="0" calcext:value-type="float">
            <text:p>0</text:p>
          </table:table-cell>
          <table:table-cell office:value-type="float" office:value="51.61761" calcext:value-type="float">
            <text:p>51.61761</text:p>
          </table:table-cell>
          <table:table-cell office:value-type="float" office:value="166.8911" calcext:value-type="float">
            <text:p>166.8911</text:p>
          </table:table-cell>
          <table:table-cell office:value-type="float" office:value="0.005437814" calcext:value-type="float">
            <text:p>0.005437814</text:p>
          </table:table-cell>
          <table:table-cell office:value-type="float" office:value="0.008730901" calcext:value-type="float">
            <text:p>0.008730901</text:p>
          </table:table-cell>
          <table:table-cell office:value-type="float" office:value="0.05503583" calcext:value-type="float">
            <text:p>0.05503583</text:p>
          </table:table-cell>
          <table:table-cell office:value-type="float" office:value="0.04526072" calcext:value-type="float">
            <text:p>0.04526072</text:p>
          </table:table-cell>
          <table:table-cell office:value-type="float" office:value="360" calcext:value-type="float">
            <text:p>360</text:p>
          </table:table-cell>
          <table:table-cell office:value-type="float" office:value="-9.529367" calcext:value-type="float">
            <text:p>-9.529367</text:p>
          </table:table-cell>
          <table:table-cell office:value-type="float" office:value="0" calcext:value-type="float">
            <text:p>0</text:p>
          </table:table-cell>
          <table:table-cell office:value-type="float" office:value="223.6527" calcext:value-type="float">
            <text:p>223.6527</text:p>
          </table:table-cell>
          <table:table-cell office:value-type="float" office:value="273.5123" calcext:value-type="float">
            <text:p>273.5123</text:p>
          </table:table-cell>
          <table:table-cell office:value-type="float" office:value="898.8123" calcext:value-type="float">
            <text:p>898.8123</text:p>
          </table:table-cell>
          <table:table-cell office:value-type="float" office:value="862.5817" calcext:value-type="float">
            <text:p>862.5817</text:p>
          </table:table-cell>
          <table:table-cell office:value-type="float" office:value="848.3509" calcext:value-type="float">
            <text:p>848.3509</text:p>
          </table:table-cell>
          <table:table-cell office:value-type="float" office:value="866.2168" calcext:value-type="float">
            <text:p>866.2168</text:p>
          </table:table-cell>
          <table:table-cell office:value-type="float" office:value="322.1291" calcext:value-type="float">
            <text:p>322.1291</text:p>
          </table:table-cell>
          <table:table-cell office:value-type="float" office:value="439.2892" calcext:value-type="float">
            <text:p>439.2892</text:p>
          </table:table-cell>
          <table:table-cell office:value-type="float" office:value="382.2022" calcext:value-type="float">
            <text:p>382.2022</text:p>
          </table:table-cell>
          <table:table-cell office:value-type="float" office:value="324.8385" calcext:value-type="float">
            <text:p>324.838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032002" calcext:value-type="float">
            <text:p>26032002</text:p>
          </table:table-cell>
          <table:table-cell office:value-type="float" office:value="278.0536" calcext:value-type="float">
            <text:p>278.0536</text:p>
          </table:table-cell>
          <table:table-cell office:value-type="float" office:value="5436.335" calcext:value-type="float">
            <text:p>5436.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511004" calcext:value-type="float">
            <text:p>-9.511004</text:p>
          </table:table-cell>
          <table:table-cell office:value-type="float" office:value="24.115" calcext:value-type="float">
            <text:p>24.115</text:p>
          </table:table-cell>
          <table:table-cell office:value-type="float" office:value="0" calcext:value-type="float">
            <text:p>0</text:p>
          </table:table-cell>
          <table:table-cell office:value-type="float" office:value="51.61783" calcext:value-type="float">
            <text:p>51.61783</text:p>
          </table:table-cell>
          <table:table-cell office:value-type="float" office:value="166.7963" calcext:value-type="float">
            <text:p>166.7963</text:p>
          </table:table-cell>
          <table:table-cell office:value-type="float" office:value="0.005487107" calcext:value-type="float">
            <text:p>0.005487107</text:p>
          </table:table-cell>
          <table:table-cell office:value-type="float" office:value="0.008730901" calcext:value-type="float">
            <text:p>0.008730901</text:p>
          </table:table-cell>
          <table:table-cell office:value-type="float" office:value="0.05579542" calcext:value-type="float">
            <text:p>0.05579542</text:p>
          </table:table-cell>
          <table:table-cell office:value-type="float" office:value="0.04914647" calcext:value-type="float">
            <text:p>0.04914647</text:p>
          </table:table-cell>
          <table:table-cell office:value-type="float" office:value="360" calcext:value-type="float">
            <text:p>360</text:p>
          </table:table-cell>
          <table:table-cell office:value-type="float" office:value="-9.620636" calcext:value-type="float">
            <text:p>-9.620636</text:p>
          </table:table-cell>
          <table:table-cell office:value-type="float" office:value="0" calcext:value-type="float">
            <text:p>0</text:p>
          </table:table-cell>
          <table:table-cell office:value-type="float" office:value="223.6679" calcext:value-type="float">
            <text:p>223.6679</text:p>
          </table:table-cell>
          <table:table-cell office:value-type="float" office:value="273.5079" calcext:value-type="float">
            <text:p>273.5079</text:p>
          </table:table-cell>
          <table:table-cell office:value-type="float" office:value="898.7973" calcext:value-type="float">
            <text:p>898.7973</text:p>
          </table:table-cell>
          <table:table-cell office:value-type="float" office:value="862.5711" calcext:value-type="float">
            <text:p>862.5711</text:p>
          </table:table-cell>
          <table:table-cell office:value-type="float" office:value="848.348" calcext:value-type="float">
            <text:p>848.348</text:p>
          </table:table-cell>
          <table:table-cell office:value-type="float" office:value="866.2136" calcext:value-type="float">
            <text:p>866.2136</text:p>
          </table:table-cell>
          <table:table-cell office:value-type="float" office:value="322.1277" calcext:value-type="float">
            <text:p>322.1277</text:p>
          </table:table-cell>
          <table:table-cell office:value-type="float" office:value="439.2883" calcext:value-type="float">
            <text:p>439.2883</text:p>
          </table:table-cell>
          <table:table-cell office:value-type="float" office:value="382.2014" calcext:value-type="float">
            <text:p>382.2014</text:p>
          </table:table-cell>
          <table:table-cell office:value-type="float" office:value="324.8376" calcext:value-type="float">
            <text:p>324.837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7032002" calcext:value-type="float">
            <text:p>27032002</text:p>
          </table:table-cell>
          <table:table-cell office:value-type="float" office:value="277.9027" calcext:value-type="float">
            <text:p>277.9027</text:p>
          </table:table-cell>
          <table:table-cell office:value-type="float" office:value="5436.337" calcext:value-type="float">
            <text:p>5436.3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627393" calcext:value-type="float">
            <text:p>-9.627393</text:p>
          </table:table-cell>
          <table:table-cell office:value-type="float" office:value="25.08585" calcext:value-type="float">
            <text:p>25.08585</text:p>
          </table:table-cell>
          <table:table-cell office:value-type="float" office:value="0" calcext:value-type="float">
            <text:p>0</text:p>
          </table:table-cell>
          <table:table-cell office:value-type="float" office:value="51.64333" calcext:value-type="float">
            <text:p>51.64333</text:p>
          </table:table-cell>
          <table:table-cell office:value-type="float" office:value="166.6683" calcext:value-type="float">
            <text:p>166.6683</text:p>
          </table:table-cell>
          <table:table-cell office:value-type="float" office:value="0.005549743" calcext:value-type="float">
            <text:p>0.005549743</text:p>
          </table:table-cell>
          <table:table-cell office:value-type="float" office:value="0.008730901" calcext:value-type="float">
            <text:p>0.008730901</text:p>
          </table:table-cell>
          <table:table-cell office:value-type="float" office:value="0.05654554" calcext:value-type="float">
            <text:p>0.05654554</text:p>
          </table:table-cell>
          <table:table-cell office:value-type="float" office:value="0.05277275" calcext:value-type="float">
            <text:p>0.05277275</text:p>
          </table:table-cell>
          <table:table-cell office:value-type="float" office:value="360" calcext:value-type="float">
            <text:p>360</text:p>
          </table:table-cell>
          <table:table-cell office:value-type="float" office:value="-9.741338" calcext:value-type="float">
            <text:p>-9.741338</text:p>
          </table:table-cell>
          <table:table-cell office:value-type="float" office:value="0" calcext:value-type="float">
            <text:p>0</text:p>
          </table:table-cell>
          <table:table-cell office:value-type="float" office:value="223.6866" calcext:value-type="float">
            <text:p>223.6866</text:p>
          </table:table-cell>
          <table:table-cell office:value-type="float" office:value="273.5034" calcext:value-type="float">
            <text:p>273.5034</text:p>
          </table:table-cell>
          <table:table-cell office:value-type="float" office:value="898.7825" calcext:value-type="float">
            <text:p>898.7825</text:p>
          </table:table-cell>
          <table:table-cell office:value-type="float" office:value="862.561" calcext:value-type="float">
            <text:p>862.561</text:p>
          </table:table-cell>
          <table:table-cell office:value-type="float" office:value="848.3452" calcext:value-type="float">
            <text:p>848.3452</text:p>
          </table:table-cell>
          <table:table-cell office:value-type="float" office:value="866.2103" calcext:value-type="float">
            <text:p>866.2103</text:p>
          </table:table-cell>
          <table:table-cell office:value-type="float" office:value="322.1264" calcext:value-type="float">
            <text:p>322.1264</text:p>
          </table:table-cell>
          <table:table-cell office:value-type="float" office:value="439.2874" calcext:value-type="float">
            <text:p>439.2874</text:p>
          </table:table-cell>
          <table:table-cell office:value-type="float" office:value="382.2007" calcext:value-type="float">
            <text:p>382.2007</text:p>
          </table:table-cell>
          <table:table-cell office:value-type="float" office:value="324.8368" calcext:value-type="float">
            <text:p>324.836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8032002" calcext:value-type="float">
            <text:p>28032002</text:p>
          </table:table-cell>
          <table:table-cell office:value-type="float" office:value="277.7076" calcext:value-type="float">
            <text:p>277.7076</text:p>
          </table:table-cell>
          <table:table-cell office:value-type="float" office:value="5436.344" calcext:value-type="float">
            <text:p>5436.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787252" calcext:value-type="float">
            <text:p>-9.787252</text:p>
          </table:table-cell>
          <table:table-cell office:value-type="float" office:value="26.06323" calcext:value-type="float">
            <text:p>26.06323</text:p>
          </table:table-cell>
          <table:table-cell office:value-type="float" office:value="0" calcext:value-type="float">
            <text:p>0</text:p>
          </table:table-cell>
          <table:table-cell office:value-type="float" office:value="51.70581" calcext:value-type="float">
            <text:p>51.70581</text:p>
          </table:table-cell>
          <table:table-cell office:value-type="float" office:value="166.4975" calcext:value-type="float">
            <text:p>166.4975</text:p>
          </table:table-cell>
          <table:table-cell office:value-type="float" office:value="0.005617906" calcext:value-type="float">
            <text:p>0.005617906</text:p>
          </table:table-cell>
          <table:table-cell office:value-type="float" office:value="0.008730901" calcext:value-type="float">
            <text:p>0.008730901</text:p>
          </table:table-cell>
          <table:table-cell office:value-type="float" office:value="0.05728998" calcext:value-type="float">
            <text:p>0.05728998</text:p>
          </table:table-cell>
          <table:table-cell office:value-type="float" office:value="0.05620273" calcext:value-type="float">
            <text:p>0.05620273</text:p>
          </table:table-cell>
          <table:table-cell office:value-type="float" office:value="360" calcext:value-type="float">
            <text:p>360</text:p>
          </table:table-cell>
          <table:table-cell office:value-type="float" office:value="-9.905304" calcext:value-type="float">
            <text:p>-9.905304</text:p>
          </table:table-cell>
          <table:table-cell office:value-type="float" office:value="0" calcext:value-type="float">
            <text:p>0</text:p>
          </table:table-cell>
          <table:table-cell office:value-type="float" office:value="223.7092" calcext:value-type="float">
            <text:p>223.7092</text:p>
          </table:table-cell>
          <table:table-cell office:value-type="float" office:value="273.4986" calcext:value-type="float">
            <text:p>273.4986</text:p>
          </table:table-cell>
          <table:table-cell office:value-type="float" office:value="898.7675" calcext:value-type="float">
            <text:p>898.7675</text:p>
          </table:table-cell>
          <table:table-cell office:value-type="float" office:value="862.5507" calcext:value-type="float">
            <text:p>862.5507</text:p>
          </table:table-cell>
          <table:table-cell office:value-type="float" office:value="848.3423" calcext:value-type="float">
            <text:p>848.3423</text:p>
          </table:table-cell>
          <table:table-cell office:value-type="float" office:value="866.2069" calcext:value-type="float">
            <text:p>866.2069</text:p>
          </table:table-cell>
          <table:table-cell office:value-type="float" office:value="322.1251" calcext:value-type="float">
            <text:p>322.1251</text:p>
          </table:table-cell>
          <table:table-cell office:value-type="float" office:value="439.2864" calcext:value-type="float">
            <text:p>439.2864</text:p>
          </table:table-cell>
          <table:table-cell office:value-type="float" office:value="382.1999" calcext:value-type="float">
            <text:p>382.1999</text:p>
          </table:table-cell>
          <table:table-cell office:value-type="float" office:value="324.836" calcext:value-type="float">
            <text:p>324.83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9032002" calcext:value-type="float">
            <text:p>29032002</text:p>
          </table:table-cell>
          <table:table-cell office:value-type="float" office:value="277.4576" calcext:value-type="float">
            <text:p>277.4576</text:p>
          </table:table-cell>
          <table:table-cell office:value-type="float" office:value="5436.356" calcext:value-type="float">
            <text:p>5436.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995678" calcext:value-type="float">
            <text:p>-9.995678</text:p>
          </table:table-cell>
          <table:table-cell office:value-type="float" office:value="27.13784" calcext:value-type="float">
            <text:p>27.13784</text:p>
          </table:table-cell>
          <table:table-cell office:value-type="float" office:value="0" calcext:value-type="float">
            <text:p>0</text:p>
          </table:table-cell>
          <table:table-cell office:value-type="float" office:value="51.81842" calcext:value-type="float">
            <text:p>51.81842</text:p>
          </table:table-cell>
          <table:table-cell office:value-type="float" office:value="166.2735" calcext:value-type="float">
            <text:p>166.2735</text:p>
          </table:table-cell>
          <table:table-cell office:value-type="float" office:value="0.005694076" calcext:value-type="float">
            <text:p>0.005694076</text:p>
          </table:table-cell>
          <table:table-cell office:value-type="float" office:value="0.008730901" calcext:value-type="float">
            <text:p>0.008730901</text:p>
          </table:table-cell>
          <table:table-cell office:value-type="float" office:value="0.05802872" calcext:value-type="float">
            <text:p>0.05802872</text:p>
          </table:table-cell>
          <table:table-cell office:value-type="float" office:value="0.05944183" calcext:value-type="float">
            <text:p>0.05944183</text:p>
          </table:table-cell>
          <table:table-cell office:value-type="float" office:value="360" calcext:value-type="float">
            <text:p>360</text:p>
          </table:table-cell>
          <table:table-cell office:value-type="float" office:value="-10.11763" calcext:value-type="float">
            <text:p>-10.11763</text:p>
          </table:table-cell>
          <table:table-cell office:value-type="float" office:value="0" calcext:value-type="float">
            <text:p>0</text:p>
          </table:table-cell>
          <table:table-cell office:value-type="float" office:value="223.7359" calcext:value-type="float">
            <text:p>223.7359</text:p>
          </table:table-cell>
          <table:table-cell office:value-type="float" office:value="273.494" calcext:value-type="float">
            <text:p>273.494</text:p>
          </table:table-cell>
          <table:table-cell office:value-type="float" office:value="898.7523" calcext:value-type="float">
            <text:p>898.7523</text:p>
          </table:table-cell>
          <table:table-cell office:value-type="float" office:value="862.5405" calcext:value-type="float">
            <text:p>862.5405</text:p>
          </table:table-cell>
          <table:table-cell office:value-type="float" office:value="848.3394" calcext:value-type="float">
            <text:p>848.3394</text:p>
          </table:table-cell>
          <table:table-cell office:value-type="float" office:value="866.2037" calcext:value-type="float">
            <text:p>866.2037</text:p>
          </table:table-cell>
          <table:table-cell office:value-type="float" office:value="322.1238" calcext:value-type="float">
            <text:p>322.1238</text:p>
          </table:table-cell>
          <table:table-cell office:value-type="float" office:value="439.2855" calcext:value-type="float">
            <text:p>439.2855</text:p>
          </table:table-cell>
          <table:table-cell office:value-type="float" office:value="382.1992" calcext:value-type="float">
            <text:p>382.1992</text:p>
          </table:table-cell>
          <table:table-cell office:value-type="float" office:value="324.8352" calcext:value-type="float">
            <text:p>324.835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0032002" calcext:value-type="float">
            <text:p>30032002</text:p>
          </table:table-cell>
          <table:table-cell office:value-type="float" office:value="277.0606" calcext:value-type="float">
            <text:p>277.0606</text:p>
          </table:table-cell>
          <table:table-cell office:value-type="float" office:value="5436.383" calcext:value-type="float">
            <text:p>5436.3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41846" calcext:value-type="float">
            <text:p>-10.41846</text:p>
          </table:table-cell>
          <table:table-cell office:value-type="float" office:value="26.44503" calcext:value-type="float">
            <text:p>26.44503</text:p>
          </table:table-cell>
          <table:table-cell office:value-type="float" office:value="0" calcext:value-type="float">
            <text:p>0</text:p>
          </table:table-cell>
          <table:table-cell office:value-type="float" office:value="52.0895" calcext:value-type="float">
            <text:p>52.0895</text:p>
          </table:table-cell>
          <table:table-cell office:value-type="float" office:value="165.9049" calcext:value-type="float">
            <text:p>165.9049</text:p>
          </table:table-cell>
          <table:table-cell office:value-type="float" office:value="0.005801843" calcext:value-type="float">
            <text:p>0.005801843</text:p>
          </table:table-cell>
          <table:table-cell office:value-type="float" office:value="0.008730901" calcext:value-type="float">
            <text:p>0.008730901</text:p>
          </table:table-cell>
          <table:table-cell office:value-type="float" office:value="0.0588783" calcext:value-type="float">
            <text:p>0.0588783</text:p>
          </table:table-cell>
          <table:table-cell office:value-type="float" office:value="0.06383343" calcext:value-type="float">
            <text:p>0.06383343</text:p>
          </table:table-cell>
          <table:table-cell office:value-type="float" office:value="360" calcext:value-type="float">
            <text:p>360</text:p>
          </table:table-cell>
          <table:table-cell office:value-type="float" office:value="-10.54554" calcext:value-type="float">
            <text:p>-10.54554</text:p>
          </table:table-cell>
          <table:table-cell office:value-type="float" office:value="0" calcext:value-type="float">
            <text:p>0</text:p>
          </table:table-cell>
          <table:table-cell office:value-type="float" office:value="223.7748" calcext:value-type="float">
            <text:p>223.7748</text:p>
          </table:table-cell>
          <table:table-cell office:value-type="float" office:value="273.489" calcext:value-type="float">
            <text:p>273.489</text:p>
          </table:table-cell>
          <table:table-cell office:value-type="float" office:value="898.7369" calcext:value-type="float">
            <text:p>898.7369</text:p>
          </table:table-cell>
          <table:table-cell office:value-type="float" office:value="862.5303" calcext:value-type="float">
            <text:p>862.5303</text:p>
          </table:table-cell>
          <table:table-cell office:value-type="float" office:value="848.3365" calcext:value-type="float">
            <text:p>848.3365</text:p>
          </table:table-cell>
          <table:table-cell office:value-type="float" office:value="866.2008" calcext:value-type="float">
            <text:p>866.2008</text:p>
          </table:table-cell>
          <table:table-cell office:value-type="float" office:value="322.1222" calcext:value-type="float">
            <text:p>322.1222</text:p>
          </table:table-cell>
          <table:table-cell office:value-type="float" office:value="439.2846" calcext:value-type="float">
            <text:p>439.2846</text:p>
          </table:table-cell>
          <table:table-cell office:value-type="float" office:value="382.1984" calcext:value-type="float">
            <text:p>382.1984</text:p>
          </table:table-cell>
          <table:table-cell office:value-type="float" office:value="324.8344" calcext:value-type="float">
            <text:p>324.834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032002" calcext:value-type="float">
            <text:p>31032002</text:p>
          </table:table-cell>
          <table:table-cell office:value-type="float" office:value="276.6982" calcext:value-type="float">
            <text:p>276.6982</text:p>
          </table:table-cell>
          <table:table-cell office:value-type="float" office:value="5436.408" calcext:value-type="float">
            <text:p>5436.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72864" calcext:value-type="float">
            <text:p>-10.72864</text:p>
          </table:table-cell>
          <table:table-cell office:value-type="float" office:value="27.20834" calcext:value-type="float">
            <text:p>27.20834</text:p>
          </table:table-cell>
          <table:table-cell office:value-type="float" office:value="0" calcext:value-type="float">
            <text:p>0</text:p>
          </table:table-cell>
          <table:table-cell office:value-type="float" office:value="52.3115" calcext:value-type="float">
            <text:p>52.3115</text:p>
          </table:table-cell>
          <table:table-cell office:value-type="float" office:value="165.572" calcext:value-type="float">
            <text:p>165.572</text:p>
          </table:table-cell>
          <table:table-cell office:value-type="float" office:value="0.005897216" calcext:value-type="float">
            <text:p>0.005897216</text:p>
          </table:table-cell>
          <table:table-cell office:value-type="float" office:value="0.008730901" calcext:value-type="float">
            <text:p>0.008730901</text:p>
          </table:table-cell>
          <table:table-cell office:value-type="float" office:value="0.05999135" calcext:value-type="float">
            <text:p>0.05999135</text:p>
          </table:table-cell>
          <table:table-cell office:value-type="float" office:value="0.07143688" calcext:value-type="float">
            <text:p>0.07143688</text:p>
          </table:table-cell>
          <table:table-cell office:value-type="float" office:value="360" calcext:value-type="float">
            <text:p>360</text:p>
          </table:table-cell>
          <table:table-cell office:value-type="float" office:value="-10.86434" calcext:value-type="float">
            <text:p>-10.86434</text:p>
          </table:table-cell>
          <table:table-cell office:value-type="float" office:value="0" calcext:value-type="float">
            <text:p>0</text:p>
          </table:table-cell>
          <table:table-cell office:value-type="float" office:value="223.8115" calcext:value-type="float">
            <text:p>223.8115</text:p>
          </table:table-cell>
          <table:table-cell office:value-type="float" office:value="273.4843" calcext:value-type="float">
            <text:p>273.4843</text:p>
          </table:table-cell>
          <table:table-cell office:value-type="float" office:value="898.7213" calcext:value-type="float">
            <text:p>898.7213</text:p>
          </table:table-cell>
          <table:table-cell office:value-type="float" office:value="862.52" calcext:value-type="float">
            <text:p>862.52</text:p>
          </table:table-cell>
          <table:table-cell office:value-type="float" office:value="848.3336" calcext:value-type="float">
            <text:p>848.3336</text:p>
          </table:table-cell>
          <table:table-cell office:value-type="float" office:value="866.1975" calcext:value-type="float">
            <text:p>866.1975</text:p>
          </table:table-cell>
          <table:table-cell office:value-type="float" office:value="322.1205" calcext:value-type="float">
            <text:p>322.1205</text:p>
          </table:table-cell>
          <table:table-cell office:value-type="float" office:value="439.2838" calcext:value-type="float">
            <text:p>439.2838</text:p>
          </table:table-cell>
          <table:table-cell office:value-type="float" office:value="382.1976" calcext:value-type="float">
            <text:p>382.1976</text:p>
          </table:table-cell>
          <table:table-cell office:value-type="float" office:value="324.8336" calcext:value-type="float">
            <text:p>324.833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42002" calcext:value-type="float">
            <text:p>1042002</text:p>
          </table:table-cell>
          <table:table-cell office:value-type="float" office:value="276.2684" calcext:value-type="float">
            <text:p>276.2684</text:p>
          </table:table-cell>
          <table:table-cell office:value-type="float" office:value="5436.439" calcext:value-type="float">
            <text:p>5436.4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12924" calcext:value-type="float">
            <text:p>-11.12924</text:p>
          </table:table-cell>
          <table:table-cell office:value-type="float" office:value="27.45234" calcext:value-type="float">
            <text:p>27.45234</text:p>
          </table:table-cell>
          <table:table-cell office:value-type="float" office:value="0" calcext:value-type="float">
            <text:p>0</text:p>
          </table:table-cell>
          <table:table-cell office:value-type="float" office:value="52.60843" calcext:value-type="float">
            <text:p>52.60843</text:p>
          </table:table-cell>
          <table:table-cell office:value-type="float" office:value="165.1729" calcext:value-type="float">
            <text:p>165.1729</text:p>
          </table:table-cell>
          <table:table-cell office:value-type="float" office:value="0.00600801" calcext:value-type="float">
            <text:p>0.00600801</text:p>
          </table:table-cell>
          <table:table-cell office:value-type="float" office:value="0.008730901" calcext:value-type="float">
            <text:p>0.008730901</text:p>
          </table:table-cell>
          <table:table-cell office:value-type="float" office:value="0.06118142" calcext:value-type="float">
            <text:p>0.06118142</text:p>
          </table:table-cell>
          <table:table-cell office:value-type="float" office:value="0.07948139" calcext:value-type="float">
            <text:p>0.07948139</text:p>
          </table:table-cell>
          <table:table-cell office:value-type="float" office:value="360" calcext:value-type="float">
            <text:p>360</text:p>
          </table:table-cell>
          <table:table-cell office:value-type="float" office:value="-11.27407" calcext:value-type="float">
            <text:p>-11.27407</text:p>
          </table:table-cell>
          <table:table-cell office:value-type="float" office:value="0" calcext:value-type="float">
            <text:p>0</text:p>
          </table:table-cell>
          <table:table-cell office:value-type="float" office:value="223.8536" calcext:value-type="float">
            <text:p>223.8536</text:p>
          </table:table-cell>
          <table:table-cell office:value-type="float" office:value="273.4791" calcext:value-type="float">
            <text:p>273.4791</text:p>
          </table:table-cell>
          <table:table-cell office:value-type="float" office:value="898.7055" calcext:value-type="float">
            <text:p>898.7055</text:p>
          </table:table-cell>
          <table:table-cell office:value-type="float" office:value="862.5096" calcext:value-type="float">
            <text:p>862.5096</text:p>
          </table:table-cell>
          <table:table-cell office:value-type="float" office:value="848.3307" calcext:value-type="float">
            <text:p>848.3307</text:p>
          </table:table-cell>
          <table:table-cell office:value-type="float" office:value="866.1945" calcext:value-type="float">
            <text:p>866.1945</text:p>
          </table:table-cell>
          <table:table-cell office:value-type="float" office:value="322.1191" calcext:value-type="float">
            <text:p>322.1191</text:p>
          </table:table-cell>
          <table:table-cell office:value-type="float" office:value="439.2829" calcext:value-type="float">
            <text:p>439.2829</text:p>
          </table:table-cell>
          <table:table-cell office:value-type="float" office:value="382.1969" calcext:value-type="float">
            <text:p>382.1969</text:p>
          </table:table-cell>
          <table:table-cell office:value-type="float" office:value="324.8328" calcext:value-type="float">
            <text:p>324.832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42002" calcext:value-type="float">
            <text:p>2042002</text:p>
          </table:table-cell>
          <table:table-cell office:value-type="float" office:value="275.8702" calcext:value-type="float">
            <text:p>275.8702</text:p>
          </table:table-cell>
          <table:table-cell office:value-type="float" office:value="5436.47" calcext:value-type="float">
            <text:p>5436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45634" calcext:value-type="float">
            <text:p>-11.45634</text:p>
          </table:table-cell>
          <table:table-cell office:value-type="float" office:value="28.70296" calcext:value-type="float">
            <text:p>28.70296</text:p>
          </table:table-cell>
          <table:table-cell office:value-type="float" office:value="0" calcext:value-type="float">
            <text:p>0</text:p>
          </table:table-cell>
          <table:table-cell office:value-type="float" office:value="52.85649" calcext:value-type="float">
            <text:p>52.85649</text:p>
          </table:table-cell>
          <table:table-cell office:value-type="float" office:value="164.806" calcext:value-type="float">
            <text:p>164.806</text:p>
          </table:table-cell>
          <table:table-cell office:value-type="float" office:value="0.006108185" calcext:value-type="float">
            <text:p>0.006108185</text:p>
          </table:table-cell>
          <table:table-cell office:value-type="float" office:value="0.008730901" calcext:value-type="float">
            <text:p>0.008730901</text:p>
          </table:table-cell>
          <table:table-cell office:value-type="float" office:value="0.0623604" calcext:value-type="float">
            <text:p>0.0623604</text:p>
          </table:table-cell>
          <table:table-cell office:value-type="float" office:value="0.08763956" calcext:value-type="float">
            <text:p>0.08763956</text:p>
          </table:table-cell>
          <table:table-cell office:value-type="float" office:value="360" calcext:value-type="float">
            <text:p>360</text:p>
          </table:table-cell>
          <table:table-cell office:value-type="float" office:value="-11.61041" calcext:value-type="float">
            <text:p>-11.61041</text:p>
          </table:table-cell>
          <table:table-cell office:value-type="float" office:value="0" calcext:value-type="float">
            <text:p>0</text:p>
          </table:table-cell>
          <table:table-cell office:value-type="float" office:value="223.8952" calcext:value-type="float">
            <text:p>223.8952</text:p>
          </table:table-cell>
          <table:table-cell office:value-type="float" office:value="273.4742" calcext:value-type="float">
            <text:p>273.4742</text:p>
          </table:table-cell>
          <table:table-cell office:value-type="float" office:value="898.6895" calcext:value-type="float">
            <text:p>898.6895</text:p>
          </table:table-cell>
          <table:table-cell office:value-type="float" office:value="862.4993" calcext:value-type="float">
            <text:p>862.4993</text:p>
          </table:table-cell>
          <table:table-cell office:value-type="float" office:value="848.3279" calcext:value-type="float">
            <text:p>848.3279</text:p>
          </table:table-cell>
          <table:table-cell office:value-type="float" office:value="866.191" calcext:value-type="float">
            <text:p>866.191</text:p>
          </table:table-cell>
          <table:table-cell office:value-type="float" office:value="322.1174" calcext:value-type="float">
            <text:p>322.1174</text:p>
          </table:table-cell>
          <table:table-cell office:value-type="float" office:value="439.282" calcext:value-type="float">
            <text:p>439.282</text:p>
          </table:table-cell>
          <table:table-cell office:value-type="float" office:value="382.1962" calcext:value-type="float">
            <text:p>382.1962</text:p>
          </table:table-cell>
          <table:table-cell office:value-type="float" office:value="324.832" calcext:value-type="float">
            <text:p>324.83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042002" calcext:value-type="float">
            <text:p>3042002</text:p>
          </table:table-cell>
          <table:table-cell office:value-type="float" office:value="275.4055" calcext:value-type="float">
            <text:p>275.4055</text:p>
          </table:table-cell>
          <table:table-cell office:value-type="float" office:value="5436.51" calcext:value-type="float">
            <text:p>5436.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8779" calcext:value-type="float">
            <text:p>-11.8779</text:p>
          </table:table-cell>
          <table:table-cell office:value-type="float" office:value="28.99902" calcext:value-type="float">
            <text:p>28.99902</text:p>
          </table:table-cell>
          <table:table-cell office:value-type="float" office:value="0" calcext:value-type="float">
            <text:p>0</text:p>
          </table:table-cell>
          <table:table-cell office:value-type="float" office:value="53.1782" calcext:value-type="float">
            <text:p>53.1782</text:p>
          </table:table-cell>
          <table:table-cell office:value-type="float" office:value="164.3743" calcext:value-type="float">
            <text:p>164.3743</text:p>
          </table:table-cell>
          <table:table-cell office:value-type="float" office:value="0.006216475" calcext:value-type="float">
            <text:p>0.006216475</text:p>
          </table:table-cell>
          <table:table-cell office:value-type="float" office:value="0.008730901" calcext:value-type="float">
            <text:p>0.008730901</text:p>
          </table:table-cell>
          <table:table-cell office:value-type="float" office:value="0.06366129" calcext:value-type="float">
            <text:p>0.06366129</text:p>
          </table:table-cell>
          <table:table-cell office:value-type="float" office:value="0.0963627" calcext:value-type="float">
            <text:p>0.0963627</text:p>
          </table:table-cell>
          <table:table-cell office:value-type="float" office:value="360" calcext:value-type="float">
            <text:p>360</text:p>
          </table:table-cell>
          <table:table-cell office:value-type="float" office:value="-12.04189" calcext:value-type="float">
            <text:p>-12.04189</text:p>
          </table:table-cell>
          <table:table-cell office:value-type="float" office:value="0" calcext:value-type="float">
            <text:p>0</text:p>
          </table:table-cell>
          <table:table-cell office:value-type="float" office:value="223.943" calcext:value-type="float">
            <text:p>223.943</text:p>
          </table:table-cell>
          <table:table-cell office:value-type="float" office:value="273.4689" calcext:value-type="float">
            <text:p>273.4689</text:p>
          </table:table-cell>
          <table:table-cell office:value-type="float" office:value="898.6734" calcext:value-type="float">
            <text:p>898.6734</text:p>
          </table:table-cell>
          <table:table-cell office:value-type="float" office:value="862.4889" calcext:value-type="float">
            <text:p>862.4889</text:p>
          </table:table-cell>
          <table:table-cell office:value-type="float" office:value="848.3251" calcext:value-type="float">
            <text:p>848.3251</text:p>
          </table:table-cell>
          <table:table-cell office:value-type="float" office:value="866.1878" calcext:value-type="float">
            <text:p>866.1878</text:p>
          </table:table-cell>
          <table:table-cell office:value-type="float" office:value="322.1158" calcext:value-type="float">
            <text:p>322.1158</text:p>
          </table:table-cell>
          <table:table-cell office:value-type="float" office:value="439.2813" calcext:value-type="float">
            <text:p>439.2813</text:p>
          </table:table-cell>
          <table:table-cell office:value-type="float" office:value="382.1954" calcext:value-type="float">
            <text:p>382.1954</text:p>
          </table:table-cell>
          <table:table-cell office:value-type="float" office:value="324.8312" calcext:value-type="float">
            <text:p>324.831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42002" calcext:value-type="float">
            <text:p>4042002</text:p>
          </table:table-cell>
          <table:table-cell office:value-type="float" office:value="274.9881" calcext:value-type="float">
            <text:p>274.9881</text:p>
          </table:table-cell>
          <table:table-cell office:value-type="float" office:value="5436.545" calcext:value-type="float">
            <text:p>5436.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22354" calcext:value-type="float">
            <text:p>-12.22354</text:p>
          </table:table-cell>
          <table:table-cell office:value-type="float" office:value="31.01833" calcext:value-type="float">
            <text:p>31.01833</text:p>
          </table:table-cell>
          <table:table-cell office:value-type="float" office:value="0" calcext:value-type="float">
            <text:p>0</text:p>
          </table:table-cell>
          <table:table-cell office:value-type="float" office:value="53.43375" calcext:value-type="float">
            <text:p>53.43375</text:p>
          </table:table-cell>
          <table:table-cell office:value-type="float" office:value="163.9891" calcext:value-type="float">
            <text:p>163.9891</text:p>
          </table:table-cell>
          <table:table-cell office:value-type="float" office:value="0.006316848" calcext:value-type="float">
            <text:p>0.006316848</text:p>
          </table:table-cell>
          <table:table-cell office:value-type="float" office:value="0.008730901" calcext:value-type="float">
            <text:p>0.008730901</text:p>
          </table:table-cell>
          <table:table-cell office:value-type="float" office:value="0.06487135" calcext:value-type="float">
            <text:p>0.06487135</text:p>
          </table:table-cell>
          <table:table-cell office:value-type="float" office:value="0.1048653" calcext:value-type="float">
            <text:p>0.1048653</text:p>
          </table:table-cell>
          <table:table-cell office:value-type="float" office:value="360" calcext:value-type="float">
            <text:p>360</text:p>
          </table:table-cell>
          <table:table-cell office:value-type="float" office:value="-12.39713" calcext:value-type="float">
            <text:p>-12.39713</text:p>
          </table:table-cell>
          <table:table-cell office:value-type="float" office:value="0" calcext:value-type="float">
            <text:p>0</text:p>
          </table:table-cell>
          <table:table-cell office:value-type="float" office:value="223.9902" calcext:value-type="float">
            <text:p>223.9902</text:p>
          </table:table-cell>
          <table:table-cell office:value-type="float" office:value="273.4637" calcext:value-type="float">
            <text:p>273.4637</text:p>
          </table:table-cell>
          <table:table-cell office:value-type="float" office:value="898.6571" calcext:value-type="float">
            <text:p>898.6571</text:p>
          </table:table-cell>
          <table:table-cell office:value-type="float" office:value="862.4784" calcext:value-type="float">
            <text:p>862.4784</text:p>
          </table:table-cell>
          <table:table-cell office:value-type="float" office:value="848.3223" calcext:value-type="float">
            <text:p>848.3223</text:p>
          </table:table-cell>
          <table:table-cell office:value-type="float" office:value="866.1842" calcext:value-type="float">
            <text:p>866.1842</text:p>
          </table:table-cell>
          <table:table-cell office:value-type="float" office:value="322.1141" calcext:value-type="float">
            <text:p>322.1141</text:p>
          </table:table-cell>
          <table:table-cell office:value-type="float" office:value="439.2805" calcext:value-type="float">
            <text:p>439.2805</text:p>
          </table:table-cell>
          <table:table-cell office:value-type="float" office:value="382.1947" calcext:value-type="float">
            <text:p>382.1947</text:p>
          </table:table-cell>
          <table:table-cell office:value-type="float" office:value="324.8304" calcext:value-type="float">
            <text:p>324.830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42002" calcext:value-type="float">
            <text:p>5042002</text:p>
          </table:table-cell>
          <table:table-cell office:value-type="float" office:value="274.5454" calcext:value-type="float">
            <text:p>274.5454</text:p>
          </table:table-cell>
          <table:table-cell office:value-type="float" office:value="5436.586" calcext:value-type="float">
            <text:p>5436.5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59225" calcext:value-type="float">
            <text:p>-12.59225</text:p>
          </table:table-cell>
          <table:table-cell office:value-type="float" office:value="33.18849" calcext:value-type="float">
            <text:p>33.18849</text:p>
          </table:table-cell>
          <table:table-cell office:value-type="float" office:value="0" calcext:value-type="float">
            <text:p>0</text:p>
          </table:table-cell>
          <table:table-cell office:value-type="float" office:value="53.71077" calcext:value-type="float">
            <text:p>53.71077</text:p>
          </table:table-cell>
          <table:table-cell office:value-type="float" office:value="163.5788" calcext:value-type="float">
            <text:p>163.5788</text:p>
          </table:table-cell>
          <table:table-cell office:value-type="float" office:value="0.006421924" calcext:value-type="float">
            <text:p>0.006421924</text:p>
          </table:table-cell>
          <table:table-cell office:value-type="float" office:value="0.008730901" calcext:value-type="float">
            <text:p>0.008730901</text:p>
          </table:table-cell>
          <table:table-cell office:value-type="float" office:value="0.06605402" calcext:value-type="float">
            <text:p>0.06605402</text:p>
          </table:table-cell>
          <table:table-cell office:value-type="float" office:value="0.1132101" calcext:value-type="float">
            <text:p>0.1132101</text:p>
          </table:table-cell>
          <table:table-cell office:value-type="float" office:value="360" calcext:value-type="float">
            <text:p>360</text:p>
          </table:table-cell>
          <table:table-cell office:value-type="float" office:value="-12.77527" calcext:value-type="float">
            <text:p>-12.77527</text:p>
          </table:table-cell>
          <table:table-cell office:value-type="float" office:value="0" calcext:value-type="float">
            <text:p>0</text:p>
          </table:table-cell>
          <table:table-cell office:value-type="float" office:value="224.0408" calcext:value-type="float">
            <text:p>224.0408</text:p>
          </table:table-cell>
          <table:table-cell office:value-type="float" office:value="273.458" calcext:value-type="float">
            <text:p>273.458</text:p>
          </table:table-cell>
          <table:table-cell office:value-type="float" office:value="898.6409" calcext:value-type="float">
            <text:p>898.6409</text:p>
          </table:table-cell>
          <table:table-cell office:value-type="float" office:value="862.4681" calcext:value-type="float">
            <text:p>862.4681</text:p>
          </table:table-cell>
          <table:table-cell office:value-type="float" office:value="848.3195" calcext:value-type="float">
            <text:p>848.3195</text:p>
          </table:table-cell>
          <table:table-cell office:value-type="float" office:value="866.1807" calcext:value-type="float">
            <text:p>866.1807</text:p>
          </table:table-cell>
          <table:table-cell office:value-type="float" office:value="322.1125" calcext:value-type="float">
            <text:p>322.1125</text:p>
          </table:table-cell>
          <table:table-cell office:value-type="float" office:value="439.2797" calcext:value-type="float">
            <text:p>439.2797</text:p>
          </table:table-cell>
          <table:table-cell office:value-type="float" office:value="382.1939" calcext:value-type="float">
            <text:p>382.1939</text:p>
          </table:table-cell>
          <table:table-cell office:value-type="float" office:value="324.8296" calcext:value-type="float">
            <text:p>324.829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042002" calcext:value-type="float">
            <text:p>6042002</text:p>
          </table:table-cell>
          <table:table-cell office:value-type="float" office:value="274.102" calcext:value-type="float">
            <text:p>274.102</text:p>
          </table:table-cell>
          <table:table-cell office:value-type="float" office:value="5436.627" calcext:value-type="float">
            <text:p>5436.6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9621" calcext:value-type="float">
            <text:p>-12.9621</text:p>
          </table:table-cell>
          <table:table-cell office:value-type="float" office:value="35.27428" calcext:value-type="float">
            <text:p>35.27428</text:p>
          </table:table-cell>
          <table:table-cell office:value-type="float" office:value="0" calcext:value-type="float">
            <text:p>0</text:p>
          </table:table-cell>
          <table:table-cell office:value-type="float" office:value="53.98482" calcext:value-type="float">
            <text:p>53.98482</text:p>
          </table:table-cell>
          <table:table-cell office:value-type="float" office:value="163.1674" calcext:value-type="float">
            <text:p>163.1674</text:p>
          </table:table-cell>
          <table:table-cell office:value-type="float" office:value="0.006528486" calcext:value-type="float">
            <text:p>0.006528486</text:p>
          </table:table-cell>
          <table:table-cell office:value-type="float" office:value="0.008730901" calcext:value-type="float">
            <text:p>0.008730901</text:p>
          </table:table-cell>
          <table:table-cell office:value-type="float" office:value="0.06718424" calcext:value-type="float">
            <text:p>0.06718424</text:p>
          </table:table-cell>
          <table:table-cell office:value-type="float" office:value="0.1209742" calcext:value-type="float">
            <text:p>0.1209742</text:p>
          </table:table-cell>
          <table:table-cell office:value-type="float" office:value="360" calcext:value-type="float">
            <text:p>360</text:p>
          </table:table-cell>
          <table:table-cell office:value-type="float" office:value="-13.15391" calcext:value-type="float">
            <text:p>-13.15391</text:p>
          </table:table-cell>
          <table:table-cell office:value-type="float" office:value="0" calcext:value-type="float">
            <text:p>0</text:p>
          </table:table-cell>
          <table:table-cell office:value-type="float" office:value="224.0927" calcext:value-type="float">
            <text:p>224.0927</text:p>
          </table:table-cell>
          <table:table-cell office:value-type="float" office:value="273.4525" calcext:value-type="float">
            <text:p>273.4525</text:p>
          </table:table-cell>
          <table:table-cell office:value-type="float" office:value="898.6245" calcext:value-type="float">
            <text:p>898.6245</text:p>
          </table:table-cell>
          <table:table-cell office:value-type="float" office:value="862.4576" calcext:value-type="float">
            <text:p>862.4576</text:p>
          </table:table-cell>
          <table:table-cell office:value-type="float" office:value="848.3166" calcext:value-type="float">
            <text:p>848.3166</text:p>
          </table:table-cell>
          <table:table-cell office:value-type="float" office:value="866.1772" calcext:value-type="float">
            <text:p>866.1772</text:p>
          </table:table-cell>
          <table:table-cell office:value-type="float" office:value="322.111" calcext:value-type="float">
            <text:p>322.111</text:p>
          </table:table-cell>
          <table:table-cell office:value-type="float" office:value="439.2788" calcext:value-type="float">
            <text:p>439.2788</text:p>
          </table:table-cell>
          <table:table-cell office:value-type="float" office:value="382.1932" calcext:value-type="float">
            <text:p>382.1932</text:p>
          </table:table-cell>
          <table:table-cell office:value-type="float" office:value="324.8289" calcext:value-type="float">
            <text:p>324.828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042002" calcext:value-type="float">
            <text:p>7042002</text:p>
          </table:table-cell>
          <table:table-cell office:value-type="float" office:value="273.7443" calcext:value-type="float">
            <text:p>273.7443</text:p>
          </table:table-cell>
          <table:table-cell office:value-type="float" office:value="5436.662" calcext:value-type="float">
            <text:p>5436.6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25438" calcext:value-type="float">
            <text:p>-13.25438</text:p>
          </table:table-cell>
          <table:table-cell office:value-type="float" office:value="36.95165" calcext:value-type="float">
            <text:p>36.95165</text:p>
          </table:table-cell>
          <table:table-cell office:value-type="float" office:value="0" calcext:value-type="float">
            <text:p>0</text:p>
          </table:table-cell>
          <table:table-cell office:value-type="float" office:value="54.16668" calcext:value-type="float">
            <text:p>54.16668</text:p>
          </table:table-cell>
          <table:table-cell office:value-type="float" office:value="162.8388" calcext:value-type="float">
            <text:p>162.8388</text:p>
          </table:table-cell>
          <table:table-cell office:value-type="float" office:value="0.006618406" calcext:value-type="float">
            <text:p>0.006618406</text:p>
          </table:table-cell>
          <table:table-cell office:value-type="float" office:value="0.008730901" calcext:value-type="float">
            <text:p>0.008730901</text:p>
          </table:table-cell>
          <table:table-cell office:value-type="float" office:value="0.06824274" calcext:value-type="float">
            <text:p>0.06824274</text:p>
          </table:table-cell>
          <table:table-cell office:value-type="float" office:value="0.1278479" calcext:value-type="float">
            <text:p>0.1278479</text:p>
          </table:table-cell>
          <table:table-cell office:value-type="float" office:value="360" calcext:value-type="float">
            <text:p>360</text:p>
          </table:table-cell>
          <table:table-cell office:value-type="float" office:value="-13.45403" calcext:value-type="float">
            <text:p>-13.45403</text:p>
          </table:table-cell>
          <table:table-cell office:value-type="float" office:value="0" calcext:value-type="float">
            <text:p>0</text:p>
          </table:table-cell>
          <table:table-cell office:value-type="float" office:value="224.1405" calcext:value-type="float">
            <text:p>224.1405</text:p>
          </table:table-cell>
          <table:table-cell office:value-type="float" office:value="273.4471" calcext:value-type="float">
            <text:p>273.4471</text:p>
          </table:table-cell>
          <table:table-cell office:value-type="float" office:value="898.6083" calcext:value-type="float">
            <text:p>898.6083</text:p>
          </table:table-cell>
          <table:table-cell office:value-type="float" office:value="862.4471" calcext:value-type="float">
            <text:p>862.4471</text:p>
          </table:table-cell>
          <table:table-cell office:value-type="float" office:value="848.3138" calcext:value-type="float">
            <text:p>848.3138</text:p>
          </table:table-cell>
          <table:table-cell office:value-type="float" office:value="866.1737" calcext:value-type="float">
            <text:p>866.1737</text:p>
          </table:table-cell>
          <table:table-cell office:value-type="float" office:value="322.1096" calcext:value-type="float">
            <text:p>322.1096</text:p>
          </table:table-cell>
          <table:table-cell office:value-type="float" office:value="439.2778" calcext:value-type="float">
            <text:p>439.2778</text:p>
          </table:table-cell>
          <table:table-cell office:value-type="float" office:value="382.1925" calcext:value-type="float">
            <text:p>382.1925</text:p>
          </table:table-cell>
          <table:table-cell office:value-type="float" office:value="324.8281" calcext:value-type="float">
            <text:p>324.828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042002" calcext:value-type="float">
            <text:p>8042002</text:p>
          </table:table-cell>
          <table:table-cell office:value-type="float" office:value="273.2905" calcext:value-type="float">
            <text:p>273.2905</text:p>
          </table:table-cell>
          <table:table-cell office:value-type="float" office:value="5436.708" calcext:value-type="float">
            <text:p>5436.7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63265" calcext:value-type="float">
            <text:p>-13.63265</text:p>
          </table:table-cell>
          <table:table-cell office:value-type="float" office:value="36.65296" calcext:value-type="float">
            <text:p>36.65296</text:p>
          </table:table-cell>
          <table:table-cell office:value-type="float" office:value="0" calcext:value-type="float">
            <text:p>0</text:p>
          </table:table-cell>
          <table:table-cell office:value-type="float" office:value="54.44512" calcext:value-type="float">
            <text:p>54.44512</text:p>
          </table:table-cell>
          <table:table-cell office:value-type="float" office:value="162.4149" calcext:value-type="float">
            <text:p>162.4149</text:p>
          </table:table-cell>
          <table:table-cell office:value-type="float" office:value="0.006725728" calcext:value-type="float">
            <text:p>0.006725728</text:p>
          </table:table-cell>
          <table:table-cell office:value-type="float" office:value="0.008730901" calcext:value-type="float">
            <text:p>0.008730901</text:p>
          </table:table-cell>
          <table:table-cell office:value-type="float" office:value="0.06930748" calcext:value-type="float">
            <text:p>0.06930748</text:p>
          </table:table-cell>
          <table:table-cell office:value-type="float" office:value="0.1345911" calcext:value-type="float">
            <text:p>0.1345911</text:p>
          </table:table-cell>
          <table:table-cell office:value-type="float" office:value="360" calcext:value-type="float">
            <text:p>360</text:p>
          </table:table-cell>
          <table:table-cell office:value-type="float" office:value="-13.84" calcext:value-type="float">
            <text:p>-13.84</text:p>
          </table:table-cell>
          <table:table-cell office:value-type="float" office:value="0" calcext:value-type="float">
            <text:p>0</text:p>
          </table:table-cell>
          <table:table-cell office:value-type="float" office:value="224.1985" calcext:value-type="float">
            <text:p>224.1985</text:p>
          </table:table-cell>
          <table:table-cell office:value-type="float" office:value="273.4422" calcext:value-type="float">
            <text:p>273.4422</text:p>
          </table:table-cell>
          <table:table-cell office:value-type="float" office:value="898.5921" calcext:value-type="float">
            <text:p>898.5921</text:p>
          </table:table-cell>
          <table:table-cell office:value-type="float" office:value="862.4367" calcext:value-type="float">
            <text:p>862.4367</text:p>
          </table:table-cell>
          <table:table-cell office:value-type="float" office:value="848.311" calcext:value-type="float">
            <text:p>848.311</text:p>
          </table:table-cell>
          <table:table-cell office:value-type="float" office:value="866.1707" calcext:value-type="float">
            <text:p>866.1707</text:p>
          </table:table-cell>
          <table:table-cell office:value-type="float" office:value="322.1082" calcext:value-type="float">
            <text:p>322.1082</text:p>
          </table:table-cell>
          <table:table-cell office:value-type="float" office:value="439.2769" calcext:value-type="float">
            <text:p>439.2769</text:p>
          </table:table-cell>
          <table:table-cell office:value-type="float" office:value="382.1917" calcext:value-type="float">
            <text:p>382.1917</text:p>
          </table:table-cell>
          <table:table-cell office:value-type="float" office:value="324.8273" calcext:value-type="float">
            <text:p>324.827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042002" calcext:value-type="float">
            <text:p>9042002</text:p>
          </table:table-cell>
          <table:table-cell office:value-type="float" office:value="272.6177" calcext:value-type="float">
            <text:p>272.6177</text:p>
          </table:table-cell>
          <table:table-cell office:value-type="float" office:value="5436.769" calcext:value-type="float">
            <text:p>5436.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0329" calcext:value-type="float">
            <text:p>-14.0329</text:p>
          </table:table-cell>
          <table:table-cell office:value-type="float" office:value="35.69222" calcext:value-type="float">
            <text:p>35.69222</text:p>
          </table:table-cell>
          <table:table-cell office:value-type="float" office:value="0" calcext:value-type="float">
            <text:p>0</text:p>
          </table:table-cell>
          <table:table-cell office:value-type="float" office:value="54.74411" calcext:value-type="float">
            <text:p>54.74411</text:p>
          </table:table-cell>
          <table:table-cell office:value-type="float" office:value="161.7753" calcext:value-type="float">
            <text:p>161.7753</text:p>
          </table:table-cell>
          <table:table-cell office:value-type="float" office:value="0.006734101" calcext:value-type="float">
            <text:p>0.006734101</text:p>
          </table:table-cell>
          <table:table-cell office:value-type="float" office:value="0.1900525" calcext:value-type="float">
            <text:p>0.1900525</text:p>
          </table:table-cell>
          <table:table-cell office:value-type="float" office:value="0.07065389" calcext:value-type="float">
            <text:p>0.07065389</text:p>
          </table:table-cell>
          <table:table-cell office:value-type="float" office:value="0.1426236" calcext:value-type="float">
            <text:p>0.1426236</text:p>
          </table:table-cell>
          <table:table-cell office:value-type="float" office:value="360" calcext:value-type="float">
            <text:p>360</text:p>
          </table:table-cell>
          <table:table-cell office:value-type="float" office:value="-14.55238" calcext:value-type="float">
            <text:p>-14.55238</text:p>
          </table:table-cell>
          <table:table-cell office:value-type="float" office:value="0" calcext:value-type="float">
            <text:p>0</text:p>
          </table:table-cell>
          <table:table-cell office:value-type="float" office:value="224.2676" calcext:value-type="float">
            <text:p>224.2676</text:p>
          </table:table-cell>
          <table:table-cell office:value-type="float" office:value="273.4371" calcext:value-type="float">
            <text:p>273.4371</text:p>
          </table:table-cell>
          <table:table-cell office:value-type="float" office:value="898.5759" calcext:value-type="float">
            <text:p>898.5759</text:p>
          </table:table-cell>
          <table:table-cell office:value-type="float" office:value="862.4262" calcext:value-type="float">
            <text:p>862.4262</text:p>
          </table:table-cell>
          <table:table-cell office:value-type="float" office:value="848.3082" calcext:value-type="float">
            <text:p>848.3082</text:p>
          </table:table-cell>
          <table:table-cell office:value-type="float" office:value="866.168" calcext:value-type="float">
            <text:p>866.168</text:p>
          </table:table-cell>
          <table:table-cell office:value-type="float" office:value="322.1065" calcext:value-type="float">
            <text:p>322.1065</text:p>
          </table:table-cell>
          <table:table-cell office:value-type="float" office:value="439.2765" calcext:value-type="float">
            <text:p>439.2765</text:p>
          </table:table-cell>
          <table:table-cell office:value-type="float" office:value="382.191" calcext:value-type="float">
            <text:p>382.191</text:p>
          </table:table-cell>
          <table:table-cell office:value-type="float" office:value="324.8265" calcext:value-type="float">
            <text:p>324.826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42002" calcext:value-type="float">
            <text:p>10042002</text:p>
          </table:table-cell>
          <table:table-cell office:value-type="float" office:value="272.0773" calcext:value-type="float">
            <text:p>272.0773</text:p>
          </table:table-cell>
          <table:table-cell office:value-type="float" office:value="5436.821" calcext:value-type="float">
            <text:p>5436.8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56435" calcext:value-type="float">
            <text:p>-14.56435</text:p>
          </table:table-cell>
          <table:table-cell office:value-type="float" office:value="36.03027" calcext:value-type="float">
            <text:p>36.03027</text:p>
          </table:table-cell>
          <table:table-cell office:value-type="float" office:value="0" calcext:value-type="float">
            <text:p>0</text:p>
          </table:table-cell>
          <table:table-cell office:value-type="float" office:value="55.11613" calcext:value-type="float">
            <text:p>55.11613</text:p>
          </table:table-cell>
          <table:table-cell office:value-type="float" office:value="161.2677" calcext:value-type="float">
            <text:p>161.2677</text:p>
          </table:table-cell>
          <table:table-cell office:value-type="float" office:value="0.006846272" calcext:value-type="float">
            <text:p>0.006846272</text:p>
          </table:table-cell>
          <table:table-cell office:value-type="float" office:value="0.1900525" calcext:value-type="float">
            <text:p>0.1900525</text:p>
          </table:table-cell>
          <table:table-cell office:value-type="float" office:value="0.07202188" calcext:value-type="float">
            <text:p>0.07202188</text:p>
          </table:table-cell>
          <table:table-cell office:value-type="float" office:value="0.1508486" calcext:value-type="float">
            <text:p>0.1508486</text:p>
          </table:table-cell>
          <table:table-cell office:value-type="float" office:value="360" calcext:value-type="float">
            <text:p>360</text:p>
          </table:table-cell>
          <table:table-cell office:value-type="float" office:value="-15.0933" calcext:value-type="float">
            <text:p>-15.0933</text:p>
          </table:table-cell>
          <table:table-cell office:value-type="float" office:value="0" calcext:value-type="float">
            <text:p>0</text:p>
          </table:table-cell>
          <table:table-cell office:value-type="float" office:value="224.3284" calcext:value-type="float">
            <text:p>224.3284</text:p>
          </table:table-cell>
          <table:table-cell office:value-type="float" office:value="273.4321" calcext:value-type="float">
            <text:p>273.4321</text:p>
          </table:table-cell>
          <table:table-cell office:value-type="float" office:value="898.5594" calcext:value-type="float">
            <text:p>898.5594</text:p>
          </table:table-cell>
          <table:table-cell office:value-type="float" office:value="862.4158" calcext:value-type="float">
            <text:p>862.4158</text:p>
          </table:table-cell>
          <table:table-cell office:value-type="float" office:value="848.3054" calcext:value-type="float">
            <text:p>848.3054</text:p>
          </table:table-cell>
          <table:table-cell office:value-type="float" office:value="866.1641" calcext:value-type="float">
            <text:p>866.1641</text:p>
          </table:table-cell>
          <table:table-cell office:value-type="float" office:value="322.105" calcext:value-type="float">
            <text:p>322.105</text:p>
          </table:table-cell>
          <table:table-cell office:value-type="float" office:value="439.2763" calcext:value-type="float">
            <text:p>439.2763</text:p>
          </table:table-cell>
          <table:table-cell office:value-type="float" office:value="382.1903" calcext:value-type="float">
            <text:p>382.1903</text:p>
          </table:table-cell>
          <table:table-cell office:value-type="float" office:value="324.8257" calcext:value-type="float">
            <text:p>324.825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042002" calcext:value-type="float">
            <text:p>11042002</text:p>
          </table:table-cell>
          <table:table-cell office:value-type="float" office:value="271.5998" calcext:value-type="float">
            <text:p>271.5998</text:p>
          </table:table-cell>
          <table:table-cell office:value-type="float" office:value="5436.872" calcext:value-type="float">
            <text:p>5436.8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96074" calcext:value-type="float">
            <text:p>-14.96074</text:p>
          </table:table-cell>
          <table:table-cell office:value-type="float" office:value="36.79296" calcext:value-type="float">
            <text:p>36.79296</text:p>
          </table:table-cell>
          <table:table-cell office:value-type="float" office:value="0" calcext:value-type="float">
            <text:p>0</text:p>
          </table:table-cell>
          <table:table-cell office:value-type="float" office:value="55.40247" calcext:value-type="float">
            <text:p>55.40247</text:p>
          </table:table-cell>
          <table:table-cell office:value-type="float" office:value="160.8226" calcext:value-type="float">
            <text:p>160.8226</text:p>
          </table:table-cell>
          <table:table-cell office:value-type="float" office:value="0.006951059" calcext:value-type="float">
            <text:p>0.006951059</text:p>
          </table:table-cell>
          <table:table-cell office:value-type="float" office:value="0.1900525" calcext:value-type="float">
            <text:p>0.1900525</text:p>
          </table:table-cell>
          <table:table-cell office:value-type="float" office:value="0.07341681" calcext:value-type="float">
            <text:p>0.07341681</text:p>
          </table:table-cell>
          <table:table-cell office:value-type="float" office:value="0.15925" calcext:value-type="float">
            <text:p>0.15925</text:p>
          </table:table-cell>
          <table:table-cell office:value-type="float" office:value="360" calcext:value-type="float">
            <text:p>360</text:p>
          </table:table-cell>
          <table:table-cell office:value-type="float" office:value="-15.49939" calcext:value-type="float">
            <text:p>-15.49939</text:p>
          </table:table-cell>
          <table:table-cell office:value-type="float" office:value="0" calcext:value-type="float">
            <text:p>0</text:p>
          </table:table-cell>
          <table:table-cell office:value-type="float" office:value="224.3886" calcext:value-type="float">
            <text:p>224.3886</text:p>
          </table:table-cell>
          <table:table-cell office:value-type="float" office:value="273.4271" calcext:value-type="float">
            <text:p>273.4271</text:p>
          </table:table-cell>
          <table:table-cell office:value-type="float" office:value="898.5431" calcext:value-type="float">
            <text:p>898.5431</text:p>
          </table:table-cell>
          <table:table-cell office:value-type="float" office:value="862.4054" calcext:value-type="float">
            <text:p>862.4054</text:p>
          </table:table-cell>
          <table:table-cell office:value-type="float" office:value="848.3026" calcext:value-type="float">
            <text:p>848.3026</text:p>
          </table:table-cell>
          <table:table-cell office:value-type="float" office:value="866.1605" calcext:value-type="float">
            <text:p>866.1605</text:p>
          </table:table-cell>
          <table:table-cell office:value-type="float" office:value="322.1031" calcext:value-type="float">
            <text:p>322.1031</text:p>
          </table:table-cell>
          <table:table-cell office:value-type="float" office:value="439.2758" calcext:value-type="float">
            <text:p>439.2758</text:p>
          </table:table-cell>
          <table:table-cell office:value-type="float" office:value="382.1897" calcext:value-type="float">
            <text:p>382.1897</text:p>
          </table:table-cell>
          <table:table-cell office:value-type="float" office:value="324.825" calcext:value-type="float">
            <text:p>324.82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042002" calcext:value-type="float">
            <text:p>12042002</text:p>
          </table:table-cell>
          <table:table-cell office:value-type="float" office:value="270.9826" calcext:value-type="float">
            <text:p>270.9826</text:p>
          </table:table-cell>
          <table:table-cell office:value-type="float" office:value="5436.933" calcext:value-type="float">
            <text:p>5436.9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24815" calcext:value-type="float">
            <text:p>-15.24815</text:p>
          </table:table-cell>
          <table:table-cell office:value-type="float" office:value="35.73491" calcext:value-type="float">
            <text:p>35.73491</text:p>
          </table:table-cell>
          <table:table-cell office:value-type="float" office:value="0" calcext:value-type="float">
            <text:p>0</text:p>
          </table:table-cell>
          <table:table-cell office:value-type="float" office:value="55.71152" calcext:value-type="float">
            <text:p>55.71152</text:p>
          </table:table-cell>
          <table:table-cell office:value-type="float" office:value="160.2395" calcext:value-type="float">
            <text:p>160.2395</text:p>
          </table:table-cell>
          <table:table-cell office:value-type="float" office:value="0.007012015" calcext:value-type="float">
            <text:p>0.007012015</text:p>
          </table:table-cell>
          <table:table-cell office:value-type="float" office:value="0.294843" calcext:value-type="float">
            <text:p>0.294843</text:p>
          </table:table-cell>
          <table:table-cell office:value-type="float" office:value="0.07490644" calcext:value-type="float">
            <text:p>0.07490644</text:p>
          </table:table-cell>
          <table:table-cell office:value-type="float" office:value="0.1680406" calcext:value-type="float">
            <text:p>0.1680406</text:p>
          </table:table-cell>
          <table:table-cell office:value-type="float" office:value="360" calcext:value-type="float">
            <text:p>360</text:p>
          </table:table-cell>
          <table:table-cell office:value-type="float" office:value="-15.96932" calcext:value-type="float">
            <text:p>-15.96932</text:p>
          </table:table-cell>
          <table:table-cell office:value-type="float" office:value="0" calcext:value-type="float">
            <text:p>0</text:p>
          </table:table-cell>
          <table:table-cell office:value-type="float" office:value="224.4579" calcext:value-type="float">
            <text:p>224.4579</text:p>
          </table:table-cell>
          <table:table-cell office:value-type="float" office:value="273.4224" calcext:value-type="float">
            <text:p>273.4224</text:p>
          </table:table-cell>
          <table:table-cell office:value-type="float" office:value="898.5267" calcext:value-type="float">
            <text:p>898.5267</text:p>
          </table:table-cell>
          <table:table-cell office:value-type="float" office:value="862.3949" calcext:value-type="float">
            <text:p>862.3949</text:p>
          </table:table-cell>
          <table:table-cell office:value-type="float" office:value="848.2999" calcext:value-type="float">
            <text:p>848.2999</text:p>
          </table:table-cell>
          <table:table-cell office:value-type="float" office:value="866.1573" calcext:value-type="float">
            <text:p>866.1573</text:p>
          </table:table-cell>
          <table:table-cell office:value-type="float" office:value="322.1012" calcext:value-type="float">
            <text:p>322.1012</text:p>
          </table:table-cell>
          <table:table-cell office:value-type="float" office:value="439.2755" calcext:value-type="float">
            <text:p>439.2755</text:p>
          </table:table-cell>
          <table:table-cell office:value-type="float" office:value="382.1891" calcext:value-type="float">
            <text:p>382.1891</text:p>
          </table:table-cell>
          <table:table-cell office:value-type="float" office:value="324.8242" calcext:value-type="float">
            <text:p>324.824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042002" calcext:value-type="float">
            <text:p>13042002</text:p>
          </table:table-cell>
          <table:table-cell office:value-type="float" office:value="270.414" calcext:value-type="float">
            <text:p>270.414</text:p>
          </table:table-cell>
          <table:table-cell office:value-type="float" office:value="5437.005" calcext:value-type="float">
            <text:p>5437.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81004" calcext:value-type="float">
            <text:p>-15.81004</text:p>
          </table:table-cell>
          <table:table-cell office:value-type="float" office:value="34.87025" calcext:value-type="float">
            <text:p>34.87025</text:p>
          </table:table-cell>
          <table:table-cell office:value-type="float" office:value="0" calcext:value-type="float">
            <text:p>0</text:p>
          </table:table-cell>
          <table:table-cell office:value-type="float" office:value="56.03148" calcext:value-type="float">
            <text:p>56.03148</text:p>
          </table:table-cell>
          <table:table-cell office:value-type="float" office:value="159.7065" calcext:value-type="float">
            <text:p>159.7065</text:p>
          </table:table-cell>
          <table:table-cell office:value-type="float" office:value="0.007021851" calcext:value-type="float">
            <text:p>0.007021851</text:p>
          </table:table-cell>
          <table:table-cell office:value-type="float" office:value="0.3271418" calcext:value-type="float">
            <text:p>0.3271418</text:p>
          </table:table-cell>
          <table:table-cell office:value-type="float" office:value="0.07664319" calcext:value-type="float">
            <text:p>0.07664319</text:p>
          </table:table-cell>
          <table:table-cell office:value-type="float" office:value="0.1770024" calcext:value-type="float">
            <text:p>0.1770024</text:p>
          </table:table-cell>
          <table:table-cell office:value-type="float" office:value="360" calcext:value-type="float">
            <text:p>360</text:p>
          </table:table-cell>
          <table:table-cell office:value-type="float" office:value="-16.59306" calcext:value-type="float">
            <text:p>-16.59306</text:p>
          </table:table-cell>
          <table:table-cell office:value-type="float" office:value="0" calcext:value-type="float">
            <text:p>0</text:p>
          </table:table-cell>
          <table:table-cell office:value-type="float" office:value="224.535" calcext:value-type="float">
            <text:p>224.535</text:p>
          </table:table-cell>
          <table:table-cell office:value-type="float" office:value="273.4177" calcext:value-type="float">
            <text:p>273.4177</text:p>
          </table:table-cell>
          <table:table-cell office:value-type="float" office:value="898.5103" calcext:value-type="float">
            <text:p>898.5103</text:p>
          </table:table-cell>
          <table:table-cell office:value-type="float" office:value="862.3845" calcext:value-type="float">
            <text:p>862.3845</text:p>
          </table:table-cell>
          <table:table-cell office:value-type="float" office:value="848.2971" calcext:value-type="float">
            <text:p>848.2971</text:p>
          </table:table-cell>
          <table:table-cell office:value-type="float" office:value="866.1537" calcext:value-type="float">
            <text:p>866.1537</text:p>
          </table:table-cell>
          <table:table-cell office:value-type="float" office:value="322.0989" calcext:value-type="float">
            <text:p>322.0989</text:p>
          </table:table-cell>
          <table:table-cell office:value-type="float" office:value="439.2753" calcext:value-type="float">
            <text:p>439.2753</text:p>
          </table:table-cell>
          <table:table-cell office:value-type="float" office:value="382.1891" calcext:value-type="float">
            <text:p>382.1891</text:p>
          </table:table-cell>
          <table:table-cell office:value-type="float" office:value="324.8234" calcext:value-type="float">
            <text:p>324.823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042002" calcext:value-type="float">
            <text:p>14042002</text:p>
          </table:table-cell>
          <table:table-cell office:value-type="float" office:value="269.6892" calcext:value-type="float">
            <text:p>269.6892</text:p>
          </table:table-cell>
          <table:table-cell office:value-type="float" office:value="5437.079" calcext:value-type="float">
            <text:p>5437.0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52848" calcext:value-type="float">
            <text:p>-16.52848</text:p>
          </table:table-cell>
          <table:table-cell office:value-type="float" office:value="35.20102" calcext:value-type="float">
            <text:p>35.20102</text:p>
          </table:table-cell>
          <table:table-cell office:value-type="float" office:value="0" calcext:value-type="float">
            <text:p>0</text:p>
          </table:table-cell>
          <table:table-cell office:value-type="float" office:value="56.59157" calcext:value-type="float">
            <text:p>56.59157</text:p>
          </table:table-cell>
          <table:table-cell office:value-type="float" office:value="159.0166" calcext:value-type="float">
            <text:p>159.0166</text:p>
          </table:table-cell>
          <table:table-cell office:value-type="float" office:value="0.0071555" calcext:value-type="float">
            <text:p>0.0071555</text:p>
          </table:table-cell>
          <table:table-cell office:value-type="float" office:value="0.3271418" calcext:value-type="float">
            <text:p>0.3271418</text:p>
          </table:table-cell>
          <table:table-cell office:value-type="float" office:value="0.07833985" calcext:value-type="float">
            <text:p>0.07833985</text:p>
          </table:table-cell>
          <table:table-cell office:value-type="float" office:value="0.1867714" calcext:value-type="float">
            <text:p>0.1867714</text:p>
          </table:table-cell>
          <table:table-cell office:value-type="float" office:value="360" calcext:value-type="float">
            <text:p>360</text:p>
          </table:table-cell>
          <table:table-cell office:value-type="float" office:value="-17.32283" calcext:value-type="float">
            <text:p>-17.32283</text:p>
          </table:table-cell>
          <table:table-cell office:value-type="float" office:value="0" calcext:value-type="float">
            <text:p>0</text:p>
          </table:table-cell>
          <table:table-cell office:value-type="float" office:value="224.6156" calcext:value-type="float">
            <text:p>224.6156</text:p>
          </table:table-cell>
          <table:table-cell office:value-type="float" office:value="273.413" calcext:value-type="float">
            <text:p>273.413</text:p>
          </table:table-cell>
          <table:table-cell office:value-type="float" office:value="898.4936" calcext:value-type="float">
            <text:p>898.4936</text:p>
          </table:table-cell>
          <table:table-cell office:value-type="float" office:value="862.3741" calcext:value-type="float">
            <text:p>862.3741</text:p>
          </table:table-cell>
          <table:table-cell office:value-type="float" office:value="848.2944" calcext:value-type="float">
            <text:p>848.2944</text:p>
          </table:table-cell>
          <table:table-cell office:value-type="float" office:value="866.1505" calcext:value-type="float">
            <text:p>866.1505</text:p>
          </table:table-cell>
          <table:table-cell office:value-type="float" office:value="322.0968" calcext:value-type="float">
            <text:p>322.0968</text:p>
          </table:table-cell>
          <table:table-cell office:value-type="float" office:value="439.2744" calcext:value-type="float">
            <text:p>439.2744</text:p>
          </table:table-cell>
          <table:table-cell office:value-type="float" office:value="382.1896" calcext:value-type="float">
            <text:p>382.1896</text:p>
          </table:table-cell>
          <table:table-cell office:value-type="float" office:value="324.8227" calcext:value-type="float">
            <text:p>324.822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042002" calcext:value-type="float">
            <text:p>15042002</text:p>
          </table:table-cell>
          <table:table-cell office:value-type="float" office:value="268.8181" calcext:value-type="float">
            <text:p>268.8181</text:p>
          </table:table-cell>
          <table:table-cell office:value-type="float" office:value="5437.192" calcext:value-type="float">
            <text:p>5437.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12202" calcext:value-type="float">
            <text:p>-17.12202</text:p>
          </table:table-cell>
          <table:table-cell office:value-type="float" office:value="34.10027" calcext:value-type="float">
            <text:p>34.10027</text:p>
          </table:table-cell>
          <table:table-cell office:value-type="float" office:value="0" calcext:value-type="float">
            <text:p>0</text:p>
          </table:table-cell>
          <table:table-cell office:value-type="float" office:value="57.16227" calcext:value-type="float">
            <text:p>57.16227</text:p>
          </table:table-cell>
          <table:table-cell office:value-type="float" office:value="158.1819" calcext:value-type="float">
            <text:p>158.1819</text:p>
          </table:table-cell>
          <table:table-cell office:value-type="float" office:value="0.0072288" calcext:value-type="float">
            <text:p>0.0072288</text:p>
          </table:table-cell>
          <table:table-cell office:value-type="float" office:value="0.3735035" calcext:value-type="float">
            <text:p>0.3735035</text:p>
          </table:table-cell>
          <table:table-cell office:value-type="float" office:value="0.08001459" calcext:value-type="float">
            <text:p>0.08001459</text:p>
          </table:table-cell>
          <table:table-cell office:value-type="float" office:value="0.1967425" calcext:value-type="float">
            <text:p>0.1967425</text:p>
          </table:table-cell>
          <table:table-cell office:value-type="float" office:value="360" calcext:value-type="float">
            <text:p>360</text:p>
          </table:table-cell>
          <table:table-cell office:value-type="float" office:value="-17.99169" calcext:value-type="float">
            <text:p>-17.99169</text:p>
          </table:table-cell>
          <table:table-cell office:value-type="float" office:value="0" calcext:value-type="float">
            <text:p>0</text:p>
          </table:table-cell>
          <table:table-cell office:value-type="float" office:value="224.7343" calcext:value-type="float">
            <text:p>224.7343</text:p>
          </table:table-cell>
          <table:table-cell office:value-type="float" office:value="273.4078" calcext:value-type="float">
            <text:p>273.4078</text:p>
          </table:table-cell>
          <table:table-cell office:value-type="float" office:value="898.4768" calcext:value-type="float">
            <text:p>898.4768</text:p>
          </table:table-cell>
          <table:table-cell office:value-type="float" office:value="862.3635" calcext:value-type="float">
            <text:p>862.3635</text:p>
          </table:table-cell>
          <table:table-cell office:value-type="float" office:value="848.2916" calcext:value-type="float">
            <text:p>848.2916</text:p>
          </table:table-cell>
          <table:table-cell office:value-type="float" office:value="866.1471" calcext:value-type="float">
            <text:p>866.1471</text:p>
          </table:table-cell>
          <table:table-cell office:value-type="float" office:value="322.0954" calcext:value-type="float">
            <text:p>322.0954</text:p>
          </table:table-cell>
          <table:table-cell office:value-type="float" office:value="439.2735" calcext:value-type="float">
            <text:p>439.2735</text:p>
          </table:table-cell>
          <table:table-cell office:value-type="float" office:value="382.1899" calcext:value-type="float">
            <text:p>382.1899</text:p>
          </table:table-cell>
          <table:table-cell office:value-type="float" office:value="324.8221" calcext:value-type="float">
            <text:p>324.822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042002" calcext:value-type="float">
            <text:p>16042002</text:p>
          </table:table-cell>
          <table:table-cell office:value-type="float" office:value="264.1126" calcext:value-type="float">
            <text:p>264.1126</text:p>
          </table:table-cell>
          <table:table-cell office:value-type="float" office:value="5437.848" calcext:value-type="float">
            <text:p>5437.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18694" calcext:value-type="float">
            <text:p>-21.18694</text:p>
          </table:table-cell>
          <table:table-cell office:value-type="float" office:value="43.77731" calcext:value-type="float">
            <text:p>43.77731</text:p>
          </table:table-cell>
          <table:table-cell office:value-type="float" office:value="0" calcext:value-type="float">
            <text:p>0</text:p>
          </table:table-cell>
          <table:table-cell office:value-type="float" office:value="61.54923" calcext:value-type="float">
            <text:p>61.54923</text:p>
          </table:table-cell>
          <table:table-cell office:value-type="float" office:value="153.2987" calcext:value-type="float">
            <text:p>153.2987</text:p>
          </table:table-cell>
          <table:table-cell office:value-type="float" office:value="0.007286937" calcext:value-type="float">
            <text:p>0.007286937</text:p>
          </table:table-cell>
          <table:table-cell office:value-type="float" office:value="0.3735035" calcext:value-type="float">
            <text:p>0.3735035</text:p>
          </table:table-cell>
          <table:table-cell office:value-type="float" office:value="0.08413573" calcext:value-type="float">
            <text:p>0.08413573</text:p>
          </table:table-cell>
          <table:table-cell office:value-type="float" office:value="0.2067868" calcext:value-type="float">
            <text:p>0.2067868</text:p>
          </table:table-cell>
          <table:table-cell office:value-type="float" office:value="360" calcext:value-type="float">
            <text:p>360</text:p>
          </table:table-cell>
          <table:table-cell office:value-type="float" office:value="-22.07071" calcext:value-type="float">
            <text:p>-22.07071</text:p>
          </table:table-cell>
          <table:table-cell office:value-type="float" office:value="0" calcext:value-type="float">
            <text:p>0</text:p>
          </table:table-cell>
          <table:table-cell office:value-type="float" office:value="225.5733" calcext:value-type="float">
            <text:p>225.5733</text:p>
          </table:table-cell>
          <table:table-cell office:value-type="float" office:value="273.428" calcext:value-type="float">
            <text:p>273.428</text:p>
          </table:table-cell>
          <table:table-cell office:value-type="float" office:value="898.46" calcext:value-type="float">
            <text:p>898.46</text:p>
          </table:table-cell>
          <table:table-cell office:value-type="float" office:value="862.3531" calcext:value-type="float">
            <text:p>862.3531</text:p>
          </table:table-cell>
          <table:table-cell office:value-type="float" office:value="848.2889" calcext:value-type="float">
            <text:p>848.2889</text:p>
          </table:table-cell>
          <table:table-cell office:value-type="float" office:value="866.1437" calcext:value-type="float">
            <text:p>866.1437</text:p>
          </table:table-cell>
          <table:table-cell office:value-type="float" office:value="322.1033" calcext:value-type="float">
            <text:p>322.1033</text:p>
          </table:table-cell>
          <table:table-cell office:value-type="float" office:value="439.2727" calcext:value-type="float">
            <text:p>439.2727</text:p>
          </table:table-cell>
          <table:table-cell office:value-type="float" office:value="382.19" calcext:value-type="float">
            <text:p>382.19</text:p>
          </table:table-cell>
          <table:table-cell office:value-type="float" office:value="324.8218" calcext:value-type="float">
            <text:p>324.821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042002" calcext:value-type="float">
            <text:p>17042002</text:p>
          </table:table-cell>
          <table:table-cell office:value-type="float" office:value="255.4986" calcext:value-type="float">
            <text:p>255.4986</text:p>
          </table:table-cell>
          <table:table-cell office:value-type="float" office:value="5439.167" calcext:value-type="float">
            <text:p>5439.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.23969" calcext:value-type="float">
            <text:p>-28.23969</text:p>
          </table:table-cell>
          <table:table-cell office:value-type="float" office:value="63.91248" calcext:value-type="float">
            <text:p>63.91248</text:p>
          </table:table-cell>
          <table:table-cell office:value-type="float" office:value="0" calcext:value-type="float">
            <text:p>0</text:p>
          </table:table-cell>
          <table:table-cell office:value-type="float" office:value="69.04735" calcext:value-type="float">
            <text:p>69.04735</text:p>
          </table:table-cell>
          <table:table-cell office:value-type="float" office:value="144.4306" calcext:value-type="float">
            <text:p>144.4306</text:p>
          </table:table-cell>
          <table:table-cell office:value-type="float" office:value="0.007345479" calcext:value-type="float">
            <text:p>0.007345479</text:p>
          </table:table-cell>
          <table:table-cell office:value-type="float" office:value="0.3735035" calcext:value-type="float">
            <text:p>0.3735035</text:p>
          </table:table-cell>
          <table:table-cell office:value-type="float" office:value="0.08560023" calcext:value-type="float">
            <text:p>0.08560023</text:p>
          </table:table-cell>
          <table:table-cell office:value-type="float" office:value="0.2173182" calcext:value-type="float">
            <text:p>0.2173182</text:p>
          </table:table-cell>
          <table:table-cell office:value-type="float" office:value="360" calcext:value-type="float">
            <text:p>360</text:p>
          </table:table-cell>
          <table:table-cell office:value-type="float" office:value="-29.1354" calcext:value-type="float">
            <text:p>-29.1354</text:p>
          </table:table-cell>
          <table:table-cell office:value-type="float" office:value="0" calcext:value-type="float">
            <text:p>0</text:p>
          </table:table-cell>
          <table:table-cell office:value-type="float" office:value="226.8547" calcext:value-type="float">
            <text:p>226.8547</text:p>
          </table:table-cell>
          <table:table-cell office:value-type="float" office:value="273.6977" calcext:value-type="float">
            <text:p>273.6977</text:p>
          </table:table-cell>
          <table:table-cell office:value-type="float" office:value="898.5046" calcext:value-type="float">
            <text:p>898.5046</text:p>
          </table:table-cell>
          <table:table-cell office:value-type="float" office:value="862.3431" calcext:value-type="float">
            <text:p>862.3431</text:p>
          </table:table-cell>
          <table:table-cell office:value-type="float" office:value="848.2858" calcext:value-type="float">
            <text:p>848.2858</text:p>
          </table:table-cell>
          <table:table-cell office:value-type="float" office:value="866.1401" calcext:value-type="float">
            <text:p>866.1401</text:p>
          </table:table-cell>
          <table:table-cell office:value-type="float" office:value="322.1009" calcext:value-type="float">
            <text:p>322.1009</text:p>
          </table:table-cell>
          <table:table-cell office:value-type="float" office:value="439.2711" calcext:value-type="float">
            <text:p>439.2711</text:p>
          </table:table-cell>
          <table:table-cell office:value-type="float" office:value="382.1893" calcext:value-type="float">
            <text:p>382.1893</text:p>
          </table:table-cell>
          <table:table-cell office:value-type="float" office:value="324.8215" calcext:value-type="float">
            <text:p>324.821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042002" calcext:value-type="float">
            <text:p>18042002</text:p>
          </table:table-cell>
          <table:table-cell office:value-type="float" office:value="247.6608" calcext:value-type="float">
            <text:p>247.6608</text:p>
          </table:table-cell>
          <table:table-cell office:value-type="float" office:value="5440.572" calcext:value-type="float">
            <text:p>5440.5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.46123" calcext:value-type="float">
            <text:p>-34.46123</text:p>
          </table:table-cell>
          <table:table-cell office:value-type="float" office:value="83.96714" calcext:value-type="float">
            <text:p>83.96714</text:p>
          </table:table-cell>
          <table:table-cell office:value-type="float" office:value="0" calcext:value-type="float">
            <text:p>0</text:p>
          </table:table-cell>
          <table:table-cell office:value-type="float" office:value="74.86345" calcext:value-type="float">
            <text:p>74.86345</text:p>
          </table:table-cell>
          <table:table-cell office:value-type="float" office:value="136.7581" calcext:value-type="float">
            <text:p>136.7581</text:p>
          </table:table-cell>
          <table:table-cell office:value-type="float" office:value="0.007354662" calcext:value-type="float">
            <text:p>0.007354662</text:p>
          </table:table-cell>
          <table:table-cell office:value-type="float" office:value="0.3735035" calcext:value-type="float">
            <text:p>0.3735035</text:p>
          </table:table-cell>
          <table:table-cell office:value-type="float" office:value="0.09420104" calcext:value-type="float">
            <text:p>0.09420104</text:p>
          </table:table-cell>
          <table:table-cell office:value-type="float" office:value="0.2451721" calcext:value-type="float">
            <text:p>0.2451721</text:p>
          </table:table-cell>
          <table:table-cell office:value-type="float" office:value="360" calcext:value-type="float">
            <text:p>360</text:p>
          </table:table-cell>
          <table:table-cell office:value-type="float" office:value="-35.39338" calcext:value-type="float">
            <text:p>-35.39338</text:p>
          </table:table-cell>
          <table:table-cell office:value-type="float" office:value="0" calcext:value-type="float">
            <text:p>0</text:p>
          </table:table-cell>
          <table:table-cell office:value-type="float" office:value="228.0196" calcext:value-type="float">
            <text:p>228.0196</text:p>
          </table:table-cell>
          <table:table-cell office:value-type="float" office:value="273.7697" calcext:value-type="float">
            <text:p>273.7697</text:p>
          </table:table-cell>
          <table:table-cell office:value-type="float" office:value="898.5338" calcext:value-type="float">
            <text:p>898.5338</text:p>
          </table:table-cell>
          <table:table-cell office:value-type="float" office:value="862.3274" calcext:value-type="float">
            <text:p>862.3274</text:p>
          </table:table-cell>
          <table:table-cell office:value-type="float" office:value="848.2823" calcext:value-type="float">
            <text:p>848.2823</text:p>
          </table:table-cell>
          <table:table-cell office:value-type="float" office:value="866.1369" calcext:value-type="float">
            <text:p>866.1369</text:p>
          </table:table-cell>
          <table:table-cell office:value-type="float" office:value="322.0995" calcext:value-type="float">
            <text:p>322.0995</text:p>
          </table:table-cell>
          <table:table-cell office:value-type="float" office:value="439.2699" calcext:value-type="float">
            <text:p>439.2699</text:p>
          </table:table-cell>
          <table:table-cell office:value-type="float" office:value="382.1884" calcext:value-type="float">
            <text:p>382.1884</text:p>
          </table:table-cell>
          <table:table-cell office:value-type="float" office:value="324.8208" calcext:value-type="float">
            <text:p>324.820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042002" calcext:value-type="float">
            <text:p>19042002</text:p>
          </table:table-cell>
          <table:table-cell office:value-type="float" office:value="240.9198" calcext:value-type="float">
            <text:p>240.9198</text:p>
          </table:table-cell>
          <table:table-cell office:value-type="float" office:value="5441.898" calcext:value-type="float">
            <text:p>5441.8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0.131" calcext:value-type="float">
            <text:p>-40.131</text:p>
          </table:table-cell>
          <table:table-cell office:value-type="float" office:value="101.9053" calcext:value-type="float">
            <text:p>101.9053</text:p>
          </table:table-cell>
          <table:table-cell office:value-type="float" office:value="0" calcext:value-type="float">
            <text:p>0</text:p>
          </table:table-cell>
          <table:table-cell office:value-type="float" office:value="79.1445" calcext:value-type="float">
            <text:p>79.1445</text:p>
          </table:table-cell>
          <table:table-cell office:value-type="float" office:value="130.1638" calcext:value-type="float">
            <text:p>130.1638</text:p>
          </table:table-cell>
          <table:table-cell office:value-type="float" office:value="0.007499448" calcext:value-type="float">
            <text:p>0.007499448</text:p>
          </table:table-cell>
          <table:table-cell office:value-type="float" office:value="0.3735035" calcext:value-type="float">
            <text:p>0.3735035</text:p>
          </table:table-cell>
          <table:table-cell office:value-type="float" office:value="0.1025352" calcext:value-type="float">
            <text:p>0.1025352</text:p>
          </table:table-cell>
          <table:table-cell office:value-type="float" office:value="0.2780349" calcext:value-type="float">
            <text:p>0.2780349</text:p>
          </table:table-cell>
          <table:table-cell office:value-type="float" office:value="360" calcext:value-type="float">
            <text:p>360</text:p>
          </table:table-cell>
          <table:table-cell office:value-type="float" office:value="-41.10421" calcext:value-type="float">
            <text:p>-41.10421</text:p>
          </table:table-cell>
          <table:table-cell office:value-type="float" office:value="0" calcext:value-type="float">
            <text:p>0</text:p>
          </table:table-cell>
          <table:table-cell office:value-type="float" office:value="229.3345" calcext:value-type="float">
            <text:p>229.3345</text:p>
          </table:table-cell>
          <table:table-cell office:value-type="float" office:value="273.7384" calcext:value-type="float">
            <text:p>273.7384</text:p>
          </table:table-cell>
          <table:table-cell office:value-type="float" office:value="898.4681" calcext:value-type="float">
            <text:p>898.4681</text:p>
          </table:table-cell>
          <table:table-cell office:value-type="float" office:value="862.3018" calcext:value-type="float">
            <text:p>862.3018</text:p>
          </table:table-cell>
          <table:table-cell office:value-type="float" office:value="848.2767" calcext:value-type="float">
            <text:p>848.2767</text:p>
          </table:table-cell>
          <table:table-cell office:value-type="float" office:value="866.1331" calcext:value-type="float">
            <text:p>866.1331</text:p>
          </table:table-cell>
          <table:table-cell office:value-type="float" office:value="322.0987" calcext:value-type="float">
            <text:p>322.0987</text:p>
          </table:table-cell>
          <table:table-cell office:value-type="float" office:value="439.2692" calcext:value-type="float">
            <text:p>439.2692</text:p>
          </table:table-cell>
          <table:table-cell office:value-type="float" office:value="382.1875" calcext:value-type="float">
            <text:p>382.1875</text:p>
          </table:table-cell>
          <table:table-cell office:value-type="float" office:value="324.8204" calcext:value-type="float">
            <text:p>324.820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042002" calcext:value-type="float">
            <text:p>20042002</text:p>
          </table:table-cell>
          <table:table-cell office:value-type="float" office:value="238.3445" calcext:value-type="float">
            <text:p>238.3445</text:p>
          </table:table-cell>
          <table:table-cell office:value-type="float" office:value="5442.459" calcext:value-type="float">
            <text:p>5442.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2.32584" calcext:value-type="float">
            <text:p>-42.32584</text:p>
          </table:table-cell>
          <table:table-cell office:value-type="float" office:value="109.7795" calcext:value-type="float">
            <text:p>109.7795</text:p>
          </table:table-cell>
          <table:table-cell office:value-type="float" office:value="0" calcext:value-type="float">
            <text:p>0</text:p>
          </table:table-cell>
          <table:table-cell office:value-type="float" office:value="80.22347" calcext:value-type="float">
            <text:p>80.22347</text:p>
          </table:table-cell>
          <table:table-cell office:value-type="float" office:value="127.7254" calcext:value-type="float">
            <text:p>127.7254</text:p>
          </table:table-cell>
          <table:table-cell office:value-type="float" office:value="0.007721968" calcext:value-type="float">
            <text:p>0.007721968</text:p>
          </table:table-cell>
          <table:table-cell office:value-type="float" office:value="0.3735035" calcext:value-type="float">
            <text:p>0.3735035</text:p>
          </table:table-cell>
          <table:table-cell office:value-type="float" office:value="0.1051937" calcext:value-type="float">
            <text:p>0.1051937</text:p>
          </table:table-cell>
          <table:table-cell office:value-type="float" office:value="0.2865009" calcext:value-type="float">
            <text:p>0.2865009</text:p>
          </table:table-cell>
          <table:table-cell office:value-type="float" office:value="360" calcext:value-type="float">
            <text:p>360</text:p>
          </table:table-cell>
          <table:table-cell office:value-type="float" office:value="-43.30996" calcext:value-type="float">
            <text:p>-43.30996</text:p>
          </table:table-cell>
          <table:table-cell office:value-type="float" office:value="0" calcext:value-type="float">
            <text:p>0</text:p>
          </table:table-cell>
          <table:table-cell office:value-type="float" office:value="229.8747" calcext:value-type="float">
            <text:p>229.8747</text:p>
          </table:table-cell>
          <table:table-cell office:value-type="float" office:value="273.7173" calcext:value-type="float">
            <text:p>273.7173</text:p>
          </table:table-cell>
          <table:table-cell office:value-type="float" office:value="898.4198" calcext:value-type="float">
            <text:p>898.4198</text:p>
          </table:table-cell>
          <table:table-cell office:value-type="float" office:value="862.2754" calcext:value-type="float">
            <text:p>862.2754</text:p>
          </table:table-cell>
          <table:table-cell office:value-type="float" office:value="848.2676" calcext:value-type="float">
            <text:p>848.2676</text:p>
          </table:table-cell>
          <table:table-cell office:value-type="float" office:value="866.1263" calcext:value-type="float">
            <text:p>866.1263</text:p>
          </table:table-cell>
          <table:table-cell office:value-type="float" office:value="322.0965" calcext:value-type="float">
            <text:p>322.0965</text:p>
          </table:table-cell>
          <table:table-cell office:value-type="float" office:value="439.2678" calcext:value-type="float">
            <text:p>439.2678</text:p>
          </table:table-cell>
          <table:table-cell office:value-type="float" office:value="382.1866" calcext:value-type="float">
            <text:p>382.1866</text:p>
          </table:table-cell>
          <table:table-cell office:value-type="float" office:value="324.82" calcext:value-type="float">
            <text:p>324.8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1042002" calcext:value-type="float">
            <text:p>21042002</text:p>
          </table:table-cell>
          <table:table-cell office:value-type="float" office:value="236.9216" calcext:value-type="float">
            <text:p>236.9216</text:p>
          </table:table-cell>
          <table:table-cell office:value-type="float" office:value="5442.804" calcext:value-type="float">
            <text:p>5442.8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3.45818" calcext:value-type="float">
            <text:p>-43.45818</text:p>
          </table:table-cell>
          <table:table-cell office:value-type="float" office:value="114.5318" calcext:value-type="float">
            <text:p>114.5318</text:p>
          </table:table-cell>
          <table:table-cell office:value-type="float" office:value="0" calcext:value-type="float">
            <text:p>0</text:p>
          </table:table-cell>
          <table:table-cell office:value-type="float" office:value="80.51825" calcext:value-type="float">
            <text:p>80.51825</text:p>
          </table:table-cell>
          <table:table-cell office:value-type="float" office:value="126.3865" calcext:value-type="float">
            <text:p>126.3865</text:p>
          </table:table-cell>
          <table:table-cell office:value-type="float" office:value="0.007969396" calcext:value-type="float">
            <text:p>0.007969396</text:p>
          </table:table-cell>
          <table:table-cell office:value-type="float" office:value="0.3735035" calcext:value-type="float">
            <text:p>0.3735035</text:p>
          </table:table-cell>
          <table:table-cell office:value-type="float" office:value="0.1066874" calcext:value-type="float">
            <text:p>0.1066874</text:p>
          </table:table-cell>
          <table:table-cell office:value-type="float" office:value="0.2875448" calcext:value-type="float">
            <text:p>0.2875448</text:p>
          </table:table-cell>
          <table:table-cell office:value-type="float" office:value="360" calcext:value-type="float">
            <text:p>360</text:p>
          </table:table-cell>
          <table:table-cell office:value-type="float" office:value="-44.44458" calcext:value-type="float">
            <text:p>-44.44458</text:p>
          </table:table-cell>
          <table:table-cell office:value-type="float" office:value="0" calcext:value-type="float">
            <text:p>0</text:p>
          </table:table-cell>
          <table:table-cell office:value-type="float" office:value="230.2262" calcext:value-type="float">
            <text:p>230.2262</text:p>
          </table:table-cell>
          <table:table-cell office:value-type="float" office:value="273.7019" calcext:value-type="float">
            <text:p>273.7019</text:p>
          </table:table-cell>
          <table:table-cell office:value-type="float" office:value="898.3855" calcext:value-type="float">
            <text:p>898.3855</text:p>
          </table:table-cell>
          <table:table-cell office:value-type="float" office:value="862.2537" calcext:value-type="float">
            <text:p>862.2537</text:p>
          </table:table-cell>
          <table:table-cell office:value-type="float" office:value="848.2609" calcext:value-type="float">
            <text:p>848.2609</text:p>
          </table:table-cell>
          <table:table-cell office:value-type="float" office:value="866.1204" calcext:value-type="float">
            <text:p>866.1204</text:p>
          </table:table-cell>
          <table:table-cell office:value-type="float" office:value="322.0942" calcext:value-type="float">
            <text:p>322.0942</text:p>
          </table:table-cell>
          <table:table-cell office:value-type="float" office:value="439.2652" calcext:value-type="float">
            <text:p>439.2652</text:p>
          </table:table-cell>
          <table:table-cell office:value-type="float" office:value="382.1856" calcext:value-type="float">
            <text:p>382.1856</text:p>
          </table:table-cell>
          <table:table-cell office:value-type="float" office:value="324.8196" calcext:value-type="float">
            <text:p>324.819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042002" calcext:value-type="float">
            <text:p>22042002</text:p>
          </table:table-cell>
          <table:table-cell office:value-type="float" office:value="236.5024" calcext:value-type="float">
            <text:p>236.5024</text:p>
          </table:table-cell>
          <table:table-cell office:value-type="float" office:value="5442.941" calcext:value-type="float">
            <text:p>5442.9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3.77332" calcext:value-type="float">
            <text:p>-43.77332</text:p>
          </table:table-cell>
          <table:table-cell office:value-type="float" office:value="116.3766" calcext:value-type="float">
            <text:p>116.3766</text:p>
          </table:table-cell>
          <table:table-cell office:value-type="float" office:value="0" calcext:value-type="float">
            <text:p>0</text:p>
          </table:table-cell>
          <table:table-cell office:value-type="float" office:value="80.22381" calcext:value-type="float">
            <text:p>80.22381</text:p>
          </table:table-cell>
          <table:table-cell office:value-type="float" office:value="126.0107" calcext:value-type="float">
            <text:p>126.0107</text:p>
          </table:table-cell>
          <table:table-cell office:value-type="float" office:value="0.00823506" calcext:value-type="float">
            <text:p>0.00823506</text:p>
          </table:table-cell>
          <table:table-cell office:value-type="float" office:value="0.3735035" calcext:value-type="float">
            <text:p>0.3735035</text:p>
          </table:table-cell>
          <table:table-cell office:value-type="float" office:value="0.1077756" calcext:value-type="float">
            <text:p>0.1077756</text:p>
          </table:table-cell>
          <table:table-cell office:value-type="float" office:value="0.286698" calcext:value-type="float">
            <text:p>0.286698</text:p>
          </table:table-cell>
          <table:table-cell office:value-type="float" office:value="360" calcext:value-type="float">
            <text:p>360</text:p>
          </table:table-cell>
          <table:table-cell office:value-type="float" office:value="-44.7597" calcext:value-type="float">
            <text:p>-44.7597</text:p>
          </table:table-cell>
          <table:table-cell office:value-type="float" office:value="0" calcext:value-type="float">
            <text:p>0</text:p>
          </table:table-cell>
          <table:table-cell office:value-type="float" office:value="230.3792" calcext:value-type="float">
            <text:p>230.3792</text:p>
          </table:table-cell>
          <table:table-cell office:value-type="float" office:value="273.6925" calcext:value-type="float">
            <text:p>273.6925</text:p>
          </table:table-cell>
          <table:table-cell office:value-type="float" office:value="898.3659" calcext:value-type="float">
            <text:p>898.3659</text:p>
          </table:table-cell>
          <table:table-cell office:value-type="float" office:value="862.2394" calcext:value-type="float">
            <text:p>862.2394</text:p>
          </table:table-cell>
          <table:table-cell office:value-type="float" office:value="848.2549" calcext:value-type="float">
            <text:p>848.2549</text:p>
          </table:table-cell>
          <table:table-cell office:value-type="float" office:value="866.1153" calcext:value-type="float">
            <text:p>866.1153</text:p>
          </table:table-cell>
          <table:table-cell office:value-type="float" office:value="322.0926" calcext:value-type="float">
            <text:p>322.0926</text:p>
          </table:table-cell>
          <table:table-cell office:value-type="float" office:value="439.2628" calcext:value-type="float">
            <text:p>439.2628</text:p>
          </table:table-cell>
          <table:table-cell office:value-type="float" office:value="382.1845" calcext:value-type="float">
            <text:p>382.1845</text:p>
          </table:table-cell>
          <table:table-cell office:value-type="float" office:value="324.8191" calcext:value-type="float">
            <text:p>324.819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042002" calcext:value-type="float">
            <text:p>23042002</text:p>
          </table:table-cell>
          <table:table-cell office:value-type="float" office:value="234.8899" calcext:value-type="float">
            <text:p>234.8899</text:p>
          </table:table-cell>
          <table:table-cell office:value-type="float" office:value="5443.354" calcext:value-type="float">
            <text:p>5443.3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4.98181" calcext:value-type="float">
            <text:p>-44.98181</text:p>
          </table:table-cell>
          <table:table-cell office:value-type="float" office:value="119.8521" calcext:value-type="float">
            <text:p>119.8521</text:p>
          </table:table-cell>
          <table:table-cell office:value-type="float" office:value="0" calcext:value-type="float">
            <text:p>0</text:p>
          </table:table-cell>
          <table:table-cell office:value-type="float" office:value="80.58959" calcext:value-type="float">
            <text:p>80.58959</text:p>
          </table:table-cell>
          <table:table-cell office:value-type="float" office:value="124.442" calcext:value-type="float">
            <text:p>124.442</text:p>
          </table:table-cell>
          <table:table-cell office:value-type="float" office:value="0.008537988" calcext:value-type="float">
            <text:p>0.008537988</text:p>
          </table:table-cell>
          <table:table-cell office:value-type="float" office:value="0.3735035" calcext:value-type="float">
            <text:p>0.3735035</text:p>
          </table:table-cell>
          <table:table-cell office:value-type="float" office:value="0.108986" calcext:value-type="float">
            <text:p>0.108986</text:p>
          </table:table-cell>
          <table:table-cell office:value-type="float" office:value="0.2853599" calcext:value-type="float">
            <text:p>0.2853599</text:p>
          </table:table-cell>
          <table:table-cell office:value-type="float" office:value="360" calcext:value-type="float">
            <text:p>360</text:p>
          </table:table-cell>
          <table:table-cell office:value-type="float" office:value="-45.96775" calcext:value-type="float">
            <text:p>-45.96775</text:p>
          </table:table-cell>
          <table:table-cell office:value-type="float" office:value="0" calcext:value-type="float">
            <text:p>0</text:p>
          </table:table-cell>
          <table:table-cell office:value-type="float" office:value="230.817" calcext:value-type="float">
            <text:p>230.817</text:p>
          </table:table-cell>
          <table:table-cell office:value-type="float" office:value="273.6825" calcext:value-type="float">
            <text:p>273.6825</text:p>
          </table:table-cell>
          <table:table-cell office:value-type="float" office:value="898.3383" calcext:value-type="float">
            <text:p>898.3383</text:p>
          </table:table-cell>
          <table:table-cell office:value-type="float" office:value="862.2232" calcext:value-type="float">
            <text:p>862.2232</text:p>
          </table:table-cell>
          <table:table-cell office:value-type="float" office:value="848.2498" calcext:value-type="float">
            <text:p>848.2498</text:p>
          </table:table-cell>
          <table:table-cell office:value-type="float" office:value="866.1108" calcext:value-type="float">
            <text:p>866.1108</text:p>
          </table:table-cell>
          <table:table-cell office:value-type="float" office:value="322.0911" calcext:value-type="float">
            <text:p>322.0911</text:p>
          </table:table-cell>
          <table:table-cell office:value-type="float" office:value="439.2615" calcext:value-type="float">
            <text:p>439.2615</text:p>
          </table:table-cell>
          <table:table-cell office:value-type="float" office:value="382.1834" calcext:value-type="float">
            <text:p>382.1834</text:p>
          </table:table-cell>
          <table:table-cell office:value-type="float" office:value="324.8185" calcext:value-type="float">
            <text:p>324.818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4042002" calcext:value-type="float">
            <text:p>24042002</text:p>
          </table:table-cell>
          <table:table-cell office:value-type="float" office:value="232.3132" calcext:value-type="float">
            <text:p>232.3132</text:p>
          </table:table-cell>
          <table:table-cell office:value-type="float" office:value="5443.979" calcext:value-type="float">
            <text:p>5443.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6.93851" calcext:value-type="float">
            <text:p>-46.93851</text:p>
          </table:table-cell>
          <table:table-cell office:value-type="float" office:value="125.5334" calcext:value-type="float">
            <text:p>125.5334</text:p>
          </table:table-cell>
          <table:table-cell office:value-type="float" office:value="0" calcext:value-type="float">
            <text:p>0</text:p>
          </table:table-cell>
          <table:table-cell office:value-type="float" office:value="81.45502" calcext:value-type="float">
            <text:p>81.45502</text:p>
          </table:table-cell>
          <table:table-cell office:value-type="float" office:value="121.9983" calcext:value-type="float">
            <text:p>121.9983</text:p>
          </table:table-cell>
          <table:table-cell office:value-type="float" office:value="0.008865169" calcext:value-type="float">
            <text:p>0.008865169</text:p>
          </table:table-cell>
          <table:table-cell office:value-type="float" office:value="0.3735035" calcext:value-type="float">
            <text:p>0.3735035</text:p>
          </table:table-cell>
          <table:table-cell office:value-type="float" office:value="0.1097884" calcext:value-type="float">
            <text:p>0.1097884</text:p>
          </table:table-cell>
          <table:table-cell office:value-type="float" office:value="0.283514" calcext:value-type="float">
            <text:p>0.283514</text:p>
          </table:table-cell>
          <table:table-cell office:value-type="float" office:value="360" calcext:value-type="float">
            <text:p>360</text:p>
          </table:table-cell>
          <table:table-cell office:value-type="float" office:value="-47.92308" calcext:value-type="float">
            <text:p>-47.92308</text:p>
          </table:table-cell>
          <table:table-cell office:value-type="float" office:value="0" calcext:value-type="float">
            <text:p>0</text:p>
          </table:table-cell>
          <table:table-cell office:value-type="float" office:value="231.4177" calcext:value-type="float">
            <text:p>231.4177</text:p>
          </table:table-cell>
          <table:table-cell office:value-type="float" office:value="273.6627" calcext:value-type="float">
            <text:p>273.6627</text:p>
          </table:table-cell>
          <table:table-cell office:value-type="float" office:value="898.2943" calcext:value-type="float">
            <text:p>898.2943</text:p>
          </table:table-cell>
          <table:table-cell office:value-type="float" office:value="862.1989" calcext:value-type="float">
            <text:p>862.1989</text:p>
          </table:table-cell>
          <table:table-cell office:value-type="float" office:value="848.2405" calcext:value-type="float">
            <text:p>848.2405</text:p>
          </table:table-cell>
          <table:table-cell office:value-type="float" office:value="866.1047" calcext:value-type="float">
            <text:p>866.1047</text:p>
          </table:table-cell>
          <table:table-cell office:value-type="float" office:value="322.0894" calcext:value-type="float">
            <text:p>322.0894</text:p>
          </table:table-cell>
          <table:table-cell office:value-type="float" office:value="439.2595" calcext:value-type="float">
            <text:p>439.2595</text:p>
          </table:table-cell>
          <table:table-cell office:value-type="float" office:value="382.1824" calcext:value-type="float">
            <text:p>382.1824</text:p>
          </table:table-cell>
          <table:table-cell office:value-type="float" office:value="324.8179" calcext:value-type="float">
            <text:p>324.817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042002" calcext:value-type="float">
            <text:p>25042002</text:p>
          </table:table-cell>
          <table:table-cell office:value-type="float" office:value="230.7364" calcext:value-type="float">
            <text:p>230.7364</text:p>
          </table:table-cell>
          <table:table-cell office:value-type="float" office:value="5444.396" calcext:value-type="float">
            <text:p>5444.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7.98634" calcext:value-type="float">
            <text:p>-47.98634</text:p>
          </table:table-cell>
          <table:table-cell office:value-type="float" office:value="125.7632" calcext:value-type="float">
            <text:p>125.7632</text:p>
          </table:table-cell>
          <table:table-cell office:value-type="float" office:value="0" calcext:value-type="float">
            <text:p>0</text:p>
          </table:table-cell>
          <table:table-cell office:value-type="float" office:value="81.67521" calcext:value-type="float">
            <text:p>81.67521</text:p>
          </table:table-cell>
          <table:table-cell office:value-type="float" office:value="120.3251" calcext:value-type="float">
            <text:p>120.3251</text:p>
          </table:table-cell>
          <table:table-cell office:value-type="float" office:value="0.009149294" calcext:value-type="float">
            <text:p>0.009149294</text:p>
          </table:table-cell>
          <table:table-cell office:value-type="float" office:value="0.3735035" calcext:value-type="float">
            <text:p>0.3735035</text:p>
          </table:table-cell>
          <table:table-cell office:value-type="float" office:value="0.1134308" calcext:value-type="float">
            <text:p>0.1134308</text:p>
          </table:table-cell>
          <table:table-cell office:value-type="float" office:value="0.2888611" calcext:value-type="float">
            <text:p>0.2888611</text:p>
          </table:table-cell>
          <table:table-cell office:value-type="float" office:value="360" calcext:value-type="float">
            <text:p>360</text:p>
          </table:table-cell>
          <table:table-cell office:value-type="float" office:value="-48.97962" calcext:value-type="float">
            <text:p>-48.97962</text:p>
          </table:table-cell>
          <table:table-cell office:value-type="float" office:value="0" calcext:value-type="float">
            <text:p>0</text:p>
          </table:table-cell>
          <table:table-cell office:value-type="float" office:value="231.9435" calcext:value-type="float">
            <text:p>231.9435</text:p>
          </table:table-cell>
          <table:table-cell office:value-type="float" office:value="273.7087" calcext:value-type="float">
            <text:p>273.7087</text:p>
          </table:table-cell>
          <table:table-cell office:value-type="float" office:value="898.2753" calcext:value-type="float">
            <text:p>898.2753</text:p>
          </table:table-cell>
          <table:table-cell office:value-type="float" office:value="862.1771" calcext:value-type="float">
            <text:p>862.1771</text:p>
          </table:table-cell>
          <table:table-cell office:value-type="float" office:value="848.2336" calcext:value-type="float">
            <text:p>848.2336</text:p>
          </table:table-cell>
          <table:table-cell office:value-type="float" office:value="866.098" calcext:value-type="float">
            <text:p>866.098</text:p>
          </table:table-cell>
          <table:table-cell office:value-type="float" office:value="322.0882" calcext:value-type="float">
            <text:p>322.0882</text:p>
          </table:table-cell>
          <table:table-cell office:value-type="float" office:value="439.2569" calcext:value-type="float">
            <text:p>439.2569</text:p>
          </table:table-cell>
          <table:table-cell office:value-type="float" office:value="382.1814" calcext:value-type="float">
            <text:p>382.1814</text:p>
          </table:table-cell>
          <table:table-cell office:value-type="float" office:value="324.8171" calcext:value-type="float">
            <text:p>324.817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6042002" calcext:value-type="float">
            <text:p>26042002</text:p>
          </table:table-cell>
          <table:table-cell office:value-type="float" office:value="229.3669" calcext:value-type="float">
            <text:p>229.3669</text:p>
          </table:table-cell>
          <table:table-cell office:value-type="float" office:value="5444.746" calcext:value-type="float">
            <text:p>5444.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9.10039" calcext:value-type="float">
            <text:p>-49.10039</text:p>
          </table:table-cell>
          <table:table-cell office:value-type="float" office:value="129.9764" calcext:value-type="float">
            <text:p>129.9764</text:p>
          </table:table-cell>
          <table:table-cell office:value-type="float" office:value="0" calcext:value-type="float">
            <text:p>0</text:p>
          </table:table-cell>
          <table:table-cell office:value-type="float" office:value="81.86431" calcext:value-type="float">
            <text:p>81.86431</text:p>
          </table:table-cell>
          <table:table-cell office:value-type="float" office:value="119.0455" calcext:value-type="float">
            <text:p>119.0455</text:p>
          </table:table-cell>
          <table:table-cell office:value-type="float" office:value="0.009430944" calcext:value-type="float">
            <text:p>0.009430944</text:p>
          </table:table-cell>
          <table:table-cell office:value-type="float" office:value="0.3735035" calcext:value-type="float">
            <text:p>0.3735035</text:p>
          </table:table-cell>
          <table:table-cell office:value-type="float" office:value="0.1150667" calcext:value-type="float">
            <text:p>0.1150667</text:p>
          </table:table-cell>
          <table:table-cell office:value-type="float" office:value="0.2898719" calcext:value-type="float">
            <text:p>0.2898719</text:p>
          </table:table-cell>
          <table:table-cell office:value-type="float" office:value="360" calcext:value-type="float">
            <text:p>360</text:p>
          </table:table-cell>
          <table:table-cell office:value-type="float" office:value="-50.09604" calcext:value-type="float">
            <text:p>-50.09604</text:p>
          </table:table-cell>
          <table:table-cell office:value-type="float" office:value="0" calcext:value-type="float">
            <text:p>0</text:p>
          </table:table-cell>
          <table:table-cell office:value-type="float" office:value="232.2961" calcext:value-type="float">
            <text:p>232.2961</text:p>
          </table:table-cell>
          <table:table-cell office:value-type="float" office:value="273.693" calcext:value-type="float">
            <text:p>273.693</text:p>
          </table:table-cell>
          <table:table-cell office:value-type="float" office:value="898.2402" calcext:value-type="float">
            <text:p>898.2402</text:p>
          </table:table-cell>
          <table:table-cell office:value-type="float" office:value="862.1555" calcext:value-type="float">
            <text:p>862.1555</text:p>
          </table:table-cell>
          <table:table-cell office:value-type="float" office:value="848.2271" calcext:value-type="float">
            <text:p>848.2271</text:p>
          </table:table-cell>
          <table:table-cell office:value-type="float" office:value="866.0923" calcext:value-type="float">
            <text:p>866.0923</text:p>
          </table:table-cell>
          <table:table-cell office:value-type="float" office:value="322.0861" calcext:value-type="float">
            <text:p>322.0861</text:p>
          </table:table-cell>
          <table:table-cell office:value-type="float" office:value="439.2544" calcext:value-type="float">
            <text:p>439.2544</text:p>
          </table:table-cell>
          <table:table-cell office:value-type="float" office:value="382.1804" calcext:value-type="float">
            <text:p>382.1804</text:p>
          </table:table-cell>
          <table:table-cell office:value-type="float" office:value="324.8164" calcext:value-type="float">
            <text:p>324.816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7042002" calcext:value-type="float">
            <text:p>27042002</text:p>
          </table:table-cell>
          <table:table-cell office:value-type="float" office:value="227.3248" calcext:value-type="float">
            <text:p>227.3248</text:p>
          </table:table-cell>
          <table:table-cell office:value-type="float" office:value="5445.261" calcext:value-type="float">
            <text:p>5445.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.63707" calcext:value-type="float">
            <text:p>-50.63707</text:p>
          </table:table-cell>
          <table:table-cell office:value-type="float" office:value="134.7253" calcext:value-type="float">
            <text:p>134.7253</text:p>
          </table:table-cell>
          <table:table-cell office:value-type="float" office:value="0" calcext:value-type="float">
            <text:p>0</text:p>
          </table:table-cell>
          <table:table-cell office:value-type="float" office:value="82.37531" calcext:value-type="float">
            <text:p>82.37531</text:p>
          </table:table-cell>
          <table:table-cell office:value-type="float" office:value="117.125" calcext:value-type="float">
            <text:p>117.125</text:p>
          </table:table-cell>
          <table:table-cell office:value-type="float" office:value="0.009744179" calcext:value-type="float">
            <text:p>0.009744179</text:p>
          </table:table-cell>
          <table:table-cell office:value-type="float" office:value="0.3735035" calcext:value-type="float">
            <text:p>0.3735035</text:p>
          </table:table-cell>
          <table:table-cell office:value-type="float" office:value="0.1160193" calcext:value-type="float">
            <text:p>0.1160193</text:p>
          </table:table-cell>
          <table:table-cell office:value-type="float" office:value="0.2885216" calcext:value-type="float">
            <text:p>0.2885216</text:p>
          </table:table-cell>
          <table:table-cell office:value-type="float" office:value="360" calcext:value-type="float">
            <text:p>360</text:p>
          </table:table-cell>
          <table:table-cell office:value-type="float" office:value="-51.632" calcext:value-type="float">
            <text:p>-51.632</text:p>
          </table:table-cell>
          <table:table-cell office:value-type="float" office:value="0" calcext:value-type="float">
            <text:p>0</text:p>
          </table:table-cell>
          <table:table-cell office:value-type="float" office:value="232.7955" calcext:value-type="float">
            <text:p>232.7955</text:p>
          </table:table-cell>
          <table:table-cell office:value-type="float" office:value="273.6741" calcext:value-type="float">
            <text:p>273.6741</text:p>
          </table:table-cell>
          <table:table-cell office:value-type="float" office:value="898.198" calcext:value-type="float">
            <text:p>898.198</text:p>
          </table:table-cell>
          <table:table-cell office:value-type="float" office:value="862.1313" calcext:value-type="float">
            <text:p>862.1313</text:p>
          </table:table-cell>
          <table:table-cell office:value-type="float" office:value="848.2182" calcext:value-type="float">
            <text:p>848.2182</text:p>
          </table:table-cell>
          <table:table-cell office:value-type="float" office:value="866.0859" calcext:value-type="float">
            <text:p>866.0859</text:p>
          </table:table-cell>
          <table:table-cell office:value-type="float" office:value="322.0839" calcext:value-type="float">
            <text:p>322.0839</text:p>
          </table:table-cell>
          <table:table-cell office:value-type="float" office:value="439.2519" calcext:value-type="float">
            <text:p>439.2519</text:p>
          </table:table-cell>
          <table:table-cell office:value-type="float" office:value="382.1794" calcext:value-type="float">
            <text:p>382.1794</text:p>
          </table:table-cell>
          <table:table-cell office:value-type="float" office:value="324.8157" calcext:value-type="float">
            <text:p>324.815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8042002" calcext:value-type="float">
            <text:p>28042002</text:p>
          </table:table-cell>
          <table:table-cell office:value-type="float" office:value="226.7608" calcext:value-type="float">
            <text:p>226.7608</text:p>
          </table:table-cell>
          <table:table-cell office:value-type="float" office:value="5445.422" calcext:value-type="float">
            <text:p>5445.4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1.05587" calcext:value-type="float">
            <text:p>-51.05587</text:p>
          </table:table-cell>
          <table:table-cell office:value-type="float" office:value="135.8058" calcext:value-type="float">
            <text:p>135.8058</text:p>
          </table:table-cell>
          <table:table-cell office:value-type="float" office:value="0" calcext:value-type="float">
            <text:p>0</text:p>
          </table:table-cell>
          <table:table-cell office:value-type="float" office:value="82.17299" calcext:value-type="float">
            <text:p>82.17299</text:p>
          </table:table-cell>
          <table:table-cell office:value-type="float" office:value="116.6168" calcext:value-type="float">
            <text:p>116.6168</text:p>
          </table:table-cell>
          <table:table-cell office:value-type="float" office:value="0.01010558" calcext:value-type="float">
            <text:p>0.01010558</text:p>
          </table:table-cell>
          <table:table-cell office:value-type="float" office:value="0.3735035" calcext:value-type="float">
            <text:p>0.3735035</text:p>
          </table:table-cell>
          <table:table-cell office:value-type="float" office:value="0.1167214" calcext:value-type="float">
            <text:p>0.1167214</text:p>
          </table:table-cell>
          <table:table-cell office:value-type="float" office:value="0.286458" calcext:value-type="float">
            <text:p>0.286458</text:p>
          </table:table-cell>
          <table:table-cell office:value-type="float" office:value="360" calcext:value-type="float">
            <text:p>360</text:p>
          </table:table-cell>
          <table:table-cell office:value-type="float" office:value="-52.04909" calcext:value-type="float">
            <text:p>-52.04909</text:p>
          </table:table-cell>
          <table:table-cell office:value-type="float" office:value="0" calcext:value-type="float">
            <text:p>0</text:p>
          </table:table-cell>
          <table:table-cell office:value-type="float" office:value="232.9747" calcext:value-type="float">
            <text:p>232.9747</text:p>
          </table:table-cell>
          <table:table-cell office:value-type="float" office:value="273.6638" calcext:value-type="float">
            <text:p>273.6638</text:p>
          </table:table-cell>
          <table:table-cell office:value-type="float" office:value="898.1719" calcext:value-type="float">
            <text:p>898.1719</text:p>
          </table:table-cell>
          <table:table-cell office:value-type="float" office:value="862.1122" calcext:value-type="float">
            <text:p>862.1122</text:p>
          </table:table-cell>
          <table:table-cell office:value-type="float" office:value="848.2119" calcext:value-type="float">
            <text:p>848.2119</text:p>
          </table:table-cell>
          <table:table-cell office:value-type="float" office:value="866.0801" calcext:value-type="float">
            <text:p>866.0801</text:p>
          </table:table-cell>
          <table:table-cell office:value-type="float" office:value="322.0817" calcext:value-type="float">
            <text:p>322.0817</text:p>
          </table:table-cell>
          <table:table-cell office:value-type="float" office:value="439.2493" calcext:value-type="float">
            <text:p>439.2493</text:p>
          </table:table-cell>
          <table:table-cell office:value-type="float" office:value="382.1785" calcext:value-type="float">
            <text:p>382.1785</text:p>
          </table:table-cell>
          <table:table-cell office:value-type="float" office:value="324.8149" calcext:value-type="float">
            <text:p>324.814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9042002" calcext:value-type="float">
            <text:p>29042002</text:p>
          </table:table-cell>
          <table:table-cell office:value-type="float" office:value="225.9907" calcext:value-type="float">
            <text:p>225.9907</text:p>
          </table:table-cell>
          <table:table-cell office:value-type="float" office:value="5445.65" calcext:value-type="float">
            <text:p>5445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1.60651" calcext:value-type="float">
            <text:p>-51.60651</text:p>
          </table:table-cell>
          <table:table-cell office:value-type="float" office:value="136.0867" calcext:value-type="float">
            <text:p>136.0867</text:p>
          </table:table-cell>
          <table:table-cell office:value-type="float" office:value="0" calcext:value-type="float">
            <text:p>0</text:p>
          </table:table-cell>
          <table:table-cell office:value-type="float" office:value="82.02304" calcext:value-type="float">
            <text:p>82.02304</text:p>
          </table:table-cell>
          <table:table-cell office:value-type="float" office:value="115.9006" calcext:value-type="float">
            <text:p>115.9006</text:p>
          </table:table-cell>
          <table:table-cell office:value-type="float" office:value="0.01043092" calcext:value-type="float">
            <text:p>0.01043092</text:p>
          </table:table-cell>
          <table:table-cell office:value-type="float" office:value="0.3735035" calcext:value-type="float">
            <text:p>0.3735035</text:p>
          </table:table-cell>
          <table:table-cell office:value-type="float" office:value="0.11761" calcext:value-type="float">
            <text:p>0.11761</text:p>
          </table:table-cell>
          <table:table-cell office:value-type="float" office:value="0.2848876" calcext:value-type="float">
            <text:p>0.2848876</text:p>
          </table:table-cell>
          <table:table-cell office:value-type="float" office:value="360" calcext:value-type="float">
            <text:p>360</text:p>
          </table:table-cell>
          <table:table-cell office:value-type="float" office:value="-52.59872" calcext:value-type="float">
            <text:p>-52.59872</text:p>
          </table:table-cell>
          <table:table-cell office:value-type="float" office:value="0" calcext:value-type="float">
            <text:p>0</text:p>
          </table:table-cell>
          <table:table-cell office:value-type="float" office:value="233.2121" calcext:value-type="float">
            <text:p>233.2121</text:p>
          </table:table-cell>
          <table:table-cell office:value-type="float" office:value="273.6544" calcext:value-type="float">
            <text:p>273.6544</text:p>
          </table:table-cell>
          <table:table-cell office:value-type="float" office:value="898.1501" calcext:value-type="float">
            <text:p>898.1501</text:p>
          </table:table-cell>
          <table:table-cell office:value-type="float" office:value="862.0976" calcext:value-type="float">
            <text:p>862.0976</text:p>
          </table:table-cell>
          <table:table-cell office:value-type="float" office:value="848.2061" calcext:value-type="float">
            <text:p>848.2061</text:p>
          </table:table-cell>
          <table:table-cell office:value-type="float" office:value="866.0752" calcext:value-type="float">
            <text:p>866.0752</text:p>
          </table:table-cell>
          <table:table-cell office:value-type="float" office:value="322.0798" calcext:value-type="float">
            <text:p>322.0798</text:p>
          </table:table-cell>
          <table:table-cell office:value-type="float" office:value="439.2471" calcext:value-type="float">
            <text:p>439.2471</text:p>
          </table:table-cell>
          <table:table-cell office:value-type="float" office:value="382.1776" calcext:value-type="float">
            <text:p>382.1776</text:p>
          </table:table-cell>
          <table:table-cell office:value-type="float" office:value="324.8142" calcext:value-type="float">
            <text:p>324.814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042002" calcext:value-type="float">
            <text:p>30042002</text:p>
          </table:table-cell>
          <table:table-cell office:value-type="float" office:value="224.8588" calcext:value-type="float">
            <text:p>224.8588</text:p>
          </table:table-cell>
          <table:table-cell office:value-type="float" office:value="5445.969" calcext:value-type="float">
            <text:p>5445.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.34719" calcext:value-type="float">
            <text:p>-52.34719</text:p>
          </table:table-cell>
          <table:table-cell office:value-type="float" office:value="136.6366" calcext:value-type="float">
            <text:p>136.6366</text:p>
          </table:table-cell>
          <table:table-cell office:value-type="float" office:value="0" calcext:value-type="float">
            <text:p>0</text:p>
          </table:table-cell>
          <table:table-cell office:value-type="float" office:value="82.03568" calcext:value-type="float">
            <text:p>82.03568</text:p>
          </table:table-cell>
          <table:table-cell office:value-type="float" office:value="114.7225" calcext:value-type="float">
            <text:p>114.7225</text:p>
          </table:table-cell>
          <table:table-cell office:value-type="float" office:value="0.01072947" calcext:value-type="float">
            <text:p>0.01072947</text:p>
          </table:table-cell>
          <table:table-cell office:value-type="float" office:value="0.3735035" calcext:value-type="float">
            <text:p>0.3735035</text:p>
          </table:table-cell>
          <table:table-cell office:value-type="float" office:value="0.1199487" calcext:value-type="float">
            <text:p>0.1199487</text:p>
          </table:table-cell>
          <table:table-cell office:value-type="float" office:value="0.285997" calcext:value-type="float">
            <text:p>0.285997</text:p>
          </table:table-cell>
          <table:table-cell office:value-type="float" office:value="360" calcext:value-type="float">
            <text:p>360</text:p>
          </table:table-cell>
          <table:table-cell office:value-type="float" office:value="-53.34254" calcext:value-type="float">
            <text:p>-53.34254</text:p>
          </table:table-cell>
          <table:table-cell office:value-type="float" office:value="0" calcext:value-type="float">
            <text:p>0</text:p>
          </table:table-cell>
          <table:table-cell office:value-type="float" office:value="233.6126" calcext:value-type="float">
            <text:p>233.6126</text:p>
          </table:table-cell>
          <table:table-cell office:value-type="float" office:value="273.6719" calcext:value-type="float">
            <text:p>273.6719</text:p>
          </table:table-cell>
          <table:table-cell office:value-type="float" office:value="898.1286" calcext:value-type="float">
            <text:p>898.1286</text:p>
          </table:table-cell>
          <table:table-cell office:value-type="float" office:value="862.0816" calcext:value-type="float">
            <text:p>862.0816</text:p>
          </table:table-cell>
          <table:table-cell office:value-type="float" office:value="848.2003" calcext:value-type="float">
            <text:p>848.2003</text:p>
          </table:table-cell>
          <table:table-cell office:value-type="float" office:value="866.0701" calcext:value-type="float">
            <text:p>866.0701</text:p>
          </table:table-cell>
          <table:table-cell office:value-type="float" office:value="322.0782" calcext:value-type="float">
            <text:p>322.0782</text:p>
          </table:table-cell>
          <table:table-cell office:value-type="float" office:value="439.2451" calcext:value-type="float">
            <text:p>439.2451</text:p>
          </table:table-cell>
          <table:table-cell office:value-type="float" office:value="382.1767" calcext:value-type="float">
            <text:p>382.1767</text:p>
          </table:table-cell>
          <table:table-cell office:value-type="float" office:value="324.8134" calcext:value-type="float">
            <text:p>324.813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52002" calcext:value-type="float">
            <text:p>1052002</text:p>
          </table:table-cell>
          <table:table-cell office:value-type="float" office:value="222.4803" calcext:value-type="float">
            <text:p>222.4803</text:p>
          </table:table-cell>
          <table:table-cell office:value-type="float" office:value="5446.568" calcext:value-type="float">
            <text:p>5446.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.16647" calcext:value-type="float">
            <text:p>-54.16647</text:p>
          </table:table-cell>
          <table:table-cell office:value-type="float" office:value="142.2685" calcext:value-type="float">
            <text:p>142.2685</text:p>
          </table:table-cell>
          <table:table-cell office:value-type="float" office:value="0" calcext:value-type="float">
            <text:p>0</text:p>
          </table:table-cell>
          <table:table-cell office:value-type="float" office:value="82.71742" calcext:value-type="float">
            <text:p>82.71742</text:p>
          </table:table-cell>
          <table:table-cell office:value-type="float" office:value="112.4861" calcext:value-type="float">
            <text:p>112.4861</text:p>
          </table:table-cell>
          <table:table-cell office:value-type="float" office:value="0.01102041" calcext:value-type="float">
            <text:p>0.01102041</text:p>
          </table:table-cell>
          <table:table-cell office:value-type="float" office:value="0.3735035" calcext:value-type="float">
            <text:p>0.3735035</text:p>
          </table:table-cell>
          <table:table-cell office:value-type="float" office:value="0.1219121" calcext:value-type="float">
            <text:p>0.1219121</text:p>
          </table:table-cell>
          <table:table-cell office:value-type="float" office:value="0.2870403" calcext:value-type="float">
            <text:p>0.2870403</text:p>
          </table:table-cell>
          <table:table-cell office:value-type="float" office:value="360" calcext:value-type="float">
            <text:p>360</text:p>
          </table:table-cell>
          <table:table-cell office:value-type="float" office:value="-55.16454" calcext:value-type="float">
            <text:p>-55.16454</text:p>
          </table:table-cell>
          <table:table-cell office:value-type="float" office:value="0" calcext:value-type="float">
            <text:p>0</text:p>
          </table:table-cell>
          <table:table-cell office:value-type="float" office:value="234.1822" calcext:value-type="float">
            <text:p>234.1822</text:p>
          </table:table-cell>
          <table:table-cell office:value-type="float" office:value="273.6509" calcext:value-type="float">
            <text:p>273.6509</text:p>
          </table:table-cell>
          <table:table-cell office:value-type="float" office:value="898.0826" calcext:value-type="float">
            <text:p>898.0826</text:p>
          </table:table-cell>
          <table:table-cell office:value-type="float" office:value="862.0568" calcext:value-type="float">
            <text:p>862.0568</text:p>
          </table:table-cell>
          <table:table-cell office:value-type="float" office:value="848.191" calcext:value-type="float">
            <text:p>848.191</text:p>
          </table:table-cell>
          <table:table-cell office:value-type="float" office:value="866.0631" calcext:value-type="float">
            <text:p>866.0631</text:p>
          </table:table-cell>
          <table:table-cell office:value-type="float" office:value="322.0765" calcext:value-type="float">
            <text:p>322.0765</text:p>
          </table:table-cell>
          <table:table-cell office:value-type="float" office:value="439.2429" calcext:value-type="float">
            <text:p>439.2429</text:p>
          </table:table-cell>
          <table:table-cell office:value-type="float" office:value="382.1759" calcext:value-type="float">
            <text:p>382.1759</text:p>
          </table:table-cell>
          <table:table-cell office:value-type="float" office:value="324.8127" calcext:value-type="float">
            <text:p>324.812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52002" calcext:value-type="float">
            <text:p>2052002</text:p>
          </table:table-cell>
          <table:table-cell office:value-type="float" office:value="221.4619" calcext:value-type="float">
            <text:p>221.4619</text:p>
          </table:table-cell>
          <table:table-cell office:value-type="float" office:value="5446.847" calcext:value-type="float">
            <text:p>5446.8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.86527" calcext:value-type="float">
            <text:p>-54.86527</text:p>
          </table:table-cell>
          <table:table-cell office:value-type="float" office:value="142.4157" calcext:value-type="float">
            <text:p>142.4157</text:p>
          </table:table-cell>
          <table:table-cell office:value-type="float" office:value="0" calcext:value-type="float">
            <text:p>0</text:p>
          </table:table-cell>
          <table:table-cell office:value-type="float" office:value="82.64256" calcext:value-type="float">
            <text:p>82.64256</text:p>
          </table:table-cell>
          <table:table-cell office:value-type="float" office:value="111.4603" calcext:value-type="float">
            <text:p>111.4603</text:p>
          </table:table-cell>
          <table:table-cell office:value-type="float" office:value="0.01129406" calcext:value-type="float">
            <text:p>0.01129406</text:p>
          </table:table-cell>
          <table:table-cell office:value-type="float" office:value="0.3735035" calcext:value-type="float">
            <text:p>0.3735035</text:p>
          </table:table-cell>
          <table:table-cell office:value-type="float" office:value="0.1243632" calcext:value-type="float">
            <text:p>0.1243632</text:p>
          </table:table-cell>
          <table:table-cell office:value-type="float" office:value="0.2904713" calcext:value-type="float">
            <text:p>0.2904713</text:p>
          </table:table-cell>
          <table:table-cell office:value-type="float" office:value="360" calcext:value-type="float">
            <text:p>360</text:p>
          </table:table-cell>
          <table:table-cell office:value-type="float" office:value="-55.86895" calcext:value-type="float">
            <text:p>-55.86895</text:p>
          </table:table-cell>
          <table:table-cell office:value-type="float" office:value="0" calcext:value-type="float">
            <text:p>0</text:p>
          </table:table-cell>
          <table:table-cell office:value-type="float" office:value="234.5331" calcext:value-type="float">
            <text:p>234.5331</text:p>
          </table:table-cell>
          <table:table-cell office:value-type="float" office:value="273.6571" calcext:value-type="float">
            <text:p>273.6571</text:p>
          </table:table-cell>
          <table:table-cell office:value-type="float" office:value="898.0514" calcext:value-type="float">
            <text:p>898.0514</text:p>
          </table:table-cell>
          <table:table-cell office:value-type="float" office:value="862.0359" calcext:value-type="float">
            <text:p>862.0359</text:p>
          </table:table-cell>
          <table:table-cell office:value-type="float" office:value="848.1844" calcext:value-type="float">
            <text:p>848.1844</text:p>
          </table:table-cell>
          <table:table-cell office:value-type="float" office:value="866.0567" calcext:value-type="float">
            <text:p>866.0567</text:p>
          </table:table-cell>
          <table:table-cell office:value-type="float" office:value="322.0743" calcext:value-type="float">
            <text:p>322.0743</text:p>
          </table:table-cell>
          <table:table-cell office:value-type="float" office:value="439.2403" calcext:value-type="float">
            <text:p>439.2403</text:p>
          </table:table-cell>
          <table:table-cell office:value-type="float" office:value="382.175" calcext:value-type="float">
            <text:p>382.175</text:p>
          </table:table-cell>
          <table:table-cell office:value-type="float" office:value="324.8119" calcext:value-type="float">
            <text:p>324.811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052002" calcext:value-type="float">
            <text:p>3052002</text:p>
          </table:table-cell>
          <table:table-cell office:value-type="float" office:value="219.5616" calcext:value-type="float">
            <text:p>219.5616</text:p>
          </table:table-cell>
          <table:table-cell office:value-type="float" office:value="5447.34" calcext:value-type="float">
            <text:p>5447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6.30401" calcext:value-type="float">
            <text:p>-56.30401</text:p>
          </table:table-cell>
          <table:table-cell office:value-type="float" office:value="147.3912" calcext:value-type="float">
            <text:p>147.3912</text:p>
          </table:table-cell>
          <table:table-cell office:value-type="float" office:value="0" calcext:value-type="float">
            <text:p>0</text:p>
          </table:table-cell>
          <table:table-cell office:value-type="float" office:value="83.01966" calcext:value-type="float">
            <text:p>83.01966</text:p>
          </table:table-cell>
          <table:table-cell office:value-type="float" office:value="109.6905" calcext:value-type="float">
            <text:p>109.6905</text:p>
          </table:table-cell>
          <table:table-cell office:value-type="float" office:value="0.01158255" calcext:value-type="float">
            <text:p>0.01158255</text:p>
          </table:table-cell>
          <table:table-cell office:value-type="float" office:value="0.3735035" calcext:value-type="float">
            <text:p>0.3735035</text:p>
          </table:table-cell>
          <table:table-cell office:value-type="float" office:value="0.1262456" calcext:value-type="float">
            <text:p>0.1262456</text:p>
          </table:table-cell>
          <table:table-cell office:value-type="float" office:value="0.2919485" calcext:value-type="float">
            <text:p>0.2919485</text:p>
          </table:table-cell>
          <table:table-cell office:value-type="float" office:value="360" calcext:value-type="float">
            <text:p>360</text:p>
          </table:table-cell>
          <table:table-cell office:value-type="float" office:value="-57.31077" calcext:value-type="float">
            <text:p>-57.31077</text:p>
          </table:table-cell>
          <table:table-cell office:value-type="float" office:value="0" calcext:value-type="float">
            <text:p>0</text:p>
          </table:table-cell>
          <table:table-cell office:value-type="float" office:value="235.0074" calcext:value-type="float">
            <text:p>235.0074</text:p>
          </table:table-cell>
          <table:table-cell office:value-type="float" office:value="273.6376" calcext:value-type="float">
            <text:p>273.6376</text:p>
          </table:table-cell>
          <table:table-cell office:value-type="float" office:value="898.0071" calcext:value-type="float">
            <text:p>898.0071</text:p>
          </table:table-cell>
          <table:table-cell office:value-type="float" office:value="862.0111" calcext:value-type="float">
            <text:p>862.0111</text:p>
          </table:table-cell>
          <table:table-cell office:value-type="float" office:value="848.1755" calcext:value-type="float">
            <text:p>848.1755</text:p>
          </table:table-cell>
          <table:table-cell office:value-type="float" office:value="866.05" calcext:value-type="float">
            <text:p>866.05</text:p>
          </table:table-cell>
          <table:table-cell office:value-type="float" office:value="322.0723" calcext:value-type="float">
            <text:p>322.0723</text:p>
          </table:table-cell>
          <table:table-cell office:value-type="float" office:value="439.2378" calcext:value-type="float">
            <text:p>439.2378</text:p>
          </table:table-cell>
          <table:table-cell office:value-type="float" office:value="382.1741" calcext:value-type="float">
            <text:p>382.1741</text:p>
          </table:table-cell>
          <table:table-cell office:value-type="float" office:value="324.8112" calcext:value-type="float">
            <text:p>324.811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052002" calcext:value-type="float">
            <text:p>4052002</text:p>
          </table:table-cell>
          <table:table-cell office:value-type="float" office:value="216.8826" calcext:value-type="float">
            <text:p>216.8826</text:p>
          </table:table-cell>
          <table:table-cell office:value-type="float" office:value="5448.033" calcext:value-type="float">
            <text:p>5448.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8.29232" calcext:value-type="float">
            <text:p>-58.29232</text:p>
          </table:table-cell>
          <table:table-cell office:value-type="float" office:value="153.1608" calcext:value-type="float">
            <text:p>153.1608</text:p>
          </table:table-cell>
          <table:table-cell office:value-type="float" office:value="0" calcext:value-type="float">
            <text:p>0</text:p>
          </table:table-cell>
          <table:table-cell office:value-type="float" office:value="83.64551" calcext:value-type="float">
            <text:p>83.64551</text:p>
          </table:table-cell>
          <table:table-cell office:value-type="float" office:value="107.2122" calcext:value-type="float">
            <text:p>107.2122</text:p>
          </table:table-cell>
          <table:table-cell office:value-type="float" office:value="0.01190139" calcext:value-type="float">
            <text:p>0.01190139</text:p>
          </table:table-cell>
          <table:table-cell office:value-type="float" office:value="0.3735035" calcext:value-type="float">
            <text:p>0.3735035</text:p>
          </table:table-cell>
          <table:table-cell office:value-type="float" office:value="0.127295" calcext:value-type="float">
            <text:p>0.127295</text:p>
          </table:table-cell>
          <table:table-cell office:value-type="float" office:value="0.2913072" calcext:value-type="float">
            <text:p>0.2913072</text:p>
          </table:table-cell>
          <table:table-cell office:value-type="float" office:value="360" calcext:value-type="float">
            <text:p>360</text:p>
          </table:table-cell>
          <table:table-cell office:value-type="float" office:value="-59.29916" calcext:value-type="float">
            <text:p>-59.29916</text:p>
          </table:table-cell>
          <table:table-cell office:value-type="float" office:value="0" calcext:value-type="float">
            <text:p>0</text:p>
          </table:table-cell>
          <table:table-cell office:value-type="float" office:value="235.6519" calcext:value-type="float">
            <text:p>235.6519</text:p>
          </table:table-cell>
          <table:table-cell office:value-type="float" office:value="273.6113" calcext:value-type="float">
            <text:p>273.6113</text:p>
          </table:table-cell>
          <table:table-cell office:value-type="float" office:value="897.9447" calcext:value-type="float">
            <text:p>897.9447</text:p>
          </table:table-cell>
          <table:table-cell office:value-type="float" office:value="861.9777" calcext:value-type="float">
            <text:p>861.9777</text:p>
          </table:table-cell>
          <table:table-cell office:value-type="float" office:value="848.1633" calcext:value-type="float">
            <text:p>848.1633</text:p>
          </table:table-cell>
          <table:table-cell office:value-type="float" office:value="866.0393" calcext:value-type="float">
            <text:p>866.0393</text:p>
          </table:table-cell>
          <table:table-cell office:value-type="float" office:value="322.0692" calcext:value-type="float">
            <text:p>322.0692</text:p>
          </table:table-cell>
          <table:table-cell office:value-type="float" office:value="439.2351" calcext:value-type="float">
            <text:p>439.2351</text:p>
          </table:table-cell>
          <table:table-cell office:value-type="float" office:value="382.1732" calcext:value-type="float">
            <text:p>382.1732</text:p>
          </table:table-cell>
          <table:table-cell office:value-type="float" office:value="324.8104" calcext:value-type="float">
            <text:p>324.810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52002" calcext:value-type="float">
            <text:p>5052002</text:p>
          </table:table-cell>
          <table:table-cell office:value-type="float" office:value="214.4105" calcext:value-type="float">
            <text:p>214.4105</text:p>
          </table:table-cell>
          <table:table-cell office:value-type="float" office:value="5448.696" calcext:value-type="float">
            <text:p>5448.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0.08862" calcext:value-type="float">
            <text:p>-60.08862</text:p>
          </table:table-cell>
          <table:table-cell office:value-type="float" office:value="158.4573" calcext:value-type="float">
            <text:p>158.4573</text:p>
          </table:table-cell>
          <table:table-cell office:value-type="float" office:value="0" calcext:value-type="float">
            <text:p>0</text:p>
          </table:table-cell>
          <table:table-cell office:value-type="float" office:value="83.91167" calcext:value-type="float">
            <text:p>83.91167</text:p>
          </table:table-cell>
          <table:table-cell office:value-type="float" office:value="104.9556" calcext:value-type="float">
            <text:p>104.9556</text:p>
          </table:table-cell>
          <table:table-cell office:value-type="float" office:value="0.01225649" calcext:value-type="float">
            <text:p>0.01225649</text:p>
          </table:table-cell>
          <table:table-cell office:value-type="float" office:value="0.3735035" calcext:value-type="float">
            <text:p>0.3735035</text:p>
          </table:table-cell>
          <table:table-cell office:value-type="float" office:value="0.1278979" calcext:value-type="float">
            <text:p>0.1278979</text:p>
          </table:table-cell>
          <table:table-cell office:value-type="float" office:value="0.2930712" calcext:value-type="float">
            <text:p>0.2930712</text:p>
          </table:table-cell>
          <table:table-cell office:value-type="float" office:value="360" calcext:value-type="float">
            <text:p>360</text:p>
          </table:table-cell>
          <table:table-cell office:value-type="float" office:value="-61.09748" calcext:value-type="float">
            <text:p>-61.09748</text:p>
          </table:table-cell>
          <table:table-cell office:value-type="float" office:value="0" calcext:value-type="float">
            <text:p>0</text:p>
          </table:table-cell>
          <table:table-cell office:value-type="float" office:value="236.2814" calcext:value-type="float">
            <text:p>236.2814</text:p>
          </table:table-cell>
          <table:table-cell office:value-type="float" office:value="273.5825" calcext:value-type="float">
            <text:p>273.5825</text:p>
          </table:table-cell>
          <table:table-cell office:value-type="float" office:value="897.8722" calcext:value-type="float">
            <text:p>897.8722</text:p>
          </table:table-cell>
          <table:table-cell office:value-type="float" office:value="861.9382" calcext:value-type="float">
            <text:p>861.9382</text:p>
          </table:table-cell>
          <table:table-cell office:value-type="float" office:value="848.1464" calcext:value-type="float">
            <text:p>848.1464</text:p>
          </table:table-cell>
          <table:table-cell office:value-type="float" office:value="866.0234" calcext:value-type="float">
            <text:p>866.0234</text:p>
          </table:table-cell>
          <table:table-cell office:value-type="float" office:value="322.0648" calcext:value-type="float">
            <text:p>322.0648</text:p>
          </table:table-cell>
          <table:table-cell office:value-type="float" office:value="439.2328" calcext:value-type="float">
            <text:p>439.2328</text:p>
          </table:table-cell>
          <table:table-cell office:value-type="float" office:value="382.1722" calcext:value-type="float">
            <text:p>382.1722</text:p>
          </table:table-cell>
          <table:table-cell office:value-type="float" office:value="324.8096" calcext:value-type="float">
            <text:p>324.809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052002" calcext:value-type="float">
            <text:p>6052002</text:p>
          </table:table-cell>
          <table:table-cell office:value-type="float" office:value="211.7801" calcext:value-type="float">
            <text:p>211.7801</text:p>
          </table:table-cell>
          <table:table-cell office:value-type="float" office:value="5449.414" calcext:value-type="float">
            <text:p>5449.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1.98514" calcext:value-type="float">
            <text:p>-61.98514</text:p>
          </table:table-cell>
          <table:table-cell office:value-type="float" office:value="163.8214" calcext:value-type="float">
            <text:p>163.8214</text:p>
          </table:table-cell>
          <table:table-cell office:value-type="float" office:value="0" calcext:value-type="float">
            <text:p>0</text:p>
          </table:table-cell>
          <table:table-cell office:value-type="float" office:value="84.04919" calcext:value-type="float">
            <text:p>84.04919</text:p>
          </table:table-cell>
          <table:table-cell office:value-type="float" office:value="102.575" calcext:value-type="float">
            <text:p>102.575</text:p>
          </table:table-cell>
          <table:table-cell office:value-type="float" office:value="0.01262978" calcext:value-type="float">
            <text:p>0.01262978</text:p>
          </table:table-cell>
          <table:table-cell office:value-type="float" office:value="0.3735035" calcext:value-type="float">
            <text:p>0.3735035</text:p>
          </table:table-cell>
          <table:table-cell office:value-type="float" office:value="0.1283765" calcext:value-type="float">
            <text:p>0.1283765</text:p>
          </table:table-cell>
          <table:table-cell office:value-type="float" office:value="0.2943789" calcext:value-type="float">
            <text:p>0.2943789</text:p>
          </table:table-cell>
          <table:table-cell office:value-type="float" office:value="360" calcext:value-type="float">
            <text:p>360</text:p>
          </table:table-cell>
          <table:table-cell office:value-type="float" office:value="-62.99541" calcext:value-type="float">
            <text:p>-62.99541</text:p>
          </table:table-cell>
          <table:table-cell office:value-type="float" office:value="0" calcext:value-type="float">
            <text:p>0</text:p>
          </table:table-cell>
          <table:table-cell office:value-type="float" office:value="236.9626" calcext:value-type="float">
            <text:p>236.9626</text:p>
          </table:table-cell>
          <table:table-cell office:value-type="float" office:value="273.5491" calcext:value-type="float">
            <text:p>273.5491</text:p>
          </table:table-cell>
          <table:table-cell office:value-type="float" office:value="897.7846" calcext:value-type="float">
            <text:p>897.7846</text:p>
          </table:table-cell>
          <table:table-cell office:value-type="float" office:value="861.891" calcext:value-type="float">
            <text:p>861.891</text:p>
          </table:table-cell>
          <table:table-cell office:value-type="float" office:value="848.1273" calcext:value-type="float">
            <text:p>848.1273</text:p>
          </table:table-cell>
          <table:table-cell office:value-type="float" office:value="866.0062" calcext:value-type="float">
            <text:p>866.0062</text:p>
          </table:table-cell>
          <table:table-cell office:value-type="float" office:value="322.0602" calcext:value-type="float">
            <text:p>322.0602</text:p>
          </table:table-cell>
          <table:table-cell office:value-type="float" office:value="439.2304" calcext:value-type="float">
            <text:p>439.2304</text:p>
          </table:table-cell>
          <table:table-cell office:value-type="float" office:value="382.1711" calcext:value-type="float">
            <text:p>382.1711</text:p>
          </table:table-cell>
          <table:table-cell office:value-type="float" office:value="324.8088" calcext:value-type="float">
            <text:p>324.808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052002" calcext:value-type="float">
            <text:p>7052002</text:p>
          </table:table-cell>
          <table:table-cell office:value-type="float" office:value="208.937" calcext:value-type="float">
            <text:p>208.937</text:p>
          </table:table-cell>
          <table:table-cell office:value-type="float" office:value="5450.157" calcext:value-type="float">
            <text:p>5450.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4.07301" calcext:value-type="float">
            <text:p>-64.07301</text:p>
          </table:table-cell>
          <table:table-cell office:value-type="float" office:value="170.0327" calcext:value-type="float">
            <text:p>170.0327</text:p>
          </table:table-cell>
          <table:table-cell office:value-type="float" office:value="0" calcext:value-type="float">
            <text:p>0</text:p>
          </table:table-cell>
          <table:table-cell office:value-type="float" office:value="84.3622" calcext:value-type="float">
            <text:p>84.3622</text:p>
          </table:table-cell>
          <table:table-cell office:value-type="float" office:value="100.0177" calcext:value-type="float">
            <text:p>100.0177</text:p>
          </table:table-cell>
          <table:table-cell office:value-type="float" office:value="0.01301826" calcext:value-type="float">
            <text:p>0.01301826</text:p>
          </table:table-cell>
          <table:table-cell office:value-type="float" office:value="0.3735035" calcext:value-type="float">
            <text:p>0.3735035</text:p>
          </table:table-cell>
          <table:table-cell office:value-type="float" office:value="0.1288041" calcext:value-type="float">
            <text:p>0.1288041</text:p>
          </table:table-cell>
          <table:table-cell office:value-type="float" office:value="0.2954511" calcext:value-type="float">
            <text:p>0.2954511</text:p>
          </table:table-cell>
          <table:table-cell office:value-type="float" office:value="360" calcext:value-type="float">
            <text:p>360</text:p>
          </table:table-cell>
          <table:table-cell office:value-type="float" office:value="-65.08438" calcext:value-type="float">
            <text:p>-65.08438</text:p>
          </table:table-cell>
          <table:table-cell office:value-type="float" office:value="0" calcext:value-type="float">
            <text:p>0</text:p>
          </table:table-cell>
          <table:table-cell office:value-type="float" office:value="237.668" calcext:value-type="float">
            <text:p>237.668</text:p>
          </table:table-cell>
          <table:table-cell office:value-type="float" office:value="273.512" calcext:value-type="float">
            <text:p>273.512</text:p>
          </table:table-cell>
          <table:table-cell office:value-type="float" office:value="897.6815" calcext:value-type="float">
            <text:p>897.6815</text:p>
          </table:table-cell>
          <table:table-cell office:value-type="float" office:value="861.8344" calcext:value-type="float">
            <text:p>861.8344</text:p>
          </table:table-cell>
          <table:table-cell office:value-type="float" office:value="848.106" calcext:value-type="float">
            <text:p>848.106</text:p>
          </table:table-cell>
          <table:table-cell office:value-type="float" office:value="865.9876" calcext:value-type="float">
            <text:p>865.9876</text:p>
          </table:table-cell>
          <table:table-cell office:value-type="float" office:value="322.0549" calcext:value-type="float">
            <text:p>322.0549</text:p>
          </table:table-cell>
          <table:table-cell office:value-type="float" office:value="439.2277" calcext:value-type="float">
            <text:p>439.2277</text:p>
          </table:table-cell>
          <table:table-cell office:value-type="float" office:value="382.17" calcext:value-type="float">
            <text:p>382.17</text:p>
          </table:table-cell>
          <table:table-cell office:value-type="float" office:value="324.808" calcext:value-type="float">
            <text:p>324.80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052002" calcext:value-type="float">
            <text:p>8052002</text:p>
          </table:table-cell>
          <table:table-cell office:value-type="float" office:value="207.6783" calcext:value-type="float">
            <text:p>207.6783</text:p>
          </table:table-cell>
          <table:table-cell office:value-type="float" office:value="5450.494" calcext:value-type="float">
            <text:p>5450.4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4.99573" calcext:value-type="float">
            <text:p>-64.99573</text:p>
          </table:table-cell>
          <table:table-cell office:value-type="float" office:value="173.0788" calcext:value-type="float">
            <text:p>173.0788</text:p>
          </table:table-cell>
          <table:table-cell office:value-type="float" office:value="0" calcext:value-type="float">
            <text:p>0</text:p>
          </table:table-cell>
          <table:table-cell office:value-type="float" office:value="83.95582" calcext:value-type="float">
            <text:p>83.95582</text:p>
          </table:table-cell>
          <table:table-cell office:value-type="float" office:value="98.94246" calcext:value-type="float">
            <text:p>98.94246</text:p>
          </table:table-cell>
          <table:table-cell office:value-type="float" office:value="0.01346617" calcext:value-type="float">
            <text:p>0.01346617</text:p>
          </table:table-cell>
          <table:table-cell office:value-type="float" office:value="0.3735035" calcext:value-type="float">
            <text:p>0.3735035</text:p>
          </table:table-cell>
          <table:table-cell office:value-type="float" office:value="0.1292084" calcext:value-type="float">
            <text:p>0.1292084</text:p>
          </table:table-cell>
          <table:table-cell office:value-type="float" office:value="0.2963794" calcext:value-type="float">
            <text:p>0.2963794</text:p>
          </table:table-cell>
          <table:table-cell office:value-type="float" office:value="360" calcext:value-type="float">
            <text:p>360</text:p>
          </table:table-cell>
          <table:table-cell office:value-type="float" office:value="-66.00799" calcext:value-type="float">
            <text:p>-66.00799</text:p>
          </table:table-cell>
          <table:table-cell office:value-type="float" office:value="0" calcext:value-type="float">
            <text:p>0</text:p>
          </table:table-cell>
          <table:table-cell office:value-type="float" office:value="238.0199" calcext:value-type="float">
            <text:p>238.0199</text:p>
          </table:table-cell>
          <table:table-cell office:value-type="float" office:value="273.4848" calcext:value-type="float">
            <text:p>273.4848</text:p>
          </table:table-cell>
          <table:table-cell office:value-type="float" office:value="897.6041" calcext:value-type="float">
            <text:p>897.6041</text:p>
          </table:table-cell>
          <table:table-cell office:value-type="float" office:value="861.7881" calcext:value-type="float">
            <text:p>861.7881</text:p>
          </table:table-cell>
          <table:table-cell office:value-type="float" office:value="848.0865" calcext:value-type="float">
            <text:p>848.0865</text:p>
          </table:table-cell>
          <table:table-cell office:value-type="float" office:value="865.9697" calcext:value-type="float">
            <text:p>865.9697</text:p>
          </table:table-cell>
          <table:table-cell office:value-type="float" office:value="322.0497" calcext:value-type="float">
            <text:p>322.0497</text:p>
          </table:table-cell>
          <table:table-cell office:value-type="float" office:value="439.2248" calcext:value-type="float">
            <text:p>439.2248</text:p>
          </table:table-cell>
          <table:table-cell office:value-type="float" office:value="382.1687" calcext:value-type="float">
            <text:p>382.1687</text:p>
          </table:table-cell>
          <table:table-cell office:value-type="float" office:value="324.8071" calcext:value-type="float">
            <text:p>324.807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052002" calcext:value-type="float">
            <text:p>9052002</text:p>
          </table:table-cell>
          <table:table-cell office:value-type="float" office:value="206.3984" calcext:value-type="float">
            <text:p>206.3984</text:p>
          </table:table-cell>
          <table:table-cell office:value-type="float" office:value="5450.846" calcext:value-type="float">
            <text:p>5450.8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5.82195" calcext:value-type="float">
            <text:p>-65.82195</text:p>
          </table:table-cell>
          <table:table-cell office:value-type="float" office:value="173.8725" calcext:value-type="float">
            <text:p>173.8725</text:p>
          </table:table-cell>
          <table:table-cell office:value-type="float" office:value="0" calcext:value-type="float">
            <text:p>0</text:p>
          </table:table-cell>
          <table:table-cell office:value-type="float" office:value="83.68259" calcext:value-type="float">
            <text:p>83.68259</text:p>
          </table:table-cell>
          <table:table-cell office:value-type="float" office:value="97.73489" calcext:value-type="float">
            <text:p>97.73489</text:p>
          </table:table-cell>
          <table:table-cell office:value-type="float" office:value="0.01391662" calcext:value-type="float">
            <text:p>0.01391662</text:p>
          </table:table-cell>
          <table:table-cell office:value-type="float" office:value="0.3735035" calcext:value-type="float">
            <text:p>0.3735035</text:p>
          </table:table-cell>
          <table:table-cell office:value-type="float" office:value="0.1296009" calcext:value-type="float">
            <text:p>0.1296009</text:p>
          </table:table-cell>
          <table:table-cell office:value-type="float" office:value="0.297219" calcext:value-type="float">
            <text:p>0.297219</text:p>
          </table:table-cell>
          <table:table-cell office:value-type="float" office:value="360" calcext:value-type="float">
            <text:p>360</text:p>
          </table:table-cell>
          <table:table-cell office:value-type="float" office:value="-66.83499" calcext:value-type="float">
            <text:p>-66.83499</text:p>
          </table:table-cell>
          <table:table-cell office:value-type="float" office:value="0" calcext:value-type="float">
            <text:p>0</text:p>
          </table:table-cell>
          <table:table-cell office:value-type="float" office:value="238.4568" calcext:value-type="float">
            <text:p>238.4568</text:p>
          </table:table-cell>
          <table:table-cell office:value-type="float" office:value="273.4784" calcext:value-type="float">
            <text:p>273.4784</text:p>
          </table:table-cell>
          <table:table-cell office:value-type="float" office:value="897.5382" calcext:value-type="float">
            <text:p>897.5382</text:p>
          </table:table-cell>
          <table:table-cell office:value-type="float" office:value="861.7482" calcext:value-type="float">
            <text:p>861.7482</text:p>
          </table:table-cell>
          <table:table-cell office:value-type="float" office:value="848.0687" calcext:value-type="float">
            <text:p>848.0687</text:p>
          </table:table-cell>
          <table:table-cell office:value-type="float" office:value="865.9524" calcext:value-type="float">
            <text:p>865.9524</text:p>
          </table:table-cell>
          <table:table-cell office:value-type="float" office:value="322.0449" calcext:value-type="float">
            <text:p>322.0449</text:p>
          </table:table-cell>
          <table:table-cell office:value-type="float" office:value="439.222" calcext:value-type="float">
            <text:p>439.222</text:p>
          </table:table-cell>
          <table:table-cell office:value-type="float" office:value="382.1674" calcext:value-type="float">
            <text:p>382.1674</text:p>
          </table:table-cell>
          <table:table-cell office:value-type="float" office:value="324.8062" calcext:value-type="float">
            <text:p>324.806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52002" calcext:value-type="float">
            <text:p>10052002</text:p>
          </table:table-cell>
          <table:table-cell office:value-type="float" office:value="204.4809" calcext:value-type="float">
            <text:p>204.4809</text:p>
          </table:table-cell>
          <table:table-cell office:value-type="float" office:value="5451.324" calcext:value-type="float">
            <text:p>5451.3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7.31488" calcext:value-type="float">
            <text:p>-67.31488</text:p>
          </table:table-cell>
          <table:table-cell office:value-type="float" office:value="178.7313" calcext:value-type="float">
            <text:p>178.7313</text:p>
          </table:table-cell>
          <table:table-cell office:value-type="float" office:value="0" calcext:value-type="float">
            <text:p>0</text:p>
          </table:table-cell>
          <table:table-cell office:value-type="float" office:value="83.88434" calcext:value-type="float">
            <text:p>83.88434</text:p>
          </table:table-cell>
          <table:table-cell office:value-type="float" office:value="96.02393" calcext:value-type="float">
            <text:p>96.02393</text:p>
          </table:table-cell>
          <table:table-cell office:value-type="float" office:value="0.01428766" calcext:value-type="float">
            <text:p>0.01428766</text:p>
          </table:table-cell>
          <table:table-cell office:value-type="float" office:value="0.3735035" calcext:value-type="float">
            <text:p>0.3735035</text:p>
          </table:table-cell>
          <table:table-cell office:value-type="float" office:value="0.1299851" calcext:value-type="float">
            <text:p>0.1299851</text:p>
          </table:table-cell>
          <table:table-cell office:value-type="float" office:value="0.2980072" calcext:value-type="float">
            <text:p>0.2980072</text:p>
          </table:table-cell>
          <table:table-cell office:value-type="float" office:value="360" calcext:value-type="float">
            <text:p>360</text:p>
          </table:table-cell>
          <table:table-cell office:value-type="float" office:value="-68.32871" calcext:value-type="float">
            <text:p>-68.32871</text:p>
          </table:table-cell>
          <table:table-cell office:value-type="float" office:value="0" calcext:value-type="float">
            <text:p>0</text:p>
          </table:table-cell>
          <table:table-cell office:value-type="float" office:value="238.9253" calcext:value-type="float">
            <text:p>238.9253</text:p>
          </table:table-cell>
          <table:table-cell office:value-type="float" office:value="273.4506" calcext:value-type="float">
            <text:p>273.4506</text:p>
          </table:table-cell>
          <table:table-cell office:value-type="float" office:value="897.46" calcext:value-type="float">
            <text:p>897.46</text:p>
          </table:table-cell>
          <table:table-cell office:value-type="float" office:value="861.7017" calcext:value-type="float">
            <text:p>861.7017</text:p>
          </table:table-cell>
          <table:table-cell office:value-type="float" office:value="848.0506" calcext:value-type="float">
            <text:p>848.0506</text:p>
          </table:table-cell>
          <table:table-cell office:value-type="float" office:value="865.9356" calcext:value-type="float">
            <text:p>865.9356</text:p>
          </table:table-cell>
          <table:table-cell office:value-type="float" office:value="322.0398" calcext:value-type="float">
            <text:p>322.0398</text:p>
          </table:table-cell>
          <table:table-cell office:value-type="float" office:value="439.2192" calcext:value-type="float">
            <text:p>439.2192</text:p>
          </table:table-cell>
          <table:table-cell office:value-type="float" office:value="382.1658" calcext:value-type="float">
            <text:p>382.1658</text:p>
          </table:table-cell>
          <table:table-cell office:value-type="float" office:value="324.8053" calcext:value-type="float">
            <text:p>324.805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052002" calcext:value-type="float">
            <text:p>11052002</text:p>
          </table:table-cell>
          <table:table-cell office:value-type="float" office:value="202.7319" calcext:value-type="float">
            <text:p>202.7319</text:p>
          </table:table-cell>
          <table:table-cell office:value-type="float" office:value="5451.787" calcext:value-type="float">
            <text:p>5451.7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8.59418" calcext:value-type="float">
            <text:p>-68.59418</text:p>
          </table:table-cell>
          <table:table-cell office:value-type="float" office:value="182.4678" calcext:value-type="float">
            <text:p>182.4678</text:p>
          </table:table-cell>
          <table:table-cell office:value-type="float" office:value="0" calcext:value-type="float">
            <text:p>0</text:p>
          </table:table-cell>
          <table:table-cell office:value-type="float" office:value="83.86071" calcext:value-type="float">
            <text:p>83.86071</text:p>
          </table:table-cell>
          <table:table-cell office:value-type="float" office:value="94.47967" calcext:value-type="float">
            <text:p>94.47967</text:p>
          </table:table-cell>
          <table:table-cell office:value-type="float" office:value="0.01468407" calcext:value-type="float">
            <text:p>0.01468407</text:p>
          </table:table-cell>
          <table:table-cell office:value-type="float" office:value="0.3735035" calcext:value-type="float">
            <text:p>0.3735035</text:p>
          </table:table-cell>
          <table:table-cell office:value-type="float" office:value="0.1303636" calcext:value-type="float">
            <text:p>0.1303636</text:p>
          </table:table-cell>
          <table:table-cell office:value-type="float" office:value="0.2987415" calcext:value-type="float">
            <text:p>0.2987415</text:p>
          </table:table-cell>
          <table:table-cell office:value-type="float" office:value="360" calcext:value-type="float">
            <text:p>360</text:p>
          </table:table-cell>
          <table:table-cell office:value-type="float" office:value="-69.60873" calcext:value-type="float">
            <text:p>-69.60873</text:p>
          </table:table-cell>
          <table:table-cell office:value-type="float" office:value="0" calcext:value-type="float">
            <text:p>0</text:p>
          </table:table-cell>
          <table:table-cell office:value-type="float" office:value="239.3721" calcext:value-type="float">
            <text:p>239.3721</text:p>
          </table:table-cell>
          <table:table-cell office:value-type="float" office:value="273.4228" calcext:value-type="float">
            <text:p>273.4228</text:p>
          </table:table-cell>
          <table:table-cell office:value-type="float" office:value="897.3871" calcext:value-type="float">
            <text:p>897.3871</text:p>
          </table:table-cell>
          <table:table-cell office:value-type="float" office:value="861.6595" calcext:value-type="float">
            <text:p>861.6595</text:p>
          </table:table-cell>
          <table:table-cell office:value-type="float" office:value="848.0321" calcext:value-type="float">
            <text:p>848.0321</text:p>
          </table:table-cell>
          <table:table-cell office:value-type="float" office:value="865.9185" calcext:value-type="float">
            <text:p>865.9185</text:p>
          </table:table-cell>
          <table:table-cell office:value-type="float" office:value="322.035" calcext:value-type="float">
            <text:p>322.035</text:p>
          </table:table-cell>
          <table:table-cell office:value-type="float" office:value="439.2164" calcext:value-type="float">
            <text:p>439.2164</text:p>
          </table:table-cell>
          <table:table-cell office:value-type="float" office:value="382.1641" calcext:value-type="float">
            <text:p>382.1641</text:p>
          </table:table-cell>
          <table:table-cell office:value-type="float" office:value="324.8044" calcext:value-type="float">
            <text:p>324.804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052002" calcext:value-type="float">
            <text:p>12052002</text:p>
          </table:table-cell>
          <table:table-cell office:value-type="float" office:value="201.5171" calcext:value-type="float">
            <text:p>201.5171</text:p>
          </table:table-cell>
          <table:table-cell office:value-type="float" office:value="5452.107" calcext:value-type="float">
            <text:p>5452.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9.47964" calcext:value-type="float">
            <text:p>-69.47964</text:p>
          </table:table-cell>
          <table:table-cell office:value-type="float" office:value="185.0884" calcext:value-type="float">
            <text:p>185.0884</text:p>
          </table:table-cell>
          <table:table-cell office:value-type="float" office:value="0" calcext:value-type="float">
            <text:p>0</text:p>
          </table:table-cell>
          <table:table-cell office:value-type="float" office:value="83.6801" calcext:value-type="float">
            <text:p>83.6801</text:p>
          </table:table-cell>
          <table:table-cell office:value-type="float" office:value="93.41827" calcext:value-type="float">
            <text:p>93.41827</text:p>
          </table:table-cell>
          <table:table-cell office:value-type="float" office:value="0.01512628" calcext:value-type="float">
            <text:p>0.01512628</text:p>
          </table:table-cell>
          <table:table-cell office:value-type="float" office:value="0.3735035" calcext:value-type="float">
            <text:p>0.3735035</text:p>
          </table:table-cell>
          <table:table-cell office:value-type="float" office:value="0.1307374" calcext:value-type="float">
            <text:p>0.1307374</text:p>
          </table:table-cell>
          <table:table-cell office:value-type="float" office:value="0.2994361" calcext:value-type="float">
            <text:p>0.2994361</text:p>
          </table:table-cell>
          <table:table-cell office:value-type="float" office:value="360" calcext:value-type="float">
            <text:p>360</text:p>
          </table:table-cell>
          <table:table-cell office:value-type="float" office:value="-70.49483" calcext:value-type="float">
            <text:p>-70.49483</text:p>
          </table:table-cell>
          <table:table-cell office:value-type="float" office:value="0" calcext:value-type="float">
            <text:p>0</text:p>
          </table:table-cell>
          <table:table-cell office:value-type="float" office:value="239.7074" calcext:value-type="float">
            <text:p>239.7074</text:p>
          </table:table-cell>
          <table:table-cell office:value-type="float" office:value="273.4015" calcext:value-type="float">
            <text:p>273.4015</text:p>
          </table:table-cell>
          <table:table-cell office:value-type="float" office:value="897.3242" calcext:value-type="float">
            <text:p>897.3242</text:p>
          </table:table-cell>
          <table:table-cell office:value-type="float" office:value="861.6218" calcext:value-type="float">
            <text:p>861.6218</text:p>
          </table:table-cell>
          <table:table-cell office:value-type="float" office:value="848.0137" calcext:value-type="float">
            <text:p>848.0137</text:p>
          </table:table-cell>
          <table:table-cell office:value-type="float" office:value="865.9009" calcext:value-type="float">
            <text:p>865.9009</text:p>
          </table:table-cell>
          <table:table-cell office:value-type="float" office:value="322.0302" calcext:value-type="float">
            <text:p>322.0302</text:p>
          </table:table-cell>
          <table:table-cell office:value-type="float" office:value="439.2136" calcext:value-type="float">
            <text:p>439.2136</text:p>
          </table:table-cell>
          <table:table-cell office:value-type="float" office:value="382.1625" calcext:value-type="float">
            <text:p>382.1625</text:p>
          </table:table-cell>
          <table:table-cell office:value-type="float" office:value="324.8034" calcext:value-type="float">
            <text:p>324.803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052002" calcext:value-type="float">
            <text:p>13052002</text:p>
          </table:table-cell>
          <table:table-cell office:value-type="float" office:value="200.2458" calcext:value-type="float">
            <text:p>200.2458</text:p>
          </table:table-cell>
          <table:table-cell office:value-type="float" office:value="5452.446" calcext:value-type="float">
            <text:p>5452.4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.27808" calcext:value-type="float">
            <text:p>-70.27808</text:p>
          </table:table-cell>
          <table:table-cell office:value-type="float" office:value="185.4252" calcext:value-type="float">
            <text:p>185.4252</text:p>
          </table:table-cell>
          <table:table-cell office:value-type="float" office:value="0" calcext:value-type="float">
            <text:p>0</text:p>
          </table:table-cell>
          <table:table-cell office:value-type="float" office:value="83.56113" calcext:value-type="float">
            <text:p>83.56113</text:p>
          </table:table-cell>
          <table:table-cell office:value-type="float" office:value="92.17078" calcext:value-type="float">
            <text:p>92.17078</text:p>
          </table:table-cell>
          <table:table-cell office:value-type="float" office:value="0.01550505" calcext:value-type="float">
            <text:p>0.01550505</text:p>
          </table:table-cell>
          <table:table-cell office:value-type="float" office:value="0.3735035" calcext:value-type="float">
            <text:p>0.3735035</text:p>
          </table:table-cell>
          <table:table-cell office:value-type="float" office:value="0.1311469" calcext:value-type="float">
            <text:p>0.1311469</text:p>
          </table:table-cell>
          <table:table-cell office:value-type="float" office:value="0.3004584" calcext:value-type="float">
            <text:p>0.3004584</text:p>
          </table:table-cell>
          <table:table-cell office:value-type="float" office:value="360" calcext:value-type="float">
            <text:p>360</text:p>
          </table:table-cell>
          <table:table-cell office:value-type="float" office:value="-71.29432" calcext:value-type="float">
            <text:p>-71.29432</text:p>
          </table:table-cell>
          <table:table-cell office:value-type="float" office:value="0" calcext:value-type="float">
            <text:p>0</text:p>
          </table:table-cell>
          <table:table-cell office:value-type="float" office:value="240.1326" calcext:value-type="float">
            <text:p>240.1326</text:p>
          </table:table-cell>
          <table:table-cell office:value-type="float" office:value="273.4151" calcext:value-type="float">
            <text:p>273.4151</text:p>
          </table:table-cell>
          <table:table-cell office:value-type="float" office:value="897.2776" calcext:value-type="float">
            <text:p>897.2776</text:p>
          </table:table-cell>
          <table:table-cell office:value-type="float" office:value="861.5877" calcext:value-type="float">
            <text:p>861.5877</text:p>
          </table:table-cell>
          <table:table-cell office:value-type="float" office:value="847.9965" calcext:value-type="float">
            <text:p>847.9965</text:p>
          </table:table-cell>
          <table:table-cell office:value-type="float" office:value="865.8847" calcext:value-type="float">
            <text:p>865.8847</text:p>
          </table:table-cell>
          <table:table-cell office:value-type="float" office:value="322.0259" calcext:value-type="float">
            <text:p>322.0259</text:p>
          </table:table-cell>
          <table:table-cell office:value-type="float" office:value="439.2109" calcext:value-type="float">
            <text:p>439.2109</text:p>
          </table:table-cell>
          <table:table-cell office:value-type="float" office:value="382.1608" calcext:value-type="float">
            <text:p>382.1608</text:p>
          </table:table-cell>
          <table:table-cell office:value-type="float" office:value="324.8024" calcext:value-type="float">
            <text:p>324.802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052002" calcext:value-type="float">
            <text:p>14052002</text:p>
          </table:table-cell>
          <table:table-cell office:value-type="float" office:value="199.356" calcext:value-type="float">
            <text:p>199.356</text:p>
          </table:table-cell>
          <table:table-cell office:value-type="float" office:value="5452.67" calcext:value-type="float">
            <text:p>5452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.8836" calcext:value-type="float">
            <text:p>-70.8836</text:p>
          </table:table-cell>
          <table:table-cell office:value-type="float" office:value="182.3743" calcext:value-type="float">
            <text:p>182.3743</text:p>
          </table:table-cell>
          <table:table-cell office:value-type="float" office:value="0" calcext:value-type="float">
            <text:p>0</text:p>
          </table:table-cell>
          <table:table-cell office:value-type="float" office:value="83.42368" calcext:value-type="float">
            <text:p>83.42368</text:p>
          </table:table-cell>
          <table:table-cell office:value-type="float" office:value="91.28925" calcext:value-type="float">
            <text:p>91.28925</text:p>
          </table:table-cell>
          <table:table-cell office:value-type="float" office:value="0.01569061" calcext:value-type="float">
            <text:p>0.01569061</text:p>
          </table:table-cell>
          <table:table-cell office:value-type="float" office:value="0.3735035" calcext:value-type="float">
            <text:p>0.3735035</text:p>
          </table:table-cell>
          <table:table-cell office:value-type="float" office:value="0.1338615" calcext:value-type="float">
            <text:p>0.1338615</text:p>
          </table:table-cell>
          <table:table-cell office:value-type="float" office:value="0.3144105" calcext:value-type="float">
            <text:p>0.3144105</text:p>
          </table:table-cell>
          <table:table-cell office:value-type="float" office:value="360" calcext:value-type="float">
            <text:p>360</text:p>
          </table:table-cell>
          <table:table-cell office:value-type="float" office:value="-71.91631" calcext:value-type="float">
            <text:p>-71.91631</text:p>
          </table:table-cell>
          <table:table-cell office:value-type="float" office:value="0" calcext:value-type="float">
            <text:p>0</text:p>
          </table:table-cell>
          <table:table-cell office:value-type="float" office:value="240.4407" calcext:value-type="float">
            <text:p>240.4407</text:p>
          </table:table-cell>
          <table:table-cell office:value-type="float" office:value="273.4205" calcext:value-type="float">
            <text:p>273.4205</text:p>
          </table:table-cell>
          <table:table-cell office:value-type="float" office:value="897.2374" calcext:value-type="float">
            <text:p>897.2374</text:p>
          </table:table-cell>
          <table:table-cell office:value-type="float" office:value="861.5634" calcext:value-type="float">
            <text:p>861.5634</text:p>
          </table:table-cell>
          <table:table-cell office:value-type="float" office:value="847.985" calcext:value-type="float">
            <text:p>847.985</text:p>
          </table:table-cell>
          <table:table-cell office:value-type="float" office:value="865.8715" calcext:value-type="float">
            <text:p>865.8715</text:p>
          </table:table-cell>
          <table:table-cell office:value-type="float" office:value="322.0218" calcext:value-type="float">
            <text:p>322.0218</text:p>
          </table:table-cell>
          <table:table-cell office:value-type="float" office:value="439.2084" calcext:value-type="float">
            <text:p>439.2084</text:p>
          </table:table-cell>
          <table:table-cell office:value-type="float" office:value="382.1591" calcext:value-type="float">
            <text:p>382.1591</text:p>
          </table:table-cell>
          <table:table-cell office:value-type="float" office:value="324.8014" calcext:value-type="float">
            <text:p>324.801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052002" calcext:value-type="float">
            <text:p>15052002</text:p>
          </table:table-cell>
          <table:table-cell office:value-type="float" office:value="197.3576" calcext:value-type="float">
            <text:p>197.3576</text:p>
          </table:table-cell>
          <table:table-cell office:value-type="float" office:value="5453.187" calcext:value-type="float">
            <text:p>5453.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2.40686" calcext:value-type="float">
            <text:p>-72.40686</text:p>
          </table:table-cell>
          <table:table-cell office:value-type="float" office:value="188.0612" calcext:value-type="float">
            <text:p>188.0612</text:p>
          </table:table-cell>
          <table:table-cell office:value-type="float" office:value="0" calcext:value-type="float">
            <text:p>0</text:p>
          </table:table-cell>
          <table:table-cell office:value-type="float" office:value="83.7306" calcext:value-type="float">
            <text:p>83.7306</text:p>
          </table:table-cell>
          <table:table-cell office:value-type="float" office:value="89.4859" calcext:value-type="float">
            <text:p>89.4859</text:p>
          </table:table-cell>
          <table:table-cell office:value-type="float" office:value="0.01589782" calcext:value-type="float">
            <text:p>0.01589782</text:p>
          </table:table-cell>
          <table:table-cell office:value-type="float" office:value="0.3735035" calcext:value-type="float">
            <text:p>0.3735035</text:p>
          </table:table-cell>
          <table:table-cell office:value-type="float" office:value="0.136683" calcext:value-type="float">
            <text:p>0.136683</text:p>
          </table:table-cell>
          <table:table-cell office:value-type="float" office:value="0.3251418" calcext:value-type="float">
            <text:p>0.3251418</text:p>
          </table:table-cell>
          <table:table-cell office:value-type="float" office:value="360" calcext:value-type="float">
            <text:p>360</text:p>
          </table:table-cell>
          <table:table-cell office:value-type="float" office:value="-73.45292" calcext:value-type="float">
            <text:p>-73.45292</text:p>
          </table:table-cell>
          <table:table-cell office:value-type="float" office:value="0" calcext:value-type="float">
            <text:p>0</text:p>
          </table:table-cell>
          <table:table-cell office:value-type="float" office:value="240.9263" calcext:value-type="float">
            <text:p>240.9263</text:p>
          </table:table-cell>
          <table:table-cell office:value-type="float" office:value="273.3963" calcext:value-type="float">
            <text:p>273.3963</text:p>
          </table:table-cell>
          <table:table-cell office:value-type="float" office:value="897.1712" calcext:value-type="float">
            <text:p>897.1712</text:p>
          </table:table-cell>
          <table:table-cell office:value-type="float" office:value="861.527" calcext:value-type="float">
            <text:p>861.527</text:p>
          </table:table-cell>
          <table:table-cell office:value-type="float" office:value="847.9713" calcext:value-type="float">
            <text:p>847.9713</text:p>
          </table:table-cell>
          <table:table-cell office:value-type="float" office:value="865.8574" calcext:value-type="float">
            <text:p>865.8574</text:p>
          </table:table-cell>
          <table:table-cell office:value-type="float" office:value="322.0179" calcext:value-type="float">
            <text:p>322.0179</text:p>
          </table:table-cell>
          <table:table-cell office:value-type="float" office:value="439.2061" calcext:value-type="float">
            <text:p>439.2061</text:p>
          </table:table-cell>
          <table:table-cell office:value-type="float" office:value="382.1578" calcext:value-type="float">
            <text:p>382.1578</text:p>
          </table:table-cell>
          <table:table-cell office:value-type="float" office:value="324.8004" calcext:value-type="float">
            <text:p>324.800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052002" calcext:value-type="float">
            <text:p>16052002</text:p>
          </table:table-cell>
          <table:table-cell office:value-type="float" office:value="195.9388" calcext:value-type="float">
            <text:p>195.9388</text:p>
          </table:table-cell>
          <table:table-cell office:value-type="float" office:value="5453.554" calcext:value-type="float">
            <text:p>5453.5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3.26816" calcext:value-type="float">
            <text:p>-73.26816</text:p>
          </table:table-cell>
          <table:table-cell office:value-type="float" office:value="188.6661" calcext:value-type="float">
            <text:p>188.6661</text:p>
          </table:table-cell>
          <table:table-cell office:value-type="float" office:value="0" calcext:value-type="float">
            <text:p>0</text:p>
          </table:table-cell>
          <table:table-cell office:value-type="float" office:value="83.62939" calcext:value-type="float">
            <text:p>83.62939</text:p>
          </table:table-cell>
          <table:table-cell office:value-type="float" office:value="43.79587" calcext:value-type="float">
            <text:p>43.79587</text:p>
          </table:table-cell>
          <table:table-cell office:value-type="float" office:value="0.01606655" calcext:value-type="float">
            <text:p>0.01606655</text:p>
          </table:table-cell>
          <table:table-cell office:value-type="float" office:value="0.3735035" calcext:value-type="float">
            <text:p>0.3735035</text:p>
          </table:table-cell>
          <table:table-cell office:value-type="float" office:value="0.1409388" calcext:value-type="float">
            <text:p>0.1409388</text:p>
          </table:table-cell>
          <table:table-cell office:value-type="float" office:value="0.3374579" calcext:value-type="float">
            <text:p>0.3374579</text:p>
          </table:table-cell>
          <table:table-cell office:value-type="float" office:value="360" calcext:value-type="float">
            <text:p>360</text:p>
          </table:table-cell>
          <table:table-cell office:value-type="float" office:value="-74.33062" calcext:value-type="float">
            <text:p>-74.33062</text:p>
          </table:table-cell>
          <table:table-cell office:value-type="float" office:value="0" calcext:value-type="float">
            <text:p>0</text:p>
          </table:table-cell>
          <table:table-cell office:value-type="float" office:value="225.9518" calcext:value-type="float">
            <text:p>225.9518</text:p>
          </table:table-cell>
          <table:table-cell office:value-type="float" office:value="294.4758" calcext:value-type="float">
            <text:p>294.4758</text:p>
          </table:table-cell>
          <table:table-cell office:value-type="float" office:value="935.787" calcext:value-type="float">
            <text:p>935.787</text:p>
          </table:table-cell>
          <table:table-cell office:value-type="float" office:value="861.4883" calcext:value-type="float">
            <text:p>861.4883</text:p>
          </table:table-cell>
          <table:table-cell office:value-type="float" office:value="847.9537" calcext:value-type="float">
            <text:p>847.9537</text:p>
          </table:table-cell>
          <table:table-cell office:value-type="float" office:value="865.8408" calcext:value-type="float">
            <text:p>865.8408</text:p>
          </table:table-cell>
          <table:table-cell office:value-type="float" office:value="322.0133" calcext:value-type="float">
            <text:p>322.0133</text:p>
          </table:table-cell>
          <table:table-cell office:value-type="float" office:value="439.2037" calcext:value-type="float">
            <text:p>439.2037</text:p>
          </table:table-cell>
          <table:table-cell office:value-type="float" office:value="382.1566" calcext:value-type="float">
            <text:p>382.1566</text:p>
          </table:table-cell>
          <table:table-cell office:value-type="float" office:value="324.7994" calcext:value-type="float">
            <text:p>324.799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052002" calcext:value-type="float">
            <text:p>17052002</text:p>
          </table:table-cell>
          <table:table-cell office:value-type="float" office:value="194.7938" calcext:value-type="float">
            <text:p>194.7938</text:p>
          </table:table-cell>
          <table:table-cell office:value-type="float" office:value="5453.824" calcext:value-type="float">
            <text:p>5453.8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4.22894" calcext:value-type="float">
            <text:p>-74.22894</text:p>
          </table:table-cell>
          <table:table-cell office:value-type="float" office:value="193.4397" calcext:value-type="float">
            <text:p>193.4397</text:p>
          </table:table-cell>
          <table:table-cell office:value-type="float" office:value="0" calcext:value-type="float">
            <text:p>0</text:p>
          </table:table-cell>
          <table:table-cell office:value-type="float" office:value="83.43985" calcext:value-type="float">
            <text:p>83.43985</text:p>
          </table:table-cell>
          <table:table-cell office:value-type="float" office:value="43.08613" calcext:value-type="float">
            <text:p>43.08613</text:p>
          </table:table-cell>
          <table:table-cell office:value-type="float" office:value="0.01625103" calcext:value-type="float">
            <text:p>0.01625103</text:p>
          </table:table-cell>
          <table:table-cell office:value-type="float" office:value="0.3735035" calcext:value-type="float">
            <text:p>0.3735035</text:p>
          </table:table-cell>
          <table:table-cell office:value-type="float" office:value="0.1441688" calcext:value-type="float">
            <text:p>0.1441688</text:p>
          </table:table-cell>
          <table:table-cell office:value-type="float" office:value="0.3487531" calcext:value-type="float">
            <text:p>0.3487531</text:p>
          </table:table-cell>
          <table:table-cell office:value-type="float" office:value="360" calcext:value-type="float">
            <text:p>360</text:p>
          </table:table-cell>
          <table:table-cell office:value-type="float" office:value="-75.30574" calcext:value-type="float">
            <text:p>-75.30574</text:p>
          </table:table-cell>
          <table:table-cell office:value-type="float" office:value="0" calcext:value-type="float">
            <text:p>0</text:p>
          </table:table-cell>
          <table:table-cell office:value-type="float" office:value="226.1154" calcext:value-type="float">
            <text:p>226.1154</text:p>
          </table:table-cell>
          <table:table-cell office:value-type="float" office:value="294.4004" calcext:value-type="float">
            <text:p>294.4004</text:p>
          </table:table-cell>
          <table:table-cell office:value-type="float" office:value="935.629" calcext:value-type="float">
            <text:p>935.629</text:p>
          </table:table-cell>
          <table:table-cell office:value-type="float" office:value="861.4402" calcext:value-type="float">
            <text:p>861.4402</text:p>
          </table:table-cell>
          <table:table-cell office:value-type="float" office:value="847.9344" calcext:value-type="float">
            <text:p>847.9344</text:p>
          </table:table-cell>
          <table:table-cell office:value-type="float" office:value="865.8234" calcext:value-type="float">
            <text:p>865.8234</text:p>
          </table:table-cell>
          <table:table-cell office:value-type="float" office:value="322.0082" calcext:value-type="float">
            <text:p>322.0082</text:p>
          </table:table-cell>
          <table:table-cell office:value-type="float" office:value="439.201" calcext:value-type="float">
            <text:p>439.201</text:p>
          </table:table-cell>
          <table:table-cell office:value-type="float" office:value="382.1551" calcext:value-type="float">
            <text:p>382.1551</text:p>
          </table:table-cell>
          <table:table-cell office:value-type="float" office:value="324.7984" calcext:value-type="float">
            <text:p>324.798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052002" calcext:value-type="float">
            <text:p>18052002</text:p>
          </table:table-cell>
          <table:table-cell office:value-type="float" office:value="194.058" calcext:value-type="float">
            <text:p>194.058</text:p>
          </table:table-cell>
          <table:table-cell office:value-type="float" office:value="5453.996" calcext:value-type="float">
            <text:p>5453.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4.81872" calcext:value-type="float">
            <text:p>-74.81872</text:p>
          </table:table-cell>
          <table:table-cell office:value-type="float" office:value="196.8119" calcext:value-type="float">
            <text:p>196.8119</text:p>
          </table:table-cell>
          <table:table-cell office:value-type="float" office:value="0" calcext:value-type="float">
            <text:p>0</text:p>
          </table:table-cell>
          <table:table-cell office:value-type="float" office:value="83.20483" calcext:value-type="float">
            <text:p>83.20483</text:p>
          </table:table-cell>
          <table:table-cell office:value-type="float" office:value="42.66166" calcext:value-type="float">
            <text:p>42.66166</text:p>
          </table:table-cell>
          <table:table-cell office:value-type="float" office:value="0.01649138" calcext:value-type="float">
            <text:p>0.01649138</text:p>
          </table:table-cell>
          <table:table-cell office:value-type="float" office:value="0.3735035" calcext:value-type="float">
            <text:p>0.3735035</text:p>
          </table:table-cell>
          <table:table-cell office:value-type="float" office:value="0.1460714" calcext:value-type="float">
            <text:p>0.1460714</text:p>
          </table:table-cell>
          <table:table-cell office:value-type="float" office:value="0.3536459" calcext:value-type="float">
            <text:p>0.3536459</text:p>
          </table:table-cell>
          <table:table-cell office:value-type="float" office:value="360" calcext:value-type="float">
            <text:p>360</text:p>
          </table:table-cell>
          <table:table-cell office:value-type="float" office:value="-75.90208" calcext:value-type="float">
            <text:p>-75.90208</text:p>
          </table:table-cell>
          <table:table-cell office:value-type="float" office:value="0" calcext:value-type="float">
            <text:p>0</text:p>
          </table:table-cell>
          <table:table-cell office:value-type="float" office:value="226.2229" calcext:value-type="float">
            <text:p>226.2229</text:p>
          </table:table-cell>
          <table:table-cell office:value-type="float" office:value="294.3473" calcext:value-type="float">
            <text:p>294.3473</text:p>
          </table:table-cell>
          <table:table-cell office:value-type="float" office:value="935.5141" calcext:value-type="float">
            <text:p>935.5141</text:p>
          </table:table-cell>
          <table:table-cell office:value-type="float" office:value="861.4061" calcext:value-type="float">
            <text:p>861.4061</text:p>
          </table:table-cell>
          <table:table-cell office:value-type="float" office:value="847.9166" calcext:value-type="float">
            <text:p>847.9166</text:p>
          </table:table-cell>
          <table:table-cell office:value-type="float" office:value="865.8065" calcext:value-type="float">
            <text:p>865.8065</text:p>
          </table:table-cell>
          <table:table-cell office:value-type="float" office:value="322.0034" calcext:value-type="float">
            <text:p>322.0034</text:p>
          </table:table-cell>
          <table:table-cell office:value-type="float" office:value="439.1982" calcext:value-type="float">
            <text:p>439.1982</text:p>
          </table:table-cell>
          <table:table-cell office:value-type="float" office:value="382.1534" calcext:value-type="float">
            <text:p>382.1534</text:p>
          </table:table-cell>
          <table:table-cell office:value-type="float" office:value="324.7974" calcext:value-type="float">
            <text:p>324.797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9052002" calcext:value-type="float">
            <text:p>19052002</text:p>
          </table:table-cell>
          <table:table-cell office:value-type="float" office:value="193.3821" calcext:value-type="float">
            <text:p>193.3821</text:p>
          </table:table-cell>
          <table:table-cell office:value-type="float" office:value="5454.159" calcext:value-type="float">
            <text:p>5454.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5.34048" calcext:value-type="float">
            <text:p>-75.34048</text:p>
          </table:table-cell>
          <table:table-cell office:value-type="float" office:value="199.2822" calcext:value-type="float">
            <text:p>199.2822</text:p>
          </table:table-cell>
          <table:table-cell office:value-type="float" office:value="0" calcext:value-type="float">
            <text:p>0</text:p>
          </table:table-cell>
          <table:table-cell office:value-type="float" office:value="82.97914" calcext:value-type="float">
            <text:p>82.97914</text:p>
          </table:table-cell>
          <table:table-cell office:value-type="float" office:value="42.26196" calcext:value-type="float">
            <text:p>42.26196</text:p>
          </table:table-cell>
          <table:table-cell office:value-type="float" office:value="0.01677418" calcext:value-type="float">
            <text:p>0.01677418</text:p>
          </table:table-cell>
          <table:table-cell office:value-type="float" office:value="0.3735035" calcext:value-type="float">
            <text:p>0.3735035</text:p>
          </table:table-cell>
          <table:table-cell office:value-type="float" office:value="0.1470861" calcext:value-type="float">
            <text:p>0.1470861</text:p>
          </table:table-cell>
          <table:table-cell office:value-type="float" office:value="0.3562371" calcext:value-type="float">
            <text:p>0.3562371</text:p>
          </table:table-cell>
          <table:table-cell office:value-type="float" office:value="360" calcext:value-type="float">
            <text:p>360</text:p>
          </table:table-cell>
          <table:table-cell office:value-type="float" office:value="-76.42717" calcext:value-type="float">
            <text:p>-76.42717</text:p>
          </table:table-cell>
          <table:table-cell office:value-type="float" office:value="0" calcext:value-type="float">
            <text:p>0</text:p>
          </table:table-cell>
          <table:table-cell office:value-type="float" office:value="226.3259" calcext:value-type="float">
            <text:p>226.3259</text:p>
          </table:table-cell>
          <table:table-cell office:value-type="float" office:value="294.2996" calcext:value-type="float">
            <text:p>294.2996</text:p>
          </table:table-cell>
          <table:table-cell office:value-type="float" office:value="935.4132" calcext:value-type="float">
            <text:p>935.4132</text:p>
          </table:table-cell>
          <table:table-cell office:value-type="float" office:value="861.3773" calcext:value-type="float">
            <text:p>861.3773</text:p>
          </table:table-cell>
          <table:table-cell office:value-type="float" office:value="847.9018" calcext:value-type="float">
            <text:p>847.9018</text:p>
          </table:table-cell>
          <table:table-cell office:value-type="float" office:value="865.7914" calcext:value-type="float">
            <text:p>865.7914</text:p>
          </table:table-cell>
          <table:table-cell office:value-type="float" office:value="321.9989" calcext:value-type="float">
            <text:p>321.9989</text:p>
          </table:table-cell>
          <table:table-cell office:value-type="float" office:value="439.1957" calcext:value-type="float">
            <text:p>439.1957</text:p>
          </table:table-cell>
          <table:table-cell office:value-type="float" office:value="382.1517" calcext:value-type="float">
            <text:p>382.1517</text:p>
          </table:table-cell>
          <table:table-cell office:value-type="float" office:value="324.7964" calcext:value-type="float">
            <text:p>324.796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052002" calcext:value-type="float">
            <text:p>20052002</text:p>
          </table:table-cell>
          <table:table-cell office:value-type="float" office:value="192.5563" calcext:value-type="float">
            <text:p>192.5563</text:p>
          </table:table-cell>
          <table:table-cell office:value-type="float" office:value="5454.367" calcext:value-type="float">
            <text:p>5454.3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5.95498" calcext:value-type="float">
            <text:p>-75.95498</text:p>
          </table:table-cell>
          <table:table-cell office:value-type="float" office:value="201.409" calcext:value-type="float">
            <text:p>201.409</text:p>
          </table:table-cell>
          <table:table-cell office:value-type="float" office:value="0" calcext:value-type="float">
            <text:p>0</text:p>
          </table:table-cell>
          <table:table-cell office:value-type="float" office:value="82.76701" calcext:value-type="float">
            <text:p>82.76701</text:p>
          </table:table-cell>
          <table:table-cell office:value-type="float" office:value="41.74186" calcext:value-type="float">
            <text:p>41.74186</text:p>
          </table:table-cell>
          <table:table-cell office:value-type="float" office:value="0.01708436" calcext:value-type="float">
            <text:p>0.01708436</text:p>
          </table:table-cell>
          <table:table-cell office:value-type="float" office:value="0.3735035" calcext:value-type="float">
            <text:p>0.3735035</text:p>
          </table:table-cell>
          <table:table-cell office:value-type="float" office:value="0.1476958" calcext:value-type="float">
            <text:p>0.1476958</text:p>
          </table:table-cell>
          <table:table-cell office:value-type="float" office:value="0.357798" calcext:value-type="float">
            <text:p>0.357798</text:p>
          </table:table-cell>
          <table:table-cell office:value-type="float" office:value="360" calcext:value-type="float">
            <text:p>360</text:p>
          </table:table-cell>
          <table:table-cell office:value-type="float" office:value="-77.04353" calcext:value-type="float">
            <text:p>-77.04353</text:p>
          </table:table-cell>
          <table:table-cell office:value-type="float" office:value="0" calcext:value-type="float">
            <text:p>0</text:p>
          </table:table-cell>
          <table:table-cell office:value-type="float" office:value="226.4559" calcext:value-type="float">
            <text:p>226.4559</text:p>
          </table:table-cell>
          <table:table-cell office:value-type="float" office:value="294.2469" calcext:value-type="float">
            <text:p>294.2469</text:p>
          </table:table-cell>
          <table:table-cell office:value-type="float" office:value="935.3063" calcext:value-type="float">
            <text:p>935.3063</text:p>
          </table:table-cell>
          <table:table-cell office:value-type="float" office:value="861.3469" calcext:value-type="float">
            <text:p>861.3469</text:p>
          </table:table-cell>
          <table:table-cell office:value-type="float" office:value="847.8881" calcext:value-type="float">
            <text:p>847.8881</text:p>
          </table:table-cell>
          <table:table-cell office:value-type="float" office:value="865.7775" calcext:value-type="float">
            <text:p>865.7775</text:p>
          </table:table-cell>
          <table:table-cell office:value-type="float" office:value="321.9945" calcext:value-type="float">
            <text:p>321.9945</text:p>
          </table:table-cell>
          <table:table-cell office:value-type="float" office:value="439.1932" calcext:value-type="float">
            <text:p>439.1932</text:p>
          </table:table-cell>
          <table:table-cell office:value-type="float" office:value="382.1501" calcext:value-type="float">
            <text:p>382.1501</text:p>
          </table:table-cell>
          <table:table-cell office:value-type="float" office:value="324.7953" calcext:value-type="float">
            <text:p>324.795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1052002" calcext:value-type="float">
            <text:p>21052002</text:p>
          </table:table-cell>
          <table:table-cell office:value-type="float" office:value="191.5387" calcext:value-type="float">
            <text:p>191.5387</text:p>
          </table:table-cell>
          <table:table-cell office:value-type="float" office:value="5454.62" calcext:value-type="float">
            <text:p>5454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6.71042" calcext:value-type="float">
            <text:p>-76.71042</text:p>
          </table:table-cell>
          <table:table-cell office:value-type="float" office:value="203.948" calcext:value-type="float">
            <text:p>203.948</text:p>
          </table:table-cell>
          <table:table-cell office:value-type="float" office:value="0" calcext:value-type="float">
            <text:p>0</text:p>
          </table:table-cell>
          <table:table-cell office:value-type="float" office:value="82.47511" calcext:value-type="float">
            <text:p>82.47511</text:p>
          </table:table-cell>
          <table:table-cell office:value-type="float" office:value="36.98056" calcext:value-type="float">
            <text:p>36.98056</text:p>
          </table:table-cell>
          <table:table-cell office:value-type="float" office:value="0.0174235" calcext:value-type="float">
            <text:p>0.0174235</text:p>
          </table:table-cell>
          <table:table-cell office:value-type="float" office:value="0.3735035" calcext:value-type="float">
            <text:p>0.3735035</text:p>
          </table:table-cell>
          <table:table-cell office:value-type="float" office:value="0.1481731" calcext:value-type="float">
            <text:p>0.1481731</text:p>
          </table:table-cell>
          <table:table-cell office:value-type="float" office:value="0.3589062" calcext:value-type="float">
            <text:p>0.3589062</text:p>
          </table:table-cell>
          <table:table-cell office:value-type="float" office:value="360" calcext:value-type="float">
            <text:p>360</text:p>
          </table:table-cell>
          <table:table-cell office:value-type="float" office:value="-77.80021" calcext:value-type="float">
            <text:p>-77.80021</text:p>
          </table:table-cell>
          <table:table-cell office:value-type="float" office:value="0" calcext:value-type="float">
            <text:p>0</text:p>
          </table:table-cell>
          <table:table-cell office:value-type="float" office:value="224.5441" calcext:value-type="float">
            <text:p>224.5441</text:p>
          </table:table-cell>
          <table:table-cell office:value-type="float" office:value="295.6505" calcext:value-type="float">
            <text:p>295.6505</text:p>
          </table:table-cell>
          <table:table-cell office:value-type="float" office:value="939.8935" calcext:value-type="float">
            <text:p>939.8935</text:p>
          </table:table-cell>
          <table:table-cell office:value-type="float" office:value="861.3072" calcext:value-type="float">
            <text:p>861.3072</text:p>
          </table:table-cell>
          <table:table-cell office:value-type="float" office:value="847.8704" calcext:value-type="float">
            <text:p>847.8704</text:p>
          </table:table-cell>
          <table:table-cell office:value-type="float" office:value="865.7615" calcext:value-type="float">
            <text:p>865.7615</text:p>
          </table:table-cell>
          <table:table-cell office:value-type="float" office:value="321.9899" calcext:value-type="float">
            <text:p>321.9899</text:p>
          </table:table-cell>
          <table:table-cell office:value-type="float" office:value="439.1907" calcext:value-type="float">
            <text:p>439.1907</text:p>
          </table:table-cell>
          <table:table-cell office:value-type="float" office:value="382.1488" calcext:value-type="float">
            <text:p>382.1488</text:p>
          </table:table-cell>
          <table:table-cell office:value-type="float" office:value="324.7943" calcext:value-type="float">
            <text:p>324.794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052002" calcext:value-type="float">
            <text:p>22052002</text:p>
          </table:table-cell>
          <table:table-cell office:value-type="float" office:value="190.3924" calcext:value-type="float">
            <text:p>190.3924</text:p>
          </table:table-cell>
          <table:table-cell office:value-type="float" office:value="5454.935" calcext:value-type="float">
            <text:p>5454.9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7.51575" calcext:value-type="float">
            <text:p>-77.51575</text:p>
          </table:table-cell>
          <table:table-cell office:value-type="float" office:value="207.0053" calcext:value-type="float">
            <text:p>207.0053</text:p>
          </table:table-cell>
          <table:table-cell office:value-type="float" office:value="0" calcext:value-type="float">
            <text:p>0</text:p>
          </table:table-cell>
          <table:table-cell office:value-type="float" office:value="80.9935" calcext:value-type="float">
            <text:p>80.9935</text:p>
          </table:table-cell>
          <table:table-cell office:value-type="float" office:value="36.43045" calcext:value-type="float">
            <text:p>36.43045</text:p>
          </table:table-cell>
          <table:table-cell office:value-type="float" office:value="0.017774" calcext:value-type="float">
            <text:p>0.017774</text:p>
          </table:table-cell>
          <table:table-cell office:value-type="float" office:value="0.3735035" calcext:value-type="float">
            <text:p>0.3735035</text:p>
          </table:table-cell>
          <table:table-cell office:value-type="float" office:value="0.1485928" calcext:value-type="float">
            <text:p>0.1485928</text:p>
          </table:table-cell>
          <table:table-cell office:value-type="float" office:value="0.3597862" calcext:value-type="float">
            <text:p>0.3597862</text:p>
          </table:table-cell>
          <table:table-cell office:value-type="float" office:value="360" calcext:value-type="float">
            <text:p>360</text:p>
          </table:table-cell>
          <table:table-cell office:value-type="float" office:value="-78.60648" calcext:value-type="float">
            <text:p>-78.60648</text:p>
          </table:table-cell>
          <table:table-cell office:value-type="float" office:value="0" calcext:value-type="float">
            <text:p>0</text:p>
          </table:table-cell>
          <table:table-cell office:value-type="float" office:value="224.7102" calcext:value-type="float">
            <text:p>224.7102</text:p>
          </table:table-cell>
          <table:table-cell office:value-type="float" office:value="295.5362" calcext:value-type="float">
            <text:p>295.5362</text:p>
          </table:table-cell>
          <table:table-cell office:value-type="float" office:value="939.6753" calcext:value-type="float">
            <text:p>939.6753</text:p>
          </table:table-cell>
          <table:table-cell office:value-type="float" office:value="861.2454" calcext:value-type="float">
            <text:p>861.2454</text:p>
          </table:table-cell>
          <table:table-cell office:value-type="float" office:value="847.8473" calcext:value-type="float">
            <text:p>847.8473</text:p>
          </table:table-cell>
          <table:table-cell office:value-type="float" office:value="865.7427" calcext:value-type="float">
            <text:p>865.7427</text:p>
          </table:table-cell>
          <table:table-cell office:value-type="float" office:value="321.9848" calcext:value-type="float">
            <text:p>321.9848</text:p>
          </table:table-cell>
          <table:table-cell office:value-type="float" office:value="439.1879" calcext:value-type="float">
            <text:p>439.1879</text:p>
          </table:table-cell>
          <table:table-cell office:value-type="float" office:value="382.1472" calcext:value-type="float">
            <text:p>382.1472</text:p>
          </table:table-cell>
          <table:table-cell office:value-type="float" office:value="324.7932" calcext:value-type="float">
            <text:p>324.793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052002" calcext:value-type="float">
            <text:p>23052002</text:p>
          </table:table-cell>
          <table:table-cell office:value-type="float" office:value="189.0439" calcext:value-type="float">
            <text:p>189.0439</text:p>
          </table:table-cell>
          <table:table-cell office:value-type="float" office:value="5455.257" calcext:value-type="float">
            <text:p>5455.2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8.49583" calcext:value-type="float">
            <text:p>-78.49583</text:p>
          </table:table-cell>
          <table:table-cell office:value-type="float" office:value="208.257" calcext:value-type="float">
            <text:p>208.257</text:p>
          </table:table-cell>
          <table:table-cell office:value-type="float" office:value="0" calcext:value-type="float">
            <text:p>0</text:p>
          </table:table-cell>
          <table:table-cell office:value-type="float" office:value="78.86809" calcext:value-type="float">
            <text:p>78.86809</text:p>
          </table:table-cell>
          <table:table-cell office:value-type="float" office:value="35.91667" calcext:value-type="float">
            <text:p>35.91667</text:p>
          </table:table-cell>
          <table:table-cell office:value-type="float" office:value="0.01808713" calcext:value-type="float">
            <text:p>0.01808713</text:p>
          </table:table-cell>
          <table:table-cell office:value-type="float" office:value="0.3735035" calcext:value-type="float">
            <text:p>0.3735035</text:p>
          </table:table-cell>
          <table:table-cell office:value-type="float" office:value="0.1489851" calcext:value-type="float">
            <text:p>0.1489851</text:p>
          </table:table-cell>
          <table:table-cell office:value-type="float" office:value="0.3605596" calcext:value-type="float">
            <text:p>0.3605596</text:p>
          </table:table-cell>
          <table:table-cell office:value-type="float" office:value="360" calcext:value-type="float">
            <text:p>360</text:p>
          </table:table-cell>
          <table:table-cell office:value-type="float" office:value="-79.58742" calcext:value-type="float">
            <text:p>-79.58742</text:p>
          </table:table-cell>
          <table:table-cell office:value-type="float" office:value="0" calcext:value-type="float">
            <text:p>0</text:p>
          </table:table-cell>
          <table:table-cell office:value-type="float" office:value="224.8647" calcext:value-type="float">
            <text:p>224.8647</text:p>
          </table:table-cell>
          <table:table-cell office:value-type="float" office:value="295.3641" calcext:value-type="float">
            <text:p>295.3641</text:p>
          </table:table-cell>
          <table:table-cell office:value-type="float" office:value="939.3519" calcext:value-type="float">
            <text:p>939.3519</text:p>
          </table:table-cell>
          <table:table-cell office:value-type="float" office:value="861.1478" calcext:value-type="float">
            <text:p>861.1478</text:p>
          </table:table-cell>
          <table:table-cell office:value-type="float" office:value="847.8141" calcext:value-type="float">
            <text:p>847.8141</text:p>
          </table:table-cell>
          <table:table-cell office:value-type="float" office:value="865.7156" calcext:value-type="float">
            <text:p>865.7156</text:p>
          </table:table-cell>
          <table:table-cell office:value-type="float" office:value="321.9778" calcext:value-type="float">
            <text:p>321.9778</text:p>
          </table:table-cell>
          <table:table-cell office:value-type="float" office:value="439.1835" calcext:value-type="float">
            <text:p>439.1835</text:p>
          </table:table-cell>
          <table:table-cell office:value-type="float" office:value="382.1454" calcext:value-type="float">
            <text:p>382.1454</text:p>
          </table:table-cell>
          <table:table-cell office:value-type="float" office:value="324.7922" calcext:value-type="float">
            <text:p>324.792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4052002" calcext:value-type="float">
            <text:p>24052002</text:p>
          </table:table-cell>
          <table:table-cell office:value-type="float" office:value="188.0706" calcext:value-type="float">
            <text:p>188.0706</text:p>
          </table:table-cell>
          <table:table-cell office:value-type="float" office:value="5455.358" calcext:value-type="float">
            <text:p>5455.3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9.3222" calcext:value-type="float">
            <text:p>-79.3222</text:p>
          </table:table-cell>
          <table:table-cell office:value-type="float" office:value="207.3924" calcext:value-type="float">
            <text:p>207.3924</text:p>
          </table:table-cell>
          <table:table-cell office:value-type="float" office:value="0" calcext:value-type="float">
            <text:p>0</text:p>
          </table:table-cell>
          <table:table-cell office:value-type="float" office:value="77.76435" calcext:value-type="float">
            <text:p>77.76435</text:p>
          </table:table-cell>
          <table:table-cell office:value-type="float" office:value="35.69652" calcext:value-type="float">
            <text:p>35.69652</text:p>
          </table:table-cell>
          <table:table-cell office:value-type="float" office:value="0.01839481" calcext:value-type="float">
            <text:p>0.01839481</text:p>
          </table:table-cell>
          <table:table-cell office:value-type="float" office:value="0.3735035" calcext:value-type="float">
            <text:p>0.3735035</text:p>
          </table:table-cell>
          <table:table-cell office:value-type="float" office:value="0.1493672" calcext:value-type="float">
            <text:p>0.1493672</text:p>
          </table:table-cell>
          <table:table-cell office:value-type="float" office:value="0.3612892" calcext:value-type="float">
            <text:p>0.3612892</text:p>
          </table:table-cell>
          <table:table-cell office:value-type="float" office:value="360" calcext:value-type="float">
            <text:p>360</text:p>
          </table:table-cell>
          <table:table-cell office:value-type="float" office:value="-80.4146" calcext:value-type="float">
            <text:p>-80.4146</text:p>
          </table:table-cell>
          <table:table-cell office:value-type="float" office:value="0" calcext:value-type="float">
            <text:p>0</text:p>
          </table:table-cell>
          <table:table-cell office:value-type="float" office:value="224.9334" calcext:value-type="float">
            <text:p>224.9334</text:p>
          </table:table-cell>
          <table:table-cell office:value-type="float" office:value="295.1961" calcext:value-type="float">
            <text:p>295.1961</text:p>
          </table:table-cell>
          <table:table-cell office:value-type="float" office:value="939.0094" calcext:value-type="float">
            <text:p>939.0094</text:p>
          </table:table-cell>
          <table:table-cell office:value-type="float" office:value="861.0363" calcext:value-type="float">
            <text:p>861.0363</text:p>
          </table:table-cell>
          <table:table-cell office:value-type="float" office:value="847.7726" calcext:value-type="float">
            <text:p>847.7726</text:p>
          </table:table-cell>
          <table:table-cell office:value-type="float" office:value="865.6797" calcext:value-type="float">
            <text:p>865.6797</text:p>
          </table:table-cell>
          <table:table-cell office:value-type="float" office:value="321.9682" calcext:value-type="float">
            <text:p>321.9682</text:p>
          </table:table-cell>
          <table:table-cell office:value-type="float" office:value="439.1754" calcext:value-type="float">
            <text:p>439.1754</text:p>
          </table:table-cell>
          <table:table-cell office:value-type="float" office:value="382.1435" calcext:value-type="float">
            <text:p>382.1435</text:p>
          </table:table-cell>
          <table:table-cell office:value-type="float" office:value="324.7911" calcext:value-type="float">
            <text:p>324.791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052002" calcext:value-type="float">
            <text:p>25052002</text:p>
          </table:table-cell>
          <table:table-cell office:value-type="float" office:value="187.2797" calcext:value-type="float">
            <text:p>187.2797</text:p>
          </table:table-cell>
          <table:table-cell office:value-type="float" office:value="5455.414" calcext:value-type="float">
            <text:p>5455.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0.02771" calcext:value-type="float">
            <text:p>-80.02771</text:p>
          </table:table-cell>
          <table:table-cell office:value-type="float" office:value="209.123" calcext:value-type="float">
            <text:p>209.123</text:p>
          </table:table-cell>
          <table:table-cell office:value-type="float" office:value="0" calcext:value-type="float">
            <text:p>0</text:p>
          </table:table-cell>
          <table:table-cell office:value-type="float" office:value="76.92871" calcext:value-type="float">
            <text:p>76.92871</text:p>
          </table:table-cell>
          <table:table-cell office:value-type="float" office:value="35.54808" calcext:value-type="float">
            <text:p>35.54808</text:p>
          </table:table-cell>
          <table:table-cell office:value-type="float" office:value="0.01869113" calcext:value-type="float">
            <text:p>0.01869113</text:p>
          </table:table-cell>
          <table:table-cell office:value-type="float" office:value="0.3735035" calcext:value-type="float">
            <text:p>0.3735035</text:p>
          </table:table-cell>
          <table:table-cell office:value-type="float" office:value="0.1497421" calcext:value-type="float">
            <text:p>0.1497421</text:p>
          </table:table-cell>
          <table:table-cell office:value-type="float" office:value="0.3619711" calcext:value-type="float">
            <text:p>0.3619711</text:p>
          </table:table-cell>
          <table:table-cell office:value-type="float" office:value="360" calcext:value-type="float">
            <text:p>360</text:p>
          </table:table-cell>
          <table:table-cell office:value-type="float" office:value="-81.12086" calcext:value-type="float">
            <text:p>-81.12086</text:p>
          </table:table-cell>
          <table:table-cell office:value-type="float" office:value="0" calcext:value-type="float">
            <text:p>0</text:p>
          </table:table-cell>
          <table:table-cell office:value-type="float" office:value="224.9766" calcext:value-type="float">
            <text:p>224.9766</text:p>
          </table:table-cell>
          <table:table-cell office:value-type="float" office:value="295.0525" calcext:value-type="float">
            <text:p>295.0525</text:p>
          </table:table-cell>
          <table:table-cell office:value-type="float" office:value="938.7151" calcext:value-type="float">
            <text:p>938.7151</text:p>
          </table:table-cell>
          <table:table-cell office:value-type="float" office:value="860.9364" calcext:value-type="float">
            <text:p>860.9364</text:p>
          </table:table-cell>
          <table:table-cell office:value-type="float" office:value="847.7347" calcext:value-type="float">
            <text:p>847.7347</text:p>
          </table:table-cell>
          <table:table-cell office:value-type="float" office:value="865.6461" calcext:value-type="float">
            <text:p>865.6461</text:p>
          </table:table-cell>
          <table:table-cell office:value-type="float" office:value="321.9586" calcext:value-type="float">
            <text:p>321.9586</text:p>
          </table:table-cell>
          <table:table-cell office:value-type="float" office:value="439.1668" calcext:value-type="float">
            <text:p>439.1668</text:p>
          </table:table-cell>
          <table:table-cell office:value-type="float" office:value="382.1414" calcext:value-type="float">
            <text:p>382.1414</text:p>
          </table:table-cell>
          <table:table-cell office:value-type="float" office:value="324.79" calcext:value-type="float">
            <text:p>324.7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6052002" calcext:value-type="float">
            <text:p>26052002</text:p>
          </table:table-cell>
          <table:table-cell office:value-type="float" office:value="186.2786" calcext:value-type="float">
            <text:p>186.2786</text:p>
          </table:table-cell>
          <table:table-cell office:value-type="float" office:value="5455.514" calcext:value-type="float">
            <text:p>5455.5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0.88435" calcext:value-type="float">
            <text:p>-80.88435</text:p>
          </table:table-cell>
          <table:table-cell office:value-type="float" office:value="209.6293" calcext:value-type="float">
            <text:p>209.6293</text:p>
          </table:table-cell>
          <table:table-cell office:value-type="float" office:value="0" calcext:value-type="float">
            <text:p>0</text:p>
          </table:table-cell>
          <table:table-cell office:value-type="float" office:value="76.10334" calcext:value-type="float">
            <text:p>76.10334</text:p>
          </table:table-cell>
          <table:table-cell office:value-type="float" office:value="35.25523" calcext:value-type="float">
            <text:p>35.25523</text:p>
          </table:table-cell>
          <table:table-cell office:value-type="float" office:value="0.01897387" calcext:value-type="float">
            <text:p>0.01897387</text:p>
          </table:table-cell>
          <table:table-cell office:value-type="float" office:value="0.3735035" calcext:value-type="float">
            <text:p>0.3735035</text:p>
          </table:table-cell>
          <table:table-cell office:value-type="float" office:value="0.1501129" calcext:value-type="float">
            <text:p>0.1501129</text:p>
          </table:table-cell>
          <table:table-cell office:value-type="float" office:value="0.3625742" calcext:value-type="float">
            <text:p>0.3625742</text:p>
          </table:table-cell>
          <table:table-cell office:value-type="float" office:value="360" calcext:value-type="float">
            <text:p>360</text:p>
          </table:table-cell>
          <table:table-cell office:value-type="float" office:value="-81.9782" calcext:value-type="float">
            <text:p>-81.9782</text:p>
          </table:table-cell>
          <table:table-cell office:value-type="float" office:value="0" calcext:value-type="float">
            <text:p>0</text:p>
          </table:table-cell>
          <table:table-cell office:value-type="float" office:value="225.0698" calcext:value-type="float">
            <text:p>225.0698</text:p>
          </table:table-cell>
          <table:table-cell office:value-type="float" office:value="294.8911" calcext:value-type="float">
            <text:p>294.8911</text:p>
          </table:table-cell>
          <table:table-cell office:value-type="float" office:value="938.3863" calcext:value-type="float">
            <text:p>938.3863</text:p>
          </table:table-cell>
          <table:table-cell office:value-type="float" office:value="860.8257" calcext:value-type="float">
            <text:p>860.8257</text:p>
          </table:table-cell>
          <table:table-cell office:value-type="float" office:value="847.6935" calcext:value-type="float">
            <text:p>847.6935</text:p>
          </table:table-cell>
          <table:table-cell office:value-type="float" office:value="865.6099" calcext:value-type="float">
            <text:p>865.6099</text:p>
          </table:table-cell>
          <table:table-cell office:value-type="float" office:value="321.9487" calcext:value-type="float">
            <text:p>321.9487</text:p>
          </table:table-cell>
          <table:table-cell office:value-type="float" office:value="439.1582" calcext:value-type="float">
            <text:p>439.1582</text:p>
          </table:table-cell>
          <table:table-cell office:value-type="float" office:value="382.1391" calcext:value-type="float">
            <text:p>382.1391</text:p>
          </table:table-cell>
          <table:table-cell office:value-type="float" office:value="324.7888" calcext:value-type="float">
            <text:p>324.788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7052002" calcext:value-type="float">
            <text:p>27052002</text:p>
          </table:table-cell>
          <table:table-cell office:value-type="float" office:value="185.4846" calcext:value-type="float">
            <text:p>185.4846</text:p>
          </table:table-cell>
          <table:table-cell office:value-type="float" office:value="5455.528" calcext:value-type="float">
            <text:p>5455.5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1.6263" calcext:value-type="float">
            <text:p>-81.6263</text:p>
          </table:table-cell>
          <table:table-cell office:value-type="float" office:value="211.3151" calcext:value-type="float">
            <text:p>211.3151</text:p>
          </table:table-cell>
          <table:table-cell office:value-type="float" office:value="0" calcext:value-type="float">
            <text:p>0</text:p>
          </table:table-cell>
          <table:table-cell office:value-type="float" office:value="75.44102" calcext:value-type="float">
            <text:p>75.44102</text:p>
          </table:table-cell>
          <table:table-cell office:value-type="float" office:value="35.12649" calcext:value-type="float">
            <text:p>35.12649</text:p>
          </table:table-cell>
          <table:table-cell office:value-type="float" office:value="0.01927078" calcext:value-type="float">
            <text:p>0.01927078</text:p>
          </table:table-cell>
          <table:table-cell office:value-type="float" office:value="0.3735035" calcext:value-type="float">
            <text:p>0.3735035</text:p>
          </table:table-cell>
          <table:table-cell office:value-type="float" office:value="0.1504799" calcext:value-type="float">
            <text:p>0.1504799</text:p>
          </table:table-cell>
          <table:table-cell office:value-type="float" office:value="0.3631195" calcext:value-type="float">
            <text:p>0.3631195</text:p>
          </table:table-cell>
          <table:table-cell office:value-type="float" office:value="360" calcext:value-type="float">
            <text:p>360</text:p>
          </table:table-cell>
          <table:table-cell office:value-type="float" office:value="-82.72077" calcext:value-type="float">
            <text:p>-82.72077</text:p>
          </table:table-cell>
          <table:table-cell office:value-type="float" office:value="0" calcext:value-type="float">
            <text:p>0</text:p>
          </table:table-cell>
          <table:table-cell office:value-type="float" office:value="225.1154" calcext:value-type="float">
            <text:p>225.1154</text:p>
          </table:table-cell>
          <table:table-cell office:value-type="float" office:value="294.7347" calcext:value-type="float">
            <text:p>294.7347</text:p>
          </table:table-cell>
          <table:table-cell office:value-type="float" office:value="938.0596" calcext:value-type="float">
            <text:p>938.0596</text:p>
          </table:table-cell>
          <table:table-cell office:value-type="float" office:value="860.7142" calcext:value-type="float">
            <text:p>860.7142</text:p>
          </table:table-cell>
          <table:table-cell office:value-type="float" office:value="847.6509" calcext:value-type="float">
            <text:p>847.6509</text:p>
          </table:table-cell>
          <table:table-cell office:value-type="float" office:value="865.5721" calcext:value-type="float">
            <text:p>865.5721</text:p>
          </table:table-cell>
          <table:table-cell office:value-type="float" office:value="321.9382" calcext:value-type="float">
            <text:p>321.9382</text:p>
          </table:table-cell>
          <table:table-cell office:value-type="float" office:value="439.1499" calcext:value-type="float">
            <text:p>439.1499</text:p>
          </table:table-cell>
          <table:table-cell office:value-type="float" office:value="382.1367" calcext:value-type="float">
            <text:p>382.1367</text:p>
          </table:table-cell>
          <table:table-cell office:value-type="float" office:value="324.7876" calcext:value-type="float">
            <text:p>324.787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8052002" calcext:value-type="float">
            <text:p>28052002</text:p>
          </table:table-cell>
          <table:table-cell office:value-type="float" office:value="184.3701" calcext:value-type="float">
            <text:p>184.3701</text:p>
          </table:table-cell>
          <table:table-cell office:value-type="float" office:value="5455.587" calcext:value-type="float">
            <text:p>5455.5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2.61978" calcext:value-type="float">
            <text:p>-82.61978</text:p>
          </table:table-cell>
          <table:table-cell office:value-type="float" office:value="218.2785" calcext:value-type="float">
            <text:p>218.2785</text:p>
          </table:table-cell>
          <table:table-cell office:value-type="float" office:value="0" calcext:value-type="float">
            <text:p>0</text:p>
          </table:table-cell>
          <table:table-cell office:value-type="float" office:value="74.47236" calcext:value-type="float">
            <text:p>74.47236</text:p>
          </table:table-cell>
          <table:table-cell office:value-type="float" office:value="34.89762" calcext:value-type="float">
            <text:p>34.89762</text:p>
          </table:table-cell>
          <table:table-cell office:value-type="float" office:value="0.01952561" calcext:value-type="float">
            <text:p>0.01952561</text:p>
          </table:table-cell>
          <table:table-cell office:value-type="float" office:value="0.3735035" calcext:value-type="float">
            <text:p>0.3735035</text:p>
          </table:table-cell>
          <table:table-cell office:value-type="float" office:value="0.1508412" calcext:value-type="float">
            <text:p>0.1508412</text:p>
          </table:table-cell>
          <table:table-cell office:value-type="float" office:value="0.3636293" calcext:value-type="float">
            <text:p>0.3636293</text:p>
          </table:table-cell>
          <table:table-cell office:value-type="float" office:value="360" calcext:value-type="float">
            <text:p>360</text:p>
          </table:table-cell>
          <table:table-cell office:value-type="float" office:value="-83.71487" calcext:value-type="float">
            <text:p>-83.71487</text:p>
          </table:table-cell>
          <table:table-cell office:value-type="float" office:value="0" calcext:value-type="float">
            <text:p>0</text:p>
          </table:table-cell>
          <table:table-cell office:value-type="float" office:value="225.1919" calcext:value-type="float">
            <text:p>225.1919</text:p>
          </table:table-cell>
          <table:table-cell office:value-type="float" office:value="294.5193" calcext:value-type="float">
            <text:p>294.5193</text:p>
          </table:table-cell>
          <table:table-cell office:value-type="float" office:value="937.6305" calcext:value-type="float">
            <text:p>937.6305</text:p>
          </table:table-cell>
          <table:table-cell office:value-type="float" office:value="860.5752" calcext:value-type="float">
            <text:p>860.5752</text:p>
          </table:table-cell>
          <table:table-cell office:value-type="float" office:value="847.5991" calcext:value-type="float">
            <text:p>847.5991</text:p>
          </table:table-cell>
          <table:table-cell office:value-type="float" office:value="865.5289" calcext:value-type="float">
            <text:p>865.5289</text:p>
          </table:table-cell>
          <table:table-cell office:value-type="float" office:value="321.9267" calcext:value-type="float">
            <text:p>321.9267</text:p>
          </table:table-cell>
          <table:table-cell office:value-type="float" office:value="439.1406" calcext:value-type="float">
            <text:p>439.1406</text:p>
          </table:table-cell>
          <table:table-cell office:value-type="float" office:value="382.1342" calcext:value-type="float">
            <text:p>382.1342</text:p>
          </table:table-cell>
          <table:table-cell office:value-type="float" office:value="324.7863" calcext:value-type="float">
            <text:p>324.786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9052002" calcext:value-type="float">
            <text:p>29052002</text:p>
          </table:table-cell>
          <table:table-cell office:value-type="float" office:value="183.2107" calcext:value-type="float">
            <text:p>183.2107</text:p>
          </table:table-cell>
          <table:table-cell office:value-type="float" office:value="5455.58" calcext:value-type="float">
            <text:p>5455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3.72169" calcext:value-type="float">
            <text:p>-83.72169</text:p>
          </table:table-cell>
          <table:table-cell office:value-type="float" office:value="218.9476" calcext:value-type="float">
            <text:p>218.9476</text:p>
          </table:table-cell>
          <table:table-cell office:value-type="float" office:value="0" calcext:value-type="float">
            <text:p>0</text:p>
          </table:table-cell>
          <table:table-cell office:value-type="float" office:value="73.60406" calcext:value-type="float">
            <text:p>73.60406</text:p>
          </table:table-cell>
          <table:table-cell office:value-type="float" office:value="34.71665" calcext:value-type="float">
            <text:p>34.71665</text:p>
          </table:table-cell>
          <table:table-cell office:value-type="float" office:value="0.01977959" calcext:value-type="float">
            <text:p>0.01977959</text:p>
          </table:table-cell>
          <table:table-cell office:value-type="float" office:value="0.3735035" calcext:value-type="float">
            <text:p>0.3735035</text:p>
          </table:table-cell>
          <table:table-cell office:value-type="float" office:value="0.1511997" calcext:value-type="float">
            <text:p>0.1511997</text:p>
          </table:table-cell>
          <table:table-cell office:value-type="float" office:value="0.3641073" calcext:value-type="float">
            <text:p>0.3641073</text:p>
          </table:table-cell>
          <table:table-cell office:value-type="float" office:value="360" calcext:value-type="float">
            <text:p>360</text:p>
          </table:table-cell>
          <table:table-cell office:value-type="float" office:value="-84.81734" calcext:value-type="float">
            <text:p>-84.81734</text:p>
          </table:table-cell>
          <table:table-cell office:value-type="float" office:value="0" calcext:value-type="float">
            <text:p>0</text:p>
          </table:table-cell>
          <table:table-cell office:value-type="float" office:value="225.2562" calcext:value-type="float">
            <text:p>225.2562</text:p>
          </table:table-cell>
          <table:table-cell office:value-type="float" office:value="294.2763" calcext:value-type="float">
            <text:p>294.2763</text:p>
          </table:table-cell>
          <table:table-cell office:value-type="float" office:value="937.1299" calcext:value-type="float">
            <text:p>937.1299</text:p>
          </table:table-cell>
          <table:table-cell office:value-type="float" office:value="860.4127" calcext:value-type="float">
            <text:p>860.4127</text:p>
          </table:table-cell>
          <table:table-cell office:value-type="float" office:value="847.5341" calcext:value-type="float">
            <text:p>847.5341</text:p>
          </table:table-cell>
          <table:table-cell office:value-type="float" office:value="865.478" calcext:value-type="float">
            <text:p>865.478</text:p>
          </table:table-cell>
          <table:table-cell office:value-type="float" office:value="321.9132" calcext:value-type="float">
            <text:p>321.9132</text:p>
          </table:table-cell>
          <table:table-cell office:value-type="float" office:value="439.1304" calcext:value-type="float">
            <text:p>439.1304</text:p>
          </table:table-cell>
          <table:table-cell office:value-type="float" office:value="382.1316" calcext:value-type="float">
            <text:p>382.1316</text:p>
          </table:table-cell>
          <table:table-cell office:value-type="float" office:value="324.7849" calcext:value-type="float">
            <text:p>324.78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052002" calcext:value-type="float">
            <text:p>30052002</text:p>
          </table:table-cell>
          <table:table-cell office:value-type="float" office:value="181.5426" calcext:value-type="float">
            <text:p>181.5426</text:p>
          </table:table-cell>
          <table:table-cell office:value-type="float" office:value="5455.647" calcext:value-type="float">
            <text:p>5455.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5.28638" calcext:value-type="float">
            <text:p>-85.28638</text:p>
          </table:table-cell>
          <table:table-cell office:value-type="float" office:value="224.3116" calcext:value-type="float">
            <text:p>224.3116</text:p>
          </table:table-cell>
          <table:table-cell office:value-type="float" office:value="0" calcext:value-type="float">
            <text:p>0</text:p>
          </table:table-cell>
          <table:table-cell office:value-type="float" office:value="73.83594" calcext:value-type="float">
            <text:p>73.83594</text:p>
          </table:table-cell>
          <table:table-cell office:value-type="float" office:value="33.96819" calcext:value-type="float">
            <text:p>33.96819</text:p>
          </table:table-cell>
          <table:table-cell office:value-type="float" office:value="0.02012693" calcext:value-type="float">
            <text:p>0.02012693</text:p>
          </table:table-cell>
          <table:table-cell office:value-type="float" office:value="0.3735035" calcext:value-type="float">
            <text:p>0.3735035</text:p>
          </table:table-cell>
          <table:table-cell office:value-type="float" office:value="0.1515573" calcext:value-type="float">
            <text:p>0.1515573</text:p>
          </table:table-cell>
          <table:table-cell office:value-type="float" office:value="0.3645496" calcext:value-type="float">
            <text:p>0.3645496</text:p>
          </table:table-cell>
          <table:table-cell office:value-type="float" office:value="360" calcext:value-type="float">
            <text:p>360</text:p>
          </table:table-cell>
          <table:table-cell office:value-type="float" office:value="-86.38249" calcext:value-type="float">
            <text:p>-86.38249</text:p>
          </table:table-cell>
          <table:table-cell office:value-type="float" office:value="0" calcext:value-type="float">
            <text:p>0</text:p>
          </table:table-cell>
          <table:table-cell office:value-type="float" office:value="225.3405" calcext:value-type="float">
            <text:p>225.3405</text:p>
          </table:table-cell>
          <table:table-cell office:value-type="float" office:value="294.079" calcext:value-type="float">
            <text:p>294.079</text:p>
          </table:table-cell>
          <table:table-cell office:value-type="float" office:value="936.6953" calcext:value-type="float">
            <text:p>936.6953</text:p>
          </table:table-cell>
          <table:table-cell office:value-type="float" office:value="860.2576" calcext:value-type="float">
            <text:p>860.2576</text:p>
          </table:table-cell>
          <table:table-cell office:value-type="float" office:value="847.4694" calcext:value-type="float">
            <text:p>847.4694</text:p>
          </table:table-cell>
          <table:table-cell office:value-type="float" office:value="865.4236" calcext:value-type="float">
            <text:p>865.4236</text:p>
          </table:table-cell>
          <table:table-cell office:value-type="float" office:value="321.8987" calcext:value-type="float">
            <text:p>321.8987</text:p>
          </table:table-cell>
          <table:table-cell office:value-type="float" office:value="439.1196" calcext:value-type="float">
            <text:p>439.1196</text:p>
          </table:table-cell>
          <table:table-cell office:value-type="float" office:value="382.1279" calcext:value-type="float">
            <text:p>382.1279</text:p>
          </table:table-cell>
          <table:table-cell office:value-type="float" office:value="324.7833" calcext:value-type="float">
            <text:p>324.783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1052002" calcext:value-type="float">
            <text:p>31052002</text:p>
          </table:table-cell>
          <table:table-cell office:value-type="float" office:value="179.5141" calcext:value-type="float">
            <text:p>179.5141</text:p>
          </table:table-cell>
          <table:table-cell office:value-type="float" office:value="5455.979" calcext:value-type="float">
            <text:p>5455.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6.35829" calcext:value-type="float">
            <text:p>-86.35829</text:p>
          </table:table-cell>
          <table:table-cell office:value-type="float" office:value="223.4758" calcext:value-type="float">
            <text:p>223.4758</text:p>
          </table:table-cell>
          <table:table-cell office:value-type="float" office:value="0" calcext:value-type="float">
            <text:p>0</text:p>
          </table:table-cell>
          <table:table-cell office:value-type="float" office:value="74.09975" calcext:value-type="float">
            <text:p>74.09975</text:p>
          </table:table-cell>
          <table:table-cell office:value-type="float" office:value="32.43993" calcext:value-type="float">
            <text:p>32.43993</text:p>
          </table:table-cell>
          <table:table-cell office:value-type="float" office:value="0.01982396" calcext:value-type="float">
            <text:p>0.01982396</text:p>
          </table:table-cell>
          <table:table-cell office:value-type="float" office:value="0.3735035" calcext:value-type="float">
            <text:p>0.3735035</text:p>
          </table:table-cell>
          <table:table-cell office:value-type="float" office:value="0.1644559" calcext:value-type="float">
            <text:p>0.1644559</text:p>
          </table:table-cell>
          <table:table-cell office:value-type="float" office:value="0.3784936" calcext:value-type="float">
            <text:p>0.3784936</text:p>
          </table:table-cell>
          <table:table-cell office:value-type="float" office:value="360" calcext:value-type="float">
            <text:p>360</text:p>
          </table:table-cell>
          <table:table-cell office:value-type="float" office:value="-87.48156" calcext:value-type="float">
            <text:p>-87.48156</text:p>
          </table:table-cell>
          <table:table-cell office:value-type="float" office:value="0" calcext:value-type="float">
            <text:p>0</text:p>
          </table:table-cell>
          <table:table-cell office:value-type="float" office:value="225.6308" calcext:value-type="float">
            <text:p>225.6308</text:p>
          </table:table-cell>
          <table:table-cell office:value-type="float" office:value="294.0719" calcext:value-type="float">
            <text:p>294.0719</text:p>
          </table:table-cell>
          <table:table-cell office:value-type="float" office:value="936.4673" calcext:value-type="float">
            <text:p>936.4673</text:p>
          </table:table-cell>
          <table:table-cell office:value-type="float" office:value="860.1727" calcext:value-type="float">
            <text:p>860.1727</text:p>
          </table:table-cell>
          <table:table-cell office:value-type="float" office:value="847.4117" calcext:value-type="float">
            <text:p>847.4117</text:p>
          </table:table-cell>
          <table:table-cell office:value-type="float" office:value="865.3719" calcext:value-type="float">
            <text:p>865.3719</text:p>
          </table:table-cell>
          <table:table-cell office:value-type="float" office:value="321.8871" calcext:value-type="float">
            <text:p>321.8871</text:p>
          </table:table-cell>
          <table:table-cell office:value-type="float" office:value="439.1088" calcext:value-type="float">
            <text:p>439.1088</text:p>
          </table:table-cell>
          <table:table-cell office:value-type="float" office:value="382.122" calcext:value-type="float">
            <text:p>382.122</text:p>
          </table:table-cell>
          <table:table-cell office:value-type="float" office:value="324.7816" calcext:value-type="float">
            <text:p>324.781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62002" calcext:value-type="float">
            <text:p>1062002</text:p>
          </table:table-cell>
          <table:table-cell office:value-type="float" office:value="177.8322" calcext:value-type="float">
            <text:p>177.8322</text:p>
          </table:table-cell>
          <table:table-cell office:value-type="float" office:value="5456.062" calcext:value-type="float">
            <text:p>5456.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8.2333" calcext:value-type="float">
            <text:p>-88.2333</text:p>
          </table:table-cell>
          <table:table-cell office:value-type="float" office:value="231.6591" calcext:value-type="float">
            <text:p>231.6591</text:p>
          </table:table-cell>
          <table:table-cell office:value-type="float" office:value="0" calcext:value-type="float">
            <text:p>0</text:p>
          </table:table-cell>
          <table:table-cell office:value-type="float" office:value="74.38993" calcext:value-type="float">
            <text:p>74.38993</text:p>
          </table:table-cell>
          <table:table-cell office:value-type="float" office:value="31.70893" calcext:value-type="float">
            <text:p>31.70893</text:p>
          </table:table-cell>
          <table:table-cell office:value-type="float" office:value="0.01989939" calcext:value-type="float">
            <text:p>0.01989939</text:p>
          </table:table-cell>
          <table:table-cell office:value-type="float" office:value="0.3735035" calcext:value-type="float">
            <text:p>0.3735035</text:p>
          </table:table-cell>
          <table:table-cell office:value-type="float" office:value="0.1713682" calcext:value-type="float">
            <text:p>0.1713682</text:p>
          </table:table-cell>
          <table:table-cell office:value-type="float" office:value="0.4013304" calcext:value-type="float">
            <text:p>0.4013304</text:p>
          </table:table-cell>
          <table:table-cell office:value-type="float" office:value="360" calcext:value-type="float">
            <text:p>360</text:p>
          </table:table-cell>
          <table:table-cell office:value-type="float" office:value="-89.38624" calcext:value-type="float">
            <text:p>-89.38624</text:p>
          </table:table-cell>
          <table:table-cell office:value-type="float" office:value="0" calcext:value-type="float">
            <text:p>0</text:p>
          </table:table-cell>
          <table:table-cell office:value-type="float" office:value="225.6314" calcext:value-type="float">
            <text:p>225.6314</text:p>
          </table:table-cell>
          <table:table-cell office:value-type="float" office:value="293.8658" calcext:value-type="float">
            <text:p>293.8658</text:p>
          </table:table-cell>
          <table:table-cell office:value-type="float" office:value="936.0651" calcext:value-type="float">
            <text:p>936.0651</text:p>
          </table:table-cell>
          <table:table-cell office:value-type="float" office:value="860.0466" calcext:value-type="float">
            <text:p>860.0466</text:p>
          </table:table-cell>
          <table:table-cell office:value-type="float" office:value="847.3582" calcext:value-type="float">
            <text:p>847.3582</text:p>
          </table:table-cell>
          <table:table-cell office:value-type="float" office:value="865.3239" calcext:value-type="float">
            <text:p>865.3239</text:p>
          </table:table-cell>
          <table:table-cell office:value-type="float" office:value="321.8735" calcext:value-type="float">
            <text:p>321.8735</text:p>
          </table:table-cell>
          <table:table-cell office:value-type="float" office:value="439.098" calcext:value-type="float">
            <text:p>439.098</text:p>
          </table:table-cell>
          <table:table-cell office:value-type="float" office:value="382.116" calcext:value-type="float">
            <text:p>382.116</text:p>
          </table:table-cell>
          <table:table-cell office:value-type="float" office:value="324.7799" calcext:value-type="float">
            <text:p>324.779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62002" calcext:value-type="float">
            <text:p>2062002</text:p>
          </table:table-cell>
          <table:table-cell office:value-type="float" office:value="176.8726" calcext:value-type="float">
            <text:p>176.8726</text:p>
          </table:table-cell>
          <table:table-cell office:value-type="float" office:value="5456.064" calcext:value-type="float">
            <text:p>5456.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9.20715" calcext:value-type="float">
            <text:p>-89.20715</text:p>
          </table:table-cell>
          <table:table-cell office:value-type="float" office:value="234.0539" calcext:value-type="float">
            <text:p>234.0539</text:p>
          </table:table-cell>
          <table:table-cell office:value-type="float" office:value="0" calcext:value-type="float">
            <text:p>0</text:p>
          </table:table-cell>
          <table:table-cell office:value-type="float" office:value="73.54667" calcext:value-type="float">
            <text:p>73.54667</text:p>
          </table:table-cell>
          <table:table-cell office:value-type="float" office:value="31.49156" calcext:value-type="float">
            <text:p>31.49156</text:p>
          </table:table-cell>
          <table:table-cell office:value-type="float" office:value="0.02006524" calcext:value-type="float">
            <text:p>0.02006524</text:p>
          </table:table-cell>
          <table:table-cell office:value-type="float" office:value="0.3735035" calcext:value-type="float">
            <text:p>0.3735035</text:p>
          </table:table-cell>
          <table:table-cell office:value-type="float" office:value="0.1749858" calcext:value-type="float">
            <text:p>0.1749858</text:p>
          </table:table-cell>
          <table:table-cell office:value-type="float" office:value="0.4079207" calcext:value-type="float">
            <text:p>0.4079207</text:p>
          </table:table-cell>
          <table:table-cell office:value-type="float" office:value="360" calcext:value-type="float">
            <text:p>360</text:p>
          </table:table-cell>
          <table:table-cell office:value-type="float" office:value="-90.37013" calcext:value-type="float">
            <text:p>-90.37013</text:p>
          </table:table-cell>
          <table:table-cell office:value-type="float" office:value="0" calcext:value-type="float">
            <text:p>0</text:p>
          </table:table-cell>
          <table:table-cell office:value-type="float" office:value="225.7187" calcext:value-type="float">
            <text:p>225.7187</text:p>
          </table:table-cell>
          <table:table-cell office:value-type="float" office:value="293.6885" calcext:value-type="float">
            <text:p>293.6885</text:p>
          </table:table-cell>
          <table:table-cell office:value-type="float" office:value="935.688" calcext:value-type="float">
            <text:p>935.688</text:p>
          </table:table-cell>
          <table:table-cell office:value-type="float" office:value="859.9124" calcext:value-type="float">
            <text:p>859.9124</text:p>
          </table:table-cell>
          <table:table-cell office:value-type="float" office:value="847.3004" calcext:value-type="float">
            <text:p>847.3004</text:p>
          </table:table-cell>
          <table:table-cell office:value-type="float" office:value="865.2753" calcext:value-type="float">
            <text:p>865.2753</text:p>
          </table:table-cell>
          <table:table-cell office:value-type="float" office:value="321.8598" calcext:value-type="float">
            <text:p>321.8598</text:p>
          </table:table-cell>
          <table:table-cell office:value-type="float" office:value="439.0873" calcext:value-type="float">
            <text:p>439.0873</text:p>
          </table:table-cell>
          <table:table-cell office:value-type="float" office:value="382.1099" calcext:value-type="float">
            <text:p>382.1099</text:p>
          </table:table-cell>
          <table:table-cell office:value-type="float" office:value="324.7782" calcext:value-type="float">
            <text:p>324.778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062002" calcext:value-type="float">
            <text:p>3062002</text:p>
          </table:table-cell>
          <table:table-cell office:value-type="float" office:value="176.011" calcext:value-type="float">
            <text:p>176.011</text:p>
          </table:table-cell>
          <table:table-cell office:value-type="float" office:value="5456.029" calcext:value-type="float">
            <text:p>5456.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09465" calcext:value-type="float">
            <text:p>-90.09465</text:p>
          </table:table-cell>
          <table:table-cell office:value-type="float" office:value="241.1751" calcext:value-type="float">
            <text:p>241.1751</text:p>
          </table:table-cell>
          <table:table-cell office:value-type="float" office:value="0" calcext:value-type="float">
            <text:p>0</text:p>
          </table:table-cell>
          <table:table-cell office:value-type="float" office:value="72.88631" calcext:value-type="float">
            <text:p>72.88631</text:p>
          </table:table-cell>
          <table:table-cell office:value-type="float" office:value="31.34857" calcext:value-type="float">
            <text:p>31.34857</text:p>
          </table:table-cell>
          <table:table-cell office:value-type="float" office:value="0.02026727" calcext:value-type="float">
            <text:p>0.02026727</text:p>
          </table:table-cell>
          <table:table-cell office:value-type="float" office:value="0.3735035" calcext:value-type="float">
            <text:p>0.3735035</text:p>
          </table:table-cell>
          <table:table-cell office:value-type="float" office:value="0.177491" calcext:value-type="float">
            <text:p>0.177491</text:p>
          </table:table-cell>
          <table:table-cell office:value-type="float" office:value="0.4117197" calcext:value-type="float">
            <text:p>0.4117197</text:p>
          </table:table-cell>
          <table:table-cell office:value-type="float" office:value="360" calcext:value-type="float">
            <text:p>360</text:p>
          </table:table-cell>
          <table:table-cell office:value-type="float" office:value="-91.26373" calcext:value-type="float">
            <text:p>-91.26373</text:p>
          </table:table-cell>
          <table:table-cell office:value-type="float" office:value="0" calcext:value-type="float">
            <text:p>0</text:p>
          </table:table-cell>
          <table:table-cell office:value-type="float" office:value="225.7798" calcext:value-type="float">
            <text:p>225.7798</text:p>
          </table:table-cell>
          <table:table-cell office:value-type="float" office:value="293.5153" calcext:value-type="float">
            <text:p>293.5153</text:p>
          </table:table-cell>
          <table:table-cell office:value-type="float" office:value="935.3215" calcext:value-type="float">
            <text:p>935.3215</text:p>
          </table:table-cell>
          <table:table-cell office:value-type="float" office:value="859.7771" calcext:value-type="float">
            <text:p>859.7771</text:p>
          </table:table-cell>
          <table:table-cell office:value-type="float" office:value="847.2423" calcext:value-type="float">
            <text:p>847.2423</text:p>
          </table:table-cell>
          <table:table-cell office:value-type="float" office:value="865.2267" calcext:value-type="float">
            <text:p>865.2267</text:p>
          </table:table-cell>
          <table:table-cell office:value-type="float" office:value="321.8462" calcext:value-type="float">
            <text:p>321.8462</text:p>
          </table:table-cell>
          <table:table-cell office:value-type="float" office:value="439.0764" calcext:value-type="float">
            <text:p>439.0764</text:p>
          </table:table-cell>
          <table:table-cell office:value-type="float" office:value="382.1039" calcext:value-type="float">
            <text:p>382.1039</text:p>
          </table:table-cell>
          <table:table-cell office:value-type="float" office:value="324.7764" calcext:value-type="float">
            <text:p>324.776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062002" calcext:value-type="float">
            <text:p>4062002</text:p>
          </table:table-cell>
          <table:table-cell office:value-type="float" office:value="175.1886" calcext:value-type="float">
            <text:p>175.1886</text:p>
          </table:table-cell>
          <table:table-cell office:value-type="float" office:value="5455.976" calcext:value-type="float">
            <text:p>5455.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95081" calcext:value-type="float">
            <text:p>-90.95081</text:p>
          </table:table-cell>
          <table:table-cell office:value-type="float" office:value="244.3584" calcext:value-type="float">
            <text:p>244.3584</text:p>
          </table:table-cell>
          <table:table-cell office:value-type="float" office:value="0" calcext:value-type="float">
            <text:p>0</text:p>
          </table:table-cell>
          <table:table-cell office:value-type="float" office:value="72.3491" calcext:value-type="float">
            <text:p>72.3491</text:p>
          </table:table-cell>
          <table:table-cell office:value-type="float" office:value="31.23276" calcext:value-type="float">
            <text:p>31.23276</text:p>
          </table:table-cell>
          <table:table-cell office:value-type="float" office:value="0.02047093" calcext:value-type="float">
            <text:p>0.02047093</text:p>
          </table:table-cell>
          <table:table-cell office:value-type="float" office:value="0.3735035" calcext:value-type="float">
            <text:p>0.3735035</text:p>
          </table:table-cell>
          <table:table-cell office:value-type="float" office:value="0.1794052" calcext:value-type="float">
            <text:p>0.1794052</text:p>
          </table:table-cell>
          <table:table-cell office:value-type="float" office:value="0.4139353" calcext:value-type="float">
            <text:p>0.4139353</text:p>
          </table:table-cell>
          <table:table-cell office:value-type="float" office:value="360" calcext:value-type="float">
            <text:p>360</text:p>
          </table:table-cell>
          <table:table-cell office:value-type="float" office:value="-92.12381" calcext:value-type="float">
            <text:p>-92.12381</text:p>
          </table:table-cell>
          <table:table-cell office:value-type="float" office:value="0" calcext:value-type="float">
            <text:p>0</text:p>
          </table:table-cell>
          <table:table-cell office:value-type="float" office:value="225.8312" calcext:value-type="float">
            <text:p>225.8312</text:p>
          </table:table-cell>
          <table:table-cell office:value-type="float" office:value="293.3436" calcext:value-type="float">
            <text:p>293.3436</text:p>
          </table:table-cell>
          <table:table-cell office:value-type="float" office:value="934.957" calcext:value-type="float">
            <text:p>934.957</text:p>
          </table:table-cell>
          <table:table-cell office:value-type="float" office:value="859.6413" calcext:value-type="float">
            <text:p>859.6413</text:p>
          </table:table-cell>
          <table:table-cell office:value-type="float" office:value="847.1844" calcext:value-type="float">
            <text:p>847.1844</text:p>
          </table:table-cell>
          <table:table-cell office:value-type="float" office:value="865.1776" calcext:value-type="float">
            <text:p>865.1776</text:p>
          </table:table-cell>
          <table:table-cell office:value-type="float" office:value="321.8321" calcext:value-type="float">
            <text:p>321.8321</text:p>
          </table:table-cell>
          <table:table-cell office:value-type="float" office:value="439.0652" calcext:value-type="float">
            <text:p>439.0652</text:p>
          </table:table-cell>
          <table:table-cell office:value-type="float" office:value="382.0978" calcext:value-type="float">
            <text:p>382.0978</text:p>
          </table:table-cell>
          <table:table-cell office:value-type="float" office:value="324.7745" calcext:value-type="float">
            <text:p>324.774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062002" calcext:value-type="float">
            <text:p>5062002</text:p>
          </table:table-cell>
          <table:table-cell office:value-type="float" office:value="173.9838" calcext:value-type="float">
            <text:p>173.9838</text:p>
          </table:table-cell>
          <table:table-cell office:value-type="float" office:value="5456" calcext:value-type="float">
            <text:p>5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2.06417" calcext:value-type="float">
            <text:p>-92.06417</text:p>
          </table:table-cell>
          <table:table-cell office:value-type="float" office:value="246.7322" calcext:value-type="float">
            <text:p>246.7322</text:p>
          </table:table-cell>
          <table:table-cell office:value-type="float" office:value="0" calcext:value-type="float">
            <text:p>0</text:p>
          </table:table-cell>
          <table:table-cell office:value-type="float" office:value="72.5443" calcext:value-type="float">
            <text:p>72.5443</text:p>
          </table:table-cell>
          <table:table-cell office:value-type="float" office:value="30.65489" calcext:value-type="float">
            <text:p>30.65489</text:p>
          </table:table-cell>
          <table:table-cell office:value-type="float" office:value="0.02072698" calcext:value-type="float">
            <text:p>0.02072698</text:p>
          </table:table-cell>
          <table:table-cell office:value-type="float" office:value="0.3735035" calcext:value-type="float">
            <text:p>0.3735035</text:p>
          </table:table-cell>
          <table:table-cell office:value-type="float" office:value="0.1814714" calcext:value-type="float">
            <text:p>0.1814714</text:p>
          </table:table-cell>
          <table:table-cell office:value-type="float" office:value="0.4166645" calcext:value-type="float">
            <text:p>0.4166645</text:p>
          </table:table-cell>
          <table:table-cell office:value-type="float" office:value="360" calcext:value-type="float">
            <text:p>360</text:p>
          </table:table-cell>
          <table:table-cell office:value-type="float" office:value="-93.24171" calcext:value-type="float">
            <text:p>-93.24171</text:p>
          </table:table-cell>
          <table:table-cell office:value-type="float" office:value="0" calcext:value-type="float">
            <text:p>0</text:p>
          </table:table-cell>
          <table:table-cell office:value-type="float" office:value="225.9037" calcext:value-type="float">
            <text:p>225.9037</text:p>
          </table:table-cell>
          <table:table-cell office:value-type="float" office:value="293.2225" calcext:value-type="float">
            <text:p>293.2225</text:p>
          </table:table-cell>
          <table:table-cell office:value-type="float" office:value="934.6609" calcext:value-type="float">
            <text:p>934.6609</text:p>
          </table:table-cell>
          <table:table-cell office:value-type="float" office:value="859.5195" calcext:value-type="float">
            <text:p>859.5195</text:p>
          </table:table-cell>
          <table:table-cell office:value-type="float" office:value="847.1287" calcext:value-type="float">
            <text:p>847.1287</text:p>
          </table:table-cell>
          <table:table-cell office:value-type="float" office:value="865.1303" calcext:value-type="float">
            <text:p>865.1303</text:p>
          </table:table-cell>
          <table:table-cell office:value-type="float" office:value="321.8181" calcext:value-type="float">
            <text:p>321.8181</text:p>
          </table:table-cell>
          <table:table-cell office:value-type="float" office:value="439.0538" calcext:value-type="float">
            <text:p>439.0538</text:p>
          </table:table-cell>
          <table:table-cell office:value-type="float" office:value="382.0916" calcext:value-type="float">
            <text:p>382.0916</text:p>
          </table:table-cell>
          <table:table-cell office:value-type="float" office:value="324.7726" calcext:value-type="float">
            <text:p>324.772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062002" calcext:value-type="float">
            <text:p>6062002</text:p>
          </table:table-cell>
          <table:table-cell office:value-type="float" office:value="172.991" calcext:value-type="float">
            <text:p>172.991</text:p>
          </table:table-cell>
          <table:table-cell office:value-type="float" office:value="5456.027" calcext:value-type="float">
            <text:p>5456.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3.04781" calcext:value-type="float">
            <text:p>-93.04781</text:p>
          </table:table-cell>
          <table:table-cell office:value-type="float" office:value="251.1019" calcext:value-type="float">
            <text:p>251.1019</text:p>
          </table:table-cell>
          <table:table-cell office:value-type="float" office:value="0" calcext:value-type="float">
            <text:p>0</text:p>
          </table:table-cell>
          <table:table-cell office:value-type="float" office:value="72.52827" calcext:value-type="float">
            <text:p>72.52827</text:p>
          </table:table-cell>
          <table:table-cell office:value-type="float" office:value="30.28168" calcext:value-type="float">
            <text:p>30.28168</text:p>
          </table:table-cell>
          <table:table-cell office:value-type="float" office:value="0.02098743" calcext:value-type="float">
            <text:p>0.02098743</text:p>
          </table:table-cell>
          <table:table-cell office:value-type="float" office:value="0.3735035" calcext:value-type="float">
            <text:p>0.3735035</text:p>
          </table:table-cell>
          <table:table-cell office:value-type="float" office:value="0.1827363" calcext:value-type="float">
            <text:p>0.1827363</text:p>
          </table:table-cell>
          <table:table-cell office:value-type="float" office:value="0.4183492" calcext:value-type="float">
            <text:p>0.4183492</text:p>
          </table:table-cell>
          <table:table-cell office:value-type="float" office:value="360" calcext:value-type="float">
            <text:p>360</text:p>
          </table:table-cell>
          <table:table-cell office:value-type="float" office:value="-94.22805" calcext:value-type="float">
            <text:p>-94.22805</text:p>
          </table:table-cell>
          <table:table-cell office:value-type="float" office:value="0" calcext:value-type="float">
            <text:p>0</text:p>
          </table:table-cell>
          <table:table-cell office:value-type="float" office:value="225.9358" calcext:value-type="float">
            <text:p>225.9358</text:p>
          </table:table-cell>
          <table:table-cell office:value-type="float" office:value="293.0994" calcext:value-type="float">
            <text:p>293.0994</text:p>
          </table:table-cell>
          <table:table-cell office:value-type="float" office:value="934.3885" calcext:value-type="float">
            <text:p>934.3885</text:p>
          </table:table-cell>
          <table:table-cell office:value-type="float" office:value="859.4088" calcext:value-type="float">
            <text:p>859.4088</text:p>
          </table:table-cell>
          <table:table-cell office:value-type="float" office:value="847.0821" calcext:value-type="float">
            <text:p>847.0821</text:p>
          </table:table-cell>
          <table:table-cell office:value-type="float" office:value="865.0897" calcext:value-type="float">
            <text:p>865.0897</text:p>
          </table:table-cell>
          <table:table-cell office:value-type="float" office:value="321.8065" calcext:value-type="float">
            <text:p>321.8065</text:p>
          </table:table-cell>
          <table:table-cell office:value-type="float" office:value="439.0432" calcext:value-type="float">
            <text:p>439.0432</text:p>
          </table:table-cell>
          <table:table-cell office:value-type="float" office:value="382.0855" calcext:value-type="float">
            <text:p>382.0855</text:p>
          </table:table-cell>
          <table:table-cell office:value-type="float" office:value="324.7706" calcext:value-type="float">
            <text:p>324.770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062002" calcext:value-type="float">
            <text:p>7062002</text:p>
          </table:table-cell>
          <table:table-cell office:value-type="float" office:value="172.1278" calcext:value-type="float">
            <text:p>172.1278</text:p>
          </table:table-cell>
          <table:table-cell office:value-type="float" office:value="5456.037" calcext:value-type="float">
            <text:p>5456.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3.86312" calcext:value-type="float">
            <text:p>-93.86312</text:p>
          </table:table-cell>
          <table:table-cell office:value-type="float" office:value="253.0385" calcext:value-type="float">
            <text:p>253.0385</text:p>
          </table:table-cell>
          <table:table-cell office:value-type="float" office:value="0" calcext:value-type="float">
            <text:p>0</text:p>
          </table:table-cell>
          <table:table-cell office:value-type="float" office:value="71.83801" calcext:value-type="float">
            <text:p>71.83801</text:p>
          </table:table-cell>
          <table:table-cell office:value-type="float" office:value="30.1154" calcext:value-type="float">
            <text:p>30.1154</text:p>
          </table:table-cell>
          <table:table-cell office:value-type="float" office:value="0.02121495" calcext:value-type="float">
            <text:p>0.02121495</text:p>
          </table:table-cell>
          <table:table-cell office:value-type="float" office:value="0.3735035" calcext:value-type="float">
            <text:p>0.3735035</text:p>
          </table:table-cell>
          <table:table-cell office:value-type="float" office:value="0.1834758" calcext:value-type="float">
            <text:p>0.1834758</text:p>
          </table:table-cell>
          <table:table-cell office:value-type="float" office:value="0.4191258" calcext:value-type="float">
            <text:p>0.4191258</text:p>
          </table:table-cell>
          <table:table-cell office:value-type="float" office:value="360" calcext:value-type="float">
            <text:p>360</text:p>
          </table:table-cell>
          <table:table-cell office:value-type="float" office:value="-95.04465" calcext:value-type="float">
            <text:p>-95.04465</text:p>
          </table:table-cell>
          <table:table-cell office:value-type="float" office:value="0" calcext:value-type="float">
            <text:p>0</text:p>
          </table:table-cell>
          <table:table-cell office:value-type="float" office:value="226.0009" calcext:value-type="float">
            <text:p>226.0009</text:p>
          </table:table-cell>
          <table:table-cell office:value-type="float" office:value="292.9354" calcext:value-type="float">
            <text:p>292.9354</text:p>
          </table:table-cell>
          <table:table-cell office:value-type="float" office:value="934.0553" calcext:value-type="float">
            <text:p>934.0553</text:p>
          </table:table-cell>
          <table:table-cell office:value-type="float" office:value="859.2807" calcext:value-type="float">
            <text:p>859.2807</text:p>
          </table:table-cell>
          <table:table-cell office:value-type="float" office:value="847.0297" calcext:value-type="float">
            <text:p>847.0297</text:p>
          </table:table-cell>
          <table:table-cell office:value-type="float" office:value="865.0457" calcext:value-type="float">
            <text:p>865.0457</text:p>
          </table:table-cell>
          <table:table-cell office:value-type="float" office:value="321.7943" calcext:value-type="float">
            <text:p>321.7943</text:p>
          </table:table-cell>
          <table:table-cell office:value-type="float" office:value="439.0328" calcext:value-type="float">
            <text:p>439.0328</text:p>
          </table:table-cell>
          <table:table-cell office:value-type="float" office:value="382.0793" calcext:value-type="float">
            <text:p>382.0793</text:p>
          </table:table-cell>
          <table:table-cell office:value-type="float" office:value="324.7686" calcext:value-type="float">
            <text:p>324.768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062002" calcext:value-type="float">
            <text:p>8062002</text:p>
          </table:table-cell>
          <table:table-cell office:value-type="float" office:value="171.4988" calcext:value-type="float">
            <text:p>171.4988</text:p>
          </table:table-cell>
          <table:table-cell office:value-type="float" office:value="5455.964" calcext:value-type="float">
            <text:p>5455.9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4.54446" calcext:value-type="float">
            <text:p>-94.54446</text:p>
          </table:table-cell>
          <table:table-cell office:value-type="float" office:value="257.6913" calcext:value-type="float">
            <text:p>257.6913</text:p>
          </table:table-cell>
          <table:table-cell office:value-type="float" office:value="0" calcext:value-type="float">
            <text:p>0</text:p>
          </table:table-cell>
          <table:table-cell office:value-type="float" office:value="71.57182" calcext:value-type="float">
            <text:p>71.57182</text:p>
          </table:table-cell>
          <table:table-cell office:value-type="float" office:value="30.06221" calcext:value-type="float">
            <text:p>30.06221</text:p>
          </table:table-cell>
          <table:table-cell office:value-type="float" office:value="0.02145604" calcext:value-type="float">
            <text:p>0.02145604</text:p>
          </table:table-cell>
          <table:table-cell office:value-type="float" office:value="0.3735035" calcext:value-type="float">
            <text:p>0.3735035</text:p>
          </table:table-cell>
          <table:table-cell office:value-type="float" office:value="0.1839838" calcext:value-type="float">
            <text:p>0.1839838</text:p>
          </table:table-cell>
          <table:table-cell office:value-type="float" office:value="0.4196312" calcext:value-type="float">
            <text:p>0.4196312</text:p>
          </table:table-cell>
          <table:table-cell office:value-type="float" office:value="360" calcext:value-type="float">
            <text:p>360</text:p>
          </table:table-cell>
          <table:table-cell office:value-type="float" office:value="-95.72676" calcext:value-type="float">
            <text:p>-95.72676</text:p>
          </table:table-cell>
          <table:table-cell office:value-type="float" office:value="0" calcext:value-type="float">
            <text:p>0</text:p>
          </table:table-cell>
          <table:table-cell office:value-type="float" office:value="226.0302" calcext:value-type="float">
            <text:p>226.0302</text:p>
          </table:table-cell>
          <table:table-cell office:value-type="float" office:value="292.8069" calcext:value-type="float">
            <text:p>292.8069</text:p>
          </table:table-cell>
          <table:table-cell office:value-type="float" office:value="933.7662" calcext:value-type="float">
            <text:p>933.7662</text:p>
          </table:table-cell>
          <table:table-cell office:value-type="float" office:value="859.1558" calcext:value-type="float">
            <text:p>859.1558</text:p>
          </table:table-cell>
          <table:table-cell office:value-type="float" office:value="846.9747" calcext:value-type="float">
            <text:p>846.9747</text:p>
          </table:table-cell>
          <table:table-cell office:value-type="float" office:value="864.9979" calcext:value-type="float">
            <text:p>864.9979</text:p>
          </table:table-cell>
          <table:table-cell office:value-type="float" office:value="321.7806" calcext:value-type="float">
            <text:p>321.7806</text:p>
          </table:table-cell>
          <table:table-cell office:value-type="float" office:value="439.0221" calcext:value-type="float">
            <text:p>439.0221</text:p>
          </table:table-cell>
          <table:table-cell office:value-type="float" office:value="382.0732" calcext:value-type="float">
            <text:p>382.0732</text:p>
          </table:table-cell>
          <table:table-cell office:value-type="float" office:value="324.7666" calcext:value-type="float">
            <text:p>324.766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062002" calcext:value-type="float">
            <text:p>9062002</text:p>
          </table:table-cell>
          <table:table-cell office:value-type="float" office:value="170.5293" calcext:value-type="float">
            <text:p>170.5293</text:p>
          </table:table-cell>
          <table:table-cell office:value-type="float" office:value="5455.944" calcext:value-type="float">
            <text:p>5455.9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5.46999" calcext:value-type="float">
            <text:p>-95.46999</text:p>
          </table:table-cell>
          <table:table-cell office:value-type="float" office:value="266.2988" calcext:value-type="float">
            <text:p>266.2988</text:p>
          </table:table-cell>
          <table:table-cell office:value-type="float" office:value="0" calcext:value-type="float">
            <text:p>0</text:p>
          </table:table-cell>
          <table:table-cell office:value-type="float" office:value="70.99983" calcext:value-type="float">
            <text:p>70.99983</text:p>
          </table:table-cell>
          <table:table-cell office:value-type="float" office:value="29.92565" calcext:value-type="float">
            <text:p>29.92565</text:p>
          </table:table-cell>
          <table:table-cell office:value-type="float" office:value="0.02166213" calcext:value-type="float">
            <text:p>0.02166213</text:p>
          </table:table-cell>
          <table:table-cell office:value-type="float" office:value="0.3735035" calcext:value-type="float">
            <text:p>0.3735035</text:p>
          </table:table-cell>
          <table:table-cell office:value-type="float" office:value="0.1843885" calcext:value-type="float">
            <text:p>0.1843885</text:p>
          </table:table-cell>
          <table:table-cell office:value-type="float" office:value="0.419966" calcext:value-type="float">
            <text:p>0.419966</text:p>
          </table:table-cell>
          <table:table-cell office:value-type="float" office:value="360" calcext:value-type="float">
            <text:p>360</text:p>
          </table:table-cell>
          <table:table-cell office:value-type="float" office:value="-96.65282" calcext:value-type="float">
            <text:p>-96.65282</text:p>
          </table:table-cell>
          <table:table-cell office:value-type="float" office:value="0" calcext:value-type="float">
            <text:p>0</text:p>
          </table:table-cell>
          <table:table-cell office:value-type="float" office:value="226.084" calcext:value-type="float">
            <text:p>226.084</text:p>
          </table:table-cell>
          <table:table-cell office:value-type="float" office:value="292.6115" calcext:value-type="float">
            <text:p>292.6115</text:p>
          </table:table-cell>
          <table:table-cell office:value-type="float" office:value="933.3691" calcext:value-type="float">
            <text:p>933.3691</text:p>
          </table:table-cell>
          <table:table-cell office:value-type="float" office:value="858.9956" calcext:value-type="float">
            <text:p>858.9956</text:p>
          </table:table-cell>
          <table:table-cell office:value-type="float" office:value="846.9073" calcext:value-type="float">
            <text:p>846.9073</text:p>
          </table:table-cell>
          <table:table-cell office:value-type="float" office:value="864.9449" calcext:value-type="float">
            <text:p>864.9449</text:p>
          </table:table-cell>
          <table:table-cell office:value-type="float" office:value="321.7662" calcext:value-type="float">
            <text:p>321.7662</text:p>
          </table:table-cell>
          <table:table-cell office:value-type="float" office:value="439.0111" calcext:value-type="float">
            <text:p>439.0111</text:p>
          </table:table-cell>
          <table:table-cell office:value-type="float" office:value="382.067" calcext:value-type="float">
            <text:p>382.067</text:p>
          </table:table-cell>
          <table:table-cell office:value-type="float" office:value="324.7646" calcext:value-type="float">
            <text:p>324.764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62002" calcext:value-type="float">
            <text:p>10062002</text:p>
          </table:table-cell>
          <table:table-cell office:value-type="float" office:value="169.8404" calcext:value-type="float">
            <text:p>169.8404</text:p>
          </table:table-cell>
          <table:table-cell office:value-type="float" office:value="5455.856" calcext:value-type="float">
            <text:p>5455.8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6.21891" calcext:value-type="float">
            <text:p>-96.21891</text:p>
          </table:table-cell>
          <table:table-cell office:value-type="float" office:value="268.3695" calcext:value-type="float">
            <text:p>268.3695</text:p>
          </table:table-cell>
          <table:table-cell office:value-type="float" office:value="0" calcext:value-type="float">
            <text:p>0</text:p>
          </table:table-cell>
          <table:table-cell office:value-type="float" office:value="70.84045" calcext:value-type="float">
            <text:p>70.84045</text:p>
          </table:table-cell>
          <table:table-cell office:value-type="float" office:value="29.89478" calcext:value-type="float">
            <text:p>29.89478</text:p>
          </table:table-cell>
          <table:table-cell office:value-type="float" office:value="0.02189728" calcext:value-type="float">
            <text:p>0.02189728</text:p>
          </table:table-cell>
          <table:table-cell office:value-type="float" office:value="0.3735035" calcext:value-type="float">
            <text:p>0.3735035</text:p>
          </table:table-cell>
          <table:table-cell office:value-type="float" office:value="0.1847745" calcext:value-type="float">
            <text:p>0.1847745</text:p>
          </table:table-cell>
          <table:table-cell office:value-type="float" office:value="0.4202244" calcext:value-type="float">
            <text:p>0.4202244</text:p>
          </table:table-cell>
          <table:table-cell office:value-type="float" office:value="360" calcext:value-type="float">
            <text:p>360</text:p>
          </table:table-cell>
          <table:table-cell office:value-type="float" office:value="-97.40215" calcext:value-type="float">
            <text:p>-97.40215</text:p>
          </table:table-cell>
          <table:table-cell office:value-type="float" office:value="0" calcext:value-type="float">
            <text:p>0</text:p>
          </table:table-cell>
          <table:table-cell office:value-type="float" office:value="226.1073" calcext:value-type="float">
            <text:p>226.1073</text:p>
          </table:table-cell>
          <table:table-cell office:value-type="float" office:value="292.4688" calcext:value-type="float">
            <text:p>292.4688</text:p>
          </table:table-cell>
          <table:table-cell office:value-type="float" office:value="933.0473" calcext:value-type="float">
            <text:p>933.0473</text:p>
          </table:table-cell>
          <table:table-cell office:value-type="float" office:value="858.8489" calcext:value-type="float">
            <text:p>858.8489</text:p>
          </table:table-cell>
          <table:table-cell office:value-type="float" office:value="846.8402" calcext:value-type="float">
            <text:p>846.8402</text:p>
          </table:table-cell>
          <table:table-cell office:value-type="float" office:value="864.8897" calcext:value-type="float">
            <text:p>864.8897</text:p>
          </table:table-cell>
          <table:table-cell office:value-type="float" office:value="321.7511" calcext:value-type="float">
            <text:p>321.7511</text:p>
          </table:table-cell>
          <table:table-cell office:value-type="float" office:value="438.9987" calcext:value-type="float">
            <text:p>438.9987</text:p>
          </table:table-cell>
          <table:table-cell office:value-type="float" office:value="382.0607" calcext:value-type="float">
            <text:p>382.0607</text:p>
          </table:table-cell>
          <table:table-cell office:value-type="float" office:value="324.7626" calcext:value-type="float">
            <text:p>324.762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062002" calcext:value-type="float">
            <text:p>11062002</text:p>
          </table:table-cell>
          <table:table-cell office:value-type="float" office:value="168.9452" calcext:value-type="float">
            <text:p>168.9452</text:p>
          </table:table-cell>
          <table:table-cell office:value-type="float" office:value="5455.865" calcext:value-type="float">
            <text:p>5455.8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6.74252" calcext:value-type="float">
            <text:p>-96.74252</text:p>
          </table:table-cell>
          <table:table-cell office:value-type="float" office:value="265.5618" calcext:value-type="float">
            <text:p>265.5618</text:p>
          </table:table-cell>
          <table:table-cell office:value-type="float" office:value="0" calcext:value-type="float">
            <text:p>0</text:p>
          </table:table-cell>
          <table:table-cell office:value-type="float" office:value="70.82072" calcext:value-type="float">
            <text:p>70.82072</text:p>
          </table:table-cell>
          <table:table-cell office:value-type="float" office:value="29.38615" calcext:value-type="float">
            <text:p>29.38615</text:p>
          </table:table-cell>
          <table:table-cell office:value-type="float" office:value="0.02200117" calcext:value-type="float">
            <text:p>0.02200117</text:p>
          </table:table-cell>
          <table:table-cell office:value-type="float" office:value="0.3735035" calcext:value-type="float">
            <text:p>0.3735035</text:p>
          </table:table-cell>
          <table:table-cell office:value-type="float" office:value="0.1909677" calcext:value-type="float">
            <text:p>0.1909677</text:p>
          </table:table-cell>
          <table:table-cell office:value-type="float" office:value="0.4327361" calcext:value-type="float">
            <text:p>0.4327361</text:p>
          </table:table-cell>
          <table:table-cell office:value-type="float" office:value="360" calcext:value-type="float">
            <text:p>360</text:p>
          </table:table-cell>
          <table:table-cell office:value-type="float" office:value="-97.94437" calcext:value-type="float">
            <text:p>-97.94437</text:p>
          </table:table-cell>
          <table:table-cell office:value-type="float" office:value="0" calcext:value-type="float">
            <text:p>0</text:p>
          </table:table-cell>
          <table:table-cell office:value-type="float" office:value="226.1805" calcext:value-type="float">
            <text:p>226.1805</text:p>
          </table:table-cell>
          <table:table-cell office:value-type="float" office:value="292.3911" calcext:value-type="float">
            <text:p>292.3911</text:p>
          </table:table-cell>
          <table:table-cell office:value-type="float" office:value="932.8491" calcext:value-type="float">
            <text:p>932.8491</text:p>
          </table:table-cell>
          <table:table-cell office:value-type="float" office:value="858.7911" calcext:value-type="float">
            <text:p>858.7911</text:p>
          </table:table-cell>
          <table:table-cell office:value-type="float" office:value="846.7999" calcext:value-type="float">
            <text:p>846.7999</text:p>
          </table:table-cell>
          <table:table-cell office:value-type="float" office:value="864.8459" calcext:value-type="float">
            <text:p>864.8459</text:p>
          </table:table-cell>
          <table:table-cell office:value-type="float" office:value="321.7393" calcext:value-type="float">
            <text:p>321.7393</text:p>
          </table:table-cell>
          <table:table-cell office:value-type="float" office:value="438.9867" calcext:value-type="float">
            <text:p>438.9867</text:p>
          </table:table-cell>
          <table:table-cell office:value-type="float" office:value="382.054" calcext:value-type="float">
            <text:p>382.054</text:p>
          </table:table-cell>
          <table:table-cell office:value-type="float" office:value="324.7604" calcext:value-type="float">
            <text:p>324.760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062002" calcext:value-type="float">
            <text:p>12062002</text:p>
          </table:table-cell>
          <table:table-cell office:value-type="float" office:value="167.8135" calcext:value-type="float">
            <text:p>167.8135</text:p>
          </table:table-cell>
          <table:table-cell office:value-type="float" office:value="5455.958" calcext:value-type="float">
            <text:p>5455.9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7.65373" calcext:value-type="float">
            <text:p>-97.65373</text:p>
          </table:table-cell>
          <table:table-cell office:value-type="float" office:value="266.6675" calcext:value-type="float">
            <text:p>266.6675</text:p>
          </table:table-cell>
          <table:table-cell office:value-type="float" office:value="0" calcext:value-type="float">
            <text:p>0</text:p>
          </table:table-cell>
          <table:table-cell office:value-type="float" office:value="70.9956" calcext:value-type="float">
            <text:p>70.9956</text:p>
          </table:table-cell>
          <table:table-cell office:value-type="float" office:value="28.85779" calcext:value-type="float">
            <text:p>28.85779</text:p>
          </table:table-cell>
          <table:table-cell office:value-type="float" office:value="0.02184462" calcext:value-type="float">
            <text:p>0.02184462</text:p>
          </table:table-cell>
          <table:table-cell office:value-type="float" office:value="0.3735035" calcext:value-type="float">
            <text:p>0.3735035</text:p>
          </table:table-cell>
          <table:table-cell office:value-type="float" office:value="0.2010606" calcext:value-type="float">
            <text:p>0.2010606</text:p>
          </table:table-cell>
          <table:table-cell office:value-type="float" office:value="0.4679171" calcext:value-type="float">
            <text:p>0.4679171</text:p>
          </table:table-cell>
          <table:table-cell office:value-type="float" office:value="360" calcext:value-type="float">
            <text:p>360</text:p>
          </table:table-cell>
          <table:table-cell office:value-type="float" office:value="-98.901" calcext:value-type="float">
            <text:p>-98.901</text:p>
          </table:table-cell>
          <table:table-cell office:value-type="float" office:value="0" calcext:value-type="float">
            <text:p>0</text:p>
          </table:table-cell>
          <table:table-cell office:value-type="float" office:value="226.2033" calcext:value-type="float">
            <text:p>226.2033</text:p>
          </table:table-cell>
          <table:table-cell office:value-type="float" office:value="292.2744" calcext:value-type="float">
            <text:p>292.2744</text:p>
          </table:table-cell>
          <table:table-cell office:value-type="float" office:value="932.5939" calcext:value-type="float">
            <text:p>932.5939</text:p>
          </table:table-cell>
          <table:table-cell office:value-type="float" office:value="858.7191" calcext:value-type="float">
            <text:p>858.7191</text:p>
          </table:table-cell>
          <table:table-cell office:value-type="float" office:value="846.7693" calcext:value-type="float">
            <text:p>846.7693</text:p>
          </table:table-cell>
          <table:table-cell office:value-type="float" office:value="864.814" calcext:value-type="float">
            <text:p>864.814</text:p>
          </table:table-cell>
          <table:table-cell office:value-type="float" office:value="321.7294" calcext:value-type="float">
            <text:p>321.7294</text:p>
          </table:table-cell>
          <table:table-cell office:value-type="float" office:value="438.9788" calcext:value-type="float">
            <text:p>438.9788</text:p>
          </table:table-cell>
          <table:table-cell office:value-type="float" office:value="382.0476" calcext:value-type="float">
            <text:p>382.0476</text:p>
          </table:table-cell>
          <table:table-cell office:value-type="float" office:value="324.7583" calcext:value-type="float">
            <text:p>324.758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062002" calcext:value-type="float">
            <text:p>13062002</text:p>
          </table:table-cell>
          <table:table-cell office:value-type="float" office:value="166.7033" calcext:value-type="float">
            <text:p>166.7033</text:p>
          </table:table-cell>
          <table:table-cell office:value-type="float" office:value="5456.055" calcext:value-type="float">
            <text:p>5456.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8.79473" calcext:value-type="float">
            <text:p>-98.79473</text:p>
          </table:table-cell>
          <table:table-cell office:value-type="float" office:value="275.8827" calcext:value-type="float">
            <text:p>275.8827</text:p>
          </table:table-cell>
          <table:table-cell office:value-type="float" office:value="0" calcext:value-type="float">
            <text:p>0</text:p>
          </table:table-cell>
          <table:table-cell office:value-type="float" office:value="71.01228" calcext:value-type="float">
            <text:p>71.01228</text:p>
          </table:table-cell>
          <table:table-cell office:value-type="float" office:value="28.46711" calcext:value-type="float">
            <text:p>28.46711</text:p>
          </table:table-cell>
          <table:table-cell office:value-type="float" office:value="0.02186477" calcext:value-type="float">
            <text:p>0.02186477</text:p>
          </table:table-cell>
          <table:table-cell office:value-type="float" office:value="0.3735035" calcext:value-type="float">
            <text:p>0.3735035</text:p>
          </table:table-cell>
          <table:table-cell office:value-type="float" office:value="0.2073068" calcext:value-type="float">
            <text:p>0.2073068</text:p>
          </table:table-cell>
          <table:table-cell office:value-type="float" office:value="0.4891735" calcext:value-type="float">
            <text:p>0.4891735</text:p>
          </table:table-cell>
          <table:table-cell office:value-type="float" office:value="360" calcext:value-type="float">
            <text:p>360</text:p>
          </table:table-cell>
          <table:table-cell office:value-type="float" office:value="-100.0695" calcext:value-type="float">
            <text:p>-100.0695</text:p>
          </table:table-cell>
          <table:table-cell office:value-type="float" office:value="0" calcext:value-type="float">
            <text:p>0</text:p>
          </table:table-cell>
          <table:table-cell office:value-type="float" office:value="226.2131" calcext:value-type="float">
            <text:p>226.2131</text:p>
          </table:table-cell>
          <table:table-cell office:value-type="float" office:value="292.1389" calcext:value-type="float">
            <text:p>292.1389</text:p>
          </table:table-cell>
          <table:table-cell office:value-type="float" office:value="932.3353" calcext:value-type="float">
            <text:p>932.3353</text:p>
          </table:table-cell>
          <table:table-cell office:value-type="float" office:value="858.6012" calcext:value-type="float">
            <text:p>858.6012</text:p>
          </table:table-cell>
          <table:table-cell office:value-type="float" office:value="846.7205" calcext:value-type="float">
            <text:p>846.7205</text:p>
          </table:table-cell>
          <table:table-cell office:value-type="float" office:value="864.7723" calcext:value-type="float">
            <text:p>864.7723</text:p>
          </table:table-cell>
          <table:table-cell office:value-type="float" office:value="321.7177" calcext:value-type="float">
            <text:p>321.7177</text:p>
          </table:table-cell>
          <table:table-cell office:value-type="float" office:value="438.9685" calcext:value-type="float">
            <text:p>438.9685</text:p>
          </table:table-cell>
          <table:table-cell office:value-type="float" office:value="382.0415" calcext:value-type="float">
            <text:p>382.0415</text:p>
          </table:table-cell>
          <table:table-cell office:value-type="float" office:value="324.7562" calcext:value-type="float">
            <text:p>324.756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062002" calcext:value-type="float">
            <text:p>14062002</text:p>
          </table:table-cell>
          <table:table-cell office:value-type="float" office:value="165.9766" calcext:value-type="float">
            <text:p>165.9766</text:p>
          </table:table-cell>
          <table:table-cell office:value-type="float" office:value="5456.061" calcext:value-type="float">
            <text:p>5456.0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9.51204" calcext:value-type="float">
            <text:p>-99.51204</text:p>
          </table:table-cell>
          <table:table-cell office:value-type="float" office:value="283.6049" calcext:value-type="float">
            <text:p>283.6049</text:p>
          </table:table-cell>
          <table:table-cell office:value-type="float" office:value="0" calcext:value-type="float">
            <text:p>0</text:p>
          </table:table-cell>
          <table:table-cell office:value-type="float" office:value="70.72416" calcext:value-type="float">
            <text:p>70.72416</text:p>
          </table:table-cell>
          <table:table-cell office:value-type="float" office:value="28.34895" calcext:value-type="float">
            <text:p>28.34895</text:p>
          </table:table-cell>
          <table:table-cell office:value-type="float" office:value="0.02193111" calcext:value-type="float">
            <text:p>0.02193111</text:p>
          </table:table-cell>
          <table:table-cell office:value-type="float" office:value="0.3735035" calcext:value-type="float">
            <text:p>0.3735035</text:p>
          </table:table-cell>
          <table:table-cell office:value-type="float" office:value="0.2119086" calcext:value-type="float">
            <text:p>0.2119086</text:p>
          </table:table-cell>
          <table:table-cell office:value-type="float" office:value="0.5005496" calcext:value-type="float">
            <text:p>0.5005496</text:p>
          </table:table-cell>
          <table:table-cell office:value-type="float" office:value="360" calcext:value-type="float">
            <text:p>360</text:p>
          </table:table-cell>
          <table:table-cell office:value-type="float" office:value="-100.8027" calcext:value-type="float">
            <text:p>-100.8027</text:p>
          </table:table-cell>
          <table:table-cell office:value-type="float" office:value="0" calcext:value-type="float">
            <text:p>0</text:p>
          </table:table-cell>
          <table:table-cell office:value-type="float" office:value="226.2582" calcext:value-type="float">
            <text:p>226.2582</text:p>
          </table:table-cell>
          <table:table-cell office:value-type="float" office:value="292.0238" calcext:value-type="float">
            <text:p>292.0238</text:p>
          </table:table-cell>
          <table:table-cell office:value-type="float" office:value="932.0692" calcext:value-type="float">
            <text:p>932.0692</text:p>
          </table:table-cell>
          <table:table-cell office:value-type="float" office:value="858.4722" calcext:value-type="float">
            <text:p>858.4722</text:p>
          </table:table-cell>
          <table:table-cell office:value-type="float" office:value="846.6644" calcext:value-type="float">
            <text:p>846.6644</text:p>
          </table:table-cell>
          <table:table-cell office:value-type="float" office:value="864.7241" calcext:value-type="float">
            <text:p>864.7241</text:p>
          </table:table-cell>
          <table:table-cell office:value-type="float" office:value="321.7044" calcext:value-type="float">
            <text:p>321.7044</text:p>
          </table:table-cell>
          <table:table-cell office:value-type="float" office:value="438.9574" calcext:value-type="float">
            <text:p>438.9574</text:p>
          </table:table-cell>
          <table:table-cell office:value-type="float" office:value="382.0354" calcext:value-type="float">
            <text:p>382.0354</text:p>
          </table:table-cell>
          <table:table-cell office:value-type="float" office:value="324.7541" calcext:value-type="float">
            <text:p>324.754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062002" calcext:value-type="float">
            <text:p>15062002</text:p>
          </table:table-cell>
          <table:table-cell office:value-type="float" office:value="165.0629" calcext:value-type="float">
            <text:p>165.0629</text:p>
          </table:table-cell>
          <table:table-cell office:value-type="float" office:value="5456.091" calcext:value-type="float">
            <text:p>5456.0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0.0102" calcext:value-type="float">
            <text:p>-100.0102</text:p>
          </table:table-cell>
          <table:table-cell office:value-type="float" office:value="281.012" calcext:value-type="float">
            <text:p>281.012</text:p>
          </table:table-cell>
          <table:table-cell office:value-type="float" office:value="0" calcext:value-type="float">
            <text:p>0</text:p>
          </table:table-cell>
          <table:table-cell office:value-type="float" office:value="70.72089" calcext:value-type="float">
            <text:p>70.72089</text:p>
          </table:table-cell>
          <table:table-cell office:value-type="float" office:value="27.82415" calcext:value-type="float">
            <text:p>27.82415</text:p>
          </table:table-cell>
          <table:table-cell office:value-type="float" office:value="0.02187599" calcext:value-type="float">
            <text:p>0.02187599</text:p>
          </table:table-cell>
          <table:table-cell office:value-type="float" office:value="0.3735035" calcext:value-type="float">
            <text:p>0.3735035</text:p>
          </table:table-cell>
          <table:table-cell office:value-type="float" office:value="0.2209801" calcext:value-type="float">
            <text:p>0.2209801</text:p>
          </table:table-cell>
          <table:table-cell office:value-type="float" office:value="0.5249736" calcext:value-type="float">
            <text:p>0.5249736</text:p>
          </table:table-cell>
          <table:table-cell office:value-type="float" office:value="360" calcext:value-type="float">
            <text:p>360</text:p>
          </table:table-cell>
          <table:table-cell office:value-type="float" office:value="-101.3344" calcext:value-type="float">
            <text:p>-101.3344</text:p>
          </table:table-cell>
          <table:table-cell office:value-type="float" office:value="0" calcext:value-type="float">
            <text:p>0</text:p>
          </table:table-cell>
          <table:table-cell office:value-type="float" office:value="226.3309" calcext:value-type="float">
            <text:p>226.3309</text:p>
          </table:table-cell>
          <table:table-cell office:value-type="float" office:value="291.9416" calcext:value-type="float">
            <text:p>291.9416</text:p>
          </table:table-cell>
          <table:table-cell office:value-type="float" office:value="931.8776" calcext:value-type="float">
            <text:p>931.8776</text:p>
          </table:table-cell>
          <table:table-cell office:value-type="float" office:value="858.42" calcext:value-type="float">
            <text:p>858.42</text:p>
          </table:table-cell>
          <table:table-cell office:value-type="float" office:value="846.6273" calcext:value-type="float">
            <text:p>846.6273</text:p>
          </table:table-cell>
          <table:table-cell office:value-type="float" office:value="864.6844" calcext:value-type="float">
            <text:p>864.6844</text:p>
          </table:table-cell>
          <table:table-cell office:value-type="float" office:value="321.6938" calcext:value-type="float">
            <text:p>321.6938</text:p>
          </table:table-cell>
          <table:table-cell office:value-type="float" office:value="438.9474" calcext:value-type="float">
            <text:p>438.9474</text:p>
          </table:table-cell>
          <table:table-cell office:value-type="float" office:value="382.0289" calcext:value-type="float">
            <text:p>382.0289</text:p>
          </table:table-cell>
          <table:table-cell office:value-type="float" office:value="324.7519" calcext:value-type="float">
            <text:p>324.751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062002" calcext:value-type="float">
            <text:p>16062002</text:p>
          </table:table-cell>
          <table:table-cell office:value-type="float" office:value="164.1796" calcext:value-type="float">
            <text:p>164.1796</text:p>
          </table:table-cell>
          <table:table-cell office:value-type="float" office:value="5456.141" calcext:value-type="float">
            <text:p>5456.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0.6647" calcext:value-type="float">
            <text:p>-100.6647</text:p>
          </table:table-cell>
          <table:table-cell office:value-type="float" office:value="281.5014" calcext:value-type="float">
            <text:p>281.5014</text:p>
          </table:table-cell>
          <table:table-cell office:value-type="float" office:value="0" calcext:value-type="float">
            <text:p>0</text:p>
          </table:table-cell>
          <table:table-cell office:value-type="float" office:value="70.80018" calcext:value-type="float">
            <text:p>70.80018</text:p>
          </table:table-cell>
          <table:table-cell office:value-type="float" office:value="27.34975" calcext:value-type="float">
            <text:p>27.34975</text:p>
          </table:table-cell>
          <table:table-cell office:value-type="float" office:value="0.02181469" calcext:value-type="float">
            <text:p>0.02181469</text:p>
          </table:table-cell>
          <table:table-cell office:value-type="float" office:value="0.3735035" calcext:value-type="float">
            <text:p>0.3735035</text:p>
          </table:table-cell>
          <table:table-cell office:value-type="float" office:value="0.2295557" calcext:value-type="float">
            <text:p>0.2295557</text:p>
          </table:table-cell>
          <table:table-cell office:value-type="float" office:value="0.5669924" calcext:value-type="float">
            <text:p>0.5669924</text:p>
          </table:table-cell>
          <table:table-cell office:value-type="float" office:value="360" calcext:value-type="float">
            <text:p>360</text:p>
          </table:table-cell>
          <table:table-cell office:value-type="float" office:value="-102.0395" calcext:value-type="float">
            <text:p>-102.0395</text:p>
          </table:table-cell>
          <table:table-cell office:value-type="float" office:value="0" calcext:value-type="float">
            <text:p>0</text:p>
          </table:table-cell>
          <table:table-cell office:value-type="float" office:value="226.3836" calcext:value-type="float">
            <text:p>226.3836</text:p>
          </table:table-cell>
          <table:table-cell office:value-type="float" office:value="291.8706" calcext:value-type="float">
            <text:p>291.8706</text:p>
          </table:table-cell>
          <table:table-cell office:value-type="float" office:value="931.6816" calcext:value-type="float">
            <text:p>931.6816</text:p>
          </table:table-cell>
          <table:table-cell office:value-type="float" office:value="858.3629" calcext:value-type="float">
            <text:p>858.3629</text:p>
          </table:table-cell>
          <table:table-cell office:value-type="float" office:value="846.5967" calcext:value-type="float">
            <text:p>846.5967</text:p>
          </table:table-cell>
          <table:table-cell office:value-type="float" office:value="864.6516" calcext:value-type="float">
            <text:p>864.6516</text:p>
          </table:table-cell>
          <table:table-cell office:value-type="float" office:value="321.6844" calcext:value-type="float">
            <text:p>321.6844</text:p>
          </table:table-cell>
          <table:table-cell office:value-type="float" office:value="438.9384" calcext:value-type="float">
            <text:p>438.9384</text:p>
          </table:table-cell>
          <table:table-cell office:value-type="float" office:value="382.0244" calcext:value-type="float">
            <text:p>382.0244</text:p>
          </table:table-cell>
          <table:table-cell office:value-type="float" office:value="324.7499" calcext:value-type="float">
            <text:p>324.749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062002" calcext:value-type="float">
            <text:p>17062002</text:p>
          </table:table-cell>
          <table:table-cell office:value-type="float" office:value="163.0975" calcext:value-type="float">
            <text:p>163.0975</text:p>
          </table:table-cell>
          <table:table-cell office:value-type="float" office:value="5456.197" calcext:value-type="float">
            <text:p>5456.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1.7858" calcext:value-type="float">
            <text:p>-101.7858</text:p>
          </table:table-cell>
          <table:table-cell office:value-type="float" office:value="288.782" calcext:value-type="float">
            <text:p>288.782</text:p>
          </table:table-cell>
          <table:table-cell office:value-type="float" office:value="0" calcext:value-type="float">
            <text:p>0</text:p>
          </table:table-cell>
          <table:table-cell office:value-type="float" office:value="70.99823" calcext:value-type="float">
            <text:p>70.99823</text:p>
          </table:table-cell>
          <table:table-cell office:value-type="float" office:value="26.81704" calcext:value-type="float">
            <text:p>26.81704</text:p>
          </table:table-cell>
          <table:table-cell office:value-type="float" office:value="0.02185272" calcext:value-type="float">
            <text:p>0.02185272</text:p>
          </table:table-cell>
          <table:table-cell office:value-type="float" office:value="0.3735035" calcext:value-type="float">
            <text:p>0.3735035</text:p>
          </table:table-cell>
          <table:table-cell office:value-type="float" office:value="0.2355365" calcext:value-type="float">
            <text:p>0.2355365</text:p>
          </table:table-cell>
          <table:table-cell office:value-type="float" office:value="0.6022318" calcext:value-type="float">
            <text:p>0.6022318</text:p>
          </table:table-cell>
          <table:table-cell office:value-type="float" office:value="360" calcext:value-type="float">
            <text:p>360</text:p>
          </table:table-cell>
          <table:table-cell office:value-type="float" office:value="-103.2018" calcext:value-type="float">
            <text:p>-103.2018</text:p>
          </table:table-cell>
          <table:table-cell office:value-type="float" office:value="0" calcext:value-type="float">
            <text:p>0</text:p>
          </table:table-cell>
          <table:table-cell office:value-type="float" office:value="226.4232" calcext:value-type="float">
            <text:p>226.4232</text:p>
          </table:table-cell>
          <table:table-cell office:value-type="float" office:value="291.7765" calcext:value-type="float">
            <text:p>291.7765</text:p>
          </table:table-cell>
          <table:table-cell office:value-type="float" office:value="931.436" calcext:value-type="float">
            <text:p>931.436</text:p>
          </table:table-cell>
          <table:table-cell office:value-type="float" office:value="858.2696" calcext:value-type="float">
            <text:p>858.2696</text:p>
          </table:table-cell>
          <table:table-cell office:value-type="float" office:value="846.5599" calcext:value-type="float">
            <text:p>846.5599</text:p>
          </table:table-cell>
          <table:table-cell office:value-type="float" office:value="864.6164" calcext:value-type="float">
            <text:p>864.6164</text:p>
          </table:table-cell>
          <table:table-cell office:value-type="float" office:value="321.6748" calcext:value-type="float">
            <text:p>321.6748</text:p>
          </table:table-cell>
          <table:table-cell office:value-type="float" office:value="438.9283" calcext:value-type="float">
            <text:p>438.9283</text:p>
          </table:table-cell>
          <table:table-cell office:value-type="float" office:value="382.0188" calcext:value-type="float">
            <text:p>382.0188</text:p>
          </table:table-cell>
          <table:table-cell office:value-type="float" office:value="324.748" calcext:value-type="float">
            <text:p>324.74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062002" calcext:value-type="float">
            <text:p>18062002</text:p>
          </table:table-cell>
          <table:table-cell office:value-type="float" office:value="162.1001" calcext:value-type="float">
            <text:p>162.1001</text:p>
          </table:table-cell>
          <table:table-cell office:value-type="float" office:value="5456.175" calcext:value-type="float">
            <text:p>5456.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2.8833" calcext:value-type="float">
            <text:p>-102.8833</text:p>
          </table:table-cell>
          <table:table-cell office:value-type="float" office:value="297.0479" calcext:value-type="float">
            <text:p>297.0479</text:p>
          </table:table-cell>
          <table:table-cell office:value-type="float" office:value="0" calcext:value-type="float">
            <text:p>0</text:p>
          </table:table-cell>
          <table:table-cell office:value-type="float" office:value="70.98494" calcext:value-type="float">
            <text:p>70.98494</text:p>
          </table:table-cell>
          <table:table-cell office:value-type="float" office:value="26.41496" calcext:value-type="float">
            <text:p>26.41496</text:p>
          </table:table-cell>
          <table:table-cell office:value-type="float" office:value="0.02198267" calcext:value-type="float">
            <text:p>0.02198267</text:p>
          </table:table-cell>
          <table:table-cell office:value-type="float" office:value="0.3735035" calcext:value-type="float">
            <text:p>0.3735035</text:p>
          </table:table-cell>
          <table:table-cell office:value-type="float" office:value="0.2399633" calcext:value-type="float">
            <text:p>0.2399633</text:p>
          </table:table-cell>
          <table:table-cell office:value-type="float" office:value="0.6231115" calcext:value-type="float">
            <text:p>0.6231115</text:p>
          </table:table-cell>
          <table:table-cell office:value-type="float" office:value="360" calcext:value-type="float">
            <text:p>360</text:p>
          </table:table-cell>
          <table:table-cell office:value-type="float" office:value="-104.3245" calcext:value-type="float">
            <text:p>-104.3245</text:p>
          </table:table-cell>
          <table:table-cell office:value-type="float" office:value="0" calcext:value-type="float">
            <text:p>0</text:p>
          </table:table-cell>
          <table:table-cell office:value-type="float" office:value="226.4402" calcext:value-type="float">
            <text:p>226.4402</text:p>
          </table:table-cell>
          <table:table-cell office:value-type="float" office:value="291.6606" calcext:value-type="float">
            <text:p>291.6606</text:p>
          </table:table-cell>
          <table:table-cell office:value-type="float" office:value="931.1405" calcext:value-type="float">
            <text:p>931.1405</text:p>
          </table:table-cell>
          <table:table-cell office:value-type="float" office:value="858.1585" calcext:value-type="float">
            <text:p>858.1585</text:p>
          </table:table-cell>
          <table:table-cell office:value-type="float" office:value="846.5161" calcext:value-type="float">
            <text:p>846.5161</text:p>
          </table:table-cell>
          <table:table-cell office:value-type="float" office:value="864.5776" calcext:value-type="float">
            <text:p>864.5776</text:p>
          </table:table-cell>
          <table:table-cell office:value-type="float" office:value="321.6646" calcext:value-type="float">
            <text:p>321.6646</text:p>
          </table:table-cell>
          <table:table-cell office:value-type="float" office:value="438.9182" calcext:value-type="float">
            <text:p>438.9182</text:p>
          </table:table-cell>
          <table:table-cell office:value-type="float" office:value="382.0126" calcext:value-type="float">
            <text:p>382.0126</text:p>
          </table:table-cell>
          <table:table-cell office:value-type="float" office:value="324.7462" calcext:value-type="float">
            <text:p>324.746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062002" calcext:value-type="float">
            <text:p>19062002</text:p>
          </table:table-cell>
          <table:table-cell office:value-type="float" office:value="161.1829" calcext:value-type="float">
            <text:p>161.1829</text:p>
          </table:table-cell>
          <table:table-cell office:value-type="float" office:value="5456.071" calcext:value-type="float">
            <text:p>5456.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3.8728" calcext:value-type="float">
            <text:p>-103.8728</text:p>
          </table:table-cell>
          <table:table-cell office:value-type="float" office:value="298.6799" calcext:value-type="float">
            <text:p>298.6799</text:p>
          </table:table-cell>
          <table:table-cell office:value-type="float" office:value="0" calcext:value-type="float">
            <text:p>0</text:p>
          </table:table-cell>
          <table:table-cell office:value-type="float" office:value="69.94553" calcext:value-type="float">
            <text:p>69.94553</text:p>
          </table:table-cell>
          <table:table-cell office:value-type="float" office:value="26.17089" calcext:value-type="float">
            <text:p>26.17089</text:p>
          </table:table-cell>
          <table:table-cell office:value-type="float" office:value="0.02213546" calcext:value-type="float">
            <text:p>0.02213546</text:p>
          </table:table-cell>
          <table:table-cell office:value-type="float" office:value="0.3735035" calcext:value-type="float">
            <text:p>0.3735035</text:p>
          </table:table-cell>
          <table:table-cell office:value-type="float" office:value="0.2442319" calcext:value-type="float">
            <text:p>0.2442319</text:p>
          </table:table-cell>
          <table:table-cell office:value-type="float" office:value="0.6369858" calcext:value-type="float">
            <text:p>0.6369858</text:p>
          </table:table-cell>
          <table:table-cell office:value-type="float" office:value="360" calcext:value-type="float">
            <text:p>360</text:p>
          </table:table-cell>
          <table:table-cell office:value-type="float" office:value="-105.332" calcext:value-type="float">
            <text:p>-105.332</text:p>
          </table:table-cell>
          <table:table-cell office:value-type="float" office:value="0" calcext:value-type="float">
            <text:p>0</text:p>
          </table:table-cell>
          <table:table-cell office:value-type="float" office:value="226.5118" calcext:value-type="float">
            <text:p>226.5118</text:p>
          </table:table-cell>
          <table:table-cell office:value-type="float" office:value="291.4762" calcext:value-type="float">
            <text:p>291.4762</text:p>
          </table:table-cell>
          <table:table-cell office:value-type="float" office:value="930.7434" calcext:value-type="float">
            <text:p>930.7434</text:p>
          </table:table-cell>
          <table:table-cell office:value-type="float" office:value="858.0206" calcext:value-type="float">
            <text:p>858.0206</text:p>
          </table:table-cell>
          <table:table-cell office:value-type="float" office:value="846.4605" calcext:value-type="float">
            <text:p>846.4605</text:p>
          </table:table-cell>
          <table:table-cell office:value-type="float" office:value="864.5329" calcext:value-type="float">
            <text:p>864.5329</text:p>
          </table:table-cell>
          <table:table-cell office:value-type="float" office:value="321.6532" calcext:value-type="float">
            <text:p>321.6532</text:p>
          </table:table-cell>
          <table:table-cell office:value-type="float" office:value="438.9081" calcext:value-type="float">
            <text:p>438.9081</text:p>
          </table:table-cell>
          <table:table-cell office:value-type="float" office:value="382.0061" calcext:value-type="float">
            <text:p>382.0061</text:p>
          </table:table-cell>
          <table:table-cell office:value-type="float" office:value="324.7443" calcext:value-type="float">
            <text:p>324.744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062002" calcext:value-type="float">
            <text:p>20062002</text:p>
          </table:table-cell>
          <table:table-cell office:value-type="float" office:value="160.1738" calcext:value-type="float">
            <text:p>160.1738</text:p>
          </table:table-cell>
          <table:table-cell office:value-type="float" office:value="5455.822" calcext:value-type="float">
            <text:p>5455.8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5.065" calcext:value-type="float">
            <text:p>-105.065</text:p>
          </table:table-cell>
          <table:table-cell office:value-type="float" office:value="308.0638" calcext:value-type="float">
            <text:p>308.0638</text:p>
          </table:table-cell>
          <table:table-cell office:value-type="float" office:value="0" calcext:value-type="float">
            <text:p>0</text:p>
          </table:table-cell>
          <table:table-cell office:value-type="float" office:value="68.90368" calcext:value-type="float">
            <text:p>68.90368</text:p>
          </table:table-cell>
          <table:table-cell office:value-type="float" office:value="25.98994" calcext:value-type="float">
            <text:p>25.98994</text:p>
          </table:table-cell>
          <table:table-cell office:value-type="float" office:value="0.02222632" calcext:value-type="float">
            <text:p>0.02222632</text:p>
          </table:table-cell>
          <table:table-cell office:value-type="float" office:value="0.3735035" calcext:value-type="float">
            <text:p>0.3735035</text:p>
          </table:table-cell>
          <table:table-cell office:value-type="float" office:value="0.2484738" calcext:value-type="float">
            <text:p>0.2484738</text:p>
          </table:table-cell>
          <table:table-cell office:value-type="float" office:value="0.6482281" calcext:value-type="float">
            <text:p>0.6482281</text:p>
          </table:table-cell>
          <table:table-cell office:value-type="float" office:value="360" calcext:value-type="float">
            <text:p>360</text:p>
          </table:table-cell>
          <table:table-cell office:value-type="float" office:value="-106.5396" calcext:value-type="float">
            <text:p>-106.5396</text:p>
          </table:table-cell>
          <table:table-cell office:value-type="float" office:value="0" calcext:value-type="float">
            <text:p>0</text:p>
          </table:table-cell>
          <table:table-cell office:value-type="float" office:value="226.5635" calcext:value-type="float">
            <text:p>226.5635</text:p>
          </table:table-cell>
          <table:table-cell office:value-type="float" office:value="291.2327" calcext:value-type="float">
            <text:p>291.2327</text:p>
          </table:table-cell>
          <table:table-cell office:value-type="float" office:value="930.2122" calcext:value-type="float">
            <text:p>930.2122</text:p>
          </table:table-cell>
          <table:table-cell office:value-type="float" office:value="857.8367" calcext:value-type="float">
            <text:p>857.8367</text:p>
          </table:table-cell>
          <table:table-cell office:value-type="float" office:value="846.3842" calcext:value-type="float">
            <text:p>846.3842</text:p>
          </table:table-cell>
          <table:table-cell office:value-type="float" office:value="864.4735" calcext:value-type="float">
            <text:p>864.4735</text:p>
          </table:table-cell>
          <table:table-cell office:value-type="float" office:value="321.6387" calcext:value-type="float">
            <text:p>321.6387</text:p>
          </table:table-cell>
          <table:table-cell office:value-type="float" office:value="438.8969" calcext:value-type="float">
            <text:p>438.8969</text:p>
          </table:table-cell>
          <table:table-cell office:value-type="float" office:value="381.9995" calcext:value-type="float">
            <text:p>381.9995</text:p>
          </table:table-cell>
          <table:table-cell office:value-type="float" office:value="324.7424" calcext:value-type="float">
            <text:p>324.742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1062002" calcext:value-type="float">
            <text:p>21062002</text:p>
          </table:table-cell>
          <table:table-cell office:value-type="float" office:value="159.262" calcext:value-type="float">
            <text:p>159.262</text:p>
          </table:table-cell>
          <table:table-cell office:value-type="float" office:value="5455.452" calcext:value-type="float">
            <text:p>5455.4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6.2902" calcext:value-type="float">
            <text:p>-106.2902</text:p>
          </table:table-cell>
          <table:table-cell office:value-type="float" office:value="309.6681" calcext:value-type="float">
            <text:p>309.6681</text:p>
          </table:table-cell>
          <table:table-cell office:value-type="float" office:value="0" calcext:value-type="float">
            <text:p>0</text:p>
          </table:table-cell>
          <table:table-cell office:value-type="float" office:value="68.31113" calcext:value-type="float">
            <text:p>68.31113</text:p>
          </table:table-cell>
          <table:table-cell office:value-type="float" office:value="25.92577" calcext:value-type="float">
            <text:p>25.92577</text:p>
          </table:table-cell>
          <table:table-cell office:value-type="float" office:value="0.0223625" calcext:value-type="float">
            <text:p>0.0223625</text:p>
          </table:table-cell>
          <table:table-cell office:value-type="float" office:value="0.3735035" calcext:value-type="float">
            <text:p>0.3735035</text:p>
          </table:table-cell>
          <table:table-cell office:value-type="float" office:value="0.2519197" calcext:value-type="float">
            <text:p>0.2519197</text:p>
          </table:table-cell>
          <table:table-cell office:value-type="float" office:value="0.6573927" calcext:value-type="float">
            <text:p>0.6573927</text:p>
          </table:table-cell>
          <table:table-cell office:value-type="float" office:value="360" calcext:value-type="float">
            <text:p>360</text:p>
          </table:table-cell>
          <table:table-cell office:value-type="float" office:value="-107.7773" calcext:value-type="float">
            <text:p>-107.7773</text:p>
          </table:table-cell>
          <table:table-cell office:value-type="float" office:value="0" calcext:value-type="float">
            <text:p>0</text:p>
          </table:table-cell>
          <table:table-cell office:value-type="float" office:value="226.591" calcext:value-type="float">
            <text:p>226.591</text:p>
          </table:table-cell>
          <table:table-cell office:value-type="float" office:value="290.9738" calcext:value-type="float">
            <text:p>290.9738</text:p>
          </table:table-cell>
          <table:table-cell office:value-type="float" office:value="929.6348" calcext:value-type="float">
            <text:p>929.6348</text:p>
          </table:table-cell>
          <table:table-cell office:value-type="float" office:value="857.6246" calcext:value-type="float">
            <text:p>857.6246</text:p>
          </table:table-cell>
          <table:table-cell office:value-type="float" office:value="846.2947" calcext:value-type="float">
            <text:p>846.2947</text:p>
          </table:table-cell>
          <table:table-cell office:value-type="float" office:value="864.4041" calcext:value-type="float">
            <text:p>864.4041</text:p>
          </table:table-cell>
          <table:table-cell office:value-type="float" office:value="321.621" calcext:value-type="float">
            <text:p>321.621</text:p>
          </table:table-cell>
          <table:table-cell office:value-type="float" office:value="438.8845" calcext:value-type="float">
            <text:p>438.8845</text:p>
          </table:table-cell>
          <table:table-cell office:value-type="float" office:value="381.9924" calcext:value-type="float">
            <text:p>381.9924</text:p>
          </table:table-cell>
          <table:table-cell office:value-type="float" office:value="324.7402" calcext:value-type="float">
            <text:p>324.740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2062002" calcext:value-type="float">
            <text:p>22062002</text:p>
          </table:table-cell>
          <table:table-cell office:value-type="float" office:value="158.4148" calcext:value-type="float">
            <text:p>158.4148</text:p>
          </table:table-cell>
          <table:table-cell office:value-type="float" office:value="5455.056" calcext:value-type="float">
            <text:p>5455.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7.4846" calcext:value-type="float">
            <text:p>-107.4846</text:p>
          </table:table-cell>
          <table:table-cell office:value-type="float" office:value="314.8973" calcext:value-type="float">
            <text:p>314.8973</text:p>
          </table:table-cell>
          <table:table-cell office:value-type="float" office:value="0" calcext:value-type="float">
            <text:p>0</text:p>
          </table:table-cell>
          <table:table-cell office:value-type="float" office:value="67.90669" calcext:value-type="float">
            <text:p>67.90669</text:p>
          </table:table-cell>
          <table:table-cell office:value-type="float" office:value="25.89453" calcext:value-type="float">
            <text:p>25.89453</text:p>
          </table:table-cell>
          <table:table-cell office:value-type="float" office:value="0.02251035" calcext:value-type="float">
            <text:p>0.02251035</text:p>
          </table:table-cell>
          <table:table-cell office:value-type="float" office:value="0.3735035" calcext:value-type="float">
            <text:p>0.3735035</text:p>
          </table:table-cell>
          <table:table-cell office:value-type="float" office:value="0.2544088" calcext:value-type="float">
            <text:p>0.2544088</text:p>
          </table:table-cell>
          <table:table-cell office:value-type="float" office:value="0.6648371" calcext:value-type="float">
            <text:p>0.6648371</text:p>
          </table:table-cell>
          <table:table-cell office:value-type="float" office:value="360" calcext:value-type="float">
            <text:p>360</text:p>
          </table:table-cell>
          <table:table-cell office:value-type="float" office:value="-108.9815" calcext:value-type="float">
            <text:p>-108.9815</text:p>
          </table:table-cell>
          <table:table-cell office:value-type="float" office:value="0" calcext:value-type="float">
            <text:p>0</text:p>
          </table:table-cell>
          <table:table-cell office:value-type="float" office:value="226.6173" calcext:value-type="float">
            <text:p>226.6173</text:p>
          </table:table-cell>
          <table:table-cell office:value-type="float" office:value="290.7261" calcext:value-type="float">
            <text:p>290.7261</text:p>
          </table:table-cell>
          <table:table-cell office:value-type="float" office:value="929.0728" calcext:value-type="float">
            <text:p>929.0728</text:p>
          </table:table-cell>
          <table:table-cell office:value-type="float" office:value="857.4068" calcext:value-type="float">
            <text:p>857.4068</text:p>
          </table:table-cell>
          <table:table-cell office:value-type="float" office:value="846.2036" calcext:value-type="float">
            <text:p>846.2036</text:p>
          </table:table-cell>
          <table:table-cell office:value-type="float" office:value="864.3285" calcext:value-type="float">
            <text:p>864.3285</text:p>
          </table:table-cell>
          <table:table-cell office:value-type="float" office:value="321.6013" calcext:value-type="float">
            <text:p>321.6013</text:p>
          </table:table-cell>
          <table:table-cell office:value-type="float" office:value="438.8702" calcext:value-type="float">
            <text:p>438.8702</text:p>
          </table:table-cell>
          <table:table-cell office:value-type="float" office:value="381.9852" calcext:value-type="float">
            <text:p>381.9852</text:p>
          </table:table-cell>
          <table:table-cell office:value-type="float" office:value="324.738" calcext:value-type="float">
            <text:p>324.73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3062002" calcext:value-type="float">
            <text:p>23062002</text:p>
          </table:table-cell>
          <table:table-cell office:value-type="float" office:value="157.3627" calcext:value-type="float">
            <text:p>157.3627</text:p>
          </table:table-cell>
          <table:table-cell office:value-type="float" office:value="5454.761" calcext:value-type="float">
            <text:p>5454.7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8.4048" calcext:value-type="float">
            <text:p>-108.4048</text:p>
          </table:table-cell>
          <table:table-cell office:value-type="float" office:value="317.118" calcext:value-type="float">
            <text:p>317.118</text:p>
          </table:table-cell>
          <table:table-cell office:value-type="float" office:value="0" calcext:value-type="float">
            <text:p>0</text:p>
          </table:table-cell>
          <table:table-cell office:value-type="float" office:value="67.43688" calcext:value-type="float">
            <text:p>67.43688</text:p>
          </table:table-cell>
          <table:table-cell office:value-type="float" office:value="25.62288" calcext:value-type="float">
            <text:p>25.62288</text:p>
          </table:table-cell>
          <table:table-cell office:value-type="float" office:value="0.02250549" calcext:value-type="float">
            <text:p>0.02250549</text:p>
          </table:table-cell>
          <table:table-cell office:value-type="float" office:value="0.4061501" calcext:value-type="float">
            <text:p>0.4061501</text:p>
          </table:table-cell>
          <table:table-cell office:value-type="float" office:value="0.2614789" calcext:value-type="float">
            <text:p>0.2614789</text:p>
          </table:table-cell>
          <table:table-cell office:value-type="float" office:value="0.677368" calcext:value-type="float">
            <text:p>0.677368</text:p>
          </table:table-cell>
          <table:table-cell office:value-type="float" office:value="360" calcext:value-type="float">
            <text:p>360</text:p>
          </table:table-cell>
          <table:table-cell office:value-type="float" office:value="-109.9561" calcext:value-type="float">
            <text:p>-109.9561</text:p>
          </table:table-cell>
          <table:table-cell office:value-type="float" office:value="0" calcext:value-type="float">
            <text:p>0</text:p>
          </table:table-cell>
          <table:table-cell office:value-type="float" office:value="226.6812" calcext:value-type="float">
            <text:p>226.6812</text:p>
          </table:table-cell>
          <table:table-cell office:value-type="float" office:value="290.5152" calcext:value-type="float">
            <text:p>290.5152</text:p>
          </table:table-cell>
          <table:table-cell office:value-type="float" office:value="928.5688" calcext:value-type="float">
            <text:p>928.5688</text:p>
          </table:table-cell>
          <table:table-cell office:value-type="float" office:value="857.1984" calcext:value-type="float">
            <text:p>857.1984</text:p>
          </table:table-cell>
          <table:table-cell office:value-type="float" office:value="846.1115" calcext:value-type="float">
            <text:p>846.1115</text:p>
          </table:table-cell>
          <table:table-cell office:value-type="float" office:value="864.2509" calcext:value-type="float">
            <text:p>864.2509</text:p>
          </table:table-cell>
          <table:table-cell office:value-type="float" office:value="321.5817" calcext:value-type="float">
            <text:p>321.5817</text:p>
          </table:table-cell>
          <table:table-cell office:value-type="float" office:value="438.8531" calcext:value-type="float">
            <text:p>438.8531</text:p>
          </table:table-cell>
          <table:table-cell office:value-type="float" office:value="381.9779" calcext:value-type="float">
            <text:p>381.9779</text:p>
          </table:table-cell>
          <table:table-cell office:value-type="float" office:value="324.7355" calcext:value-type="float">
            <text:p>324.735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4062002" calcext:value-type="float">
            <text:p>24062002</text:p>
          </table:table-cell>
          <table:table-cell office:value-type="float" office:value="156.382" calcext:value-type="float">
            <text:p>156.382</text:p>
          </table:table-cell>
          <table:table-cell office:value-type="float" office:value="5454.458" calcext:value-type="float">
            <text:p>5454.4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9.797" calcext:value-type="float">
            <text:p>-109.797</text:p>
          </table:table-cell>
          <table:table-cell office:value-type="float" office:value="322.3231" calcext:value-type="float">
            <text:p>322.3231</text:p>
          </table:table-cell>
          <table:table-cell office:value-type="float" office:value="0" calcext:value-type="float">
            <text:p>0</text:p>
          </table:table-cell>
          <table:table-cell office:value-type="float" office:value="67.2547" calcext:value-type="float">
            <text:p>67.2547</text:p>
          </table:table-cell>
          <table:table-cell office:value-type="float" office:value="25.47321" calcext:value-type="float">
            <text:p>25.47321</text:p>
          </table:table-cell>
          <table:table-cell office:value-type="float" office:value="0.02256646" calcext:value-type="float">
            <text:p>0.02256646</text:p>
          </table:table-cell>
          <table:table-cell office:value-type="float" office:value="0.4061501" calcext:value-type="float">
            <text:p>0.4061501</text:p>
          </table:table-cell>
          <table:table-cell office:value-type="float" office:value="0.2680781" calcext:value-type="float">
            <text:p>0.2680781</text:p>
          </table:table-cell>
          <table:table-cell office:value-type="float" office:value="0.6969645" calcext:value-type="float">
            <text:p>0.6969645</text:p>
          </table:table-cell>
          <table:table-cell office:value-type="float" office:value="360" calcext:value-type="float">
            <text:p>360</text:p>
          </table:table-cell>
          <table:table-cell office:value-type="float" office:value="-111.3744" calcext:value-type="float">
            <text:p>-111.3744</text:p>
          </table:table-cell>
          <table:table-cell office:value-type="float" office:value="0" calcext:value-type="float">
            <text:p>0</text:p>
          </table:table-cell>
          <table:table-cell office:value-type="float" office:value="226.6681" calcext:value-type="float">
            <text:p>226.6681</text:p>
          </table:table-cell>
          <table:table-cell office:value-type="float" office:value="290.2924" calcext:value-type="float">
            <text:p>290.2924</text:p>
          </table:table-cell>
          <table:table-cell office:value-type="float" office:value="928.0677" calcext:value-type="float">
            <text:p>928.0677</text:p>
          </table:table-cell>
          <table:table-cell office:value-type="float" office:value="857.006" calcext:value-type="float">
            <text:p>857.006</text:p>
          </table:table-cell>
          <table:table-cell office:value-type="float" office:value="846.0268" calcext:value-type="float">
            <text:p>846.0268</text:p>
          </table:table-cell>
          <table:table-cell office:value-type="float" office:value="864.1789" calcext:value-type="float">
            <text:p>864.1789</text:p>
          </table:table-cell>
          <table:table-cell office:value-type="float" office:value="321.562" calcext:value-type="float">
            <text:p>321.562</text:p>
          </table:table-cell>
          <table:table-cell office:value-type="float" office:value="438.836" calcext:value-type="float">
            <text:p>438.836</text:p>
          </table:table-cell>
          <table:table-cell office:value-type="float" office:value="381.9705" calcext:value-type="float">
            <text:p>381.9705</text:p>
          </table:table-cell>
          <table:table-cell office:value-type="float" office:value="324.733" calcext:value-type="float">
            <text:p>324.73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062002" calcext:value-type="float">
            <text:p>25062002</text:p>
          </table:table-cell>
          <table:table-cell office:value-type="float" office:value="155.6118" calcext:value-type="float">
            <text:p>155.6118</text:p>
          </table:table-cell>
          <table:table-cell office:value-type="float" office:value="5454.097" calcext:value-type="float">
            <text:p>5454.0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915" calcext:value-type="float">
            <text:p>-110.915</text:p>
          </table:table-cell>
          <table:table-cell office:value-type="float" office:value="326.1682" calcext:value-type="float">
            <text:p>326.1682</text:p>
          </table:table-cell>
          <table:table-cell office:value-type="float" office:value="0" calcext:value-type="float">
            <text:p>0</text:p>
          </table:table-cell>
          <table:table-cell office:value-type="float" office:value="66.91436" calcext:value-type="float">
            <text:p>66.91436</text:p>
          </table:table-cell>
          <table:table-cell office:value-type="float" office:value="25.43366" calcext:value-type="float">
            <text:p>25.43366</text:p>
          </table:table-cell>
          <table:table-cell office:value-type="float" office:value="0.02270083" calcext:value-type="float">
            <text:p>0.02270083</text:p>
          </table:table-cell>
          <table:table-cell office:value-type="float" office:value="0.4061501" calcext:value-type="float">
            <text:p>0.4061501</text:p>
          </table:table-cell>
          <table:table-cell office:value-type="float" office:value="0.2720802" calcext:value-type="float">
            <text:p>0.2720802</text:p>
          </table:table-cell>
          <table:table-cell office:value-type="float" office:value="0.7065936" calcext:value-type="float">
            <text:p>0.7065936</text:p>
          </table:table-cell>
          <table:table-cell office:value-type="float" office:value="360" calcext:value-type="float">
            <text:p>360</text:p>
          </table:table-cell>
          <table:table-cell office:value-type="float" office:value="-112.5059" calcext:value-type="float">
            <text:p>-112.5059</text:p>
          </table:table-cell>
          <table:table-cell office:value-type="float" office:value="0" calcext:value-type="float">
            <text:p>0</text:p>
          </table:table-cell>
          <table:table-cell office:value-type="float" office:value="226.6987" calcext:value-type="float">
            <text:p>226.6987</text:p>
          </table:table-cell>
          <table:table-cell office:value-type="float" office:value="290.074" calcext:value-type="float">
            <text:p>290.074</text:p>
          </table:table-cell>
          <table:table-cell office:value-type="float" office:value="927.5674" calcext:value-type="float">
            <text:p>927.5674</text:p>
          </table:table-cell>
          <table:table-cell office:value-type="float" office:value="856.8083" calcext:value-type="float">
            <text:p>856.8083</text:p>
          </table:table-cell>
          <table:table-cell office:value-type="float" office:value="845.9397" calcext:value-type="float">
            <text:p>845.9397</text:p>
          </table:table-cell>
          <table:table-cell office:value-type="float" office:value="864.1067" calcext:value-type="float">
            <text:p>864.1067</text:p>
          </table:table-cell>
          <table:table-cell office:value-type="float" office:value="321.5422" calcext:value-type="float">
            <text:p>321.5422</text:p>
          </table:table-cell>
          <table:table-cell office:value-type="float" office:value="438.8187" calcext:value-type="float">
            <text:p>438.8187</text:p>
          </table:table-cell>
          <table:table-cell office:value-type="float" office:value="381.963" calcext:value-type="float">
            <text:p>381.963</text:p>
          </table:table-cell>
          <table:table-cell office:value-type="float" office:value="324.7304" calcext:value-type="float">
            <text:p>324.730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062002" calcext:value-type="float">
            <text:p>26062002</text:p>
          </table:table-cell>
          <table:table-cell office:value-type="float" office:value="154.6049" calcext:value-type="float">
            <text:p>154.6049</text:p>
          </table:table-cell>
          <table:table-cell office:value-type="float" office:value="5453.837" calcext:value-type="float">
            <text:p>5453.8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1.8913" calcext:value-type="float">
            <text:p>-111.8913</text:p>
          </table:table-cell>
          <table:table-cell office:value-type="float" office:value="330.3686" calcext:value-type="float">
            <text:p>330.3686</text:p>
          </table:table-cell>
          <table:table-cell office:value-type="float" office:value="0" calcext:value-type="float">
            <text:p>0</text:p>
          </table:table-cell>
          <table:table-cell office:value-type="float" office:value="66.74736" calcext:value-type="float">
            <text:p>66.74736</text:p>
          </table:table-cell>
          <table:table-cell office:value-type="float" office:value="25.17233" calcext:value-type="float">
            <text:p>25.17233</text:p>
          </table:table-cell>
          <table:table-cell office:value-type="float" office:value="0.02272796" calcext:value-type="float">
            <text:p>0.02272796</text:p>
          </table:table-cell>
          <table:table-cell office:value-type="float" office:value="0.4061501" calcext:value-type="float">
            <text:p>0.4061501</text:p>
          </table:table-cell>
          <table:table-cell office:value-type="float" office:value="0.2784539" calcext:value-type="float">
            <text:p>0.2784539</text:p>
          </table:table-cell>
          <table:table-cell office:value-type="float" office:value="0.7192396" calcext:value-type="float">
            <text:p>0.7192396</text:p>
          </table:table-cell>
          <table:table-cell office:value-type="float" office:value="360" calcext:value-type="float">
            <text:p>360</text:p>
          </table:table-cell>
          <table:table-cell office:value-type="float" office:value="-113.5012" calcext:value-type="float">
            <text:p>-113.5012</text:p>
          </table:table-cell>
          <table:table-cell office:value-type="float" office:value="0" calcext:value-type="float">
            <text:p>0</text:p>
          </table:table-cell>
          <table:table-cell office:value-type="float" office:value="226.7181" calcext:value-type="float">
            <text:p>226.7181</text:p>
          </table:table-cell>
          <table:table-cell office:value-type="float" office:value="289.8994" calcext:value-type="float">
            <text:p>289.8994</text:p>
          </table:table-cell>
          <table:table-cell office:value-type="float" office:value="927.1149" calcext:value-type="float">
            <text:p>927.1149</text:p>
          </table:table-cell>
          <table:table-cell office:value-type="float" office:value="856.6179" calcext:value-type="float">
            <text:p>856.6179</text:p>
          </table:table-cell>
          <table:table-cell office:value-type="float" office:value="845.8538" calcext:value-type="float">
            <text:p>845.8538</text:p>
          </table:table-cell>
          <table:table-cell office:value-type="float" office:value="864.0335" calcext:value-type="float">
            <text:p>864.0335</text:p>
          </table:table-cell>
          <table:table-cell office:value-type="float" office:value="321.5222" calcext:value-type="float">
            <text:p>321.5222</text:p>
          </table:table-cell>
          <table:table-cell office:value-type="float" office:value="438.8013" calcext:value-type="float">
            <text:p>438.8013</text:p>
          </table:table-cell>
          <table:table-cell office:value-type="float" office:value="381.9555" calcext:value-type="float">
            <text:p>381.9555</text:p>
          </table:table-cell>
          <table:table-cell office:value-type="float" office:value="324.7278" calcext:value-type="float">
            <text:p>324.727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7062002" calcext:value-type="float">
            <text:p>27062002</text:p>
          </table:table-cell>
          <table:table-cell office:value-type="float" office:value="153.1093" calcext:value-type="float">
            <text:p>153.1093</text:p>
          </table:table-cell>
          <table:table-cell office:value-type="float" office:value="5453.692" calcext:value-type="float">
            <text:p>5453.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3.1153" calcext:value-type="float">
            <text:p>-113.1153</text:p>
          </table:table-cell>
          <table:table-cell office:value-type="float" office:value="333.2256" calcext:value-type="float">
            <text:p>333.2256</text:p>
          </table:table-cell>
          <table:table-cell office:value-type="float" office:value="0" calcext:value-type="float">
            <text:p>0</text:p>
          </table:table-cell>
          <table:table-cell office:value-type="float" office:value="66.82981" calcext:value-type="float">
            <text:p>66.82981</text:p>
          </table:table-cell>
          <table:table-cell office:value-type="float" office:value="24.43506" calcext:value-type="float">
            <text:p>24.43506</text:p>
          </table:table-cell>
          <table:table-cell office:value-type="float" office:value="0.02261321" calcext:value-type="float">
            <text:p>0.02261321</text:p>
          </table:table-cell>
          <table:table-cell office:value-type="float" office:value="0.5792613" calcext:value-type="float">
            <text:p>0.5792613</text:p>
          </table:table-cell>
          <table:table-cell office:value-type="float" office:value="0.2882833" calcext:value-type="float">
            <text:p>0.2882833</text:p>
          </table:table-cell>
          <table:table-cell office:value-type="float" office:value="0.743201" calcext:value-type="float">
            <text:p>0.743201</text:p>
          </table:table-cell>
          <table:table-cell office:value-type="float" office:value="360" calcext:value-type="float">
            <text:p>360</text:p>
          </table:table-cell>
          <table:table-cell office:value-type="float" office:value="-114.9488" calcext:value-type="float">
            <text:p>-114.9488</text:p>
          </table:table-cell>
          <table:table-cell office:value-type="float" office:value="0" calcext:value-type="float">
            <text:p>0</text:p>
          </table:table-cell>
          <table:table-cell office:value-type="float" office:value="226.7615" calcext:value-type="float">
            <text:p>226.7615</text:p>
          </table:table-cell>
          <table:table-cell office:value-type="float" office:value="289.7428" calcext:value-type="float">
            <text:p>289.7428</text:p>
          </table:table-cell>
          <table:table-cell office:value-type="float" office:value="926.6946" calcext:value-type="float">
            <text:p>926.6946</text:p>
          </table:table-cell>
          <table:table-cell office:value-type="float" office:value="856.4447" calcext:value-type="float">
            <text:p>856.4447</text:p>
          </table:table-cell>
          <table:table-cell office:value-type="float" office:value="845.7724" calcext:value-type="float">
            <text:p>845.7724</text:p>
          </table:table-cell>
          <table:table-cell office:value-type="float" office:value="863.9633" calcext:value-type="float">
            <text:p>863.9633</text:p>
          </table:table-cell>
          <table:table-cell office:value-type="float" office:value="321.5035" calcext:value-type="float">
            <text:p>321.5035</text:p>
          </table:table-cell>
          <table:table-cell office:value-type="float" office:value="438.7841" calcext:value-type="float">
            <text:p>438.7841</text:p>
          </table:table-cell>
          <table:table-cell office:value-type="float" office:value="381.9479" calcext:value-type="float">
            <text:p>381.9479</text:p>
          </table:table-cell>
          <table:table-cell office:value-type="float" office:value="324.7249" calcext:value-type="float">
            <text:p>324.724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8062002" calcext:value-type="float">
            <text:p>28062002</text:p>
          </table:table-cell>
          <table:table-cell office:value-type="float" office:value="151.9535" calcext:value-type="float">
            <text:p>151.9535</text:p>
          </table:table-cell>
          <table:table-cell office:value-type="float" office:value="5453.463" calcext:value-type="float">
            <text:p>5453.4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4.5903" calcext:value-type="float">
            <text:p>-114.5903</text:p>
          </table:table-cell>
          <table:table-cell office:value-type="float" office:value="338.5618" calcext:value-type="float">
            <text:p>338.5618</text:p>
          </table:table-cell>
          <table:table-cell office:value-type="float" office:value="0" calcext:value-type="float">
            <text:p>0</text:p>
          </table:table-cell>
          <table:table-cell office:value-type="float" office:value="66.51144" calcext:value-type="float">
            <text:p>66.51144</text:p>
          </table:table-cell>
          <table:table-cell office:value-type="float" office:value="24.10707" calcext:value-type="float">
            <text:p>24.10707</text:p>
          </table:table-cell>
          <table:table-cell office:value-type="float" office:value="0.02266287" calcext:value-type="float">
            <text:p>0.02266287</text:p>
          </table:table-cell>
          <table:table-cell office:value-type="float" office:value="0.5792613" calcext:value-type="float">
            <text:p>0.5792613</text:p>
          </table:table-cell>
          <table:table-cell office:value-type="float" office:value="0.2949796" calcext:value-type="float">
            <text:p>0.2949796</text:p>
          </table:table-cell>
          <table:table-cell office:value-type="float" office:value="0.766508" calcext:value-type="float">
            <text:p>0.766508</text:p>
          </table:table-cell>
          <table:table-cell office:value-type="float" office:value="360" calcext:value-type="float">
            <text:p>360</text:p>
          </table:table-cell>
          <table:table-cell office:value-type="float" office:value="-116.4537" calcext:value-type="float">
            <text:p>-116.4537</text:p>
          </table:table-cell>
          <table:table-cell office:value-type="float" office:value="0" calcext:value-type="float">
            <text:p>0</text:p>
          </table:table-cell>
          <table:table-cell office:value-type="float" office:value="226.7823" calcext:value-type="float">
            <text:p>226.7823</text:p>
          </table:table-cell>
          <table:table-cell office:value-type="float" office:value="289.5318" calcext:value-type="float">
            <text:p>289.5318</text:p>
          </table:table-cell>
          <table:table-cell office:value-type="float" office:value="926.2181" calcext:value-type="float">
            <text:p>926.2181</text:p>
          </table:table-cell>
          <table:table-cell office:value-type="float" office:value="856.2569" calcext:value-type="float">
            <text:p>856.2569</text:p>
          </table:table-cell>
          <table:table-cell office:value-type="float" office:value="845.6872" calcext:value-type="float">
            <text:p>845.6872</text:p>
          </table:table-cell>
          <table:table-cell office:value-type="float" office:value="863.894" calcext:value-type="float">
            <text:p>863.894</text:p>
          </table:table-cell>
          <table:table-cell office:value-type="float" office:value="321.4845" calcext:value-type="float">
            <text:p>321.4845</text:p>
          </table:table-cell>
          <table:table-cell office:value-type="float" office:value="438.7669" calcext:value-type="float">
            <text:p>438.7669</text:p>
          </table:table-cell>
          <table:table-cell office:value-type="float" office:value="381.9403" calcext:value-type="float">
            <text:p>381.9403</text:p>
          </table:table-cell>
          <table:table-cell office:value-type="float" office:value="324.7222" calcext:value-type="float">
            <text:p>324.722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062002" calcext:value-type="float">
            <text:p>29062002</text:p>
          </table:table-cell>
          <table:table-cell office:value-type="float" office:value="151.0451" calcext:value-type="float">
            <text:p>151.0451</text:p>
          </table:table-cell>
          <table:table-cell office:value-type="float" office:value="5453.087" calcext:value-type="float">
            <text:p>5453.0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5.862" calcext:value-type="float">
            <text:p>-115.862</text:p>
          </table:table-cell>
          <table:table-cell office:value-type="float" office:value="342.7876" calcext:value-type="float">
            <text:p>342.7876</text:p>
          </table:table-cell>
          <table:table-cell office:value-type="float" office:value="0" calcext:value-type="float">
            <text:p>0</text:p>
          </table:table-cell>
          <table:table-cell office:value-type="float" office:value="65.93774" calcext:value-type="float">
            <text:p>65.93774</text:p>
          </table:table-cell>
          <table:table-cell office:value-type="float" office:value="24.01676" calcext:value-type="float">
            <text:p>24.01676</text:p>
          </table:table-cell>
          <table:table-cell office:value-type="float" office:value="0.0227463" calcext:value-type="float">
            <text:p>0.0227463</text:p>
          </table:table-cell>
          <table:table-cell office:value-type="float" office:value="0.5792613" calcext:value-type="float">
            <text:p>0.5792613</text:p>
          </table:table-cell>
          <table:table-cell office:value-type="float" office:value="0.3004171" calcext:value-type="float">
            <text:p>0.3004171</text:p>
          </table:table-cell>
          <table:table-cell office:value-type="float" office:value="0.7789941" calcext:value-type="float">
            <text:p>0.7789941</text:p>
          </table:table-cell>
          <table:table-cell office:value-type="float" office:value="360" calcext:value-type="float">
            <text:p>360</text:p>
          </table:table-cell>
          <table:table-cell office:value-type="float" office:value="-117.7432" calcext:value-type="float">
            <text:p>-117.7432</text:p>
          </table:table-cell>
          <table:table-cell office:value-type="float" office:value="0" calcext:value-type="float">
            <text:p>0</text:p>
          </table:table-cell>
          <table:table-cell office:value-type="float" office:value="226.8221" calcext:value-type="float">
            <text:p>226.8221</text:p>
          </table:table-cell>
          <table:table-cell office:value-type="float" office:value="289.295" calcext:value-type="float">
            <text:p>289.295</text:p>
          </table:table-cell>
          <table:table-cell office:value-type="float" office:value="925.6642" calcext:value-type="float">
            <text:p>925.6642</text:p>
          </table:table-cell>
          <table:table-cell office:value-type="float" office:value="856.0372" calcext:value-type="float">
            <text:p>856.0372</text:p>
          </table:table-cell>
          <table:table-cell office:value-type="float" office:value="845.5908" calcext:value-type="float">
            <text:p>845.5908</text:p>
          </table:table-cell>
          <table:table-cell office:value-type="float" office:value="863.8151" calcext:value-type="float">
            <text:p>863.8151</text:p>
          </table:table-cell>
          <table:table-cell office:value-type="float" office:value="321.4635" calcext:value-type="float">
            <text:p>321.4635</text:p>
          </table:table-cell>
          <table:table-cell office:value-type="float" office:value="438.7495" calcext:value-type="float">
            <text:p>438.7495</text:p>
          </table:table-cell>
          <table:table-cell office:value-type="float" office:value="381.9327" calcext:value-type="float">
            <text:p>381.9327</text:p>
          </table:table-cell>
          <table:table-cell office:value-type="float" office:value="324.7194" calcext:value-type="float">
            <text:p>324.719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0062002" calcext:value-type="float">
            <text:p>30062002</text:p>
          </table:table-cell>
          <table:table-cell office:value-type="float" office:value="150.1375" calcext:value-type="float">
            <text:p>150.1375</text:p>
          </table:table-cell>
          <table:table-cell office:value-type="float" office:value="5452.638" calcext:value-type="float">
            <text:p>5452.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7.1822" calcext:value-type="float">
            <text:p>-117.1822</text:p>
          </table:table-cell>
          <table:table-cell office:value-type="float" office:value="349.0155" calcext:value-type="float">
            <text:p>349.0155</text:p>
          </table:table-cell>
          <table:table-cell office:value-type="float" office:value="0" calcext:value-type="float">
            <text:p>0</text:p>
          </table:table-cell>
          <table:table-cell office:value-type="float" office:value="65.45898" calcext:value-type="float">
            <text:p>65.45898</text:p>
          </table:table-cell>
          <table:table-cell office:value-type="float" office:value="23.9616" calcext:value-type="float">
            <text:p>23.9616</text:p>
          </table:table-cell>
          <table:table-cell office:value-type="float" office:value="0.02284838" calcext:value-type="float">
            <text:p>0.02284838</text:p>
          </table:table-cell>
          <table:table-cell office:value-type="float" office:value="0.5792613" calcext:value-type="float">
            <text:p>0.5792613</text:p>
          </table:table-cell>
          <table:table-cell office:value-type="float" office:value="0.3047065" calcext:value-type="float">
            <text:p>0.3047065</text:p>
          </table:table-cell>
          <table:table-cell office:value-type="float" office:value="0.7870865" calcext:value-type="float">
            <text:p>0.7870865</text:p>
          </table:table-cell>
          <table:table-cell office:value-type="float" office:value="360" calcext:value-type="float">
            <text:p>360</text:p>
          </table:table-cell>
          <table:table-cell office:value-type="float" office:value="-119.0757" calcext:value-type="float">
            <text:p>-119.0757</text:p>
          </table:table-cell>
          <table:table-cell office:value-type="float" office:value="0" calcext:value-type="float">
            <text:p>0</text:p>
          </table:table-cell>
          <table:table-cell office:value-type="float" office:value="226.8571" calcext:value-type="float">
            <text:p>226.8571</text:p>
          </table:table-cell>
          <table:table-cell office:value-type="float" office:value="289.0448" calcext:value-type="float">
            <text:p>289.0448</text:p>
          </table:table-cell>
          <table:table-cell office:value-type="float" office:value="925.0688" calcext:value-type="float">
            <text:p>925.0688</text:p>
          </table:table-cell>
          <table:table-cell office:value-type="float" office:value="855.7922" calcext:value-type="float">
            <text:p>855.7922</text:p>
          </table:table-cell>
          <table:table-cell office:value-type="float" office:value="845.4852" calcext:value-type="float">
            <text:p>845.4852</text:p>
          </table:table-cell>
          <table:table-cell office:value-type="float" office:value="863.7272" calcext:value-type="float">
            <text:p>863.7272</text:p>
          </table:table-cell>
          <table:table-cell office:value-type="float" office:value="321.4403" calcext:value-type="float">
            <text:p>321.4403</text:p>
          </table:table-cell>
          <table:table-cell office:value-type="float" office:value="438.7307" calcext:value-type="float">
            <text:p>438.7307</text:p>
          </table:table-cell>
          <table:table-cell office:value-type="float" office:value="381.925" calcext:value-type="float">
            <text:p>381.925</text:p>
          </table:table-cell>
          <table:table-cell office:value-type="float" office:value="324.7166" calcext:value-type="float">
            <text:p>324.716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72002" calcext:value-type="float">
            <text:p>1072002</text:p>
          </table:table-cell>
          <table:table-cell office:value-type="float" office:value="149.1701" calcext:value-type="float">
            <text:p>149.1701</text:p>
          </table:table-cell>
          <table:table-cell office:value-type="float" office:value="5452.109" calcext:value-type="float">
            <text:p>5452.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8.6207" calcext:value-type="float">
            <text:p>-118.6207</text:p>
          </table:table-cell>
          <table:table-cell office:value-type="float" office:value="355.2231" calcext:value-type="float">
            <text:p>355.2231</text:p>
          </table:table-cell>
          <table:table-cell office:value-type="float" office:value="0" calcext:value-type="float">
            <text:p>0</text:p>
          </table:table-cell>
          <table:table-cell office:value-type="float" office:value="64.89783" calcext:value-type="float">
            <text:p>64.89783</text:p>
          </table:table-cell>
          <table:table-cell office:value-type="float" office:value="23.92689" calcext:value-type="float">
            <text:p>23.92689</text:p>
          </table:table-cell>
          <table:table-cell office:value-type="float" office:value="0.02297793" calcext:value-type="float">
            <text:p>0.02297793</text:p>
          </table:table-cell>
          <table:table-cell office:value-type="float" office:value="0.5792613" calcext:value-type="float">
            <text:p>0.5792613</text:p>
          </table:table-cell>
          <table:table-cell office:value-type="float" office:value="0.3078639" calcext:value-type="float">
            <text:p>0.3078639</text:p>
          </table:table-cell>
          <table:table-cell office:value-type="float" office:value="0.7922129" calcext:value-type="float">
            <text:p>0.7922129</text:p>
          </table:table-cell>
          <table:table-cell office:value-type="float" office:value="360" calcext:value-type="float">
            <text:p>360</text:p>
          </table:table-cell>
          <table:table-cell office:value-type="float" office:value="-120.5224" calcext:value-type="float">
            <text:p>-120.5224</text:p>
          </table:table-cell>
          <table:table-cell office:value-type="float" office:value="0" calcext:value-type="float">
            <text:p>0</text:p>
          </table:table-cell>
          <table:table-cell office:value-type="float" office:value="226.8896" calcext:value-type="float">
            <text:p>226.8896</text:p>
          </table:table-cell>
          <table:table-cell office:value-type="float" office:value="288.7704" calcext:value-type="float">
            <text:p>288.7704</text:p>
          </table:table-cell>
          <table:table-cell office:value-type="float" office:value="924.403" calcext:value-type="float">
            <text:p>924.403</text:p>
          </table:table-cell>
          <table:table-cell office:value-type="float" office:value="855.5165" calcext:value-type="float">
            <text:p>855.5165</text:p>
          </table:table-cell>
          <table:table-cell office:value-type="float" office:value="845.363" calcext:value-type="float">
            <text:p>845.363</text:p>
          </table:table-cell>
          <table:table-cell office:value-type="float" office:value="863.6285" calcext:value-type="float">
            <text:p>863.6285</text:p>
          </table:table-cell>
          <table:table-cell office:value-type="float" office:value="321.4143" calcext:value-type="float">
            <text:p>321.4143</text:p>
          </table:table-cell>
          <table:table-cell office:value-type="float" office:value="438.7109" calcext:value-type="float">
            <text:p>438.7109</text:p>
          </table:table-cell>
          <table:table-cell office:value-type="float" office:value="381.9171" calcext:value-type="float">
            <text:p>381.9171</text:p>
          </table:table-cell>
          <table:table-cell office:value-type="float" office:value="324.7137" calcext:value-type="float">
            <text:p>324.713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72002" calcext:value-type="float">
            <text:p>2072002</text:p>
          </table:table-cell>
          <table:table-cell office:value-type="float" office:value="148.1494" calcext:value-type="float">
            <text:p>148.1494</text:p>
          </table:table-cell>
          <table:table-cell office:value-type="float" office:value="5451.506" calcext:value-type="float">
            <text:p>5451.5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0.1823" calcext:value-type="float">
            <text:p>-120.1823</text:p>
          </table:table-cell>
          <table:table-cell office:value-type="float" office:value="359.7661" calcext:value-type="float">
            <text:p>359.7661</text:p>
          </table:table-cell>
          <table:table-cell office:value-type="float" office:value="0" calcext:value-type="float">
            <text:p>0</text:p>
          </table:table-cell>
          <table:table-cell office:value-type="float" office:value="64.2456" calcext:value-type="float">
            <text:p>64.2456</text:p>
          </table:table-cell>
          <table:table-cell office:value-type="float" office:value="23.90527" calcext:value-type="float">
            <text:p>23.90527</text:p>
          </table:table-cell>
          <table:table-cell office:value-type="float" office:value="0.02308095" calcext:value-type="float">
            <text:p>0.02308095</text:p>
          </table:table-cell>
          <table:table-cell office:value-type="float" office:value="0.5792613" calcext:value-type="float">
            <text:p>0.5792613</text:p>
          </table:table-cell>
          <table:table-cell office:value-type="float" office:value="0.3100709" calcext:value-type="float">
            <text:p>0.3100709</text:p>
          </table:table-cell>
          <table:table-cell office:value-type="float" office:value="0.795418" calcext:value-type="float">
            <text:p>0.795418</text:p>
          </table:table-cell>
          <table:table-cell office:value-type="float" office:value="360" calcext:value-type="float">
            <text:p>360</text:p>
          </table:table-cell>
          <table:table-cell office:value-type="float" office:value="-122.0892" calcext:value-type="float">
            <text:p>-122.0892</text:p>
          </table:table-cell>
          <table:table-cell office:value-type="float" office:value="0" calcext:value-type="float">
            <text:p>0</text:p>
          </table:table-cell>
          <table:table-cell office:value-type="float" office:value="226.9249" calcext:value-type="float">
            <text:p>226.9249</text:p>
          </table:table-cell>
          <table:table-cell office:value-type="float" office:value="288.4781" calcext:value-type="float">
            <text:p>288.4781</text:p>
          </table:table-cell>
          <table:table-cell office:value-type="float" office:value="923.6834" calcext:value-type="float">
            <text:p>923.6834</text:p>
          </table:table-cell>
          <table:table-cell office:value-type="float" office:value="855.2046" calcext:value-type="float">
            <text:p>855.2046</text:p>
          </table:table-cell>
          <table:table-cell office:value-type="float" office:value="845.2245" calcext:value-type="float">
            <text:p>845.2245</text:p>
          </table:table-cell>
          <table:table-cell office:value-type="float" office:value="863.5145" calcext:value-type="float">
            <text:p>863.5145</text:p>
          </table:table-cell>
          <table:table-cell office:value-type="float" office:value="321.3843" calcext:value-type="float">
            <text:p>321.3843</text:p>
          </table:table-cell>
          <table:table-cell office:value-type="float" office:value="438.6899" calcext:value-type="float">
            <text:p>438.6899</text:p>
          </table:table-cell>
          <table:table-cell office:value-type="float" office:value="381.9089" calcext:value-type="float">
            <text:p>381.9089</text:p>
          </table:table-cell>
          <table:table-cell office:value-type="float" office:value="324.7108" calcext:value-type="float">
            <text:p>324.710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072002" calcext:value-type="float">
            <text:p>3072002</text:p>
          </table:table-cell>
          <table:table-cell office:value-type="float" office:value="147.1481" calcext:value-type="float">
            <text:p>147.1481</text:p>
          </table:table-cell>
          <table:table-cell office:value-type="float" office:value="5450.86" calcext:value-type="float">
            <text:p>5450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1.7682" calcext:value-type="float">
            <text:p>-121.7682</text:p>
          </table:table-cell>
          <table:table-cell office:value-type="float" office:value="360.9723" calcext:value-type="float">
            <text:p>360.9723</text:p>
          </table:table-cell>
          <table:table-cell office:value-type="float" office:value="0" calcext:value-type="float">
            <text:p>0</text:p>
          </table:table-cell>
          <table:table-cell office:value-type="float" office:value="63.61865" calcext:value-type="float">
            <text:p>63.61865</text:p>
          </table:table-cell>
          <table:table-cell office:value-type="float" office:value="23.89626" calcext:value-type="float">
            <text:p>23.89626</text:p>
          </table:table-cell>
          <table:table-cell office:value-type="float" office:value="0.02320427" calcext:value-type="float">
            <text:p>0.02320427</text:p>
          </table:table-cell>
          <table:table-cell office:value-type="float" office:value="0.5792613" calcext:value-type="float">
            <text:p>0.5792613</text:p>
          </table:table-cell>
          <table:table-cell office:value-type="float" office:value="0.311567" calcext:value-type="float">
            <text:p>0.311567</text:p>
          </table:table-cell>
          <table:table-cell office:value-type="float" office:value="0.79759" calcext:value-type="float">
            <text:p>0.79759</text:p>
          </table:table-cell>
          <table:table-cell office:value-type="float" office:value="360" calcext:value-type="float">
            <text:p>360</text:p>
          </table:table-cell>
          <table:table-cell office:value-type="float" office:value="-123.6787" calcext:value-type="float">
            <text:p>-123.6787</text:p>
          </table:table-cell>
          <table:table-cell office:value-type="float" office:value="0" calcext:value-type="float">
            <text:p>0</text:p>
          </table:table-cell>
          <table:table-cell office:value-type="float" office:value="226.9619" calcext:value-type="float">
            <text:p>226.9619</text:p>
          </table:table-cell>
          <table:table-cell office:value-type="float" office:value="288.191" calcext:value-type="float">
            <text:p>288.191</text:p>
          </table:table-cell>
          <table:table-cell office:value-type="float" office:value="922.958" calcext:value-type="float">
            <text:p>922.958</text:p>
          </table:table-cell>
          <table:table-cell office:value-type="float" office:value="854.8829" calcext:value-type="float">
            <text:p>854.8829</text:p>
          </table:table-cell>
          <table:table-cell office:value-type="float" office:value="845.0749" calcext:value-type="float">
            <text:p>845.0749</text:p>
          </table:table-cell>
          <table:table-cell office:value-type="float" office:value="863.3918" calcext:value-type="float">
            <text:p>863.3918</text:p>
          </table:table-cell>
          <table:table-cell office:value-type="float" office:value="321.3516" calcext:value-type="float">
            <text:p>321.3516</text:p>
          </table:table-cell>
          <table:table-cell office:value-type="float" office:value="438.6668" calcext:value-type="float">
            <text:p>438.6668</text:p>
          </table:table-cell>
          <table:table-cell office:value-type="float" office:value="381.9" calcext:value-type="float">
            <text:p>381.9</text:p>
          </table:table-cell>
          <table:table-cell office:value-type="float" office:value="324.7078" calcext:value-type="float">
            <text:p>324.707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072002" calcext:value-type="float">
            <text:p>4072002</text:p>
          </table:table-cell>
          <table:table-cell office:value-type="float" office:value="146.1772" calcext:value-type="float">
            <text:p>146.1772</text:p>
          </table:table-cell>
          <table:table-cell office:value-type="float" office:value="5450.199" calcext:value-type="float">
            <text:p>5450.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3.3415" calcext:value-type="float">
            <text:p>-123.3415</text:p>
          </table:table-cell>
          <table:table-cell office:value-type="float" office:value="368.0919" calcext:value-type="float">
            <text:p>368.0919</text:p>
          </table:table-cell>
          <table:table-cell office:value-type="float" office:value="0" calcext:value-type="float">
            <text:p>0</text:p>
          </table:table-cell>
          <table:table-cell office:value-type="float" office:value="63.01867" calcext:value-type="float">
            <text:p>63.01867</text:p>
          </table:table-cell>
          <table:table-cell office:value-type="float" office:value="23.89056" calcext:value-type="float">
            <text:p>23.89056</text:p>
          </table:table-cell>
          <table:table-cell office:value-type="float" office:value="0.02333348" calcext:value-type="float">
            <text:p>0.02333348</text:p>
          </table:table-cell>
          <table:table-cell office:value-type="float" office:value="0.5792613" calcext:value-type="float">
            <text:p>0.5792613</text:p>
          </table:table-cell>
          <table:table-cell office:value-type="float" office:value="0.3126262" calcext:value-type="float">
            <text:p>0.3126262</text:p>
          </table:table-cell>
          <table:table-cell office:value-type="float" office:value="0.799069" calcext:value-type="float">
            <text:p>0.799069</text:p>
          </table:table-cell>
          <table:table-cell office:value-type="float" office:value="360" calcext:value-type="float">
            <text:p>360</text:p>
          </table:table-cell>
          <table:table-cell office:value-type="float" office:value="-125.2544" calcext:value-type="float">
            <text:p>-125.2544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287.9139" calcext:value-type="float">
            <text:p>287.9139</text:p>
          </table:table-cell>
          <table:table-cell office:value-type="float" office:value="922.2485" calcext:value-type="float">
            <text:p>922.2485</text:p>
          </table:table-cell>
          <table:table-cell office:value-type="float" office:value="854.561" calcext:value-type="float">
            <text:p>854.561</text:p>
          </table:table-cell>
          <table:table-cell office:value-type="float" office:value="844.921" calcext:value-type="float">
            <text:p>844.921</text:p>
          </table:table-cell>
          <table:table-cell office:value-type="float" office:value="863.2639" calcext:value-type="float">
            <text:p>863.2639</text:p>
          </table:table-cell>
          <table:table-cell office:value-type="float" office:value="321.317" calcext:value-type="float">
            <text:p>321.317</text:p>
          </table:table-cell>
          <table:table-cell office:value-type="float" office:value="438.6399" calcext:value-type="float">
            <text:p>438.6399</text:p>
          </table:table-cell>
          <table:table-cell office:value-type="float" office:value="381.8909" calcext:value-type="float">
            <text:p>381.8909</text:p>
          </table:table-cell>
          <table:table-cell office:value-type="float" office:value="324.7047" calcext:value-type="float">
            <text:p>324.704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072002" calcext:value-type="float">
            <text:p>5072002</text:p>
          </table:table-cell>
          <table:table-cell office:value-type="float" office:value="145.3934" calcext:value-type="float">
            <text:p>145.3934</text:p>
          </table:table-cell>
          <table:table-cell office:value-type="float" office:value="5449.628" calcext:value-type="float">
            <text:p>5449.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.6733" calcext:value-type="float">
            <text:p>-124.6733</text:p>
          </table:table-cell>
          <table:table-cell office:value-type="float" office:value="370.6082" calcext:value-type="float">
            <text:p>370.6082</text:p>
          </table:table-cell>
          <table:table-cell office:value-type="float" office:value="0" calcext:value-type="float">
            <text:p>0</text:p>
          </table:table-cell>
          <table:table-cell office:value-type="float" office:value="62.89702" calcext:value-type="float">
            <text:p>62.89702</text:p>
          </table:table-cell>
          <table:table-cell office:value-type="float" office:value="23.88896" calcext:value-type="float">
            <text:p>23.88896</text:p>
          </table:table-cell>
          <table:table-cell office:value-type="float" office:value="0.02350176" calcext:value-type="float">
            <text:p>0.02350176</text:p>
          </table:table-cell>
          <table:table-cell office:value-type="float" office:value="0.5792613" calcext:value-type="float">
            <text:p>0.5792613</text:p>
          </table:table-cell>
          <table:table-cell office:value-type="float" office:value="0.3133421" calcext:value-type="float">
            <text:p>0.3133421</text:p>
          </table:table-cell>
          <table:table-cell office:value-type="float" office:value="0.8000419" calcext:value-type="float">
            <text:p>0.8000419</text:p>
          </table:table-cell>
          <table:table-cell office:value-type="float" office:value="360" calcext:value-type="float">
            <text:p>360</text:p>
          </table:table-cell>
          <table:table-cell office:value-type="float" office:value="-126.5878" calcext:value-type="float">
            <text:p>-126.5878</text:p>
          </table:table-cell>
          <table:table-cell office:value-type="float" office:value="0" calcext:value-type="float">
            <text:p>0</text:p>
          </table:table-cell>
          <table:table-cell office:value-type="float" office:value="227.0347" calcext:value-type="float">
            <text:p>227.0347</text:p>
          </table:table-cell>
          <table:table-cell office:value-type="float" office:value="287.6902" calcext:value-type="float">
            <text:p>287.6902</text:p>
          </table:table-cell>
          <table:table-cell office:value-type="float" office:value="921.6672" calcext:value-type="float">
            <text:p>921.6672</text:p>
          </table:table-cell>
          <table:table-cell office:value-type="float" office:value="854.2934" calcext:value-type="float">
            <text:p>854.2934</text:p>
          </table:table-cell>
          <table:table-cell office:value-type="float" office:value="844.7908" calcext:value-type="float">
            <text:p>844.7908</text:p>
          </table:table-cell>
          <table:table-cell office:value-type="float" office:value="863.1501" calcext:value-type="float">
            <text:p>863.1501</text:p>
          </table:table-cell>
          <table:table-cell office:value-type="float" office:value="321.2849" calcext:value-type="float">
            <text:p>321.2849</text:p>
          </table:table-cell>
          <table:table-cell office:value-type="float" office:value="438.613" calcext:value-type="float">
            <text:p>438.613</text:p>
          </table:table-cell>
          <table:table-cell office:value-type="float" office:value="381.8816" calcext:value-type="float">
            <text:p>381.8816</text:p>
          </table:table-cell>
          <table:table-cell office:value-type="float" office:value="324.7015" calcext:value-type="float">
            <text:p>324.701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072002" calcext:value-type="float">
            <text:p>6072002</text:p>
          </table:table-cell>
          <table:table-cell office:value-type="float" office:value="144.6357" calcext:value-type="float">
            <text:p>144.6357</text:p>
          </table:table-cell>
          <table:table-cell office:value-type="float" office:value="5449.086" calcext:value-type="float">
            <text:p>5449.0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5.9338" calcext:value-type="float">
            <text:p>-125.9338</text:p>
          </table:table-cell>
          <table:table-cell office:value-type="float" office:value="374.5712" calcext:value-type="float">
            <text:p>374.5712</text:p>
          </table:table-cell>
          <table:table-cell office:value-type="float" office:value="0" calcext:value-type="float">
            <text:p>0</text:p>
          </table:table-cell>
          <table:table-cell office:value-type="float" office:value="62.71874" calcext:value-type="float">
            <text:p>62.71874</text:p>
          </table:table-cell>
          <table:table-cell office:value-type="float" office:value="23.88645" calcext:value-type="float">
            <text:p>23.88645</text:p>
          </table:table-cell>
          <table:table-cell office:value-type="float" office:value="0.02368206" calcext:value-type="float">
            <text:p>0.02368206</text:p>
          </table:table-cell>
          <table:table-cell office:value-type="float" office:value="0.5792613" calcext:value-type="float">
            <text:p>0.5792613</text:p>
          </table:table-cell>
          <table:table-cell office:value-type="float" office:value="0.3138727" calcext:value-type="float">
            <text:p>0.3138727</text:p>
          </table:table-cell>
          <table:table-cell office:value-type="float" office:value="0.8006464" calcext:value-type="float">
            <text:p>0.8006464</text:p>
          </table:table-cell>
          <table:table-cell office:value-type="float" office:value="360" calcext:value-type="float">
            <text:p>360</text:p>
          </table:table-cell>
          <table:table-cell office:value-type="float" office:value="-127.8492" calcext:value-type="float">
            <text:p>-127.8492</text:p>
          </table:table-cell>
          <table:table-cell office:value-type="float" office:value="0" calcext:value-type="float">
            <text:p>0</text:p>
          </table:table-cell>
          <table:table-cell office:value-type="float" office:value="227.0674" calcext:value-type="float">
            <text:p>227.0674</text:p>
          </table:table-cell>
          <table:table-cell office:value-type="float" office:value="287.4701" calcext:value-type="float">
            <text:p>287.4701</text:p>
          </table:table-cell>
          <table:table-cell office:value-type="float" office:value="921.1022" calcext:value-type="float">
            <text:p>921.1022</text:p>
          </table:table-cell>
          <table:table-cell office:value-type="float" office:value="854.0401" calcext:value-type="float">
            <text:p>854.0401</text:p>
          </table:table-cell>
          <table:table-cell office:value-type="float" office:value="844.6696" calcext:value-type="float">
            <text:p>844.6696</text:p>
          </table:table-cell>
          <table:table-cell office:value-type="float" office:value="863.0456" calcext:value-type="float">
            <text:p>863.0456</text:p>
          </table:table-cell>
          <table:table-cell office:value-type="float" office:value="321.2557" calcext:value-type="float">
            <text:p>321.2557</text:p>
          </table:table-cell>
          <table:table-cell office:value-type="float" office:value="438.5887" calcext:value-type="float">
            <text:p>438.5887</text:p>
          </table:table-cell>
          <table:table-cell office:value-type="float" office:value="381.8722" calcext:value-type="float">
            <text:p>381.8722</text:p>
          </table:table-cell>
          <table:table-cell office:value-type="float" office:value="324.6982" calcext:value-type="float">
            <text:p>324.698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072002" calcext:value-type="float">
            <text:p>7072002</text:p>
          </table:table-cell>
          <table:table-cell office:value-type="float" office:value="143.8551" calcext:value-type="float">
            <text:p>143.8551</text:p>
          </table:table-cell>
          <table:table-cell office:value-type="float" office:value="5448.521" calcext:value-type="float">
            <text:p>5448.5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7.2294" calcext:value-type="float">
            <text:p>-127.2294</text:p>
          </table:table-cell>
          <table:table-cell office:value-type="float" office:value="382.057" calcext:value-type="float">
            <text:p>382.057</text:p>
          </table:table-cell>
          <table:table-cell office:value-type="float" office:value="0" calcext:value-type="float">
            <text:p>0</text:p>
          </table:table-cell>
          <table:table-cell office:value-type="float" office:value="62.50953" calcext:value-type="float">
            <text:p>62.50953</text:p>
          </table:table-cell>
          <table:table-cell office:value-type="float" office:value="23.88377" calcext:value-type="float">
            <text:p>23.88377</text:p>
          </table:table-cell>
          <table:table-cell office:value-type="float" office:value="0.02385757" calcext:value-type="float">
            <text:p>0.02385757</text:p>
          </table:table-cell>
          <table:table-cell office:value-type="float" office:value="0.5792613" calcext:value-type="float">
            <text:p>0.5792613</text:p>
          </table:table-cell>
          <table:table-cell office:value-type="float" office:value="0.3143433" calcext:value-type="float">
            <text:p>0.3143433</text:p>
          </table:table-cell>
          <table:table-cell office:value-type="float" office:value="0.8010184" calcext:value-type="float">
            <text:p>0.8010184</text:p>
          </table:table-cell>
          <table:table-cell office:value-type="float" office:value="360" calcext:value-type="float">
            <text:p>360</text:p>
          </table:table-cell>
          <table:table-cell office:value-type="float" office:value="-129.1454" calcext:value-type="float">
            <text:p>-129.1454</text:p>
          </table:table-cell>
          <table:table-cell office:value-type="float" office:value="0" calcext:value-type="float">
            <text:p>0</text:p>
          </table:table-cell>
          <table:table-cell office:value-type="float" office:value="227.1015" calcext:value-type="float">
            <text:p>227.1015</text:p>
          </table:table-cell>
          <table:table-cell office:value-type="float" office:value="287.2414" calcext:value-type="float">
            <text:p>287.2414</text:p>
          </table:table-cell>
          <table:table-cell office:value-type="float" office:value="920.5167" calcext:value-type="float">
            <text:p>920.5167</text:p>
          </table:table-cell>
          <table:table-cell office:value-type="float" office:value="853.7751" calcext:value-type="float">
            <text:p>853.7751</text:p>
          </table:table-cell>
          <table:table-cell office:value-type="float" office:value="844.5458" calcext:value-type="float">
            <text:p>844.5458</text:p>
          </table:table-cell>
          <table:table-cell office:value-type="float" office:value="862.9384" calcext:value-type="float">
            <text:p>862.9384</text:p>
          </table:table-cell>
          <table:table-cell office:value-type="float" office:value="321.2262" calcext:value-type="float">
            <text:p>321.2262</text:p>
          </table:table-cell>
          <table:table-cell office:value-type="float" office:value="438.5647" calcext:value-type="float">
            <text:p>438.5647</text:p>
          </table:table-cell>
          <table:table-cell office:value-type="float" office:value="381.8628" calcext:value-type="float">
            <text:p>381.8628</text:p>
          </table:table-cell>
          <table:table-cell office:value-type="float" office:value="324.6949" calcext:value-type="float">
            <text:p>324.694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072002" calcext:value-type="float">
            <text:p>8072002</text:p>
          </table:table-cell>
          <table:table-cell office:value-type="float" office:value="142.9371" calcext:value-type="float">
            <text:p>142.9371</text:p>
          </table:table-cell>
          <table:table-cell office:value-type="float" office:value="5448.048" calcext:value-type="float">
            <text:p>5448.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8.1962" calcext:value-type="float">
            <text:p>-128.1962</text:p>
          </table:table-cell>
          <table:table-cell office:value-type="float" office:value="380.5169" calcext:value-type="float">
            <text:p>380.5169</text:p>
          </table:table-cell>
          <table:table-cell office:value-type="float" office:value="0" calcext:value-type="float">
            <text:p>0</text:p>
          </table:table-cell>
          <table:table-cell office:value-type="float" office:value="62.32088" calcext:value-type="float">
            <text:p>62.32088</text:p>
          </table:table-cell>
          <table:table-cell office:value-type="float" office:value="23.64358" calcext:value-type="float">
            <text:p>23.64358</text:p>
          </table:table-cell>
          <table:table-cell office:value-type="float" office:value="0.02391787" calcext:value-type="float">
            <text:p>0.02391787</text:p>
          </table:table-cell>
          <table:table-cell office:value-type="float" office:value="0.6110653" calcext:value-type="float">
            <text:p>0.6110653</text:p>
          </table:table-cell>
          <table:table-cell office:value-type="float" office:value="0.3191059" calcext:value-type="float">
            <text:p>0.3191059</text:p>
          </table:table-cell>
          <table:table-cell office:value-type="float" office:value="0.8083901" calcext:value-type="float">
            <text:p>0.8083901</text:p>
          </table:table-cell>
          <table:table-cell office:value-type="float" office:value="360" calcext:value-type="float">
            <text:p>360</text:p>
          </table:table-cell>
          <table:table-cell office:value-type="float" office:value="-130.1566" calcext:value-type="float">
            <text:p>-130.1566</text:p>
          </table:table-cell>
          <table:table-cell office:value-type="float" office:value="0" calcext:value-type="float">
            <text:p>0</text:p>
          </table:table-cell>
          <table:table-cell office:value-type="float" office:value="227.1768" calcext:value-type="float">
            <text:p>227.1768</text:p>
          </table:table-cell>
          <table:table-cell office:value-type="float" office:value="287.0562" calcext:value-type="float">
            <text:p>287.0562</text:p>
          </table:table-cell>
          <table:table-cell office:value-type="float" office:value="920.0122" calcext:value-type="float">
            <text:p>920.0122</text:p>
          </table:table-cell>
          <table:table-cell office:value-type="float" office:value="853.5365" calcext:value-type="float">
            <text:p>853.5365</text:p>
          </table:table-cell>
          <table:table-cell office:value-type="float" office:value="844.424" calcext:value-type="float">
            <text:p>844.424</text:p>
          </table:table-cell>
          <table:table-cell office:value-type="float" office:value="862.8301" calcext:value-type="float">
            <text:p>862.8301</text:p>
          </table:table-cell>
          <table:table-cell office:value-type="float" office:value="321.197" calcext:value-type="float">
            <text:p>321.197</text:p>
          </table:table-cell>
          <table:table-cell office:value-type="float" office:value="438.5388" calcext:value-type="float">
            <text:p>438.5388</text:p>
          </table:table-cell>
          <table:table-cell office:value-type="float" office:value="381.8533" calcext:value-type="float">
            <text:p>381.8533</text:p>
          </table:table-cell>
          <table:table-cell office:value-type="float" office:value="324.6913" calcext:value-type="float">
            <text:p>324.691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072002" calcext:value-type="float">
            <text:p>9072002</text:p>
          </table:table-cell>
          <table:table-cell office:value-type="float" office:value="141.9752" calcext:value-type="float">
            <text:p>141.9752</text:p>
          </table:table-cell>
          <table:table-cell office:value-type="float" office:value="5447.618" calcext:value-type="float">
            <text:p>5447.6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9.6295" calcext:value-type="float">
            <text:p>-129.6295</text:p>
          </table:table-cell>
          <table:table-cell office:value-type="float" office:value="383.0114" calcext:value-type="float">
            <text:p>383.0114</text:p>
          </table:table-cell>
          <table:table-cell office:value-type="float" office:value="0" calcext:value-type="float">
            <text:p>0</text:p>
          </table:table-cell>
          <table:table-cell office:value-type="float" office:value="62.2459" calcext:value-type="float">
            <text:p>62.2459</text:p>
          </table:table-cell>
          <table:table-cell office:value-type="float" office:value="23.49154" calcext:value-type="float">
            <text:p>23.49154</text:p>
          </table:table-cell>
          <table:table-cell office:value-type="float" office:value="0.02393422" calcext:value-type="float">
            <text:p>0.02393422</text:p>
          </table:table-cell>
          <table:table-cell office:value-type="float" office:value="0.6110653" calcext:value-type="float">
            <text:p>0.6110653</text:p>
          </table:table-cell>
          <table:table-cell office:value-type="float" office:value="0.3266503" calcext:value-type="float">
            <text:p>0.3266503</text:p>
          </table:table-cell>
          <table:table-cell office:value-type="float" office:value="0.8304628" calcext:value-type="float">
            <text:p>0.8304628</text:p>
          </table:table-cell>
          <table:table-cell office:value-type="float" office:value="360" calcext:value-type="float">
            <text:p>360</text:p>
          </table:table-cell>
          <table:table-cell office:value-type="float" office:value="-131.6195" calcext:value-type="float">
            <text:p>-131.6195</text:p>
          </table:table-cell>
          <table:table-cell office:value-type="float" office:value="0" calcext:value-type="float">
            <text:p>0</text:p>
          </table:table-cell>
          <table:table-cell office:value-type="float" office:value="227.1794" calcext:value-type="float">
            <text:p>227.1794</text:p>
          </table:table-cell>
          <table:table-cell office:value-type="float" office:value="286.8399" calcext:value-type="float">
            <text:p>286.8399</text:p>
          </table:table-cell>
          <table:table-cell office:value-type="float" office:value="919.4853" calcext:value-type="float">
            <text:p>919.4853</text:p>
          </table:table-cell>
          <table:table-cell office:value-type="float" office:value="853.3072" calcext:value-type="float">
            <text:p>853.3072</text:p>
          </table:table-cell>
          <table:table-cell office:value-type="float" office:value="844.3146" calcext:value-type="float">
            <text:p>844.3146</text:p>
          </table:table-cell>
          <table:table-cell office:value-type="float" office:value="862.7328" calcext:value-type="float">
            <text:p>862.7328</text:p>
          </table:table-cell>
          <table:table-cell office:value-type="float" office:value="321.1697" calcext:value-type="float">
            <text:p>321.1697</text:p>
          </table:table-cell>
          <table:table-cell office:value-type="float" office:value="438.5164" calcext:value-type="float">
            <text:p>438.5164</text:p>
          </table:table-cell>
          <table:table-cell office:value-type="float" office:value="381.8439" calcext:value-type="float">
            <text:p>381.8439</text:p>
          </table:table-cell>
          <table:table-cell office:value-type="float" office:value="324.6877" calcext:value-type="float">
            <text:p>324.687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72002" calcext:value-type="float">
            <text:p>10072002</text:p>
          </table:table-cell>
          <table:table-cell office:value-type="float" office:value="141.2674" calcext:value-type="float">
            <text:p>141.2674</text:p>
          </table:table-cell>
          <table:table-cell office:value-type="float" office:value="5447.128" calcext:value-type="float">
            <text:p>5447.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0.8508" calcext:value-type="float">
            <text:p>-130.8508</text:p>
          </table:table-cell>
          <table:table-cell office:value-type="float" office:value="389.2922" calcext:value-type="float">
            <text:p>389.2922</text:p>
          </table:table-cell>
          <table:table-cell office:value-type="float" office:value="0" calcext:value-type="float">
            <text:p>0</text:p>
          </table:table-cell>
          <table:table-cell office:value-type="float" office:value="62.03428" calcext:value-type="float">
            <text:p>62.03428</text:p>
          </table:table-cell>
          <table:table-cell office:value-type="float" office:value="23.4689" calcext:value-type="float">
            <text:p>23.4689</text:p>
          </table:table-cell>
          <table:table-cell office:value-type="float" office:value="0.02404575" calcext:value-type="float">
            <text:p>0.02404575</text:p>
          </table:table-cell>
          <table:table-cell office:value-type="float" office:value="0.6110653" calcext:value-type="float">
            <text:p>0.6110653</text:p>
          </table:table-cell>
          <table:table-cell office:value-type="float" office:value="0.3315909" calcext:value-type="float">
            <text:p>0.3315909</text:p>
          </table:table-cell>
          <table:table-cell office:value-type="float" office:value="0.8392253" calcext:value-type="float">
            <text:p>0.8392253</text:p>
          </table:table-cell>
          <table:table-cell office:value-type="float" office:value="360" calcext:value-type="float">
            <text:p>360</text:p>
          </table:table-cell>
          <table:table-cell office:value-type="float" office:value="-132.8544" calcext:value-type="float">
            <text:p>-132.8544</text:p>
          </table:table-cell>
          <table:table-cell office:value-type="float" office:value="0" calcext:value-type="float">
            <text:p>0</text:p>
          </table:table-cell>
          <table:table-cell office:value-type="float" office:value="227.2138" calcext:value-type="float">
            <text:p>227.2138</text:p>
          </table:table-cell>
          <table:table-cell office:value-type="float" office:value="286.6382" calcext:value-type="float">
            <text:p>286.6382</text:p>
          </table:table-cell>
          <table:table-cell office:value-type="float" office:value="918.9777" calcext:value-type="float">
            <text:p>918.9777</text:p>
          </table:table-cell>
          <table:table-cell office:value-type="float" office:value="853.0757" calcext:value-type="float">
            <text:p>853.0757</text:p>
          </table:table-cell>
          <table:table-cell office:value-type="float" office:value="844.2032" calcext:value-type="float">
            <text:p>844.2032</text:p>
          </table:table-cell>
          <table:table-cell office:value-type="float" office:value="862.6353" calcext:value-type="float">
            <text:p>862.6353</text:p>
          </table:table-cell>
          <table:table-cell office:value-type="float" office:value="321.1429" calcext:value-type="float">
            <text:p>321.1429</text:p>
          </table:table-cell>
          <table:table-cell office:value-type="float" office:value="438.4951" calcext:value-type="float">
            <text:p>438.4951</text:p>
          </table:table-cell>
          <table:table-cell office:value-type="float" office:value="381.8346" calcext:value-type="float">
            <text:p>381.8346</text:p>
          </table:table-cell>
          <table:table-cell office:value-type="float" office:value="324.684" calcext:value-type="float">
            <text:p>324.68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072002" calcext:value-type="float">
            <text:p>11072002</text:p>
          </table:table-cell>
          <table:table-cell office:value-type="float" office:value="140.5896" calcext:value-type="float">
            <text:p>140.5896</text:p>
          </table:table-cell>
          <table:table-cell office:value-type="float" office:value="5446.634" calcext:value-type="float">
            <text:p>5446.6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2.0187" calcext:value-type="float">
            <text:p>-132.0187</text:p>
          </table:table-cell>
          <table:table-cell office:value-type="float" office:value="396.8508" calcext:value-type="float">
            <text:p>396.8508</text:p>
          </table:table-cell>
          <table:table-cell office:value-type="float" office:value="0" calcext:value-type="float">
            <text:p>0</text:p>
          </table:table-cell>
          <table:table-cell office:value-type="float" office:value="61.84356" calcext:value-type="float">
            <text:p>61.84356</text:p>
          </table:table-cell>
          <table:table-cell office:value-type="float" office:value="23.45579" calcext:value-type="float">
            <text:p>23.45579</text:p>
          </table:table-cell>
          <table:table-cell office:value-type="float" office:value="0.02420164" calcext:value-type="float">
            <text:p>0.02420164</text:p>
          </table:table-cell>
          <table:table-cell office:value-type="float" office:value="0.6110653" calcext:value-type="float">
            <text:p>0.6110653</text:p>
          </table:table-cell>
          <table:table-cell office:value-type="float" office:value="0.3350042" calcext:value-type="float">
            <text:p>0.3350042</text:p>
          </table:table-cell>
          <table:table-cell office:value-type="float" office:value="0.843741" calcext:value-type="float">
            <text:p>0.843741</text:p>
          </table:table-cell>
          <table:table-cell office:value-type="float" office:value="360" calcext:value-type="float">
            <text:p>360</text:p>
          </table:table-cell>
          <table:table-cell office:value-type="float" office:value="-134.03" calcext:value-type="float">
            <text:p>-134.03</text:p>
          </table:table-cell>
          <table:table-cell office:value-type="float" office:value="0" calcext:value-type="float">
            <text:p>0</text:p>
          </table:table-cell>
          <table:table-cell office:value-type="float" office:value="227.2446" calcext:value-type="float">
            <text:p>227.2446</text:p>
          </table:table-cell>
          <table:table-cell office:value-type="float" office:value="286.4403" calcext:value-type="float">
            <text:p>286.4403</text:p>
          </table:table-cell>
          <table:table-cell office:value-type="float" office:value="918.482" calcext:value-type="float">
            <text:p>918.482</text:p>
          </table:table-cell>
          <table:table-cell office:value-type="float" office:value="852.8475" calcext:value-type="float">
            <text:p>852.8475</text:p>
          </table:table-cell>
          <table:table-cell office:value-type="float" office:value="844.0928" calcext:value-type="float">
            <text:p>844.0928</text:p>
          </table:table-cell>
          <table:table-cell office:value-type="float" office:value="862.5392" calcext:value-type="float">
            <text:p>862.5392</text:p>
          </table:table-cell>
          <table:table-cell office:value-type="float" office:value="321.1165" calcext:value-type="float">
            <text:p>321.1165</text:p>
          </table:table-cell>
          <table:table-cell office:value-type="float" office:value="438.4741" calcext:value-type="float">
            <text:p>438.4741</text:p>
          </table:table-cell>
          <table:table-cell office:value-type="float" office:value="381.8253" calcext:value-type="float">
            <text:p>381.8253</text:p>
          </table:table-cell>
          <table:table-cell office:value-type="float" office:value="324.6803" calcext:value-type="float">
            <text:p>324.680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072002" calcext:value-type="float">
            <text:p>12072002</text:p>
          </table:table-cell>
          <table:table-cell office:value-type="float" office:value="139.896" calcext:value-type="float">
            <text:p>139.896</text:p>
          </table:table-cell>
          <table:table-cell office:value-type="float" office:value="5446.116" calcext:value-type="float">
            <text:p>5446.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3.2067" calcext:value-type="float">
            <text:p>-133.2067</text:p>
          </table:table-cell>
          <table:table-cell office:value-type="float" office:value="399.7709" calcext:value-type="float">
            <text:p>399.7709</text:p>
          </table:table-cell>
          <table:table-cell office:value-type="float" office:value="0" calcext:value-type="float">
            <text:p>0</text:p>
          </table:table-cell>
          <table:table-cell office:value-type="float" office:value="61.63432" calcext:value-type="float">
            <text:p>61.63432</text:p>
          </table:table-cell>
          <table:table-cell office:value-type="float" office:value="23.44679" calcext:value-type="float">
            <text:p>23.44679</text:p>
          </table:table-cell>
          <table:table-cell office:value-type="float" office:value="0.02437272" calcext:value-type="float">
            <text:p>0.02437272</text:p>
          </table:table-cell>
          <table:table-cell office:value-type="float" office:value="0.6110653" calcext:value-type="float">
            <text:p>0.6110653</text:p>
          </table:table-cell>
          <table:table-cell office:value-type="float" office:value="0.3372962" calcext:value-type="float">
            <text:p>0.3372962</text:p>
          </table:table-cell>
          <table:table-cell office:value-type="float" office:value="0.8460788" calcext:value-type="float">
            <text:p>0.8460788</text:p>
          </table:table-cell>
          <table:table-cell office:value-type="float" office:value="360" calcext:value-type="float">
            <text:p>360</text:p>
          </table:table-cell>
          <table:table-cell office:value-type="float" office:value="-135.2225" calcext:value-type="float">
            <text:p>-135.2225</text:p>
          </table:table-cell>
          <table:table-cell office:value-type="float" office:value="0" calcext:value-type="float">
            <text:p>0</text:p>
          </table:table-cell>
          <table:table-cell office:value-type="float" office:value="227.2749" calcext:value-type="float">
            <text:p>227.2749</text:p>
          </table:table-cell>
          <table:table-cell office:value-type="float" office:value="286.2345" calcext:value-type="float">
            <text:p>286.2345</text:p>
          </table:table-cell>
          <table:table-cell office:value-type="float" office:value="917.9651" calcext:value-type="float">
            <text:p>917.9651</text:p>
          </table:table-cell>
          <table:table-cell office:value-type="float" office:value="852.6084" calcext:value-type="float">
            <text:p>852.6084</text:p>
          </table:table-cell>
          <table:table-cell office:value-type="float" office:value="843.9797" calcext:value-type="float">
            <text:p>843.9797</text:p>
          </table:table-cell>
          <table:table-cell office:value-type="float" office:value="862.4415" calcext:value-type="float">
            <text:p>862.4415</text:p>
          </table:table-cell>
          <table:table-cell office:value-type="float" office:value="321.0898" calcext:value-type="float">
            <text:p>321.0898</text:p>
          </table:table-cell>
          <table:table-cell office:value-type="float" office:value="438.453" calcext:value-type="float">
            <text:p>438.453</text:p>
          </table:table-cell>
          <table:table-cell office:value-type="float" office:value="381.8162" calcext:value-type="float">
            <text:p>381.8162</text:p>
          </table:table-cell>
          <table:table-cell office:value-type="float" office:value="324.6765" calcext:value-type="float">
            <text:p>324.676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072002" calcext:value-type="float">
            <text:p>13072002</text:p>
          </table:table-cell>
          <table:table-cell office:value-type="float" office:value="139.1734" calcext:value-type="float">
            <text:p>139.1734</text:p>
          </table:table-cell>
          <table:table-cell office:value-type="float" office:value="5445.624" calcext:value-type="float">
            <text:p>5445.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4.4023" calcext:value-type="float">
            <text:p>-134.4023</text:p>
          </table:table-cell>
          <table:table-cell office:value-type="float" office:value="401.1755" calcext:value-type="float">
            <text:p>401.1755</text:p>
          </table:table-cell>
          <table:table-cell office:value-type="float" office:value="0" calcext:value-type="float">
            <text:p>0</text:p>
          </table:table-cell>
          <table:table-cell office:value-type="float" office:value="61.43206" calcext:value-type="float">
            <text:p>61.43206</text:p>
          </table:table-cell>
          <table:table-cell office:value-type="float" office:value="23.39767" calcext:value-type="float">
            <text:p>23.39767</text:p>
          </table:table-cell>
          <table:table-cell office:value-type="float" office:value="0.02455418" calcext:value-type="float">
            <text:p>0.02455418</text:p>
          </table:table-cell>
          <table:table-cell office:value-type="float" office:value="0.6110653" calcext:value-type="float">
            <text:p>0.6110653</text:p>
          </table:table-cell>
          <table:table-cell office:value-type="float" office:value="0.3387609" calcext:value-type="float">
            <text:p>0.3387609</text:p>
          </table:table-cell>
          <table:table-cell office:value-type="float" office:value="0.8472371" calcext:value-type="float">
            <text:p>0.8472371</text:p>
          </table:table-cell>
          <table:table-cell office:value-type="float" office:value="360" calcext:value-type="float">
            <text:p>360</text:p>
          </table:table-cell>
          <table:table-cell office:value-type="float" office:value="-136.4205" calcext:value-type="float">
            <text:p>-136.4205</text:p>
          </table:table-cell>
          <table:table-cell office:value-type="float" office:value="0" calcext:value-type="float">
            <text:p>0</text:p>
          </table:table-cell>
          <table:table-cell office:value-type="float" office:value="227.3218" calcext:value-type="float">
            <text:p>227.3218</text:p>
          </table:table-cell>
          <table:table-cell office:value-type="float" office:value="286.0378" calcext:value-type="float">
            <text:p>286.0378</text:p>
          </table:table-cell>
          <table:table-cell office:value-type="float" office:value="917.4628" calcext:value-type="float">
            <text:p>917.4628</text:p>
          </table:table-cell>
          <table:table-cell office:value-type="float" office:value="852.3713" calcext:value-type="float">
            <text:p>852.3713</text:p>
          </table:table-cell>
          <table:table-cell office:value-type="float" office:value="843.8661" calcext:value-type="float">
            <text:p>843.8661</text:p>
          </table:table-cell>
          <table:table-cell office:value-type="float" office:value="862.3408" calcext:value-type="float">
            <text:p>862.3408</text:p>
          </table:table-cell>
          <table:table-cell office:value-type="float" office:value="321.0621" calcext:value-type="float">
            <text:p>321.0621</text:p>
          </table:table-cell>
          <table:table-cell office:value-type="float" office:value="438.4318" calcext:value-type="float">
            <text:p>438.4318</text:p>
          </table:table-cell>
          <table:table-cell office:value-type="float" office:value="381.8069" calcext:value-type="float">
            <text:p>381.8069</text:p>
          </table:table-cell>
          <table:table-cell office:value-type="float" office:value="324.6727" calcext:value-type="float">
            <text:p>324.672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072002" calcext:value-type="float">
            <text:p>14072002</text:p>
          </table:table-cell>
          <table:table-cell office:value-type="float" office:value="138.4158" calcext:value-type="float">
            <text:p>138.4158</text:p>
          </table:table-cell>
          <table:table-cell office:value-type="float" office:value="5445.131" calcext:value-type="float">
            <text:p>5445.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5.6161" calcext:value-type="float">
            <text:p>-135.6161</text:p>
          </table:table-cell>
          <table:table-cell office:value-type="float" office:value="405.1582" calcext:value-type="float">
            <text:p>405.1582</text:p>
          </table:table-cell>
          <table:table-cell office:value-type="float" office:value="0" calcext:value-type="float">
            <text:p>0</text:p>
          </table:table-cell>
          <table:table-cell office:value-type="float" office:value="61.14546" calcext:value-type="float">
            <text:p>61.14546</text:p>
          </table:table-cell>
          <table:table-cell office:value-type="float" office:value="23.33025" calcext:value-type="float">
            <text:p>23.33025</text:p>
          </table:table-cell>
          <table:table-cell office:value-type="float" office:value="0.02473935" calcext:value-type="float">
            <text:p>0.02473935</text:p>
          </table:table-cell>
          <table:table-cell office:value-type="float" office:value="0.6110653" calcext:value-type="float">
            <text:p>0.6110653</text:p>
          </table:table-cell>
          <table:table-cell office:value-type="float" office:value="0.3397371" calcext:value-type="float">
            <text:p>0.3397371</text:p>
          </table:table-cell>
          <table:table-cell office:value-type="float" office:value="0.8476976" calcext:value-type="float">
            <text:p>0.8476976</text:p>
          </table:table-cell>
          <table:table-cell office:value-type="float" office:value="360" calcext:value-type="float">
            <text:p>360</text:p>
          </table:table-cell>
          <table:table-cell office:value-type="float" office:value="-137.6356" calcext:value-type="float">
            <text:p>-137.6356</text:p>
          </table:table-cell>
          <table:table-cell office:value-type="float" office:value="0" calcext:value-type="float">
            <text:p>0</text:p>
          </table:table-cell>
          <table:table-cell office:value-type="float" office:value="227.3751" calcext:value-type="float">
            <text:p>227.3751</text:p>
          </table:table-cell>
          <table:table-cell office:value-type="float" office:value="285.8313" calcext:value-type="float">
            <text:p>285.8313</text:p>
          </table:table-cell>
          <table:table-cell office:value-type="float" office:value="916.9466" calcext:value-type="float">
            <text:p>916.9466</text:p>
          </table:table-cell>
          <table:table-cell office:value-type="float" office:value="852.132" calcext:value-type="float">
            <text:p>852.132</text:p>
          </table:table-cell>
          <table:table-cell office:value-type="float" office:value="843.752" calcext:value-type="float">
            <text:p>843.752</text:p>
          </table:table-cell>
          <table:table-cell office:value-type="float" office:value="862.243" calcext:value-type="float">
            <text:p>862.243</text:p>
          </table:table-cell>
          <table:table-cell office:value-type="float" office:value="321.0352" calcext:value-type="float">
            <text:p>321.0352</text:p>
          </table:table-cell>
          <table:table-cell office:value-type="float" office:value="438.4106" calcext:value-type="float">
            <text:p>438.4106</text:p>
          </table:table-cell>
          <table:table-cell office:value-type="float" office:value="381.7977" calcext:value-type="float">
            <text:p>381.7977</text:p>
          </table:table-cell>
          <table:table-cell office:value-type="float" office:value="324.6689" calcext:value-type="float">
            <text:p>324.668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072002" calcext:value-type="float">
            <text:p>15072002</text:p>
          </table:table-cell>
          <table:table-cell office:value-type="float" office:value="137.6503" calcext:value-type="float">
            <text:p>137.6503</text:p>
          </table:table-cell>
          <table:table-cell office:value-type="float" office:value="5444.583" calcext:value-type="float">
            <text:p>5444.5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6.8901" calcext:value-type="float">
            <text:p>-136.8901</text:p>
          </table:table-cell>
          <table:table-cell office:value-type="float" office:value="409.6921" calcext:value-type="float">
            <text:p>409.6921</text:p>
          </table:table-cell>
          <table:table-cell office:value-type="float" office:value="0" calcext:value-type="float">
            <text:p>0</text:p>
          </table:table-cell>
          <table:table-cell office:value-type="float" office:value="60.90315" calcext:value-type="float">
            <text:p>60.90315</text:p>
          </table:table-cell>
          <table:table-cell office:value-type="float" office:value="23.28397" calcext:value-type="float">
            <text:p>23.28397</text:p>
          </table:table-cell>
          <table:table-cell office:value-type="float" office:value="0.02493419" calcext:value-type="float">
            <text:p>0.02493419</text:p>
          </table:table-cell>
          <table:table-cell office:value-type="float" office:value="0.6110653" calcext:value-type="float">
            <text:p>0.6110653</text:p>
          </table:table-cell>
          <table:table-cell office:value-type="float" office:value="0.3404585" calcext:value-type="float">
            <text:p>0.3404585</text:p>
          </table:table-cell>
          <table:table-cell office:value-type="float" office:value="0.8477997" calcext:value-type="float">
            <text:p>0.8477997</text:p>
          </table:table-cell>
          <table:table-cell office:value-type="float" office:value="360" calcext:value-type="float">
            <text:p>360</text:p>
          </table:table-cell>
          <table:table-cell office:value-type="float" office:value="-138.9102" calcext:value-type="float">
            <text:p>-138.9102</text:p>
          </table:table-cell>
          <table:table-cell office:value-type="float" office:value="0" calcext:value-type="float">
            <text:p>0</text:p>
          </table:table-cell>
          <table:table-cell office:value-type="float" office:value="227.4206" calcext:value-type="float">
            <text:p>227.4206</text:p>
          </table:table-cell>
          <table:table-cell office:value-type="float" office:value="285.6166" calcext:value-type="float">
            <text:p>285.6166</text:p>
          </table:table-cell>
          <table:table-cell office:value-type="float" office:value="916.3974" calcext:value-type="float">
            <text:p>916.3974</text:p>
          </table:table-cell>
          <table:table-cell office:value-type="float" office:value="851.8779" calcext:value-type="float">
            <text:p>851.8779</text:p>
          </table:table-cell>
          <table:table-cell office:value-type="float" office:value="843.6272" calcext:value-type="float">
            <text:p>843.6272</text:p>
          </table:table-cell>
          <table:table-cell office:value-type="float" office:value="862.1363" calcext:value-type="float">
            <text:p>862.1363</text:p>
          </table:table-cell>
          <table:table-cell office:value-type="float" office:value="321.0063" calcext:value-type="float">
            <text:p>321.0063</text:p>
          </table:table-cell>
          <table:table-cell office:value-type="float" office:value="438.3887" calcext:value-type="float">
            <text:p>438.3887</text:p>
          </table:table-cell>
          <table:table-cell office:value-type="float" office:value="381.7884" calcext:value-type="float">
            <text:p>381.7884</text:p>
          </table:table-cell>
          <table:table-cell office:value-type="float" office:value="324.6651" calcext:value-type="float">
            <text:p>324.665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6072002" calcext:value-type="float">
            <text:p>16072002</text:p>
          </table:table-cell>
          <table:table-cell office:value-type="float" office:value="136.9716" calcext:value-type="float">
            <text:p>136.9716</text:p>
          </table:table-cell>
          <table:table-cell office:value-type="float" office:value="5444.023" calcext:value-type="float">
            <text:p>5444.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8.0923" calcext:value-type="float">
            <text:p>-138.0923</text:p>
          </table:table-cell>
          <table:table-cell office:value-type="float" office:value="413.8412" calcext:value-type="float">
            <text:p>413.8412</text:p>
          </table:table-cell>
          <table:table-cell office:value-type="float" office:value="0" calcext:value-type="float">
            <text:p>0</text:p>
          </table:table-cell>
          <table:table-cell office:value-type="float" office:value="60.71802" calcext:value-type="float">
            <text:p>60.71802</text:p>
          </table:table-cell>
          <table:table-cell office:value-type="float" office:value="23.27583" calcext:value-type="float">
            <text:p>23.27583</text:p>
          </table:table-cell>
          <table:table-cell office:value-type="float" office:value="0.02511967" calcext:value-type="float">
            <text:p>0.02511967</text:p>
          </table:table-cell>
          <table:table-cell office:value-type="float" office:value="0.6110653" calcext:value-type="float">
            <text:p>0.6110653</text:p>
          </table:table-cell>
          <table:table-cell office:value-type="float" office:value="0.3409452" calcext:value-type="float">
            <text:p>0.3409452</text:p>
          </table:table-cell>
          <table:table-cell office:value-type="float" office:value="0.8476338" calcext:value-type="float">
            <text:p>0.8476338</text:p>
          </table:table-cell>
          <table:table-cell office:value-type="float" office:value="360" calcext:value-type="float">
            <text:p>360</text:p>
          </table:table-cell>
          <table:table-cell office:value-type="float" office:value="-140.1126" calcext:value-type="float">
            <text:p>-140.1126</text:p>
          </table:table-cell>
          <table:table-cell office:value-type="float" office:value="0" calcext:value-type="float">
            <text:p>0</text:p>
          </table:table-cell>
          <table:table-cell office:value-type="float" office:value="227.454" calcext:value-type="float">
            <text:p>227.454</text:p>
          </table:table-cell>
          <table:table-cell office:value-type="float" office:value="285.4118" calcext:value-type="float">
            <text:p>285.4118</text:p>
          </table:table-cell>
          <table:table-cell office:value-type="float" office:value="915.8762" calcext:value-type="float">
            <text:p>915.8762</text:p>
          </table:table-cell>
          <table:table-cell office:value-type="float" office:value="851.6312" calcext:value-type="float">
            <text:p>851.6312</text:p>
          </table:table-cell>
          <table:table-cell office:value-type="float" office:value="843.5072" calcext:value-type="float">
            <text:p>843.5072</text:p>
          </table:table-cell>
          <table:table-cell office:value-type="float" office:value="862.0319" calcext:value-type="float">
            <text:p>862.0319</text:p>
          </table:table-cell>
          <table:table-cell office:value-type="float" office:value="320.9772" calcext:value-type="float">
            <text:p>320.9772</text:p>
          </table:table-cell>
          <table:table-cell office:value-type="float" office:value="438.3645" calcext:value-type="float">
            <text:p>438.3645</text:p>
          </table:table-cell>
          <table:table-cell office:value-type="float" office:value="381.7791" calcext:value-type="float">
            <text:p>381.7791</text:p>
          </table:table-cell>
          <table:table-cell office:value-type="float" office:value="324.6612" calcext:value-type="float">
            <text:p>324.661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7072002" calcext:value-type="float">
            <text:p>17072002</text:p>
          </table:table-cell>
          <table:table-cell office:value-type="float" office:value="136.2825" calcext:value-type="float">
            <text:p>136.2825</text:p>
          </table:table-cell>
          <table:table-cell office:value-type="float" office:value="5443.493" calcext:value-type="float">
            <text:p>5443.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9.1318" calcext:value-type="float">
            <text:p>-139.1318</text:p>
          </table:table-cell>
          <table:table-cell office:value-type="float" office:value="415.4972" calcext:value-type="float">
            <text:p>415.4972</text:p>
          </table:table-cell>
          <table:table-cell office:value-type="float" office:value="0" calcext:value-type="float">
            <text:p>0</text:p>
          </table:table-cell>
          <table:table-cell office:value-type="float" office:value="60.56206" calcext:value-type="float">
            <text:p>60.56206</text:p>
          </table:table-cell>
          <table:table-cell office:value-type="float" office:value="23.19515" calcext:value-type="float">
            <text:p>23.19515</text:p>
          </table:table-cell>
          <table:table-cell office:value-type="float" office:value="0.02530401" calcext:value-type="float">
            <text:p>0.02530401</text:p>
          </table:table-cell>
          <table:table-cell office:value-type="float" office:value="0.6178191" calcext:value-type="float">
            <text:p>0.6178191</text:p>
          </table:table-cell>
          <table:table-cell office:value-type="float" office:value="0.341455" calcext:value-type="float">
            <text:p>0.341455</text:p>
          </table:table-cell>
          <table:table-cell office:value-type="float" office:value="0.8480523" calcext:value-type="float">
            <text:p>0.8480523</text:p>
          </table:table-cell>
          <table:table-cell office:value-type="float" office:value="360" calcext:value-type="float">
            <text:p>360</text:p>
          </table:table-cell>
          <table:table-cell office:value-type="float" office:value="-141.1597" calcext:value-type="float">
            <text:p>-141.1597</text:p>
          </table:table-cell>
          <table:table-cell office:value-type="float" office:value="0" calcext:value-type="float">
            <text:p>0</text:p>
          </table:table-cell>
          <table:table-cell office:value-type="float" office:value="227.515" calcext:value-type="float">
            <text:p>227.515</text:p>
          </table:table-cell>
          <table:table-cell office:value-type="float" office:value="285.2256" calcext:value-type="float">
            <text:p>285.2256</text:p>
          </table:table-cell>
          <table:table-cell office:value-type="float" office:value="915.3839" calcext:value-type="float">
            <text:p>915.3839</text:p>
          </table:table-cell>
          <table:table-cell office:value-type="float" office:value="851.3952" calcext:value-type="float">
            <text:p>851.3952</text:p>
          </table:table-cell>
          <table:table-cell office:value-type="float" office:value="843.3921" calcext:value-type="float">
            <text:p>843.3921</text:p>
          </table:table-cell>
          <table:table-cell office:value-type="float" office:value="861.9286" calcext:value-type="float">
            <text:p>861.9286</text:p>
          </table:table-cell>
          <table:table-cell office:value-type="float" office:value="320.9492" calcext:value-type="float">
            <text:p>320.9492</text:p>
          </table:table-cell>
          <table:table-cell office:value-type="float" office:value="438.3402" calcext:value-type="float">
            <text:p>438.3402</text:p>
          </table:table-cell>
          <table:table-cell office:value-type="float" office:value="381.7696" calcext:value-type="float">
            <text:p>381.7696</text:p>
          </table:table-cell>
          <table:table-cell office:value-type="float" office:value="324.6572" calcext:value-type="float">
            <text:p>324.657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8072002" calcext:value-type="float">
            <text:p>18072002</text:p>
          </table:table-cell>
          <table:table-cell office:value-type="float" office:value="135.4875" calcext:value-type="float">
            <text:p>135.4875</text:p>
          </table:table-cell>
          <table:table-cell office:value-type="float" office:value="5443.056" calcext:value-type="float">
            <text:p>5443.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0.338" calcext:value-type="float">
            <text:p>-140.338</text:p>
          </table:table-cell>
          <table:table-cell office:value-type="float" office:value="420.1259" calcext:value-type="float">
            <text:p>420.1259</text:p>
          </table:table-cell>
          <table:table-cell office:value-type="float" office:value="0" calcext:value-type="float">
            <text:p>0</text:p>
          </table:table-cell>
          <table:table-cell office:value-type="float" office:value="60.47511" calcext:value-type="float">
            <text:p>60.47511</text:p>
          </table:table-cell>
          <table:table-cell office:value-type="float" office:value="23.06875" calcext:value-type="float">
            <text:p>23.06875</text:p>
          </table:table-cell>
          <table:table-cell office:value-type="float" office:value="0.02543085" calcext:value-type="float">
            <text:p>0.02543085</text:p>
          </table:table-cell>
          <table:table-cell office:value-type="float" office:value="0.6178191" calcext:value-type="float">
            <text:p>0.6178191</text:p>
          </table:table-cell>
          <table:table-cell office:value-type="float" office:value="0.3472081" calcext:value-type="float">
            <text:p>0.3472081</text:p>
          </table:table-cell>
          <table:table-cell office:value-type="float" office:value="0.8586309" calcext:value-type="float">
            <text:p>0.8586309</text:p>
          </table:table-cell>
          <table:table-cell office:value-type="float" office:value="360" calcext:value-type="float">
            <text:p>360</text:p>
          </table:table-cell>
          <table:table-cell office:value-type="float" office:value="-142.3821" calcext:value-type="float">
            <text:p>-142.3821</text:p>
          </table:table-cell>
          <table:table-cell office:value-type="float" office:value="0" calcext:value-type="float">
            <text:p>0</text:p>
          </table:table-cell>
          <table:table-cell office:value-type="float" office:value="227.514" calcext:value-type="float">
            <text:p>227.514</text:p>
          </table:table-cell>
          <table:table-cell office:value-type="float" office:value="285.05" calcext:value-type="float">
            <text:p>285.05</text:p>
          </table:table-cell>
          <table:table-cell office:value-type="float" office:value="914.9383" calcext:value-type="float">
            <text:p>914.9383</text:p>
          </table:table-cell>
          <table:table-cell office:value-type="float" office:value="851.1797" calcext:value-type="float">
            <text:p>851.1797</text:p>
          </table:table-cell>
          <table:table-cell office:value-type="float" office:value="843.2833" calcext:value-type="float">
            <text:p>843.2833</text:p>
          </table:table-cell>
          <table:table-cell office:value-type="float" office:value="861.8323" calcext:value-type="float">
            <text:p>861.8323</text:p>
          </table:table-cell>
          <table:table-cell office:value-type="float" office:value="320.9216" calcext:value-type="float">
            <text:p>320.9216</text:p>
          </table:table-cell>
          <table:table-cell office:value-type="float" office:value="438.3173" calcext:value-type="float">
            <text:p>438.3173</text:p>
          </table:table-cell>
          <table:table-cell office:value-type="float" office:value="381.7602" calcext:value-type="float">
            <text:p>381.7602</text:p>
          </table:table-cell>
          <table:table-cell office:value-type="float" office:value="324.6533" calcext:value-type="float">
            <text:p>324.653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072002" calcext:value-type="float">
            <text:p>19072002</text:p>
          </table:table-cell>
          <table:table-cell office:value-type="float" office:value="134.8683" calcext:value-type="float">
            <text:p>134.8683</text:p>
          </table:table-cell>
          <table:table-cell office:value-type="float" office:value="5442.574" calcext:value-type="float">
            <text:p>5442.5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1.4399" calcext:value-type="float">
            <text:p>-141.4399</text:p>
          </table:table-cell>
          <table:table-cell office:value-type="float" office:value="420.2834" calcext:value-type="float">
            <text:p>420.2834</text:p>
          </table:table-cell>
          <table:table-cell office:value-type="float" office:value="0" calcext:value-type="float">
            <text:p>0</text:p>
          </table:table-cell>
          <table:table-cell office:value-type="float" office:value="60.27317" calcext:value-type="float">
            <text:p>60.27317</text:p>
          </table:table-cell>
          <table:table-cell office:value-type="float" office:value="23.03942" calcext:value-type="float">
            <text:p>23.03942</text:p>
          </table:table-cell>
          <table:table-cell office:value-type="float" office:value="0.02559665" calcext:value-type="float">
            <text:p>0.02559665</text:p>
          </table:table-cell>
          <table:table-cell office:value-type="float" office:value="0.6178191" calcext:value-type="float">
            <text:p>0.6178191</text:p>
          </table:table-cell>
          <table:table-cell office:value-type="float" office:value="0.350462" calcext:value-type="float">
            <text:p>0.350462</text:p>
          </table:table-cell>
          <table:table-cell office:value-type="float" office:value="0.8625092" calcext:value-type="float">
            <text:p>0.8625092</text:p>
          </table:table-cell>
          <table:table-cell office:value-type="float" office:value="360" calcext:value-type="float">
            <text:p>360</text:p>
          </table:table-cell>
          <table:table-cell office:value-type="float" office:value="-143.491" calcext:value-type="float">
            <text:p>-143.491</text:p>
          </table:table-cell>
          <table:table-cell office:value-type="float" office:value="0" calcext:value-type="float">
            <text:p>0</text:p>
          </table:table-cell>
          <table:table-cell office:value-type="float" office:value="227.5499" calcext:value-type="float">
            <text:p>227.5499</text:p>
          </table:table-cell>
          <table:table-cell office:value-type="float" office:value="284.8666" calcext:value-type="float">
            <text:p>284.8666</text:p>
          </table:table-cell>
          <table:table-cell office:value-type="float" office:value="914.4874" calcext:value-type="float">
            <text:p>914.4874</text:p>
          </table:table-cell>
          <table:table-cell office:value-type="float" office:value="850.9639" calcext:value-type="float">
            <text:p>850.9639</text:p>
          </table:table-cell>
          <table:table-cell office:value-type="float" office:value="843.1802" calcext:value-type="float">
            <text:p>843.1802</text:p>
          </table:table-cell>
          <table:table-cell office:value-type="float" office:value="861.7394" calcext:value-type="float">
            <text:p>861.7394</text:p>
          </table:table-cell>
          <table:table-cell office:value-type="float" office:value="320.896" calcext:value-type="float">
            <text:p>320.896</text:p>
          </table:table-cell>
          <table:table-cell office:value-type="float" office:value="438.2965" calcext:value-type="float">
            <text:p>438.2965</text:p>
          </table:table-cell>
          <table:table-cell office:value-type="float" office:value="381.7508" calcext:value-type="float">
            <text:p>381.7508</text:p>
          </table:table-cell>
          <table:table-cell office:value-type="float" office:value="324.6493" calcext:value-type="float">
            <text:p>324.649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72002" calcext:value-type="float">
            <text:p>20072002</text:p>
          </table:table-cell>
          <table:table-cell office:value-type="float" office:value="134.2168" calcext:value-type="float">
            <text:p>134.2168</text:p>
          </table:table-cell>
          <table:table-cell office:value-type="float" office:value="5442.037" calcext:value-type="float">
            <text:p>5442.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2.5994" calcext:value-type="float">
            <text:p>-142.5994</text:p>
          </table:table-cell>
          <table:table-cell office:value-type="float" office:value="424.8469" calcext:value-type="float">
            <text:p>424.8469</text:p>
          </table:table-cell>
          <table:table-cell office:value-type="float" office:value="0" calcext:value-type="float">
            <text:p>0</text:p>
          </table:table-cell>
          <table:table-cell office:value-type="float" office:value="60.03611" calcext:value-type="float">
            <text:p>60.03611</text:p>
          </table:table-cell>
          <table:table-cell office:value-type="float" office:value="23.02502" calcext:value-type="float">
            <text:p>23.02502</text:p>
          </table:table-cell>
          <table:table-cell office:value-type="float" office:value="0.02575741" calcext:value-type="float">
            <text:p>0.02575741</text:p>
          </table:table-cell>
          <table:table-cell office:value-type="float" office:value="0.6178191" calcext:value-type="float">
            <text:p>0.6178191</text:p>
          </table:table-cell>
          <table:table-cell office:value-type="float" office:value="0.3526103" calcext:value-type="float">
            <text:p>0.3526103</text:p>
          </table:table-cell>
          <table:table-cell office:value-type="float" office:value="0.8642383" calcext:value-type="float">
            <text:p>0.8642383</text:p>
          </table:table-cell>
          <table:table-cell office:value-type="float" office:value="360" calcext:value-type="float">
            <text:p>360</text:p>
          </table:table-cell>
          <table:table-cell office:value-type="float" office:value="-144.6542" calcext:value-type="float">
            <text:p>-144.6542</text:p>
          </table:table-cell>
          <table:table-cell office:value-type="float" office:value="0" calcext:value-type="float">
            <text:p>0</text:p>
          </table:table-cell>
          <table:table-cell office:value-type="float" office:value="227.5816" calcext:value-type="float">
            <text:p>227.5816</text:p>
          </table:table-cell>
          <table:table-cell office:value-type="float" office:value="284.6682" calcext:value-type="float">
            <text:p>284.6682</text:p>
          </table:table-cell>
          <table:table-cell office:value-type="float" office:value="913.9908" calcext:value-type="float">
            <text:p>913.9908</text:p>
          </table:table-cell>
          <table:table-cell office:value-type="float" office:value="850.7241" calcext:value-type="float">
            <text:p>850.7241</text:p>
          </table:table-cell>
          <table:table-cell office:value-type="float" office:value="843.0678" calcext:value-type="float">
            <text:p>843.0678</text:p>
          </table:table-cell>
          <table:table-cell office:value-type="float" office:value="861.6413" calcext:value-type="float">
            <text:p>861.6413</text:p>
          </table:table-cell>
          <table:table-cell office:value-type="float" office:value="320.8691" calcext:value-type="float">
            <text:p>320.8691</text:p>
          </table:table-cell>
          <table:table-cell office:value-type="float" office:value="438.2756" calcext:value-type="float">
            <text:p>438.2756</text:p>
          </table:table-cell>
          <table:table-cell office:value-type="float" office:value="381.7415" calcext:value-type="float">
            <text:p>381.7415</text:p>
          </table:table-cell>
          <table:table-cell office:value-type="float" office:value="324.6453" calcext:value-type="float">
            <text:p>324.645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072002" calcext:value-type="float">
            <text:p>21072002</text:p>
          </table:table-cell>
          <table:table-cell office:value-type="float" office:value="133.5386" calcext:value-type="float">
            <text:p>133.5386</text:p>
          </table:table-cell>
          <table:table-cell office:value-type="float" office:value="5441.452" calcext:value-type="float">
            <text:p>5441.4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3.8271" calcext:value-type="float">
            <text:p>-143.8271</text:p>
          </table:table-cell>
          <table:table-cell office:value-type="float" office:value="431.0987" calcext:value-type="float">
            <text:p>431.0987</text:p>
          </table:table-cell>
          <table:table-cell office:value-type="float" office:value="0" calcext:value-type="float">
            <text:p>0</text:p>
          </table:table-cell>
          <table:table-cell office:value-type="float" office:value="59.78115" calcext:value-type="float">
            <text:p>59.78115</text:p>
          </table:table-cell>
          <table:table-cell office:value-type="float" office:value="23.01679" calcext:value-type="float">
            <text:p>23.01679</text:p>
          </table:table-cell>
          <table:table-cell office:value-type="float" office:value="0.02593553" calcext:value-type="float">
            <text:p>0.02593553</text:p>
          </table:table-cell>
          <table:table-cell office:value-type="float" office:value="0.6178191" calcext:value-type="float">
            <text:p>0.6178191</text:p>
          </table:table-cell>
          <table:table-cell office:value-type="float" office:value="0.3540014" calcext:value-type="float">
            <text:p>0.3540014</text:p>
          </table:table-cell>
          <table:table-cell office:value-type="float" office:value="0.8649216" calcext:value-type="float">
            <text:p>0.8649216</text:p>
          </table:table-cell>
          <table:table-cell office:value-type="float" office:value="360" calcext:value-type="float">
            <text:p>360</text:p>
          </table:table-cell>
          <table:table-cell office:value-type="float" office:value="-145.8838" calcext:value-type="float">
            <text:p>-145.8838</text:p>
          </table:table-cell>
          <table:table-cell office:value-type="float" office:value="0" calcext:value-type="float">
            <text:p>0</text:p>
          </table:table-cell>
          <table:table-cell office:value-type="float" office:value="227.6135" calcext:value-type="float">
            <text:p>227.6135</text:p>
          </table:table-cell>
          <table:table-cell office:value-type="float" office:value="284.4608" calcext:value-type="float">
            <text:p>284.4608</text:p>
          </table:table-cell>
          <table:table-cell office:value-type="float" office:value="913.4594" calcext:value-type="float">
            <text:p>913.4594</text:p>
          </table:table-cell>
          <table:table-cell office:value-type="float" office:value="850.4705" calcext:value-type="float">
            <text:p>850.4705</text:p>
          </table:table-cell>
          <table:table-cell office:value-type="float" office:value="842.9443" calcext:value-type="float">
            <text:p>842.9443</text:p>
          </table:table-cell>
          <table:table-cell office:value-type="float" office:value="861.5344" calcext:value-type="float">
            <text:p>861.5344</text:p>
          </table:table-cell>
          <table:table-cell office:value-type="float" office:value="320.8402" calcext:value-type="float">
            <text:p>320.8402</text:p>
          </table:table-cell>
          <table:table-cell office:value-type="float" office:value="438.2528" calcext:value-type="float">
            <text:p>438.2528</text:p>
          </table:table-cell>
          <table:table-cell office:value-type="float" office:value="381.7322" calcext:value-type="float">
            <text:p>381.7322</text:p>
          </table:table-cell>
          <table:table-cell office:value-type="float" office:value="324.6413" calcext:value-type="float">
            <text:p>324.641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072002" calcext:value-type="float">
            <text:p>22072002</text:p>
          </table:table-cell>
          <table:table-cell office:value-type="float" office:value="132.7762" calcext:value-type="float">
            <text:p>132.7762</text:p>
          </table:table-cell>
          <table:table-cell office:value-type="float" office:value="5440.833" calcext:value-type="float">
            <text:p>5440.8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5.158" calcext:value-type="float">
            <text:p>-145.158</text:p>
          </table:table-cell>
          <table:table-cell office:value-type="float" office:value="435.6257" calcext:value-type="float">
            <text:p>435.6257</text:p>
          </table:table-cell>
          <table:table-cell office:value-type="float" office:value="0" calcext:value-type="float">
            <text:p>0</text:p>
          </table:table-cell>
          <table:table-cell office:value-type="float" office:value="59.37656" calcext:value-type="float">
            <text:p>59.37656</text:p>
          </table:table-cell>
          <table:table-cell office:value-type="float" office:value="22.98404" calcext:value-type="float">
            <text:p>22.98404</text:p>
          </table:table-cell>
          <table:table-cell office:value-type="float" office:value="0.02611878" calcext:value-type="float">
            <text:p>0.02611878</text:p>
          </table:table-cell>
          <table:table-cell office:value-type="float" office:value="0.6178191" calcext:value-type="float">
            <text:p>0.6178191</text:p>
          </table:table-cell>
          <table:table-cell office:value-type="float" office:value="0.3549531" calcext:value-type="float">
            <text:p>0.3549531</text:p>
          </table:table-cell>
          <table:table-cell office:value-type="float" office:value="0.865059" calcext:value-type="float">
            <text:p>0.865059</text:p>
          </table:table-cell>
          <table:table-cell office:value-type="float" office:value="360" calcext:value-type="float">
            <text:p>360</text:p>
          </table:table-cell>
          <table:table-cell office:value-type="float" office:value="-147.2155" calcext:value-type="float">
            <text:p>-147.2155</text:p>
          </table:table-cell>
          <table:table-cell office:value-type="float" office:value="0" calcext:value-type="float">
            <text:p>0</text:p>
          </table:table-cell>
          <table:table-cell office:value-type="float" office:value="227.6516" calcext:value-type="float">
            <text:p>227.6516</text:p>
          </table:table-cell>
          <table:table-cell office:value-type="float" office:value="284.2385" calcext:value-type="float">
            <text:p>284.2385</text:p>
          </table:table-cell>
          <table:table-cell office:value-type="float" office:value="912.8906" calcext:value-type="float">
            <text:p>912.8906</text:p>
          </table:table-cell>
          <table:table-cell office:value-type="float" office:value="850.1945" calcext:value-type="float">
            <text:p>850.1945</text:p>
          </table:table-cell>
          <table:table-cell office:value-type="float" office:value="842.8094" calcext:value-type="float">
            <text:p>842.8094</text:p>
          </table:table-cell>
          <table:table-cell office:value-type="float" office:value="861.4196" calcext:value-type="float">
            <text:p>861.4196</text:p>
          </table:table-cell>
          <table:table-cell office:value-type="float" office:value="320.8091" calcext:value-type="float">
            <text:p>320.8091</text:p>
          </table:table-cell>
          <table:table-cell office:value-type="float" office:value="438.2274" calcext:value-type="float">
            <text:p>438.2274</text:p>
          </table:table-cell>
          <table:table-cell office:value-type="float" office:value="381.7228" calcext:value-type="float">
            <text:p>381.7228</text:p>
          </table:table-cell>
          <table:table-cell office:value-type="float" office:value="324.6373" calcext:value-type="float">
            <text:p>324.637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3072002" calcext:value-type="float">
            <text:p>23072002</text:p>
          </table:table-cell>
          <table:table-cell office:value-type="float" office:value="131.9957" calcext:value-type="float">
            <text:p>131.9957</text:p>
          </table:table-cell>
          <table:table-cell office:value-type="float" office:value="5440.307" calcext:value-type="float">
            <text:p>5440.3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6.3552" calcext:value-type="float">
            <text:p>-146.3552</text:p>
          </table:table-cell>
          <table:table-cell office:value-type="float" office:value="437.5965" calcext:value-type="float">
            <text:p>437.5965</text:p>
          </table:table-cell>
          <table:table-cell office:value-type="float" office:value="0" calcext:value-type="float">
            <text:p>0</text:p>
          </table:table-cell>
          <table:table-cell office:value-type="float" office:value="59.25551" calcext:value-type="float">
            <text:p>59.25551</text:p>
          </table:table-cell>
          <table:table-cell office:value-type="float" office:value="22.88921" calcext:value-type="float">
            <text:p>22.88921</text:p>
          </table:table-cell>
          <table:table-cell office:value-type="float" office:value="0.02626679" calcext:value-type="float">
            <text:p>0.02626679</text:p>
          </table:table-cell>
          <table:table-cell office:value-type="float" office:value="0.6178191" calcext:value-type="float">
            <text:p>0.6178191</text:p>
          </table:table-cell>
          <table:table-cell office:value-type="float" office:value="0.3589181" calcext:value-type="float">
            <text:p>0.3589181</text:p>
          </table:table-cell>
          <table:table-cell office:value-type="float" office:value="0.8695171" calcext:value-type="float">
            <text:p>0.8695171</text:p>
          </table:table-cell>
          <table:table-cell office:value-type="float" office:value="360" calcext:value-type="float">
            <text:p>360</text:p>
          </table:table-cell>
          <table:table-cell office:value-type="float" office:value="-148.4211" calcext:value-type="float">
            <text:p>-148.4211</text:p>
          </table:table-cell>
          <table:table-cell office:value-type="float" office:value="0" calcext:value-type="float">
            <text:p>0</text:p>
          </table:table-cell>
          <table:table-cell office:value-type="float" office:value="227.6587" calcext:value-type="float">
            <text:p>227.6587</text:p>
          </table:table-cell>
          <table:table-cell office:value-type="float" office:value="284.0551" calcext:value-type="float">
            <text:p>284.0551</text:p>
          </table:table-cell>
          <table:table-cell office:value-type="float" office:value="912.4054" calcext:value-type="float">
            <text:p>912.4054</text:p>
          </table:table-cell>
          <table:table-cell office:value-type="float" office:value="849.9519" calcext:value-type="float">
            <text:p>849.9519</text:p>
          </table:table-cell>
          <table:table-cell office:value-type="float" office:value="842.6854" calcext:value-type="float">
            <text:p>842.6854</text:p>
          </table:table-cell>
          <table:table-cell office:value-type="float" office:value="861.3075" calcext:value-type="float">
            <text:p>861.3075</text:p>
          </table:table-cell>
          <table:table-cell office:value-type="float" office:value="320.7776" calcext:value-type="float">
            <text:p>320.7776</text:p>
          </table:table-cell>
          <table:table-cell office:value-type="float" office:value="438.2014" calcext:value-type="float">
            <text:p>438.2014</text:p>
          </table:table-cell>
          <table:table-cell office:value-type="float" office:value="381.7132" calcext:value-type="float">
            <text:p>381.7132</text:p>
          </table:table-cell>
          <table:table-cell office:value-type="float" office:value="324.6332" calcext:value-type="float">
            <text:p>324.633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4072002" calcext:value-type="float">
            <text:p>24072002</text:p>
          </table:table-cell>
          <table:table-cell office:value-type="float" office:value="131.4248" calcext:value-type="float">
            <text:p>131.4248</text:p>
          </table:table-cell>
          <table:table-cell office:value-type="float" office:value="5439.792" calcext:value-type="float">
            <text:p>5439.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7.4475" calcext:value-type="float">
            <text:p>-147.4475</text:p>
          </table:table-cell>
          <table:table-cell office:value-type="float" office:value="441.2268" calcext:value-type="float">
            <text:p>441.2268</text:p>
          </table:table-cell>
          <table:table-cell office:value-type="float" office:value="0" calcext:value-type="float">
            <text:p>0</text:p>
          </table:table-cell>
          <table:table-cell office:value-type="float" office:value="59.08863" calcext:value-type="float">
            <text:p>59.08863</text:p>
          </table:table-cell>
          <table:table-cell office:value-type="float" office:value="22.87322" calcext:value-type="float">
            <text:p>22.87322</text:p>
          </table:table-cell>
          <table:table-cell office:value-type="float" office:value="0.02645628" calcext:value-type="float">
            <text:p>0.02645628</text:p>
          </table:table-cell>
          <table:table-cell office:value-type="float" office:value="0.6178191" calcext:value-type="float">
            <text:p>0.6178191</text:p>
          </table:table-cell>
          <table:table-cell office:value-type="float" office:value="0.3610676" calcext:value-type="float">
            <text:p>0.3610676</text:p>
          </table:table-cell>
          <table:table-cell office:value-type="float" office:value="0.8710928" calcext:value-type="float">
            <text:p>0.8710928</text:p>
          </table:table-cell>
          <table:table-cell office:value-type="float" office:value="360" calcext:value-type="float">
            <text:p>360</text:p>
          </table:table-cell>
          <table:table-cell office:value-type="float" office:value="-149.5169" calcext:value-type="float">
            <text:p>-149.5169</text:p>
          </table:table-cell>
          <table:table-cell office:value-type="float" office:value="0" calcext:value-type="float">
            <text:p>0</text:p>
          </table:table-cell>
          <table:table-cell office:value-type="float" office:value="227.6896" calcext:value-type="float">
            <text:p>227.6896</text:p>
          </table:table-cell>
          <table:table-cell office:value-type="float" office:value="283.8835" calcext:value-type="float">
            <text:p>283.8835</text:p>
          </table:table-cell>
          <table:table-cell office:value-type="float" office:value="911.9656" calcext:value-type="float">
            <text:p>911.9656</text:p>
          </table:table-cell>
          <table:table-cell office:value-type="float" office:value="849.7353" calcext:value-type="float">
            <text:p>849.7353</text:p>
          </table:table-cell>
          <table:table-cell office:value-type="float" office:value="842.5771" calcext:value-type="float">
            <text:p>842.5771</text:p>
          </table:table-cell>
          <table:table-cell office:value-type="float" office:value="861.2094" calcext:value-type="float">
            <text:p>861.2094</text:p>
          </table:table-cell>
          <table:table-cell office:value-type="float" office:value="320.75" calcext:value-type="float">
            <text:p>320.75</text:p>
          </table:table-cell>
          <table:table-cell office:value-type="float" office:value="438.1765" calcext:value-type="float">
            <text:p>438.1765</text:p>
          </table:table-cell>
          <table:table-cell office:value-type="float" office:value="381.7036" calcext:value-type="float">
            <text:p>381.7036</text:p>
          </table:table-cell>
          <table:table-cell office:value-type="float" office:value="324.6291" calcext:value-type="float">
            <text:p>324.629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072002" calcext:value-type="float">
            <text:p>25072002</text:p>
          </table:table-cell>
          <table:table-cell office:value-type="float" office:value="130.855" calcext:value-type="float">
            <text:p>130.855</text:p>
          </table:table-cell>
          <table:table-cell office:value-type="float" office:value="5439.271" calcext:value-type="float">
            <text:p>5439.2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8.5213" calcext:value-type="float">
            <text:p>-148.5213</text:p>
          </table:table-cell>
          <table:table-cell office:value-type="float" office:value="445.7663" calcext:value-type="float">
            <text:p>445.7663</text:p>
          </table:table-cell>
          <table:table-cell office:value-type="float" office:value="0" calcext:value-type="float">
            <text:p>0</text:p>
          </table:table-cell>
          <table:table-cell office:value-type="float" office:value="58.92447" calcext:value-type="float">
            <text:p>58.92447</text:p>
          </table:table-cell>
          <table:table-cell office:value-type="float" office:value="22.85909" calcext:value-type="float">
            <text:p>22.85909</text:p>
          </table:table-cell>
          <table:table-cell office:value-type="float" office:value="0.02665066" calcext:value-type="float">
            <text:p>0.02665066</text:p>
          </table:table-cell>
          <table:table-cell office:value-type="float" office:value="0.6178191" calcext:value-type="float">
            <text:p>0.6178191</text:p>
          </table:table-cell>
          <table:table-cell office:value-type="float" office:value="0.3623008" calcext:value-type="float">
            <text:p>0.3623008</text:p>
          </table:table-cell>
          <table:table-cell office:value-type="float" office:value="0.8715068" calcext:value-type="float">
            <text:p>0.8715068</text:p>
          </table:table-cell>
          <table:table-cell office:value-type="float" office:value="360" calcext:value-type="float">
            <text:p>360</text:p>
          </table:table-cell>
          <table:table-cell office:value-type="float" office:value="-150.5922" calcext:value-type="float">
            <text:p>-150.5922</text:p>
          </table:table-cell>
          <table:table-cell office:value-type="float" office:value="0" calcext:value-type="float">
            <text:p>0</text:p>
          </table:table-cell>
          <table:table-cell office:value-type="float" office:value="227.7208" calcext:value-type="float">
            <text:p>227.7208</text:p>
          </table:table-cell>
          <table:table-cell office:value-type="float" office:value="283.7088" calcext:value-type="float">
            <text:p>283.7088</text:p>
          </table:table-cell>
          <table:table-cell office:value-type="float" office:value="911.5225" calcext:value-type="float">
            <text:p>911.5225</text:p>
          </table:table-cell>
          <table:table-cell office:value-type="float" office:value="849.5184" calcext:value-type="float">
            <text:p>849.5184</text:p>
          </table:table-cell>
          <table:table-cell office:value-type="float" office:value="842.4656" calcext:value-type="float">
            <text:p>842.4656</text:p>
          </table:table-cell>
          <table:table-cell office:value-type="float" office:value="861.1119" calcext:value-type="float">
            <text:p>861.1119</text:p>
          </table:table-cell>
          <table:table-cell office:value-type="float" office:value="320.7229" calcext:value-type="float">
            <text:p>320.7229</text:p>
          </table:table-cell>
          <table:table-cell office:value-type="float" office:value="438.1532" calcext:value-type="float">
            <text:p>438.1532</text:p>
          </table:table-cell>
          <table:table-cell office:value-type="float" office:value="381.6941" calcext:value-type="float">
            <text:p>381.6941</text:p>
          </table:table-cell>
          <table:table-cell office:value-type="float" office:value="324.625" calcext:value-type="float">
            <text:p>324.62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6072002" calcext:value-type="float">
            <text:p>26072002</text:p>
          </table:table-cell>
          <table:table-cell office:value-type="float" office:value="130.2104" calcext:value-type="float">
            <text:p>130.2104</text:p>
          </table:table-cell>
          <table:table-cell office:value-type="float" office:value="5438.876" calcext:value-type="float">
            <text:p>5438.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9.2861" calcext:value-type="float">
            <text:p>-149.2861</text:p>
          </table:table-cell>
          <table:table-cell office:value-type="float" office:value="444.1168" calcext:value-type="float">
            <text:p>444.1168</text:p>
          </table:table-cell>
          <table:table-cell office:value-type="float" office:value="0" calcext:value-type="float">
            <text:p>0</text:p>
          </table:table-cell>
          <table:table-cell office:value-type="float" office:value="58.87345" calcext:value-type="float">
            <text:p>58.87345</text:p>
          </table:table-cell>
          <table:table-cell office:value-type="float" office:value="22.6869" calcext:value-type="float">
            <text:p>22.6869</text:p>
          </table:table-cell>
          <table:table-cell office:value-type="float" office:value="0.02682645" calcext:value-type="float">
            <text:p>0.02682645</text:p>
          </table:table-cell>
          <table:table-cell office:value-type="float" office:value="0.6178191" calcext:value-type="float">
            <text:p>0.6178191</text:p>
          </table:table-cell>
          <table:table-cell office:value-type="float" office:value="0.3650346" calcext:value-type="float">
            <text:p>0.3650346</text:p>
          </table:table-cell>
          <table:table-cell office:value-type="float" office:value="0.8767426" calcext:value-type="float">
            <text:p>0.8767426</text:p>
          </table:table-cell>
          <table:table-cell office:value-type="float" office:value="360" calcext:value-type="float">
            <text:p>360</text:p>
          </table:table-cell>
          <table:table-cell office:value-type="float" office:value="-151.3647" calcext:value-type="float">
            <text:p>-151.3647</text:p>
          </table:table-cell>
          <table:table-cell office:value-type="float" office:value="0" calcext:value-type="float">
            <text:p>0</text:p>
          </table:table-cell>
          <table:table-cell office:value-type="float" office:value="227.7341" calcext:value-type="float">
            <text:p>227.7341</text:p>
          </table:table-cell>
          <table:table-cell office:value-type="float" office:value="283.594" calcext:value-type="float">
            <text:p>283.594</text:p>
          </table:table-cell>
          <table:table-cell office:value-type="float" office:value="911.1878" calcext:value-type="float">
            <text:p>911.1878</text:p>
          </table:table-cell>
          <table:table-cell office:value-type="float" office:value="849.3389" calcext:value-type="float">
            <text:p>849.3389</text:p>
          </table:table-cell>
          <table:table-cell office:value-type="float" office:value="842.3666" calcext:value-type="float">
            <text:p>842.3666</text:p>
          </table:table-cell>
          <table:table-cell office:value-type="float" office:value="861.0214" calcext:value-type="float">
            <text:p>861.0214</text:p>
          </table:table-cell>
          <table:table-cell office:value-type="float" office:value="320.6974" calcext:value-type="float">
            <text:p>320.6974</text:p>
          </table:table-cell>
          <table:table-cell office:value-type="float" office:value="438.1306" calcext:value-type="float">
            <text:p>438.1306</text:p>
          </table:table-cell>
          <table:table-cell office:value-type="float" office:value="381.6847" calcext:value-type="float">
            <text:p>381.6847</text:p>
          </table:table-cell>
          <table:table-cell office:value-type="float" office:value="324.6208" calcext:value-type="float">
            <text:p>324.620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7072002" calcext:value-type="float">
            <text:p>27072002</text:p>
          </table:table-cell>
          <table:table-cell office:value-type="float" office:value="129.3509" calcext:value-type="float">
            <text:p>129.3509</text:p>
          </table:table-cell>
          <table:table-cell office:value-type="float" office:value="5438.552" calcext:value-type="float">
            <text:p>5438.5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0.4888" calcext:value-type="float">
            <text:p>-150.4888</text:p>
          </table:table-cell>
          <table:table-cell office:value-type="float" office:value="448.7256" calcext:value-type="float">
            <text:p>448.7256</text:p>
          </table:table-cell>
          <table:table-cell office:value-type="float" office:value="0" calcext:value-type="float">
            <text:p>0</text:p>
          </table:table-cell>
          <table:table-cell office:value-type="float" office:value="58.91116" calcext:value-type="float">
            <text:p>58.91116</text:p>
          </table:table-cell>
          <table:table-cell office:value-type="float" office:value="22.42836" calcext:value-type="float">
            <text:p>22.42836</text:p>
          </table:table-cell>
          <table:table-cell office:value-type="float" office:value="0.02693807" calcext:value-type="float">
            <text:p>0.02693807</text:p>
          </table:table-cell>
          <table:table-cell office:value-type="float" office:value="0.6178191" calcext:value-type="float">
            <text:p>0.6178191</text:p>
          </table:table-cell>
          <table:table-cell office:value-type="float" office:value="0.3702423" calcext:value-type="float">
            <text:p>0.3702423</text:p>
          </table:table-cell>
          <table:table-cell office:value-type="float" office:value="0.8948234" calcext:value-type="float">
            <text:p>0.8948234</text:p>
          </table:table-cell>
          <table:table-cell office:value-type="float" office:value="360" calcext:value-type="float">
            <text:p>360</text:p>
          </table:table-cell>
          <table:table-cell office:value-type="float" office:value="-152.5906" calcext:value-type="float">
            <text:p>-152.5906</text:p>
          </table:table-cell>
          <table:table-cell office:value-type="float" office:value="0" calcext:value-type="float">
            <text:p>0</text:p>
          </table:table-cell>
          <table:table-cell office:value-type="float" office:value="227.7174" calcext:value-type="float">
            <text:p>227.7174</text:p>
          </table:table-cell>
          <table:table-cell office:value-type="float" office:value="283.4464" calcext:value-type="float">
            <text:p>283.4464</text:p>
          </table:table-cell>
          <table:table-cell office:value-type="float" office:value="910.8254" calcext:value-type="float">
            <text:p>910.8254</text:p>
          </table:table-cell>
          <table:table-cell office:value-type="float" office:value="849.1616" calcext:value-type="float">
            <text:p>849.1616</text:p>
          </table:table-cell>
          <table:table-cell office:value-type="float" office:value="842.2783" calcext:value-type="float">
            <text:p>842.2783</text:p>
          </table:table-cell>
          <table:table-cell office:value-type="float" office:value="860.943" calcext:value-type="float">
            <text:p>860.943</text:p>
          </table:table-cell>
          <table:table-cell office:value-type="float" office:value="320.6752" calcext:value-type="float">
            <text:p>320.6752</text:p>
          </table:table-cell>
          <table:table-cell office:value-type="float" office:value="438.111" calcext:value-type="float">
            <text:p>438.111</text:p>
          </table:table-cell>
          <table:table-cell office:value-type="float" office:value="381.6754" calcext:value-type="float">
            <text:p>381.6754</text:p>
          </table:table-cell>
          <table:table-cell office:value-type="float" office:value="324.6166" calcext:value-type="float">
            <text:p>324.616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8072002" calcext:value-type="float">
            <text:p>28072002</text:p>
          </table:table-cell>
          <table:table-cell office:value-type="float" office:value="128.5898" calcext:value-type="float">
            <text:p>128.5898</text:p>
          </table:table-cell>
          <table:table-cell office:value-type="float" office:value="5438.146" calcext:value-type="float">
            <text:p>5438.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1.6601" calcext:value-type="float">
            <text:p>-151.6601</text:p>
          </table:table-cell>
          <table:table-cell office:value-type="float" office:value="452.4144" calcext:value-type="float">
            <text:p>452.4144</text:p>
          </table:table-cell>
          <table:table-cell office:value-type="float" office:value="0" calcext:value-type="float">
            <text:p>0</text:p>
          </table:table-cell>
          <table:table-cell office:value-type="float" office:value="58.63914" calcext:value-type="float">
            <text:p>58.63914</text:p>
          </table:table-cell>
          <table:table-cell office:value-type="float" office:value="22.25501" calcext:value-type="float">
            <text:p>22.25501</text:p>
          </table:table-cell>
          <table:table-cell office:value-type="float" office:value="0.02711144" calcext:value-type="float">
            <text:p>0.02711144</text:p>
          </table:table-cell>
          <table:table-cell office:value-type="float" office:value="0.6178191" calcext:value-type="float">
            <text:p>0.6178191</text:p>
          </table:table-cell>
          <table:table-cell office:value-type="float" office:value="0.3744693" calcext:value-type="float">
            <text:p>0.3744693</text:p>
          </table:table-cell>
          <table:table-cell office:value-type="float" office:value="0.9026574" calcext:value-type="float">
            <text:p>0.9026574</text:p>
          </table:table-cell>
          <table:table-cell office:value-type="float" office:value="360" calcext:value-type="float">
            <text:p>360</text:p>
          </table:table-cell>
          <table:table-cell office:value-type="float" office:value="-153.7738" calcext:value-type="float">
            <text:p>-153.7738</text:p>
          </table:table-cell>
          <table:table-cell office:value-type="float" office:value="0" calcext:value-type="float">
            <text:p>0</text:p>
          </table:table-cell>
          <table:table-cell office:value-type="float" office:value="227.7505" calcext:value-type="float">
            <text:p>227.7505</text:p>
          </table:table-cell>
          <table:table-cell office:value-type="float" office:value="283.2781" calcext:value-type="float">
            <text:p>283.2781</text:p>
          </table:table-cell>
          <table:table-cell office:value-type="float" office:value="910.4106" calcext:value-type="float">
            <text:p>910.4106</text:p>
          </table:table-cell>
          <table:table-cell office:value-type="float" office:value="848.9624" calcext:value-type="float">
            <text:p>848.9624</text:p>
          </table:table-cell>
          <table:table-cell office:value-type="float" office:value="842.178" calcext:value-type="float">
            <text:p>842.178</text:p>
          </table:table-cell>
          <table:table-cell office:value-type="float" office:value="860.8567" calcext:value-type="float">
            <text:p>860.8567</text:p>
          </table:table-cell>
          <table:table-cell office:value-type="float" office:value="320.6517" calcext:value-type="float">
            <text:p>320.6517</text:p>
          </table:table-cell>
          <table:table-cell office:value-type="float" office:value="438.0917" calcext:value-type="float">
            <text:p>438.0917</text:p>
          </table:table-cell>
          <table:table-cell office:value-type="float" office:value="381.6663" calcext:value-type="float">
            <text:p>381.6663</text:p>
          </table:table-cell>
          <table:table-cell office:value-type="float" office:value="324.6125" calcext:value-type="float">
            <text:p>324.612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9072002" calcext:value-type="float">
            <text:p>29072002</text:p>
          </table:table-cell>
          <table:table-cell office:value-type="float" office:value="127.8728" calcext:value-type="float">
            <text:p>127.8728</text:p>
          </table:table-cell>
          <table:table-cell office:value-type="float" office:value="5437.58" calcext:value-type="float">
            <text:p>5437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2.903" calcext:value-type="float">
            <text:p>-152.903</text:p>
          </table:table-cell>
          <table:table-cell office:value-type="float" office:value="454.7019" calcext:value-type="float">
            <text:p>454.7019</text:p>
          </table:table-cell>
          <table:table-cell office:value-type="float" office:value="0" calcext:value-type="float">
            <text:p>0</text:p>
          </table:table-cell>
          <table:table-cell office:value-type="float" office:value="58.22689" calcext:value-type="float">
            <text:p>58.22689</text:p>
          </table:table-cell>
          <table:table-cell office:value-type="float" office:value="22.20017" calcext:value-type="float">
            <text:p>22.20017</text:p>
          </table:table-cell>
          <table:table-cell office:value-type="float" office:value="0.02723981" calcext:value-type="float">
            <text:p>0.02723981</text:p>
          </table:table-cell>
          <table:table-cell office:value-type="float" office:value="0.6178191" calcext:value-type="float">
            <text:p>0.6178191</text:p>
          </table:table-cell>
          <table:table-cell office:value-type="float" office:value="0.3780963" calcext:value-type="float">
            <text:p>0.3780963</text:p>
          </table:table-cell>
          <table:table-cell office:value-type="float" office:value="0.9069362" calcext:value-type="float">
            <text:p>0.9069362</text:p>
          </table:table-cell>
          <table:table-cell office:value-type="float" office:value="360" calcext:value-type="float">
            <text:p>360</text:p>
          </table:table-cell>
          <table:table-cell office:value-type="float" office:value="-155.0244" calcext:value-type="float">
            <text:p>-155.0244</text:p>
          </table:table-cell>
          <table:table-cell office:value-type="float" office:value="0" calcext:value-type="float">
            <text:p>0</text:p>
          </table:table-cell>
          <table:table-cell office:value-type="float" office:value="227.7872" calcext:value-type="float">
            <text:p>227.7872</text:p>
          </table:table-cell>
          <table:table-cell office:value-type="float" office:value="283.072" calcext:value-type="float">
            <text:p>283.072</text:p>
          </table:table-cell>
          <table:table-cell office:value-type="float" office:value="909.8873" calcext:value-type="float">
            <text:p>909.8873</text:p>
          </table:table-cell>
          <table:table-cell office:value-type="float" office:value="848.7124" calcext:value-type="float">
            <text:p>848.7124</text:p>
          </table:table-cell>
          <table:table-cell office:value-type="float" office:value="842.0558" calcext:value-type="float">
            <text:p>842.0558</text:p>
          </table:table-cell>
          <table:table-cell office:value-type="float" office:value="860.7538" calcext:value-type="float">
            <text:p>860.7538</text:p>
          </table:table-cell>
          <table:table-cell office:value-type="float" office:value="320.6241" calcext:value-type="float">
            <text:p>320.6241</text:p>
          </table:table-cell>
          <table:table-cell office:value-type="float" office:value="438.0712" calcext:value-type="float">
            <text:p>438.0712</text:p>
          </table:table-cell>
          <table:table-cell office:value-type="float" office:value="381.6572" calcext:value-type="float">
            <text:p>381.6572</text:p>
          </table:table-cell>
          <table:table-cell office:value-type="float" office:value="324.6083" calcext:value-type="float">
            <text:p>324.608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0072002" calcext:value-type="float">
            <text:p>30072002</text:p>
          </table:table-cell>
          <table:table-cell office:value-type="float" office:value="127.0297" calcext:value-type="float">
            <text:p>127.0297</text:p>
          </table:table-cell>
          <table:table-cell office:value-type="float" office:value="5437.004" calcext:value-type="float">
            <text:p>5437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4.2838" calcext:value-type="float">
            <text:p>-154.2838</text:p>
          </table:table-cell>
          <table:table-cell office:value-type="float" office:value="461.752" calcext:value-type="float">
            <text:p>461.752</text:p>
          </table:table-cell>
          <table:table-cell office:value-type="float" office:value="0" calcext:value-type="float">
            <text:p>0</text:p>
          </table:table-cell>
          <table:table-cell office:value-type="float" office:value="57.84168" calcext:value-type="float">
            <text:p>57.84168</text:p>
          </table:table-cell>
          <table:table-cell office:value-type="float" office:value="22.05996" calcext:value-type="float">
            <text:p>22.05996</text:p>
          </table:table-cell>
          <table:table-cell office:value-type="float" office:value="0.02739142" calcext:value-type="float">
            <text:p>0.02739142</text:p>
          </table:table-cell>
          <table:table-cell office:value-type="float" office:value="0.6178191" calcext:value-type="float">
            <text:p>0.6178191</text:p>
          </table:table-cell>
          <table:table-cell office:value-type="float" office:value="0.3805478" calcext:value-type="float">
            <text:p>0.3805478</text:p>
          </table:table-cell>
          <table:table-cell office:value-type="float" office:value="0.9091958" calcext:value-type="float">
            <text:p>0.9091958</text:p>
          </table:table-cell>
          <table:table-cell office:value-type="float" office:value="360" calcext:value-type="float">
            <text:p>360</text:p>
          </table:table-cell>
          <table:table-cell office:value-type="float" office:value="-156.4098" calcext:value-type="float">
            <text:p>-156.4098</text:p>
          </table:table-cell>
          <table:table-cell office:value-type="float" office:value="0" calcext:value-type="float">
            <text:p>0</text:p>
          </table:table-cell>
          <table:table-cell office:value-type="float" office:value="227.8394" calcext:value-type="float">
            <text:p>227.8394</text:p>
          </table:table-cell>
          <table:table-cell office:value-type="float" office:value="282.8648" calcext:value-type="float">
            <text:p>282.8648</text:p>
          </table:table-cell>
          <table:table-cell office:value-type="float" office:value="909.3467" calcext:value-type="float">
            <text:p>909.3467</text:p>
          </table:table-cell>
          <table:table-cell office:value-type="float" office:value="848.446" calcext:value-type="float">
            <text:p>848.446</text:p>
          </table:table-cell>
          <table:table-cell office:value-type="float" office:value="841.9221" calcext:value-type="float">
            <text:p>841.9221</text:p>
          </table:table-cell>
          <table:table-cell office:value-type="float" office:value="860.6398" calcext:value-type="float">
            <text:p>860.6398</text:p>
          </table:table-cell>
          <table:table-cell office:value-type="float" office:value="320.5935" calcext:value-type="float">
            <text:p>320.5935</text:p>
          </table:table-cell>
          <table:table-cell office:value-type="float" office:value="438.0465" calcext:value-type="float">
            <text:p>438.0465</text:p>
          </table:table-cell>
          <table:table-cell office:value-type="float" office:value="381.6479" calcext:value-type="float">
            <text:p>381.6479</text:p>
          </table:table-cell>
          <table:table-cell office:value-type="float" office:value="324.6041" calcext:value-type="float">
            <text:p>324.604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1072002" calcext:value-type="float">
            <text:p>31072002</text:p>
          </table:table-cell>
          <table:table-cell office:value-type="float" office:value="126.3305" calcext:value-type="float">
            <text:p>126.3305</text:p>
          </table:table-cell>
          <table:table-cell office:value-type="float" office:value="5436.332" calcext:value-type="float">
            <text:p>5436.3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5.6114" calcext:value-type="float">
            <text:p>-155.6114</text:p>
          </table:table-cell>
          <table:table-cell office:value-type="float" office:value="464.4395" calcext:value-type="float">
            <text:p>464.4395</text:p>
          </table:table-cell>
          <table:table-cell office:value-type="float" office:value="0" calcext:value-type="float">
            <text:p>0</text:p>
          </table:table-cell>
          <table:table-cell office:value-type="float" office:value="57.4629" calcext:value-type="float">
            <text:p>57.4629</text:p>
          </table:table-cell>
          <table:table-cell office:value-type="float" office:value="22.03727" calcext:value-type="float">
            <text:p>22.03727</text:p>
          </table:table-cell>
          <table:table-cell office:value-type="float" office:value="0.02755385" calcext:value-type="float">
            <text:p>0.02755385</text:p>
          </table:table-cell>
          <table:table-cell office:value-type="float" office:value="0.6178191" calcext:value-type="float">
            <text:p>0.6178191</text:p>
          </table:table-cell>
          <table:table-cell office:value-type="float" office:value="0.3821514" calcext:value-type="float">
            <text:p>0.3821514</text:p>
          </table:table-cell>
          <table:table-cell office:value-type="float" office:value="0.9102404" calcext:value-type="float">
            <text:p>0.9102404</text:p>
          </table:table-cell>
          <table:table-cell office:value-type="float" office:value="360" calcext:value-type="float">
            <text:p>360</text:p>
          </table:table-cell>
          <table:table-cell office:value-type="float" office:value="-157.7399" calcext:value-type="float">
            <text:p>-157.7399</text:p>
          </table:table-cell>
          <table:table-cell office:value-type="float" office:value="0" calcext:value-type="float">
            <text:p>0</text:p>
          </table:table-cell>
          <table:table-cell office:value-type="float" office:value="227.8737" calcext:value-type="float">
            <text:p>227.8737</text:p>
          </table:table-cell>
          <table:table-cell office:value-type="float" office:value="282.6531" calcext:value-type="float">
            <text:p>282.6531</text:p>
          </table:table-cell>
          <table:table-cell office:value-type="float" office:value="908.7896" calcext:value-type="float">
            <text:p>908.7896</text:p>
          </table:table-cell>
          <table:table-cell office:value-type="float" office:value="848.1651" calcext:value-type="float">
            <text:p>848.1651</text:p>
          </table:table-cell>
          <table:table-cell office:value-type="float" office:value="841.7814" calcext:value-type="float">
            <text:p>841.7814</text:p>
          </table:table-cell>
          <table:table-cell office:value-type="float" office:value="860.5187" calcext:value-type="float">
            <text:p>860.5187</text:p>
          </table:table-cell>
          <table:table-cell office:value-type="float" office:value="320.5608" calcext:value-type="float">
            <text:p>320.5608</text:p>
          </table:table-cell>
          <table:table-cell office:value-type="float" office:value="438.0208" calcext:value-type="float">
            <text:p>438.0208</text:p>
          </table:table-cell>
          <table:table-cell office:value-type="float" office:value="381.6385" calcext:value-type="float">
            <text:p>381.6385</text:p>
          </table:table-cell>
          <table:table-cell office:value-type="float" office:value="324.5999" calcext:value-type="float">
            <text:p>324.599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82002" calcext:value-type="float">
            <text:p>1082002</text:p>
          </table:table-cell>
          <table:table-cell office:value-type="float" office:value="125.6391" calcext:value-type="float">
            <text:p>125.6391</text:p>
          </table:table-cell>
          <table:table-cell office:value-type="float" office:value="5435.633" calcext:value-type="float">
            <text:p>5435.6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6.9556" calcext:value-type="float">
            <text:p>-156.9556</text:p>
          </table:table-cell>
          <table:table-cell office:value-type="float" office:value="470.7633" calcext:value-type="float">
            <text:p>470.7633</text:p>
          </table:table-cell>
          <table:table-cell office:value-type="float" office:value="0" calcext:value-type="float">
            <text:p>0</text:p>
          </table:table-cell>
          <table:table-cell office:value-type="float" office:value="57.08158" calcext:value-type="float">
            <text:p>57.08158</text:p>
          </table:table-cell>
          <table:table-cell office:value-type="float" office:value="22.01941" calcext:value-type="float">
            <text:p>22.01941</text:p>
          </table:table-cell>
          <table:table-cell office:value-type="float" office:value="0.02771048" calcext:value-type="float">
            <text:p>0.02771048</text:p>
          </table:table-cell>
          <table:table-cell office:value-type="float" office:value="0.6178191" calcext:value-type="float">
            <text:p>0.6178191</text:p>
          </table:table-cell>
          <table:table-cell office:value-type="float" office:value="0.3832227" calcext:value-type="float">
            <text:p>0.3832227</text:p>
          </table:table-cell>
          <table:table-cell office:value-type="float" office:value="0.9106165" calcext:value-type="float">
            <text:p>0.9106165</text:p>
          </table:table-cell>
          <table:table-cell office:value-type="float" office:value="360" calcext:value-type="float">
            <text:p>360</text:p>
          </table:table-cell>
          <table:table-cell office:value-type="float" office:value="-159.0853" calcext:value-type="float">
            <text:p>-159.0853</text:p>
          </table:table-cell>
          <table:table-cell office:value-type="float" office:value="0" calcext:value-type="float">
            <text:p>0</text:p>
          </table:table-cell>
          <table:table-cell office:value-type="float" office:value="227.9099" calcext:value-type="float">
            <text:p>227.9099</text:p>
          </table:table-cell>
          <table:table-cell office:value-type="float" office:value="282.4413" calcext:value-type="float">
            <text:p>282.4413</text:p>
          </table:table-cell>
          <table:table-cell office:value-type="float" office:value="908.2296" calcext:value-type="float">
            <text:p>908.2296</text:p>
          </table:table-cell>
          <table:table-cell office:value-type="float" office:value="847.877" calcext:value-type="float">
            <text:p>847.877</text:p>
          </table:table-cell>
          <table:table-cell office:value-type="float" office:value="841.6363" calcext:value-type="float">
            <text:p>841.6363</text:p>
          </table:table-cell>
          <table:table-cell office:value-type="float" office:value="860.3925" calcext:value-type="float">
            <text:p>860.3925</text:p>
          </table:table-cell>
          <table:table-cell office:value-type="float" office:value="320.5265" calcext:value-type="float">
            <text:p>320.5265</text:p>
          </table:table-cell>
          <table:table-cell office:value-type="float" office:value="437.994" calcext:value-type="float">
            <text:p>437.994</text:p>
          </table:table-cell>
          <table:table-cell office:value-type="float" office:value="381.6267" calcext:value-type="float">
            <text:p>381.6267</text:p>
          </table:table-cell>
          <table:table-cell office:value-type="float" office:value="324.5957" calcext:value-type="float">
            <text:p>324.595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82002" calcext:value-type="float">
            <text:p>2082002</text:p>
          </table:table-cell>
          <table:table-cell office:value-type="float" office:value="124.8514" calcext:value-type="float">
            <text:p>124.8514</text:p>
          </table:table-cell>
          <table:table-cell office:value-type="float" office:value="5435.018" calcext:value-type="float">
            <text:p>5435.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8.2228" calcext:value-type="float">
            <text:p>-158.2228</text:p>
          </table:table-cell>
          <table:table-cell office:value-type="float" office:value="474.053" calcext:value-type="float">
            <text:p>474.053</text:p>
          </table:table-cell>
          <table:table-cell office:value-type="float" office:value="0" calcext:value-type="float">
            <text:p>0</text:p>
          </table:table-cell>
          <table:table-cell office:value-type="float" office:value="57.00178" calcext:value-type="float">
            <text:p>57.00178</text:p>
          </table:table-cell>
          <table:table-cell office:value-type="float" office:value="21.91057" calcext:value-type="float">
            <text:p>21.91057</text:p>
          </table:table-cell>
          <table:table-cell office:value-type="float" office:value="0.02783895" calcext:value-type="float">
            <text:p>0.02783895</text:p>
          </table:table-cell>
          <table:table-cell office:value-type="float" office:value="0.6178191" calcext:value-type="float">
            <text:p>0.6178191</text:p>
          </table:table-cell>
          <table:table-cell office:value-type="float" office:value="0.3873954" calcext:value-type="float">
            <text:p>0.3873954</text:p>
          </table:table-cell>
          <table:table-cell office:value-type="float" office:value="0.9156594" calcext:value-type="float">
            <text:p>0.9156594</text:p>
          </table:table-cell>
          <table:table-cell office:value-type="float" office:value="360" calcext:value-type="float">
            <text:p>360</text:p>
          </table:table-cell>
          <table:table-cell office:value-type="float" office:value="-160.3617" calcext:value-type="float">
            <text:p>-160.3617</text:p>
          </table:table-cell>
          <table:table-cell office:value-type="float" office:value="0" calcext:value-type="float">
            <text:p>0</text:p>
          </table:table-cell>
          <table:table-cell office:value-type="float" office:value="227.9044" calcext:value-type="float">
            <text:p>227.9044</text:p>
          </table:table-cell>
          <table:table-cell office:value-type="float" office:value="282.2536" calcext:value-type="float">
            <text:p>282.2536</text:p>
          </table:table-cell>
          <table:table-cell office:value-type="float" office:value="907.7292" calcext:value-type="float">
            <text:p>907.7292</text:p>
          </table:table-cell>
          <table:table-cell office:value-type="float" office:value="847.6174" calcext:value-type="float">
            <text:p>847.6174</text:p>
          </table:table-cell>
          <table:table-cell office:value-type="float" office:value="841.4998" calcext:value-type="float">
            <text:p>841.4998</text:p>
          </table:table-cell>
          <table:table-cell office:value-type="float" office:value="860.2684" calcext:value-type="float">
            <text:p>860.2684</text:p>
          </table:table-cell>
          <table:table-cell office:value-type="float" office:value="320.4926" calcext:value-type="float">
            <text:p>320.4926</text:p>
          </table:table-cell>
          <table:table-cell office:value-type="float" office:value="437.9664" calcext:value-type="float">
            <text:p>437.9664</text:p>
          </table:table-cell>
          <table:table-cell office:value-type="float" office:value="381.6135" calcext:value-type="float">
            <text:p>381.6135</text:p>
          </table:table-cell>
          <table:table-cell office:value-type="float" office:value="324.5913" calcext:value-type="float">
            <text:p>324.591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082002" calcext:value-type="float">
            <text:p>3082002</text:p>
          </table:table-cell>
          <table:table-cell office:value-type="float" office:value="124.2202" calcext:value-type="float">
            <text:p>124.2202</text:p>
          </table:table-cell>
          <table:table-cell office:value-type="float" office:value="5434.384" calcext:value-type="float">
            <text:p>5434.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9.4762" calcext:value-type="float">
            <text:p>-159.4762</text:p>
          </table:table-cell>
          <table:table-cell office:value-type="float" office:value="473.8201" calcext:value-type="float">
            <text:p>473.8201</text:p>
          </table:table-cell>
          <table:table-cell office:value-type="float" office:value="0" calcext:value-type="float">
            <text:p>0</text:p>
          </table:table-cell>
          <table:table-cell office:value-type="float" office:value="56.71321" calcext:value-type="float">
            <text:p>56.71321</text:p>
          </table:table-cell>
          <table:table-cell office:value-type="float" office:value="21.87962" calcext:value-type="float">
            <text:p>21.87962</text:p>
          </table:table-cell>
          <table:table-cell office:value-type="float" office:value="0.02800389" calcext:value-type="float">
            <text:p>0.02800389</text:p>
          </table:table-cell>
          <table:table-cell office:value-type="float" office:value="0.6178191" calcext:value-type="float">
            <text:p>0.6178191</text:p>
          </table:table-cell>
          <table:table-cell office:value-type="float" office:value="0.3902278" calcext:value-type="float">
            <text:p>0.3902278</text:p>
          </table:table-cell>
          <table:table-cell office:value-type="float" office:value="0.9180793" calcext:value-type="float">
            <text:p>0.9180793</text:p>
          </table:table-cell>
          <table:table-cell office:value-type="float" office:value="360" calcext:value-type="float">
            <text:p>360</text:p>
          </table:table-cell>
          <table:table-cell office:value-type="float" office:value="-161.6202" calcext:value-type="float">
            <text:p>-161.6202</text:p>
          </table:table-cell>
          <table:table-cell office:value-type="float" office:value="0" calcext:value-type="float">
            <text:p>0</text:p>
          </table:table-cell>
          <table:table-cell office:value-type="float" office:value="227.9407" calcext:value-type="float">
            <text:p>227.9407</text:p>
          </table:table-cell>
          <table:table-cell office:value-type="float" office:value="282.0632" calcext:value-type="float">
            <text:p>282.0632</text:p>
          </table:table-cell>
          <table:table-cell office:value-type="float" office:value="907.2267" calcext:value-type="float">
            <text:p>907.2267</text:p>
          </table:table-cell>
          <table:table-cell office:value-type="float" office:value="847.361" calcext:value-type="float">
            <text:p>847.361</text:p>
          </table:table-cell>
          <table:table-cell office:value-type="float" office:value="841.3695" calcext:value-type="float">
            <text:p>841.3695</text:p>
          </table:table-cell>
          <table:table-cell office:value-type="float" office:value="860.1534" calcext:value-type="float">
            <text:p>860.1534</text:p>
          </table:table-cell>
          <table:table-cell office:value-type="float" office:value="320.4605" calcext:value-type="float">
            <text:p>320.4605</text:p>
          </table:table-cell>
          <table:table-cell office:value-type="float" office:value="437.9397" calcext:value-type="float">
            <text:p>437.9397</text:p>
          </table:table-cell>
          <table:table-cell office:value-type="float" office:value="381.6003" calcext:value-type="float">
            <text:p>381.6003</text:p>
          </table:table-cell>
          <table:table-cell office:value-type="float" office:value="324.5869" calcext:value-type="float">
            <text:p>324.586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082002" calcext:value-type="float">
            <text:p>4082002</text:p>
          </table:table-cell>
          <table:table-cell office:value-type="float" office:value="123.6529" calcext:value-type="float">
            <text:p>123.6529</text:p>
          </table:table-cell>
          <table:table-cell office:value-type="float" office:value="5433.768" calcext:value-type="float">
            <text:p>5433.7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0.6461" calcext:value-type="float">
            <text:p>-160.6461</text:p>
          </table:table-cell>
          <table:table-cell office:value-type="float" office:value="479.4518" calcext:value-type="float">
            <text:p>479.4518</text:p>
          </table:table-cell>
          <table:table-cell office:value-type="float" office:value="0" calcext:value-type="float">
            <text:p>0</text:p>
          </table:table-cell>
          <table:table-cell office:value-type="float" office:value="56.55785" calcext:value-type="float">
            <text:p>56.55785</text:p>
          </table:table-cell>
          <table:table-cell office:value-type="float" office:value="21.85582" calcext:value-type="float">
            <text:p>21.85582</text:p>
          </table:table-cell>
          <table:table-cell office:value-type="float" office:value="0.02818934" calcext:value-type="float">
            <text:p>0.02818934</text:p>
          </table:table-cell>
          <table:table-cell office:value-type="float" office:value="0.6178191" calcext:value-type="float">
            <text:p>0.6178191</text:p>
          </table:table-cell>
          <table:table-cell office:value-type="float" office:value="0.3917882" calcext:value-type="float">
            <text:p>0.3917882</text:p>
          </table:table-cell>
          <table:table-cell office:value-type="float" office:value="0.9189434" calcext:value-type="float">
            <text:p>0.9189434</text:p>
          </table:table-cell>
          <table:table-cell office:value-type="float" office:value="360" calcext:value-type="float">
            <text:p>360</text:p>
          </table:table-cell>
          <table:table-cell office:value-type="float" office:value="-162.7923" calcext:value-type="float">
            <text:p>-162.7923</text:p>
          </table:table-cell>
          <table:table-cell office:value-type="float" office:value="0" calcext:value-type="float">
            <text:p>0</text:p>
          </table:table-cell>
          <table:table-cell office:value-type="float" office:value="227.9782" calcext:value-type="float">
            <text:p>227.9782</text:p>
          </table:table-cell>
          <table:table-cell office:value-type="float" office:value="281.8893" calcext:value-type="float">
            <text:p>281.8893</text:p>
          </table:table-cell>
          <table:table-cell office:value-type="float" office:value="906.7657" calcext:value-type="float">
            <text:p>906.7657</text:p>
          </table:table-cell>
          <table:table-cell office:value-type="float" office:value="847.1176" calcext:value-type="float">
            <text:p>847.1176</text:p>
          </table:table-cell>
          <table:table-cell office:value-type="float" office:value="841.2427" calcext:value-type="float">
            <text:p>841.2427</text:p>
          </table:table-cell>
          <table:table-cell office:value-type="float" office:value="860.0379" calcext:value-type="float">
            <text:p>860.0379</text:p>
          </table:table-cell>
          <table:table-cell office:value-type="float" office:value="320.4285" calcext:value-type="float">
            <text:p>320.4285</text:p>
          </table:table-cell>
          <table:table-cell office:value-type="float" office:value="437.9131" calcext:value-type="float">
            <text:p>437.9131</text:p>
          </table:table-cell>
          <table:table-cell office:value-type="float" office:value="381.587" calcext:value-type="float">
            <text:p>381.587</text:p>
          </table:table-cell>
          <table:table-cell office:value-type="float" office:value="324.5825" calcext:value-type="float">
            <text:p>324.582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082002" calcext:value-type="float">
            <text:p>5082002</text:p>
          </table:table-cell>
          <table:table-cell office:value-type="float" office:value="123.0861" calcext:value-type="float">
            <text:p>123.0861</text:p>
          </table:table-cell>
          <table:table-cell office:value-type="float" office:value="5433.154" calcext:value-type="float">
            <text:p>5433.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1.7955" calcext:value-type="float">
            <text:p>-161.7955</text:p>
          </table:table-cell>
          <table:table-cell office:value-type="float" office:value="483.6391" calcext:value-type="float">
            <text:p>483.6391</text:p>
          </table:table-cell>
          <table:table-cell office:value-type="float" office:value="0" calcext:value-type="float">
            <text:p>0</text:p>
          </table:table-cell>
          <table:table-cell office:value-type="float" office:value="56.38359" calcext:value-type="float">
            <text:p>56.38359</text:p>
          </table:table-cell>
          <table:table-cell office:value-type="float" office:value="21.83617" calcext:value-type="float">
            <text:p>21.83617</text:p>
          </table:table-cell>
          <table:table-cell office:value-type="float" office:value="0.02838719" calcext:value-type="float">
            <text:p>0.02838719</text:p>
          </table:table-cell>
          <table:table-cell office:value-type="float" office:value="0.6178191" calcext:value-type="float">
            <text:p>0.6178191</text:p>
          </table:table-cell>
          <table:table-cell office:value-type="float" office:value="0.3927506" calcext:value-type="float">
            <text:p>0.3927506</text:p>
          </table:table-cell>
          <table:table-cell office:value-type="float" office:value="0.9190732" calcext:value-type="float">
            <text:p>0.9190732</text:p>
          </table:table-cell>
          <table:table-cell office:value-type="float" office:value="360" calcext:value-type="float">
            <text:p>360</text:p>
          </table:table-cell>
          <table:table-cell office:value-type="float" office:value="-163.9426" calcext:value-type="float">
            <text:p>-163.9426</text:p>
          </table:table-cell>
          <table:table-cell office:value-type="float" office:value="0" calcext:value-type="float">
            <text:p>0</text:p>
          </table:table-cell>
          <table:table-cell office:value-type="float" office:value="228.0134" calcext:value-type="float">
            <text:p>228.0134</text:p>
          </table:table-cell>
          <table:table-cell office:value-type="float" office:value="281.7109" calcext:value-type="float">
            <text:p>281.7109</text:p>
          </table:table-cell>
          <table:table-cell office:value-type="float" office:value="906.2999" calcext:value-type="float">
            <text:p>906.2999</text:p>
          </table:table-cell>
          <table:table-cell office:value-type="float" office:value="846.876" calcext:value-type="float">
            <text:p>846.876</text:p>
          </table:table-cell>
          <table:table-cell office:value-type="float" office:value="841.1183" calcext:value-type="float">
            <text:p>841.1183</text:p>
          </table:table-cell>
          <table:table-cell office:value-type="float" office:value="859.9266" calcext:value-type="float">
            <text:p>859.9266</text:p>
          </table:table-cell>
          <table:table-cell office:value-type="float" office:value="320.3976" calcext:value-type="float">
            <text:p>320.3976</text:p>
          </table:table-cell>
          <table:table-cell office:value-type="float" office:value="437.8871" calcext:value-type="float">
            <text:p>437.8871</text:p>
          </table:table-cell>
          <table:table-cell office:value-type="float" office:value="381.5738" calcext:value-type="float">
            <text:p>381.5738</text:p>
          </table:table-cell>
          <table:table-cell office:value-type="float" office:value="324.5779" calcext:value-type="float">
            <text:p>324.577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082002" calcext:value-type="float">
            <text:p>6082002</text:p>
          </table:table-cell>
          <table:table-cell office:value-type="float" office:value="122.6195" calcext:value-type="float">
            <text:p>122.6195</text:p>
          </table:table-cell>
          <table:table-cell office:value-type="float" office:value="5432.593" calcext:value-type="float">
            <text:p>5432.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2.8107" calcext:value-type="float">
            <text:p>-162.8107</text:p>
          </table:table-cell>
          <table:table-cell office:value-type="float" office:value="486.6086" calcext:value-type="float">
            <text:p>486.6086</text:p>
          </table:table-cell>
          <table:table-cell office:value-type="float" office:value="0" calcext:value-type="float">
            <text:p>0</text:p>
          </table:table-cell>
          <table:table-cell office:value-type="float" office:value="56.28331" calcext:value-type="float">
            <text:p>56.28331</text:p>
          </table:table-cell>
          <table:table-cell office:value-type="float" office:value="21.83191" calcext:value-type="float">
            <text:p>21.83191</text:p>
          </table:table-cell>
          <table:table-cell office:value-type="float" office:value="0.02860947" calcext:value-type="float">
            <text:p>0.02860947</text:p>
          </table:table-cell>
          <table:table-cell office:value-type="float" office:value="0.6178191" calcext:value-type="float">
            <text:p>0.6178191</text:p>
          </table:table-cell>
          <table:table-cell office:value-type="float" office:value="0.3933692" calcext:value-type="float">
            <text:p>0.3933692</text:p>
          </table:table-cell>
          <table:table-cell office:value-type="float" office:value="0.9188469" calcext:value-type="float">
            <text:p>0.9188469</text:p>
          </table:table-cell>
          <table:table-cell office:value-type="float" office:value="360" calcext:value-type="float">
            <text:p>360</text:p>
          </table:table-cell>
          <table:table-cell office:value-type="float" office:value="-164.958" calcext:value-type="float">
            <text:p>-164.958</text:p>
          </table:table-cell>
          <table:table-cell office:value-type="float" office:value="0" calcext:value-type="float">
            <text:p>0</text:p>
          </table:table-cell>
          <table:table-cell office:value-type="float" office:value="228.0402" calcext:value-type="float">
            <text:p>228.0402</text:p>
          </table:table-cell>
          <table:table-cell office:value-type="float" office:value="281.5618" calcext:value-type="float">
            <text:p>281.5618</text:p>
          </table:table-cell>
          <table:table-cell office:value-type="float" office:value="905.907" calcext:value-type="float">
            <text:p>905.907</text:p>
          </table:table-cell>
          <table:table-cell office:value-type="float" office:value="846.6609" calcext:value-type="float">
            <text:p>846.6609</text:p>
          </table:table-cell>
          <table:table-cell office:value-type="float" office:value="841.0046" calcext:value-type="float">
            <text:p>841.0046</text:p>
          </table:table-cell>
          <table:table-cell office:value-type="float" office:value="859.822" calcext:value-type="float">
            <text:p>859.822</text:p>
          </table:table-cell>
          <table:table-cell office:value-type="float" office:value="320.3681" calcext:value-type="float">
            <text:p>320.3681</text:p>
          </table:table-cell>
          <table:table-cell office:value-type="float" office:value="437.8613" calcext:value-type="float">
            <text:p>437.8613</text:p>
          </table:table-cell>
          <table:table-cell office:value-type="float" office:value="381.5606" calcext:value-type="float">
            <text:p>381.5606</text:p>
          </table:table-cell>
          <table:table-cell office:value-type="float" office:value="324.572" calcext:value-type="float">
            <text:p>324.57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082002" calcext:value-type="float">
            <text:p>7082002</text:p>
          </table:table-cell>
          <table:table-cell office:value-type="float" office:value="122.1237" calcext:value-type="float">
            <text:p>122.1237</text:p>
          </table:table-cell>
          <table:table-cell office:value-type="float" office:value="5432.026" calcext:value-type="float">
            <text:p>5432.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3.8368" calcext:value-type="float">
            <text:p>-163.8368</text:p>
          </table:table-cell>
          <table:table-cell office:value-type="float" office:value="491.7553" calcext:value-type="float">
            <text:p>491.7553</text:p>
          </table:table-cell>
          <table:table-cell office:value-type="float" office:value="0" calcext:value-type="float">
            <text:p>0</text:p>
          </table:table-cell>
          <table:table-cell office:value-type="float" office:value="56.13771" calcext:value-type="float">
            <text:p>56.13771</text:p>
          </table:table-cell>
          <table:table-cell office:value-type="float" office:value="21.82494" calcext:value-type="float">
            <text:p>21.82494</text:p>
          </table:table-cell>
          <table:table-cell office:value-type="float" office:value="0.02883365" calcext:value-type="float">
            <text:p>0.02883365</text:p>
          </table:table-cell>
          <table:table-cell office:value-type="float" office:value="0.6178191" calcext:value-type="float">
            <text:p>0.6178191</text:p>
          </table:table-cell>
          <table:table-cell office:value-type="float" office:value="0.3937896" calcext:value-type="float">
            <text:p>0.3937896</text:p>
          </table:table-cell>
          <table:table-cell office:value-type="float" office:value="0.9184017" calcext:value-type="float">
            <text:p>0.9184017</text:p>
          </table:table-cell>
          <table:table-cell office:value-type="float" office:value="360" calcext:value-type="float">
            <text:p>360</text:p>
          </table:table-cell>
          <table:table-cell office:value-type="float" office:value="-165.9838" calcext:value-type="float">
            <text:p>-165.9838</text:p>
          </table:table-cell>
          <table:table-cell office:value-type="float" office:value="0" calcext:value-type="float">
            <text:p>0</text:p>
          </table:table-cell>
          <table:table-cell office:value-type="float" office:value="228.068" calcext:value-type="float">
            <text:p>228.068</text:p>
          </table:table-cell>
          <table:table-cell office:value-type="float" office:value="281.3985" calcext:value-type="float">
            <text:p>281.3985</text:p>
          </table:table-cell>
          <table:table-cell office:value-type="float" office:value="905.4896" calcext:value-type="float">
            <text:p>905.4896</text:p>
          </table:table-cell>
          <table:table-cell office:value-type="float" office:value="846.4434" calcext:value-type="float">
            <text:p>846.4434</text:p>
          </table:table-cell>
          <table:table-cell office:value-type="float" office:value="840.8923" calcext:value-type="float">
            <text:p>840.8923</text:p>
          </table:table-cell>
          <table:table-cell office:value-type="float" office:value="859.723" calcext:value-type="float">
            <text:p>859.723</text:p>
          </table:table-cell>
          <table:table-cell office:value-type="float" office:value="320.3403" calcext:value-type="float">
            <text:p>320.3403</text:p>
          </table:table-cell>
          <table:table-cell office:value-type="float" office:value="437.8361" calcext:value-type="float">
            <text:p>437.8361</text:p>
          </table:table-cell>
          <table:table-cell office:value-type="float" office:value="381.5475" calcext:value-type="float">
            <text:p>381.5475</text:p>
          </table:table-cell>
          <table:table-cell office:value-type="float" office:value="324.5645" calcext:value-type="float">
            <text:p>324.564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082002" calcext:value-type="float">
            <text:p>8082002</text:p>
          </table:table-cell>
          <table:table-cell office:value-type="float" office:value="121.6262" calcext:value-type="float">
            <text:p>121.6262</text:p>
          </table:table-cell>
          <table:table-cell office:value-type="float" office:value="5431.438" calcext:value-type="float">
            <text:p>5431.4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4.8831" calcext:value-type="float">
            <text:p>-164.8831</text:p>
          </table:table-cell>
          <table:table-cell office:value-type="float" office:value="492.2131" calcext:value-type="float">
            <text:p>492.2131</text:p>
          </table:table-cell>
          <table:table-cell office:value-type="float" office:value="0" calcext:value-type="float">
            <text:p>0</text:p>
          </table:table-cell>
          <table:table-cell office:value-type="float" office:value="56.0042" calcext:value-type="float">
            <text:p>56.0042</text:p>
          </table:table-cell>
          <table:table-cell office:value-type="float" office:value="21.8206" calcext:value-type="float">
            <text:p>21.8206</text:p>
          </table:table-cell>
          <table:table-cell office:value-type="float" office:value="0.02903246" calcext:value-type="float">
            <text:p>0.02903246</text:p>
          </table:table-cell>
          <table:table-cell office:value-type="float" office:value="0.6178191" calcext:value-type="float">
            <text:p>0.6178191</text:p>
          </table:table-cell>
          <table:table-cell office:value-type="float" office:value="0.3941818" calcext:value-type="float">
            <text:p>0.3941818</text:p>
          </table:table-cell>
          <table:table-cell office:value-type="float" office:value="0.9178941" calcext:value-type="float">
            <text:p>0.9178941</text:p>
          </table:table-cell>
          <table:table-cell office:value-type="float" office:value="360" calcext:value-type="float">
            <text:p>360</text:p>
          </table:table-cell>
          <table:table-cell office:value-type="float" office:value="-167.0298" calcext:value-type="float">
            <text:p>-167.0298</text:p>
          </table:table-cell>
          <table:table-cell office:value-type="float" office:value="0" calcext:value-type="float">
            <text:p>0</text:p>
          </table:table-cell>
          <table:table-cell office:value-type="float" office:value="228.0961" calcext:value-type="float">
            <text:p>228.0961</text:p>
          </table:table-cell>
          <table:table-cell office:value-type="float" office:value="281.2335" calcext:value-type="float">
            <text:p>281.2335</text:p>
          </table:table-cell>
          <table:table-cell office:value-type="float" office:value="905.0623" calcext:value-type="float">
            <text:p>905.0623</text:p>
          </table:table-cell>
          <table:table-cell office:value-type="float" office:value="846.2198" calcext:value-type="float">
            <text:p>846.2198</text:p>
          </table:table-cell>
          <table:table-cell office:value-type="float" office:value="840.7766" calcext:value-type="float">
            <text:p>840.7766</text:p>
          </table:table-cell>
          <table:table-cell office:value-type="float" office:value="859.6196" calcext:value-type="float">
            <text:p>859.6196</text:p>
          </table:table-cell>
          <table:table-cell office:value-type="float" office:value="320.3117" calcext:value-type="float">
            <text:p>320.3117</text:p>
          </table:table-cell>
          <table:table-cell office:value-type="float" office:value="437.811" calcext:value-type="float">
            <text:p>437.811</text:p>
          </table:table-cell>
          <table:table-cell office:value-type="float" office:value="381.5345" calcext:value-type="float">
            <text:p>381.5345</text:p>
          </table:table-cell>
          <table:table-cell office:value-type="float" office:value="324.557" calcext:value-type="float">
            <text:p>324.55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082002" calcext:value-type="float">
            <text:p>9082002</text:p>
          </table:table-cell>
          <table:table-cell office:value-type="float" office:value="121.1251" calcext:value-type="float">
            <text:p>121.1251</text:p>
          </table:table-cell>
          <table:table-cell office:value-type="float" office:value="5430.844" calcext:value-type="float">
            <text:p>5430.8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5.9367" calcext:value-type="float">
            <text:p>-165.9367</text:p>
          </table:table-cell>
          <table:table-cell office:value-type="float" office:value="495.7763" calcext:value-type="float">
            <text:p>495.7763</text:p>
          </table:table-cell>
          <table:table-cell office:value-type="float" office:value="0" calcext:value-type="float">
            <text:p>0</text:p>
          </table:table-cell>
          <table:table-cell office:value-type="float" office:value="55.85884" calcext:value-type="float">
            <text:p>55.85884</text:p>
          </table:table-cell>
          <table:table-cell office:value-type="float" office:value="21.81511" calcext:value-type="float">
            <text:p>21.81511</text:p>
          </table:table-cell>
          <table:table-cell office:value-type="float" office:value="0.02925088" calcext:value-type="float">
            <text:p>0.02925088</text:p>
          </table:table-cell>
          <table:table-cell office:value-type="float" office:value="0.6178191" calcext:value-type="float">
            <text:p>0.6178191</text:p>
          </table:table-cell>
          <table:table-cell office:value-type="float" office:value="0.3945683" calcext:value-type="float">
            <text:p>0.3945683</text:p>
          </table:table-cell>
          <table:table-cell office:value-type="float" office:value="0.9173738" calcext:value-type="float">
            <text:p>0.9173738</text:p>
          </table:table-cell>
          <table:table-cell office:value-type="float" office:value="360" calcext:value-type="float">
            <text:p>360</text:p>
          </table:table-cell>
          <table:table-cell office:value-type="float" office:value="-168.0831" calcext:value-type="float">
            <text:p>-168.0831</text:p>
          </table:table-cell>
          <table:table-cell office:value-type="float" office:value="0" calcext:value-type="float">
            <text:p>0</text:p>
          </table:table-cell>
          <table:table-cell office:value-type="float" office:value="228.1256" calcext:value-type="float">
            <text:p>228.1256</text:p>
          </table:table-cell>
          <table:table-cell office:value-type="float" office:value="281.0662" calcext:value-type="float">
            <text:p>281.0662</text:p>
          </table:table-cell>
          <table:table-cell office:value-type="float" office:value="904.6329" calcext:value-type="float">
            <text:p>904.6329</text:p>
          </table:table-cell>
          <table:table-cell office:value-type="float" office:value="845.9923" calcext:value-type="float">
            <text:p>845.9923</text:p>
          </table:table-cell>
          <table:table-cell office:value-type="float" office:value="840.6597" calcext:value-type="float">
            <text:p>840.6597</text:p>
          </table:table-cell>
          <table:table-cell office:value-type="float" office:value="859.5153" calcext:value-type="float">
            <text:p>859.5153</text:p>
          </table:table-cell>
          <table:table-cell office:value-type="float" office:value="320.2829" calcext:value-type="float">
            <text:p>320.2829</text:p>
          </table:table-cell>
          <table:table-cell office:value-type="float" office:value="437.7858" calcext:value-type="float">
            <text:p>437.7858</text:p>
          </table:table-cell>
          <table:table-cell office:value-type="float" office:value="381.5215" calcext:value-type="float">
            <text:p>381.5215</text:p>
          </table:table-cell>
          <table:table-cell office:value-type="float" office:value="324.5495" calcext:value-type="float">
            <text:p>324.549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082002" calcext:value-type="float">
            <text:p>10082002</text:p>
          </table:table-cell>
          <table:table-cell office:value-type="float" office:value="120.5763" calcext:value-type="float">
            <text:p>120.5763</text:p>
          </table:table-cell>
          <table:table-cell office:value-type="float" office:value="5430.189" calcext:value-type="float">
            <text:p>5430.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7.0817" calcext:value-type="float">
            <text:p>-167.0817</text:p>
          </table:table-cell>
          <table:table-cell office:value-type="float" office:value="498.3941" calcext:value-type="float">
            <text:p>498.3941</text:p>
          </table:table-cell>
          <table:table-cell office:value-type="float" office:value="0" calcext:value-type="float">
            <text:p>0</text:p>
          </table:table-cell>
          <table:table-cell office:value-type="float" office:value="55.62986" calcext:value-type="float">
            <text:p>55.62986</text:p>
          </table:table-cell>
          <table:table-cell office:value-type="float" office:value="21.812" calcext:value-type="float">
            <text:p>21.812</text:p>
          </table:table-cell>
          <table:table-cell office:value-type="float" office:value="0.02943798" calcext:value-type="float">
            <text:p>0.02943798</text:p>
          </table:table-cell>
          <table:table-cell office:value-type="float" office:value="0.6178191" calcext:value-type="float">
            <text:p>0.6178191</text:p>
          </table:table-cell>
          <table:table-cell office:value-type="float" office:value="0.3949563" calcext:value-type="float">
            <text:p>0.3949563</text:p>
          </table:table-cell>
          <table:table-cell office:value-type="float" office:value="0.9168613" calcext:value-type="float">
            <text:p>0.9168613</text:p>
          </table:table-cell>
          <table:table-cell office:value-type="float" office:value="360" calcext:value-type="float">
            <text:p>360</text:p>
          </table:table-cell>
          <table:table-cell office:value-type="float" office:value="-169.2277" calcext:value-type="float">
            <text:p>-169.2277</text:p>
          </table:table-cell>
          <table:table-cell office:value-type="float" office:value="0" calcext:value-type="float">
            <text:p>0</text:p>
          </table:table-cell>
          <table:table-cell office:value-type="float" office:value="228.1555" calcext:value-type="float">
            <text:p>228.1555</text:p>
          </table:table-cell>
          <table:table-cell office:value-type="float" office:value="280.883" calcext:value-type="float">
            <text:p>280.883</text:p>
          </table:table-cell>
          <table:table-cell office:value-type="float" office:value="904.1533" calcext:value-type="float">
            <text:p>904.1533</text:p>
          </table:table-cell>
          <table:table-cell office:value-type="float" office:value="845.741" calcext:value-type="float">
            <text:p>845.741</text:p>
          </table:table-cell>
          <table:table-cell office:value-type="float" office:value="840.5317" calcext:value-type="float">
            <text:p>840.5317</text:p>
          </table:table-cell>
          <table:table-cell office:value-type="float" office:value="859.4031" calcext:value-type="float">
            <text:p>859.4031</text:p>
          </table:table-cell>
          <table:table-cell office:value-type="float" office:value="320.2523" calcext:value-type="float">
            <text:p>320.2523</text:p>
          </table:table-cell>
          <table:table-cell office:value-type="float" office:value="437.7604" calcext:value-type="float">
            <text:p>437.7604</text:p>
          </table:table-cell>
          <table:table-cell office:value-type="float" office:value="381.5085" calcext:value-type="float">
            <text:p>381.5085</text:p>
          </table:table-cell>
          <table:table-cell office:value-type="float" office:value="324.5419" calcext:value-type="float">
            <text:p>324.541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082002" calcext:value-type="float">
            <text:p>11082002</text:p>
          </table:table-cell>
          <table:table-cell office:value-type="float" office:value="120.0202" calcext:value-type="float">
            <text:p>120.0202</text:p>
          </table:table-cell>
          <table:table-cell office:value-type="float" office:value="5429.505" calcext:value-type="float">
            <text:p>5429.5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8.2643" calcext:value-type="float">
            <text:p>-168.2643</text:p>
          </table:table-cell>
          <table:table-cell office:value-type="float" office:value="500.5249" calcext:value-type="float">
            <text:p>500.5249</text:p>
          </table:table-cell>
          <table:table-cell office:value-type="float" office:value="0" calcext:value-type="float">
            <text:p>0</text:p>
          </table:table-cell>
          <table:table-cell office:value-type="float" office:value="55.38174" calcext:value-type="float">
            <text:p>55.38174</text:p>
          </table:table-cell>
          <table:table-cell office:value-type="float" office:value="21.80859" calcext:value-type="float">
            <text:p>21.80859</text:p>
          </table:table-cell>
          <table:table-cell office:value-type="float" office:value="0.02962882" calcext:value-type="float">
            <text:p>0.02962882</text:p>
          </table:table-cell>
          <table:table-cell office:value-type="float" office:value="0.6178191" calcext:value-type="float">
            <text:p>0.6178191</text:p>
          </table:table-cell>
          <table:table-cell office:value-type="float" office:value="0.3953448" calcext:value-type="float">
            <text:p>0.3953448</text:p>
          </table:table-cell>
          <table:table-cell office:value-type="float" office:value="0.9163557" calcext:value-type="float">
            <text:p>0.9163557</text:p>
          </table:table-cell>
          <table:table-cell office:value-type="float" office:value="360" calcext:value-type="float">
            <text:p>360</text:p>
          </table:table-cell>
          <table:table-cell office:value-type="float" office:value="-170.41" calcext:value-type="float">
            <text:p>-170.41</text:p>
          </table:table-cell>
          <table:table-cell office:value-type="float" office:value="0" calcext:value-type="float">
            <text:p>0</text:p>
          </table:table-cell>
          <table:table-cell office:value-type="float" office:value="228.1873" calcext:value-type="float">
            <text:p>228.1873</text:p>
          </table:table-cell>
          <table:table-cell office:value-type="float" office:value="280.6986" calcext:value-type="float">
            <text:p>280.6986</text:p>
          </table:table-cell>
          <table:table-cell office:value-type="float" office:value="903.664" calcext:value-type="float">
            <text:p>903.664</text:p>
          </table:table-cell>
          <table:table-cell office:value-type="float" office:value="845.4802" calcext:value-type="float">
            <text:p>845.4802</text:p>
          </table:table-cell>
          <table:table-cell office:value-type="float" office:value="840.3958" calcext:value-type="float">
            <text:p>840.3958</text:p>
          </table:table-cell>
          <table:table-cell office:value-type="float" office:value="859.2846" calcext:value-type="float">
            <text:p>859.2846</text:p>
          </table:table-cell>
          <table:table-cell office:value-type="float" office:value="320.2199" calcext:value-type="float">
            <text:p>320.2199</text:p>
          </table:table-cell>
          <table:table-cell office:value-type="float" office:value="437.7344" calcext:value-type="float">
            <text:p>437.7344</text:p>
          </table:table-cell>
          <table:table-cell office:value-type="float" office:value="381.4955" calcext:value-type="float">
            <text:p>381.4955</text:p>
          </table:table-cell>
          <table:table-cell office:value-type="float" office:value="324.5344" calcext:value-type="float">
            <text:p>324.534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082002" calcext:value-type="float">
            <text:p>12082002</text:p>
          </table:table-cell>
          <table:table-cell office:value-type="float" office:value="119.4262" calcext:value-type="float">
            <text:p>119.4262</text:p>
          </table:table-cell>
          <table:table-cell office:value-type="float" office:value="5428.774" calcext:value-type="float">
            <text:p>5428.7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9.5271" calcext:value-type="float">
            <text:p>-169.5271</text:p>
          </table:table-cell>
          <table:table-cell office:value-type="float" office:value="505.9895" calcext:value-type="float">
            <text:p>505.9895</text:p>
          </table:table-cell>
          <table:table-cell office:value-type="float" office:value="0" calcext:value-type="float">
            <text:p>0</text:p>
          </table:table-cell>
          <table:table-cell office:value-type="float" office:value="55.00633" calcext:value-type="float">
            <text:p>55.00633</text:p>
          </table:table-cell>
          <table:table-cell office:value-type="float" office:value="21.80513" calcext:value-type="float">
            <text:p>21.80513</text:p>
          </table:table-cell>
          <table:table-cell office:value-type="float" office:value="0.02981196" calcext:value-type="float">
            <text:p>0.02981196</text:p>
          </table:table-cell>
          <table:table-cell office:value-type="float" office:value="0.6178191" calcext:value-type="float">
            <text:p>0.6178191</text:p>
          </table:table-cell>
          <table:table-cell office:value-type="float" office:value="0.3957308" calcext:value-type="float">
            <text:p>0.3957308</text:p>
          </table:table-cell>
          <table:table-cell office:value-type="float" office:value="0.9158521" calcext:value-type="float">
            <text:p>0.9158521</text:p>
          </table:table-cell>
          <table:table-cell office:value-type="float" office:value="360" calcext:value-type="float">
            <text:p>360</text:p>
          </table:table-cell>
          <table:table-cell office:value-type="float" office:value="-171.6725" calcext:value-type="float">
            <text:p>-171.6725</text:p>
          </table:table-cell>
          <table:table-cell office:value-type="float" office:value="0" calcext:value-type="float">
            <text:p>0</text:p>
          </table:table-cell>
          <table:table-cell office:value-type="float" office:value="228.2216" calcext:value-type="float">
            <text:p>228.2216</text:p>
          </table:table-cell>
          <table:table-cell office:value-type="float" office:value="280.5014" calcext:value-type="float">
            <text:p>280.5014</text:p>
          </table:table-cell>
          <table:table-cell office:value-type="float" office:value="903.1418" calcext:value-type="float">
            <text:p>903.1418</text:p>
          </table:table-cell>
          <table:table-cell office:value-type="float" office:value="845.201" calcext:value-type="float">
            <text:p>845.201</text:p>
          </table:table-cell>
          <table:table-cell office:value-type="float" office:value="840.2484" calcext:value-type="float">
            <text:p>840.2484</text:p>
          </table:table-cell>
          <table:table-cell office:value-type="float" office:value="859.1574" calcext:value-type="float">
            <text:p>859.1574</text:p>
          </table:table-cell>
          <table:table-cell office:value-type="float" office:value="320.1853" calcext:value-type="float">
            <text:p>320.1853</text:p>
          </table:table-cell>
          <table:table-cell office:value-type="float" office:value="437.7072" calcext:value-type="float">
            <text:p>437.7072</text:p>
          </table:table-cell>
          <table:table-cell office:value-type="float" office:value="381.4822" calcext:value-type="float">
            <text:p>381.4822</text:p>
          </table:table-cell>
          <table:table-cell office:value-type="float" office:value="324.5268" calcext:value-type="float">
            <text:p>324.526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082002" calcext:value-type="float">
            <text:p>13082002</text:p>
          </table:table-cell>
          <table:table-cell office:value-type="float" office:value="118.8311" calcext:value-type="float">
            <text:p>118.8311</text:p>
          </table:table-cell>
          <table:table-cell office:value-type="float" office:value="5428.016" calcext:value-type="float">
            <text:p>5428.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0.8226" calcext:value-type="float">
            <text:p>-170.8226</text:p>
          </table:table-cell>
          <table:table-cell office:value-type="float" office:value="510.5125" calcext:value-type="float">
            <text:p>510.5125</text:p>
          </table:table-cell>
          <table:table-cell office:value-type="float" office:value="0" calcext:value-type="float">
            <text:p>0</text:p>
          </table:table-cell>
          <table:table-cell office:value-type="float" office:value="54.66583" calcext:value-type="float">
            <text:p>54.66583</text:p>
          </table:table-cell>
          <table:table-cell office:value-type="float" office:value="21.79938" calcext:value-type="float">
            <text:p>21.79938</text:p>
          </table:table-cell>
          <table:table-cell office:value-type="float" office:value="0.02998389" calcext:value-type="float">
            <text:p>0.02998389</text:p>
          </table:table-cell>
          <table:table-cell office:value-type="float" office:value="0.6178191" calcext:value-type="float">
            <text:p>0.6178191</text:p>
          </table:table-cell>
          <table:table-cell office:value-type="float" office:value="0.396115" calcext:value-type="float">
            <text:p>0.396115</text:p>
          </table:table-cell>
          <table:table-cell office:value-type="float" office:value="0.9153442" calcext:value-type="float">
            <text:p>0.9153442</text:p>
          </table:table-cell>
          <table:table-cell office:value-type="float" office:value="360" calcext:value-type="float">
            <text:p>360</text:p>
          </table:table-cell>
          <table:table-cell office:value-type="float" office:value="-172.9678" calcext:value-type="float">
            <text:p>-172.9678</text:p>
          </table:table-cell>
          <table:table-cell office:value-type="float" office:value="0" calcext:value-type="float">
            <text:p>0</text:p>
          </table:table-cell>
          <table:table-cell office:value-type="float" office:value="228.2592" calcext:value-type="float">
            <text:p>228.2592</text:p>
          </table:table-cell>
          <table:table-cell office:value-type="float" office:value="280.3058" calcext:value-type="float">
            <text:p>280.3058</text:p>
          </table:table-cell>
          <table:table-cell office:value-type="float" office:value="902.6146" calcext:value-type="float">
            <text:p>902.6146</text:p>
          </table:table-cell>
          <table:table-cell office:value-type="float" office:value="844.9125" calcext:value-type="float">
            <text:p>844.9125</text:p>
          </table:table-cell>
          <table:table-cell office:value-type="float" office:value="840.0944" calcext:value-type="float">
            <text:p>840.0944</text:p>
          </table:table-cell>
          <table:table-cell office:value-type="float" office:value="859.0237" calcext:value-type="float">
            <text:p>859.0237</text:p>
          </table:table-cell>
          <table:table-cell office:value-type="float" office:value="320.1486" calcext:value-type="float">
            <text:p>320.1486</text:p>
          </table:table-cell>
          <table:table-cell office:value-type="float" office:value="437.679" calcext:value-type="float">
            <text:p>437.679</text:p>
          </table:table-cell>
          <table:table-cell office:value-type="float" office:value="381.4688" calcext:value-type="float">
            <text:p>381.4688</text:p>
          </table:table-cell>
          <table:table-cell office:value-type="float" office:value="324.5191" calcext:value-type="float">
            <text:p>324.519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082002" calcext:value-type="float">
            <text:p>14082002</text:p>
          </table:table-cell>
          <table:table-cell office:value-type="float" office:value="118.2424" calcext:value-type="float">
            <text:p>118.2424</text:p>
          </table:table-cell>
          <table:table-cell office:value-type="float" office:value="5427.247" calcext:value-type="float">
            <text:p>5427.2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2.1246" calcext:value-type="float">
            <text:p>-172.1246</text:p>
          </table:table-cell>
          <table:table-cell office:value-type="float" office:value="515.241" calcext:value-type="float">
            <text:p>515.241</text:p>
          </table:table-cell>
          <table:table-cell office:value-type="float" office:value="0" calcext:value-type="float">
            <text:p>0</text:p>
          </table:table-cell>
          <table:table-cell office:value-type="float" office:value="54.31725" calcext:value-type="float">
            <text:p>54.31725</text:p>
          </table:table-cell>
          <table:table-cell office:value-type="float" office:value="21.79439" calcext:value-type="float">
            <text:p>21.79439</text:p>
          </table:table-cell>
          <table:table-cell office:value-type="float" office:value="0.0301425" calcext:value-type="float">
            <text:p>0.0301425</text:p>
          </table:table-cell>
          <table:table-cell office:value-type="float" office:value="0.6178191" calcext:value-type="float">
            <text:p>0.6178191</text:p>
          </table:table-cell>
          <table:table-cell office:value-type="float" office:value="0.396499" calcext:value-type="float">
            <text:p>0.396499</text:p>
          </table:table-cell>
          <table:table-cell office:value-type="float" office:value="0.9148252" calcext:value-type="float">
            <text:p>0.9148252</text:p>
          </table:table-cell>
          <table:table-cell office:value-type="float" office:value="360" calcext:value-type="float">
            <text:p>360</text:p>
          </table:table-cell>
          <table:table-cell office:value-type="float" office:value="-174.2695" calcext:value-type="float">
            <text:p>-174.2695</text:p>
          </table:table-cell>
          <table:table-cell office:value-type="float" office:value="0" calcext:value-type="float">
            <text:p>0</text:p>
          </table:table-cell>
          <table:table-cell office:value-type="float" office:value="228.2959" calcext:value-type="float">
            <text:p>228.2959</text:p>
          </table:table-cell>
          <table:table-cell office:value-type="float" office:value="280.1136" calcext:value-type="float">
            <text:p>280.1136</text:p>
          </table:table-cell>
          <table:table-cell office:value-type="float" office:value="902.0891" calcext:value-type="float">
            <text:p>902.0891</text:p>
          </table:table-cell>
          <table:table-cell office:value-type="float" office:value="844.6228" calcext:value-type="float">
            <text:p>844.6228</text:p>
          </table:table-cell>
          <table:table-cell office:value-type="float" office:value="839.9365" calcext:value-type="float">
            <text:p>839.9365</text:p>
          </table:table-cell>
          <table:table-cell office:value-type="float" office:value="858.8878" calcext:value-type="float">
            <text:p>858.8878</text:p>
          </table:table-cell>
          <table:table-cell office:value-type="float" office:value="320.111" calcext:value-type="float">
            <text:p>320.111</text:p>
          </table:table-cell>
          <table:table-cell office:value-type="float" office:value="437.6501" calcext:value-type="float">
            <text:p>437.6501</text:p>
          </table:table-cell>
          <table:table-cell office:value-type="float" office:value="381.4553" calcext:value-type="float">
            <text:p>381.4553</text:p>
          </table:table-cell>
          <table:table-cell office:value-type="float" office:value="324.5114" calcext:value-type="float">
            <text:p>324.511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082002" calcext:value-type="float">
            <text:p>15082002</text:p>
          </table:table-cell>
          <table:table-cell office:value-type="float" office:value="117.604" calcext:value-type="float">
            <text:p>117.604</text:p>
          </table:table-cell>
          <table:table-cell office:value-type="float" office:value="5426.571" calcext:value-type="float">
            <text:p>5426.5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3.396" calcext:value-type="float">
            <text:p>-173.396</text:p>
          </table:table-cell>
          <table:table-cell office:value-type="float" office:value="517.9522" calcext:value-type="float">
            <text:p>517.9522</text:p>
          </table:table-cell>
          <table:table-cell office:value-type="float" office:value="0" calcext:value-type="float">
            <text:p>0</text:p>
          </table:table-cell>
          <table:table-cell office:value-type="float" office:value="54.21239" calcext:value-type="float">
            <text:p>54.21239</text:p>
          </table:table-cell>
          <table:table-cell office:value-type="float" office:value="21.72565" calcext:value-type="float">
            <text:p>21.72565</text:p>
          </table:table-cell>
          <table:table-cell office:value-type="float" office:value="0.03036879" calcext:value-type="float">
            <text:p>0.03036879</text:p>
          </table:table-cell>
          <table:table-cell office:value-type="float" office:value="0.6178191" calcext:value-type="float">
            <text:p>0.6178191</text:p>
          </table:table-cell>
          <table:table-cell office:value-type="float" office:value="0.3968962" calcext:value-type="float">
            <text:p>0.3968962</text:p>
          </table:table-cell>
          <table:table-cell office:value-type="float" office:value="0.9143174" calcext:value-type="float">
            <text:p>0.9143174</text:p>
          </table:table-cell>
          <table:table-cell office:value-type="float" office:value="360" calcext:value-type="float">
            <text:p>360</text:p>
          </table:table-cell>
          <table:table-cell office:value-type="float" office:value="-175.5406" calcext:value-type="float">
            <text:p>-175.5406</text:p>
          </table:table-cell>
          <table:table-cell office:value-type="float" office:value="0" calcext:value-type="float">
            <text:p>0</text:p>
          </table:table-cell>
          <table:table-cell office:value-type="float" office:value="228.314" calcext:value-type="float">
            <text:p>228.314</text:p>
          </table:table-cell>
          <table:table-cell office:value-type="float" office:value="279.9444" calcext:value-type="float">
            <text:p>279.9444</text:p>
          </table:table-cell>
          <table:table-cell office:value-type="float" office:value="901.6191" calcext:value-type="float">
            <text:p>901.6191</text:p>
          </table:table-cell>
          <table:table-cell office:value-type="float" office:value="844.3614" calcext:value-type="float">
            <text:p>844.3614</text:p>
          </table:table-cell>
          <table:table-cell office:value-type="float" office:value="839.7919" calcext:value-type="float">
            <text:p>839.7919</text:p>
          </table:table-cell>
          <table:table-cell office:value-type="float" office:value="858.7578" calcext:value-type="float">
            <text:p>858.7578</text:p>
          </table:table-cell>
          <table:table-cell office:value-type="float" office:value="320.0743" calcext:value-type="float">
            <text:p>320.0743</text:p>
          </table:table-cell>
          <table:table-cell office:value-type="float" office:value="437.6196" calcext:value-type="float">
            <text:p>437.6196</text:p>
          </table:table-cell>
          <table:table-cell office:value-type="float" office:value="381.4415" calcext:value-type="float">
            <text:p>381.4415</text:p>
          </table:table-cell>
          <table:table-cell office:value-type="float" office:value="324.5036" calcext:value-type="float">
            <text:p>324.503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6082002" calcext:value-type="float">
            <text:p>16082002</text:p>
          </table:table-cell>
          <table:table-cell office:value-type="float" office:value="116.9673" calcext:value-type="float">
            <text:p>116.9673</text:p>
          </table:table-cell>
          <table:table-cell office:value-type="float" office:value="5425.927" calcext:value-type="float">
            <text:p>5425.9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4.6266" calcext:value-type="float">
            <text:p>-174.6266</text:p>
          </table:table-cell>
          <table:table-cell office:value-type="float" office:value="521.7454" calcext:value-type="float">
            <text:p>521.7454</text:p>
          </table:table-cell>
          <table:table-cell office:value-type="float" office:value="0" calcext:value-type="float">
            <text:p>0</text:p>
          </table:table-cell>
          <table:table-cell office:value-type="float" office:value="54.08028" calcext:value-type="float">
            <text:p>54.08028</text:p>
          </table:table-cell>
          <table:table-cell office:value-type="float" office:value="21.63392" calcext:value-type="float">
            <text:p>21.63392</text:p>
          </table:table-cell>
          <table:table-cell office:value-type="float" office:value="0.03057297" calcext:value-type="float">
            <text:p>0.03057297</text:p>
          </table:table-cell>
          <table:table-cell office:value-type="float" office:value="0.6178191" calcext:value-type="float">
            <text:p>0.6178191</text:p>
          </table:table-cell>
          <table:table-cell office:value-type="float" office:value="0.3974054" calcext:value-type="float">
            <text:p>0.3974054</text:p>
          </table:table-cell>
          <table:table-cell office:value-type="float" office:value="0.9139069" calcext:value-type="float">
            <text:p>0.9139069</text:p>
          </table:table-cell>
          <table:table-cell office:value-type="float" office:value="360" calcext:value-type="float">
            <text:p>360</text:p>
          </table:table-cell>
          <table:table-cell office:value-type="float" office:value="-176.771" calcext:value-type="float">
            <text:p>-176.771</text:p>
          </table:table-cell>
          <table:table-cell office:value-type="float" office:value="0" calcext:value-type="float">
            <text:p>0</text:p>
          </table:table-cell>
          <table:table-cell office:value-type="float" office:value="228.3428" calcext:value-type="float">
            <text:p>228.3428</text:p>
          </table:table-cell>
          <table:table-cell office:value-type="float" office:value="279.7794" calcext:value-type="float">
            <text:p>279.7794</text:p>
          </table:table-cell>
          <table:table-cell office:value-type="float" office:value="901.1636" calcext:value-type="float">
            <text:p>901.1636</text:p>
          </table:table-cell>
          <table:table-cell office:value-type="float" office:value="844.1084" calcext:value-type="float">
            <text:p>844.1084</text:p>
          </table:table-cell>
          <table:table-cell office:value-type="float" office:value="839.6562" calcext:value-type="float">
            <text:p>839.6562</text:p>
          </table:table-cell>
          <table:table-cell office:value-type="float" office:value="858.6348" calcext:value-type="float">
            <text:p>858.6348</text:p>
          </table:table-cell>
          <table:table-cell office:value-type="float" office:value="320.0398" calcext:value-type="float">
            <text:p>320.0398</text:p>
          </table:table-cell>
          <table:table-cell office:value-type="float" office:value="437.5911" calcext:value-type="float">
            <text:p>437.5911</text:p>
          </table:table-cell>
          <table:table-cell office:value-type="float" office:value="381.4278" calcext:value-type="float">
            <text:p>381.4278</text:p>
          </table:table-cell>
          <table:table-cell office:value-type="float" office:value="324.4958" calcext:value-type="float">
            <text:p>324.495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7082002" calcext:value-type="float">
            <text:p>17082002</text:p>
          </table:table-cell>
          <table:table-cell office:value-type="float" office:value="116.3657" calcext:value-type="float">
            <text:p>116.3657</text:p>
          </table:table-cell>
          <table:table-cell office:value-type="float" office:value="5425.324" calcext:value-type="float">
            <text:p>5425.3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5.8074" calcext:value-type="float">
            <text:p>-175.8074</text:p>
          </table:table-cell>
          <table:table-cell office:value-type="float" office:value="526.1632" calcext:value-type="float">
            <text:p>526.1632</text:p>
          </table:table-cell>
          <table:table-cell office:value-type="float" office:value="0" calcext:value-type="float">
            <text:p>0</text:p>
          </table:table-cell>
          <table:table-cell office:value-type="float" office:value="53.89798" calcext:value-type="float">
            <text:p>53.89798</text:p>
          </table:table-cell>
          <table:table-cell office:value-type="float" office:value="21.54972" calcext:value-type="float">
            <text:p>21.54972</text:p>
          </table:table-cell>
          <table:table-cell office:value-type="float" office:value="0.03080482" calcext:value-type="float">
            <text:p>0.03080482</text:p>
          </table:table-cell>
          <table:table-cell office:value-type="float" office:value="0.6178191" calcext:value-type="float">
            <text:p>0.6178191</text:p>
          </table:table-cell>
          <table:table-cell office:value-type="float" office:value="0.3977819" calcext:value-type="float">
            <text:p>0.3977819</text:p>
          </table:table-cell>
          <table:table-cell office:value-type="float" office:value="0.9133697" calcext:value-type="float">
            <text:p>0.9133697</text:p>
          </table:table-cell>
          <table:table-cell office:value-type="float" office:value="360" calcext:value-type="float">
            <text:p>360</text:p>
          </table:table-cell>
          <table:table-cell office:value-type="float" office:value="-177.9514" calcext:value-type="float">
            <text:p>-177.9514</text:p>
          </table:table-cell>
          <table:table-cell office:value-type="float" office:value="0" calcext:value-type="float">
            <text:p>0</text:p>
          </table:table-cell>
          <table:table-cell office:value-type="float" office:value="228.3653" calcext:value-type="float">
            <text:p>228.3653</text:p>
          </table:table-cell>
          <table:table-cell office:value-type="float" office:value="279.6234" calcext:value-type="float">
            <text:p>279.6234</text:p>
          </table:table-cell>
          <table:table-cell office:value-type="float" office:value="900.7381" calcext:value-type="float">
            <text:p>900.7381</text:p>
          </table:table-cell>
          <table:table-cell office:value-type="float" office:value="843.8697" calcext:value-type="float">
            <text:p>843.8697</text:p>
          </table:table-cell>
          <table:table-cell office:value-type="float" office:value="839.5301" calcext:value-type="float">
            <text:p>839.5301</text:p>
          </table:table-cell>
          <table:table-cell office:value-type="float" office:value="858.52" calcext:value-type="float">
            <text:p>858.52</text:p>
          </table:table-cell>
          <table:table-cell office:value-type="float" office:value="320.0073" calcext:value-type="float">
            <text:p>320.0073</text:p>
          </table:table-cell>
          <table:table-cell office:value-type="float" office:value="437.5636" calcext:value-type="float">
            <text:p>437.5636</text:p>
          </table:table-cell>
          <table:table-cell office:value-type="float" office:value="381.4141" calcext:value-type="float">
            <text:p>381.4141</text:p>
          </table:table-cell>
          <table:table-cell office:value-type="float" office:value="324.4878" calcext:value-type="float">
            <text:p>324.487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082002" calcext:value-type="float">
            <text:p>18082002</text:p>
          </table:table-cell>
          <table:table-cell office:value-type="float" office:value="115.7957" calcext:value-type="float">
            <text:p>115.7957</text:p>
          </table:table-cell>
          <table:table-cell office:value-type="float" office:value="5424.609" calcext:value-type="float">
            <text:p>5424.6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7.0371" calcext:value-type="float">
            <text:p>-177.0371</text:p>
          </table:table-cell>
          <table:table-cell office:value-type="float" office:value="526.3167" calcext:value-type="float">
            <text:p>526.3167</text:p>
          </table:table-cell>
          <table:table-cell office:value-type="float" office:value="0" calcext:value-type="float">
            <text:p>0</text:p>
          </table:table-cell>
          <table:table-cell office:value-type="float" office:value="53.58066" calcext:value-type="float">
            <text:p>53.58066</text:p>
          </table:table-cell>
          <table:table-cell office:value-type="float" office:value="21.52225" calcext:value-type="float">
            <text:p>21.52225</text:p>
          </table:table-cell>
          <table:table-cell office:value-type="float" office:value="0.03098756" calcext:value-type="float">
            <text:p>0.03098756</text:p>
          </table:table-cell>
          <table:table-cell office:value-type="float" office:value="0.6178191" calcext:value-type="float">
            <text:p>0.6178191</text:p>
          </table:table-cell>
          <table:table-cell office:value-type="float" office:value="0.3981495" calcext:value-type="float">
            <text:p>0.3981495</text:p>
          </table:table-cell>
          <table:table-cell office:value-type="float" office:value="0.9128087" calcext:value-type="float">
            <text:p>0.9128087</text:p>
          </table:table-cell>
          <table:table-cell office:value-type="float" office:value="360" calcext:value-type="float">
            <text:p>360</text:p>
          </table:table-cell>
          <table:table-cell office:value-type="float" office:value="-179.1807" calcext:value-type="float">
            <text:p>-179.1807</text:p>
          </table:table-cell>
          <table:table-cell office:value-type="float" office:value="0" calcext:value-type="float">
            <text:p>0</text:p>
          </table:table-cell>
          <table:table-cell office:value-type="float" office:value="228.4007" calcext:value-type="float">
            <text:p>228.4007</text:p>
          </table:table-cell>
          <table:table-cell office:value-type="float" office:value="279.446" calcext:value-type="float">
            <text:p>279.446</text:p>
          </table:table-cell>
          <table:table-cell office:value-type="float" office:value="900.2485" calcext:value-type="float">
            <text:p>900.2485</text:p>
          </table:table-cell>
          <table:table-cell office:value-type="float" office:value="843.5999" calcext:value-type="float">
            <text:p>843.5999</text:p>
          </table:table-cell>
          <table:table-cell office:value-type="float" office:value="839.3851" calcext:value-type="float">
            <text:p>839.3851</text:p>
          </table:table-cell>
          <table:table-cell office:value-type="float" office:value="858.3925" calcext:value-type="float">
            <text:p>858.3925</text:p>
          </table:table-cell>
          <table:table-cell office:value-type="float" office:value="319.9724" calcext:value-type="float">
            <text:p>319.9724</text:p>
          </table:table-cell>
          <table:table-cell office:value-type="float" office:value="437.5359" calcext:value-type="float">
            <text:p>437.5359</text:p>
          </table:table-cell>
          <table:table-cell office:value-type="float" office:value="381.4005" calcext:value-type="float">
            <text:p>381.4005</text:p>
          </table:table-cell>
          <table:table-cell office:value-type="float" office:value="324.4799" calcext:value-type="float">
            <text:p>324.479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9082002" calcext:value-type="float">
            <text:p>19082002</text:p>
          </table:table-cell>
          <table:table-cell office:value-type="float" office:value="115.3143" calcext:value-type="float">
            <text:p>115.3143</text:p>
          </table:table-cell>
          <table:table-cell office:value-type="float" office:value="5423.993" calcext:value-type="float">
            <text:p>5423.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8.1126" calcext:value-type="float">
            <text:p>-178.1126</text:p>
          </table:table-cell>
          <table:table-cell office:value-type="float" office:value="531.5381" calcext:value-type="float">
            <text:p>531.5381</text:p>
          </table:table-cell>
          <table:table-cell office:value-type="float" office:value="0" calcext:value-type="float">
            <text:p>0</text:p>
          </table:table-cell>
          <table:table-cell office:value-type="float" office:value="53.50412" calcext:value-type="float">
            <text:p>53.50412</text:p>
          </table:table-cell>
          <table:table-cell office:value-type="float" office:value="21.48509" calcext:value-type="float">
            <text:p>21.48509</text:p>
          </table:table-cell>
          <table:table-cell office:value-type="float" office:value="0.03122002" calcext:value-type="float">
            <text:p>0.03122002</text:p>
          </table:table-cell>
          <table:table-cell office:value-type="float" office:value="0.6178191" calcext:value-type="float">
            <text:p>0.6178191</text:p>
          </table:table-cell>
          <table:table-cell office:value-type="float" office:value="0.3985134" calcext:value-type="float">
            <text:p>0.3985134</text:p>
          </table:table-cell>
          <table:table-cell office:value-type="float" office:value="0.9122307" calcext:value-type="float">
            <text:p>0.9122307</text:p>
          </table:table-cell>
          <table:table-cell office:value-type="float" office:value="360" calcext:value-type="float">
            <text:p>360</text:p>
          </table:table-cell>
          <table:table-cell office:value-type="float" office:value="-180.2558" calcext:value-type="float">
            <text:p>-180.2558</text:p>
          </table:table-cell>
          <table:table-cell office:value-type="float" office:value="0" calcext:value-type="float">
            <text:p>0</text:p>
          </table:table-cell>
          <table:table-cell office:value-type="float" office:value="228.4249" calcext:value-type="float">
            <text:p>228.4249</text:p>
          </table:table-cell>
          <table:table-cell office:value-type="float" office:value="279.3111" calcext:value-type="float">
            <text:p>279.3111</text:p>
          </table:table-cell>
          <table:table-cell office:value-type="float" office:value="899.8624" calcext:value-type="float">
            <text:p>899.8624</text:p>
          </table:table-cell>
          <table:table-cell office:value-type="float" office:value="843.3714" calcext:value-type="float">
            <text:p>843.3714</text:p>
          </table:table-cell>
          <table:table-cell office:value-type="float" office:value="839.2552" calcext:value-type="float">
            <text:p>839.2552</text:p>
          </table:table-cell>
          <table:table-cell office:value-type="float" office:value="858.2719" calcext:value-type="float">
            <text:p>858.2719</text:p>
          </table:table-cell>
          <table:table-cell office:value-type="float" office:value="319.9383" calcext:value-type="float">
            <text:p>319.9383</text:p>
          </table:table-cell>
          <table:table-cell office:value-type="float" office:value="437.5076" calcext:value-type="float">
            <text:p>437.5076</text:p>
          </table:table-cell>
          <table:table-cell office:value-type="float" office:value="381.3868" calcext:value-type="float">
            <text:p>381.3868</text:p>
          </table:table-cell>
          <table:table-cell office:value-type="float" office:value="324.4719" calcext:value-type="float">
            <text:p>324.471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082002" calcext:value-type="float">
            <text:p>20082002</text:p>
          </table:table-cell>
          <table:table-cell office:value-type="float" office:value="114.8247" calcext:value-type="float">
            <text:p>114.8247</text:p>
          </table:table-cell>
          <table:table-cell office:value-type="float" office:value="5423.493" calcext:value-type="float">
            <text:p>5423.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9.0918" calcext:value-type="float">
            <text:p>-179.0918</text:p>
          </table:table-cell>
          <table:table-cell office:value-type="float" office:value="536.0627" calcext:value-type="float">
            <text:p>536.0627</text:p>
          </table:table-cell>
          <table:table-cell office:value-type="float" office:value="0" calcext:value-type="float">
            <text:p>0</text:p>
          </table:table-cell>
          <table:table-cell office:value-type="float" office:value="53.38807" calcext:value-type="float">
            <text:p>53.38807</text:p>
          </table:table-cell>
          <table:table-cell office:value-type="float" office:value="21.41796" calcext:value-type="float">
            <text:p>21.41796</text:p>
          </table:table-cell>
          <table:table-cell office:value-type="float" office:value="0.03147627" calcext:value-type="float">
            <text:p>0.03147627</text:p>
          </table:table-cell>
          <table:table-cell office:value-type="float" office:value="0.6178191" calcext:value-type="float">
            <text:p>0.6178191</text:p>
          </table:table-cell>
          <table:table-cell office:value-type="float" office:value="0.3988728" calcext:value-type="float">
            <text:p>0.3988728</text:p>
          </table:table-cell>
          <table:table-cell office:value-type="float" office:value="0.911652" calcext:value-type="float">
            <text:p>0.911652</text:p>
          </table:table-cell>
          <table:table-cell office:value-type="float" office:value="360" calcext:value-type="float">
            <text:p>360</text:p>
          </table:table-cell>
          <table:table-cell office:value-type="float" office:value="-181.2345" calcext:value-type="float">
            <text:p>-181.2345</text:p>
          </table:table-cell>
          <table:table-cell office:value-type="float" office:value="0" calcext:value-type="float">
            <text:p>0</text:p>
          </table:table-cell>
          <table:table-cell office:value-type="float" office:value="228.4474" calcext:value-type="float">
            <text:p>228.4474</text:p>
          </table:table-cell>
          <table:table-cell office:value-type="float" office:value="279.1837" calcext:value-type="float">
            <text:p>279.1837</text:p>
          </table:table-cell>
          <table:table-cell office:value-type="float" office:value="899.5198" calcext:value-type="float">
            <text:p>899.5198</text:p>
          </table:table-cell>
          <table:table-cell office:value-type="float" office:value="843.1788" calcext:value-type="float">
            <text:p>843.1788</text:p>
          </table:table-cell>
          <table:table-cell office:value-type="float" office:value="839.148" calcext:value-type="float">
            <text:p>839.148</text:p>
          </table:table-cell>
          <table:table-cell office:value-type="float" office:value="858.1731" calcext:value-type="float">
            <text:p>858.1731</text:p>
          </table:table-cell>
          <table:table-cell office:value-type="float" office:value="319.9099" calcext:value-type="float">
            <text:p>319.9099</text:p>
          </table:table-cell>
          <table:table-cell office:value-type="float" office:value="437.4813" calcext:value-type="float">
            <text:p>437.4813</text:p>
          </table:table-cell>
          <table:table-cell office:value-type="float" office:value="381.3732" calcext:value-type="float">
            <text:p>381.3732</text:p>
          </table:table-cell>
          <table:table-cell office:value-type="float" office:value="324.4639" calcext:value-type="float">
            <text:p>324.463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1082002" calcext:value-type="float">
            <text:p>21082002</text:p>
          </table:table-cell>
          <table:table-cell office:value-type="float" office:value="114.3975" calcext:value-type="float">
            <text:p>114.3975</text:p>
          </table:table-cell>
          <table:table-cell office:value-type="float" office:value="5422.923" calcext:value-type="float">
            <text:p>5422.9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0.0522" calcext:value-type="float">
            <text:p>-180.0522</text:p>
          </table:table-cell>
          <table:table-cell office:value-type="float" office:value="539.8062" calcext:value-type="float">
            <text:p>539.8062</text:p>
          </table:table-cell>
          <table:table-cell office:value-type="float" office:value="0" calcext:value-type="float">
            <text:p>0</text:p>
          </table:table-cell>
          <table:table-cell office:value-type="float" office:value="53.26065" calcext:value-type="float">
            <text:p>53.26065</text:p>
          </table:table-cell>
          <table:table-cell office:value-type="float" office:value="21.40201" calcext:value-type="float">
            <text:p>21.40201</text:p>
          </table:table-cell>
          <table:table-cell office:value-type="float" office:value="0.03170621" calcext:value-type="float">
            <text:p>0.03170621</text:p>
          </table:table-cell>
          <table:table-cell office:value-type="float" office:value="0.6178191" calcext:value-type="float">
            <text:p>0.6178191</text:p>
          </table:table-cell>
          <table:table-cell office:value-type="float" office:value="0.3992252" calcext:value-type="float">
            <text:p>0.3992252</text:p>
          </table:table-cell>
          <table:table-cell office:value-type="float" office:value="0.9110796" calcext:value-type="float">
            <text:p>0.9110796</text:p>
          </table:table-cell>
          <table:table-cell office:value-type="float" office:value="360" calcext:value-type="float">
            <text:p>360</text:p>
          </table:table-cell>
          <table:table-cell office:value-type="float" office:value="-182.1945" calcext:value-type="float">
            <text:p>-182.1945</text:p>
          </table:table-cell>
          <table:table-cell office:value-type="float" office:value="0" calcext:value-type="float">
            <text:p>0</text:p>
          </table:table-cell>
          <table:table-cell office:value-type="float" office:value="228.4748" calcext:value-type="float">
            <text:p>228.4748</text:p>
          </table:table-cell>
          <table:table-cell office:value-type="float" office:value="279.0438" calcext:value-type="float">
            <text:p>279.0438</text:p>
          </table:table-cell>
          <table:table-cell office:value-type="float" office:value="899.1476" calcext:value-type="float">
            <text:p>899.1476</text:p>
          </table:table-cell>
          <table:table-cell office:value-type="float" office:value="842.9703" calcext:value-type="float">
            <text:p>842.9703</text:p>
          </table:table-cell>
          <table:table-cell office:value-type="float" office:value="839.0359" calcext:value-type="float">
            <text:p>839.0359</text:p>
          </table:table-cell>
          <table:table-cell office:value-type="float" office:value="858.0724" calcext:value-type="float">
            <text:p>858.0724</text:p>
          </table:table-cell>
          <table:table-cell office:value-type="float" office:value="319.8816" calcext:value-type="float">
            <text:p>319.8816</text:p>
          </table:table-cell>
          <table:table-cell office:value-type="float" office:value="437.4559" calcext:value-type="float">
            <text:p>437.4559</text:p>
          </table:table-cell>
          <table:table-cell office:value-type="float" office:value="381.3598" calcext:value-type="float">
            <text:p>381.3598</text:p>
          </table:table-cell>
          <table:table-cell office:value-type="float" office:value="324.4559" calcext:value-type="float">
            <text:p>324.455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2082002" calcext:value-type="float">
            <text:p>22082002</text:p>
          </table:table-cell>
          <table:table-cell office:value-type="float" office:value="113.7728" calcext:value-type="float">
            <text:p>113.7728</text:p>
          </table:table-cell>
          <table:table-cell office:value-type="float" office:value="5422.486" calcext:value-type="float">
            <text:p>5422.4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0.7585" calcext:value-type="float">
            <text:p>-180.7585</text:p>
          </table:table-cell>
          <table:table-cell office:value-type="float" office:value="536.5309" calcext:value-type="float">
            <text:p>536.5309</text:p>
          </table:table-cell>
          <table:table-cell office:value-type="float" office:value="0" calcext:value-type="float">
            <text:p>0</text:p>
          </table:table-cell>
          <table:table-cell office:value-type="float" office:value="53.27805" calcext:value-type="float">
            <text:p>53.27805</text:p>
          </table:table-cell>
          <table:table-cell office:value-type="float" office:value="21.10188" calcext:value-type="float">
            <text:p>21.10188</text:p>
          </table:table-cell>
          <table:table-cell office:value-type="float" office:value="0.03184016" calcext:value-type="float">
            <text:p>0.03184016</text:p>
          </table:table-cell>
          <table:table-cell office:value-type="float" office:value="0.6915846" calcext:value-type="float">
            <text:p>0.6915846</text:p>
          </table:table-cell>
          <table:table-cell office:value-type="float" office:value="0.4023088" calcext:value-type="float">
            <text:p>0.4023088</text:p>
          </table:table-cell>
          <table:table-cell office:value-type="float" office:value="0.9182681" calcext:value-type="float">
            <text:p>0.9182681</text:p>
          </table:table-cell>
          <table:table-cell office:value-type="float" office:value="360" calcext:value-type="float">
            <text:p>360</text:p>
          </table:table-cell>
          <table:table-cell office:value-type="float" office:value="-182.9877" calcext:value-type="float">
            <text:p>-182.9877</text:p>
          </table:table-cell>
          <table:table-cell office:value-type="float" office:value="0" calcext:value-type="float">
            <text:p>0</text:p>
          </table:table-cell>
          <table:table-cell office:value-type="float" office:value="228.518" calcext:value-type="float">
            <text:p>228.518</text:p>
          </table:table-cell>
          <table:table-cell office:value-type="float" office:value="278.9639" calcext:value-type="float">
            <text:p>278.9639</text:p>
          </table:table-cell>
          <table:table-cell office:value-type="float" office:value="898.8674" calcext:value-type="float">
            <text:p>898.8674</text:p>
          </table:table-cell>
          <table:table-cell office:value-type="float" office:value="842.7947" calcext:value-type="float">
            <text:p>842.7947</text:p>
          </table:table-cell>
          <table:table-cell office:value-type="float" office:value="838.9355" calcext:value-type="float">
            <text:p>838.9355</text:p>
          </table:table-cell>
          <table:table-cell office:value-type="float" office:value="857.9772" calcext:value-type="float">
            <text:p>857.9772</text:p>
          </table:table-cell>
          <table:table-cell office:value-type="float" office:value="319.8547" calcext:value-type="float">
            <text:p>319.8547</text:p>
          </table:table-cell>
          <table:table-cell office:value-type="float" office:value="437.4308" calcext:value-type="float">
            <text:p>437.4308</text:p>
          </table:table-cell>
          <table:table-cell office:value-type="float" office:value="381.3466" calcext:value-type="float">
            <text:p>381.3466</text:p>
          </table:table-cell>
          <table:table-cell office:value-type="float" office:value="324.4479" calcext:value-type="float">
            <text:p>324.447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082002" calcext:value-type="float">
            <text:p>23082002</text:p>
          </table:table-cell>
          <table:table-cell office:value-type="float" office:value="113.2659" calcext:value-type="float">
            <text:p>113.2659</text:p>
          </table:table-cell>
          <table:table-cell office:value-type="float" office:value="5422.084" calcext:value-type="float">
            <text:p>5422.0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1.736" calcext:value-type="float">
            <text:p>-181.736</text:p>
          </table:table-cell>
          <table:table-cell office:value-type="float" office:value="541.9799" calcext:value-type="float">
            <text:p>541.9799</text:p>
          </table:table-cell>
          <table:table-cell office:value-type="float" office:value="0" calcext:value-type="float">
            <text:p>0</text:p>
          </table:table-cell>
          <table:table-cell office:value-type="float" office:value="53.26315" calcext:value-type="float">
            <text:p>53.26315</text:p>
          </table:table-cell>
          <table:table-cell office:value-type="float" office:value="20.98132" calcext:value-type="float">
            <text:p>20.98132</text:p>
          </table:table-cell>
          <table:table-cell office:value-type="float" office:value="0.03199338" calcext:value-type="float">
            <text:p>0.03199338</text:p>
          </table:table-cell>
          <table:table-cell office:value-type="float" office:value="0.6915846" calcext:value-type="float">
            <text:p>0.6915846</text:p>
          </table:table-cell>
          <table:table-cell office:value-type="float" office:value="0.4064372" calcext:value-type="float">
            <text:p>0.4064372</text:p>
          </table:table-cell>
          <table:table-cell office:value-type="float" office:value="0.9311057" calcext:value-type="float">
            <text:p>0.9311057</text:p>
          </table:table-cell>
          <table:table-cell office:value-type="float" office:value="360" calcext:value-type="float">
            <text:p>360</text:p>
          </table:table-cell>
          <table:table-cell office:value-type="float" office:value="-183.982" calcext:value-type="float">
            <text:p>-183.982</text:p>
          </table:table-cell>
          <table:table-cell office:value-type="float" office:value="0" calcext:value-type="float">
            <text:p>0</text:p>
          </table:table-cell>
          <table:table-cell office:value-type="float" office:value="228.5127" calcext:value-type="float">
            <text:p>228.5127</text:p>
          </table:table-cell>
          <table:table-cell office:value-type="float" office:value="278.859" calcext:value-type="float">
            <text:p>278.859</text:p>
          </table:table-cell>
          <table:table-cell office:value-type="float" office:value="898.5883" calcext:value-type="float">
            <text:p>898.5883</text:p>
          </table:table-cell>
          <table:table-cell office:value-type="float" office:value="842.6336" calcext:value-type="float">
            <text:p>842.6336</text:p>
          </table:table-cell>
          <table:table-cell office:value-type="float" office:value="838.8477" calcext:value-type="float">
            <text:p>838.8477</text:p>
          </table:table-cell>
          <table:table-cell office:value-type="float" office:value="857.8951" calcext:value-type="float">
            <text:p>857.8951</text:p>
          </table:table-cell>
          <table:table-cell office:value-type="float" office:value="319.8315" calcext:value-type="float">
            <text:p>319.8315</text:p>
          </table:table-cell>
          <table:table-cell office:value-type="float" office:value="437.4073" calcext:value-type="float">
            <text:p>437.4073</text:p>
          </table:table-cell>
          <table:table-cell office:value-type="float" office:value="381.3335" calcext:value-type="float">
            <text:p>381.3335</text:p>
          </table:table-cell>
          <table:table-cell office:value-type="float" office:value="324.4399" calcext:value-type="float">
            <text:p>324.4399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082002" calcext:value-type="float">
            <text:p>24082002</text:p>
          </table:table-cell>
          <table:table-cell office:value-type="float" office:value="112.8963" calcext:value-type="float">
            <text:p>112.8963</text:p>
          </table:table-cell>
          <table:table-cell office:value-type="float" office:value="5421.627" calcext:value-type="float">
            <text:p>5421.6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2.5645" calcext:value-type="float">
            <text:p>-182.5645</text:p>
          </table:table-cell>
          <table:table-cell office:value-type="float" office:value="545.0654" calcext:value-type="float">
            <text:p>545.0654</text:p>
          </table:table-cell>
          <table:table-cell office:value-type="float" office:value="0" calcext:value-type="float">
            <text:p>0</text:p>
          </table:table-cell>
          <table:table-cell office:value-type="float" office:value="53.1291" calcext:value-type="float">
            <text:p>53.1291</text:p>
          </table:table-cell>
          <table:table-cell office:value-type="float" office:value="20.95073" calcext:value-type="float">
            <text:p>20.95073</text:p>
          </table:table-cell>
          <table:table-cell office:value-type="float" office:value="0.03216286" calcext:value-type="float">
            <text:p>0.03216286</text:p>
          </table:table-cell>
          <table:table-cell office:value-type="float" office:value="0.6915846" calcext:value-type="float">
            <text:p>0.6915846</text:p>
          </table:table-cell>
          <table:table-cell office:value-type="float" office:value="0.4094368" calcext:value-type="float">
            <text:p>0.4094368</text:p>
          </table:table-cell>
          <table:table-cell office:value-type="float" office:value="0.9363873" calcext:value-type="float">
            <text:p>0.9363873</text:p>
          </table:table-cell>
          <table:table-cell office:value-type="float" office:value="360" calcext:value-type="float">
            <text:p>360</text:p>
          </table:table-cell>
          <table:table-cell office:value-type="float" office:value="-184.8186" calcext:value-type="float">
            <text:p>-184.8186</text:p>
          </table:table-cell>
          <table:table-cell office:value-type="float" office:value="0" calcext:value-type="float">
            <text:p>0</text:p>
          </table:table-cell>
          <table:table-cell office:value-type="float" office:value="228.539" calcext:value-type="float">
            <text:p>228.539</text:p>
          </table:table-cell>
          <table:table-cell office:value-type="float" office:value="278.7443" calcext:value-type="float">
            <text:p>278.7443</text:p>
          </table:table-cell>
          <table:table-cell office:value-type="float" office:value="898.2913" calcext:value-type="float">
            <text:p>898.2913</text:p>
          </table:table-cell>
          <table:table-cell office:value-type="float" office:value="842.4631" calcext:value-type="float">
            <text:p>842.4631</text:p>
          </table:table-cell>
          <table:table-cell office:value-type="float" office:value="838.7565" calcext:value-type="float">
            <text:p>838.7565</text:p>
          </table:table-cell>
          <table:table-cell office:value-type="float" office:value="857.8111" calcext:value-type="float">
            <text:p>857.8111</text:p>
          </table:table-cell>
          <table:table-cell office:value-type="float" office:value="319.8081" calcext:value-type="float">
            <text:p>319.8081</text:p>
          </table:table-cell>
          <table:table-cell office:value-type="float" office:value="437.3865" calcext:value-type="float">
            <text:p>437.3865</text:p>
          </table:table-cell>
          <table:table-cell office:value-type="float" office:value="381.3207" calcext:value-type="float">
            <text:p>381.3207</text:p>
          </table:table-cell>
          <table:table-cell office:value-type="float" office:value="324.432" calcext:value-type="float">
            <text:p>324.43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082002" calcext:value-type="float">
            <text:p>25082002</text:p>
          </table:table-cell>
          <table:table-cell office:value-type="float" office:value="112.4698" calcext:value-type="float">
            <text:p>112.4698</text:p>
          </table:table-cell>
          <table:table-cell office:value-type="float" office:value="5421.113" calcext:value-type="float">
            <text:p>5421.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3.4786" calcext:value-type="float">
            <text:p>-183.4786</text:p>
          </table:table-cell>
          <table:table-cell office:value-type="float" office:value="549.6672" calcext:value-type="float">
            <text:p>549.6672</text:p>
          </table:table-cell>
          <table:table-cell office:value-type="float" office:value="0" calcext:value-type="float">
            <text:p>0</text:p>
          </table:table-cell>
          <table:table-cell office:value-type="float" office:value="52.96209" calcext:value-type="float">
            <text:p>52.96209</text:p>
          </table:table-cell>
          <table:table-cell office:value-type="float" office:value="20.91047" calcext:value-type="float">
            <text:p>20.91047</text:p>
          </table:table-cell>
          <table:table-cell office:value-type="float" office:value="0.03234545" calcext:value-type="float">
            <text:p>0.03234545</text:p>
          </table:table-cell>
          <table:table-cell office:value-type="float" office:value="0.6915846" calcext:value-type="float">
            <text:p>0.6915846</text:p>
          </table:table-cell>
          <table:table-cell office:value-type="float" office:value="0.4117552" calcext:value-type="float">
            <text:p>0.4117552</text:p>
          </table:table-cell>
          <table:table-cell office:value-type="float" office:value="0.9393284" calcext:value-type="float">
            <text:p>0.9393284</text:p>
          </table:table-cell>
          <table:table-cell office:value-type="float" office:value="360" calcext:value-type="float">
            <text:p>360</text:p>
          </table:table-cell>
          <table:table-cell office:value-type="float" office:value="-185.7378" calcext:value-type="float">
            <text:p>-185.7378</text:p>
          </table:table-cell>
          <table:table-cell office:value-type="float" office:value="0" calcext:value-type="float">
            <text:p>0</text:p>
          </table:table-cell>
          <table:table-cell office:value-type="float" office:value="228.5698" calcext:value-type="float">
            <text:p>228.5698</text:p>
          </table:table-cell>
          <table:table-cell office:value-type="float" office:value="278.61" calcext:value-type="float">
            <text:p>278.61</text:p>
          </table:table-cell>
          <table:table-cell office:value-type="float" office:value="897.946" calcext:value-type="float">
            <text:p>897.946</text:p>
          </table:table-cell>
          <table:table-cell office:value-type="float" office:value="842.2733" calcext:value-type="float">
            <text:p>842.2733</text:p>
          </table:table-cell>
          <table:table-cell office:value-type="float" office:value="838.6532" calcext:value-type="float">
            <text:p>838.6532</text:p>
          </table:table-cell>
          <table:table-cell office:value-type="float" office:value="857.719" calcext:value-type="float">
            <text:p>857.719</text:p>
          </table:table-cell>
          <table:table-cell office:value-type="float" office:value="319.7834" calcext:value-type="float">
            <text:p>319.7834</text:p>
          </table:table-cell>
          <table:table-cell office:value-type="float" office:value="437.3654" calcext:value-type="float">
            <text:p>437.3654</text:p>
          </table:table-cell>
          <table:table-cell office:value-type="float" office:value="381.308" calcext:value-type="float">
            <text:p>381.308</text:p>
          </table:table-cell>
          <table:table-cell office:value-type="float" office:value="324.4242" calcext:value-type="float">
            <text:p>324.424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6082002" calcext:value-type="float">
            <text:p>26082002</text:p>
          </table:table-cell>
          <table:table-cell office:value-type="float" office:value="112.0454" calcext:value-type="float">
            <text:p>112.0454</text:p>
          </table:table-cell>
          <table:table-cell office:value-type="float" office:value="5420.563" calcext:value-type="float">
            <text:p>5420.5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4.4186" calcext:value-type="float">
            <text:p>-184.4186</text:p>
          </table:table-cell>
          <table:table-cell office:value-type="float" office:value="550.1595" calcext:value-type="float">
            <text:p>550.1595</text:p>
          </table:table-cell>
          <table:table-cell office:value-type="float" office:value="0" calcext:value-type="float">
            <text:p>0</text:p>
          </table:table-cell>
          <table:table-cell office:value-type="float" office:value="52.79469" calcext:value-type="float">
            <text:p>52.79469</text:p>
          </table:table-cell>
          <table:table-cell office:value-type="float" office:value="20.88551" calcext:value-type="float">
            <text:p>20.88551</text:p>
          </table:table-cell>
          <table:table-cell office:value-type="float" office:value="0.03254019" calcext:value-type="float">
            <text:p>0.03254019</text:p>
          </table:table-cell>
          <table:table-cell office:value-type="float" office:value="0.6915846" calcext:value-type="float">
            <text:p>0.6915846</text:p>
          </table:table-cell>
          <table:table-cell office:value-type="float" office:value="0.4133266" calcext:value-type="float">
            <text:p>0.4133266</text:p>
          </table:table-cell>
          <table:table-cell office:value-type="float" office:value="0.9408321" calcext:value-type="float">
            <text:p>0.9408321</text:p>
          </table:table-cell>
          <table:table-cell office:value-type="float" office:value="360" calcext:value-type="float">
            <text:p>360</text:p>
          </table:table-cell>
          <table:table-cell office:value-type="float" office:value="-186.6807" calcext:value-type="float">
            <text:p>-186.6807</text:p>
          </table:table-cell>
          <table:table-cell office:value-type="float" office:value="0" calcext:value-type="float">
            <text:p>0</text:p>
          </table:table-cell>
          <table:table-cell office:value-type="float" office:value="228.5984" calcext:value-type="float">
            <text:p>228.5984</text:p>
          </table:table-cell>
          <table:table-cell office:value-type="float" office:value="278.4699" calcext:value-type="float">
            <text:p>278.4699</text:p>
          </table:table-cell>
          <table:table-cell office:value-type="float" office:value="897.5847" calcext:value-type="float">
            <text:p>897.5847</text:p>
          </table:table-cell>
          <table:table-cell office:value-type="float" office:value="842.0701" calcext:value-type="float">
            <text:p>842.0701</text:p>
          </table:table-cell>
          <table:table-cell office:value-type="float" office:value="838.5455" calcext:value-type="float">
            <text:p>838.5455</text:p>
          </table:table-cell>
          <table:table-cell office:value-type="float" office:value="857.6236" calcext:value-type="float">
            <text:p>857.6236</text:p>
          </table:table-cell>
          <table:table-cell office:value-type="float" office:value="319.7574" calcext:value-type="float">
            <text:p>319.7574</text:p>
          </table:table-cell>
          <table:table-cell office:value-type="float" office:value="437.3419" calcext:value-type="float">
            <text:p>437.3419</text:p>
          </table:table-cell>
          <table:table-cell office:value-type="float" office:value="381.2953" calcext:value-type="float">
            <text:p>381.2953</text:p>
          </table:table-cell>
          <table:table-cell office:value-type="float" office:value="324.4164" calcext:value-type="float">
            <text:p>324.416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7082002" calcext:value-type="float">
            <text:p>27082002</text:p>
          </table:table-cell>
          <table:table-cell office:value-type="float" office:value="111.6562" calcext:value-type="float">
            <text:p>111.6562</text:p>
          </table:table-cell>
          <table:table-cell office:value-type="float" office:value="5419.998" calcext:value-type="float">
            <text:p>5419.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5.3455" calcext:value-type="float">
            <text:p>-185.3455</text:p>
          </table:table-cell>
          <table:table-cell office:value-type="float" office:value="555.2755" calcext:value-type="float">
            <text:p>555.2755</text:p>
          </table:table-cell>
          <table:table-cell office:value-type="float" office:value="0" calcext:value-type="float">
            <text:p>0</text:p>
          </table:table-cell>
          <table:table-cell office:value-type="float" office:value="52.68536" calcext:value-type="float">
            <text:p>52.68536</text:p>
          </table:table-cell>
          <table:table-cell office:value-type="float" office:value="20.87765" calcext:value-type="float">
            <text:p>20.87765</text:p>
          </table:table-cell>
          <table:table-cell office:value-type="float" office:value="0.03275126" calcext:value-type="float">
            <text:p>0.03275126</text:p>
          </table:table-cell>
          <table:table-cell office:value-type="float" office:value="0.6915846" calcext:value-type="float">
            <text:p>0.6915846</text:p>
          </table:table-cell>
          <table:table-cell office:value-type="float" office:value="0.4143736" calcext:value-type="float">
            <text:p>0.4143736</text:p>
          </table:table-cell>
          <table:table-cell office:value-type="float" office:value="0.9415391" calcext:value-type="float">
            <text:p>0.9415391</text:p>
          </table:table-cell>
          <table:table-cell office:value-type="float" office:value="360" calcext:value-type="float">
            <text:p>360</text:p>
          </table:table-cell>
          <table:table-cell office:value-type="float" office:value="-187.6091" calcext:value-type="float">
            <text:p>-187.6091</text:p>
          </table:table-cell>
          <table:table-cell office:value-type="float" office:value="0" calcext:value-type="float">
            <text:p>0</text:p>
          </table:table-cell>
          <table:table-cell office:value-type="float" office:value="228.6221" calcext:value-type="float">
            <text:p>228.6221</text:p>
          </table:table-cell>
          <table:table-cell office:value-type="float" office:value="278.3358" calcext:value-type="float">
            <text:p>278.3358</text:p>
          </table:table-cell>
          <table:table-cell office:value-type="float" office:value="897.2331" calcext:value-type="float">
            <text:p>897.2331</text:p>
          </table:table-cell>
          <table:table-cell office:value-type="float" office:value="841.8666" calcext:value-type="float">
            <text:p>841.8666</text:p>
          </table:table-cell>
          <table:table-cell office:value-type="float" office:value="838.4354" calcext:value-type="float">
            <text:p>838.4354</text:p>
          </table:table-cell>
          <table:table-cell office:value-type="float" office:value="857.525" calcext:value-type="float">
            <text:p>857.525</text:p>
          </table:table-cell>
          <table:table-cell office:value-type="float" office:value="319.7303" calcext:value-type="float">
            <text:p>319.7303</text:p>
          </table:table-cell>
          <table:table-cell office:value-type="float" office:value="437.3177" calcext:value-type="float">
            <text:p>437.3177</text:p>
          </table:table-cell>
          <table:table-cell office:value-type="float" office:value="381.2826" calcext:value-type="float">
            <text:p>381.2826</text:p>
          </table:table-cell>
          <table:table-cell office:value-type="float" office:value="324.4086" calcext:value-type="float">
            <text:p>324.408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8082002" calcext:value-type="float">
            <text:p>28082002</text:p>
          </table:table-cell>
          <table:table-cell office:value-type="float" office:value="111.2874" calcext:value-type="float">
            <text:p>111.2874</text:p>
          </table:table-cell>
          <table:table-cell office:value-type="float" office:value="5419.46" calcext:value-type="float">
            <text:p>5419.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6.2242" calcext:value-type="float">
            <text:p>-186.2242</text:p>
          </table:table-cell>
          <table:table-cell office:value-type="float" office:value="556.2607" calcext:value-type="float">
            <text:p>556.2607</text:p>
          </table:table-cell>
          <table:table-cell office:value-type="float" office:value="0" calcext:value-type="float">
            <text:p>0</text:p>
          </table:table-cell>
          <table:table-cell office:value-type="float" office:value="52.5779" calcext:value-type="float">
            <text:p>52.5779</text:p>
          </table:table-cell>
          <table:table-cell office:value-type="float" office:value="20.86879" calcext:value-type="float">
            <text:p>20.86879</text:p>
          </table:table-cell>
          <table:table-cell office:value-type="float" office:value="0.03296543" calcext:value-type="float">
            <text:p>0.03296543</text:p>
          </table:table-cell>
          <table:table-cell office:value-type="float" office:value="0.6915846" calcext:value-type="float">
            <text:p>0.6915846</text:p>
          </table:table-cell>
          <table:table-cell office:value-type="float" office:value="0.4150966" calcext:value-type="float">
            <text:p>0.4150966</text:p>
          </table:table-cell>
          <table:table-cell office:value-type="float" office:value="0.9417835" calcext:value-type="float">
            <text:p>0.9417835</text:p>
          </table:table-cell>
          <table:table-cell office:value-type="float" office:value="360" calcext:value-type="float">
            <text:p>360</text:p>
          </table:table-cell>
          <table:table-cell office:value-type="float" office:value="-188.4885" calcext:value-type="float">
            <text:p>-188.4885</text:p>
          </table:table-cell>
          <table:table-cell office:value-type="float" office:value="0" calcext:value-type="float">
            <text:p>0</text:p>
          </table:table-cell>
          <table:table-cell office:value-type="float" office:value="228.6463" calcext:value-type="float">
            <text:p>228.6463</text:p>
          </table:table-cell>
          <table:table-cell office:value-type="float" office:value="278.2078" calcext:value-type="float">
            <text:p>278.2078</text:p>
          </table:table-cell>
          <table:table-cell office:value-type="float" office:value="896.9007" calcext:value-type="float">
            <text:p>896.9007</text:p>
          </table:table-cell>
          <table:table-cell office:value-type="float" office:value="841.6761" calcext:value-type="float">
            <text:p>841.6761</text:p>
          </table:table-cell>
          <table:table-cell office:value-type="float" office:value="838.3304" calcext:value-type="float">
            <text:p>838.3304</text:p>
          </table:table-cell>
          <table:table-cell office:value-type="float" office:value="857.4299" calcext:value-type="float">
            <text:p>857.4299</text:p>
          </table:table-cell>
          <table:table-cell office:value-type="float" office:value="319.7041" calcext:value-type="float">
            <text:p>319.7041</text:p>
          </table:table-cell>
          <table:table-cell office:value-type="float" office:value="437.2936" calcext:value-type="float">
            <text:p>437.2936</text:p>
          </table:table-cell>
          <table:table-cell office:value-type="float" office:value="381.2699" calcext:value-type="float">
            <text:p>381.2699</text:p>
          </table:table-cell>
          <table:table-cell office:value-type="float" office:value="324.4008" calcext:value-type="float">
            <text:p>324.400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9082002" calcext:value-type="float">
            <text:p>29082002</text:p>
          </table:table-cell>
          <table:table-cell office:value-type="float" office:value="110.9272" calcext:value-type="float">
            <text:p>110.9272</text:p>
          </table:table-cell>
          <table:table-cell office:value-type="float" office:value="5418.933" calcext:value-type="float">
            <text:p>5418.9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7.0818" calcext:value-type="float">
            <text:p>-187.0818</text:p>
          </table:table-cell>
          <table:table-cell office:value-type="float" office:value="560.6844" calcext:value-type="float">
            <text:p>560.6844</text:p>
          </table:table-cell>
          <table:table-cell office:value-type="float" office:value="0" calcext:value-type="float">
            <text:p>0</text:p>
          </table:table-cell>
          <table:table-cell office:value-type="float" office:value="52.47431" calcext:value-type="float">
            <text:p>52.47431</text:p>
          </table:table-cell>
          <table:table-cell office:value-type="float" office:value="20.85841" calcext:value-type="float">
            <text:p>20.85841</text:p>
          </table:table-cell>
          <table:table-cell office:value-type="float" office:value="0.03319915" calcext:value-type="float">
            <text:p>0.03319915</text:p>
          </table:table-cell>
          <table:table-cell office:value-type="float" office:value="0.6915846" calcext:value-type="float">
            <text:p>0.6915846</text:p>
          </table:table-cell>
          <table:table-cell office:value-type="float" office:value="0.415615" calcext:value-type="float">
            <text:p>0.415615</text:p>
          </table:table-cell>
          <table:table-cell office:value-type="float" office:value="0.9417652" calcext:value-type="float">
            <text:p>0.9417652</text:p>
          </table:table-cell>
          <table:table-cell office:value-type="float" office:value="360" calcext:value-type="float">
            <text:p>360</text:p>
          </table:table-cell>
          <table:table-cell office:value-type="float" office:value="-189.3464" calcext:value-type="float">
            <text:p>-189.3464</text:p>
          </table:table-cell>
          <table:table-cell office:value-type="float" office:value="0" calcext:value-type="float">
            <text:p>0</text:p>
          </table:table-cell>
          <table:table-cell office:value-type="float" office:value="228.6719" calcext:value-type="float">
            <text:p>228.6719</text:p>
          </table:table-cell>
          <table:table-cell office:value-type="float" office:value="278.0825" calcext:value-type="float">
            <text:p>278.0825</text:p>
          </table:table-cell>
          <table:table-cell office:value-type="float" office:value="896.5786" calcext:value-type="float">
            <text:p>896.5786</text:p>
          </table:table-cell>
          <table:table-cell office:value-type="float" office:value="841.4902" calcext:value-type="float">
            <text:p>841.4902</text:p>
          </table:table-cell>
          <table:table-cell office:value-type="float" office:value="838.2251" calcext:value-type="float">
            <text:p>838.2251</text:p>
          </table:table-cell>
          <table:table-cell office:value-type="float" office:value="857.3364" calcext:value-type="float">
            <text:p>857.3364</text:p>
          </table:table-cell>
          <table:table-cell office:value-type="float" office:value="319.6785" calcext:value-type="float">
            <text:p>319.6785</text:p>
          </table:table-cell>
          <table:table-cell office:value-type="float" office:value="437.2697" calcext:value-type="float">
            <text:p>437.2697</text:p>
          </table:table-cell>
          <table:table-cell office:value-type="float" office:value="381.2572" calcext:value-type="float">
            <text:p>381.2572</text:p>
          </table:table-cell>
          <table:table-cell office:value-type="float" office:value="324.393" calcext:value-type="float">
            <text:p>324.39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0082002" calcext:value-type="float">
            <text:p>30082002</text:p>
          </table:table-cell>
          <table:table-cell office:value-type="float" office:value="110.558" calcext:value-type="float">
            <text:p>110.558</text:p>
          </table:table-cell>
          <table:table-cell office:value-type="float" office:value="5418.394" calcext:value-type="float">
            <text:p>5418.3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7.9524" calcext:value-type="float">
            <text:p>-187.9524</text:p>
          </table:table-cell>
          <table:table-cell office:value-type="float" office:value="559.2672" calcext:value-type="float">
            <text:p>559.2672</text:p>
          </table:table-cell>
          <table:table-cell office:value-type="float" office:value="0" calcext:value-type="float">
            <text:p>0</text:p>
          </table:table-cell>
          <table:table-cell office:value-type="float" office:value="52.36462" calcext:value-type="float">
            <text:p>52.36462</text:p>
          </table:table-cell>
          <table:table-cell office:value-type="float" office:value="20.84758" calcext:value-type="float">
            <text:p>20.84758</text:p>
          </table:table-cell>
          <table:table-cell office:value-type="float" office:value="0.03341813" calcext:value-type="float">
            <text:p>0.03341813</text:p>
          </table:table-cell>
          <table:table-cell office:value-type="float" office:value="0.6915846" calcext:value-type="float">
            <text:p>0.6915846</text:p>
          </table:table-cell>
          <table:table-cell office:value-type="float" office:value="0.4160344" calcext:value-type="float">
            <text:p>0.4160344</text:p>
          </table:table-cell>
          <table:table-cell office:value-type="float" office:value="0.9415999" calcext:value-type="float">
            <text:p>0.9415999</text:p>
          </table:table-cell>
          <table:table-cell office:value-type="float" office:value="360" calcext:value-type="float">
            <text:p>360</text:p>
          </table:table-cell>
          <table:table-cell office:value-type="float" office:value="-190.217" calcext:value-type="float">
            <text:p>-190.217</text:p>
          </table:table-cell>
          <table:table-cell office:value-type="float" office:value="0" calcext:value-type="float">
            <text:p>0</text:p>
          </table:table-cell>
          <table:table-cell office:value-type="float" office:value="228.6984" calcext:value-type="float">
            <text:p>228.6984</text:p>
          </table:table-cell>
          <table:table-cell office:value-type="float" office:value="277.9523" calcext:value-type="float">
            <text:p>277.9523</text:p>
          </table:table-cell>
          <table:table-cell office:value-type="float" office:value="896.2436" calcext:value-type="float">
            <text:p>896.2436</text:p>
          </table:table-cell>
          <table:table-cell office:value-type="float" office:value="841.2991" calcext:value-type="float">
            <text:p>841.2991</text:p>
          </table:table-cell>
          <table:table-cell office:value-type="float" office:value="838.1213" calcext:value-type="float">
            <text:p>838.1213</text:p>
          </table:table-cell>
          <table:table-cell office:value-type="float" office:value="857.2426" calcext:value-type="float">
            <text:p>857.2426</text:p>
          </table:table-cell>
          <table:table-cell office:value-type="float" office:value="319.6529" calcext:value-type="float">
            <text:p>319.6529</text:p>
          </table:table-cell>
          <table:table-cell office:value-type="float" office:value="437.246" calcext:value-type="float">
            <text:p>437.246</text:p>
          </table:table-cell>
          <table:table-cell office:value-type="float" office:value="381.2445" calcext:value-type="float">
            <text:p>381.2445</text:p>
          </table:table-cell>
          <table:table-cell office:value-type="float" office:value="324.3853" calcext:value-type="float">
            <text:p>324.385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1082002" calcext:value-type="float">
            <text:p>31082002</text:p>
          </table:table-cell>
          <table:table-cell office:value-type="float" office:value="110.1685" calcext:value-type="float">
            <text:p>110.1685</text:p>
          </table:table-cell>
          <table:table-cell office:value-type="float" office:value="5417.816" calcext:value-type="float">
            <text:p>5417.8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8.8742" calcext:value-type="float">
            <text:p>-188.8742</text:p>
          </table:table-cell>
          <table:table-cell office:value-type="float" office:value="561.2927" calcext:value-type="float">
            <text:p>561.2927</text:p>
          </table:table-cell>
          <table:table-cell office:value-type="float" office:value="0" calcext:value-type="float">
            <text:p>0</text:p>
          </table:table-cell>
          <table:table-cell office:value-type="float" office:value="52.24947" calcext:value-type="float">
            <text:p>52.24947</text:p>
          </table:table-cell>
          <table:table-cell office:value-type="float" office:value="20.83869" calcext:value-type="float">
            <text:p>20.83869</text:p>
          </table:table-cell>
          <table:table-cell office:value-type="float" office:value="0.03365046" calcext:value-type="float">
            <text:p>0.03365046</text:p>
          </table:table-cell>
          <table:table-cell office:value-type="float" office:value="0.6915846" calcext:value-type="float">
            <text:p>0.6915846</text:p>
          </table:table-cell>
          <table:table-cell office:value-type="float" office:value="0.4164275" calcext:value-type="float">
            <text:p>0.4164275</text:p>
          </table:table-cell>
          <table:table-cell office:value-type="float" office:value="0.9413769" calcext:value-type="float">
            <text:p>0.9413769</text:p>
          </table:table-cell>
          <table:table-cell office:value-type="float" office:value="360" calcext:value-type="float">
            <text:p>360</text:p>
          </table:table-cell>
          <table:table-cell office:value-type="float" office:value="-191.1388" calcext:value-type="float">
            <text:p>-191.1388</text:p>
          </table:table-cell>
          <table:table-cell office:value-type="float" office:value="0" calcext:value-type="float">
            <text:p>0</text:p>
          </table:table-cell>
          <table:table-cell office:value-type="float" office:value="228.7256" calcext:value-type="float">
            <text:p>228.7256</text:p>
          </table:table-cell>
          <table:table-cell office:value-type="float" office:value="277.813" calcext:value-type="float">
            <text:p>277.813</text:p>
          </table:table-cell>
          <table:table-cell office:value-type="float" office:value="895.8818" calcext:value-type="float">
            <text:p>895.8818</text:p>
          </table:table-cell>
          <table:table-cell office:value-type="float" office:value="841.0954" calcext:value-type="float">
            <text:p>841.0954</text:p>
          </table:table-cell>
          <table:table-cell office:value-type="float" office:value="838.0103" calcext:value-type="float">
            <text:p>838.0103</text:p>
          </table:table-cell>
          <table:table-cell office:value-type="float" office:value="857.145" calcext:value-type="float">
            <text:p>857.145</text:p>
          </table:table-cell>
          <table:table-cell office:value-type="float" office:value="319.6262" calcext:value-type="float">
            <text:p>319.6262</text:p>
          </table:table-cell>
          <table:table-cell office:value-type="float" office:value="437.222" calcext:value-type="float">
            <text:p>437.222</text:p>
          </table:table-cell>
          <table:table-cell office:value-type="float" office:value="381.2318" calcext:value-type="float">
            <text:p>381.2318</text:p>
          </table:table-cell>
          <table:table-cell office:value-type="float" office:value="324.3775" calcext:value-type="float">
            <text:p>324.377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92002" calcext:value-type="float">
            <text:p>1092002</text:p>
          </table:table-cell>
          <table:table-cell office:value-type="float" office:value="109.7851" calcext:value-type="float">
            <text:p>109.7851</text:p>
          </table:table-cell>
          <table:table-cell office:value-type="float" office:value="5417.237" calcext:value-type="float">
            <text:p>5417.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9.7984" calcext:value-type="float">
            <text:p>-189.7984</text:p>
          </table:table-cell>
          <table:table-cell office:value-type="float" office:value="565.7146" calcext:value-type="float">
            <text:p>565.7146</text:p>
          </table:table-cell>
          <table:table-cell office:value-type="float" office:value="0" calcext:value-type="float">
            <text:p>0</text:p>
          </table:table-cell>
          <table:table-cell office:value-type="float" office:value="52.14204" calcext:value-type="float">
            <text:p>52.14204</text:p>
          </table:table-cell>
          <table:table-cell office:value-type="float" office:value="20.82986" calcext:value-type="float">
            <text:p>20.82986</text:p>
          </table:table-cell>
          <table:table-cell office:value-type="float" office:value="0.03384933" calcext:value-type="float">
            <text:p>0.03384933</text:p>
          </table:table-cell>
          <table:table-cell office:value-type="float" office:value="0.6915846" calcext:value-type="float">
            <text:p>0.6915846</text:p>
          </table:table-cell>
          <table:table-cell office:value-type="float" office:value="0.4168101" calcext:value-type="float">
            <text:p>0.4168101</text:p>
          </table:table-cell>
          <table:table-cell office:value-type="float" office:value="0.9411155" calcext:value-type="float">
            <text:p>0.9411155</text:p>
          </table:table-cell>
          <table:table-cell office:value-type="float" office:value="360" calcext:value-type="float">
            <text:p>360</text:p>
          </table:table-cell>
          <table:table-cell office:value-type="float" office:value="-192.063" calcext:value-type="float">
            <text:p>-192.063</text:p>
          </table:table-cell>
          <table:table-cell office:value-type="float" office:value="0" calcext:value-type="float">
            <text:p>0</text:p>
          </table:table-cell>
          <table:table-cell office:value-type="float" office:value="228.7536" calcext:value-type="float">
            <text:p>228.7536</text:p>
          </table:table-cell>
          <table:table-cell office:value-type="float" office:value="277.6758" calcext:value-type="float">
            <text:p>277.6758</text:p>
          </table:table-cell>
          <table:table-cell office:value-type="float" office:value="895.5254" calcext:value-type="float">
            <text:p>895.5254</text:p>
          </table:table-cell>
          <table:table-cell office:value-type="float" office:value="840.8909" calcext:value-type="float">
            <text:p>840.8909</text:p>
          </table:table-cell>
          <table:table-cell office:value-type="float" office:value="837.8976" calcext:value-type="float">
            <text:p>837.8976</text:p>
          </table:table-cell>
          <table:table-cell office:value-type="float" office:value="857.0451" calcext:value-type="float">
            <text:p>857.0451</text:p>
          </table:table-cell>
          <table:table-cell office:value-type="float" office:value="319.5988" calcext:value-type="float">
            <text:p>319.5988</text:p>
          </table:table-cell>
          <table:table-cell office:value-type="float" office:value="437.1975" calcext:value-type="float">
            <text:p>437.1975</text:p>
          </table:table-cell>
          <table:table-cell office:value-type="float" office:value="381.2191" calcext:value-type="float">
            <text:p>381.2191</text:p>
          </table:table-cell>
          <table:table-cell office:value-type="float" office:value="324.3698" calcext:value-type="float">
            <text:p>324.369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92002" calcext:value-type="float">
            <text:p>2092002</text:p>
          </table:table-cell>
          <table:table-cell office:value-type="float" office:value="109.4249" calcext:value-type="float">
            <text:p>109.4249</text:p>
          </table:table-cell>
          <table:table-cell office:value-type="float" office:value="5416.672" calcext:value-type="float">
            <text:p>5416.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0.6873" calcext:value-type="float">
            <text:p>-190.6873</text:p>
          </table:table-cell>
          <table:table-cell office:value-type="float" office:value="567.3694" calcext:value-type="float">
            <text:p>567.3694</text:p>
          </table:table-cell>
          <table:table-cell office:value-type="float" office:value="0" calcext:value-type="float">
            <text:p>0</text:p>
          </table:table-cell>
          <table:table-cell office:value-type="float" office:value="52.04904" calcext:value-type="float">
            <text:p>52.04904</text:p>
          </table:table-cell>
          <table:table-cell office:value-type="float" office:value="20.82421" calcext:value-type="float">
            <text:p>20.82421</text:p>
          </table:table-cell>
          <table:table-cell office:value-type="float" office:value="0.03407149" calcext:value-type="float">
            <text:p>0.03407149</text:p>
          </table:table-cell>
          <table:table-cell office:value-type="float" office:value="0.6915846" calcext:value-type="float">
            <text:p>0.6915846</text:p>
          </table:table-cell>
          <table:table-cell office:value-type="float" office:value="0.4171923" calcext:value-type="float">
            <text:p>0.4171923</text:p>
          </table:table-cell>
          <table:table-cell office:value-type="float" office:value="0.9408518" calcext:value-type="float">
            <text:p>0.9408518</text:p>
          </table:table-cell>
          <table:table-cell office:value-type="float" office:value="360" calcext:value-type="float">
            <text:p>360</text:p>
          </table:table-cell>
          <table:table-cell office:value-type="float" office:value="-192.9517" calcext:value-type="float">
            <text:p>-192.9517</text:p>
          </table:table-cell>
          <table:table-cell office:value-type="float" office:value="0" calcext:value-type="float">
            <text:p>0</text:p>
          </table:table-cell>
          <table:table-cell office:value-type="float" office:value="228.7796" calcext:value-type="float">
            <text:p>228.7796</text:p>
          </table:table-cell>
          <table:table-cell office:value-type="float" office:value="277.5456" calcext:value-type="float">
            <text:p>277.5456</text:p>
          </table:table-cell>
          <table:table-cell office:value-type="float" office:value="895.1863" calcext:value-type="float">
            <text:p>895.1863</text:p>
          </table:table-cell>
          <table:table-cell office:value-type="float" office:value="840.6964" calcext:value-type="float">
            <text:p>840.6964</text:p>
          </table:table-cell>
          <table:table-cell office:value-type="float" office:value="837.7864" calcext:value-type="float">
            <text:p>837.7864</text:p>
          </table:table-cell>
          <table:table-cell office:value-type="float" office:value="856.9471" calcext:value-type="float">
            <text:p>856.9471</text:p>
          </table:table-cell>
          <table:table-cell office:value-type="float" office:value="319.5717" calcext:value-type="float">
            <text:p>319.5717</text:p>
          </table:table-cell>
          <table:table-cell office:value-type="float" office:value="437.173" calcext:value-type="float">
            <text:p>437.173</text:p>
          </table:table-cell>
          <table:table-cell office:value-type="float" office:value="381.2063" calcext:value-type="float">
            <text:p>381.2063</text:p>
          </table:table-cell>
          <table:table-cell office:value-type="float" office:value="324.362" calcext:value-type="float">
            <text:p>324.36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092002" calcext:value-type="float">
            <text:p>3092002</text:p>
          </table:table-cell>
          <table:table-cell office:value-type="float" office:value="109.0559" calcext:value-type="float">
            <text:p>109.0559</text:p>
          </table:table-cell>
          <table:table-cell office:value-type="float" office:value="5416.101" calcext:value-type="float">
            <text:p>5416.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1.5873" calcext:value-type="float">
            <text:p>-191.5873</text:p>
          </table:table-cell>
          <table:table-cell office:value-type="float" office:value="569.5302" calcext:value-type="float">
            <text:p>569.5302</text:p>
          </table:table-cell>
          <table:table-cell office:value-type="float" office:value="0" calcext:value-type="float">
            <text:p>0</text:p>
          </table:table-cell>
          <table:table-cell office:value-type="float" office:value="51.94984" calcext:value-type="float">
            <text:p>51.94984</text:p>
          </table:table-cell>
          <table:table-cell office:value-type="float" office:value="20.81565" calcext:value-type="float">
            <text:p>20.81565</text:p>
          </table:table-cell>
          <table:table-cell office:value-type="float" office:value="0.03429186" calcext:value-type="float">
            <text:p>0.03429186</text:p>
          </table:table-cell>
          <table:table-cell office:value-type="float" office:value="0.6915846" calcext:value-type="float">
            <text:p>0.6915846</text:p>
          </table:table-cell>
          <table:table-cell office:value-type="float" office:value="0.4175742" calcext:value-type="float">
            <text:p>0.4175742</text:p>
          </table:table-cell>
          <table:table-cell office:value-type="float" office:value="0.9405882" calcext:value-type="float">
            <text:p>0.9405882</text:p>
          </table:table-cell>
          <table:table-cell office:value-type="float" office:value="360" calcext:value-type="float">
            <text:p>360</text:p>
          </table:table-cell>
          <table:table-cell office:value-type="float" office:value="-193.8516" calcext:value-type="float">
            <text:p>-193.8516</text:p>
          </table:table-cell>
          <table:table-cell office:value-type="float" office:value="0" calcext:value-type="float">
            <text:p>0</text:p>
          </table:table-cell>
          <table:table-cell office:value-type="float" office:value="228.8078" calcext:value-type="float">
            <text:p>228.8078</text:p>
          </table:table-cell>
          <table:table-cell office:value-type="float" office:value="277.4116" calcext:value-type="float">
            <text:p>277.4116</text:p>
          </table:table-cell>
          <table:table-cell office:value-type="float" office:value="894.8401" calcext:value-type="float">
            <text:p>894.8401</text:p>
          </table:table-cell>
          <table:table-cell office:value-type="float" office:value="840.4967" calcext:value-type="float">
            <text:p>840.4967</text:p>
          </table:table-cell>
          <table:table-cell office:value-type="float" office:value="837.6768" calcext:value-type="float">
            <text:p>837.6768</text:p>
          </table:table-cell>
          <table:table-cell office:value-type="float" office:value="856.8487" calcext:value-type="float">
            <text:p>856.8487</text:p>
          </table:table-cell>
          <table:table-cell office:value-type="float" office:value="319.5447" calcext:value-type="float">
            <text:p>319.5447</text:p>
          </table:table-cell>
          <table:table-cell office:value-type="float" office:value="437.1485" calcext:value-type="float">
            <text:p>437.1485</text:p>
          </table:table-cell>
          <table:table-cell office:value-type="float" office:value="381.1935" calcext:value-type="float">
            <text:p>381.1935</text:p>
          </table:table-cell>
          <table:table-cell office:value-type="float" office:value="324.3542" calcext:value-type="float">
            <text:p>324.354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092002" calcext:value-type="float">
            <text:p>4092002</text:p>
          </table:table-cell>
          <table:table-cell office:value-type="float" office:value="108.6999" calcext:value-type="float">
            <text:p>108.6999</text:p>
          </table:table-cell>
          <table:table-cell office:value-type="float" office:value="5415.528" calcext:value-type="float">
            <text:p>5415.5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2.4777" calcext:value-type="float">
            <text:p>-192.4777</text:p>
          </table:table-cell>
          <table:table-cell office:value-type="float" office:value="573.0814" calcext:value-type="float">
            <text:p>573.0814</text:p>
          </table:table-cell>
          <table:table-cell office:value-type="float" office:value="0" calcext:value-type="float">
            <text:p>0</text:p>
          </table:table-cell>
          <table:table-cell office:value-type="float" office:value="51.85919" calcext:value-type="float">
            <text:p>51.85919</text:p>
          </table:table-cell>
          <table:table-cell office:value-type="float" office:value="20.81083" calcext:value-type="float">
            <text:p>20.81083</text:p>
          </table:table-cell>
          <table:table-cell office:value-type="float" office:value="0.03452813" calcext:value-type="float">
            <text:p>0.03452813</text:p>
          </table:table-cell>
          <table:table-cell office:value-type="float" office:value="0.6915846" calcext:value-type="float">
            <text:p>0.6915846</text:p>
          </table:table-cell>
          <table:table-cell office:value-type="float" office:value="0.4179538" calcext:value-type="float">
            <text:p>0.4179538</text:p>
          </table:table-cell>
          <table:table-cell office:value-type="float" office:value="0.9403254" calcext:value-type="float">
            <text:p>0.9403254</text:p>
          </table:table-cell>
          <table:table-cell office:value-type="float" office:value="360" calcext:value-type="float">
            <text:p>360</text:p>
          </table:table-cell>
          <table:table-cell office:value-type="float" office:value="-194.7419" calcext:value-type="float">
            <text:p>-194.7419</text:p>
          </table:table-cell>
          <table:table-cell office:value-type="float" office:value="0" calcext:value-type="float">
            <text:p>0</text:p>
          </table:table-cell>
          <table:table-cell office:value-type="float" office:value="228.8337" calcext:value-type="float">
            <text:p>228.8337</text:p>
          </table:table-cell>
          <table:table-cell office:value-type="float" office:value="277.2817" calcext:value-type="float">
            <text:p>277.2817</text:p>
          </table:table-cell>
          <table:table-cell office:value-type="float" office:value="894.5004" calcext:value-type="float">
            <text:p>894.5004</text:p>
          </table:table-cell>
          <table:table-cell office:value-type="float" office:value="840.2973" calcext:value-type="float">
            <text:p>840.2973</text:p>
          </table:table-cell>
          <table:table-cell office:value-type="float" office:value="837.5679" calcext:value-type="float">
            <text:p>837.5679</text:p>
          </table:table-cell>
          <table:table-cell office:value-type="float" office:value="856.7499" calcext:value-type="float">
            <text:p>856.7499</text:p>
          </table:table-cell>
          <table:table-cell office:value-type="float" office:value="319.5175" calcext:value-type="float">
            <text:p>319.5175</text:p>
          </table:table-cell>
          <table:table-cell office:value-type="float" office:value="437.124" calcext:value-type="float">
            <text:p>437.124</text:p>
          </table:table-cell>
          <table:table-cell office:value-type="float" office:value="381.1808" calcext:value-type="float">
            <text:p>381.1808</text:p>
          </table:table-cell>
          <table:table-cell office:value-type="float" office:value="324.3464" calcext:value-type="float">
            <text:p>324.346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092002" calcext:value-type="float">
            <text:p>5092002</text:p>
          </table:table-cell>
          <table:table-cell office:value-type="float" office:value="108.3671" calcext:value-type="float">
            <text:p>108.3671</text:p>
          </table:table-cell>
          <table:table-cell office:value-type="float" office:value="5414.981" calcext:value-type="float">
            <text:p>5414.9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3.3258" calcext:value-type="float">
            <text:p>-193.3258</text:p>
          </table:table-cell>
          <table:table-cell office:value-type="float" office:value="579.085" calcext:value-type="float">
            <text:p>579.085</text:p>
          </table:table-cell>
          <table:table-cell office:value-type="float" office:value="0" calcext:value-type="float">
            <text:p>0</text:p>
          </table:table-cell>
          <table:table-cell office:value-type="float" office:value="51.77662" calcext:value-type="float">
            <text:p>51.77662</text:p>
          </table:table-cell>
          <table:table-cell office:value-type="float" office:value="20.8076" calcext:value-type="float">
            <text:p>20.8076</text:p>
          </table:table-cell>
          <table:table-cell office:value-type="float" office:value="0.03475781" calcext:value-type="float">
            <text:p>0.03475781</text:p>
          </table:table-cell>
          <table:table-cell office:value-type="float" office:value="0.6915846" calcext:value-type="float">
            <text:p>0.6915846</text:p>
          </table:table-cell>
          <table:table-cell office:value-type="float" office:value="0.4183274" calcext:value-type="float">
            <text:p>0.4183274</text:p>
          </table:table-cell>
          <table:table-cell office:value-type="float" office:value="0.9400644" calcext:value-type="float">
            <text:p>0.9400644</text:p>
          </table:table-cell>
          <table:table-cell office:value-type="float" office:value="360" calcext:value-type="float">
            <text:p>360</text:p>
          </table:table-cell>
          <table:table-cell office:value-type="float" office:value="-195.5898" calcext:value-type="float">
            <text:p>-195.5898</text:p>
          </table:table-cell>
          <table:table-cell office:value-type="float" office:value="0" calcext:value-type="float">
            <text:p>0</text:p>
          </table:table-cell>
          <table:table-cell office:value-type="float" office:value="228.858" calcext:value-type="float">
            <text:p>228.858</text:p>
          </table:table-cell>
          <table:table-cell office:value-type="float" office:value="277.159" calcext:value-type="float">
            <text:p>277.159</text:p>
          </table:table-cell>
          <table:table-cell office:value-type="float" office:value="894.1822" calcext:value-type="float">
            <text:p>894.1822</text:p>
          </table:table-cell>
          <table:table-cell office:value-type="float" office:value="840.1102" calcext:value-type="float">
            <text:p>840.1102</text:p>
          </table:table-cell>
          <table:table-cell office:value-type="float" office:value="837.4607" calcext:value-type="float">
            <text:p>837.4607</text:p>
          </table:table-cell>
          <table:table-cell office:value-type="float" office:value="856.6544" calcext:value-type="float">
            <text:p>856.6544</text:p>
          </table:table-cell>
          <table:table-cell office:value-type="float" office:value="319.4913" calcext:value-type="float">
            <text:p>319.4913</text:p>
          </table:table-cell>
          <table:table-cell office:value-type="float" office:value="437.0998" calcext:value-type="float">
            <text:p>437.0998</text:p>
          </table:table-cell>
          <table:table-cell office:value-type="float" office:value="381.168" calcext:value-type="float">
            <text:p>381.168</text:p>
          </table:table-cell>
          <table:table-cell office:value-type="float" office:value="324.3386" calcext:value-type="float">
            <text:p>324.338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092002" calcext:value-type="float">
            <text:p>6092002</text:p>
          </table:table-cell>
          <table:table-cell office:value-type="float" office:value="108.0481" calcext:value-type="float">
            <text:p>108.0481</text:p>
          </table:table-cell>
          <table:table-cell office:value-type="float" office:value="5414.455" calcext:value-type="float">
            <text:p>5414.4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4.1373" calcext:value-type="float">
            <text:p>-194.1373</text:p>
          </table:table-cell>
          <table:table-cell office:value-type="float" office:value="580.5258" calcext:value-type="float">
            <text:p>580.5258</text:p>
          </table:table-cell>
          <table:table-cell office:value-type="float" office:value="0" calcext:value-type="float">
            <text:p>0</text:p>
          </table:table-cell>
          <table:table-cell office:value-type="float" office:value="51.69264" calcext:value-type="float">
            <text:p>51.69264</text:p>
          </table:table-cell>
          <table:table-cell office:value-type="float" office:value="20.80465" calcext:value-type="float">
            <text:p>20.80465</text:p>
          </table:table-cell>
          <table:table-cell office:value-type="float" office:value="0.03499781" calcext:value-type="float">
            <text:p>0.03499781</text:p>
          </table:table-cell>
          <table:table-cell office:value-type="float" office:value="0.6915846" calcext:value-type="float">
            <text:p>0.6915846</text:p>
          </table:table-cell>
          <table:table-cell office:value-type="float" office:value="0.4186991" calcext:value-type="float">
            <text:p>0.4186991</text:p>
          </table:table-cell>
          <table:table-cell office:value-type="float" office:value="0.9398011" calcext:value-type="float">
            <text:p>0.9398011</text:p>
          </table:table-cell>
          <table:table-cell office:value-type="float" office:value="360" calcext:value-type="float">
            <text:p>360</text:p>
          </table:table-cell>
          <table:table-cell office:value-type="float" office:value="-196.4012" calcext:value-type="float">
            <text:p>-196.4012</text:p>
          </table:table-cell>
          <table:table-cell office:value-type="float" office:value="0" calcext:value-type="float">
            <text:p>0</text:p>
          </table:table-cell>
          <table:table-cell office:value-type="float" office:value="228.881" calcext:value-type="float">
            <text:p>228.881</text:p>
          </table:table-cell>
          <table:table-cell office:value-type="float" office:value="277.0404" calcext:value-type="float">
            <text:p>277.0404</text:p>
          </table:table-cell>
          <table:table-cell office:value-type="float" office:value="893.8768" calcext:value-type="float">
            <text:p>893.8768</text:p>
          </table:table-cell>
          <table:table-cell office:value-type="float" office:value="839.9315" calcext:value-type="float">
            <text:p>839.9315</text:p>
          </table:table-cell>
          <table:table-cell office:value-type="float" office:value="837.3602" calcext:value-type="float">
            <text:p>837.3602</text:p>
          </table:table-cell>
          <table:table-cell office:value-type="float" office:value="856.5624" calcext:value-type="float">
            <text:p>856.5624</text:p>
          </table:table-cell>
          <table:table-cell office:value-type="float" office:value="319.4662" calcext:value-type="float">
            <text:p>319.4662</text:p>
          </table:table-cell>
          <table:table-cell office:value-type="float" office:value="437.076" calcext:value-type="float">
            <text:p>437.076</text:p>
          </table:table-cell>
          <table:table-cell office:value-type="float" office:value="381.1552" calcext:value-type="float">
            <text:p>381.1552</text:p>
          </table:table-cell>
          <table:table-cell office:value-type="float" office:value="324.3308" calcext:value-type="float">
            <text:p>324.330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092002" calcext:value-type="float">
            <text:p>7092002</text:p>
          </table:table-cell>
          <table:table-cell office:value-type="float" office:value="107.6785" calcext:value-type="float">
            <text:p>107.6785</text:p>
          </table:table-cell>
          <table:table-cell office:value-type="float" office:value="5413.868" calcext:value-type="float">
            <text:p>5413.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5.0374" calcext:value-type="float">
            <text:p>-195.0374</text:p>
          </table:table-cell>
          <table:table-cell office:value-type="float" office:value="582.2864" calcext:value-type="float">
            <text:p>582.2864</text:p>
          </table:table-cell>
          <table:table-cell office:value-type="float" office:value="0" calcext:value-type="float">
            <text:p>0</text:p>
          </table:table-cell>
          <table:table-cell office:value-type="float" office:value="51.56565" calcext:value-type="float">
            <text:p>51.56565</text:p>
          </table:table-cell>
          <table:table-cell office:value-type="float" office:value="20.79866" calcext:value-type="float">
            <text:p>20.79866</text:p>
          </table:table-cell>
          <table:table-cell office:value-type="float" office:value="0.03521938" calcext:value-type="float">
            <text:p>0.03521938</text:p>
          </table:table-cell>
          <table:table-cell office:value-type="float" office:value="0.6915846" calcext:value-type="float">
            <text:p>0.6915846</text:p>
          </table:table-cell>
          <table:table-cell office:value-type="float" office:value="0.4190717" calcext:value-type="float">
            <text:p>0.4190717</text:p>
          </table:table-cell>
          <table:table-cell office:value-type="float" office:value="0.9395464" calcext:value-type="float">
            <text:p>0.9395464</text:p>
          </table:table-cell>
          <table:table-cell office:value-type="float" office:value="360" calcext:value-type="float">
            <text:p>360</text:p>
          </table:table-cell>
          <table:table-cell office:value-type="float" office:value="-197.3012" calcext:value-type="float">
            <text:p>-197.3012</text:p>
          </table:table-cell>
          <table:table-cell office:value-type="float" office:value="0" calcext:value-type="float">
            <text:p>0</text:p>
          </table:table-cell>
          <table:table-cell office:value-type="float" office:value="228.9081" calcext:value-type="float">
            <text:p>228.9081</text:p>
          </table:table-cell>
          <table:table-cell office:value-type="float" office:value="276.9008" calcext:value-type="float">
            <text:p>276.9008</text:p>
          </table:table-cell>
          <table:table-cell office:value-type="float" office:value="893.5187" calcext:value-type="float">
            <text:p>893.5187</text:p>
          </table:table-cell>
          <table:table-cell office:value-type="float" office:value="839.7295" calcext:value-type="float">
            <text:p>839.7295</text:p>
          </table:table-cell>
          <table:table-cell office:value-type="float" office:value="837.2494" calcext:value-type="float">
            <text:p>837.2494</text:p>
          </table:table-cell>
          <table:table-cell office:value-type="float" office:value="856.4662" calcext:value-type="float">
            <text:p>856.4662</text:p>
          </table:table-cell>
          <table:table-cell office:value-type="float" office:value="319.4399" calcext:value-type="float">
            <text:p>319.4399</text:p>
          </table:table-cell>
          <table:table-cell office:value-type="float" office:value="437.0522" calcext:value-type="float">
            <text:p>437.0522</text:p>
          </table:table-cell>
          <table:table-cell office:value-type="float" office:value="381.1425" calcext:value-type="float">
            <text:p>381.1425</text:p>
          </table:table-cell>
          <table:table-cell office:value-type="float" office:value="324.323" calcext:value-type="float">
            <text:p>324.32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092002" calcext:value-type="float">
            <text:p>8092002</text:p>
          </table:table-cell>
          <table:table-cell office:value-type="float" office:value="107.2832" calcext:value-type="float">
            <text:p>107.2832</text:p>
          </table:table-cell>
          <table:table-cell office:value-type="float" office:value="5413.225" calcext:value-type="float">
            <text:p>5413.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6.0177" calcext:value-type="float">
            <text:p>-196.0177</text:p>
          </table:table-cell>
          <table:table-cell office:value-type="float" office:value="584.586" calcext:value-type="float">
            <text:p>584.586</text:p>
          </table:table-cell>
          <table:table-cell office:value-type="float" office:value="0" calcext:value-type="float">
            <text:p>0</text:p>
          </table:table-cell>
          <table:table-cell office:value-type="float" office:value="51.41678" calcext:value-type="float">
            <text:p>51.41678</text:p>
          </table:table-cell>
          <table:table-cell office:value-type="float" office:value="20.79554" calcext:value-type="float">
            <text:p>20.79554</text:p>
          </table:table-cell>
          <table:table-cell office:value-type="float" office:value="0.03542123" calcext:value-type="float">
            <text:p>0.03542123</text:p>
          </table:table-cell>
          <table:table-cell office:value-type="float" office:value="0.6915846" calcext:value-type="float">
            <text:p>0.6915846</text:p>
          </table:table-cell>
          <table:table-cell office:value-type="float" office:value="0.4194447" calcext:value-type="float">
            <text:p>0.4194447</text:p>
          </table:table-cell>
          <table:table-cell office:value-type="float" office:value="0.9393076" calcext:value-type="float">
            <text:p>0.9393076</text:p>
          </table:table-cell>
          <table:table-cell office:value-type="float" office:value="360" calcext:value-type="float">
            <text:p>360</text:p>
          </table:table-cell>
          <table:table-cell office:value-type="float" office:value="-198.2815" calcext:value-type="float">
            <text:p>-198.2815</text:p>
          </table:table-cell>
          <table:table-cell office:value-type="float" office:value="0" calcext:value-type="float">
            <text:p>0</text:p>
          </table:table-cell>
          <table:table-cell office:value-type="float" office:value="228.9355" calcext:value-type="float">
            <text:p>228.9355</text:p>
          </table:table-cell>
          <table:table-cell office:value-type="float" office:value="276.7514" calcext:value-type="float">
            <text:p>276.7514</text:p>
          </table:table-cell>
          <table:table-cell office:value-type="float" office:value="893.1269" calcext:value-type="float">
            <text:p>893.1269</text:p>
          </table:table-cell>
          <table:table-cell office:value-type="float" office:value="839.5063" calcext:value-type="float">
            <text:p>839.5063</text:p>
          </table:table-cell>
          <table:table-cell office:value-type="float" office:value="837.13" calcext:value-type="float">
            <text:p>837.13</text:p>
          </table:table-cell>
          <table:table-cell office:value-type="float" office:value="856.3602" calcext:value-type="float">
            <text:p>856.3602</text:p>
          </table:table-cell>
          <table:table-cell office:value-type="float" office:value="319.4115" calcext:value-type="float">
            <text:p>319.4115</text:p>
          </table:table-cell>
          <table:table-cell office:value-type="float" office:value="437.0277" calcext:value-type="float">
            <text:p>437.0277</text:p>
          </table:table-cell>
          <table:table-cell office:value-type="float" office:value="381.1298" calcext:value-type="float">
            <text:p>381.1298</text:p>
          </table:table-cell>
          <table:table-cell office:value-type="float" office:value="324.3152" calcext:value-type="float">
            <text:p>324.315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092002" calcext:value-type="float">
            <text:p>9092002</text:p>
          </table:table-cell>
          <table:table-cell office:value-type="float" office:value="106.8584" calcext:value-type="float">
            <text:p>106.8584</text:p>
          </table:table-cell>
          <table:table-cell office:value-type="float" office:value="5412.523" calcext:value-type="float">
            <text:p>5412.5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7.0794" calcext:value-type="float">
            <text:p>-197.0794</text:p>
          </table:table-cell>
          <table:table-cell office:value-type="float" office:value="590.2107" calcext:value-type="float">
            <text:p>590.2107</text:p>
          </table:table-cell>
          <table:table-cell office:value-type="float" office:value="0" calcext:value-type="float">
            <text:p>0</text:p>
          </table:table-cell>
          <table:table-cell office:value-type="float" office:value="51.22847" calcext:value-type="float">
            <text:p>51.22847</text:p>
          </table:table-cell>
          <table:table-cell office:value-type="float" office:value="20.79124" calcext:value-type="float">
            <text:p>20.79124</text:p>
          </table:table-cell>
          <table:table-cell office:value-type="float" office:value="0.03563677" calcext:value-type="float">
            <text:p>0.03563677</text:p>
          </table:table-cell>
          <table:table-cell office:value-type="float" office:value="0.6915846" calcext:value-type="float">
            <text:p>0.6915846</text:p>
          </table:table-cell>
          <table:table-cell office:value-type="float" office:value="0.4198191" calcext:value-type="float">
            <text:p>0.4198191</text:p>
          </table:table-cell>
          <table:table-cell office:value-type="float" office:value="0.9390745" calcext:value-type="float">
            <text:p>0.9390745</text:p>
          </table:table-cell>
          <table:table-cell office:value-type="float" office:value="360" calcext:value-type="float">
            <text:p>360</text:p>
          </table:table-cell>
          <table:table-cell office:value-type="float" office:value="-199.3431" calcext:value-type="float">
            <text:p>-199.3431</text:p>
          </table:table-cell>
          <table:table-cell office:value-type="float" office:value="0" calcext:value-type="float">
            <text:p>0</text:p>
          </table:table-cell>
          <table:table-cell office:value-type="float" office:value="228.9655" calcext:value-type="float">
            <text:p>228.9655</text:p>
          </table:table-cell>
          <table:table-cell office:value-type="float" office:value="276.5934" calcext:value-type="float">
            <text:p>276.5934</text:p>
          </table:table-cell>
          <table:table-cell office:value-type="float" office:value="892.7039" calcext:value-type="float">
            <text:p>892.7039</text:p>
          </table:table-cell>
          <table:table-cell office:value-type="float" office:value="839.2625" calcext:value-type="float">
            <text:p>839.2625</text:p>
          </table:table-cell>
          <table:table-cell office:value-type="float" office:value="836.9962" calcext:value-type="float">
            <text:p>836.9962</text:p>
          </table:table-cell>
          <table:table-cell office:value-type="float" office:value="856.2446" calcext:value-type="float">
            <text:p>856.2446</text:p>
          </table:table-cell>
          <table:table-cell office:value-type="float" office:value="319.3806" calcext:value-type="float">
            <text:p>319.3806</text:p>
          </table:table-cell>
          <table:table-cell office:value-type="float" office:value="437.0024" calcext:value-type="float">
            <text:p>437.0024</text:p>
          </table:table-cell>
          <table:table-cell office:value-type="float" office:value="381.117" calcext:value-type="float">
            <text:p>381.117</text:p>
          </table:table-cell>
          <table:table-cell office:value-type="float" office:value="324.3074" calcext:value-type="float">
            <text:p>324.307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092002" calcext:value-type="float">
            <text:p>10092002</text:p>
          </table:table-cell>
          <table:table-cell office:value-type="float" office:value="106.3966" calcext:value-type="float">
            <text:p>106.3966</text:p>
          </table:table-cell>
          <table:table-cell office:value-type="float" office:value="5411.834" calcext:value-type="float">
            <text:p>5411.8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8.0015" calcext:value-type="float">
            <text:p>-198.0015</text:p>
          </table:table-cell>
          <table:table-cell office:value-type="float" office:value="589.5948" calcext:value-type="float">
            <text:p>589.5948</text:p>
          </table:table-cell>
          <table:table-cell office:value-type="float" office:value="0" calcext:value-type="float">
            <text:p>0</text:p>
          </table:table-cell>
          <table:table-cell office:value-type="float" office:value="51.0918" calcext:value-type="float">
            <text:p>51.0918</text:p>
          </table:table-cell>
          <table:table-cell office:value-type="float" office:value="20.70357" calcext:value-type="float">
            <text:p>20.70357</text:p>
          </table:table-cell>
          <table:table-cell office:value-type="float" office:value="0.03580043" calcext:value-type="float">
            <text:p>0.03580043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4208689" calcext:value-type="float">
            <text:p>0.4208689</text:p>
          </table:table-cell>
          <table:table-cell office:value-type="float" office:value="0.9401221" calcext:value-type="float">
            <text:p>0.9401221</text:p>
          </table:table-cell>
          <table:table-cell office:value-type="float" office:value="360" calcext:value-type="float">
            <text:p>360</text:p>
          </table:table-cell>
          <table:table-cell office:value-type="float" office:value="-200.2683" calcext:value-type="float">
            <text:p>-200.2683</text:p>
          </table:table-cell>
          <table:table-cell office:value-type="float" office:value="0" calcext:value-type="float">
            <text:p>0</text:p>
          </table:table-cell>
          <table:table-cell office:value-type="float" office:value="229.0195" calcext:value-type="float">
            <text:p>229.0195</text:p>
          </table:table-cell>
          <table:table-cell office:value-type="float" office:value="276.4579" calcext:value-type="float">
            <text:p>276.4579</text:p>
          </table:table-cell>
          <table:table-cell office:value-type="float" office:value="892.2983" calcext:value-type="float">
            <text:p>892.2983</text:p>
          </table:table-cell>
          <table:table-cell office:value-type="float" office:value="839.0193" calcext:value-type="float">
            <text:p>839.0193</text:p>
          </table:table-cell>
          <table:table-cell office:value-type="float" office:value="836.8621" calcext:value-type="float">
            <text:p>836.8621</text:p>
          </table:table-cell>
          <table:table-cell office:value-type="float" office:value="856.1251" calcext:value-type="float">
            <text:p>856.1251</text:p>
          </table:table-cell>
          <table:table-cell office:value-type="float" office:value="319.3484" calcext:value-type="float">
            <text:p>319.3484</text:p>
          </table:table-cell>
          <table:table-cell office:value-type="float" office:value="436.976" calcext:value-type="float">
            <text:p>436.976</text:p>
          </table:table-cell>
          <table:table-cell office:value-type="float" office:value="381.1041" calcext:value-type="float">
            <text:p>381.1041</text:p>
          </table:table-cell>
          <table:table-cell office:value-type="float" office:value="324.2995" calcext:value-type="float">
            <text:p>324.299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092002" calcext:value-type="float">
            <text:p>11092002</text:p>
          </table:table-cell>
          <table:table-cell office:value-type="float" office:value="105.9243" calcext:value-type="float">
            <text:p>105.9243</text:p>
          </table:table-cell>
          <table:table-cell office:value-type="float" office:value="5411.362" calcext:value-type="float">
            <text:p>5411.3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8.8777" calcext:value-type="float">
            <text:p>-198.8777</text:p>
          </table:table-cell>
          <table:table-cell office:value-type="float" office:value="591.8777" calcext:value-type="float">
            <text:p>591.8777</text:p>
          </table:table-cell>
          <table:table-cell office:value-type="float" office:value="0" calcext:value-type="float">
            <text:p>0</text:p>
          </table:table-cell>
          <table:table-cell office:value-type="float" office:value="51.1007" calcext:value-type="float">
            <text:p>51.1007</text:p>
          </table:table-cell>
          <table:table-cell office:value-type="float" office:value="20.57993" calcext:value-type="float">
            <text:p>20.57993</text:p>
          </table:table-cell>
          <table:table-cell office:value-type="float" office:value="0.03592483" calcext:value-type="float">
            <text:p>0.03592483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4254944" calcext:value-type="float">
            <text:p>0.4254944</text:p>
          </table:table-cell>
          <table:table-cell office:value-type="float" office:value="0.9568056" calcext:value-type="float">
            <text:p>0.9568056</text:p>
          </table:table-cell>
          <table:table-cell office:value-type="float" office:value="360" calcext:value-type="float">
            <text:p>360</text:p>
          </table:table-cell>
          <table:table-cell office:value-type="float" office:value="-201.1657" calcext:value-type="float">
            <text:p>-201.1657</text:p>
          </table:table-cell>
          <table:table-cell office:value-type="float" office:value="0" calcext:value-type="float">
            <text:p>0</text:p>
          </table:table-cell>
          <table:table-cell office:value-type="float" office:value="229.0068" calcext:value-type="float">
            <text:p>229.0068</text:p>
          </table:table-cell>
          <table:table-cell office:value-type="float" office:value="276.3682" calcext:value-type="float">
            <text:p>276.3682</text:p>
          </table:table-cell>
          <table:table-cell office:value-type="float" office:value="892.0325" calcext:value-type="float">
            <text:p>892.0325</text:p>
          </table:table-cell>
          <table:table-cell office:value-type="float" office:value="838.8451" calcext:value-type="float">
            <text:p>838.8451</text:p>
          </table:table-cell>
          <table:table-cell office:value-type="float" office:value="836.7577" calcext:value-type="float">
            <text:p>836.7577</text:p>
          </table:table-cell>
          <table:table-cell office:value-type="float" office:value="856.0261" calcext:value-type="float">
            <text:p>856.0261</text:p>
          </table:table-cell>
          <table:table-cell office:value-type="float" office:value="319.3202" calcext:value-type="float">
            <text:p>319.3202</text:p>
          </table:table-cell>
          <table:table-cell office:value-type="float" office:value="436.9501" calcext:value-type="float">
            <text:p>436.9501</text:p>
          </table:table-cell>
          <table:table-cell office:value-type="float" office:value="381.0909" calcext:value-type="float">
            <text:p>381.0909</text:p>
          </table:table-cell>
          <table:table-cell office:value-type="float" office:value="324.2916" calcext:value-type="float">
            <text:p>324.291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092002" calcext:value-type="float">
            <text:p>12092002</text:p>
          </table:table-cell>
          <table:table-cell office:value-type="float" office:value="105.575" calcext:value-type="float">
            <text:p>105.575</text:p>
          </table:table-cell>
          <table:table-cell office:value-type="float" office:value="5410.994" calcext:value-type="float">
            <text:p>5410.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9.6689" calcext:value-type="float">
            <text:p>-199.6689</text:p>
          </table:table-cell>
          <table:table-cell office:value-type="float" office:value="594.69" calcext:value-type="float">
            <text:p>594.69</text:p>
          </table:table-cell>
          <table:table-cell office:value-type="float" office:value="0" calcext:value-type="float">
            <text:p>0</text:p>
          </table:table-cell>
          <table:table-cell office:value-type="float" office:value="51.05788" calcext:value-type="float">
            <text:p>51.05788</text:p>
          </table:table-cell>
          <table:table-cell office:value-type="float" office:value="20.49746" calcext:value-type="float">
            <text:p>20.49746</text:p>
          </table:table-cell>
          <table:table-cell office:value-type="float" office:value="0.03611017" calcext:value-type="float">
            <text:p>0.03611017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4280152" calcext:value-type="float">
            <text:p>0.4280152</text:p>
          </table:table-cell>
          <table:table-cell office:value-type="float" office:value="0.9628357" calcext:value-type="float">
            <text:p>0.9628357</text:p>
          </table:table-cell>
          <table:table-cell office:value-type="float" office:value="360" calcext:value-type="float">
            <text:p>360</text:p>
          </table:table-cell>
          <table:table-cell office:value-type="float" office:value="-201.9652" calcext:value-type="float">
            <text:p>-201.9652</text:p>
          </table:table-cell>
          <table:table-cell office:value-type="float" office:value="0" calcext:value-type="float">
            <text:p>0</text:p>
          </table:table-cell>
          <table:table-cell office:value-type="float" office:value="229.014" calcext:value-type="float">
            <text:p>229.014</text:p>
          </table:table-cell>
          <table:table-cell office:value-type="float" office:value="276.2911" calcext:value-type="float">
            <text:p>276.2911</text:p>
          </table:table-cell>
          <table:table-cell office:value-type="float" office:value="891.8177" calcext:value-type="float">
            <text:p>891.8177</text:p>
          </table:table-cell>
          <table:table-cell office:value-type="float" office:value="838.7162" calcext:value-type="float">
            <text:p>838.7162</text:p>
          </table:table-cell>
          <table:table-cell office:value-type="float" office:value="836.6771" calcext:value-type="float">
            <text:p>836.6771</text:p>
          </table:table-cell>
          <table:table-cell office:value-type="float" office:value="855.9506" calcext:value-type="float">
            <text:p>855.9506</text:p>
          </table:table-cell>
          <table:table-cell office:value-type="float" office:value="319.298" calcext:value-type="float">
            <text:p>319.298</text:p>
          </table:table-cell>
          <table:table-cell office:value-type="float" office:value="436.9276" calcext:value-type="float">
            <text:p>436.9276</text:p>
          </table:table-cell>
          <table:table-cell office:value-type="float" office:value="381.078" calcext:value-type="float">
            <text:p>381.078</text:p>
          </table:table-cell>
          <table:table-cell office:value-type="float" office:value="324.2838" calcext:value-type="float">
            <text:p>324.283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092002" calcext:value-type="float">
            <text:p>13092002</text:p>
          </table:table-cell>
          <table:table-cell office:value-type="float" office:value="105.2554" calcext:value-type="float">
            <text:p>105.2554</text:p>
          </table:table-cell>
          <table:table-cell office:value-type="float" office:value="5410.531" calcext:value-type="float">
            <text:p>5410.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0.4412" calcext:value-type="float">
            <text:p>-200.4412</text:p>
          </table:table-cell>
          <table:table-cell office:value-type="float" office:value="599.558" calcext:value-type="float">
            <text:p>599.558</text:p>
          </table:table-cell>
          <table:table-cell office:value-type="float" office:value="0" calcext:value-type="float">
            <text:p>0</text:p>
          </table:table-cell>
          <table:table-cell office:value-type="float" office:value="50.90873" calcext:value-type="float">
            <text:p>50.90873</text:p>
          </table:table-cell>
          <table:table-cell office:value-type="float" office:value="20.46686" calcext:value-type="float">
            <text:p>20.46686</text:p>
          </table:table-cell>
          <table:table-cell office:value-type="float" office:value="0.03629736" calcext:value-type="float">
            <text:p>0.03629736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4299474" calcext:value-type="float">
            <text:p>0.4299474</text:p>
          </table:table-cell>
          <table:table-cell office:value-type="float" office:value="0.96556" calcext:value-type="float">
            <text:p>0.96556</text:p>
          </table:table-cell>
          <table:table-cell office:value-type="float" office:value="360" calcext:value-type="float">
            <text:p>360</text:p>
          </table:table-cell>
          <table:table-cell office:value-type="float" office:value="-202.742" calcext:value-type="float">
            <text:p>-202.742</text:p>
          </table:table-cell>
          <table:table-cell office:value-type="float" office:value="0" calcext:value-type="float">
            <text:p>0</text:p>
          </table:table-cell>
          <table:table-cell office:value-type="float" office:value="229.0421" calcext:value-type="float">
            <text:p>229.0421</text:p>
          </table:table-cell>
          <table:table-cell office:value-type="float" office:value="276.1828" calcext:value-type="float">
            <text:p>276.1828</text:p>
          </table:table-cell>
          <table:table-cell office:value-type="float" office:value="891.5392" calcext:value-type="float">
            <text:p>891.5392</text:p>
          </table:table-cell>
          <table:table-cell office:value-type="float" office:value="838.5568" calcext:value-type="float">
            <text:p>838.5568</text:p>
          </table:table-cell>
          <table:table-cell office:value-type="float" office:value="836.5861" calcext:value-type="float">
            <text:p>836.5861</text:p>
          </table:table-cell>
          <table:table-cell office:value-type="float" office:value="855.8705" calcext:value-type="float">
            <text:p>855.8705</text:p>
          </table:table-cell>
          <table:table-cell office:value-type="float" office:value="319.2756" calcext:value-type="float">
            <text:p>319.2756</text:p>
          </table:table-cell>
          <table:table-cell office:value-type="float" office:value="436.9079" calcext:value-type="float">
            <text:p>436.9079</text:p>
          </table:table-cell>
          <table:table-cell office:value-type="float" office:value="381.0654" calcext:value-type="float">
            <text:p>381.0654</text:p>
          </table:table-cell>
          <table:table-cell office:value-type="float" office:value="324.2758" calcext:value-type="float">
            <text:p>324.275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092002" calcext:value-type="float">
            <text:p>14092002</text:p>
          </table:table-cell>
          <table:table-cell office:value-type="float" office:value="104.9588" calcext:value-type="float">
            <text:p>104.9588</text:p>
          </table:table-cell>
          <table:table-cell office:value-type="float" office:value="5410.056" calcext:value-type="float">
            <text:p>5410.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1.1892" calcext:value-type="float">
            <text:p>-201.1892</text:p>
          </table:table-cell>
          <table:table-cell office:value-type="float" office:value="600.4438" calcext:value-type="float">
            <text:p>600.4438</text:p>
          </table:table-cell>
          <table:table-cell office:value-type="float" office:value="0" calcext:value-type="float">
            <text:p>0</text:p>
          </table:table-cell>
          <table:table-cell office:value-type="float" office:value="50.79661" calcext:value-type="float">
            <text:p>50.79661</text:p>
          </table:table-cell>
          <table:table-cell office:value-type="float" office:value="20.44424" calcext:value-type="float">
            <text:p>20.44424</text:p>
          </table:table-cell>
          <table:table-cell office:value-type="float" office:value="0.03652786" calcext:value-type="float">
            <text:p>0.03652786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4312392" calcext:value-type="float">
            <text:p>0.4312392</text:p>
          </table:table-cell>
          <table:table-cell office:value-type="float" office:value="0.9669397" calcext:value-type="float">
            <text:p>0.9669397</text:p>
          </table:table-cell>
          <table:table-cell office:value-type="float" office:value="360" calcext:value-type="float">
            <text:p>360</text:p>
          </table:table-cell>
          <table:table-cell office:value-type="float" office:value="-203.4924" calcext:value-type="float">
            <text:p>-203.4924</text:p>
          </table:table-cell>
          <table:table-cell office:value-type="float" office:value="0" calcext:value-type="float">
            <text:p>0</text:p>
          </table:table-cell>
          <table:table-cell office:value-type="float" office:value="229.069" calcext:value-type="float">
            <text:p>229.069</text:p>
          </table:table-cell>
          <table:table-cell office:value-type="float" office:value="276.0801" calcext:value-type="float">
            <text:p>276.0801</text:p>
          </table:table-cell>
          <table:table-cell office:value-type="float" office:value="891.2689" calcext:value-type="float">
            <text:p>891.2689</text:p>
          </table:table-cell>
          <table:table-cell office:value-type="float" office:value="838.3954" calcext:value-type="float">
            <text:p>838.3954</text:p>
          </table:table-cell>
          <table:table-cell office:value-type="float" office:value="836.4932" calcext:value-type="float">
            <text:p>836.4932</text:p>
          </table:table-cell>
          <table:table-cell office:value-type="float" office:value="855.7865" calcext:value-type="float">
            <text:p>855.7865</text:p>
          </table:table-cell>
          <table:table-cell office:value-type="float" office:value="319.2525" calcext:value-type="float">
            <text:p>319.2525</text:p>
          </table:table-cell>
          <table:table-cell office:value-type="float" office:value="436.888" calcext:value-type="float">
            <text:p>436.888</text:p>
          </table:table-cell>
          <table:table-cell office:value-type="float" office:value="381.0529" calcext:value-type="float">
            <text:p>381.0529</text:p>
          </table:table-cell>
          <table:table-cell office:value-type="float" office:value="324.268" calcext:value-type="float">
            <text:p>324.26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092002" calcext:value-type="float">
            <text:p>15092002</text:p>
          </table:table-cell>
          <table:table-cell office:value-type="float" office:value="104.4306" calcext:value-type="float">
            <text:p>104.4306</text:p>
          </table:table-cell>
          <table:table-cell office:value-type="float" office:value="5409.653" calcext:value-type="float">
            <text:p>5409.6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2.0653" calcext:value-type="float">
            <text:p>-202.0653</text:p>
          </table:table-cell>
          <table:table-cell office:value-type="float" office:value="602.6677" calcext:value-type="float">
            <text:p>602.6677</text:p>
          </table:table-cell>
          <table:table-cell office:value-type="float" office:value="0" calcext:value-type="float">
            <text:p>0</text:p>
          </table:table-cell>
          <table:table-cell office:value-type="float" office:value="50.82887" calcext:value-type="float">
            <text:p>50.82887</text:p>
          </table:table-cell>
          <table:table-cell office:value-type="float" office:value="20.26273" calcext:value-type="float">
            <text:p>20.26273</text:p>
          </table:table-cell>
          <table:table-cell office:value-type="float" office:value="0.03671745" calcext:value-type="float">
            <text:p>0.03671745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4338114" calcext:value-type="float">
            <text:p>0.4338114</text:p>
          </table:table-cell>
          <table:table-cell office:value-type="float" office:value="0.9705362" calcext:value-type="float">
            <text:p>0.9705362</text:p>
          </table:table-cell>
          <table:table-cell office:value-type="float" office:value="360" calcext:value-type="float">
            <text:p>360</text:p>
          </table:table-cell>
          <table:table-cell office:value-type="float" office:value="-204.3745" calcext:value-type="float">
            <text:p>-204.3745</text:p>
          </table:table-cell>
          <table:table-cell office:value-type="float" office:value="0" calcext:value-type="float">
            <text:p>0</text:p>
          </table:table-cell>
          <table:table-cell office:value-type="float" office:value="229.0638" calcext:value-type="float">
            <text:p>229.0638</text:p>
          </table:table-cell>
          <table:table-cell office:value-type="float" office:value="275.9894" calcext:value-type="float">
            <text:p>275.9894</text:p>
          </table:table-cell>
          <table:table-cell office:value-type="float" office:value="891.0164" calcext:value-type="float">
            <text:p>891.0164</text:p>
          </table:table-cell>
          <table:table-cell office:value-type="float" office:value="838.2353" calcext:value-type="float">
            <text:p>838.2353</text:p>
          </table:table-cell>
          <table:table-cell office:value-type="float" office:value="836.4009" calcext:value-type="float">
            <text:p>836.4009</text:p>
          </table:table-cell>
          <table:table-cell office:value-type="float" office:value="855.7002" calcext:value-type="float">
            <text:p>855.7002</text:p>
          </table:table-cell>
          <table:table-cell office:value-type="float" office:value="319.2294" calcext:value-type="float">
            <text:p>319.2294</text:p>
          </table:table-cell>
          <table:table-cell office:value-type="float" office:value="436.868" calcext:value-type="float">
            <text:p>436.868</text:p>
          </table:table-cell>
          <table:table-cell office:value-type="float" office:value="381.0405" calcext:value-type="float">
            <text:p>381.0405</text:p>
          </table:table-cell>
          <table:table-cell office:value-type="float" office:value="324.2602" calcext:value-type="float">
            <text:p>324.260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6092002" calcext:value-type="float">
            <text:p>16092002</text:p>
          </table:table-cell>
          <table:table-cell office:value-type="float" office:value="104.1118" calcext:value-type="float">
            <text:p>104.1118</text:p>
          </table:table-cell>
          <table:table-cell office:value-type="float" office:value="5409.243" calcext:value-type="float">
            <text:p>5409.2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2.7902" calcext:value-type="float">
            <text:p>-202.7902</text:p>
          </table:table-cell>
          <table:table-cell office:value-type="float" office:value="607.7173" calcext:value-type="float">
            <text:p>607.7173</text:p>
          </table:table-cell>
          <table:table-cell office:value-type="float" office:value="0" calcext:value-type="float">
            <text:p>0</text:p>
          </table:table-cell>
          <table:table-cell office:value-type="float" office:value="50.67637" calcext:value-type="float">
            <text:p>50.67637</text:p>
          </table:table-cell>
          <table:table-cell office:value-type="float" office:value="20.21179" calcext:value-type="float">
            <text:p>20.21179</text:p>
          </table:table-cell>
          <table:table-cell office:value-type="float" office:value="0.0369418" calcext:value-type="float">
            <text:p>0.0369418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4351215" calcext:value-type="float">
            <text:p>0.4351215</text:p>
          </table:table-cell>
          <table:table-cell office:value-type="float" office:value="0.9719313" calcext:value-type="float">
            <text:p>0.9719313</text:p>
          </table:table-cell>
          <table:table-cell office:value-type="float" office:value="360" calcext:value-type="float">
            <text:p>360</text:p>
          </table:table-cell>
          <table:table-cell office:value-type="float" office:value="-205.1018" calcext:value-type="float">
            <text:p>-205.1018</text:p>
          </table:table-cell>
          <table:table-cell office:value-type="float" office:value="0" calcext:value-type="float">
            <text:p>0</text:p>
          </table:table-cell>
          <table:table-cell office:value-type="float" office:value="229.0907" calcext:value-type="float">
            <text:p>229.0907</text:p>
          </table:table-cell>
          <table:table-cell office:value-type="float" office:value="275.8961" calcext:value-type="float">
            <text:p>275.8961</text:p>
          </table:table-cell>
          <table:table-cell office:value-type="float" office:value="890.7717" calcext:value-type="float">
            <text:p>890.7717</text:p>
          </table:table-cell>
          <table:table-cell office:value-type="float" office:value="838.0906" calcext:value-type="float">
            <text:p>838.0906</text:p>
          </table:table-cell>
          <table:table-cell office:value-type="float" office:value="836.3168" calcext:value-type="float">
            <text:p>836.3168</text:p>
          </table:table-cell>
          <table:table-cell office:value-type="float" office:value="855.6234" calcext:value-type="float">
            <text:p>855.6234</text:p>
          </table:table-cell>
          <table:table-cell office:value-type="float" office:value="319.208" calcext:value-type="float">
            <text:p>319.208</text:p>
          </table:table-cell>
          <table:table-cell office:value-type="float" office:value="436.8486" calcext:value-type="float">
            <text:p>436.8486</text:p>
          </table:table-cell>
          <table:table-cell office:value-type="float" office:value="381.0282" calcext:value-type="float">
            <text:p>381.0282</text:p>
          </table:table-cell>
          <table:table-cell office:value-type="float" office:value="324.2524" calcext:value-type="float">
            <text:p>324.252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7092002" calcext:value-type="float">
            <text:p>17092002</text:p>
          </table:table-cell>
          <table:table-cell office:value-type="float" office:value="103.827" calcext:value-type="float">
            <text:p>103.827</text:p>
          </table:table-cell>
          <table:table-cell office:value-type="float" office:value="5408.803" calcext:value-type="float">
            <text:p>5408.8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3.4957" calcext:value-type="float">
            <text:p>-203.4957</text:p>
          </table:table-cell>
          <table:table-cell office:value-type="float" office:value="607.6975" calcext:value-type="float">
            <text:p>607.6975</text:p>
          </table:table-cell>
          <table:table-cell office:value-type="float" office:value="0" calcext:value-type="float">
            <text:p>0</text:p>
          </table:table-cell>
          <table:table-cell office:value-type="float" office:value="50.54059" calcext:value-type="float">
            <text:p>50.54059</text:p>
          </table:table-cell>
          <table:table-cell office:value-type="float" office:value="20.18461" calcext:value-type="float">
            <text:p>20.18461</text:p>
          </table:table-cell>
          <table:table-cell office:value-type="float" office:value="0.03718457" calcext:value-type="float">
            <text:p>0.03718457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4359771" calcext:value-type="float">
            <text:p>0.4359771</text:p>
          </table:table-cell>
          <table:table-cell office:value-type="float" office:value="0.9725201" calcext:value-type="float">
            <text:p>0.9725201</text:p>
          </table:table-cell>
          <table:table-cell office:value-type="float" office:value="360" calcext:value-type="float">
            <text:p>360</text:p>
          </table:table-cell>
          <table:table-cell office:value-type="float" office:value="-205.8085" calcext:value-type="float">
            <text:p>-205.8085</text:p>
          </table:table-cell>
          <table:table-cell office:value-type="float" office:value="0" calcext:value-type="float">
            <text:p>0</text:p>
          </table:table-cell>
          <table:table-cell office:value-type="float" office:value="229.1162" calcext:value-type="float">
            <text:p>229.1162</text:p>
          </table:table-cell>
          <table:table-cell office:value-type="float" office:value="275.7997" calcext:value-type="float">
            <text:p>275.7997</text:p>
          </table:table-cell>
          <table:table-cell office:value-type="float" office:value="890.5204" calcext:value-type="float">
            <text:p>890.5204</text:p>
          </table:table-cell>
          <table:table-cell office:value-type="float" office:value="837.9408" calcext:value-type="float">
            <text:p>837.9408</text:p>
          </table:table-cell>
          <table:table-cell office:value-type="float" office:value="836.23" calcext:value-type="float">
            <text:p>836.23</text:p>
          </table:table-cell>
          <table:table-cell office:value-type="float" office:value="855.5452" calcext:value-type="float">
            <text:p>855.5452</text:p>
          </table:table-cell>
          <table:table-cell office:value-type="float" office:value="319.1865" calcext:value-type="float">
            <text:p>319.1865</text:p>
          </table:table-cell>
          <table:table-cell office:value-type="float" office:value="436.8295" calcext:value-type="float">
            <text:p>436.8295</text:p>
          </table:table-cell>
          <table:table-cell office:value-type="float" office:value="381.016" calcext:value-type="float">
            <text:p>381.016</text:p>
          </table:table-cell>
          <table:table-cell office:value-type="float" office:value="324.2447" calcext:value-type="float">
            <text:p>324.2447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8092002" calcext:value-type="float">
            <text:p>18092002</text:p>
          </table:table-cell>
          <table:table-cell office:value-type="float" office:value="103.5387" calcext:value-type="float">
            <text:p>103.5387</text:p>
          </table:table-cell>
          <table:table-cell office:value-type="float" office:value="5408.352" calcext:value-type="float">
            <text:p>5408.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4.2106" calcext:value-type="float">
            <text:p>-204.2106</text:p>
          </table:table-cell>
          <table:table-cell office:value-type="float" office:value="608.4269" calcext:value-type="float">
            <text:p>608.4269</text:p>
          </table:table-cell>
          <table:table-cell office:value-type="float" office:value="0" calcext:value-type="float">
            <text:p>0</text:p>
          </table:table-cell>
          <table:table-cell office:value-type="float" office:value="50.41066" calcext:value-type="float">
            <text:p>50.41066</text:p>
          </table:table-cell>
          <table:table-cell office:value-type="float" office:value="20.15935" calcext:value-type="float">
            <text:p>20.15935</text:p>
          </table:table-cell>
          <table:table-cell office:value-type="float" office:value="0.03742209" calcext:value-type="float">
            <text:p>0.03742209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4365968" calcext:value-type="float">
            <text:p>0.4365968</text:p>
          </table:table-cell>
          <table:table-cell office:value-type="float" office:value="0.9727351" calcext:value-type="float">
            <text:p>0.9727351</text:p>
          </table:table-cell>
          <table:table-cell office:value-type="float" office:value="360" calcext:value-type="float">
            <text:p>360</text:p>
          </table:table-cell>
          <table:table-cell office:value-type="float" office:value="-206.524" calcext:value-type="float">
            <text:p>-206.524</text:p>
          </table:table-cell>
          <table:table-cell office:value-type="float" office:value="0" calcext:value-type="float">
            <text:p>0</text:p>
          </table:table-cell>
          <table:table-cell office:value-type="float" office:value="229.1422" calcext:value-type="float">
            <text:p>229.1422</text:p>
          </table:table-cell>
          <table:table-cell office:value-type="float" office:value="275.7" calcext:value-type="float">
            <text:p>275.7</text:p>
          </table:table-cell>
          <table:table-cell office:value-type="float" office:value="890.2606" calcext:value-type="float">
            <text:p>890.2606</text:p>
          </table:table-cell>
          <table:table-cell office:value-type="float" office:value="837.7877" calcext:value-type="float">
            <text:p>837.7877</text:p>
          </table:table-cell>
          <table:table-cell office:value-type="float" office:value="836.1406" calcext:value-type="float">
            <text:p>836.1406</text:p>
          </table:table-cell>
          <table:table-cell office:value-type="float" office:value="855.4655" calcext:value-type="float">
            <text:p>855.4655</text:p>
          </table:table-cell>
          <table:table-cell office:value-type="float" office:value="319.1649" calcext:value-type="float">
            <text:p>319.1649</text:p>
          </table:table-cell>
          <table:table-cell office:value-type="float" office:value="436.8104" calcext:value-type="float">
            <text:p>436.8104</text:p>
          </table:table-cell>
          <table:table-cell office:value-type="float" office:value="381.0054" calcext:value-type="float">
            <text:p>381.0054</text:p>
          </table:table-cell>
          <table:table-cell office:value-type="float" office:value="324.237" calcext:value-type="float">
            <text:p>324.23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092002" calcext:value-type="float">
            <text:p>19092002</text:p>
          </table:table-cell>
          <table:table-cell office:value-type="float" office:value="103.2237" calcext:value-type="float">
            <text:p>103.2237</text:p>
          </table:table-cell>
          <table:table-cell office:value-type="float" office:value="5407.879" calcext:value-type="float">
            <text:p>5407.8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4.9641" calcext:value-type="float">
            <text:p>-204.9641</text:p>
          </table:table-cell>
          <table:table-cell office:value-type="float" office:value="610.7701" calcext:value-type="float">
            <text:p>610.7701</text:p>
          </table:table-cell>
          <table:table-cell office:value-type="float" office:value="0" calcext:value-type="float">
            <text:p>0</text:p>
          </table:table-cell>
          <table:table-cell office:value-type="float" office:value="50.26747" calcext:value-type="float">
            <text:p>50.26747</text:p>
          </table:table-cell>
          <table:table-cell office:value-type="float" office:value="20.12719" calcext:value-type="float">
            <text:p>20.12719</text:p>
          </table:table-cell>
          <table:table-cell office:value-type="float" office:value="0.03765257" calcext:value-type="float">
            <text:p>0.03765257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4370406" calcext:value-type="float">
            <text:p>0.4370406</text:p>
          </table:table-cell>
          <table:table-cell office:value-type="float" office:value="0.9727308" calcext:value-type="float">
            <text:p>0.9727308</text:p>
          </table:table-cell>
          <table:table-cell office:value-type="float" office:value="360" calcext:value-type="float">
            <text:p>360</text:p>
          </table:table-cell>
          <table:table-cell office:value-type="float" office:value="-207.2778" calcext:value-type="float">
            <text:p>-207.2778</text:p>
          </table:table-cell>
          <table:table-cell office:value-type="float" office:value="0" calcext:value-type="float">
            <text:p>0</text:p>
          </table:table-cell>
          <table:table-cell office:value-type="float" office:value="229.1706" calcext:value-type="float">
            <text:p>229.1706</text:p>
          </table:table-cell>
          <table:table-cell office:value-type="float" office:value="275.5912" calcext:value-type="float">
            <text:p>275.5912</text:p>
          </table:table-cell>
          <table:table-cell office:value-type="float" office:value="889.9805" calcext:value-type="float">
            <text:p>889.9805</text:p>
          </table:table-cell>
          <table:table-cell office:value-type="float" office:value="837.6236" calcext:value-type="float">
            <text:p>837.6236</text:p>
          </table:table-cell>
          <table:table-cell office:value-type="float" office:value="836.0507" calcext:value-type="float">
            <text:p>836.0507</text:p>
          </table:table-cell>
          <table:table-cell office:value-type="float" office:value="855.3839" calcext:value-type="float">
            <text:p>855.3839</text:p>
          </table:table-cell>
          <table:table-cell office:value-type="float" office:value="319.1426" calcext:value-type="float">
            <text:p>319.1426</text:p>
          </table:table-cell>
          <table:table-cell office:value-type="float" office:value="436.7912" calcext:value-type="float">
            <text:p>436.7912</text:p>
          </table:table-cell>
          <table:table-cell office:value-type="float" office:value="380.9962" calcext:value-type="float">
            <text:p>380.9962</text:p>
          </table:table-cell>
          <table:table-cell office:value-type="float" office:value="324.2294" calcext:value-type="float">
            <text:p>324.229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092002" calcext:value-type="float">
            <text:p>20092002</text:p>
          </table:table-cell>
          <table:table-cell office:value-type="float" office:value="102.8911" calcext:value-type="float">
            <text:p>102.8911</text:p>
          </table:table-cell>
          <table:table-cell office:value-type="float" office:value="5407.342" calcext:value-type="float">
            <text:p>5407.3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5.7876" calcext:value-type="float">
            <text:p>-205.7876</text:p>
          </table:table-cell>
          <table:table-cell office:value-type="float" office:value="613.8426" calcext:value-type="float">
            <text:p>613.8426</text:p>
          </table:table-cell>
          <table:table-cell office:value-type="float" office:value="0" calcext:value-type="float">
            <text:p>0</text:p>
          </table:table-cell>
          <table:table-cell office:value-type="float" office:value="50.14242" calcext:value-type="float">
            <text:p>50.14242</text:p>
          </table:table-cell>
          <table:table-cell office:value-type="float" office:value="20.10428" calcext:value-type="float">
            <text:p>20.10428</text:p>
          </table:table-cell>
          <table:table-cell office:value-type="float" office:value="0.03788979" calcext:value-type="float">
            <text:p>0.03788979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4374346" calcext:value-type="float">
            <text:p>0.4374346</text:p>
          </table:table-cell>
          <table:table-cell office:value-type="float" office:value="0.9726455" calcext:value-type="float">
            <text:p>0.9726455</text:p>
          </table:table-cell>
          <table:table-cell office:value-type="float" office:value="360" calcext:value-type="float">
            <text:p>360</text:p>
          </table:table-cell>
          <table:table-cell office:value-type="float" office:value="-208.1014" calcext:value-type="float">
            <text:p>-208.1014</text:p>
          </table:table-cell>
          <table:table-cell office:value-type="float" office:value="0" calcext:value-type="float">
            <text:p>0</text:p>
          </table:table-cell>
          <table:table-cell office:value-type="float" office:value="229.1982" calcext:value-type="float">
            <text:p>229.1982</text:p>
          </table:table-cell>
          <table:table-cell office:value-type="float" office:value="275.4699" calcext:value-type="float">
            <text:p>275.4699</text:p>
          </table:table-cell>
          <table:table-cell office:value-type="float" office:value="889.6689" calcext:value-type="float">
            <text:p>889.6689</text:p>
          </table:table-cell>
          <table:table-cell office:value-type="float" office:value="837.4394" calcext:value-type="float">
            <text:p>837.4394</text:p>
          </table:table-cell>
          <table:table-cell office:value-type="float" office:value="835.9481" calcext:value-type="float">
            <text:p>835.9481</text:p>
          </table:table-cell>
          <table:table-cell office:value-type="float" office:value="855.2924" calcext:value-type="float">
            <text:p>855.2924</text:p>
          </table:table-cell>
          <table:table-cell office:value-type="float" office:value="319.118" calcext:value-type="float">
            <text:p>319.118</text:p>
          </table:table-cell>
          <table:table-cell office:value-type="float" office:value="436.7712" calcext:value-type="float">
            <text:p>436.7712</text:p>
          </table:table-cell>
          <table:table-cell office:value-type="float" office:value="380.9852" calcext:value-type="float">
            <text:p>380.9852</text:p>
          </table:table-cell>
          <table:table-cell office:value-type="float" office:value="324.2218" calcext:value-type="float">
            <text:p>324.221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1092002" calcext:value-type="float">
            <text:p>21092002</text:p>
          </table:table-cell>
          <table:table-cell office:value-type="float" office:value="102.5565" calcext:value-type="float">
            <text:p>102.5565</text:p>
          </table:table-cell>
          <table:table-cell office:value-type="float" office:value="5406.779" calcext:value-type="float">
            <text:p>5406.7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6.6391" calcext:value-type="float">
            <text:p>-206.6391</text:p>
          </table:table-cell>
          <table:table-cell office:value-type="float" office:value="618.6093" calcext:value-type="float">
            <text:p>618.6093</text:p>
          </table:table-cell>
          <table:table-cell office:value-type="float" office:value="0" calcext:value-type="float">
            <text:p>0</text:p>
          </table:table-cell>
          <table:table-cell office:value-type="float" office:value="50.02567" calcext:value-type="float">
            <text:p>50.02567</text:p>
          </table:table-cell>
          <table:table-cell office:value-type="float" office:value="20.08464" calcext:value-type="float">
            <text:p>20.08464</text:p>
          </table:table-cell>
          <table:table-cell office:value-type="float" office:value="0.03811157" calcext:value-type="float">
            <text:p>0.03811157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4378163" calcext:value-type="float">
            <text:p>0.4378163</text:p>
          </table:table-cell>
          <table:table-cell office:value-type="float" office:value="0.9725167" calcext:value-type="float">
            <text:p>0.9725167</text:p>
          </table:table-cell>
          <table:table-cell office:value-type="float" office:value="360" calcext:value-type="float">
            <text:p>360</text:p>
          </table:table-cell>
          <table:table-cell office:value-type="float" office:value="-208.9529" calcext:value-type="float">
            <text:p>-208.9529</text:p>
          </table:table-cell>
          <table:table-cell office:value-type="float" office:value="0" calcext:value-type="float">
            <text:p>0</text:p>
          </table:table-cell>
          <table:table-cell office:value-type="float" office:value="229.2255" calcext:value-type="float">
            <text:p>229.2255</text:p>
          </table:table-cell>
          <table:table-cell office:value-type="float" office:value="275.3474" calcext:value-type="float">
            <text:p>275.3474</text:p>
          </table:table-cell>
          <table:table-cell office:value-type="float" office:value="889.3464" calcext:value-type="float">
            <text:p>889.3464</text:p>
          </table:table-cell>
          <table:table-cell office:value-type="float" office:value="837.2481" calcext:value-type="float">
            <text:p>837.2481</text:p>
          </table:table-cell>
          <table:table-cell office:value-type="float" office:value="835.8422" calcext:value-type="float">
            <text:p>835.8422</text:p>
          </table:table-cell>
          <table:table-cell office:value-type="float" office:value="855.1975" calcext:value-type="float">
            <text:p>855.1975</text:p>
          </table:table-cell>
          <table:table-cell office:value-type="float" office:value="319.0928" calcext:value-type="float">
            <text:p>319.0928</text:p>
          </table:table-cell>
          <table:table-cell office:value-type="float" office:value="436.7486" calcext:value-type="float">
            <text:p>436.7486</text:p>
          </table:table-cell>
          <table:table-cell office:value-type="float" office:value="380.973" calcext:value-type="float">
            <text:p>380.973</text:p>
          </table:table-cell>
          <table:table-cell office:value-type="float" office:value="324.2141" calcext:value-type="float">
            <text:p>324.214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2092002" calcext:value-type="float">
            <text:p>22092002</text:p>
          </table:table-cell>
          <table:table-cell office:value-type="float" office:value="102.2567" calcext:value-type="float">
            <text:p>102.2567</text:p>
          </table:table-cell>
          <table:table-cell office:value-type="float" office:value="5406.255" calcext:value-type="float">
            <text:p>5406.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7.4305" calcext:value-type="float">
            <text:p>-207.4305</text:p>
          </table:table-cell>
          <table:table-cell office:value-type="float" office:value="621.8396" calcext:value-type="float">
            <text:p>621.8396</text:p>
          </table:table-cell>
          <table:table-cell office:value-type="float" office:value="0" calcext:value-type="float">
            <text:p>0</text:p>
          </table:table-cell>
          <table:table-cell office:value-type="float" office:value="49.92301" calcext:value-type="float">
            <text:p>49.92301</text:p>
          </table:table-cell>
          <table:table-cell office:value-type="float" office:value="20.06647" calcext:value-type="float">
            <text:p>20.06647</text:p>
          </table:table-cell>
          <table:table-cell office:value-type="float" office:value="0.03834849" calcext:value-type="float">
            <text:p>0.03834849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4381954" calcext:value-type="float">
            <text:p>0.4381954</text:p>
          </table:table-cell>
          <table:table-cell office:value-type="float" office:value="0.9723807" calcext:value-type="float">
            <text:p>0.9723807</text:p>
          </table:table-cell>
          <table:table-cell office:value-type="float" office:value="360" calcext:value-type="float">
            <text:p>360</text:p>
          </table:table-cell>
          <table:table-cell office:value-type="float" office:value="-209.7443" calcext:value-type="float">
            <text:p>-209.7443</text:p>
          </table:table-cell>
          <table:table-cell office:value-type="float" office:value="0" calcext:value-type="float">
            <text:p>0</text:p>
          </table:table-cell>
          <table:table-cell office:value-type="float" office:value="229.2514" calcext:value-type="float">
            <text:p>229.2514</text:p>
          </table:table-cell>
          <table:table-cell office:value-type="float" office:value="275.2387" calcext:value-type="float">
            <text:p>275.2387</text:p>
          </table:table-cell>
          <table:table-cell office:value-type="float" office:value="889.0594" calcext:value-type="float">
            <text:p>889.0594</text:p>
          </table:table-cell>
          <table:table-cell office:value-type="float" office:value="837.0699" calcext:value-type="float">
            <text:p>837.0699</text:p>
          </table:table-cell>
          <table:table-cell office:value-type="float" office:value="835.7422" calcext:value-type="float">
            <text:p>835.7422</text:p>
          </table:table-cell>
          <table:table-cell office:value-type="float" office:value="855.1068" calcext:value-type="float">
            <text:p>855.1068</text:p>
          </table:table-cell>
          <table:table-cell office:value-type="float" office:value="319.0677" calcext:value-type="float">
            <text:p>319.0677</text:p>
          </table:table-cell>
          <table:table-cell office:value-type="float" office:value="436.7256" calcext:value-type="float">
            <text:p>436.7256</text:p>
          </table:table-cell>
          <table:table-cell office:value-type="float" office:value="380.9607" calcext:value-type="float">
            <text:p>380.9607</text:p>
          </table:table-cell>
          <table:table-cell office:value-type="float" office:value="324.2065" calcext:value-type="float">
            <text:p>324.206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3092002" calcext:value-type="float">
            <text:p>23092002</text:p>
          </table:table-cell>
          <table:table-cell office:value-type="float" office:value="101.9888" calcext:value-type="float">
            <text:p>101.9888</text:p>
          </table:table-cell>
          <table:table-cell office:value-type="float" office:value="5405.776" calcext:value-type="float">
            <text:p>5405.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8.153" calcext:value-type="float">
            <text:p>-208.153</text:p>
          </table:table-cell>
          <table:table-cell office:value-type="float" office:value="620.4628" calcext:value-type="float">
            <text:p>620.4628</text:p>
          </table:table-cell>
          <table:table-cell office:value-type="float" office:value="0" calcext:value-type="float">
            <text:p>0</text:p>
          </table:table-cell>
          <table:table-cell office:value-type="float" office:value="49.8312" calcext:value-type="float">
            <text:p>49.8312</text:p>
          </table:table-cell>
          <table:table-cell office:value-type="float" office:value="20.04547" calcext:value-type="float">
            <text:p>20.04547</text:p>
          </table:table-cell>
          <table:table-cell office:value-type="float" office:value="0.03859546" calcext:value-type="float">
            <text:p>0.03859546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438572" calcext:value-type="float">
            <text:p>0.438572</text:p>
          </table:table-cell>
          <table:table-cell office:value-type="float" office:value="0.9722437" calcext:value-type="float">
            <text:p>0.9722437</text:p>
          </table:table-cell>
          <table:table-cell office:value-type="float" office:value="360" calcext:value-type="float">
            <text:p>360</text:p>
          </table:table-cell>
          <table:table-cell office:value-type="float" office:value="-210.4668" calcext:value-type="float">
            <text:p>-210.4668</text:p>
          </table:table-cell>
          <table:table-cell office:value-type="float" office:value="0" calcext:value-type="float">
            <text:p>0</text:p>
          </table:table-cell>
          <table:table-cell office:value-type="float" office:value="229.2769" calcext:value-type="float">
            <text:p>229.2769</text:p>
          </table:table-cell>
          <table:table-cell office:value-type="float" office:value="275.146" calcext:value-type="float">
            <text:p>275.146</text:p>
          </table:table-cell>
          <table:table-cell office:value-type="float" office:value="888.8054" calcext:value-type="float">
            <text:p>888.8054</text:p>
          </table:table-cell>
          <table:table-cell office:value-type="float" office:value="836.9122" calcext:value-type="float">
            <text:p>836.9122</text:p>
          </table:table-cell>
          <table:table-cell office:value-type="float" office:value="835.6478" calcext:value-type="float">
            <text:p>835.6478</text:p>
          </table:table-cell>
          <table:table-cell office:value-type="float" office:value="855.0206" calcext:value-type="float">
            <text:p>855.0206</text:p>
          </table:table-cell>
          <table:table-cell office:value-type="float" office:value="319.044" calcext:value-type="float">
            <text:p>319.044</text:p>
          </table:table-cell>
          <table:table-cell office:value-type="float" office:value="436.7031" calcext:value-type="float">
            <text:p>436.7031</text:p>
          </table:table-cell>
          <table:table-cell office:value-type="float" office:value="380.9483" calcext:value-type="float">
            <text:p>380.9483</text:p>
          </table:table-cell>
          <table:table-cell office:value-type="float" office:value="324.1989" calcext:value-type="float">
            <text:p>324.1989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4092002" calcext:value-type="float">
            <text:p>24092002</text:p>
          </table:table-cell>
          <table:table-cell office:value-type="float" office:value="101.7564" calcext:value-type="float">
            <text:p>101.7564</text:p>
          </table:table-cell>
          <table:table-cell office:value-type="float" office:value="5405.348" calcext:value-type="float">
            <text:p>5405.3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8.7906" calcext:value-type="float">
            <text:p>-208.7906</text:p>
          </table:table-cell>
          <table:table-cell office:value-type="float" office:value="626.6251" calcext:value-type="float">
            <text:p>626.6251</text:p>
          </table:table-cell>
          <table:table-cell office:value-type="float" office:value="0" calcext:value-type="float">
            <text:p>0</text:p>
          </table:table-cell>
          <table:table-cell office:value-type="float" office:value="49.74252" calcext:value-type="float">
            <text:p>49.74252</text:p>
          </table:table-cell>
          <table:table-cell office:value-type="float" office:value="20.03378" calcext:value-type="float">
            <text:p>20.03378</text:p>
          </table:table-cell>
          <table:table-cell office:value-type="float" office:value="0.03885069" calcext:value-type="float">
            <text:p>0.03885069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438941" calcext:value-type="float">
            <text:p>0.438941</text:p>
          </table:table-cell>
          <table:table-cell office:value-type="float" office:value="0.9720995" calcext:value-type="float">
            <text:p>0.9720995</text:p>
          </table:table-cell>
          <table:table-cell office:value-type="float" office:value="360" calcext:value-type="float">
            <text:p>360</text:p>
          </table:table-cell>
          <table:table-cell office:value-type="float" office:value="-211.1044" calcext:value-type="float">
            <text:p>-211.1044</text:p>
          </table:table-cell>
          <table:table-cell office:value-type="float" office:value="0" calcext:value-type="float">
            <text:p>0</text:p>
          </table:table-cell>
          <table:table-cell office:value-type="float" office:value="229.2978" calcext:value-type="float">
            <text:p>229.2978</text:p>
          </table:table-cell>
          <table:table-cell office:value-type="float" office:value="275.0609" calcext:value-type="float">
            <text:p>275.0609</text:p>
          </table:table-cell>
          <table:table-cell office:value-type="float" office:value="888.5784" calcext:value-type="float">
            <text:p>888.5784</text:p>
          </table:table-cell>
          <table:table-cell office:value-type="float" office:value="836.7751" calcext:value-type="float">
            <text:p>836.7751</text:p>
          </table:table-cell>
          <table:table-cell office:value-type="float" office:value="835.5651" calcext:value-type="float">
            <text:p>835.5651</text:p>
          </table:table-cell>
          <table:table-cell office:value-type="float" office:value="854.9443" calcext:value-type="float">
            <text:p>854.9443</text:p>
          </table:table-cell>
          <table:table-cell office:value-type="float" office:value="319.0226" calcext:value-type="float">
            <text:p>319.0226</text:p>
          </table:table-cell>
          <table:table-cell office:value-type="float" office:value="436.6835" calcext:value-type="float">
            <text:p>436.6835</text:p>
          </table:table-cell>
          <table:table-cell office:value-type="float" office:value="380.9361" calcext:value-type="float">
            <text:p>380.9361</text:p>
          </table:table-cell>
          <table:table-cell office:value-type="float" office:value="324.1913" calcext:value-type="float">
            <text:p>324.191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092002" calcext:value-type="float">
            <text:p>25092002</text:p>
          </table:table-cell>
          <table:table-cell office:value-type="float" office:value="101.5206" calcext:value-type="float">
            <text:p>101.5206</text:p>
          </table:table-cell>
          <table:table-cell office:value-type="float" office:value="5404.904" calcext:value-type="float">
            <text:p>5404.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9.4389" calcext:value-type="float">
            <text:p>-209.4389</text:p>
          </table:table-cell>
          <table:table-cell office:value-type="float" office:value="625.1822" calcext:value-type="float">
            <text:p>625.1822</text:p>
          </table:table-cell>
          <table:table-cell office:value-type="float" office:value="0" calcext:value-type="float">
            <text:p>0</text:p>
          </table:table-cell>
          <table:table-cell office:value-type="float" office:value="49.66108" calcext:value-type="float">
            <text:p>49.66108</text:p>
          </table:table-cell>
          <table:table-cell office:value-type="float" office:value="20.02683" calcext:value-type="float">
            <text:p>20.02683</text:p>
          </table:table-cell>
          <table:table-cell office:value-type="float" office:value="0.039111" calcext:value-type="float">
            <text:p>0.039111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4393088" calcext:value-type="float">
            <text:p>0.4393088</text:p>
          </table:table-cell>
          <table:table-cell office:value-type="float" office:value="0.9719731" calcext:value-type="float">
            <text:p>0.9719731</text:p>
          </table:table-cell>
          <table:table-cell office:value-type="float" office:value="360" calcext:value-type="float">
            <text:p>360</text:p>
          </table:table-cell>
          <table:table-cell office:value-type="float" office:value="-211.7526" calcext:value-type="float">
            <text:p>-211.7526</text:p>
          </table:table-cell>
          <table:table-cell office:value-type="float" office:value="0" calcext:value-type="float">
            <text:p>0</text:p>
          </table:table-cell>
          <table:table-cell office:value-type="float" office:value="229.317" calcext:value-type="float">
            <text:p>229.317</text:p>
          </table:table-cell>
          <table:table-cell office:value-type="float" office:value="274.9708" calcext:value-type="float">
            <text:p>274.9708</text:p>
          </table:table-cell>
          <table:table-cell office:value-type="float" office:value="888.3397" calcext:value-type="float">
            <text:p>888.3397</text:p>
          </table:table-cell>
          <table:table-cell office:value-type="float" office:value="836.632" calcext:value-type="float">
            <text:p>836.632</text:p>
          </table:table-cell>
          <table:table-cell office:value-type="float" office:value="835.4812" calcext:value-type="float">
            <text:p>835.4812</text:p>
          </table:table-cell>
          <table:table-cell office:value-type="float" office:value="854.8679" calcext:value-type="float">
            <text:p>854.8679</text:p>
          </table:table-cell>
          <table:table-cell office:value-type="float" office:value="319.0014" calcext:value-type="float">
            <text:p>319.0014</text:p>
          </table:table-cell>
          <table:table-cell office:value-type="float" office:value="436.6647" calcext:value-type="float">
            <text:p>436.6647</text:p>
          </table:table-cell>
          <table:table-cell office:value-type="float" office:value="380.9242" calcext:value-type="float">
            <text:p>380.9242</text:p>
          </table:table-cell>
          <table:table-cell office:value-type="float" office:value="324.1837" calcext:value-type="float">
            <text:p>324.183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092002" calcext:value-type="float">
            <text:p>26092002</text:p>
          </table:table-cell>
          <table:table-cell office:value-type="float" office:value="101.2936" calcext:value-type="float">
            <text:p>101.2936</text:p>
          </table:table-cell>
          <table:table-cell office:value-type="float" office:value="5404.479" calcext:value-type="float">
            <text:p>5404.4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0.0651" calcext:value-type="float">
            <text:p>-210.0651</text:p>
          </table:table-cell>
          <table:table-cell office:value-type="float" office:value="630.2504" calcext:value-type="float">
            <text:p>630.2504</text:p>
          </table:table-cell>
          <table:table-cell office:value-type="float" office:value="0" calcext:value-type="float">
            <text:p>0</text:p>
          </table:table-cell>
          <table:table-cell office:value-type="float" office:value="49.57909" calcext:value-type="float">
            <text:p>49.57909</text:p>
          </table:table-cell>
          <table:table-cell office:value-type="float" office:value="20.01915" calcext:value-type="float">
            <text:p>20.01915</text:p>
          </table:table-cell>
          <table:table-cell office:value-type="float" office:value="0.03934592" calcext:value-type="float">
            <text:p>0.03934592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4396756" calcext:value-type="float">
            <text:p>0.4396756</text:p>
          </table:table-cell>
          <table:table-cell office:value-type="float" office:value="0.9718629" calcext:value-type="float">
            <text:p>0.9718629</text:p>
          </table:table-cell>
          <table:table-cell office:value-type="float" office:value="360" calcext:value-type="float">
            <text:p>360</text:p>
          </table:table-cell>
          <table:table-cell office:value-type="float" office:value="-212.3788" calcext:value-type="float">
            <text:p>-212.3788</text:p>
          </table:table-cell>
          <table:table-cell office:value-type="float" office:value="0" calcext:value-type="float">
            <text:p>0</text:p>
          </table:table-cell>
          <table:table-cell office:value-type="float" office:value="229.3364" calcext:value-type="float">
            <text:p>229.3364</text:p>
          </table:table-cell>
          <table:table-cell office:value-type="float" office:value="274.8847" calcext:value-type="float">
            <text:p>274.8847</text:p>
          </table:table-cell>
          <table:table-cell office:value-type="float" office:value="888.1102" calcext:value-type="float">
            <text:p>888.1102</text:p>
          </table:table-cell>
          <table:table-cell office:value-type="float" office:value="836.4929" calcext:value-type="float">
            <text:p>836.4929</text:p>
          </table:table-cell>
          <table:table-cell office:value-type="float" office:value="835.4017" calcext:value-type="float">
            <text:p>835.4017</text:p>
          </table:table-cell>
          <table:table-cell office:value-type="float" office:value="854.794" calcext:value-type="float">
            <text:p>854.794</text:p>
          </table:table-cell>
          <table:table-cell office:value-type="float" office:value="318.9809" calcext:value-type="float">
            <text:p>318.9809</text:p>
          </table:table-cell>
          <table:table-cell office:value-type="float" office:value="436.6463" calcext:value-type="float">
            <text:p>436.6463</text:p>
          </table:table-cell>
          <table:table-cell office:value-type="float" office:value="380.9152" calcext:value-type="float">
            <text:p>380.9152</text:p>
          </table:table-cell>
          <table:table-cell office:value-type="float" office:value="324.1761" calcext:value-type="float">
            <text:p>324.176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092002" calcext:value-type="float">
            <text:p>27092002</text:p>
          </table:table-cell>
          <table:table-cell office:value-type="float" office:value="101.007" calcext:value-type="float">
            <text:p>101.007</text:p>
          </table:table-cell>
          <table:table-cell office:value-type="float" office:value="5404.145" calcext:value-type="float">
            <text:p>5404.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0.5276" calcext:value-type="float">
            <text:p>-210.5276</text:p>
          </table:table-cell>
          <table:table-cell office:value-type="float" office:value="626.7007" calcext:value-type="float">
            <text:p>626.7007</text:p>
          </table:table-cell>
          <table:table-cell office:value-type="float" office:value="0" calcext:value-type="float">
            <text:p>0</text:p>
          </table:table-cell>
          <table:table-cell office:value-type="float" office:value="49.5603" calcext:value-type="float">
            <text:p>49.5603</text:p>
          </table:table-cell>
          <table:table-cell office:value-type="float" office:value="19.87831" calcext:value-type="float">
            <text:p>19.87831</text:p>
          </table:table-cell>
          <table:table-cell office:value-type="float" office:value="0.03953544" calcext:value-type="float">
            <text:p>0.03953544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441637" calcext:value-type="float">
            <text:p>0.441637</text:p>
          </table:table-cell>
          <table:table-cell office:value-type="float" office:value="0.975885" calcext:value-type="float">
            <text:p>0.975885</text:p>
          </table:table-cell>
          <table:table-cell office:value-type="float" office:value="360" calcext:value-type="float">
            <text:p>360</text:p>
          </table:table-cell>
          <table:table-cell office:value-type="float" office:value="-212.8472" calcext:value-type="float">
            <text:p>-212.8472</text:p>
          </table:table-cell>
          <table:table-cell office:value-type="float" office:value="0" calcext:value-type="float">
            <text:p>0</text:p>
          </table:table-cell>
          <table:table-cell office:value-type="float" office:value="229.3739" calcext:value-type="float">
            <text:p>229.3739</text:p>
          </table:table-cell>
          <table:table-cell office:value-type="float" office:value="274.8459" calcext:value-type="float">
            <text:p>274.8459</text:p>
          </table:table-cell>
          <table:table-cell office:value-type="float" office:value="887.9344" calcext:value-type="float">
            <text:p>887.9344</text:p>
          </table:table-cell>
          <table:table-cell office:value-type="float" office:value="836.3799" calcext:value-type="float">
            <text:p>836.3799</text:p>
          </table:table-cell>
          <table:table-cell office:value-type="float" office:value="835.3322" calcext:value-type="float">
            <text:p>835.3322</text:p>
          </table:table-cell>
          <table:table-cell office:value-type="float" office:value="854.7262" calcext:value-type="float">
            <text:p>854.7262</text:p>
          </table:table-cell>
          <table:table-cell office:value-type="float" office:value="318.9622" calcext:value-type="float">
            <text:p>318.9622</text:p>
          </table:table-cell>
          <table:table-cell office:value-type="float" office:value="436.6283" calcext:value-type="float">
            <text:p>436.6283</text:p>
          </table:table-cell>
          <table:table-cell office:value-type="float" office:value="380.9065" calcext:value-type="float">
            <text:p>380.9065</text:p>
          </table:table-cell>
          <table:table-cell office:value-type="float" office:value="324.1685" calcext:value-type="float">
            <text:p>324.168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8092002" calcext:value-type="float">
            <text:p>28092002</text:p>
          </table:table-cell>
          <table:table-cell office:value-type="float" office:value="100.6478" calcext:value-type="float">
            <text:p>100.6478</text:p>
          </table:table-cell>
          <table:table-cell office:value-type="float" office:value="5403.852" calcext:value-type="float">
            <text:p>5403.8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1.1937" calcext:value-type="float">
            <text:p>-211.1937</text:p>
          </table:table-cell>
          <table:table-cell office:value-type="float" office:value="631.0378" calcext:value-type="float">
            <text:p>631.0378</text:p>
          </table:table-cell>
          <table:table-cell office:value-type="float" office:value="0" calcext:value-type="float">
            <text:p>0</text:p>
          </table:table-cell>
          <table:table-cell office:value-type="float" office:value="49.57693" calcext:value-type="float">
            <text:p>49.57693</text:p>
          </table:table-cell>
          <table:table-cell office:value-type="float" office:value="19.75427" calcext:value-type="float">
            <text:p>19.75427</text:p>
          </table:table-cell>
          <table:table-cell office:value-type="float" office:value="0.03972635" calcext:value-type="float">
            <text:p>0.03972635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4446623" calcext:value-type="float">
            <text:p>0.4446623</text:p>
          </table:table-cell>
          <table:table-cell office:value-type="float" office:value="0.9859108" calcext:value-type="float">
            <text:p>0.9859108</text:p>
          </table:table-cell>
          <table:table-cell office:value-type="float" office:value="360" calcext:value-type="float">
            <text:p>360</text:p>
          </table:table-cell>
          <table:table-cell office:value-type="float" office:value="-213.5261" calcext:value-type="float">
            <text:p>-213.5261</text:p>
          </table:table-cell>
          <table:table-cell office:value-type="float" office:value="0" calcext:value-type="float">
            <text:p>0</text:p>
          </table:table-cell>
          <table:table-cell office:value-type="float" office:value="229.3636" calcext:value-type="float">
            <text:p>229.3636</text:p>
          </table:table-cell>
          <table:table-cell office:value-type="float" office:value="274.7845" calcext:value-type="float">
            <text:p>274.7845</text:p>
          </table:table-cell>
          <table:table-cell office:value-type="float" office:value="887.7572" calcext:value-type="float">
            <text:p>887.7572</text:p>
          </table:table-cell>
          <table:table-cell office:value-type="float" office:value="836.2713" calcext:value-type="float">
            <text:p>836.2713</text:p>
          </table:table-cell>
          <table:table-cell office:value-type="float" office:value="835.2695" calcext:value-type="float">
            <text:p>835.2695</text:p>
          </table:table-cell>
          <table:table-cell office:value-type="float" office:value="854.6686" calcext:value-type="float">
            <text:p>854.6686</text:p>
          </table:table-cell>
          <table:table-cell office:value-type="float" office:value="318.9453" calcext:value-type="float">
            <text:p>318.9453</text:p>
          </table:table-cell>
          <table:table-cell office:value-type="float" office:value="436.6111" calcext:value-type="float">
            <text:p>436.6111</text:p>
          </table:table-cell>
          <table:table-cell office:value-type="float" office:value="380.898" calcext:value-type="float">
            <text:p>380.898</text:p>
          </table:table-cell>
          <table:table-cell office:value-type="float" office:value="324.161" calcext:value-type="float">
            <text:p>324.16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9092002" calcext:value-type="float">
            <text:p>29092002</text:p>
          </table:table-cell>
          <table:table-cell office:value-type="float" office:value="100.4621" calcext:value-type="float">
            <text:p>100.4621</text:p>
          </table:table-cell>
          <table:table-cell office:value-type="float" office:value="5403.588" calcext:value-type="float">
            <text:p>5403.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1.6583" calcext:value-type="float">
            <text:p>-211.6583</text:p>
          </table:table-cell>
          <table:table-cell office:value-type="float" office:value="634.5969" calcext:value-type="float">
            <text:p>634.5969</text:p>
          </table:table-cell>
          <table:table-cell office:value-type="float" office:value="0" calcext:value-type="float">
            <text:p>0</text:p>
          </table:table-cell>
          <table:table-cell office:value-type="float" office:value="49.52557" calcext:value-type="float">
            <text:p>49.52557</text:p>
          </table:table-cell>
          <table:table-cell office:value-type="float" office:value="19.71807" calcext:value-type="float">
            <text:p>19.71807</text:p>
          </table:table-cell>
          <table:table-cell office:value-type="float" office:value="0.03998629" calcext:value-type="float">
            <text:p>0.03998629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4463653" calcext:value-type="float">
            <text:p>0.4463653</text:p>
          </table:table-cell>
          <table:table-cell office:value-type="float" office:value="0.9900177" calcext:value-type="float">
            <text:p>0.9900177</text:p>
          </table:table-cell>
          <table:table-cell office:value-type="float" office:value="360" calcext:value-type="float">
            <text:p>360</text:p>
          </table:table-cell>
          <table:table-cell office:value-type="float" office:value="-213.9963" calcext:value-type="float">
            <text:p>-213.9963</text:p>
          </table:table-cell>
          <table:table-cell office:value-type="float" office:value="0" calcext:value-type="float">
            <text:p>0</text:p>
          </table:table-cell>
          <table:table-cell office:value-type="float" office:value="229.3696" calcext:value-type="float">
            <text:p>229.3696</text:p>
          </table:table-cell>
          <table:table-cell office:value-type="float" office:value="274.7374" calcext:value-type="float">
            <text:p>274.7374</text:p>
          </table:table-cell>
          <table:table-cell office:value-type="float" office:value="887.6225" calcext:value-type="float">
            <text:p>887.6225</text:p>
          </table:table-cell>
          <table:table-cell office:value-type="float" office:value="836.1859" calcext:value-type="float">
            <text:p>836.1859</text:p>
          </table:table-cell>
          <table:table-cell office:value-type="float" office:value="835.2166" calcext:value-type="float">
            <text:p>835.2166</text:p>
          </table:table-cell>
          <table:table-cell office:value-type="float" office:value="854.6162" calcext:value-type="float">
            <text:p>854.6162</text:p>
          </table:table-cell>
          <table:table-cell office:value-type="float" office:value="318.9307" calcext:value-type="float">
            <text:p>318.9307</text:p>
          </table:table-cell>
          <table:table-cell office:value-type="float" office:value="436.5951" calcext:value-type="float">
            <text:p>436.5951</text:p>
          </table:table-cell>
          <table:table-cell office:value-type="float" office:value="380.8896" calcext:value-type="float">
            <text:p>380.8896</text:p>
          </table:table-cell>
          <table:table-cell office:value-type="float" office:value="324.1536" calcext:value-type="float">
            <text:p>324.153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0092002" calcext:value-type="float">
            <text:p>30092002</text:p>
          </table:table-cell>
          <table:table-cell office:value-type="float" office:value="100.087" calcext:value-type="float">
            <text:p>100.087</text:p>
          </table:table-cell>
          <table:table-cell office:value-type="float" office:value="5403.362" calcext:value-type="float">
            <text:p>5403.3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2.121" calcext:value-type="float">
            <text:p>-212.121</text:p>
          </table:table-cell>
          <table:table-cell office:value-type="float" office:value="632.3159" calcext:value-type="float">
            <text:p>632.3159</text:p>
          </table:table-cell>
          <table:table-cell office:value-type="float" office:value="0" calcext:value-type="float">
            <text:p>0</text:p>
          </table:table-cell>
          <table:table-cell office:value-type="float" office:value="49.57501" calcext:value-type="float">
            <text:p>49.57501</text:p>
          </table:table-cell>
          <table:table-cell office:value-type="float" office:value="19.50441" calcext:value-type="float">
            <text:p>19.50441</text:p>
          </table:table-cell>
          <table:table-cell office:value-type="float" office:value="0.04015485" calcext:value-type="float">
            <text:p>0.04015485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4489881" calcext:value-type="float">
            <text:p>0.4489881</text:p>
          </table:table-cell>
          <table:table-cell office:value-type="float" office:value="0.9966409" calcext:value-type="float">
            <text:p>0.9966409</text:p>
          </table:table-cell>
          <table:table-cell office:value-type="float" office:value="360" calcext:value-type="float">
            <text:p>360</text:p>
          </table:table-cell>
          <table:table-cell office:value-type="float" office:value="-214.468" calcext:value-type="float">
            <text:p>-214.468</text:p>
          </table:table-cell>
          <table:table-cell office:value-type="float" office:value="0" calcext:value-type="float">
            <text:p>0</text:p>
          </table:table-cell>
          <table:table-cell office:value-type="float" office:value="229.3944" calcext:value-type="float">
            <text:p>229.3944</text:p>
          </table:table-cell>
          <table:table-cell office:value-type="float" office:value="274.6987" calcext:value-type="float">
            <text:p>274.6987</text:p>
          </table:table-cell>
          <table:table-cell office:value-type="float" office:value="887.4816" calcext:value-type="float">
            <text:p>887.4816</text:p>
          </table:table-cell>
          <table:table-cell office:value-type="float" office:value="836.098" calcext:value-type="float">
            <text:p>836.098</text:p>
          </table:table-cell>
          <table:table-cell office:value-type="float" office:value="835.1648" calcext:value-type="float">
            <text:p>835.1648</text:p>
          </table:table-cell>
          <table:table-cell office:value-type="float" office:value="854.5678" calcext:value-type="float">
            <text:p>854.5678</text:p>
          </table:table-cell>
          <table:table-cell office:value-type="float" office:value="318.9173" calcext:value-type="float">
            <text:p>318.9173</text:p>
          </table:table-cell>
          <table:table-cell office:value-type="float" office:value="436.5797" calcext:value-type="float">
            <text:p>436.5797</text:p>
          </table:table-cell>
          <table:table-cell office:value-type="float" office:value="380.8816" calcext:value-type="float">
            <text:p>380.8816</text:p>
          </table:table-cell>
          <table:table-cell office:value-type="float" office:value="324.1462" calcext:value-type="float">
            <text:p>324.146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02002" calcext:value-type="float">
            <text:p>1102002</text:p>
          </table:table-cell>
          <table:table-cell office:value-type="float" office:value="99.38778" calcext:value-type="float">
            <text:p>99.38778</text:p>
          </table:table-cell>
          <table:table-cell office:value-type="float" office:value="5403.118" calcext:value-type="float">
            <text:p>5403.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3.0681" calcext:value-type="float">
            <text:p>-213.0681</text:p>
          </table:table-cell>
          <table:table-cell office:value-type="float" office:value="636.7211" calcext:value-type="float">
            <text:p>636.7211</text:p>
          </table:table-cell>
          <table:table-cell office:value-type="float" office:value="0" calcext:value-type="float">
            <text:p>0</text:p>
          </table:table-cell>
          <table:table-cell office:value-type="float" office:value="49.80623" calcext:value-type="float">
            <text:p>49.80623</text:p>
          </table:table-cell>
          <table:table-cell office:value-type="float" office:value="19.12878" calcext:value-type="float">
            <text:p>19.12878</text:p>
          </table:table-cell>
          <table:table-cell office:value-type="float" office:value="0.04033268" calcext:value-type="float">
            <text:p>0.04033268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4518402" calcext:value-type="float">
            <text:p>0.4518402</text:p>
          </table:table-cell>
          <table:table-cell office:value-type="float" office:value="1.0038" calcext:value-type="float">
            <text:p>1.0038</text:p>
          </table:table-cell>
          <table:table-cell office:value-type="float" office:value="360" calcext:value-type="float">
            <text:p>360</text:p>
          </table:table-cell>
          <table:table-cell office:value-type="float" office:value="-215.425" calcext:value-type="float">
            <text:p>-215.425</text:p>
          </table:table-cell>
          <table:table-cell office:value-type="float" office:value="0" calcext:value-type="float">
            <text:p>0</text:p>
          </table:table-cell>
          <table:table-cell office:value-type="float" office:value="229.3877" calcext:value-type="float">
            <text:p>229.3877</text:p>
          </table:table-cell>
          <table:table-cell office:value-type="float" office:value="274.6224" calcext:value-type="float">
            <text:p>274.6224</text:p>
          </table:table-cell>
          <table:table-cell office:value-type="float" office:value="887.2792" calcext:value-type="float">
            <text:p>887.2792</text:p>
          </table:table-cell>
          <table:table-cell office:value-type="float" office:value="835.9849" calcext:value-type="float">
            <text:p>835.9849</text:p>
          </table:table-cell>
          <table:table-cell office:value-type="float" office:value="835.0985" calcext:value-type="float">
            <text:p>835.0985</text:p>
          </table:table-cell>
          <table:table-cell office:value-type="float" office:value="854.5106" calcext:value-type="float">
            <text:p>854.5106</text:p>
          </table:table-cell>
          <table:table-cell office:value-type="float" office:value="318.9024" calcext:value-type="float">
            <text:p>318.9024</text:p>
          </table:table-cell>
          <table:table-cell office:value-type="float" office:value="436.5643" calcext:value-type="float">
            <text:p>436.5643</text:p>
          </table:table-cell>
          <table:table-cell office:value-type="float" office:value="380.8737" calcext:value-type="float">
            <text:p>380.8737</text:p>
          </table:table-cell>
          <table:table-cell office:value-type="float" office:value="324.1389" calcext:value-type="float">
            <text:p>324.138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102002" calcext:value-type="float">
            <text:p>2102002</text:p>
          </table:table-cell>
          <table:table-cell office:value-type="float" office:value="98.76004" calcext:value-type="float">
            <text:p>98.76004</text:p>
          </table:table-cell>
          <table:table-cell office:value-type="float" office:value="5402.827" calcext:value-type="float">
            <text:p>5402.8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3.9775" calcext:value-type="float">
            <text:p>-213.9775</text:p>
          </table:table-cell>
          <table:table-cell office:value-type="float" office:value="641.1649" calcext:value-type="float">
            <text:p>641.1649</text:p>
          </table:table-cell>
          <table:table-cell office:value-type="float" office:value="0" calcext:value-type="float">
            <text:p>0</text:p>
          </table:table-cell>
          <table:table-cell office:value-type="float" office:value="49.94258" calcext:value-type="float">
            <text:p>49.94258</text:p>
          </table:table-cell>
          <table:table-cell office:value-type="float" office:value="18.81796" calcext:value-type="float">
            <text:p>18.81796</text:p>
          </table:table-cell>
          <table:table-cell office:value-type="float" office:value="0.04059291" calcext:value-type="float">
            <text:p>0.04059291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4534656" calcext:value-type="float">
            <text:p>0.4534656</text:p>
          </table:table-cell>
          <table:table-cell office:value-type="float" office:value="1.006942" calcext:value-type="float">
            <text:p>1.006942</text:p>
          </table:table-cell>
          <table:table-cell office:value-type="float" office:value="360" calcext:value-type="float">
            <text:p>360</text:p>
          </table:table-cell>
          <table:table-cell office:value-type="float" office:value="-216.3389" calcext:value-type="float">
            <text:p>-216.3389</text:p>
          </table:table-cell>
          <table:table-cell office:value-type="float" office:value="0" calcext:value-type="float">
            <text:p>0</text:p>
          </table:table-cell>
          <table:table-cell office:value-type="float" office:value="229.3888" calcext:value-type="float">
            <text:p>229.3888</text:p>
          </table:table-cell>
          <table:table-cell office:value-type="float" office:value="274.5443" calcext:value-type="float">
            <text:p>274.5443</text:p>
          </table:table-cell>
          <table:table-cell office:value-type="float" office:value="887.0619" calcext:value-type="float">
            <text:p>887.0619</text:p>
          </table:table-cell>
          <table:table-cell office:value-type="float" office:value="835.8583" calcext:value-type="float">
            <text:p>835.8583</text:p>
          </table:table-cell>
          <table:table-cell office:value-type="float" office:value="835.0248" calcext:value-type="float">
            <text:p>835.0248</text:p>
          </table:table-cell>
          <table:table-cell office:value-type="float" office:value="854.4457" calcext:value-type="float">
            <text:p>854.4457</text:p>
          </table:table-cell>
          <table:table-cell office:value-type="float" office:value="318.885" calcext:value-type="float">
            <text:p>318.885</text:p>
          </table:table-cell>
          <table:table-cell office:value-type="float" office:value="436.5485" calcext:value-type="float">
            <text:p>436.5485</text:p>
          </table:table-cell>
          <table:table-cell office:value-type="float" office:value="380.8658" calcext:value-type="float">
            <text:p>380.8658</text:p>
          </table:table-cell>
          <table:table-cell office:value-type="float" office:value="324.1317" calcext:value-type="float">
            <text:p>324.131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102002" calcext:value-type="float">
            <text:p>3102002</text:p>
          </table:table-cell>
          <table:table-cell office:value-type="float" office:value="98.4533" calcext:value-type="float">
            <text:p>98.4533</text:p>
          </table:table-cell>
          <table:table-cell office:value-type="float" office:value="5402.542" calcext:value-type="float">
            <text:p>5402.5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4.5715" calcext:value-type="float">
            <text:p>-214.5715</text:p>
          </table:table-cell>
          <table:table-cell office:value-type="float" office:value="645.0419" calcext:value-type="float">
            <text:p>645.0419</text:p>
          </table:table-cell>
          <table:table-cell office:value-type="float" office:value="0" calcext:value-type="float">
            <text:p>0</text:p>
          </table:table-cell>
          <table:table-cell office:value-type="float" office:value="49.86822" calcext:value-type="float">
            <text:p>49.86822</text:p>
          </table:table-cell>
          <table:table-cell office:value-type="float" office:value="18.70423" calcext:value-type="float">
            <text:p>18.70423</text:p>
          </table:table-cell>
          <table:table-cell office:value-type="float" office:value="0.04087454" calcext:value-type="float">
            <text:p>0.04087454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4544288" calcext:value-type="float">
            <text:p>0.4544288</text:p>
          </table:table-cell>
          <table:table-cell office:value-type="float" office:value="1.008502" calcext:value-type="float">
            <text:p>1.008502</text:p>
          </table:table-cell>
          <table:table-cell office:value-type="float" office:value="360" calcext:value-type="float">
            <text:p>360</text:p>
          </table:table-cell>
          <table:table-cell office:value-type="float" office:value="-216.9352" calcext:value-type="float">
            <text:p>-216.9352</text:p>
          </table:table-cell>
          <table:table-cell office:value-type="float" office:value="0" calcext:value-type="float">
            <text:p>0</text:p>
          </table:table-cell>
          <table:table-cell office:value-type="float" office:value="229.4066" calcext:value-type="float">
            <text:p>229.4066</text:p>
          </table:table-cell>
          <table:table-cell office:value-type="float" office:value="274.4881" calcext:value-type="float">
            <text:p>274.4881</text:p>
          </table:table-cell>
          <table:table-cell office:value-type="float" office:value="886.8946" calcext:value-type="float">
            <text:p>886.8946</text:p>
          </table:table-cell>
          <table:table-cell office:value-type="float" office:value="835.7534" calcext:value-type="float">
            <text:p>835.7534</text:p>
          </table:table-cell>
          <table:table-cell office:value-type="float" office:value="834.9614" calcext:value-type="float">
            <text:p>834.9614</text:p>
          </table:table-cell>
          <table:table-cell office:value-type="float" office:value="854.3877" calcext:value-type="float">
            <text:p>854.3877</text:p>
          </table:table-cell>
          <table:table-cell office:value-type="float" office:value="318.8681" calcext:value-type="float">
            <text:p>318.8681</text:p>
          </table:table-cell>
          <table:table-cell office:value-type="float" office:value="436.5324" calcext:value-type="float">
            <text:p>436.5324</text:p>
          </table:table-cell>
          <table:table-cell office:value-type="float" office:value="380.8578" calcext:value-type="float">
            <text:p>380.8578</text:p>
          </table:table-cell>
          <table:table-cell office:value-type="float" office:value="324.1266" calcext:value-type="float">
            <text:p>324.126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102002" calcext:value-type="float">
            <text:p>4102002</text:p>
          </table:table-cell>
          <table:table-cell office:value-type="float" office:value="98.27927" calcext:value-type="float">
            <text:p>98.27927</text:p>
          </table:table-cell>
          <table:table-cell office:value-type="float" office:value="5402.296" calcext:value-type="float">
            <text:p>5402.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4.996" calcext:value-type="float">
            <text:p>-214.996</text:p>
          </table:table-cell>
          <table:table-cell office:value-type="float" office:value="645.0314" calcext:value-type="float">
            <text:p>645.0314</text:p>
          </table:table-cell>
          <table:table-cell office:value-type="float" office:value="0" calcext:value-type="float">
            <text:p>0</text:p>
          </table:table-cell>
          <table:table-cell office:value-type="float" office:value="49.77584" calcext:value-type="float">
            <text:p>49.77584</text:p>
          </table:table-cell>
          <table:table-cell office:value-type="float" office:value="18.66485" calcext:value-type="float">
            <text:p>18.66485</text:p>
          </table:table-cell>
          <table:table-cell office:value-type="float" office:value="0.04114503" calcext:value-type="float">
            <text:p>0.04114503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4550693" calcext:value-type="float">
            <text:p>0.4550693</text:p>
          </table:table-cell>
          <table:table-cell office:value-type="float" office:value="1.009346" calcext:value-type="float">
            <text:p>1.009346</text:p>
          </table:table-cell>
          <table:table-cell office:value-type="float" office:value="360" calcext:value-type="float">
            <text:p>360</text:p>
          </table:table-cell>
          <table:table-cell office:value-type="float" office:value="-217.3609" calcext:value-type="float">
            <text:p>-217.3609</text:p>
          </table:table-cell>
          <table:table-cell office:value-type="float" office:value="0" calcext:value-type="float">
            <text:p>0</text:p>
          </table:table-cell>
          <table:table-cell office:value-type="float" office:value="229.4216" calcext:value-type="float">
            <text:p>229.4216</text:p>
          </table:table-cell>
          <table:table-cell office:value-type="float" office:value="274.4433" calcext:value-type="float">
            <text:p>274.4433</text:p>
          </table:table-cell>
          <table:table-cell office:value-type="float" office:value="886.7653" calcext:value-type="float">
            <text:p>886.7653</text:p>
          </table:table-cell>
          <table:table-cell office:value-type="float" office:value="835.6704" calcext:value-type="float">
            <text:p>835.6704</text:p>
          </table:table-cell>
          <table:table-cell office:value-type="float" office:value="834.9124" calcext:value-type="float">
            <text:p>834.9124</text:p>
          </table:table-cell>
          <table:table-cell office:value-type="float" office:value="854.3398" calcext:value-type="float">
            <text:p>854.3398</text:p>
          </table:table-cell>
          <table:table-cell office:value-type="float" office:value="318.8543" calcext:value-type="float">
            <text:p>318.8543</text:p>
          </table:table-cell>
          <table:table-cell office:value-type="float" office:value="436.5169" calcext:value-type="float">
            <text:p>436.5169</text:p>
          </table:table-cell>
          <table:table-cell office:value-type="float" office:value="380.8499" calcext:value-type="float">
            <text:p>380.8499</text:p>
          </table:table-cell>
          <table:table-cell office:value-type="float" office:value="324.1224" calcext:value-type="float">
            <text:p>324.1224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102002" calcext:value-type="float">
            <text:p>5102002</text:p>
          </table:table-cell>
          <table:table-cell office:value-type="float" office:value="97.87706" calcext:value-type="float">
            <text:p>97.87706</text:p>
          </table:table-cell>
          <table:table-cell office:value-type="float" office:value="5402.049" calcext:value-type="float">
            <text:p>5402.0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5.6214" calcext:value-type="float">
            <text:p>-215.6214</text:p>
          </table:table-cell>
          <table:table-cell office:value-type="float" office:value="646.9656" calcext:value-type="float">
            <text:p>646.9656</text:p>
          </table:table-cell>
          <table:table-cell office:value-type="float" office:value="0" calcext:value-type="float">
            <text:p>0</text:p>
          </table:table-cell>
          <table:table-cell office:value-type="float" office:value="49.78054" calcext:value-type="float">
            <text:p>49.78054</text:p>
          </table:table-cell>
          <table:table-cell office:value-type="float" office:value="18.46628" calcext:value-type="float">
            <text:p>18.46628</text:p>
          </table:table-cell>
          <table:table-cell office:value-type="float" office:value="0.04142796" calcext:value-type="float">
            <text:p>0.04142796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4555582" calcext:value-type="float">
            <text:p>0.4555582</text:p>
          </table:table-cell>
          <table:table-cell office:value-type="float" office:value="1.009822" calcext:value-type="float">
            <text:p>1.009822</text:p>
          </table:table-cell>
          <table:table-cell office:value-type="float" office:value="360" calcext:value-type="float">
            <text:p>360</text:p>
          </table:table-cell>
          <table:table-cell office:value-type="float" office:value="-217.9869" calcext:value-type="float">
            <text:p>-217.9869</text:p>
          </table:table-cell>
          <table:table-cell office:value-type="float" office:value="0" calcext:value-type="float">
            <text:p>0</text:p>
          </table:table-cell>
          <table:table-cell office:value-type="float" office:value="229.4426" calcext:value-type="float">
            <text:p>229.4426</text:p>
          </table:table-cell>
          <table:table-cell office:value-type="float" office:value="274.386" calcext:value-type="float">
            <text:p>274.386</text:p>
          </table:table-cell>
          <table:table-cell office:value-type="float" office:value="886.602" calcext:value-type="float">
            <text:p>886.602</text:p>
          </table:table-cell>
          <table:table-cell office:value-type="float" office:value="835.5728" calcext:value-type="float">
            <text:p>835.5728</text:p>
          </table:table-cell>
          <table:table-cell office:value-type="float" office:value="834.8533" calcext:value-type="float">
            <text:p>834.8533</text:p>
          </table:table-cell>
          <table:table-cell office:value-type="float" office:value="854.2872" calcext:value-type="float">
            <text:p>854.2872</text:p>
          </table:table-cell>
          <table:table-cell office:value-type="float" office:value="318.8405" calcext:value-type="float">
            <text:p>318.8405</text:p>
          </table:table-cell>
          <table:table-cell office:value-type="float" office:value="436.5016" calcext:value-type="float">
            <text:p>436.5016</text:p>
          </table:table-cell>
          <table:table-cell office:value-type="float" office:value="380.8421" calcext:value-type="float">
            <text:p>380.8421</text:p>
          </table:table-cell>
          <table:table-cell office:value-type="float" office:value="324.1183" calcext:value-type="float">
            <text:p>324.1183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102002" calcext:value-type="float">
            <text:p>6102002</text:p>
          </table:table-cell>
          <table:table-cell office:value-type="float" office:value="97.67908" calcext:value-type="float">
            <text:p>97.67908</text:p>
          </table:table-cell>
          <table:table-cell office:value-type="float" office:value="5401.793" calcext:value-type="float">
            <text:p>5401.7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6.0614" calcext:value-type="float">
            <text:p>-216.0614</text:p>
          </table:table-cell>
          <table:table-cell office:value-type="float" office:value="647.3752" calcext:value-type="float">
            <text:p>647.3752</text:p>
          </table:table-cell>
          <table:table-cell office:value-type="float" office:value="0" calcext:value-type="float">
            <text:p>0</text:p>
          </table:table-cell>
          <table:table-cell office:value-type="float" office:value="49.58875" calcext:value-type="float">
            <text:p>49.58875</text:p>
          </table:table-cell>
          <table:table-cell office:value-type="float" office:value="18.42134" calcext:value-type="float">
            <text:p>18.42134</text:p>
          </table:table-cell>
          <table:table-cell office:value-type="float" office:value="0.04170783" calcext:value-type="float">
            <text:p>0.04170783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4559753" calcext:value-type="float">
            <text:p>0.4559753</text:p>
          </table:table-cell>
          <table:table-cell office:value-type="float" office:value="1.010114" calcext:value-type="float">
            <text:p>1.010114</text:p>
          </table:table-cell>
          <table:table-cell office:value-type="float" office:value="360" calcext:value-type="float">
            <text:p>360</text:p>
          </table:table-cell>
          <table:table-cell office:value-type="float" office:value="-218.4274" calcext:value-type="float">
            <text:p>-218.4274</text:p>
          </table:table-cell>
          <table:table-cell office:value-type="float" office:value="0" calcext:value-type="float">
            <text:p>0</text:p>
          </table:table-cell>
          <table:table-cell office:value-type="float" office:value="229.465" calcext:value-type="float">
            <text:p>229.465</text:p>
          </table:table-cell>
          <table:table-cell office:value-type="float" office:value="274.333" calcext:value-type="float">
            <text:p>274.333</text:p>
          </table:table-cell>
          <table:table-cell office:value-type="float" office:value="886.4543" calcext:value-type="float">
            <text:p>886.4543</text:p>
          </table:table-cell>
          <table:table-cell office:value-type="float" office:value="835.4836" calcext:value-type="float">
            <text:p>835.4836</text:p>
          </table:table-cell>
          <table:table-cell office:value-type="float" office:value="834.7999" calcext:value-type="float">
            <text:p>834.7999</text:p>
          </table:table-cell>
          <table:table-cell office:value-type="float" office:value="854.2386" calcext:value-type="float">
            <text:p>854.2386</text:p>
          </table:table-cell>
          <table:table-cell office:value-type="float" office:value="318.8273" calcext:value-type="float">
            <text:p>318.8273</text:p>
          </table:table-cell>
          <table:table-cell office:value-type="float" office:value="436.4867" calcext:value-type="float">
            <text:p>436.4867</text:p>
          </table:table-cell>
          <table:table-cell office:value-type="float" office:value="380.8344" calcext:value-type="float">
            <text:p>380.8344</text:p>
          </table:table-cell>
          <table:table-cell office:value-type="float" office:value="324.1142" calcext:value-type="float">
            <text:p>324.114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102002" calcext:value-type="float">
            <text:p>7102002</text:p>
          </table:table-cell>
          <table:table-cell office:value-type="float" office:value="97.46262" calcext:value-type="float">
            <text:p>97.46262</text:p>
          </table:table-cell>
          <table:table-cell office:value-type="float" office:value="5401.528" calcext:value-type="float">
            <text:p>5401.5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6.5193" calcext:value-type="float">
            <text:p>-216.5193</text:p>
          </table:table-cell>
          <table:table-cell office:value-type="float" office:value="648.8367" calcext:value-type="float">
            <text:p>648.8367</text:p>
          </table:table-cell>
          <table:table-cell office:value-type="float" office:value="0" calcext:value-type="float">
            <text:p>0</text:p>
          </table:table-cell>
          <table:table-cell office:value-type="float" office:value="49.49319" calcext:value-type="float">
            <text:p>49.49319</text:p>
          </table:table-cell>
          <table:table-cell office:value-type="float" office:value="18.39615" calcext:value-type="float">
            <text:p>18.39615</text:p>
          </table:table-cell>
          <table:table-cell office:value-type="float" office:value="0.04198905" calcext:value-type="float">
            <text:p>0.04198905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4563813" calcext:value-type="float">
            <text:p>0.4563813</text:p>
          </table:table-cell>
          <table:table-cell office:value-type="float" office:value="1.010375" calcext:value-type="float">
            <text:p>1.010375</text:p>
          </table:table-cell>
          <table:table-cell office:value-type="float" office:value="360" calcext:value-type="float">
            <text:p>360</text:p>
          </table:table-cell>
          <table:table-cell office:value-type="float" office:value="-218.8857" calcext:value-type="float">
            <text:p>-218.8857</text:p>
          </table:table-cell>
          <table:table-cell office:value-type="float" office:value="0" calcext:value-type="float">
            <text:p>0</text:p>
          </table:table-cell>
          <table:table-cell office:value-type="float" office:value="229.452" calcext:value-type="float">
            <text:p>229.452</text:p>
          </table:table-cell>
          <table:table-cell office:value-type="float" office:value="274.281" calcext:value-type="float">
            <text:p>274.281</text:p>
          </table:table-cell>
          <table:table-cell office:value-type="float" office:value="886.3046" calcext:value-type="float">
            <text:p>886.3046</text:p>
          </table:table-cell>
          <table:table-cell office:value-type="float" office:value="835.3903" calcext:value-type="float">
            <text:p>835.3903</text:p>
          </table:table-cell>
          <table:table-cell office:value-type="float" office:value="834.7435" calcext:value-type="float">
            <text:p>834.7435</text:p>
          </table:table-cell>
          <table:table-cell office:value-type="float" office:value="854.1871" calcext:value-type="float">
            <text:p>854.1871</text:p>
          </table:table-cell>
          <table:table-cell office:value-type="float" office:value="318.8137" calcext:value-type="float">
            <text:p>318.8137</text:p>
          </table:table-cell>
          <table:table-cell office:value-type="float" office:value="436.4719" calcext:value-type="float">
            <text:p>436.4719</text:p>
          </table:table-cell>
          <table:table-cell office:value-type="float" office:value="380.8268" calcext:value-type="float">
            <text:p>380.8268</text:p>
          </table:table-cell>
          <table:table-cell office:value-type="float" office:value="324.1102" calcext:value-type="float">
            <text:p>324.110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102002" calcext:value-type="float">
            <text:p>8102002</text:p>
          </table:table-cell>
          <table:table-cell office:value-type="float" office:value="97.32334" calcext:value-type="float">
            <text:p>97.32334</text:p>
          </table:table-cell>
          <table:table-cell office:value-type="float" office:value="5401.306" calcext:value-type="float">
            <text:p>5401.3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6.8794" calcext:value-type="float">
            <text:p>-216.8794</text:p>
          </table:table-cell>
          <table:table-cell office:value-type="float" office:value="649.2613" calcext:value-type="float">
            <text:p>649.2613</text:p>
          </table:table-cell>
          <table:table-cell office:value-type="float" office:value="0" calcext:value-type="float">
            <text:p>0</text:p>
          </table:table-cell>
          <table:table-cell office:value-type="float" office:value="49.38298" calcext:value-type="float">
            <text:p>49.38298</text:p>
          </table:table-cell>
          <table:table-cell office:value-type="float" office:value="18.37945" calcext:value-type="float">
            <text:p>18.37945</text:p>
          </table:table-cell>
          <table:table-cell office:value-type="float" office:value="0.04227227" calcext:value-type="float">
            <text:p>0.04227227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4567674" calcext:value-type="float">
            <text:p>0.4567674</text:p>
          </table:table-cell>
          <table:table-cell office:value-type="float" office:value="1.010583" calcext:value-type="float">
            <text:p>1.010583</text:p>
          </table:table-cell>
          <table:table-cell office:value-type="float" office:value="360" calcext:value-type="float">
            <text:p>360</text:p>
          </table:table-cell>
          <table:table-cell office:value-type="float" office:value="-219.246" calcext:value-type="float">
            <text:p>-219.246</text:p>
          </table:table-cell>
          <table:table-cell office:value-type="float" office:value="0" calcext:value-type="float">
            <text:p>0</text:p>
          </table:table-cell>
          <table:table-cell office:value-type="float" office:value="229.4618" calcext:value-type="float">
            <text:p>229.4618</text:p>
          </table:table-cell>
          <table:table-cell office:value-type="float" office:value="274.2402" calcext:value-type="float">
            <text:p>274.2402</text:p>
          </table:table-cell>
          <table:table-cell office:value-type="float" office:value="886.1882" calcext:value-type="float">
            <text:p>886.1882</text:p>
          </table:table-cell>
          <table:table-cell office:value-type="float" office:value="835.3136" calcext:value-type="float">
            <text:p>835.3136</text:p>
          </table:table-cell>
          <table:table-cell office:value-type="float" office:value="834.7005" calcext:value-type="float">
            <text:p>834.7005</text:p>
          </table:table-cell>
          <table:table-cell office:value-type="float" office:value="854.1459" calcext:value-type="float">
            <text:p>854.1459</text:p>
          </table:table-cell>
          <table:table-cell office:value-type="float" office:value="318.8011" calcext:value-type="float">
            <text:p>318.8011</text:p>
          </table:table-cell>
          <table:table-cell office:value-type="float" office:value="436.4595" calcext:value-type="float">
            <text:p>436.4595</text:p>
          </table:table-cell>
          <table:table-cell office:value-type="float" office:value="380.8192" calcext:value-type="float">
            <text:p>380.8192</text:p>
          </table:table-cell>
          <table:table-cell office:value-type="float" office:value="324.1062" calcext:value-type="float">
            <text:p>324.1062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102002" calcext:value-type="float">
            <text:p>9102002</text:p>
          </table:table-cell>
          <table:table-cell office:value-type="float" office:value="97.21609" calcext:value-type="float">
            <text:p>97.21609</text:p>
          </table:table-cell>
          <table:table-cell office:value-type="float" office:value="5401.115" calcext:value-type="float">
            <text:p>5401.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7.1742" calcext:value-type="float">
            <text:p>-217.1742</text:p>
          </table:table-cell>
          <table:table-cell office:value-type="float" office:value="651.5307" calcext:value-type="float">
            <text:p>651.5307</text:p>
          </table:table-cell>
          <table:table-cell office:value-type="float" office:value="0" calcext:value-type="float">
            <text:p>0</text:p>
          </table:table-cell>
          <table:table-cell office:value-type="float" office:value="49.31921" calcext:value-type="float">
            <text:p>49.31921</text:p>
          </table:table-cell>
          <table:table-cell office:value-type="float" office:value="18.3724" calcext:value-type="float">
            <text:p>18.3724</text:p>
          </table:table-cell>
          <table:table-cell office:value-type="float" office:value="0.0425611" calcext:value-type="float">
            <text:p>0.0425611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4571403" calcext:value-type="float">
            <text:p>0.4571403</text:p>
          </table:table-cell>
          <table:table-cell office:value-type="float" office:value="1.010748" calcext:value-type="float">
            <text:p>1.010748</text:p>
          </table:table-cell>
          <table:table-cell office:value-type="float" office:value="360" calcext:value-type="float">
            <text:p>360</text:p>
          </table:table-cell>
          <table:table-cell office:value-type="float" office:value="-219.5411" calcext:value-type="float">
            <text:p>-219.5411</text:p>
          </table:table-cell>
          <table:table-cell office:value-type="float" office:value="0" calcext:value-type="float">
            <text:p>0</text:p>
          </table:table-cell>
          <table:table-cell office:value-type="float" office:value="229.4642" calcext:value-type="float">
            <text:p>229.4642</text:p>
          </table:table-cell>
          <table:table-cell office:value-type="float" office:value="274.209" calcext:value-type="float">
            <text:p>274.209</text:p>
          </table:table-cell>
          <table:table-cell office:value-type="float" office:value="886.0959" calcext:value-type="float">
            <text:p>886.0959</text:p>
          </table:table-cell>
          <table:table-cell office:value-type="float" office:value="835.2501" calcext:value-type="float">
            <text:p>835.2501</text:p>
          </table:table-cell>
          <table:table-cell office:value-type="float" office:value="834.6624" calcext:value-type="float">
            <text:p>834.6624</text:p>
          </table:table-cell>
          <table:table-cell office:value-type="float" office:value="854.1092" calcext:value-type="float">
            <text:p>854.1092</text:p>
          </table:table-cell>
          <table:table-cell office:value-type="float" office:value="318.7904" calcext:value-type="float">
            <text:p>318.7904</text:p>
          </table:table-cell>
          <table:table-cell office:value-type="float" office:value="436.4489" calcext:value-type="float">
            <text:p>436.4489</text:p>
          </table:table-cell>
          <table:table-cell office:value-type="float" office:value="380.8121" calcext:value-type="float">
            <text:p>380.8121</text:p>
          </table:table-cell>
          <table:table-cell office:value-type="float" office:value="324.1023" calcext:value-type="float">
            <text:p>324.1023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102002" calcext:value-type="float">
            <text:p>10102002</text:p>
          </table:table-cell>
          <table:table-cell office:value-type="float" office:value="97.10192" calcext:value-type="float">
            <text:p>97.10192</text:p>
          </table:table-cell>
          <table:table-cell office:value-type="float" office:value="5400.938" calcext:value-type="float">
            <text:p>5400.9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7.4552" calcext:value-type="float">
            <text:p>-217.4552</text:p>
          </table:table-cell>
          <table:table-cell office:value-type="float" office:value="651.1268" calcext:value-type="float">
            <text:p>651.1268</text:p>
          </table:table-cell>
          <table:table-cell office:value-type="float" office:value="0" calcext:value-type="float">
            <text:p>0</text:p>
          </table:table-cell>
          <table:table-cell office:value-type="float" office:value="49.234" calcext:value-type="float">
            <text:p>49.234</text:p>
          </table:table-cell>
          <table:table-cell office:value-type="float" office:value="18.36122" calcext:value-type="float">
            <text:p>18.36122</text:p>
          </table:table-cell>
          <table:table-cell office:value-type="float" office:value="0.04284204" calcext:value-type="float">
            <text:p>0.04284204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4575123" calcext:value-type="float">
            <text:p>0.4575123</text:p>
          </table:table-cell>
          <table:table-cell office:value-type="float" office:value="1.010923" calcext:value-type="float">
            <text:p>1.010923</text:p>
          </table:table-cell>
          <table:table-cell office:value-type="float" office:value="360" calcext:value-type="float">
            <text:p>360</text:p>
          </table:table-cell>
          <table:table-cell office:value-type="float" office:value="-219.8224" calcext:value-type="float">
            <text:p>-219.8224</text:p>
          </table:table-cell>
          <table:table-cell office:value-type="float" office:value="0" calcext:value-type="float">
            <text:p>0</text:p>
          </table:table-cell>
          <table:table-cell office:value-type="float" office:value="229.4683" calcext:value-type="float">
            <text:p>229.4683</text:p>
          </table:table-cell>
          <table:table-cell office:value-type="float" office:value="274.1756" calcext:value-type="float">
            <text:p>274.1756</text:p>
          </table:table-cell>
          <table:table-cell office:value-type="float" office:value="886.0035" calcext:value-type="float">
            <text:p>886.0035</text:p>
          </table:table-cell>
          <table:table-cell office:value-type="float" office:value="835.1899" calcext:value-type="float">
            <text:p>835.1899</text:p>
          </table:table-cell>
          <table:table-cell office:value-type="float" office:value="834.6295" calcext:value-type="float">
            <text:p>834.6295</text:p>
          </table:table-cell>
          <table:table-cell office:value-type="float" office:value="854.0742" calcext:value-type="float">
            <text:p>854.0742</text:p>
          </table:table-cell>
          <table:table-cell office:value-type="float" office:value="318.7812" calcext:value-type="float">
            <text:p>318.7812</text:p>
          </table:table-cell>
          <table:table-cell office:value-type="float" office:value="436.4389" calcext:value-type="float">
            <text:p>436.4389</text:p>
          </table:table-cell>
          <table:table-cell office:value-type="float" office:value="380.8052" calcext:value-type="float">
            <text:p>380.8052</text:p>
          </table:table-cell>
          <table:table-cell office:value-type="float" office:value="324.0984" calcext:value-type="float">
            <text:p>324.098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1102002" calcext:value-type="float">
            <text:p>11102002</text:p>
          </table:table-cell>
          <table:table-cell office:value-type="float" office:value="96.98324" calcext:value-type="float">
            <text:p>96.98324</text:p>
          </table:table-cell>
          <table:table-cell office:value-type="float" office:value="5400.746" calcext:value-type="float">
            <text:p>5400.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7.7465" calcext:value-type="float">
            <text:p>-217.7465</text:p>
          </table:table-cell>
          <table:table-cell office:value-type="float" office:value="652.8016" calcext:value-type="float">
            <text:p>652.8016</text:p>
          </table:table-cell>
          <table:table-cell office:value-type="float" office:value="0" calcext:value-type="float">
            <text:p>0</text:p>
          </table:table-cell>
          <table:table-cell office:value-type="float" office:value="49.15364" calcext:value-type="float">
            <text:p>49.15364</text:p>
          </table:table-cell>
          <table:table-cell office:value-type="float" office:value="18.35051" calcext:value-type="float">
            <text:p>18.35051</text:p>
          </table:table-cell>
          <table:table-cell office:value-type="float" office:value="0.04314115" calcext:value-type="float">
            <text:p>0.04314115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4578834" calcext:value-type="float">
            <text:p>0.4578834</text:p>
          </table:table-cell>
          <table:table-cell office:value-type="float" office:value="1.011094" calcext:value-type="float">
            <text:p>1.011094</text:p>
          </table:table-cell>
          <table:table-cell office:value-type="float" office:value="360" calcext:value-type="float">
            <text:p>360</text:p>
          </table:table-cell>
          <table:table-cell office:value-type="float" office:value="-220.1139" calcext:value-type="float">
            <text:p>-220.1139</text:p>
          </table:table-cell>
          <table:table-cell office:value-type="float" office:value="0" calcext:value-type="float">
            <text:p>0</text:p>
          </table:table-cell>
          <table:table-cell office:value-type="float" office:value="229.4699" calcext:value-type="float">
            <text:p>229.4699</text:p>
          </table:table-cell>
          <table:table-cell office:value-type="float" office:value="274.1394" calcext:value-type="float">
            <text:p>274.1394</text:p>
          </table:table-cell>
          <table:table-cell office:value-type="float" office:value="885.9041" calcext:value-type="float">
            <text:p>885.9041</text:p>
          </table:table-cell>
          <table:table-cell office:value-type="float" office:value="835.1267" calcext:value-type="float">
            <text:p>835.1267</text:p>
          </table:table-cell>
          <table:table-cell office:value-type="float" office:value="834.5927" calcext:value-type="float">
            <text:p>834.5927</text:p>
          </table:table-cell>
          <table:table-cell office:value-type="float" office:value="854.0386" calcext:value-type="float">
            <text:p>854.0386</text:p>
          </table:table-cell>
          <table:table-cell office:value-type="float" office:value="318.772" calcext:value-type="float">
            <text:p>318.772</text:p>
          </table:table-cell>
          <table:table-cell office:value-type="float" office:value="436.4292" calcext:value-type="float">
            <text:p>436.4292</text:p>
          </table:table-cell>
          <table:table-cell office:value-type="float" office:value="380.7985" calcext:value-type="float">
            <text:p>380.7985</text:p>
          </table:table-cell>
          <table:table-cell office:value-type="float" office:value="324.0947" calcext:value-type="float">
            <text:p>324.094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102002" calcext:value-type="float">
            <text:p>12102002</text:p>
          </table:table-cell>
          <table:table-cell office:value-type="float" office:value="96.7956" calcext:value-type="float">
            <text:p>96.7956</text:p>
          </table:table-cell>
          <table:table-cell office:value-type="float" office:value="5400.548" calcext:value-type="float">
            <text:p>5400.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8.096" calcext:value-type="float">
            <text:p>-218.096</text:p>
          </table:table-cell>
          <table:table-cell office:value-type="float" office:value="654.7425" calcext:value-type="float">
            <text:p>654.7425</text:p>
          </table:table-cell>
          <table:table-cell office:value-type="float" office:value="0" calcext:value-type="float">
            <text:p>0</text:p>
          </table:table-cell>
          <table:table-cell office:value-type="float" office:value="49.11971" calcext:value-type="float">
            <text:p>49.11971</text:p>
          </table:table-cell>
          <table:table-cell office:value-type="float" office:value="18.33643" calcext:value-type="float">
            <text:p>18.33643</text:p>
          </table:table-cell>
          <table:table-cell office:value-type="float" office:value="0.04343496" calcext:value-type="float">
            <text:p>0.04343496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4582507" calcext:value-type="float">
            <text:p>0.4582507</text:p>
          </table:table-cell>
          <table:table-cell office:value-type="float" office:value="1.011286" calcext:value-type="float">
            <text:p>1.011286</text:p>
          </table:table-cell>
          <table:table-cell office:value-type="float" office:value="360" calcext:value-type="float">
            <text:p>360</text:p>
          </table:table-cell>
          <table:table-cell office:value-type="float" office:value="-220.4637" calcext:value-type="float">
            <text:p>-220.4637</text:p>
          </table:table-cell>
          <table:table-cell office:value-type="float" office:value="0" calcext:value-type="float">
            <text:p>0</text:p>
          </table:table-cell>
          <table:table-cell office:value-type="float" office:value="229.4319" calcext:value-type="float">
            <text:p>229.4319</text:p>
          </table:table-cell>
          <table:table-cell office:value-type="float" office:value="274.0979" calcext:value-type="float">
            <text:p>274.0979</text:p>
          </table:table-cell>
          <table:table-cell office:value-type="float" office:value="885.7896" calcext:value-type="float">
            <text:p>885.7896</text:p>
          </table:table-cell>
          <table:table-cell office:value-type="float" office:value="835.0535" calcext:value-type="float">
            <text:p>835.0535</text:p>
          </table:table-cell>
          <table:table-cell office:value-type="float" office:value="834.5539" calcext:value-type="float">
            <text:p>834.5539</text:p>
          </table:table-cell>
          <table:table-cell office:value-type="float" office:value="854.0022" calcext:value-type="float">
            <text:p>854.0022</text:p>
          </table:table-cell>
          <table:table-cell office:value-type="float" office:value="318.7624" calcext:value-type="float">
            <text:p>318.7624</text:p>
          </table:table-cell>
          <table:table-cell office:value-type="float" office:value="436.4196" calcext:value-type="float">
            <text:p>436.4196</text:p>
          </table:table-cell>
          <table:table-cell office:value-type="float" office:value="380.7918" calcext:value-type="float">
            <text:p>380.7918</text:p>
          </table:table-cell>
          <table:table-cell office:value-type="float" office:value="324.0911" calcext:value-type="float">
            <text:p>324.091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3102002" calcext:value-type="float">
            <text:p>13102002</text:p>
          </table:table-cell>
          <table:table-cell office:value-type="float" office:value="96.60414" calcext:value-type="float">
            <text:p>96.60414</text:p>
          </table:table-cell>
          <table:table-cell office:value-type="float" office:value="5400.345" calcext:value-type="float">
            <text:p>5400.3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8.4211" calcext:value-type="float">
            <text:p>-218.4211</text:p>
          </table:table-cell>
          <table:table-cell office:value-type="float" office:value="655.9681" calcext:value-type="float">
            <text:p>655.9681</text:p>
          </table:table-cell>
          <table:table-cell office:value-type="float" office:value="0" calcext:value-type="float">
            <text:p>0</text:p>
          </table:table-cell>
          <table:table-cell office:value-type="float" office:value="49.10979" calcext:value-type="float">
            <text:p>49.10979</text:p>
          </table:table-cell>
          <table:table-cell office:value-type="float" office:value="18.3252" calcext:value-type="float">
            <text:p>18.3252</text:p>
          </table:table-cell>
          <table:table-cell office:value-type="float" office:value="0.04365605" calcext:value-type="float">
            <text:p>0.04365605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4589034" calcext:value-type="float">
            <text:p>0.4589034</text:p>
          </table:table-cell>
          <table:table-cell office:value-type="float" office:value="1.012211" calcext:value-type="float">
            <text:p>1.012211</text:p>
          </table:table-cell>
          <table:table-cell office:value-type="float" office:value="360" calcext:value-type="float">
            <text:p>360</text:p>
          </table:table-cell>
          <table:table-cell office:value-type="float" office:value="-220.7901" calcext:value-type="float">
            <text:p>-220.7901</text:p>
          </table:table-cell>
          <table:table-cell office:value-type="float" office:value="0" calcext:value-type="float">
            <text:p>0</text:p>
          </table:table-cell>
          <table:table-cell office:value-type="float" office:value="229.3843" calcext:value-type="float">
            <text:p>229.3843</text:p>
          </table:table-cell>
          <table:table-cell office:value-type="float" office:value="274.0626" calcext:value-type="float">
            <text:p>274.0626</text:p>
          </table:table-cell>
          <table:table-cell office:value-type="float" office:value="885.6735" calcext:value-type="float">
            <text:p>885.6735</text:p>
          </table:table-cell>
          <table:table-cell office:value-type="float" office:value="834.9778" calcext:value-type="float">
            <text:p>834.9778</text:p>
          </table:table-cell>
          <table:table-cell office:value-type="float" office:value="834.5143" calcext:value-type="float">
            <text:p>834.5143</text:p>
          </table:table-cell>
          <table:table-cell office:value-type="float" office:value="853.9642" calcext:value-type="float">
            <text:p>853.9642</text:p>
          </table:table-cell>
          <table:table-cell office:value-type="float" office:value="318.7523" calcext:value-type="float">
            <text:p>318.7523</text:p>
          </table:table-cell>
          <table:table-cell office:value-type="float" office:value="436.4098" calcext:value-type="float">
            <text:p>436.4098</text:p>
          </table:table-cell>
          <table:table-cell office:value-type="float" office:value="380.7852" calcext:value-type="float">
            <text:p>380.7852</text:p>
          </table:table-cell>
          <table:table-cell office:value-type="float" office:value="324.0874" calcext:value-type="float">
            <text:p>324.0874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102002" calcext:value-type="float">
            <text:p>14102002</text:p>
          </table:table-cell>
          <table:table-cell office:value-type="float" office:value="96.47192" calcext:value-type="float">
            <text:p>96.47192</text:p>
          </table:table-cell>
          <table:table-cell office:value-type="float" office:value="5400.171" calcext:value-type="float">
            <text:p>5400.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8.7411" calcext:value-type="float">
            <text:p>-218.7411</text:p>
          </table:table-cell>
          <table:table-cell office:value-type="float" office:value="658.8179" calcext:value-type="float">
            <text:p>658.8179</text:p>
          </table:table-cell>
          <table:table-cell office:value-type="float" office:value="0" calcext:value-type="float">
            <text:p>0</text:p>
          </table:table-cell>
          <table:table-cell office:value-type="float" office:value="49.0923" calcext:value-type="float">
            <text:p>49.0923</text:p>
          </table:table-cell>
          <table:table-cell office:value-type="float" office:value="18.31882" calcext:value-type="float">
            <text:p>18.31882</text:p>
          </table:table-cell>
          <table:table-cell office:value-type="float" office:value="0.04391426" calcext:value-type="float">
            <text:p>0.04391426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4599856" calcext:value-type="float">
            <text:p>0.4599856</text:p>
          </table:table-cell>
          <table:table-cell office:value-type="float" office:value="1.014085" calcext:value-type="float">
            <text:p>1.014085</text:p>
          </table:table-cell>
          <table:table-cell office:value-type="float" office:value="360" calcext:value-type="float">
            <text:p>360</text:p>
          </table:table-cell>
          <table:table-cell office:value-type="float" office:value="-221.1128" calcext:value-type="float">
            <text:p>-221.1128</text:p>
          </table:table-cell>
          <table:table-cell office:value-type="float" office:value="0" calcext:value-type="float">
            <text:p>0</text:p>
          </table:table-cell>
          <table:table-cell office:value-type="float" office:value="229.3584" calcext:value-type="float">
            <text:p>229.3584</text:p>
          </table:table-cell>
          <table:table-cell office:value-type="float" office:value="274.0335" calcext:value-type="float">
            <text:p>274.0335</text:p>
          </table:table-cell>
          <table:table-cell office:value-type="float" office:value="885.5843" calcext:value-type="float">
            <text:p>885.5843</text:p>
          </table:table-cell>
          <table:table-cell office:value-type="float" office:value="834.9194" calcext:value-type="float">
            <text:p>834.9194</text:p>
          </table:table-cell>
          <table:table-cell office:value-type="float" office:value="834.4809" calcext:value-type="float">
            <text:p>834.4809</text:p>
          </table:table-cell>
          <table:table-cell office:value-type="float" office:value="853.9291" calcext:value-type="float">
            <text:p>853.9291</text:p>
          </table:table-cell>
          <table:table-cell office:value-type="float" office:value="318.7431" calcext:value-type="float">
            <text:p>318.7431</text:p>
          </table:table-cell>
          <table:table-cell office:value-type="float" office:value="436.4002" calcext:value-type="float">
            <text:p>436.4002</text:p>
          </table:table-cell>
          <table:table-cell office:value-type="float" office:value="380.7787" calcext:value-type="float">
            <text:p>380.7787</text:p>
          </table:table-cell>
          <table:table-cell office:value-type="float" office:value="324.0839" calcext:value-type="float">
            <text:p>324.083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5102002" calcext:value-type="float">
            <text:p>15102002</text:p>
          </table:table-cell>
          <table:table-cell office:value-type="float" office:value="96.36881" calcext:value-type="float">
            <text:p>96.36881</text:p>
          </table:table-cell>
          <table:table-cell office:value-type="float" office:value="5400.019" calcext:value-type="float">
            <text:p>5400.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8.9989" calcext:value-type="float">
            <text:p>-218.9989</text:p>
          </table:table-cell>
          <table:table-cell office:value-type="float" office:value="660.0007" calcext:value-type="float">
            <text:p>660.0007</text:p>
          </table:table-cell>
          <table:table-cell office:value-type="float" office:value="0" calcext:value-type="float">
            <text:p>0</text:p>
          </table:table-cell>
          <table:table-cell office:value-type="float" office:value="49.05325" calcext:value-type="float">
            <text:p>49.05325</text:p>
          </table:table-cell>
          <table:table-cell office:value-type="float" office:value="18.31289" calcext:value-type="float">
            <text:p>18.31289</text:p>
          </table:table-cell>
          <table:table-cell office:value-type="float" office:value="0.04420694" calcext:value-type="float">
            <text:p>0.04420694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4605662" calcext:value-type="float">
            <text:p>0.4605662</text:p>
          </table:table-cell>
          <table:table-cell office:value-type="float" office:value="1.014884" calcext:value-type="float">
            <text:p>1.014884</text:p>
          </table:table-cell>
          <table:table-cell office:value-type="float" office:value="360" calcext:value-type="float">
            <text:p>360</text:p>
          </table:table-cell>
          <table:table-cell office:value-type="float" office:value="-221.3717" calcext:value-type="float">
            <text:p>-221.3717</text:p>
          </table:table-cell>
          <table:table-cell office:value-type="float" office:value="0" calcext:value-type="float">
            <text:p>0</text:p>
          </table:table-cell>
          <table:table-cell office:value-type="float" office:value="229.3445" calcext:value-type="float">
            <text:p>229.3445</text:p>
          </table:table-cell>
          <table:table-cell office:value-type="float" office:value="274.0073" calcext:value-type="float">
            <text:p>274.0073</text:p>
          </table:table-cell>
          <table:table-cell office:value-type="float" office:value="885.5076" calcext:value-type="float">
            <text:p>885.5076</text:p>
          </table:table-cell>
          <table:table-cell office:value-type="float" office:value="834.8698" calcext:value-type="float">
            <text:p>834.8698</text:p>
          </table:table-cell>
          <table:table-cell office:value-type="float" office:value="834.4542" calcext:value-type="float">
            <text:p>834.4542</text:p>
          </table:table-cell>
          <table:table-cell office:value-type="float" office:value="853.9003" calcext:value-type="float">
            <text:p>853.9003</text:p>
          </table:table-cell>
          <table:table-cell office:value-type="float" office:value="318.7348" calcext:value-type="float">
            <text:p>318.7348</text:p>
          </table:table-cell>
          <table:table-cell office:value-type="float" office:value="436.3911" calcext:value-type="float">
            <text:p>436.3911</text:p>
          </table:table-cell>
          <table:table-cell office:value-type="float" office:value="380.7722" calcext:value-type="float">
            <text:p>380.7722</text:p>
          </table:table-cell>
          <table:table-cell office:value-type="float" office:value="324.0804" calcext:value-type="float">
            <text:p>324.080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6102002" calcext:value-type="float">
            <text:p>16102002</text:p>
          </table:table-cell>
          <table:table-cell office:value-type="float" office:value="96.27047" calcext:value-type="float">
            <text:p>96.27047</text:p>
          </table:table-cell>
          <table:table-cell office:value-type="float" office:value="5399.874" calcext:value-type="float">
            <text:p>5399.8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9.2253" calcext:value-type="float">
            <text:p>-219.2253</text:p>
          </table:table-cell>
          <table:table-cell office:value-type="float" office:value="659.7321" calcext:value-type="float">
            <text:p>659.7321</text:p>
          </table:table-cell>
          <table:table-cell office:value-type="float" office:value="0" calcext:value-type="float">
            <text:p>0</text:p>
          </table:table-cell>
          <table:table-cell office:value-type="float" office:value="49.02082" calcext:value-type="float">
            <text:p>49.02082</text:p>
          </table:table-cell>
          <table:table-cell office:value-type="float" office:value="18.30898" calcext:value-type="float">
            <text:p>18.30898</text:p>
          </table:table-cell>
          <table:table-cell office:value-type="float" office:value="0.0445056" calcext:value-type="float">
            <text:p>0.0445056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4610887" calcext:value-type="float">
            <text:p>0.4610887</text:p>
          </table:table-cell>
          <table:table-cell office:value-type="float" office:value="1.015434" calcext:value-type="float">
            <text:p>1.015434</text:p>
          </table:table-cell>
          <table:table-cell office:value-type="float" office:value="360" calcext:value-type="float">
            <text:p>360</text:p>
          </table:table-cell>
          <table:table-cell office:value-type="float" office:value="-221.5989" calcext:value-type="float">
            <text:p>-221.5989</text:p>
          </table:table-cell>
          <table:table-cell office:value-type="float" office:value="0" calcext:value-type="float">
            <text:p>0</text:p>
          </table:table-cell>
          <table:table-cell office:value-type="float" office:value="229.326" calcext:value-type="float">
            <text:p>229.326</text:p>
          </table:table-cell>
          <table:table-cell office:value-type="float" office:value="273.9843" calcext:value-type="float">
            <text:p>273.9843</text:p>
          </table:table-cell>
          <table:table-cell office:value-type="float" office:value="885.433" calcext:value-type="float">
            <text:p>885.433</text:p>
          </table:table-cell>
          <table:table-cell office:value-type="float" office:value="834.824" calcext:value-type="float">
            <text:p>834.824</text:p>
          </table:table-cell>
          <table:table-cell office:value-type="float" office:value="834.428" calcext:value-type="float">
            <text:p>834.428</text:p>
          </table:table-cell>
          <table:table-cell office:value-type="float" office:value="853.8749" calcext:value-type="float">
            <text:p>853.8749</text:p>
          </table:table-cell>
          <table:table-cell office:value-type="float" office:value="318.7269" calcext:value-type="float">
            <text:p>318.7269</text:p>
          </table:table-cell>
          <table:table-cell office:value-type="float" office:value="436.3824" calcext:value-type="float">
            <text:p>436.3824</text:p>
          </table:table-cell>
          <table:table-cell office:value-type="float" office:value="380.7658" calcext:value-type="float">
            <text:p>380.7658</text:p>
          </table:table-cell>
          <table:table-cell office:value-type="float" office:value="324.077" calcext:value-type="float">
            <text:p>324.07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102002" calcext:value-type="float">
            <text:p>17102002</text:p>
          </table:table-cell>
          <table:table-cell office:value-type="float" office:value="96.16938" calcext:value-type="float">
            <text:p>96.16938</text:p>
          </table:table-cell>
          <table:table-cell office:value-type="float" office:value="5399.739" calcext:value-type="float">
            <text:p>5399.7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9.4373" calcext:value-type="float">
            <text:p>-219.4373</text:p>
          </table:table-cell>
          <table:table-cell office:value-type="float" office:value="660.9389" calcext:value-type="float">
            <text:p>660.9389</text:p>
          </table:table-cell>
          <table:table-cell office:value-type="float" office:value="0" calcext:value-type="float">
            <text:p>0</text:p>
          </table:table-cell>
          <table:table-cell office:value-type="float" office:value="49.00838" calcext:value-type="float">
            <text:p>49.00838</text:p>
          </table:table-cell>
          <table:table-cell office:value-type="float" office:value="18.30567" calcext:value-type="float">
            <text:p>18.30567</text:p>
          </table:table-cell>
          <table:table-cell office:value-type="float" office:value="0.04473829" calcext:value-type="float">
            <text:p>0.04473829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4624023" calcext:value-type="float">
            <text:p>0.4624023</text:p>
          </table:table-cell>
          <table:table-cell office:value-type="float" office:value="1.017412" calcext:value-type="float">
            <text:p>1.017412</text:p>
          </table:table-cell>
          <table:table-cell office:value-type="float" office:value="360" calcext:value-type="float">
            <text:p>360</text:p>
          </table:table-cell>
          <table:table-cell office:value-type="float" office:value="-221.8139" calcext:value-type="float">
            <text:p>-221.8139</text:p>
          </table:table-cell>
          <table:table-cell office:value-type="float" office:value="0" calcext:value-type="float">
            <text:p>0</text:p>
          </table:table-cell>
          <table:table-cell office:value-type="float" office:value="229.2996" calcext:value-type="float">
            <text:p>229.2996</text:p>
          </table:table-cell>
          <table:table-cell office:value-type="float" office:value="273.9637" calcext:value-type="float">
            <text:p>273.9637</text:p>
          </table:table-cell>
          <table:table-cell office:value-type="float" office:value="885.3651" calcext:value-type="float">
            <text:p>885.3651</text:p>
          </table:table-cell>
          <table:table-cell office:value-type="float" office:value="834.7823" calcext:value-type="float">
            <text:p>834.7823</text:p>
          </table:table-cell>
          <table:table-cell office:value-type="float" office:value="834.4037" calcext:value-type="float">
            <text:p>834.4037</text:p>
          </table:table-cell>
          <table:table-cell office:value-type="float" office:value="853.8504" calcext:value-type="float">
            <text:p>853.8504</text:p>
          </table:table-cell>
          <table:table-cell office:value-type="float" office:value="318.7189" calcext:value-type="float">
            <text:p>318.7189</text:p>
          </table:table-cell>
          <table:table-cell office:value-type="float" office:value="436.3741" calcext:value-type="float">
            <text:p>436.3741</text:p>
          </table:table-cell>
          <table:table-cell office:value-type="float" office:value="380.7596" calcext:value-type="float">
            <text:p>380.7596</text:p>
          </table:table-cell>
          <table:table-cell office:value-type="float" office:value="324.0736" calcext:value-type="float">
            <text:p>324.073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8102002" calcext:value-type="float">
            <text:p>18102002</text:p>
          </table:table-cell>
          <table:table-cell office:value-type="float" office:value="96.06166" calcext:value-type="float">
            <text:p>96.06166</text:p>
          </table:table-cell>
          <table:table-cell office:value-type="float" office:value="5399.614" calcext:value-type="float">
            <text:p>5399.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9.664" calcext:value-type="float">
            <text:p>-219.664</text:p>
          </table:table-cell>
          <table:table-cell office:value-type="float" office:value="661.9268" calcext:value-type="float">
            <text:p>661.9268</text:p>
          </table:table-cell>
          <table:table-cell office:value-type="float" office:value="0" calcext:value-type="float">
            <text:p>0</text:p>
          </table:table-cell>
          <table:table-cell office:value-type="float" office:value="48.99317" calcext:value-type="float">
            <text:p>48.99317</text:p>
          </table:table-cell>
          <table:table-cell office:value-type="float" office:value="18.30115" calcext:value-type="float">
            <text:p>18.30115</text:p>
          </table:table-cell>
          <table:table-cell office:value-type="float" office:value="0.04502364" calcext:value-type="float">
            <text:p>0.04502364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4630857" calcext:value-type="float">
            <text:p>0.4630857</text:p>
          </table:table-cell>
          <table:table-cell office:value-type="float" office:value="1.018422" calcext:value-type="float">
            <text:p>1.018422</text:p>
          </table:table-cell>
          <table:table-cell office:value-type="float" office:value="360" calcext:value-type="float">
            <text:p>360</text:p>
          </table:table-cell>
          <table:table-cell office:value-type="float" office:value="-222.0421" calcext:value-type="float">
            <text:p>-222.0421</text:p>
          </table:table-cell>
          <table:table-cell office:value-type="float" office:value="0" calcext:value-type="float">
            <text:p>0</text:p>
          </table:table-cell>
          <table:table-cell office:value-type="float" office:value="229.2726" calcext:value-type="float">
            <text:p>229.2726</text:p>
          </table:table-cell>
          <table:table-cell office:value-type="float" office:value="273.9406" calcext:value-type="float">
            <text:p>273.9406</text:p>
          </table:table-cell>
          <table:table-cell office:value-type="float" office:value="885.298" calcext:value-type="float">
            <text:p>885.298</text:p>
          </table:table-cell>
          <table:table-cell office:value-type="float" office:value="834.7421" calcext:value-type="float">
            <text:p>834.7421</text:p>
          </table:table-cell>
          <table:table-cell office:value-type="float" office:value="834.3802" calcext:value-type="float">
            <text:p>834.3802</text:p>
          </table:table-cell>
          <table:table-cell office:value-type="float" office:value="853.827" calcext:value-type="float">
            <text:p>853.827</text:p>
          </table:table-cell>
          <table:table-cell office:value-type="float" office:value="318.7124" calcext:value-type="float">
            <text:p>318.7124</text:p>
          </table:table-cell>
          <table:table-cell office:value-type="float" office:value="436.3663" calcext:value-type="float">
            <text:p>436.3663</text:p>
          </table:table-cell>
          <table:table-cell office:value-type="float" office:value="380.7534" calcext:value-type="float">
            <text:p>380.7534</text:p>
          </table:table-cell>
          <table:table-cell office:value-type="float" office:value="324.0704" calcext:value-type="float">
            <text:p>324.0704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9102002" calcext:value-type="float">
            <text:p>19102002</text:p>
          </table:table-cell>
          <table:table-cell office:value-type="float" office:value="95.82661" calcext:value-type="float">
            <text:p>95.82661</text:p>
          </table:table-cell>
          <table:table-cell office:value-type="float" office:value="5399.501" calcext:value-type="float">
            <text:p>5399.5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9.9448" calcext:value-type="float">
            <text:p>-219.9448</text:p>
          </table:table-cell>
          <table:table-cell office:value-type="float" office:value="661.346" calcext:value-type="float">
            <text:p>661.346</text:p>
          </table:table-cell>
          <table:table-cell office:value-type="float" office:value="0" calcext:value-type="float">
            <text:p>0</text:p>
          </table:table-cell>
          <table:table-cell office:value-type="float" office:value="49.03505" calcext:value-type="float">
            <text:p>49.03505</text:p>
          </table:table-cell>
          <table:table-cell office:value-type="float" office:value="18.19368" calcext:value-type="float">
            <text:p>18.19368</text:p>
          </table:table-cell>
          <table:table-cell office:value-type="float" office:value="0.04521251" calcext:value-type="float">
            <text:p>0.04521251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4649436" calcext:value-type="float">
            <text:p>0.4649436</text:p>
          </table:table-cell>
          <table:table-cell office:value-type="float" office:value="1.022108" calcext:value-type="float">
            <text:p>1.022108</text:p>
          </table:table-cell>
          <table:table-cell office:value-type="float" office:value="360" calcext:value-type="float">
            <text:p>360</text:p>
          </table:table-cell>
          <table:table-cell office:value-type="float" office:value="-222.3282" calcext:value-type="float">
            <text:p>-222.3282</text:p>
          </table:table-cell>
          <table:table-cell office:value-type="float" office:value="0" calcext:value-type="float">
            <text:p>0</text:p>
          </table:table-cell>
          <table:table-cell office:value-type="float" office:value="229.2554" calcext:value-type="float">
            <text:p>229.2554</text:p>
          </table:table-cell>
          <table:table-cell office:value-type="float" office:value="273.916" calcext:value-type="float">
            <text:p>273.916</text:p>
          </table:table-cell>
          <table:table-cell office:value-type="float" office:value="885.2188" calcext:value-type="float">
            <text:p>885.2188</text:p>
          </table:table-cell>
          <table:table-cell office:value-type="float" office:value="834.6956" calcext:value-type="float">
            <text:p>834.6956</text:p>
          </table:table-cell>
          <table:table-cell office:value-type="float" office:value="834.355" calcext:value-type="float">
            <text:p>834.355</text:p>
          </table:table-cell>
          <table:table-cell office:value-type="float" office:value="853.8029" calcext:value-type="float">
            <text:p>853.8029</text:p>
          </table:table-cell>
          <table:table-cell office:value-type="float" office:value="318.7055" calcext:value-type="float">
            <text:p>318.7055</text:p>
          </table:table-cell>
          <table:table-cell office:value-type="float" office:value="436.3586" calcext:value-type="float">
            <text:p>436.3586</text:p>
          </table:table-cell>
          <table:table-cell office:value-type="float" office:value="380.7474" calcext:value-type="float">
            <text:p>380.7474</text:p>
          </table:table-cell>
          <table:table-cell office:value-type="float" office:value="324.0674" calcext:value-type="float">
            <text:p>324.067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0102002" calcext:value-type="float">
            <text:p>20102002</text:p>
          </table:table-cell>
          <table:table-cell office:value-type="float" office:value="95.63525" calcext:value-type="float">
            <text:p>95.63525</text:p>
          </table:table-cell>
          <table:table-cell office:value-type="float" office:value="5399.388" calcext:value-type="float">
            <text:p>5399.3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0.252" calcext:value-type="float">
            <text:p>-220.252</text:p>
          </table:table-cell>
          <table:table-cell office:value-type="float" office:value="663.8848" calcext:value-type="float">
            <text:p>663.8848</text:p>
          </table:table-cell>
          <table:table-cell office:value-type="float" office:value="0" calcext:value-type="float">
            <text:p>0</text:p>
          </table:table-cell>
          <table:table-cell office:value-type="float" office:value="49.04826" calcext:value-type="float">
            <text:p>49.04826</text:p>
          </table:table-cell>
          <table:table-cell office:value-type="float" office:value="18.10567" calcext:value-type="float">
            <text:p>18.10567</text:p>
          </table:table-cell>
          <table:table-cell office:value-type="float" office:value="0.04544596" calcext:value-type="float">
            <text:p>0.04544596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4663222" calcext:value-type="float">
            <text:p>0.4663222</text:p>
          </table:table-cell>
          <table:table-cell office:value-type="float" office:value="1.025028" calcext:value-type="float">
            <text:p>1.025028</text:p>
          </table:table-cell>
          <table:table-cell office:value-type="float" office:value="360" calcext:value-type="float">
            <text:p>360</text:p>
          </table:table-cell>
          <table:table-cell office:value-type="float" office:value="-222.6395" calcext:value-type="float">
            <text:p>-222.6395</text:p>
          </table:table-cell>
          <table:table-cell office:value-type="float" office:value="0" calcext:value-type="float">
            <text:p>0</text:p>
          </table:table-cell>
          <table:table-cell office:value-type="float" office:value="229.2532" calcext:value-type="float">
            <text:p>229.2532</text:p>
          </table:table-cell>
          <table:table-cell office:value-type="float" office:value="273.8922" calcext:value-type="float">
            <text:p>273.8922</text:p>
          </table:table-cell>
          <table:table-cell office:value-type="float" office:value="885.1465" calcext:value-type="float">
            <text:p>885.1465</text:p>
          </table:table-cell>
          <table:table-cell office:value-type="float" office:value="834.6519" calcext:value-type="float">
            <text:p>834.6519</text:p>
          </table:table-cell>
          <table:table-cell office:value-type="float" office:value="834.33" calcext:value-type="float">
            <text:p>834.33</text:p>
          </table:table-cell>
          <table:table-cell office:value-type="float" office:value="853.7783" calcext:value-type="float">
            <text:p>853.7783</text:p>
          </table:table-cell>
          <table:table-cell office:value-type="float" office:value="318.6981" calcext:value-type="float">
            <text:p>318.6981</text:p>
          </table:table-cell>
          <table:table-cell office:value-type="float" office:value="436.3508" calcext:value-type="float">
            <text:p>436.3508</text:p>
          </table:table-cell>
          <table:table-cell office:value-type="float" office:value="380.7414" calcext:value-type="float">
            <text:p>380.7414</text:p>
          </table:table-cell>
          <table:table-cell office:value-type="float" office:value="324.0644" calcext:value-type="float">
            <text:p>324.0644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1102002" calcext:value-type="float">
            <text:p>21102002</text:p>
          </table:table-cell>
          <table:table-cell office:value-type="float" office:value="95.44724" calcext:value-type="float">
            <text:p>95.44724</text:p>
          </table:table-cell>
          <table:table-cell office:value-type="float" office:value="5399.288" calcext:value-type="float">
            <text:p>5399.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0.5385" calcext:value-type="float">
            <text:p>-220.5385</text:p>
          </table:table-cell>
          <table:table-cell office:value-type="float" office:value="665.8052" calcext:value-type="float">
            <text:p>665.8052</text:p>
          </table:table-cell>
          <table:table-cell office:value-type="float" office:value="0" calcext:value-type="float">
            <text:p>0</text:p>
          </table:table-cell>
          <table:table-cell office:value-type="float" office:value="49.06137" calcext:value-type="float">
            <text:p>49.06137</text:p>
          </table:table-cell>
          <table:table-cell office:value-type="float" office:value="18.01493" calcext:value-type="float">
            <text:p>18.01493</text:p>
          </table:table-cell>
          <table:table-cell office:value-type="float" office:value="0.04573519" calcext:value-type="float">
            <text:p>0.04573519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4670675" calcext:value-type="float">
            <text:p>0.4670675</text:p>
          </table:table-cell>
          <table:table-cell office:value-type="float" office:value="1.026374" calcext:value-type="float">
            <text:p>1.026374</text:p>
          </table:table-cell>
          <table:table-cell office:value-type="float" office:value="360" calcext:value-type="float">
            <text:p>360</text:p>
          </table:table-cell>
          <table:table-cell office:value-type="float" office:value="-222.9277" calcext:value-type="float">
            <text:p>-222.9277</text:p>
          </table:table-cell>
          <table:table-cell office:value-type="float" office:value="0" calcext:value-type="float">
            <text:p>0</text:p>
          </table:table-cell>
          <table:table-cell office:value-type="float" office:value="229.2523" calcext:value-type="float">
            <text:p>229.2523</text:p>
          </table:table-cell>
          <table:table-cell office:value-type="float" office:value="273.8704" calcext:value-type="float">
            <text:p>273.8704</text:p>
          </table:table-cell>
          <table:table-cell office:value-type="float" office:value="885.0796" calcext:value-type="float">
            <text:p>885.0796</text:p>
          </table:table-cell>
          <table:table-cell office:value-type="float" office:value="834.6125" calcext:value-type="float">
            <text:p>834.6125</text:p>
          </table:table-cell>
          <table:table-cell office:value-type="float" office:value="834.3066" calcext:value-type="float">
            <text:p>834.3066</text:p>
          </table:table-cell>
          <table:table-cell office:value-type="float" office:value="853.7551" calcext:value-type="float">
            <text:p>853.7551</text:p>
          </table:table-cell>
          <table:table-cell office:value-type="float" office:value="318.692" calcext:value-type="float">
            <text:p>318.692</text:p>
          </table:table-cell>
          <table:table-cell office:value-type="float" office:value="436.3433" calcext:value-type="float">
            <text:p>436.3433</text:p>
          </table:table-cell>
          <table:table-cell office:value-type="float" office:value="380.7354" calcext:value-type="float">
            <text:p>380.7354</text:p>
          </table:table-cell>
          <table:table-cell office:value-type="float" office:value="324.0615" calcext:value-type="float">
            <text:p>324.061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2102002" calcext:value-type="float">
            <text:p>22102002</text:p>
          </table:table-cell>
          <table:table-cell office:value-type="float" office:value="95.30103" calcext:value-type="float">
            <text:p>95.30103</text:p>
          </table:table-cell>
          <table:table-cell office:value-type="float" office:value="5399.194" calcext:value-type="float">
            <text:p>5399.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0.7744" calcext:value-type="float">
            <text:p>-220.7744</text:p>
          </table:table-cell>
          <table:table-cell office:value-type="float" office:value="667.0382" calcext:value-type="float">
            <text:p>667.0382</text:p>
          </table:table-cell>
          <table:table-cell office:value-type="float" office:value="0" calcext:value-type="float">
            <text:p>0</text:p>
          </table:table-cell>
          <table:table-cell office:value-type="float" office:value="49.0538" calcext:value-type="float">
            <text:p>49.0538</text:p>
          </table:table-cell>
          <table:table-cell office:value-type="float" office:value="17.94709" calcext:value-type="float">
            <text:p>17.94709</text:p>
          </table:table-cell>
          <table:table-cell office:value-type="float" office:value="0.04605683" calcext:value-type="float">
            <text:p>0.04605683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4675089" calcext:value-type="float">
            <text:p>0.4675089</text:p>
          </table:table-cell>
          <table:table-cell office:value-type="float" office:value="1.02703" calcext:value-type="float">
            <text:p>1.02703</text:p>
          </table:table-cell>
          <table:table-cell office:value-type="float" office:value="360" calcext:value-type="float">
            <text:p>360</text:p>
          </table:table-cell>
          <table:table-cell office:value-type="float" office:value="-223.1644" calcext:value-type="float">
            <text:p>-223.1644</text:p>
          </table:table-cell>
          <table:table-cell office:value-type="float" office:value="0" calcext:value-type="float">
            <text:p>0</text:p>
          </table:table-cell>
          <table:table-cell office:value-type="float" office:value="229.2536" calcext:value-type="float">
            <text:p>229.2536</text:p>
          </table:table-cell>
          <table:table-cell office:value-type="float" office:value="273.8524" calcext:value-type="float">
            <text:p>273.8524</text:p>
          </table:table-cell>
          <table:table-cell office:value-type="float" office:value="885.0231" calcext:value-type="float">
            <text:p>885.0231</text:p>
          </table:table-cell>
          <table:table-cell office:value-type="float" office:value="834.5784" calcext:value-type="float">
            <text:p>834.5784</text:p>
          </table:table-cell>
          <table:table-cell office:value-type="float" office:value="834.2855" calcext:value-type="float">
            <text:p>834.2855</text:p>
          </table:table-cell>
          <table:table-cell office:value-type="float" office:value="853.7335" calcext:value-type="float">
            <text:p>853.7335</text:p>
          </table:table-cell>
          <table:table-cell office:value-type="float" office:value="318.6863" calcext:value-type="float">
            <text:p>318.6863</text:p>
          </table:table-cell>
          <table:table-cell office:value-type="float" office:value="436.3361" calcext:value-type="float">
            <text:p>436.3361</text:p>
          </table:table-cell>
          <table:table-cell office:value-type="float" office:value="380.7296" calcext:value-type="float">
            <text:p>380.7296</text:p>
          </table:table-cell>
          <table:table-cell office:value-type="float" office:value="324.0587" calcext:value-type="float">
            <text:p>324.058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3102002" calcext:value-type="float">
            <text:p>23102002</text:p>
          </table:table-cell>
          <table:table-cell office:value-type="float" office:value="95.15179" calcext:value-type="float">
            <text:p>95.15179</text:p>
          </table:table-cell>
          <table:table-cell office:value-type="float" office:value="5399.106" calcext:value-type="float">
            <text:p>5399.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1.0049" calcext:value-type="float">
            <text:p>-221.0049</text:p>
          </table:table-cell>
          <table:table-cell office:value-type="float" office:value="668.291" calcext:value-type="float">
            <text:p>668.291</text:p>
          </table:table-cell>
          <table:table-cell office:value-type="float" office:value="0" calcext:value-type="float">
            <text:p>0</text:p>
          </table:table-cell>
          <table:table-cell office:value-type="float" office:value="49.04279" calcext:value-type="float">
            <text:p>49.04279</text:p>
          </table:table-cell>
          <table:table-cell office:value-type="float" office:value="17.8757" calcext:value-type="float">
            <text:p>17.8757</text:p>
          </table:table-cell>
          <table:table-cell office:value-type="float" office:value="0.04640162" calcext:value-type="float">
            <text:p>0.04640162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4678878" calcext:value-type="float">
            <text:p>0.4678878</text:p>
          </table:table-cell>
          <table:table-cell office:value-type="float" office:value="1.027488" calcext:value-type="float">
            <text:p>1.027488</text:p>
          </table:table-cell>
          <table:table-cell office:value-type="float" office:value="360" calcext:value-type="float">
            <text:p>360</text:p>
          </table:table-cell>
          <table:table-cell office:value-type="float" office:value="-223.3955" calcext:value-type="float">
            <text:p>-223.3955</text:p>
          </table:table-cell>
          <table:table-cell office:value-type="float" office:value="0" calcext:value-type="float">
            <text:p>0</text:p>
          </table:table-cell>
          <table:table-cell office:value-type="float" office:value="229.2561" calcext:value-type="float">
            <text:p>229.2561</text:p>
          </table:table-cell>
          <table:table-cell office:value-type="float" office:value="273.8344" calcext:value-type="float">
            <text:p>273.8344</text:p>
          </table:table-cell>
          <table:table-cell office:value-type="float" office:value="884.9677" calcext:value-type="float">
            <text:p>884.9677</text:p>
          </table:table-cell>
          <table:table-cell office:value-type="float" office:value="834.5458" calcext:value-type="float">
            <text:p>834.5458</text:p>
          </table:table-cell>
          <table:table-cell office:value-type="float" office:value="834.265" calcext:value-type="float">
            <text:p>834.265</text:p>
          </table:table-cell>
          <table:table-cell office:value-type="float" office:value="853.713" calcext:value-type="float">
            <text:p>853.713</text:p>
          </table:table-cell>
          <table:table-cell office:value-type="float" office:value="318.6809" calcext:value-type="float">
            <text:p>318.6809</text:p>
          </table:table-cell>
          <table:table-cell office:value-type="float" office:value="436.3289" calcext:value-type="float">
            <text:p>436.3289</text:p>
          </table:table-cell>
          <table:table-cell office:value-type="float" office:value="380.7242" calcext:value-type="float">
            <text:p>380.7242</text:p>
          </table:table-cell>
          <table:table-cell office:value-type="float" office:value="324.0559" calcext:value-type="float">
            <text:p>324.0559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4102002" calcext:value-type="float">
            <text:p>24102002</text:p>
          </table:table-cell>
          <table:table-cell office:value-type="float" office:value="95.05131" calcext:value-type="float">
            <text:p>95.05131</text:p>
          </table:table-cell>
          <table:table-cell office:value-type="float" office:value="5399.018" calcext:value-type="float">
            <text:p>5399.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1.1875" calcext:value-type="float">
            <text:p>-221.1875</text:p>
          </table:table-cell>
          <table:table-cell office:value-type="float" office:value="669.3262" calcext:value-type="float">
            <text:p>669.3262</text:p>
          </table:table-cell>
          <table:table-cell office:value-type="float" office:value="0" calcext:value-type="float">
            <text:p>0</text:p>
          </table:table-cell>
          <table:table-cell office:value-type="float" office:value="49.00518" calcext:value-type="float">
            <text:p>49.00518</text:p>
          </table:table-cell>
          <table:table-cell office:value-type="float" office:value="17.83712" calcext:value-type="float">
            <text:p>17.83712</text:p>
          </table:table-cell>
          <table:table-cell office:value-type="float" office:value="0.04675128" calcext:value-type="float">
            <text:p>0.04675128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4682448" calcext:value-type="float">
            <text:p>0.4682448</text:p>
          </table:table-cell>
          <table:table-cell office:value-type="float" office:value="1.027874" calcext:value-type="float">
            <text:p>1.027874</text:p>
          </table:table-cell>
          <table:table-cell office:value-type="float" office:value="360" calcext:value-type="float">
            <text:p>360</text:p>
          </table:table-cell>
          <table:table-cell office:value-type="float" office:value="-223.5784" calcext:value-type="float">
            <text:p>-223.5784</text:p>
          </table:table-cell>
          <table:table-cell office:value-type="float" office:value="0" calcext:value-type="float">
            <text:p>0</text:p>
          </table:table-cell>
          <table:table-cell office:value-type="float" office:value="229.2584" calcext:value-type="float">
            <text:p>229.2584</text:p>
          </table:table-cell>
          <table:table-cell office:value-type="float" office:value="273.819" calcext:value-type="float">
            <text:p>273.819</text:p>
          </table:table-cell>
          <table:table-cell office:value-type="float" office:value="884.9188" calcext:value-type="float">
            <text:p>884.9188</text:p>
          </table:table-cell>
          <table:table-cell office:value-type="float" office:value="834.5167" calcext:value-type="float">
            <text:p>834.5167</text:p>
          </table:table-cell>
          <table:table-cell office:value-type="float" office:value="834.2456" calcext:value-type="float">
            <text:p>834.2456</text:p>
          </table:table-cell>
          <table:table-cell office:value-type="float" office:value="853.6934" calcext:value-type="float">
            <text:p>853.6934</text:p>
          </table:table-cell>
          <table:table-cell office:value-type="float" office:value="318.6758" calcext:value-type="float">
            <text:p>318.6758</text:p>
          </table:table-cell>
          <table:table-cell office:value-type="float" office:value="436.3216" calcext:value-type="float">
            <text:p>436.3216</text:p>
          </table:table-cell>
          <table:table-cell office:value-type="float" office:value="380.7188" calcext:value-type="float">
            <text:p>380.7188</text:p>
          </table:table-cell>
          <table:table-cell office:value-type="float" office:value="324.0533" calcext:value-type="float">
            <text:p>324.0533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102002" calcext:value-type="float">
            <text:p>25102002</text:p>
          </table:table-cell>
          <table:table-cell office:value-type="float" office:value="94.9708" calcext:value-type="float">
            <text:p>94.9708</text:p>
          </table:table-cell>
          <table:table-cell office:value-type="float" office:value="5398.92" calcext:value-type="float">
            <text:p>5398.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1.3518" calcext:value-type="float">
            <text:p>-221.3518</text:p>
          </table:table-cell>
          <table:table-cell office:value-type="float" office:value="669.9993" calcext:value-type="float">
            <text:p>669.9993</text:p>
          </table:table-cell>
          <table:table-cell office:value-type="float" office:value="0" calcext:value-type="float">
            <text:p>0</text:p>
          </table:table-cell>
          <table:table-cell office:value-type="float" office:value="48.95554" calcext:value-type="float">
            <text:p>48.95554</text:p>
          </table:table-cell>
          <table:table-cell office:value-type="float" office:value="17.81753" calcext:value-type="float">
            <text:p>17.81753</text:p>
          </table:table-cell>
          <table:table-cell office:value-type="float" office:value="0.04708985" calcext:value-type="float">
            <text:p>0.04708985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4685969" calcext:value-type="float">
            <text:p>0.4685969</text:p>
          </table:table-cell>
          <table:table-cell office:value-type="float" office:value="1.028298" calcext:value-type="float">
            <text:p>1.028298</text:p>
          </table:table-cell>
          <table:table-cell office:value-type="float" office:value="360" calcext:value-type="float">
            <text:p>360</text:p>
          </table:table-cell>
          <table:table-cell office:value-type="float" office:value="-223.7432" calcext:value-type="float">
            <text:p>-223.7432</text:p>
          </table:table-cell>
          <table:table-cell office:value-type="float" office:value="0" calcext:value-type="float">
            <text:p>0</text:p>
          </table:table-cell>
          <table:table-cell office:value-type="float" office:value="229.2567" calcext:value-type="float">
            <text:p>229.2567</text:p>
          </table:table-cell>
          <table:table-cell office:value-type="float" office:value="273.8013" calcext:value-type="float">
            <text:p>273.8013</text:p>
          </table:table-cell>
          <table:table-cell office:value-type="float" office:value="884.8674" calcext:value-type="float">
            <text:p>884.8674</text:p>
          </table:table-cell>
          <table:table-cell office:value-type="float" office:value="834.4871" calcext:value-type="float">
            <text:p>834.4871</text:p>
          </table:table-cell>
          <table:table-cell office:value-type="float" office:value="834.2269" calcext:value-type="float">
            <text:p>834.2269</text:p>
          </table:table-cell>
          <table:table-cell office:value-type="float" office:value="853.6745" calcext:value-type="float">
            <text:p>853.6745</text:p>
          </table:table-cell>
          <table:table-cell office:value-type="float" office:value="318.671" calcext:value-type="float">
            <text:p>318.671</text:p>
          </table:table-cell>
          <table:table-cell office:value-type="float" office:value="436.3145" calcext:value-type="float">
            <text:p>436.3145</text:p>
          </table:table-cell>
          <table:table-cell office:value-type="float" office:value="380.7135" calcext:value-type="float">
            <text:p>380.7135</text:p>
          </table:table-cell>
          <table:table-cell office:value-type="float" office:value="324.0506" calcext:value-type="float">
            <text:p>324.0506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6102002" calcext:value-type="float">
            <text:p>26102002</text:p>
          </table:table-cell>
          <table:table-cell office:value-type="float" office:value="94.87968" calcext:value-type="float">
            <text:p>94.87968</text:p>
          </table:table-cell>
          <table:table-cell office:value-type="float" office:value="5398.836" calcext:value-type="float">
            <text:p>5398.8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1.5168" calcext:value-type="float">
            <text:p>-221.5168</text:p>
          </table:table-cell>
          <table:table-cell office:value-type="float" office:value="670.5192" calcext:value-type="float">
            <text:p>670.5192</text:p>
          </table:table-cell>
          <table:table-cell office:value-type="float" office:value="0" calcext:value-type="float">
            <text:p>0</text:p>
          </table:table-cell>
          <table:table-cell office:value-type="float" office:value="48.90553" calcext:value-type="float">
            <text:p>48.90553</text:p>
          </table:table-cell>
          <table:table-cell office:value-type="float" office:value="17.78081" calcext:value-type="float">
            <text:p>17.78081</text:p>
          </table:table-cell>
          <table:table-cell office:value-type="float" office:value="0.04743386" calcext:value-type="float">
            <text:p>0.04743386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468946" calcext:value-type="float">
            <text:p>0.468946</text:p>
          </table:table-cell>
          <table:table-cell office:value-type="float" office:value="1.028703" calcext:value-type="float">
            <text:p>1.028703</text:p>
          </table:table-cell>
          <table:table-cell office:value-type="float" office:value="360" calcext:value-type="float">
            <text:p>360</text:p>
          </table:table-cell>
          <table:table-cell office:value-type="float" office:value="-223.9086" calcext:value-type="float">
            <text:p>-223.9086</text:p>
          </table:table-cell>
          <table:table-cell office:value-type="float" office:value="0" calcext:value-type="float">
            <text:p>0</text:p>
          </table:table-cell>
          <table:table-cell office:value-type="float" office:value="229.2641" calcext:value-type="float">
            <text:p>229.2641</text:p>
          </table:table-cell>
          <table:table-cell office:value-type="float" office:value="273.7858" calcext:value-type="float">
            <text:p>273.7858</text:p>
          </table:table-cell>
          <table:table-cell office:value-type="float" office:value="884.8217" calcext:value-type="float">
            <text:p>884.8217</text:p>
          </table:table-cell>
          <table:table-cell office:value-type="float" office:value="834.459" calcext:value-type="float">
            <text:p>834.459</text:p>
          </table:table-cell>
          <table:table-cell office:value-type="float" office:value="834.2082" calcext:value-type="float">
            <text:p>834.2082</text:p>
          </table:table-cell>
          <table:table-cell office:value-type="float" office:value="853.6559" calcext:value-type="float">
            <text:p>853.6559</text:p>
          </table:table-cell>
          <table:table-cell office:value-type="float" office:value="318.6663" calcext:value-type="float">
            <text:p>318.6663</text:p>
          </table:table-cell>
          <table:table-cell office:value-type="float" office:value="436.3076" calcext:value-type="float">
            <text:p>436.3076</text:p>
          </table:table-cell>
          <table:table-cell office:value-type="float" office:value="380.7082" calcext:value-type="float">
            <text:p>380.7082</text:p>
          </table:table-cell>
          <table:table-cell office:value-type="float" office:value="324.048" calcext:value-type="float">
            <text:p>324.04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7102002" calcext:value-type="float">
            <text:p>27102002</text:p>
          </table:table-cell>
          <table:table-cell office:value-type="float" office:value="94.74828" calcext:value-type="float">
            <text:p>94.74828</text:p>
          </table:table-cell>
          <table:table-cell office:value-type="float" office:value="5398.754" calcext:value-type="float">
            <text:p>5398.7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1.7132" calcext:value-type="float">
            <text:p>-221.7132</text:p>
          </table:table-cell>
          <table:table-cell office:value-type="float" office:value="671.1558" calcext:value-type="float">
            <text:p>671.1558</text:p>
          </table:table-cell>
          <table:table-cell office:value-type="float" office:value="0" calcext:value-type="float">
            <text:p>0</text:p>
          </table:table-cell>
          <table:table-cell office:value-type="float" office:value="48.87225" calcext:value-type="float">
            <text:p>48.87225</text:p>
          </table:table-cell>
          <table:table-cell office:value-type="float" office:value="17.71552" calcext:value-type="float">
            <text:p>17.71552</text:p>
          </table:table-cell>
          <table:table-cell office:value-type="float" office:value="0.04777956" calcext:value-type="float">
            <text:p>0.04777956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469295" calcext:value-type="float">
            <text:p>0.469295</text:p>
          </table:table-cell>
          <table:table-cell office:value-type="float" office:value="1.029107" calcext:value-type="float">
            <text:p>1.029107</text:p>
          </table:table-cell>
          <table:table-cell office:value-type="float" office:value="360" calcext:value-type="float">
            <text:p>360</text:p>
          </table:table-cell>
          <table:table-cell office:value-type="float" office:value="-224.1055" calcext:value-type="float">
            <text:p>-224.1055</text:p>
          </table:table-cell>
          <table:table-cell office:value-type="float" office:value="0" calcext:value-type="float">
            <text:p>0</text:p>
          </table:table-cell>
          <table:table-cell office:value-type="float" office:value="229.2718" calcext:value-type="float">
            <text:p>229.2718</text:p>
          </table:table-cell>
          <table:table-cell office:value-type="float" office:value="273.768" calcext:value-type="float">
            <text:p>273.768</text:p>
          </table:table-cell>
          <table:table-cell office:value-type="float" office:value="884.7697" calcext:value-type="float">
            <text:p>884.7697</text:p>
          </table:table-cell>
          <table:table-cell office:value-type="float" office:value="834.4293" calcext:value-type="float">
            <text:p>834.4293</text:p>
          </table:table-cell>
          <table:table-cell office:value-type="float" office:value="834.1894" calcext:value-type="float">
            <text:p>834.1894</text:p>
          </table:table-cell>
          <table:table-cell office:value-type="float" office:value="853.6373" calcext:value-type="float">
            <text:p>853.6373</text:p>
          </table:table-cell>
          <table:table-cell office:value-type="float" office:value="318.6615" calcext:value-type="float">
            <text:p>318.6615</text:p>
          </table:table-cell>
          <table:table-cell office:value-type="float" office:value="436.301" calcext:value-type="float">
            <text:p>436.301</text:p>
          </table:table-cell>
          <table:table-cell office:value-type="float" office:value="380.703" calcext:value-type="float">
            <text:p>380.703</text:p>
          </table:table-cell>
          <table:table-cell office:value-type="float" office:value="324.0455" calcext:value-type="float">
            <text:p>324.045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8102002" calcext:value-type="float">
            <text:p>28102002</text:p>
          </table:table-cell>
          <table:table-cell office:value-type="float" office:value="94.65878" calcext:value-type="float">
            <text:p>94.65878</text:p>
          </table:table-cell>
          <table:table-cell office:value-type="float" office:value="5398.67" calcext:value-type="float">
            <text:p>5398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1.8735" calcext:value-type="float">
            <text:p>-221.8735</text:p>
          </table:table-cell>
          <table:table-cell office:value-type="float" office:value="671.9276" calcext:value-type="float">
            <text:p>671.9276</text:p>
          </table:table-cell>
          <table:table-cell office:value-type="float" office:value="0" calcext:value-type="float">
            <text:p>0</text:p>
          </table:table-cell>
          <table:table-cell office:value-type="float" office:value="48.82297" calcext:value-type="float">
            <text:p>48.82297</text:p>
          </table:table-cell>
          <table:table-cell office:value-type="float" office:value="17.68244" calcext:value-type="float">
            <text:p>17.68244</text:p>
          </table:table-cell>
          <table:table-cell office:value-type="float" office:value="0.04812498" calcext:value-type="float">
            <text:p>0.04812498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469644" calcext:value-type="float">
            <text:p>0.469644</text:p>
          </table:table-cell>
          <table:table-cell office:value-type="float" office:value="1.029527" calcext:value-type="float">
            <text:p>1.029527</text:p>
          </table:table-cell>
          <table:table-cell office:value-type="float" office:value="360" calcext:value-type="float">
            <text:p>360</text:p>
          </table:table-cell>
          <table:table-cell office:value-type="float" office:value="-224.2661" calcext:value-type="float">
            <text:p>-224.2661</text:p>
          </table:table-cell>
          <table:table-cell office:value-type="float" office:value="0" calcext:value-type="float">
            <text:p>0</text:p>
          </table:table-cell>
          <table:table-cell office:value-type="float" office:value="229.2756" calcext:value-type="float">
            <text:p>229.2756</text:p>
          </table:table-cell>
          <table:table-cell office:value-type="float" office:value="273.7528" calcext:value-type="float">
            <text:p>273.7528</text:p>
          </table:table-cell>
          <table:table-cell office:value-type="float" office:value="884.7236" calcext:value-type="float">
            <text:p>884.7236</text:p>
          </table:table-cell>
          <table:table-cell office:value-type="float" office:value="834.4019" calcext:value-type="float">
            <text:p>834.4019</text:p>
          </table:table-cell>
          <table:table-cell office:value-type="float" office:value="834.171" calcext:value-type="float">
            <text:p>834.171</text:p>
          </table:table-cell>
          <table:table-cell office:value-type="float" office:value="853.619" calcext:value-type="float">
            <text:p>853.619</text:p>
          </table:table-cell>
          <table:table-cell office:value-type="float" office:value="318.6568" calcext:value-type="float">
            <text:p>318.6568</text:p>
          </table:table-cell>
          <table:table-cell office:value-type="float" office:value="436.2943" calcext:value-type="float">
            <text:p>436.2943</text:p>
          </table:table-cell>
          <table:table-cell office:value-type="float" office:value="380.6978" calcext:value-type="float">
            <text:p>380.6978</text:p>
          </table:table-cell>
          <table:table-cell office:value-type="float" office:value="324.043" calcext:value-type="float">
            <text:p>324.04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9102002" calcext:value-type="float">
            <text:p>29102002</text:p>
          </table:table-cell>
          <table:table-cell office:value-type="float" office:value="94.59882" calcext:value-type="float">
            <text:p>94.59882</text:p>
          </table:table-cell>
          <table:table-cell office:value-type="float" office:value="5398.584" calcext:value-type="float">
            <text:p>5398.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2.0045" calcext:value-type="float">
            <text:p>-222.0045</text:p>
          </table:table-cell>
          <table:table-cell office:value-type="float" office:value="672.7871" calcext:value-type="float">
            <text:p>672.7871</text:p>
          </table:table-cell>
          <table:table-cell office:value-type="float" office:value="0" calcext:value-type="float">
            <text:p>0</text:p>
          </table:table-cell>
          <table:table-cell office:value-type="float" office:value="48.78119" calcext:value-type="float">
            <text:p>48.78119</text:p>
          </table:table-cell>
          <table:table-cell office:value-type="float" office:value="17.67003" calcext:value-type="float">
            <text:p>17.67003</text:p>
          </table:table-cell>
          <table:table-cell office:value-type="float" office:value="0.04846307" calcext:value-type="float">
            <text:p>0.04846307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4699931" calcext:value-type="float">
            <text:p>0.4699931</text:p>
          </table:table-cell>
          <table:table-cell office:value-type="float" office:value="1.029976" calcext:value-type="float">
            <text:p>1.029976</text:p>
          </table:table-cell>
          <table:table-cell office:value-type="float" office:value="360" calcext:value-type="float">
            <text:p>360</text:p>
          </table:table-cell>
          <table:table-cell office:value-type="float" office:value="-224.3976" calcext:value-type="float">
            <text:p>-224.3976</text:p>
          </table:table-cell>
          <table:table-cell office:value-type="float" office:value="0" calcext:value-type="float">
            <text:p>0</text:p>
          </table:table-cell>
          <table:table-cell office:value-type="float" office:value="229.2746" calcext:value-type="float">
            <text:p>229.2746</text:p>
          </table:table-cell>
          <table:table-cell office:value-type="float" office:value="273.7391" calcext:value-type="float">
            <text:p>273.7391</text:p>
          </table:table-cell>
          <table:table-cell office:value-type="float" office:value="884.6824" calcext:value-type="float">
            <text:p>884.6824</text:p>
          </table:table-cell>
          <table:table-cell office:value-type="float" office:value="834.377" calcext:value-type="float">
            <text:p>834.377</text:p>
          </table:table-cell>
          <table:table-cell office:value-type="float" office:value="834.1539" calcext:value-type="float">
            <text:p>834.1539</text:p>
          </table:table-cell>
          <table:table-cell office:value-type="float" office:value="853.6015" calcext:value-type="float">
            <text:p>853.6015</text:p>
          </table:table-cell>
          <table:table-cell office:value-type="float" office:value="318.6523" calcext:value-type="float">
            <text:p>318.6523</text:p>
          </table:table-cell>
          <table:table-cell office:value-type="float" office:value="436.2878" calcext:value-type="float">
            <text:p>436.2878</text:p>
          </table:table-cell>
          <table:table-cell office:value-type="float" office:value="380.6935" calcext:value-type="float">
            <text:p>380.6935</text:p>
          </table:table-cell>
          <table:table-cell office:value-type="float" office:value="324.0406" calcext:value-type="float">
            <text:p>324.0406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102002" calcext:value-type="float">
            <text:p>30102002</text:p>
          </table:table-cell>
          <table:table-cell office:value-type="float" office:value="94.54879" calcext:value-type="float">
            <text:p>94.54879</text:p>
          </table:table-cell>
          <table:table-cell office:value-type="float" office:value="5398.51" calcext:value-type="float">
            <text:p>5398.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2.12" calcext:value-type="float">
            <text:p>-222.12</text:p>
          </table:table-cell>
          <table:table-cell office:value-type="float" office:value="673.4678" calcext:value-type="float">
            <text:p>673.4678</text:p>
          </table:table-cell>
          <table:table-cell office:value-type="float" office:value="0" calcext:value-type="float">
            <text:p>0</text:p>
          </table:table-cell>
          <table:table-cell office:value-type="float" office:value="48.72435" calcext:value-type="float">
            <text:p>48.72435</text:p>
          </table:table-cell>
          <table:table-cell office:value-type="float" office:value="17.66121" calcext:value-type="float">
            <text:p>17.66121</text:p>
          </table:table-cell>
          <table:table-cell office:value-type="float" office:value="0.04879247" calcext:value-type="float">
            <text:p>0.04879247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4703417" calcext:value-type="float">
            <text:p>0.4703417</text:p>
          </table:table-cell>
          <table:table-cell office:value-type="float" office:value="1.030414" calcext:value-type="float">
            <text:p>1.030414</text:p>
          </table:table-cell>
          <table:table-cell office:value-type="float" office:value="360" calcext:value-type="float">
            <text:p>360</text:p>
          </table:table-cell>
          <table:table-cell office:value-type="float" office:value="-224.5136" calcext:value-type="float">
            <text:p>-224.5136</text:p>
          </table:table-cell>
          <table:table-cell office:value-type="float" office:value="0" calcext:value-type="float">
            <text:p>0</text:p>
          </table:table-cell>
          <table:table-cell office:value-type="float" office:value="229.2775" calcext:value-type="float">
            <text:p>229.2775</text:p>
          </table:table-cell>
          <table:table-cell office:value-type="float" office:value="273.7256" calcext:value-type="float">
            <text:p>273.7256</text:p>
          </table:table-cell>
          <table:table-cell office:value-type="float" office:value="884.6439" calcext:value-type="float">
            <text:p>884.6439</text:p>
          </table:table-cell>
          <table:table-cell office:value-type="float" office:value="834.3546" calcext:value-type="float">
            <text:p>834.3546</text:p>
          </table:table-cell>
          <table:table-cell office:value-type="float" office:value="834.1403" calcext:value-type="float">
            <text:p>834.1403</text:p>
          </table:table-cell>
          <table:table-cell office:value-type="float" office:value="853.5853" calcext:value-type="float">
            <text:p>853.5853</text:p>
          </table:table-cell>
          <table:table-cell office:value-type="float" office:value="318.6483" calcext:value-type="float">
            <text:p>318.6483</text:p>
          </table:table-cell>
          <table:table-cell office:value-type="float" office:value="436.2821" calcext:value-type="float">
            <text:p>436.2821</text:p>
          </table:table-cell>
          <table:table-cell office:value-type="float" office:value="380.6913" calcext:value-type="float">
            <text:p>380.6913</text:p>
          </table:table-cell>
          <table:table-cell office:value-type="float" office:value="324.0383" calcext:value-type="float">
            <text:p>324.038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1102002" calcext:value-type="float">
            <text:p>31102002</text:p>
          </table:table-cell>
          <table:table-cell office:value-type="float" office:value="94.50981" calcext:value-type="float">
            <text:p>94.50981</text:p>
          </table:table-cell>
          <table:table-cell office:value-type="float" office:value="5398.442" calcext:value-type="float">
            <text:p>5398.4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2.2198" calcext:value-type="float">
            <text:p>-222.2198</text:p>
          </table:table-cell>
          <table:table-cell office:value-type="float" office:value="673.6291" calcext:value-type="float">
            <text:p>673.6291</text:p>
          </table:table-cell>
          <table:table-cell office:value-type="float" office:value="0" calcext:value-type="float">
            <text:p>0</text:p>
          </table:table-cell>
          <table:table-cell office:value-type="float" office:value="48.68229" calcext:value-type="float">
            <text:p>48.68229</text:p>
          </table:table-cell>
          <table:table-cell office:value-type="float" office:value="17.6583" calcext:value-type="float">
            <text:p>17.6583</text:p>
          </table:table-cell>
          <table:table-cell office:value-type="float" office:value="0.04911589" calcext:value-type="float">
            <text:p>0.04911589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4706873" calcext:value-type="float">
            <text:p>0.4706873</text:p>
          </table:table-cell>
          <table:table-cell office:value-type="float" office:value="1.030872" calcext:value-type="float">
            <text:p>1.030872</text:p>
          </table:table-cell>
          <table:table-cell office:value-type="float" office:value="360" calcext:value-type="float">
            <text:p>360</text:p>
          </table:table-cell>
          <table:table-cell office:value-type="float" office:value="-224.6138" calcext:value-type="float">
            <text:p>-224.6138</text:p>
          </table:table-cell>
          <table:table-cell office:value-type="float" office:value="0" calcext:value-type="float">
            <text:p>0</text:p>
          </table:table-cell>
          <table:table-cell office:value-type="float" office:value="229.2801" calcext:value-type="float">
            <text:p>229.2801</text:p>
          </table:table-cell>
          <table:table-cell office:value-type="float" office:value="273.7129" calcext:value-type="float">
            <text:p>273.7129</text:p>
          </table:table-cell>
          <table:table-cell office:value-type="float" office:value="884.6099" calcext:value-type="float">
            <text:p>884.6099</text:p>
          </table:table-cell>
          <table:table-cell office:value-type="float" office:value="834.3339" calcext:value-type="float">
            <text:p>834.3339</text:p>
          </table:table-cell>
          <table:table-cell office:value-type="float" office:value="834.1288" calcext:value-type="float">
            <text:p>834.1288</text:p>
          </table:table-cell>
          <table:table-cell office:value-type="float" office:value="853.5702" calcext:value-type="float">
            <text:p>853.5702</text:p>
          </table:table-cell>
          <table:table-cell office:value-type="float" office:value="318.6443" calcext:value-type="float">
            <text:p>318.6443</text:p>
          </table:table-cell>
          <table:table-cell office:value-type="float" office:value="436.2787" calcext:value-type="float">
            <text:p>436.2787</text:p>
          </table:table-cell>
          <table:table-cell office:value-type="float" office:value="380.6893" calcext:value-type="float">
            <text:p>380.6893</text:p>
          </table:table-cell>
          <table:table-cell office:value-type="float" office:value="324.0359" calcext:value-type="float">
            <text:p>324.0359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112002" calcext:value-type="float">
            <text:p>1112002</text:p>
          </table:table-cell>
          <table:table-cell office:value-type="float" office:value="94.47008" calcext:value-type="float">
            <text:p>94.47008</text:p>
          </table:table-cell>
          <table:table-cell office:value-type="float" office:value="5398.377" calcext:value-type="float">
            <text:p>5398.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2.318" calcext:value-type="float">
            <text:p>-222.318</text:p>
          </table:table-cell>
          <table:table-cell office:value-type="float" office:value="674.2376" calcext:value-type="float">
            <text:p>674.2376</text:p>
          </table:table-cell>
          <table:table-cell office:value-type="float" office:value="0" calcext:value-type="float">
            <text:p>0</text:p>
          </table:table-cell>
          <table:table-cell office:value-type="float" office:value="48.64945" calcext:value-type="float">
            <text:p>48.64945</text:p>
          </table:table-cell>
          <table:table-cell office:value-type="float" office:value="17.65586" calcext:value-type="float">
            <text:p>17.65586</text:p>
          </table:table-cell>
          <table:table-cell office:value-type="float" office:value="0.04944241" calcext:value-type="float">
            <text:p>0.04944241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4710306" calcext:value-type="float">
            <text:p>0.4710306</text:p>
          </table:table-cell>
          <table:table-cell office:value-type="float" office:value="1.031333" calcext:value-type="float">
            <text:p>1.031333</text:p>
          </table:table-cell>
          <table:table-cell office:value-type="float" office:value="360" calcext:value-type="float">
            <text:p>360</text:p>
          </table:table-cell>
          <table:table-cell office:value-type="float" office:value="-224.7125" calcext:value-type="float">
            <text:p>-224.7125</text:p>
          </table:table-cell>
          <table:table-cell office:value-type="float" office:value="0" calcext:value-type="float">
            <text:p>0</text:p>
          </table:table-cell>
          <table:table-cell office:value-type="float" office:value="229.2789" calcext:value-type="float">
            <text:p>229.2789</text:p>
          </table:table-cell>
          <table:table-cell office:value-type="float" office:value="273.7011" calcext:value-type="float">
            <text:p>273.7011</text:p>
          </table:table-cell>
          <table:table-cell office:value-type="float" office:value="884.577" calcext:value-type="float">
            <text:p>884.577</text:p>
          </table:table-cell>
          <table:table-cell office:value-type="float" office:value="834.3139" calcext:value-type="float">
            <text:p>834.3139</text:p>
          </table:table-cell>
          <table:table-cell office:value-type="float" office:value="834.1187" calcext:value-type="float">
            <text:p>834.1187</text:p>
          </table:table-cell>
          <table:table-cell office:value-type="float" office:value="853.5553" calcext:value-type="float">
            <text:p>853.5553</text:p>
          </table:table-cell>
          <table:table-cell office:value-type="float" office:value="318.6405" calcext:value-type="float">
            <text:p>318.6405</text:p>
          </table:table-cell>
          <table:table-cell office:value-type="float" office:value="436.2758" calcext:value-type="float">
            <text:p>436.2758</text:p>
          </table:table-cell>
          <table:table-cell office:value-type="float" office:value="380.6873" calcext:value-type="float">
            <text:p>380.6873</text:p>
          </table:table-cell>
          <table:table-cell office:value-type="float" office:value="324.0336" calcext:value-type="float">
            <text:p>324.0336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112002" calcext:value-type="float">
            <text:p>2112002</text:p>
          </table:table-cell>
          <table:table-cell office:value-type="float" office:value="94.43736" calcext:value-type="float">
            <text:p>94.43736</text:p>
          </table:table-cell>
          <table:table-cell office:value-type="float" office:value="5398.327" calcext:value-type="float">
            <text:p>5398.3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2.4026" calcext:value-type="float">
            <text:p>-222.4026</text:p>
          </table:table-cell>
          <table:table-cell office:value-type="float" office:value="674.8175" calcext:value-type="float">
            <text:p>674.8175</text:p>
          </table:table-cell>
          <table:table-cell office:value-type="float" office:value="0" calcext:value-type="float">
            <text:p>0</text:p>
          </table:table-cell>
          <table:table-cell office:value-type="float" office:value="48.61706" calcext:value-type="float">
            <text:p>48.61706</text:p>
          </table:table-cell>
          <table:table-cell office:value-type="float" office:value="17.65397" calcext:value-type="float">
            <text:p>17.65397</text:p>
          </table:table-cell>
          <table:table-cell office:value-type="float" office:value="0.04974136" calcext:value-type="float">
            <text:p>0.04974136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4713739" calcext:value-type="float">
            <text:p>0.4713739</text:p>
          </table:table-cell>
          <table:table-cell office:value-type="float" office:value="1.031797" calcext:value-type="float">
            <text:p>1.031797</text:p>
          </table:table-cell>
          <table:table-cell office:value-type="float" office:value="360" calcext:value-type="float">
            <text:p>360</text:p>
          </table:table-cell>
          <table:table-cell office:value-type="float" office:value="-224.7976" calcext:value-type="float">
            <text:p>-224.7976</text:p>
          </table:table-cell>
          <table:table-cell office:value-type="float" office:value="0" calcext:value-type="float">
            <text:p>0</text:p>
          </table:table-cell>
          <table:table-cell office:value-type="float" office:value="229.2789" calcext:value-type="float">
            <text:p>229.2789</text:p>
          </table:table-cell>
          <table:table-cell office:value-type="float" office:value="273.6912" calcext:value-type="float">
            <text:p>273.6912</text:p>
          </table:table-cell>
          <table:table-cell office:value-type="float" office:value="884.5508" calcext:value-type="float">
            <text:p>884.5508</text:p>
          </table:table-cell>
          <table:table-cell office:value-type="float" office:value="834.2961" calcext:value-type="float">
            <text:p>834.2961</text:p>
          </table:table-cell>
          <table:table-cell office:value-type="float" office:value="834.1113" calcext:value-type="float">
            <text:p>834.1113</text:p>
          </table:table-cell>
          <table:table-cell office:value-type="float" office:value="853.5457" calcext:value-type="float">
            <text:p>853.5457</text:p>
          </table:table-cell>
          <table:table-cell office:value-type="float" office:value="318.637" calcext:value-type="float">
            <text:p>318.637</text:p>
          </table:table-cell>
          <table:table-cell office:value-type="float" office:value="436.2731" calcext:value-type="float">
            <text:p>436.2731</text:p>
          </table:table-cell>
          <table:table-cell office:value-type="float" office:value="380.6853" calcext:value-type="float">
            <text:p>380.6853</text:p>
          </table:table-cell>
          <table:table-cell office:value-type="float" office:value="324.0314" calcext:value-type="float">
            <text:p>324.031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112002" calcext:value-type="float">
            <text:p>3112002</text:p>
          </table:table-cell>
          <table:table-cell office:value-type="float" office:value="94.4047" calcext:value-type="float">
            <text:p>94.4047</text:p>
          </table:table-cell>
          <table:table-cell office:value-type="float" office:value="5398.282" calcext:value-type="float">
            <text:p>5398.2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2.4815" calcext:value-type="float">
            <text:p>-222.4815</text:p>
          </table:table-cell>
          <table:table-cell office:value-type="float" office:value="675.0947" calcext:value-type="float">
            <text:p>675.0947</text:p>
          </table:table-cell>
          <table:table-cell office:value-type="float" office:value="0" calcext:value-type="float">
            <text:p>0</text:p>
          </table:table-cell>
          <table:table-cell office:value-type="float" office:value="48.57924" calcext:value-type="float">
            <text:p>48.57924</text:p>
          </table:table-cell>
          <table:table-cell office:value-type="float" office:value="17.65143" calcext:value-type="float">
            <text:p>17.65143</text:p>
          </table:table-cell>
          <table:table-cell office:value-type="float" office:value="0.05003044" calcext:value-type="float">
            <text:p>0.05003044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4717172" calcext:value-type="float">
            <text:p>0.4717172</text:p>
          </table:table-cell>
          <table:table-cell office:value-type="float" office:value="1.032298" calcext:value-type="float">
            <text:p>1.032298</text:p>
          </table:table-cell>
          <table:table-cell office:value-type="float" office:value="360" calcext:value-type="float">
            <text:p>360</text:p>
          </table:table-cell>
          <table:table-cell office:value-type="float" office:value="-224.8771" calcext:value-type="float">
            <text:p>-224.8771</text:p>
          </table:table-cell>
          <table:table-cell office:value-type="float" office:value="0" calcext:value-type="float">
            <text:p>0</text:p>
          </table:table-cell>
          <table:table-cell office:value-type="float" office:value="229.2805" calcext:value-type="float">
            <text:p>229.2805</text:p>
          </table:table-cell>
          <table:table-cell office:value-type="float" office:value="273.6809" calcext:value-type="float">
            <text:p>273.6809</text:p>
          </table:table-cell>
          <table:table-cell office:value-type="float" office:value="884.525" calcext:value-type="float">
            <text:p>884.525</text:p>
          </table:table-cell>
          <table:table-cell office:value-type="float" office:value="834.2797" calcext:value-type="float">
            <text:p>834.2797</text:p>
          </table:table-cell>
          <table:table-cell office:value-type="float" office:value="834.1039" calcext:value-type="float">
            <text:p>834.1039</text:p>
          </table:table-cell>
          <table:table-cell office:value-type="float" office:value="853.5379" calcext:value-type="float">
            <text:p>853.5379</text:p>
          </table:table-cell>
          <table:table-cell office:value-type="float" office:value="318.6337" calcext:value-type="float">
            <text:p>318.6337</text:p>
          </table:table-cell>
          <table:table-cell office:value-type="float" office:value="436.2708" calcext:value-type="float">
            <text:p>436.2708</text:p>
          </table:table-cell>
          <table:table-cell office:value-type="float" office:value="380.6834" calcext:value-type="float">
            <text:p>380.6834</text:p>
          </table:table-cell>
          <table:table-cell office:value-type="float" office:value="324.0292" calcext:value-type="float">
            <text:p>324.0292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112002" calcext:value-type="float">
            <text:p>4112002</text:p>
          </table:table-cell>
          <table:table-cell office:value-type="float" office:value="94.37438" calcext:value-type="float">
            <text:p>94.37438</text:p>
          </table:table-cell>
          <table:table-cell office:value-type="float" office:value="5398.237" calcext:value-type="float">
            <text:p>5398.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2.554" calcext:value-type="float">
            <text:p>-222.554</text:p>
          </table:table-cell>
          <table:table-cell office:value-type="float" office:value="674.5275" calcext:value-type="float">
            <text:p>674.5275</text:p>
          </table:table-cell>
          <table:table-cell office:value-type="float" office:value="0" calcext:value-type="float">
            <text:p>0</text:p>
          </table:table-cell>
          <table:table-cell office:value-type="float" office:value="48.55194" calcext:value-type="float">
            <text:p>48.55194</text:p>
          </table:table-cell>
          <table:table-cell office:value-type="float" office:value="17.65037" calcext:value-type="float">
            <text:p>17.65037</text:p>
          </table:table-cell>
          <table:table-cell office:value-type="float" office:value="0.05031551" calcext:value-type="float">
            <text:p>0.05031551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4720606" calcext:value-type="float">
            <text:p>0.4720606</text:p>
          </table:table-cell>
          <table:table-cell office:value-type="float" office:value="1.032758" calcext:value-type="float">
            <text:p>1.032758</text:p>
          </table:table-cell>
          <table:table-cell office:value-type="float" office:value="360" calcext:value-type="float">
            <text:p>360</text:p>
          </table:table-cell>
          <table:table-cell office:value-type="float" office:value="-224.9501" calcext:value-type="float">
            <text:p>-224.9501</text:p>
          </table:table-cell>
          <table:table-cell office:value-type="float" office:value="0" calcext:value-type="float">
            <text:p>0</text:p>
          </table:table-cell>
          <table:table-cell office:value-type="float" office:value="229.28" calcext:value-type="float">
            <text:p>229.28</text:p>
          </table:table-cell>
          <table:table-cell office:value-type="float" office:value="273.6714" calcext:value-type="float">
            <text:p>273.6714</text:p>
          </table:table-cell>
          <table:table-cell office:value-type="float" office:value="884.5013" calcext:value-type="float">
            <text:p>884.5013</text:p>
          </table:table-cell>
          <table:table-cell office:value-type="float" office:value="834.2642" calcext:value-type="float">
            <text:p>834.2642</text:p>
          </table:table-cell>
          <table:table-cell office:value-type="float" office:value="834.0967" calcext:value-type="float">
            <text:p>834.0967</text:p>
          </table:table-cell>
          <table:table-cell office:value-type="float" office:value="853.5306" calcext:value-type="float">
            <text:p>853.5306</text:p>
          </table:table-cell>
          <table:table-cell office:value-type="float" office:value="318.6305" calcext:value-type="float">
            <text:p>318.6305</text:p>
          </table:table-cell>
          <table:table-cell office:value-type="float" office:value="436.2684" calcext:value-type="float">
            <text:p>436.2684</text:p>
          </table:table-cell>
          <table:table-cell office:value-type="float" office:value="380.6815" calcext:value-type="float">
            <text:p>380.6815</text:p>
          </table:table-cell>
          <table:table-cell office:value-type="float" office:value="324.0271" calcext:value-type="float">
            <text:p>324.027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112002" calcext:value-type="float">
            <text:p>5112002</text:p>
          </table:table-cell>
          <table:table-cell office:value-type="float" office:value="94.33211" calcext:value-type="float">
            <text:p>94.33211</text:p>
          </table:table-cell>
          <table:table-cell office:value-type="float" office:value="5398.193" calcext:value-type="float">
            <text:p>5398.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2.6187" calcext:value-type="float">
            <text:p>-222.6187</text:p>
          </table:table-cell>
          <table:table-cell office:value-type="float" office:value="673.5516" calcext:value-type="float">
            <text:p>673.5516</text:p>
          </table:table-cell>
          <table:table-cell office:value-type="float" office:value="0" calcext:value-type="float">
            <text:p>0</text:p>
          </table:table-cell>
          <table:table-cell office:value-type="float" office:value="48.52903" calcext:value-type="float">
            <text:p>48.52903</text:p>
          </table:table-cell>
          <table:table-cell office:value-type="float" office:value="17.64849" calcext:value-type="float">
            <text:p>17.64849</text:p>
          </table:table-cell>
          <table:table-cell office:value-type="float" office:value="0.05055115" calcext:value-type="float">
            <text:p>0.05055115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4724039" calcext:value-type="float">
            <text:p>0.4724039</text:p>
          </table:table-cell>
          <table:table-cell office:value-type="float" office:value="1.033278" calcext:value-type="float">
            <text:p>1.033278</text:p>
          </table:table-cell>
          <table:table-cell office:value-type="float" office:value="360" calcext:value-type="float">
            <text:p>360</text:p>
          </table:table-cell>
          <table:table-cell office:value-type="float" office:value="-225.0154" calcext:value-type="float">
            <text:p>-225.0154</text:p>
          </table:table-cell>
          <table:table-cell office:value-type="float" office:value="0" calcext:value-type="float">
            <text:p>0</text:p>
          </table:table-cell>
          <table:table-cell office:value-type="float" office:value="229.2683" calcext:value-type="float">
            <text:p>229.2683</text:p>
          </table:table-cell>
          <table:table-cell office:value-type="float" office:value="273.6628" calcext:value-type="float">
            <text:p>273.6628</text:p>
          </table:table-cell>
          <table:table-cell office:value-type="float" office:value="884.4762" calcext:value-type="float">
            <text:p>884.4762</text:p>
          </table:table-cell>
          <table:table-cell office:value-type="float" office:value="834.2482" calcext:value-type="float">
            <text:p>834.2482</text:p>
          </table:table-cell>
          <table:table-cell office:value-type="float" office:value="834.0895" calcext:value-type="float">
            <text:p>834.0895</text:p>
          </table:table-cell>
          <table:table-cell office:value-type="float" office:value="853.5235" calcext:value-type="float">
            <text:p>853.5235</text:p>
          </table:table-cell>
          <table:table-cell office:value-type="float" office:value="318.6272" calcext:value-type="float">
            <text:p>318.6272</text:p>
          </table:table-cell>
          <table:table-cell office:value-type="float" office:value="436.2662" calcext:value-type="float">
            <text:p>436.2662</text:p>
          </table:table-cell>
          <table:table-cell office:value-type="float" office:value="380.6797" calcext:value-type="float">
            <text:p>380.6797</text:p>
          </table:table-cell>
          <table:table-cell office:value-type="float" office:value="324.025" calcext:value-type="float">
            <text:p>324.02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112002" calcext:value-type="float">
            <text:p>6112002</text:p>
          </table:table-cell>
          <table:table-cell office:value-type="float" office:value="94.24426" calcext:value-type="float">
            <text:p>94.24426</text:p>
          </table:table-cell>
          <table:table-cell office:value-type="float" office:value="5398.156" calcext:value-type="float">
            <text:p>5398.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2.6989" calcext:value-type="float">
            <text:p>-222.6989</text:p>
          </table:table-cell>
          <table:table-cell office:value-type="float" office:value="672.9353" calcext:value-type="float">
            <text:p>672.9353</text:p>
          </table:table-cell>
          <table:table-cell office:value-type="float" office:value="0" calcext:value-type="float">
            <text:p>0</text:p>
          </table:table-cell>
          <table:table-cell office:value-type="float" office:value="48.53089" calcext:value-type="float">
            <text:p>48.53089</text:p>
          </table:table-cell>
          <table:table-cell office:value-type="float" office:value="17.59359" calcext:value-type="float">
            <text:p>17.59359</text:p>
          </table:table-cell>
          <table:table-cell office:value-type="float" office:value="0.05068472" calcext:value-type="float">
            <text:p>0.05068472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4729168" calcext:value-type="float">
            <text:p>0.4729168</text:p>
          </table:table-cell>
          <table:table-cell office:value-type="float" office:value="1.034282" calcext:value-type="float">
            <text:p>1.034282</text:p>
          </table:table-cell>
          <table:table-cell office:value-type="float" office:value="360" calcext:value-type="float">
            <text:p>360</text:p>
          </table:table-cell>
          <table:table-cell office:value-type="float" office:value="-225.097" calcext:value-type="float">
            <text:p>-225.097</text:p>
          </table:table-cell>
          <table:table-cell office:value-type="float" office:value="0" calcext:value-type="float">
            <text:p>0</text:p>
          </table:table-cell>
          <table:table-cell office:value-type="float" office:value="229.2719" calcext:value-type="float">
            <text:p>229.2719</text:p>
          </table:table-cell>
          <table:table-cell office:value-type="float" office:value="273.6552" calcext:value-type="float">
            <text:p>273.6552</text:p>
          </table:table-cell>
          <table:table-cell office:value-type="float" office:value="884.4498" calcext:value-type="float">
            <text:p>884.4498</text:p>
          </table:table-cell>
          <table:table-cell office:value-type="float" office:value="834.2316" calcext:value-type="float">
            <text:p>834.2316</text:p>
          </table:table-cell>
          <table:table-cell office:value-type="float" office:value="834.0825" calcext:value-type="float">
            <text:p>834.0825</text:p>
          </table:table-cell>
          <table:table-cell office:value-type="float" office:value="853.5165" calcext:value-type="float">
            <text:p>853.5165</text:p>
          </table:table-cell>
          <table:table-cell office:value-type="float" office:value="318.6242" calcext:value-type="float">
            <text:p>318.6242</text:p>
          </table:table-cell>
          <table:table-cell office:value-type="float" office:value="436.264" calcext:value-type="float">
            <text:p>436.264</text:p>
          </table:table-cell>
          <table:table-cell office:value-type="float" office:value="380.6779" calcext:value-type="float">
            <text:p>380.6779</text:p>
          </table:table-cell>
          <table:table-cell office:value-type="float" office:value="324.0229" calcext:value-type="float">
            <text:p>324.0229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112002" calcext:value-type="float">
            <text:p>7112002</text:p>
          </table:table-cell>
          <table:table-cell office:value-type="float" office:value="94.19646" calcext:value-type="float">
            <text:p>94.19646</text:p>
          </table:table-cell>
          <table:table-cell office:value-type="float" office:value="5398.117" calcext:value-type="float">
            <text:p>5398.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2.7523" calcext:value-type="float">
            <text:p>-222.7523</text:p>
          </table:table-cell>
          <table:table-cell office:value-type="float" office:value="673.9094" calcext:value-type="float">
            <text:p>673.9094</text:p>
          </table:table-cell>
          <table:table-cell office:value-type="float" office:value="0" calcext:value-type="float">
            <text:p>0</text:p>
          </table:table-cell>
          <table:table-cell office:value-type="float" office:value="48.50335" calcext:value-type="float">
            <text:p>48.50335</text:p>
          </table:table-cell>
          <table:table-cell office:value-type="float" office:value="17.57901" calcext:value-type="float">
            <text:p>17.57901</text:p>
          </table:table-cell>
          <table:table-cell office:value-type="float" office:value="0.05077576" calcext:value-type="float">
            <text:p>0.05077576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4737004" calcext:value-type="float">
            <text:p>0.4737004</text:p>
          </table:table-cell>
          <table:table-cell office:value-type="float" office:value="1.03607" calcext:value-type="float">
            <text:p>1.03607</text:p>
          </table:table-cell>
          <table:table-cell office:value-type="float" office:value="360" calcext:value-type="float">
            <text:p>360</text:p>
          </table:table-cell>
          <table:table-cell office:value-type="float" office:value="-225.1528" calcext:value-type="float">
            <text:p>-225.1528</text:p>
          </table:table-cell>
          <table:table-cell office:value-type="float" office:value="0" calcext:value-type="float">
            <text:p>0</text:p>
          </table:table-cell>
          <table:table-cell office:value-type="float" office:value="229.2707" calcext:value-type="float">
            <text:p>229.2707</text:p>
          </table:table-cell>
          <table:table-cell office:value-type="float" office:value="273.6467" calcext:value-type="float">
            <text:p>273.6467</text:p>
          </table:table-cell>
          <table:table-cell office:value-type="float" office:value="884.426" calcext:value-type="float">
            <text:p>884.426</text:p>
          </table:table-cell>
          <table:table-cell office:value-type="float" office:value="834.2174" calcext:value-type="float">
            <text:p>834.2174</text:p>
          </table:table-cell>
          <table:table-cell office:value-type="float" office:value="834.0754" calcext:value-type="float">
            <text:p>834.0754</text:p>
          </table:table-cell>
          <table:table-cell office:value-type="float" office:value="853.5096" calcext:value-type="float">
            <text:p>853.5096</text:p>
          </table:table-cell>
          <table:table-cell office:value-type="float" office:value="318.6206" calcext:value-type="float">
            <text:p>318.6206</text:p>
          </table:table-cell>
          <table:table-cell office:value-type="float" office:value="436.2618" calcext:value-type="float">
            <text:p>436.2618</text:p>
          </table:table-cell>
          <table:table-cell office:value-type="float" office:value="380.6761" calcext:value-type="float">
            <text:p>380.6761</text:p>
          </table:table-cell>
          <table:table-cell office:value-type="float" office:value="324.0209" calcext:value-type="float">
            <text:p>324.020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112002" calcext:value-type="float">
            <text:p>8112002</text:p>
          </table:table-cell>
          <table:table-cell office:value-type="float" office:value="94.05387" calcext:value-type="float">
            <text:p>94.05387</text:p>
          </table:table-cell>
          <table:table-cell office:value-type="float" office:value="5398.099" calcext:value-type="float">
            <text:p>5398.0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2.9072" calcext:value-type="float">
            <text:p>-222.9072</text:p>
          </table:table-cell>
          <table:table-cell office:value-type="float" office:value="673.9924" calcext:value-type="float">
            <text:p>673.9924</text:p>
          </table:table-cell>
          <table:table-cell office:value-type="float" office:value="0" calcext:value-type="float">
            <text:p>0</text:p>
          </table:table-cell>
          <table:table-cell office:value-type="float" office:value="48.5149" calcext:value-type="float">
            <text:p>48.5149</text:p>
          </table:table-cell>
          <table:table-cell office:value-type="float" office:value="17.48487" calcext:value-type="float">
            <text:p>17.48487</text:p>
          </table:table-cell>
          <table:table-cell office:value-type="float" office:value="0.05092025" calcext:value-type="float">
            <text:p>0.05092025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4744388" calcext:value-type="float">
            <text:p>0.4744388</text:p>
          </table:table-cell>
          <table:table-cell office:value-type="float" office:value="1.037988" calcext:value-type="float">
            <text:p>1.037988</text:p>
          </table:table-cell>
          <table:table-cell office:value-type="float" office:value="360" calcext:value-type="float">
            <text:p>360</text:p>
          </table:table-cell>
          <table:table-cell office:value-type="float" office:value="-225.3103" calcext:value-type="float">
            <text:p>-225.3103</text:p>
          </table:table-cell>
          <table:table-cell office:value-type="float" office:value="0" calcext:value-type="float">
            <text:p>0</text:p>
          </table:table-cell>
          <table:table-cell office:value-type="float" office:value="229.2769" calcext:value-type="float">
            <text:p>229.2769</text:p>
          </table:table-cell>
          <table:table-cell office:value-type="float" office:value="273.6375" calcext:value-type="float">
            <text:p>273.6375</text:p>
          </table:table-cell>
          <table:table-cell office:value-type="float" office:value="884.3992" calcext:value-type="float">
            <text:p>884.3992</text:p>
          </table:table-cell>
          <table:table-cell office:value-type="float" office:value="834.2028" calcext:value-type="float">
            <text:p>834.2028</text:p>
          </table:table-cell>
          <table:table-cell office:value-type="float" office:value="834.0682" calcext:value-type="float">
            <text:p>834.0682</text:p>
          </table:table-cell>
          <table:table-cell office:value-type="float" office:value="853.5029" calcext:value-type="float">
            <text:p>853.5029</text:p>
          </table:table-cell>
          <table:table-cell office:value-type="float" office:value="318.6178" calcext:value-type="float">
            <text:p>318.6178</text:p>
          </table:table-cell>
          <table:table-cell office:value-type="float" office:value="436.2597" calcext:value-type="float">
            <text:p>436.2597</text:p>
          </table:table-cell>
          <table:table-cell office:value-type="float" office:value="380.6745" calcext:value-type="float">
            <text:p>380.6745</text:p>
          </table:table-cell>
          <table:table-cell office:value-type="float" office:value="324.0189" calcext:value-type="float">
            <text:p>324.018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112002" calcext:value-type="float">
            <text:p>9112002</text:p>
          </table:table-cell>
          <table:table-cell office:value-type="float" office:value="93.77927" calcext:value-type="float">
            <text:p>93.77927</text:p>
          </table:table-cell>
          <table:table-cell office:value-type="float" office:value="5398.062" calcext:value-type="float">
            <text:p>5398.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3.2231" calcext:value-type="float">
            <text:p>-223.2231</text:p>
          </table:table-cell>
          <table:table-cell office:value-type="float" office:value="675.4938" calcext:value-type="float">
            <text:p>675.4938</text:p>
          </table:table-cell>
          <table:table-cell office:value-type="float" office:value="0" calcext:value-type="float">
            <text:p>0</text:p>
          </table:table-cell>
          <table:table-cell office:value-type="float" office:value="48.57648" calcext:value-type="float">
            <text:p>48.57648</text:p>
          </table:table-cell>
          <table:table-cell office:value-type="float" office:value="17.31069" calcext:value-type="float">
            <text:p>17.31069</text:p>
          </table:table-cell>
          <table:table-cell office:value-type="float" office:value="0.05117103" calcext:value-type="float">
            <text:p>0.05117103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475412" calcext:value-type="float">
            <text:p>0.475412</text:p>
          </table:table-cell>
          <table:table-cell office:value-type="float" office:value="1.039418" calcext:value-type="float">
            <text:p>1.039418</text:p>
          </table:table-cell>
          <table:table-cell office:value-type="float" office:value="360" calcext:value-type="float">
            <text:p>360</text:p>
          </table:table-cell>
          <table:table-cell office:value-type="float" office:value="-225.6283" calcext:value-type="float">
            <text:p>-225.6283</text:p>
          </table:table-cell>
          <table:table-cell office:value-type="float" office:value="0" calcext:value-type="float">
            <text:p>0</text:p>
          </table:table-cell>
          <table:table-cell office:value-type="float" office:value="229.285" calcext:value-type="float">
            <text:p>229.285</text:p>
          </table:table-cell>
          <table:table-cell office:value-type="float" office:value="273.6155" calcext:value-type="float">
            <text:p>273.6155</text:p>
          </table:table-cell>
          <table:table-cell office:value-type="float" office:value="884.3432" calcext:value-type="float">
            <text:p>884.3432</text:p>
          </table:table-cell>
          <table:table-cell office:value-type="float" office:value="834.1731" calcext:value-type="float">
            <text:p>834.1731</text:p>
          </table:table-cell>
          <table:table-cell office:value-type="float" office:value="834.054" calcext:value-type="float">
            <text:p>834.054</text:p>
          </table:table-cell>
          <table:table-cell office:value-type="float" office:value="853.4896" calcext:value-type="float">
            <text:p>853.4896</text:p>
          </table:table-cell>
          <table:table-cell office:value-type="float" office:value="318.6142" calcext:value-type="float">
            <text:p>318.6142</text:p>
          </table:table-cell>
          <table:table-cell office:value-type="float" office:value="436.2575" calcext:value-type="float">
            <text:p>436.2575</text:p>
          </table:table-cell>
          <table:table-cell office:value-type="float" office:value="380.6728" calcext:value-type="float">
            <text:p>380.6728</text:p>
          </table:table-cell>
          <table:table-cell office:value-type="float" office:value="324.017" calcext:value-type="float">
            <text:p>324.017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112002" calcext:value-type="float">
            <text:p>10112002</text:p>
          </table:table-cell>
          <table:table-cell office:value-type="float" office:value="93.4535" calcext:value-type="float">
            <text:p>93.4535</text:p>
          </table:table-cell>
          <table:table-cell office:value-type="float" office:value="5398.014" calcext:value-type="float">
            <text:p>5398.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3.5153" calcext:value-type="float">
            <text:p>-223.5153</text:p>
          </table:table-cell>
          <table:table-cell office:value-type="float" office:value="674.5543" calcext:value-type="float">
            <text:p>674.5543</text:p>
          </table:table-cell>
          <table:table-cell office:value-type="float" office:value="0" calcext:value-type="float">
            <text:p>0</text:p>
          </table:table-cell>
          <table:table-cell office:value-type="float" office:value="48.63931" calcext:value-type="float">
            <text:p>48.63931</text:p>
          </table:table-cell>
          <table:table-cell office:value-type="float" office:value="17.07285" calcext:value-type="float">
            <text:p>17.07285</text:p>
          </table:table-cell>
          <table:table-cell office:value-type="float" office:value="0.05139027" calcext:value-type="float">
            <text:p>0.05139027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4767917" calcext:value-type="float">
            <text:p>0.4767917</text:p>
          </table:table-cell>
          <table:table-cell office:value-type="float" office:value="1.041914" calcext:value-type="float">
            <text:p>1.041914</text:p>
          </table:table-cell>
          <table:table-cell office:value-type="float" office:value="360" calcext:value-type="float">
            <text:p>360</text:p>
          </table:table-cell>
          <table:table-cell office:value-type="float" office:value="-225.9242" calcext:value-type="float">
            <text:p>-225.9242</text:p>
          </table:table-cell>
          <table:table-cell office:value-type="float" office:value="0" calcext:value-type="float">
            <text:p>0</text:p>
          </table:table-cell>
          <table:table-cell office:value-type="float" office:value="229.3161" calcext:value-type="float">
            <text:p>229.3161</text:p>
          </table:table-cell>
          <table:table-cell office:value-type="float" office:value="273.6031" calcext:value-type="float">
            <text:p>273.6031</text:p>
          </table:table-cell>
          <table:table-cell office:value-type="float" office:value="884.2751" calcext:value-type="float">
            <text:p>884.2751</text:p>
          </table:table-cell>
          <table:table-cell office:value-type="float" office:value="834.1368" calcext:value-type="float">
            <text:p>834.1368</text:p>
          </table:table-cell>
          <table:table-cell office:value-type="float" office:value="834.0336" calcext:value-type="float">
            <text:p>834.0336</text:p>
          </table:table-cell>
          <table:table-cell office:value-type="float" office:value="853.4705" calcext:value-type="float">
            <text:p>853.4705</text:p>
          </table:table-cell>
          <table:table-cell office:value-type="float" office:value="318.6097" calcext:value-type="float">
            <text:p>318.6097</text:p>
          </table:table-cell>
          <table:table-cell office:value-type="float" office:value="436.2548" calcext:value-type="float">
            <text:p>436.2548</text:p>
          </table:table-cell>
          <table:table-cell office:value-type="float" office:value="380.6711" calcext:value-type="float">
            <text:p>380.6711</text:p>
          </table:table-cell>
          <table:table-cell office:value-type="float" office:value="324.0152" calcext:value-type="float">
            <text:p>324.015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112002" calcext:value-type="float">
            <text:p>11112002</text:p>
          </table:table-cell>
          <table:table-cell office:value-type="float" office:value="93.10166" calcext:value-type="float">
            <text:p>93.10166</text:p>
          </table:table-cell>
          <table:table-cell office:value-type="float" office:value="5397.945" calcext:value-type="float">
            <text:p>5397.9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3.9036" calcext:value-type="float">
            <text:p>-223.9036</text:p>
          </table:table-cell>
          <table:table-cell office:value-type="float" office:value="676.3289" calcext:value-type="float">
            <text:p>676.3289</text:p>
          </table:table-cell>
          <table:table-cell office:value-type="float" office:value="0" calcext:value-type="float">
            <text:p>0</text:p>
          </table:table-cell>
          <table:table-cell office:value-type="float" office:value="48.71848" calcext:value-type="float">
            <text:p>48.71848</text:p>
          </table:table-cell>
          <table:table-cell office:value-type="float" office:value="16.84874" calcext:value-type="float">
            <text:p>16.84874</text:p>
          </table:table-cell>
          <table:table-cell office:value-type="float" office:value="0.05155402" calcext:value-type="float">
            <text:p>0.05155402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4791342" calcext:value-type="float">
            <text:p>0.4791342</text:p>
          </table:table-cell>
          <table:table-cell office:value-type="float" office:value="1.048803" calcext:value-type="float">
            <text:p>1.048803</text:p>
          </table:table-cell>
          <table:table-cell office:value-type="float" office:value="360" calcext:value-type="float">
            <text:p>360</text:p>
          </table:table-cell>
          <table:table-cell office:value-type="float" office:value="-226.3216" calcext:value-type="float">
            <text:p>-226.3216</text:p>
          </table:table-cell>
          <table:table-cell office:value-type="float" office:value="0" calcext:value-type="float">
            <text:p>0</text:p>
          </table:table-cell>
          <table:table-cell office:value-type="float" office:value="229.3362" calcext:value-type="float">
            <text:p>229.3362</text:p>
          </table:table-cell>
          <table:table-cell office:value-type="float" office:value="273.5785" calcext:value-type="float">
            <text:p>273.5785</text:p>
          </table:table-cell>
          <table:table-cell office:value-type="float" office:value="884.1904" calcext:value-type="float">
            <text:p>884.1904</text:p>
          </table:table-cell>
          <table:table-cell office:value-type="float" office:value="834.0912" calcext:value-type="float">
            <text:p>834.0912</text:p>
          </table:table-cell>
          <table:table-cell office:value-type="float" office:value="834.0089" calcext:value-type="float">
            <text:p>834.0089</text:p>
          </table:table-cell>
          <table:table-cell office:value-type="float" office:value="853.4481" calcext:value-type="float">
            <text:p>853.4481</text:p>
          </table:table-cell>
          <table:table-cell office:value-type="float" office:value="318.6044" calcext:value-type="float">
            <text:p>318.6044</text:p>
          </table:table-cell>
          <table:table-cell office:value-type="float" office:value="436.249" calcext:value-type="float">
            <text:p>436.249</text:p>
          </table:table-cell>
          <table:table-cell office:value-type="float" office:value="380.6693" calcext:value-type="float">
            <text:p>380.6693</text:p>
          </table:table-cell>
          <table:table-cell office:value-type="float" office:value="324.0133" calcext:value-type="float">
            <text:p>324.013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2112002" calcext:value-type="float">
            <text:p>12112002</text:p>
          </table:table-cell>
          <table:table-cell office:value-type="float" office:value="92.93336" calcext:value-type="float">
            <text:p>92.93336</text:p>
          </table:table-cell>
          <table:table-cell office:value-type="float" office:value="5397.869" calcext:value-type="float">
            <text:p>5397.8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4.1505" calcext:value-type="float">
            <text:p>-224.1505</text:p>
          </table:table-cell>
          <table:table-cell office:value-type="float" office:value="678.6389" calcext:value-type="float">
            <text:p>678.6389</text:p>
          </table:table-cell>
          <table:table-cell office:value-type="float" office:value="0" calcext:value-type="float">
            <text:p>0</text:p>
          </table:table-cell>
          <table:table-cell office:value-type="float" office:value="48.70604" calcext:value-type="float">
            <text:p>48.70604</text:p>
          </table:table-cell>
          <table:table-cell office:value-type="float" office:value="16.75901" calcext:value-type="float">
            <text:p>16.75901</text:p>
          </table:table-cell>
          <table:table-cell office:value-type="float" office:value="0.05176548" calcext:value-type="float">
            <text:p>0.05176548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4806584" calcext:value-type="float">
            <text:p>0.4806584</text:p>
          </table:table-cell>
          <table:table-cell office:value-type="float" office:value="1.052168" calcext:value-type="float">
            <text:p>1.052168</text:p>
          </table:table-cell>
          <table:table-cell office:value-type="float" office:value="360" calcext:value-type="float">
            <text:p>360</text:p>
          </table:table-cell>
          <table:table-cell office:value-type="float" office:value="-226.5731" calcext:value-type="float">
            <text:p>-226.5731</text:p>
          </table:table-cell>
          <table:table-cell office:value-type="float" office:value="0" calcext:value-type="float">
            <text:p>0</text:p>
          </table:table-cell>
          <table:table-cell office:value-type="float" office:value="229.3437" calcext:value-type="float">
            <text:p>229.3437</text:p>
          </table:table-cell>
          <table:table-cell office:value-type="float" office:value="273.5602" calcext:value-type="float">
            <text:p>273.5602</text:p>
          </table:table-cell>
          <table:table-cell office:value-type="float" office:value="884.1355" calcext:value-type="float">
            <text:p>884.1355</text:p>
          </table:table-cell>
          <table:table-cell office:value-type="float" office:value="834.0578" calcext:value-type="float">
            <text:p>834.0578</text:p>
          </table:table-cell>
          <table:table-cell office:value-type="float" office:value="833.9882" calcext:value-type="float">
            <text:p>833.9882</text:p>
          </table:table-cell>
          <table:table-cell office:value-type="float" office:value="853.4278" calcext:value-type="float">
            <text:p>853.4278</text:p>
          </table:table-cell>
          <table:table-cell office:value-type="float" office:value="318.5994" calcext:value-type="float">
            <text:p>318.5994</text:p>
          </table:table-cell>
          <table:table-cell office:value-type="float" office:value="436.2425" calcext:value-type="float">
            <text:p>436.2425</text:p>
          </table:table-cell>
          <table:table-cell office:value-type="float" office:value="380.6674" calcext:value-type="float">
            <text:p>380.6674</text:p>
          </table:table-cell>
          <table:table-cell office:value-type="float" office:value="324.0114" calcext:value-type="float">
            <text:p>324.0114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3112002" calcext:value-type="float">
            <text:p>13112002</text:p>
          </table:table-cell>
          <table:table-cell office:value-type="float" office:value="92.78941" calcext:value-type="float">
            <text:p>92.78941</text:p>
          </table:table-cell>
          <table:table-cell office:value-type="float" office:value="5397.804" calcext:value-type="float">
            <text:p>5397.8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4.355" calcext:value-type="float">
            <text:p>-224.355</text:p>
          </table:table-cell>
          <table:table-cell office:value-type="float" office:value="680.2295" calcext:value-type="float">
            <text:p>680.2295</text:p>
          </table:table-cell>
          <table:table-cell office:value-type="float" office:value="0" calcext:value-type="float">
            <text:p>0</text:p>
          </table:table-cell>
          <table:table-cell office:value-type="float" office:value="48.68752" calcext:value-type="float">
            <text:p>48.68752</text:p>
          </table:table-cell>
          <table:table-cell office:value-type="float" office:value="16.6814" calcext:value-type="float">
            <text:p>16.6814</text:p>
          </table:table-cell>
          <table:table-cell office:value-type="float" office:value="0.05201562" calcext:value-type="float">
            <text:p>0.05201562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4816734" calcext:value-type="float">
            <text:p>0.4816734</text:p>
          </table:table-cell>
          <table:table-cell office:value-type="float" office:value="1.054156" calcext:value-type="float">
            <text:p>1.054156</text:p>
          </table:table-cell>
          <table:table-cell office:value-type="float" office:value="360" calcext:value-type="float">
            <text:p>360</text:p>
          </table:table-cell>
          <table:table-cell office:value-type="float" office:value="-226.7804" calcext:value-type="float">
            <text:p>-226.7804</text:p>
          </table:table-cell>
          <table:table-cell office:value-type="float" office:value="0" calcext:value-type="float">
            <text:p>0</text:p>
          </table:table-cell>
          <table:table-cell office:value-type="float" office:value="229.3506" calcext:value-type="float">
            <text:p>229.3506</text:p>
          </table:table-cell>
          <table:table-cell office:value-type="float" office:value="273.545" calcext:value-type="float">
            <text:p>273.545</text:p>
          </table:table-cell>
          <table:table-cell office:value-type="float" office:value="884.0912" calcext:value-type="float">
            <text:p>884.0912</text:p>
          </table:table-cell>
          <table:table-cell office:value-type="float" office:value="834.0304" calcext:value-type="float">
            <text:p>834.0304</text:p>
          </table:table-cell>
          <table:table-cell office:value-type="float" office:value="833.97" calcext:value-type="float">
            <text:p>833.97</text:p>
          </table:table-cell>
          <table:table-cell office:value-type="float" office:value="853.4102" calcext:value-type="float">
            <text:p>853.4102</text:p>
          </table:table-cell>
          <table:table-cell office:value-type="float" office:value="318.5948" calcext:value-type="float">
            <text:p>318.5948</text:p>
          </table:table-cell>
          <table:table-cell office:value-type="float" office:value="436.2362" calcext:value-type="float">
            <text:p>436.2362</text:p>
          </table:table-cell>
          <table:table-cell office:value-type="float" office:value="380.6655" calcext:value-type="float">
            <text:p>380.6655</text:p>
          </table:table-cell>
          <table:table-cell office:value-type="float" office:value="324.0096" calcext:value-type="float">
            <text:p>324.009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112002" calcext:value-type="float">
            <text:p>14112002</text:p>
          </table:table-cell>
          <table:table-cell office:value-type="float" office:value="92.62103" calcext:value-type="float">
            <text:p>92.62103</text:p>
          </table:table-cell>
          <table:table-cell office:value-type="float" office:value="5397.752" calcext:value-type="float">
            <text:p>5397.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4.5586" calcext:value-type="float">
            <text:p>-224.5586</text:p>
          </table:table-cell>
          <table:table-cell office:value-type="float" office:value="680.4966" calcext:value-type="float">
            <text:p>680.4966</text:p>
          </table:table-cell>
          <table:table-cell office:value-type="float" office:value="0" calcext:value-type="float">
            <text:p>0</text:p>
          </table:table-cell>
          <table:table-cell office:value-type="float" office:value="48.67616" calcext:value-type="float">
            <text:p>48.67616</text:p>
          </table:table-cell>
          <table:table-cell office:value-type="float" office:value="16.57812" calcext:value-type="float">
            <text:p>16.57812</text:p>
          </table:table-cell>
          <table:table-cell office:value-type="float" office:value="0.05228439" calcext:value-type="float">
            <text:p>0.05228439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4823782" calcext:value-type="float">
            <text:p>0.4823782</text:p>
          </table:table-cell>
          <table:table-cell office:value-type="float" office:value="1.055498" calcext:value-type="float">
            <text:p>1.055498</text:p>
          </table:table-cell>
          <table:table-cell office:value-type="float" office:value="360" calcext:value-type="float">
            <text:p>360</text:p>
          </table:table-cell>
          <table:table-cell office:value-type="float" office:value="-226.9857" calcext:value-type="float">
            <text:p>-226.9857</text:p>
          </table:table-cell>
          <table:table-cell office:value-type="float" office:value="0" calcext:value-type="float">
            <text:p>0</text:p>
          </table:table-cell>
          <table:table-cell office:value-type="float" office:value="229.3631" calcext:value-type="float">
            <text:p>229.3631</text:p>
          </table:table-cell>
          <table:table-cell office:value-type="float" office:value="273.531" calcext:value-type="float">
            <text:p>273.531</text:p>
          </table:table-cell>
          <table:table-cell office:value-type="float" office:value="884.0466" calcext:value-type="float">
            <text:p>884.0466</text:p>
          </table:table-cell>
          <table:table-cell office:value-type="float" office:value="834.0045" calcext:value-type="float">
            <text:p>834.0045</text:p>
          </table:table-cell>
          <table:table-cell office:value-type="float" office:value="833.9532" calcext:value-type="float">
            <text:p>833.9532</text:p>
          </table:table-cell>
          <table:table-cell office:value-type="float" office:value="853.3932" calcext:value-type="float">
            <text:p>853.3932</text:p>
          </table:table-cell>
          <table:table-cell office:value-type="float" office:value="318.5905" calcext:value-type="float">
            <text:p>318.5905</text:p>
          </table:table-cell>
          <table:table-cell office:value-type="float" office:value="436.2328" calcext:value-type="float">
            <text:p>436.2328</text:p>
          </table:table-cell>
          <table:table-cell office:value-type="float" office:value="380.6636" calcext:value-type="float">
            <text:p>380.6636</text:p>
          </table:table-cell>
          <table:table-cell office:value-type="float" office:value="324.0077" calcext:value-type="float">
            <text:p>324.0077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112002" calcext:value-type="float">
            <text:p>15112002</text:p>
          </table:table-cell>
          <table:table-cell office:value-type="float" office:value="92.51295" calcext:value-type="float">
            <text:p>92.51295</text:p>
          </table:table-cell>
          <table:table-cell office:value-type="float" office:value="5397.692" calcext:value-type="float">
            <text:p>5397.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4.7143" calcext:value-type="float">
            <text:p>-224.7143</text:p>
          </table:table-cell>
          <table:table-cell office:value-type="float" office:value="681.783" calcext:value-type="float">
            <text:p>681.783</text:p>
          </table:table-cell>
          <table:table-cell office:value-type="float" office:value="0" calcext:value-type="float">
            <text:p>0</text:p>
          </table:table-cell>
          <table:table-cell office:value-type="float" office:value="48.65406" calcext:value-type="float">
            <text:p>48.65406</text:p>
          </table:table-cell>
          <table:table-cell office:value-type="float" office:value="16.52285" calcext:value-type="float">
            <text:p>16.52285</text:p>
          </table:table-cell>
          <table:table-cell office:value-type="float" office:value="0.05251834" calcext:value-type="float">
            <text:p>0.05251834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4835337" calcext:value-type="float">
            <text:p>0.4835337</text:p>
          </table:table-cell>
          <table:table-cell office:value-type="float" office:value="1.057511" calcext:value-type="float">
            <text:p>1.057511</text:p>
          </table:table-cell>
          <table:table-cell office:value-type="float" office:value="360" calcext:value-type="float">
            <text:p>360</text:p>
          </table:table-cell>
          <table:table-cell office:value-type="float" office:value="-227.1444" calcext:value-type="float">
            <text:p>-227.1444</text:p>
          </table:table-cell>
          <table:table-cell office:value-type="float" office:value="0" calcext:value-type="float">
            <text:p>0</text:p>
          </table:table-cell>
          <table:table-cell office:value-type="float" office:value="229.3665" calcext:value-type="float">
            <text:p>229.3665</text:p>
          </table:table-cell>
          <table:table-cell office:value-type="float" office:value="273.52" calcext:value-type="float">
            <text:p>273.52</text:p>
          </table:table-cell>
          <table:table-cell office:value-type="float" office:value="884.0089" calcext:value-type="float">
            <text:p>884.0089</text:p>
          </table:table-cell>
          <table:table-cell office:value-type="float" office:value="833.9808" calcext:value-type="float">
            <text:p>833.9808</text:p>
          </table:table-cell>
          <table:table-cell office:value-type="float" office:value="833.9373" calcext:value-type="float">
            <text:p>833.9373</text:p>
          </table:table-cell>
          <table:table-cell office:value-type="float" office:value="853.3766" calcext:value-type="float">
            <text:p>853.3766</text:p>
          </table:table-cell>
          <table:table-cell office:value-type="float" office:value="318.5863" calcext:value-type="float">
            <text:p>318.5863</text:p>
          </table:table-cell>
          <table:table-cell office:value-type="float" office:value="436.2298" calcext:value-type="float">
            <text:p>436.2298</text:p>
          </table:table-cell>
          <table:table-cell office:value-type="float" office:value="380.6618" calcext:value-type="float">
            <text:p>380.6618</text:p>
          </table:table-cell>
          <table:table-cell office:value-type="float" office:value="324.0058" calcext:value-type="float">
            <text:p>324.005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112002" calcext:value-type="float">
            <text:p>16112002</text:p>
          </table:table-cell>
          <table:table-cell office:value-type="float" office:value="92.47494" calcext:value-type="float">
            <text:p>92.47494</text:p>
          </table:table-cell>
          <table:table-cell office:value-type="float" office:value="5397.649" calcext:value-type="float">
            <text:p>5397.6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4.8009" calcext:value-type="float">
            <text:p>-224.8009</text:p>
          </table:table-cell>
          <table:table-cell office:value-type="float" office:value="682.5729" calcext:value-type="float">
            <text:p>682.5729</text:p>
          </table:table-cell>
          <table:table-cell office:value-type="float" office:value="0" calcext:value-type="float">
            <text:p>0</text:p>
          </table:table-cell>
          <table:table-cell office:value-type="float" office:value="48.61822" calcext:value-type="float">
            <text:p>48.61822</text:p>
          </table:table-cell>
          <table:table-cell office:value-type="float" office:value="16.51351" calcext:value-type="float">
            <text:p>16.51351</text:p>
          </table:table-cell>
          <table:table-cell office:value-type="float" office:value="0.05276532" calcext:value-type="float">
            <text:p>0.05276532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4840515" calcext:value-type="float">
            <text:p>0.4840515</text:p>
          </table:table-cell>
          <table:table-cell office:value-type="float" office:value="1.058398" calcext:value-type="float">
            <text:p>1.058398</text:p>
          </table:table-cell>
          <table:table-cell office:value-type="float" office:value="360" calcext:value-type="float">
            <text:p>360</text:p>
          </table:table-cell>
          <table:table-cell office:value-type="float" office:value="-227.2322" calcext:value-type="float">
            <text:p>-227.2322</text:p>
          </table:table-cell>
          <table:table-cell office:value-type="float" office:value="0" calcext:value-type="float">
            <text:p>0</text:p>
          </table:table-cell>
          <table:table-cell office:value-type="float" office:value="229.3672" calcext:value-type="float">
            <text:p>229.3672</text:p>
          </table:table-cell>
          <table:table-cell office:value-type="float" office:value="273.5127" calcext:value-type="float">
            <text:p>273.5127</text:p>
          </table:table-cell>
          <table:table-cell office:value-type="float" office:value="883.9866" calcext:value-type="float">
            <text:p>883.9866</text:p>
          </table:table-cell>
          <table:table-cell office:value-type="float" office:value="833.9649" calcext:value-type="float">
            <text:p>833.9649</text:p>
          </table:table-cell>
          <table:table-cell office:value-type="float" office:value="833.9302" calcext:value-type="float">
            <text:p>833.9302</text:p>
          </table:table-cell>
          <table:table-cell office:value-type="float" office:value="853.3669" calcext:value-type="float">
            <text:p>853.3669</text:p>
          </table:table-cell>
          <table:table-cell office:value-type="float" office:value="318.5828" calcext:value-type="float">
            <text:p>318.5828</text:p>
          </table:table-cell>
          <table:table-cell office:value-type="float" office:value="436.2272" calcext:value-type="float">
            <text:p>436.2272</text:p>
          </table:table-cell>
          <table:table-cell office:value-type="float" office:value="380.66" calcext:value-type="float">
            <text:p>380.66</text:p>
          </table:table-cell>
          <table:table-cell office:value-type="float" office:value="324.0039" calcext:value-type="float">
            <text:p>324.003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7112002" calcext:value-type="float">
            <text:p>17112002</text:p>
          </table:table-cell>
          <table:table-cell office:value-type="float" office:value="92.43983" calcext:value-type="float">
            <text:p>92.43983</text:p>
          </table:table-cell>
          <table:table-cell office:value-type="float" office:value="5397.615" calcext:value-type="float">
            <text:p>5397.6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4.8378" calcext:value-type="float">
            <text:p>-224.8378</text:p>
          </table:table-cell>
          <table:table-cell office:value-type="float" office:value="682.6876" calcext:value-type="float">
            <text:p>682.6876</text:p>
          </table:table-cell>
          <table:table-cell office:value-type="float" office:value="0" calcext:value-type="float">
            <text:p>0</text:p>
          </table:table-cell>
          <table:table-cell office:value-type="float" office:value="48.58099" calcext:value-type="float">
            <text:p>48.58099</text:p>
          </table:table-cell>
          <table:table-cell office:value-type="float" office:value="16.50457" calcext:value-type="float">
            <text:p>16.50457</text:p>
          </table:table-cell>
          <table:table-cell office:value-type="float" office:value="0.05288365" calcext:value-type="float">
            <text:p>0.05288365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4845913" calcext:value-type="float">
            <text:p>0.4845913</text:p>
          </table:table-cell>
          <table:table-cell office:value-type="float" office:value="1.060146" calcext:value-type="float">
            <text:p>1.060146</text:p>
          </table:table-cell>
          <table:table-cell office:value-type="float" office:value="360" calcext:value-type="float">
            <text:p>360</text:p>
          </table:table-cell>
          <table:table-cell office:value-type="float" office:value="-227.2712" calcext:value-type="float">
            <text:p>-227.2712</text:p>
          </table:table-cell>
          <table:table-cell office:value-type="float" office:value="0" calcext:value-type="float">
            <text:p>0</text:p>
          </table:table-cell>
          <table:table-cell office:value-type="float" office:value="229.368" calcext:value-type="float">
            <text:p>229.368</text:p>
          </table:table-cell>
          <table:table-cell office:value-type="float" office:value="273.5063" calcext:value-type="float">
            <text:p>273.5063</text:p>
          </table:table-cell>
          <table:table-cell office:value-type="float" office:value="883.9669" calcext:value-type="float">
            <text:p>883.9669</text:p>
          </table:table-cell>
          <table:table-cell office:value-type="float" office:value="833.9521" calcext:value-type="float">
            <text:p>833.9521</text:p>
          </table:table-cell>
          <table:table-cell office:value-type="float" office:value="833.9233" calcext:value-type="float">
            <text:p>833.9233</text:p>
          </table:table-cell>
          <table:table-cell office:value-type="float" office:value="853.3602" calcext:value-type="float">
            <text:p>853.3602</text:p>
          </table:table-cell>
          <table:table-cell office:value-type="float" office:value="318.5795" calcext:value-type="float">
            <text:p>318.5795</text:p>
          </table:table-cell>
          <table:table-cell office:value-type="float" office:value="436.2249" calcext:value-type="float">
            <text:p>436.2249</text:p>
          </table:table-cell>
          <table:table-cell office:value-type="float" office:value="380.6583" calcext:value-type="float">
            <text:p>380.6583</text:p>
          </table:table-cell>
          <table:table-cell office:value-type="float" office:value="324.002" calcext:value-type="float">
            <text:p>324.00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8112002" calcext:value-type="float">
            <text:p>18112002</text:p>
          </table:table-cell>
          <table:table-cell office:value-type="float" office:value="92.39919" calcext:value-type="float">
            <text:p>92.39919</text:p>
          </table:table-cell>
          <table:table-cell office:value-type="float" office:value="5397.585" calcext:value-type="float">
            <text:p>5397.5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4.8531" calcext:value-type="float">
            <text:p>-224.8531</text:p>
          </table:table-cell>
          <table:table-cell office:value-type="float" office:value="683.7502" calcext:value-type="float">
            <text:p>683.7502</text:p>
          </table:table-cell>
          <table:table-cell office:value-type="float" office:value="0" calcext:value-type="float">
            <text:p>0</text:p>
          </table:table-cell>
          <table:table-cell office:value-type="float" office:value="48.53821" calcext:value-type="float">
            <text:p>48.53821</text:p>
          </table:table-cell>
          <table:table-cell office:value-type="float" office:value="16.49043" calcext:value-type="float">
            <text:p>16.49043</text:p>
          </table:table-cell>
          <table:table-cell office:value-type="float" office:value="0.05290658" calcext:value-type="float">
            <text:p>0.05290658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4854908" calcext:value-type="float">
            <text:p>0.4854908</text:p>
          </table:table-cell>
          <table:table-cell office:value-type="float" office:value="1.064785" calcext:value-type="float">
            <text:p>1.064785</text:p>
          </table:table-cell>
          <table:table-cell office:value-type="float" office:value="360" calcext:value-type="float">
            <text:p>360</text:p>
          </table:table-cell>
          <table:table-cell office:value-type="float" office:value="-227.2921" calcext:value-type="float">
            <text:p>-227.2921</text:p>
          </table:table-cell>
          <table:table-cell office:value-type="float" office:value="0" calcext:value-type="float">
            <text:p>0</text:p>
          </table:table-cell>
          <table:table-cell office:value-type="float" office:value="229.37" calcext:value-type="float">
            <text:p>229.37</text:p>
          </table:table-cell>
          <table:table-cell office:value-type="float" office:value="273.5005" calcext:value-type="float">
            <text:p>273.5005</text:p>
          </table:table-cell>
          <table:table-cell office:value-type="float" office:value="883.9478" calcext:value-type="float">
            <text:p>883.9478</text:p>
          </table:table-cell>
          <table:table-cell office:value-type="float" office:value="833.9411" calcext:value-type="float">
            <text:p>833.9411</text:p>
          </table:table-cell>
          <table:table-cell office:value-type="float" office:value="833.9166" calcext:value-type="float">
            <text:p>833.9166</text:p>
          </table:table-cell>
          <table:table-cell office:value-type="float" office:value="853.3542" calcext:value-type="float">
            <text:p>853.3542</text:p>
          </table:table-cell>
          <table:table-cell office:value-type="float" office:value="318.577" calcext:value-type="float">
            <text:p>318.577</text:p>
          </table:table-cell>
          <table:table-cell office:value-type="float" office:value="436.2227" calcext:value-type="float">
            <text:p>436.2227</text:p>
          </table:table-cell>
          <table:table-cell office:value-type="float" office:value="380.6565" calcext:value-type="float">
            <text:p>380.6565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9112002" calcext:value-type="float">
            <text:p>19112002</text:p>
          </table:table-cell>
          <table:table-cell office:value-type="float" office:value="92.35204" calcext:value-type="float">
            <text:p>92.35204</text:p>
          </table:table-cell>
          <table:table-cell office:value-type="float" office:value="5397.562" calcext:value-type="float">
            <text:p>5397.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4.87" calcext:value-type="float">
            <text:p>-224.87</text:p>
          </table:table-cell>
          <table:table-cell office:value-type="float" office:value="684.266" calcext:value-type="float">
            <text:p>684.266</text:p>
          </table:table-cell>
          <table:table-cell office:value-type="float" office:value="0" calcext:value-type="float">
            <text:p>0</text:p>
          </table:table-cell>
          <table:table-cell office:value-type="float" office:value="48.5013" calcext:value-type="float">
            <text:p>48.5013</text:p>
          </table:table-cell>
          <table:table-cell office:value-type="float" office:value="16.47002" calcext:value-type="float">
            <text:p>16.47002</text:p>
          </table:table-cell>
          <table:table-cell office:value-type="float" office:value="0.0529217" calcext:value-type="float">
            <text:p>0.0529217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486367" calcext:value-type="float">
            <text:p>0.486367</text:p>
          </table:table-cell>
          <table:table-cell office:value-type="float" office:value="1.069276" calcext:value-type="float">
            <text:p>1.069276</text:p>
          </table:table-cell>
          <table:table-cell office:value-type="float" office:value="360" calcext:value-type="float">
            <text:p>360</text:p>
          </table:table-cell>
          <table:table-cell office:value-type="float" office:value="-227.3143" calcext:value-type="float">
            <text:p>-227.3143</text:p>
          </table:table-cell>
          <table:table-cell office:value-type="float" office:value="0" calcext:value-type="float">
            <text:p>0</text:p>
          </table:table-cell>
          <table:table-cell office:value-type="float" office:value="229.3722" calcext:value-type="float">
            <text:p>229.3722</text:p>
          </table:table-cell>
          <table:table-cell office:value-type="float" office:value="273.4955" calcext:value-type="float">
            <text:p>273.4955</text:p>
          </table:table-cell>
          <table:table-cell office:value-type="float" office:value="883.9295" calcext:value-type="float">
            <text:p>883.9295</text:p>
          </table:table-cell>
          <table:table-cell office:value-type="float" office:value="833.9311" calcext:value-type="float">
            <text:p>833.9311</text:p>
          </table:table-cell>
          <table:table-cell office:value-type="float" office:value="833.9102" calcext:value-type="float">
            <text:p>833.9102</text:p>
          </table:table-cell>
          <table:table-cell office:value-type="float" office:value="853.3483" calcext:value-type="float">
            <text:p>853.3483</text:p>
          </table:table-cell>
          <table:table-cell office:value-type="float" office:value="318.5751" calcext:value-type="float">
            <text:p>318.5751</text:p>
          </table:table-cell>
          <table:table-cell office:value-type="float" office:value="436.2207" calcext:value-type="float">
            <text:p>436.2207</text:p>
          </table:table-cell>
          <table:table-cell office:value-type="float" office:value="380.6548" calcext:value-type="float">
            <text:p>380.6548</text:p>
          </table:table-cell>
          <table:table-cell office:value-type="float" office:value="323.998" calcext:value-type="float">
            <text:p>323.998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112002" calcext:value-type="float">
            <text:p>20112002</text:p>
          </table:table-cell>
          <table:table-cell office:value-type="float" office:value="92.24647" calcext:value-type="float">
            <text:p>92.24647</text:p>
          </table:table-cell>
          <table:table-cell office:value-type="float" office:value="5397.551" calcext:value-type="float">
            <text:p>5397.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4.9994" calcext:value-type="float">
            <text:p>-224.9994</text:p>
          </table:table-cell>
          <table:table-cell office:value-type="float" office:value="684.9213" calcext:value-type="float">
            <text:p>684.9213</text:p>
          </table:table-cell>
          <table:table-cell office:value-type="float" office:value="0" calcext:value-type="float">
            <text:p>0</text:p>
          </table:table-cell>
          <table:table-cell office:value-type="float" office:value="48.48996" calcext:value-type="float">
            <text:p>48.48996</text:p>
          </table:table-cell>
          <table:table-cell office:value-type="float" office:value="8.196255" calcext:value-type="float">
            <text:p>8.196255</text:p>
          </table:table-cell>
          <table:table-cell office:value-type="float" office:value="0.05304159" calcext:value-type="float">
            <text:p>0.05304159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4871046" calcext:value-type="float">
            <text:p>0.4871046</text:p>
          </table:table-cell>
          <table:table-cell office:value-type="float" office:value="1.070806" calcext:value-type="float">
            <text:p>1.070806</text:p>
          </table:table-cell>
          <table:table-cell office:value-type="float" office:value="360" calcext:value-type="float">
            <text:p>360</text:p>
          </table:table-cell>
          <table:table-cell office:value-type="float" office:value="-227.4458" calcext:value-type="float">
            <text:p>-227.4458</text:p>
          </table:table-cell>
          <table:table-cell office:value-type="float" office:value="0" calcext:value-type="float">
            <text:p>0</text:p>
          </table:table-cell>
          <table:table-cell office:value-type="float" office:value="205.6962" calcext:value-type="float">
            <text:p>205.6962</text:p>
          </table:table-cell>
          <table:table-cell office:value-type="float" office:value="273.2555" calcext:value-type="float">
            <text:p>273.2555</text:p>
          </table:table-cell>
          <table:table-cell office:value-type="float" office:value="896.9932" calcext:value-type="float">
            <text:p>896.9932</text:p>
          </table:table-cell>
          <table:table-cell office:value-type="float" office:value="852.9598" calcext:value-type="float">
            <text:p>852.9598</text:p>
          </table:table-cell>
          <table:table-cell office:value-type="float" office:value="833.9048" calcext:value-type="float">
            <text:p>833.9048</text:p>
          </table:table-cell>
          <table:table-cell office:value-type="float" office:value="853.3425" calcext:value-type="float">
            <text:p>853.3425</text:p>
          </table:table-cell>
          <table:table-cell office:value-type="float" office:value="318.5734" calcext:value-type="float">
            <text:p>318.5734</text:p>
          </table:table-cell>
          <table:table-cell office:value-type="float" office:value="436.2188" calcext:value-type="float">
            <text:p>436.2188</text:p>
          </table:table-cell>
          <table:table-cell office:value-type="float" office:value="380.6532" calcext:value-type="float">
            <text:p>380.6532</text:p>
          </table:table-cell>
          <table:table-cell office:value-type="float" office:value="323.9963" calcext:value-type="float">
            <text:p>323.996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1112002" calcext:value-type="float">
            <text:p>21112002</text:p>
          </table:table-cell>
          <table:table-cell office:value-type="float" office:value="92.15755" calcext:value-type="float">
            <text:p>92.15755</text:p>
          </table:table-cell>
          <table:table-cell office:value-type="float" office:value="5397.537" calcext:value-type="float">
            <text:p>5397.5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5.1415" calcext:value-type="float">
            <text:p>-225.1415</text:p>
          </table:table-cell>
          <table:table-cell office:value-type="float" office:value="685.4346" calcext:value-type="float">
            <text:p>685.4346</text:p>
          </table:table-cell>
          <table:table-cell office:value-type="float" office:value="0" calcext:value-type="float">
            <text:p>0</text:p>
          </table:table-cell>
          <table:table-cell office:value-type="float" office:value="48.48009" calcext:value-type="float">
            <text:p>48.48009</text:p>
          </table:table-cell>
          <table:table-cell office:value-type="float" office:value="8.163925" calcext:value-type="float">
            <text:p>8.163925</text:p>
          </table:table-cell>
          <table:table-cell office:value-type="float" office:value="0.05325965" calcext:value-type="float">
            <text:p>0.05325965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4879075" calcext:value-type="float">
            <text:p>0.4879075</text:p>
          </table:table-cell>
          <table:table-cell office:value-type="float" office:value="1.06954" calcext:value-type="float">
            <text:p>1.06954</text:p>
          </table:table-cell>
          <table:table-cell office:value-type="float" office:value="360" calcext:value-type="float">
            <text:p>360</text:p>
          </table:table-cell>
          <table:table-cell office:value-type="float" office:value="-227.5873" calcext:value-type="float">
            <text:p>-227.5873</text:p>
          </table:table-cell>
          <table:table-cell office:value-type="float" office:value="0" calcext:value-type="float">
            <text:p>0</text:p>
          </table:table-cell>
          <table:table-cell office:value-type="float" office:value="205.6958" calcext:value-type="float">
            <text:p>205.6958</text:p>
          </table:table-cell>
          <table:table-cell office:value-type="float" office:value="273.2461" calcext:value-type="float">
            <text:p>273.2461</text:p>
          </table:table-cell>
          <table:table-cell office:value-type="float" office:value="896.968" calcext:value-type="float">
            <text:p>896.968</text:p>
          </table:table-cell>
          <table:table-cell office:value-type="float" office:value="852.9438" calcext:value-type="float">
            <text:p>852.9438</text:p>
          </table:table-cell>
          <table:table-cell office:value-type="float" office:value="833.8986" calcext:value-type="float">
            <text:p>833.8986</text:p>
          </table:table-cell>
          <table:table-cell office:value-type="float" office:value="853.3367" calcext:value-type="float">
            <text:p>853.3367</text:p>
          </table:table-cell>
          <table:table-cell office:value-type="float" office:value="318.5714" calcext:value-type="float">
            <text:p>318.5714</text:p>
          </table:table-cell>
          <table:table-cell office:value-type="float" office:value="436.2169" calcext:value-type="float">
            <text:p>436.2169</text:p>
          </table:table-cell>
          <table:table-cell office:value-type="float" office:value="380.6517" calcext:value-type="float">
            <text:p>380.6517</text:p>
          </table:table-cell>
          <table:table-cell office:value-type="float" office:value="323.9947" calcext:value-type="float">
            <text:p>323.9947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2112002" calcext:value-type="float">
            <text:p>22112002</text:p>
          </table:table-cell>
          <table:table-cell office:value-type="float" office:value="92.0778" calcext:value-type="float">
            <text:p>92.0778</text:p>
          </table:table-cell>
          <table:table-cell office:value-type="float" office:value="5397.517" calcext:value-type="float">
            <text:p>5397.5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5.2326" calcext:value-type="float">
            <text:p>-225.2326</text:p>
          </table:table-cell>
          <table:table-cell office:value-type="float" office:value="683.6213" calcext:value-type="float">
            <text:p>683.6213</text:p>
          </table:table-cell>
          <table:table-cell office:value-type="float" office:value="0" calcext:value-type="float">
            <text:p>0</text:p>
          </table:table-cell>
          <table:table-cell office:value-type="float" office:value="48.47034" calcext:value-type="float">
            <text:p>48.47034</text:p>
          </table:table-cell>
          <table:table-cell office:value-type="float" office:value="8.139373" calcext:value-type="float">
            <text:p>8.139373</text:p>
          </table:table-cell>
          <table:table-cell office:value-type="float" office:value="0.05342703" calcext:value-type="float">
            <text:p>0.05342703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4892432" calcext:value-type="float">
            <text:p>0.4892432</text:p>
          </table:table-cell>
          <table:table-cell office:value-type="float" office:value="1.069245" calcext:value-type="float">
            <text:p>1.069245</text:p>
          </table:table-cell>
          <table:table-cell office:value-type="float" office:value="360" calcext:value-type="float">
            <text:p>360</text:p>
          </table:table-cell>
          <table:table-cell office:value-type="float" office:value="-227.6793" calcext:value-type="float">
            <text:p>-227.6793</text:p>
          </table:table-cell>
          <table:table-cell office:value-type="float" office:value="0" calcext:value-type="float">
            <text:p>0</text:p>
          </table:table-cell>
          <table:table-cell office:value-type="float" office:value="205.6918" calcext:value-type="float">
            <text:p>205.6918</text:p>
          </table:table-cell>
          <table:table-cell office:value-type="float" office:value="273.2375" calcext:value-type="float">
            <text:p>273.2375</text:p>
          </table:table-cell>
          <table:table-cell office:value-type="float" office:value="896.9415" calcext:value-type="float">
            <text:p>896.9415</text:p>
          </table:table-cell>
          <table:table-cell office:value-type="float" office:value="852.9263" calcext:value-type="float">
            <text:p>852.9263</text:p>
          </table:table-cell>
          <table:table-cell office:value-type="float" office:value="833.8923" calcext:value-type="float">
            <text:p>833.8923</text:p>
          </table:table-cell>
          <table:table-cell office:value-type="float" office:value="853.3309" calcext:value-type="float">
            <text:p>853.3309</text:p>
          </table:table-cell>
          <table:table-cell office:value-type="float" office:value="318.5695" calcext:value-type="float">
            <text:p>318.5695</text:p>
          </table:table-cell>
          <table:table-cell office:value-type="float" office:value="436.215" calcext:value-type="float">
            <text:p>436.215</text:p>
          </table:table-cell>
          <table:table-cell office:value-type="float" office:value="380.6502" calcext:value-type="float">
            <text:p>380.6502</text:p>
          </table:table-cell>
          <table:table-cell office:value-type="float" office:value="323.993" calcext:value-type="float">
            <text:p>323.99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3112002" calcext:value-type="float">
            <text:p>23112002</text:p>
          </table:table-cell>
          <table:table-cell office:value-type="float" office:value="92.02345" calcext:value-type="float">
            <text:p>92.02345</text:p>
          </table:table-cell>
          <table:table-cell office:value-type="float" office:value="5397.497" calcext:value-type="float">
            <text:p>5397.4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5.2518" calcext:value-type="float">
            <text:p>-225.2518</text:p>
          </table:table-cell>
          <table:table-cell office:value-type="float" office:value="684.306" calcext:value-type="float">
            <text:p>684.306</text:p>
          </table:table-cell>
          <table:table-cell office:value-type="float" office:value="0" calcext:value-type="float">
            <text:p>0</text:p>
          </table:table-cell>
          <table:table-cell office:value-type="float" office:value="48.45887" calcext:value-type="float">
            <text:p>48.45887</text:p>
          </table:table-cell>
          <table:table-cell office:value-type="float" office:value="8.133024" calcext:value-type="float">
            <text:p>8.133024</text:p>
          </table:table-cell>
          <table:table-cell office:value-type="float" office:value="0.0534634" calcext:value-type="float">
            <text:p>0.0534634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4910075" calcext:value-type="float">
            <text:p>0.4910075</text:p>
          </table:table-cell>
          <table:table-cell office:value-type="float" office:value="1.074607" calcext:value-type="float">
            <text:p>1.074607</text:p>
          </table:table-cell>
          <table:table-cell office:value-type="float" office:value="360" calcext:value-type="float">
            <text:p>360</text:p>
          </table:table-cell>
          <table:table-cell office:value-type="float" office:value="-227.7055" calcext:value-type="float">
            <text:p>-227.7055</text:p>
          </table:table-cell>
          <table:table-cell office:value-type="float" office:value="0" calcext:value-type="float">
            <text:p>0</text:p>
          </table:table-cell>
          <table:table-cell office:value-type="float" office:value="205.6904" calcext:value-type="float">
            <text:p>205.6904</text:p>
          </table:table-cell>
          <table:table-cell office:value-type="float" office:value="273.2297" calcext:value-type="float">
            <text:p>273.2297</text:p>
          </table:table-cell>
          <table:table-cell office:value-type="float" office:value="896.9171" calcext:value-type="float">
            <text:p>896.9171</text:p>
          </table:table-cell>
          <table:table-cell office:value-type="float" office:value="852.9106" calcext:value-type="float">
            <text:p>852.9106</text:p>
          </table:table-cell>
          <table:table-cell office:value-type="float" office:value="833.8864" calcext:value-type="float">
            <text:p>833.8864</text:p>
          </table:table-cell>
          <table:table-cell office:value-type="float" office:value="853.3251" calcext:value-type="float">
            <text:p>853.3251</text:p>
          </table:table-cell>
          <table:table-cell office:value-type="float" office:value="318.5676" calcext:value-type="float">
            <text:p>318.5676</text:p>
          </table:table-cell>
          <table:table-cell office:value-type="float" office:value="436.213" calcext:value-type="float">
            <text:p>436.213</text:p>
          </table:table-cell>
          <table:table-cell office:value-type="float" office:value="380.6487" calcext:value-type="float">
            <text:p>380.6487</text:p>
          </table:table-cell>
          <table:table-cell office:value-type="float" office:value="323.9913" calcext:value-type="float">
            <text:p>323.9913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4112002" calcext:value-type="float">
            <text:p>24112002</text:p>
          </table:table-cell>
          <table:table-cell office:value-type="float" office:value="91.94588" calcext:value-type="float">
            <text:p>91.94588</text:p>
          </table:table-cell>
          <table:table-cell office:value-type="float" office:value="5397.483" calcext:value-type="float">
            <text:p>5397.4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5.276" calcext:value-type="float">
            <text:p>-225.276</text:p>
          </table:table-cell>
          <table:table-cell office:value-type="float" office:value="684.8393" calcext:value-type="float">
            <text:p>684.8393</text:p>
          </table:table-cell>
          <table:table-cell office:value-type="float" office:value="0" calcext:value-type="float">
            <text:p>0</text:p>
          </table:table-cell>
          <table:table-cell office:value-type="float" office:value="48.45736" calcext:value-type="float">
            <text:p>48.45736</text:p>
          </table:table-cell>
          <table:table-cell office:value-type="float" office:value="8.100152" calcext:value-type="float">
            <text:p>8.100152</text:p>
          </table:table-cell>
          <table:table-cell office:value-type="float" office:value="0.05347338" calcext:value-type="float">
            <text:p>0.05347338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492473" calcext:value-type="float">
            <text:p>0.492473</text:p>
          </table:table-cell>
          <table:table-cell office:value-type="float" office:value="1.081989" calcext:value-type="float">
            <text:p>1.081989</text:p>
          </table:table-cell>
          <table:table-cell office:value-type="float" office:value="360" calcext:value-type="float">
            <text:p>360</text:p>
          </table:table-cell>
          <table:table-cell office:value-type="float" office:value="-227.7386" calcext:value-type="float">
            <text:p>-227.7386</text:p>
          </table:table-cell>
          <table:table-cell office:value-type="float" office:value="0" calcext:value-type="float">
            <text:p>0</text:p>
          </table:table-cell>
          <table:table-cell office:value-type="float" office:value="205.694" calcext:value-type="float">
            <text:p>205.694</text:p>
          </table:table-cell>
          <table:table-cell office:value-type="float" office:value="273.2227" calcext:value-type="float">
            <text:p>273.2227</text:p>
          </table:table-cell>
          <table:table-cell office:value-type="float" office:value="896.8949" calcext:value-type="float">
            <text:p>896.8949</text:p>
          </table:table-cell>
          <table:table-cell office:value-type="float" office:value="852.8965" calcext:value-type="float">
            <text:p>852.8965</text:p>
          </table:table-cell>
          <table:table-cell office:value-type="float" office:value="833.8805" calcext:value-type="float">
            <text:p>833.8805</text:p>
          </table:table-cell>
          <table:table-cell office:value-type="float" office:value="853.3194" calcext:value-type="float">
            <text:p>853.3194</text:p>
          </table:table-cell>
          <table:table-cell office:value-type="float" office:value="318.5659" calcext:value-type="float">
            <text:p>318.5659</text:p>
          </table:table-cell>
          <table:table-cell office:value-type="float" office:value="436.2112" calcext:value-type="float">
            <text:p>436.2112</text:p>
          </table:table-cell>
          <table:table-cell office:value-type="float" office:value="380.6472" calcext:value-type="float">
            <text:p>380.6472</text:p>
          </table:table-cell>
          <table:table-cell office:value-type="float" office:value="323.9895" calcext:value-type="float">
            <text:p>323.989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5112002" calcext:value-type="float">
            <text:p>25112002</text:p>
          </table:table-cell>
          <table:table-cell office:value-type="float" office:value="91.88847" calcext:value-type="float">
            <text:p>91.88847</text:p>
          </table:table-cell>
          <table:table-cell office:value-type="float" office:value="5397.469" calcext:value-type="float">
            <text:p>5397.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5.2891" calcext:value-type="float">
            <text:p>-225.2891</text:p>
          </table:table-cell>
          <table:table-cell office:value-type="float" office:value="685.9169" calcext:value-type="float">
            <text:p>685.9169</text:p>
          </table:table-cell>
          <table:table-cell office:value-type="float" office:value="0" calcext:value-type="float">
            <text:p>0</text:p>
          </table:table-cell>
          <table:table-cell office:value-type="float" office:value="48.43732" calcext:value-type="float">
            <text:p>48.43732</text:p>
          </table:table-cell>
          <table:table-cell office:value-type="float" office:value="8.088798" calcext:value-type="float">
            <text:p>8.088798</text:p>
          </table:table-cell>
          <table:table-cell office:value-type="float" office:value="0.05348817" calcext:value-type="float">
            <text:p>0.05348817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4937611" calcext:value-type="float">
            <text:p>0.4937611</text:p>
          </table:table-cell>
          <table:table-cell office:value-type="float" office:value="1.088958" calcext:value-type="float">
            <text:p>1.088958</text:p>
          </table:table-cell>
          <table:table-cell office:value-type="float" office:value="360" calcext:value-type="float">
            <text:p>360</text:p>
          </table:table-cell>
          <table:table-cell office:value-type="float" office:value="-227.7599" calcext:value-type="float">
            <text:p>-227.7599</text:p>
          </table:table-cell>
          <table:table-cell office:value-type="float" office:value="0" calcext:value-type="float">
            <text:p>0</text:p>
          </table:table-cell>
          <table:table-cell office:value-type="float" office:value="205.6946" calcext:value-type="float">
            <text:p>205.6946</text:p>
          </table:table-cell>
          <table:table-cell office:value-type="float" office:value="273.2158" calcext:value-type="float">
            <text:p>273.2158</text:p>
          </table:table-cell>
          <table:table-cell office:value-type="float" office:value="896.8732" calcext:value-type="float">
            <text:p>896.8732</text:p>
          </table:table-cell>
          <table:table-cell office:value-type="float" office:value="852.8831" calcext:value-type="float">
            <text:p>852.8831</text:p>
          </table:table-cell>
          <table:table-cell office:value-type="float" office:value="833.8746" calcext:value-type="float">
            <text:p>833.8746</text:p>
          </table:table-cell>
          <table:table-cell office:value-type="float" office:value="853.3135" calcext:value-type="float">
            <text:p>853.3135</text:p>
          </table:table-cell>
          <table:table-cell office:value-type="float" office:value="318.564" calcext:value-type="float">
            <text:p>318.564</text:p>
          </table:table-cell>
          <table:table-cell office:value-type="float" office:value="436.2097" calcext:value-type="float">
            <text:p>436.2097</text:p>
          </table:table-cell>
          <table:table-cell office:value-type="float" office:value="380.6457" calcext:value-type="float">
            <text:p>380.6457</text:p>
          </table:table-cell>
          <table:table-cell office:value-type="float" office:value="323.9878" calcext:value-type="float">
            <text:p>323.987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112002" calcext:value-type="float">
            <text:p>26112002</text:p>
          </table:table-cell>
          <table:table-cell office:value-type="float" office:value="91.83531" calcext:value-type="float">
            <text:p>91.83531</text:p>
          </table:table-cell>
          <table:table-cell office:value-type="float" office:value="5397.455" calcext:value-type="float">
            <text:p>5397.4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5.2987" calcext:value-type="float">
            <text:p>-225.2987</text:p>
          </table:table-cell>
          <table:table-cell office:value-type="float" office:value="687.4807" calcext:value-type="float">
            <text:p>687.4807</text:p>
          </table:table-cell>
          <table:table-cell office:value-type="float" office:value="0" calcext:value-type="float">
            <text:p>0</text:p>
          </table:table-cell>
          <table:table-cell office:value-type="float" office:value="48.4183" calcext:value-type="float">
            <text:p>48.4183</text:p>
          </table:table-cell>
          <table:table-cell office:value-type="float" office:value="8.079926" calcext:value-type="float">
            <text:p>8.079926</text:p>
          </table:table-cell>
          <table:table-cell office:value-type="float" office:value="0.05350038" calcext:value-type="float">
            <text:p>0.05350038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4948235" calcext:value-type="float">
            <text:p>0.4948235</text:p>
          </table:table-cell>
          <table:table-cell office:value-type="float" office:value="1.094757" calcext:value-type="float">
            <text:p>1.094757</text:p>
          </table:table-cell>
          <table:table-cell office:value-type="float" office:value="360" calcext:value-type="float">
            <text:p>360</text:p>
          </table:table-cell>
          <table:table-cell office:value-type="float" office:value="-227.7764" calcext:value-type="float">
            <text:p>-227.7764</text:p>
          </table:table-cell>
          <table:table-cell office:value-type="float" office:value="0" calcext:value-type="float">
            <text:p>0</text:p>
          </table:table-cell>
          <table:table-cell office:value-type="float" office:value="205.6946" calcext:value-type="float">
            <text:p>205.6946</text:p>
          </table:table-cell>
          <table:table-cell office:value-type="float" office:value="273.2094" calcext:value-type="float">
            <text:p>273.2094</text:p>
          </table:table-cell>
          <table:table-cell office:value-type="float" office:value="896.8524" calcext:value-type="float">
            <text:p>896.8524</text:p>
          </table:table-cell>
          <table:table-cell office:value-type="float" office:value="852.8702" calcext:value-type="float">
            <text:p>852.8702</text:p>
          </table:table-cell>
          <table:table-cell office:value-type="float" office:value="833.8689" calcext:value-type="float">
            <text:p>833.8689</text:p>
          </table:table-cell>
          <table:table-cell office:value-type="float" office:value="853.3078" calcext:value-type="float">
            <text:p>853.3078</text:p>
          </table:table-cell>
          <table:table-cell office:value-type="float" office:value="318.5622" calcext:value-type="float">
            <text:p>318.5622</text:p>
          </table:table-cell>
          <table:table-cell office:value-type="float" office:value="436.2081" calcext:value-type="float">
            <text:p>436.2081</text:p>
          </table:table-cell>
          <table:table-cell office:value-type="float" office:value="380.6442" calcext:value-type="float">
            <text:p>380.6442</text:p>
          </table:table-cell>
          <table:table-cell office:value-type="float" office:value="323.9861" calcext:value-type="float">
            <text:p>323.986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7112002" calcext:value-type="float">
            <text:p>27112002</text:p>
          </table:table-cell>
          <table:table-cell office:value-type="float" office:value="91.79318" calcext:value-type="float">
            <text:p>91.79318</text:p>
          </table:table-cell>
          <table:table-cell office:value-type="float" office:value="5397.439" calcext:value-type="float">
            <text:p>5397.4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5.3132" calcext:value-type="float">
            <text:p>-225.3132</text:p>
          </table:table-cell>
          <table:table-cell office:value-type="float" office:value="689.5242" calcext:value-type="float">
            <text:p>689.5242</text:p>
          </table:table-cell>
          <table:table-cell office:value-type="float" office:value="0" calcext:value-type="float">
            <text:p>0</text:p>
          </table:table-cell>
          <table:table-cell office:value-type="float" office:value="48.39953" calcext:value-type="float">
            <text:p>48.39953</text:p>
          </table:table-cell>
          <table:table-cell office:value-type="float" office:value="8.075926" calcext:value-type="float">
            <text:p>8.075926</text:p>
          </table:table-cell>
          <table:table-cell office:value-type="float" office:value="0.053512" calcext:value-type="float">
            <text:p>0.053512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4957317" calcext:value-type="float">
            <text:p>0.4957317</text:p>
          </table:table-cell>
          <table:table-cell office:value-type="float" office:value="1.099543" calcext:value-type="float">
            <text:p>1.099543</text:p>
          </table:table-cell>
          <table:table-cell office:value-type="float" office:value="360" calcext:value-type="float">
            <text:p>360</text:p>
          </table:table-cell>
          <table:table-cell office:value-type="float" office:value="-227.7966" calcext:value-type="float">
            <text:p>-227.7966</text:p>
          </table:table-cell>
          <table:table-cell office:value-type="float" office:value="0" calcext:value-type="float">
            <text:p>0</text:p>
          </table:table-cell>
          <table:table-cell office:value-type="float" office:value="205.695" calcext:value-type="float">
            <text:p>205.695</text:p>
          </table:table-cell>
          <table:table-cell office:value-type="float" office:value="273.2034" calcext:value-type="float">
            <text:p>273.2034</text:p>
          </table:table-cell>
          <table:table-cell office:value-type="float" office:value="896.8335" calcext:value-type="float">
            <text:p>896.8335</text:p>
          </table:table-cell>
          <table:table-cell office:value-type="float" office:value="852.8583" calcext:value-type="float">
            <text:p>852.8583</text:p>
          </table:table-cell>
          <table:table-cell office:value-type="float" office:value="833.8643" calcext:value-type="float">
            <text:p>833.8643</text:p>
          </table:table-cell>
          <table:table-cell office:value-type="float" office:value="853.3022" calcext:value-type="float">
            <text:p>853.3022</text:p>
          </table:table-cell>
          <table:table-cell office:value-type="float" office:value="318.5605" calcext:value-type="float">
            <text:p>318.5605</text:p>
          </table:table-cell>
          <table:table-cell office:value-type="float" office:value="436.2066" calcext:value-type="float">
            <text:p>436.2066</text:p>
          </table:table-cell>
          <table:table-cell office:value-type="float" office:value="380.6428" calcext:value-type="float">
            <text:p>380.6428</text:p>
          </table:table-cell>
          <table:table-cell office:value-type="float" office:value="323.9845" calcext:value-type="float">
            <text:p>323.9845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8112002" calcext:value-type="float">
            <text:p>28112002</text:p>
          </table:table-cell>
          <table:table-cell office:value-type="float" office:value="91.75762" calcext:value-type="float">
            <text:p>91.75762</text:p>
          </table:table-cell>
          <table:table-cell office:value-type="float" office:value="5397.425" calcext:value-type="float">
            <text:p>5397.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5.3232" calcext:value-type="float">
            <text:p>-225.3232</text:p>
          </table:table-cell>
          <table:table-cell office:value-type="float" office:value="691.3259" calcext:value-type="float">
            <text:p>691.3259</text:p>
          </table:table-cell>
          <table:table-cell office:value-type="float" office:value="0" calcext:value-type="float">
            <text:p>0</text:p>
          </table:table-cell>
          <table:table-cell office:value-type="float" office:value="48.38118" calcext:value-type="float">
            <text:p>48.38118</text:p>
          </table:table-cell>
          <table:table-cell office:value-type="float" office:value="8.07265" calcext:value-type="float">
            <text:p>8.07265</text:p>
          </table:table-cell>
          <table:table-cell office:value-type="float" office:value="0.05352644" calcext:value-type="float">
            <text:p>0.05352644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4965585" calcext:value-type="float">
            <text:p>0.4965585</text:p>
          </table:table-cell>
          <table:table-cell office:value-type="float" office:value="1.103652" calcext:value-type="float">
            <text:p>1.103652</text:p>
          </table:table-cell>
          <table:table-cell office:value-type="float" office:value="360" calcext:value-type="float">
            <text:p>360</text:p>
          </table:table-cell>
          <table:table-cell office:value-type="float" office:value="-227.8114" calcext:value-type="float">
            <text:p>-227.8114</text:p>
          </table:table-cell>
          <table:table-cell office:value-type="float" office:value="0" calcext:value-type="float">
            <text:p>0</text:p>
          </table:table-cell>
          <table:table-cell office:value-type="float" office:value="205.6956" calcext:value-type="float">
            <text:p>205.6956</text:p>
          </table:table-cell>
          <table:table-cell office:value-type="float" office:value="273.1996" calcext:value-type="float">
            <text:p>273.1996</text:p>
          </table:table-cell>
          <table:table-cell office:value-type="float" office:value="896.8171" calcext:value-type="float">
            <text:p>896.8171</text:p>
          </table:table-cell>
          <table:table-cell office:value-type="float" office:value="852.8469" calcext:value-type="float">
            <text:p>852.8469</text:p>
          </table:table-cell>
          <table:table-cell office:value-type="float" office:value="833.8604" calcext:value-type="float">
            <text:p>833.8604</text:p>
          </table:table-cell>
          <table:table-cell office:value-type="float" office:value="853.2967" calcext:value-type="float">
            <text:p>853.2967</text:p>
          </table:table-cell>
          <table:table-cell office:value-type="float" office:value="318.5592" calcext:value-type="float">
            <text:p>318.5592</text:p>
          </table:table-cell>
          <table:table-cell office:value-type="float" office:value="436.2052" calcext:value-type="float">
            <text:p>436.2052</text:p>
          </table:table-cell>
          <table:table-cell office:value-type="float" office:value="380.6413" calcext:value-type="float">
            <text:p>380.6413</text:p>
          </table:table-cell>
          <table:table-cell office:value-type="float" office:value="323.9828" calcext:value-type="float">
            <text:p>323.982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9112002" calcext:value-type="float">
            <text:p>29112002</text:p>
          </table:table-cell>
          <table:table-cell office:value-type="float" office:value="91.71631" calcext:value-type="float">
            <text:p>91.71631</text:p>
          </table:table-cell>
          <table:table-cell office:value-type="float" office:value="5397.412" calcext:value-type="float">
            <text:p>5397.4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5.3344" calcext:value-type="float">
            <text:p>-225.3344</text:p>
          </table:table-cell>
          <table:table-cell office:value-type="float" office:value="692.0681" calcext:value-type="float">
            <text:p>692.0681</text:p>
          </table:table-cell>
          <table:table-cell office:value-type="float" office:value="0" calcext:value-type="float">
            <text:p>0</text:p>
          </table:table-cell>
          <table:table-cell office:value-type="float" office:value="48.35614" calcext:value-type="float">
            <text:p>48.35614</text:p>
          </table:table-cell>
          <table:table-cell office:value-type="float" office:value="8.063207" calcext:value-type="float">
            <text:p>8.063207</text:p>
          </table:table-cell>
          <table:table-cell office:value-type="float" office:value="0.0535378" calcext:value-type="float">
            <text:p>0.0535378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4973718" calcext:value-type="float">
            <text:p>0.4973718</text:p>
          </table:table-cell>
          <table:table-cell office:value-type="float" office:value="1.10761" calcext:value-type="float">
            <text:p>1.10761</text:p>
          </table:table-cell>
          <table:table-cell office:value-type="float" office:value="360" calcext:value-type="float">
            <text:p>360</text:p>
          </table:table-cell>
          <table:table-cell office:value-type="float" office:value="-227.8274" calcext:value-type="float">
            <text:p>-227.8274</text:p>
          </table:table-cell>
          <table:table-cell office:value-type="float" office:value="0" calcext:value-type="float">
            <text:p>0</text:p>
          </table:table-cell>
          <table:table-cell office:value-type="float" office:value="205.6965" calcext:value-type="float">
            <text:p>205.6965</text:p>
          </table:table-cell>
          <table:table-cell office:value-type="float" office:value="273.1946" calcext:value-type="float">
            <text:p>273.1946</text:p>
          </table:table-cell>
          <table:table-cell office:value-type="float" office:value="896.803" calcext:value-type="float">
            <text:p>896.803</text:p>
          </table:table-cell>
          <table:table-cell office:value-type="float" office:value="852.8356" calcext:value-type="float">
            <text:p>852.8356</text:p>
          </table:table-cell>
          <table:table-cell office:value-type="float" office:value="833.8564" calcext:value-type="float">
            <text:p>833.8564</text:p>
          </table:table-cell>
          <table:table-cell office:value-type="float" office:value="853.2912" calcext:value-type="float">
            <text:p>853.2912</text:p>
          </table:table-cell>
          <table:table-cell office:value-type="float" office:value="318.5579" calcext:value-type="float">
            <text:p>318.5579</text:p>
          </table:table-cell>
          <table:table-cell office:value-type="float" office:value="436.2038" calcext:value-type="float">
            <text:p>436.2038</text:p>
          </table:table-cell>
          <table:table-cell office:value-type="float" office:value="380.64" calcext:value-type="float">
            <text:p>380.64</text:p>
          </table:table-cell>
          <table:table-cell office:value-type="float" office:value="323.9814" calcext:value-type="float">
            <text:p>323.9814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0112002" calcext:value-type="float">
            <text:p>30112002</text:p>
          </table:table-cell>
          <table:table-cell office:value-type="float" office:value="91.66321" calcext:value-type="float">
            <text:p>91.66321</text:p>
          </table:table-cell>
          <table:table-cell office:value-type="float" office:value="5397.402" calcext:value-type="float">
            <text:p>5397.4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5.3489" calcext:value-type="float">
            <text:p>-225.3489</text:p>
          </table:table-cell>
          <table:table-cell office:value-type="float" office:value="692.715" calcext:value-type="float">
            <text:p>692.715</text:p>
          </table:table-cell>
          <table:table-cell office:value-type="float" office:value="0" calcext:value-type="float">
            <text:p>0</text:p>
          </table:table-cell>
          <table:table-cell office:value-type="float" office:value="48.32552" calcext:value-type="float">
            <text:p>48.32552</text:p>
          </table:table-cell>
          <table:table-cell office:value-type="float" office:value="8.046465" calcext:value-type="float">
            <text:p>8.046465</text:p>
          </table:table-cell>
          <table:table-cell office:value-type="float" office:value="0.05354669" calcext:value-type="float">
            <text:p>0.05354669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4982402" calcext:value-type="float">
            <text:p>0.4982402</text:p>
          </table:table-cell>
          <table:table-cell office:value-type="float" office:value="1.112186" calcext:value-type="float">
            <text:p>1.112186</text:p>
          </table:table-cell>
          <table:table-cell office:value-type="float" office:value="360" calcext:value-type="float">
            <text:p>360</text:p>
          </table:table-cell>
          <table:table-cell office:value-type="float" office:value="-227.8474" calcext:value-type="float">
            <text:p>-227.8474</text:p>
          </table:table-cell>
          <table:table-cell office:value-type="float" office:value="0" calcext:value-type="float">
            <text:p>0</text:p>
          </table:table-cell>
          <table:table-cell office:value-type="float" office:value="205.6976" calcext:value-type="float">
            <text:p>205.6976</text:p>
          </table:table-cell>
          <table:table-cell office:value-type="float" office:value="273.1884" calcext:value-type="float">
            <text:p>273.1884</text:p>
          </table:table-cell>
          <table:table-cell office:value-type="float" office:value="896.7886" calcext:value-type="float">
            <text:p>896.7886</text:p>
          </table:table-cell>
          <table:table-cell office:value-type="float" office:value="852.8245" calcext:value-type="float">
            <text:p>852.8245</text:p>
          </table:table-cell>
          <table:table-cell office:value-type="float" office:value="833.8525" calcext:value-type="float">
            <text:p>833.8525</text:p>
          </table:table-cell>
          <table:table-cell office:value-type="float" office:value="853.2858" calcext:value-type="float">
            <text:p>853.2858</text:p>
          </table:table-cell>
          <table:table-cell office:value-type="float" office:value="318.5565" calcext:value-type="float">
            <text:p>318.5565</text:p>
          </table:table-cell>
          <table:table-cell office:value-type="float" office:value="436.2021" calcext:value-type="float">
            <text:p>436.2021</text:p>
          </table:table-cell>
          <table:table-cell office:value-type="float" office:value="380.6386" calcext:value-type="float">
            <text:p>380.6386</text:p>
          </table:table-cell>
          <table:table-cell office:value-type="float" office:value="323.9798" calcext:value-type="float">
            <text:p>323.979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22002" calcext:value-type="float">
            <text:p>1122002</text:p>
          </table:table-cell>
          <table:table-cell office:value-type="float" office:value="91.6343" calcext:value-type="float">
            <text:p>91.6343</text:p>
          </table:table-cell>
          <table:table-cell office:value-type="float" office:value="5397.386" calcext:value-type="float">
            <text:p>5397.3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5.36" calcext:value-type="float">
            <text:p>-225.36</text:p>
          </table:table-cell>
          <table:table-cell office:value-type="float" office:value="693.9264" calcext:value-type="float">
            <text:p>693.9264</text:p>
          </table:table-cell>
          <table:table-cell office:value-type="float" office:value="0" calcext:value-type="float">
            <text:p>0</text:p>
          </table:table-cell>
          <table:table-cell office:value-type="float" office:value="48.30541" calcext:value-type="float">
            <text:p>48.30541</text:p>
          </table:table-cell>
          <table:table-cell office:value-type="float" office:value="8.044629" calcext:value-type="float">
            <text:p>8.044629</text:p>
          </table:table-cell>
          <table:table-cell office:value-type="float" office:value="0.05355777" calcext:value-type="float">
            <text:p>0.05355777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4990634" calcext:value-type="float">
            <text:p>0.4990634</text:p>
          </table:table-cell>
          <table:table-cell office:value-type="float" office:value="1.116217" calcext:value-type="float">
            <text:p>1.116217</text:p>
          </table:table-cell>
          <table:table-cell office:value-type="float" office:value="360" calcext:value-type="float">
            <text:p>360</text:p>
          </table:table-cell>
          <table:table-cell office:value-type="float" office:value="-227.8633" calcext:value-type="float">
            <text:p>-227.8633</text:p>
          </table:table-cell>
          <table:table-cell office:value-type="float" office:value="0" calcext:value-type="float">
            <text:p>0</text:p>
          </table:table-cell>
          <table:table-cell office:value-type="float" office:value="205.6983" calcext:value-type="float">
            <text:p>205.6983</text:p>
          </table:table-cell>
          <table:table-cell office:value-type="float" office:value="273.1844" calcext:value-type="float">
            <text:p>273.1844</text:p>
          </table:table-cell>
          <table:table-cell office:value-type="float" office:value="896.7746" calcext:value-type="float">
            <text:p>896.7746</text:p>
          </table:table-cell>
          <table:table-cell office:value-type="float" office:value="852.8137" calcext:value-type="float">
            <text:p>852.8137</text:p>
          </table:table-cell>
          <table:table-cell office:value-type="float" office:value="833.8486" calcext:value-type="float">
            <text:p>833.8486</text:p>
          </table:table-cell>
          <table:table-cell office:value-type="float" office:value="853.2806" calcext:value-type="float">
            <text:p>853.2806</text:p>
          </table:table-cell>
          <table:table-cell office:value-type="float" office:value="318.5553" calcext:value-type="float">
            <text:p>318.5553</text:p>
          </table:table-cell>
          <table:table-cell office:value-type="float" office:value="436.2004" calcext:value-type="float">
            <text:p>436.2004</text:p>
          </table:table-cell>
          <table:table-cell office:value-type="float" office:value="380.6372" calcext:value-type="float">
            <text:p>380.6372</text:p>
          </table:table-cell>
          <table:table-cell office:value-type="float" office:value="323.9783" calcext:value-type="float">
            <text:p>323.9783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122002" calcext:value-type="float">
            <text:p>2122002</text:p>
          </table:table-cell>
          <table:table-cell office:value-type="float" office:value="91.61091" calcext:value-type="float">
            <text:p>91.61091</text:p>
          </table:table-cell>
          <table:table-cell office:value-type="float" office:value="5397.373" calcext:value-type="float">
            <text:p>5397.3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5.3726" calcext:value-type="float">
            <text:p>-225.3726</text:p>
          </table:table-cell>
          <table:table-cell office:value-type="float" office:value="695.0482" calcext:value-type="float">
            <text:p>695.0482</text:p>
          </table:table-cell>
          <table:table-cell office:value-type="float" office:value="0" calcext:value-type="float">
            <text:p>0</text:p>
          </table:table-cell>
          <table:table-cell office:value-type="float" office:value="48.28602" calcext:value-type="float">
            <text:p>48.28602</text:p>
          </table:table-cell>
          <table:table-cell office:value-type="float" office:value="8.042888" calcext:value-type="float">
            <text:p>8.042888</text:p>
          </table:table-cell>
          <table:table-cell office:value-type="float" office:value="0.0535727" calcext:value-type="float">
            <text:p>0.0535727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4998456" calcext:value-type="float">
            <text:p>0.4998456</text:p>
          </table:table-cell>
          <table:table-cell office:value-type="float" office:value="1.119743" calcext:value-type="float">
            <text:p>1.119743</text:p>
          </table:table-cell>
          <table:table-cell office:value-type="float" office:value="360" calcext:value-type="float">
            <text:p>360</text:p>
          </table:table-cell>
          <table:table-cell office:value-type="float" office:value="-227.8802" calcext:value-type="float">
            <text:p>-227.8802</text:p>
          </table:table-cell>
          <table:table-cell office:value-type="float" office:value="0" calcext:value-type="float">
            <text:p>0</text:p>
          </table:table-cell>
          <table:table-cell office:value-type="float" office:value="205.6988" calcext:value-type="float">
            <text:p>205.6988</text:p>
          </table:table-cell>
          <table:table-cell office:value-type="float" office:value="273.1816" calcext:value-type="float">
            <text:p>273.1816</text:p>
          </table:table-cell>
          <table:table-cell office:value-type="float" office:value="896.7661" calcext:value-type="float">
            <text:p>896.7661</text:p>
          </table:table-cell>
          <table:table-cell office:value-type="float" office:value="852.8032" calcext:value-type="float">
            <text:p>852.8032</text:p>
          </table:table-cell>
          <table:table-cell office:value-type="float" office:value="833.8448" calcext:value-type="float">
            <text:p>833.8448</text:p>
          </table:table-cell>
          <table:table-cell office:value-type="float" office:value="853.2767" calcext:value-type="float">
            <text:p>853.2767</text:p>
          </table:table-cell>
          <table:table-cell office:value-type="float" office:value="318.554" calcext:value-type="float">
            <text:p>318.554</text:p>
          </table:table-cell>
          <table:table-cell office:value-type="float" office:value="436.1986" calcext:value-type="float">
            <text:p>436.1986</text:p>
          </table:table-cell>
          <table:table-cell office:value-type="float" office:value="380.6361" calcext:value-type="float">
            <text:p>380.6361</text:p>
          </table:table-cell>
          <table:table-cell office:value-type="float" office:value="323.9767" calcext:value-type="float">
            <text:p>323.9767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122002" calcext:value-type="float">
            <text:p>3122002</text:p>
          </table:table-cell>
          <table:table-cell office:value-type="float" office:value="91.59362" calcext:value-type="float">
            <text:p>91.59362</text:p>
          </table:table-cell>
          <table:table-cell office:value-type="float" office:value="5397.359" calcext:value-type="float">
            <text:p>5397.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5.3827" calcext:value-type="float">
            <text:p>-225.3827</text:p>
          </table:table-cell>
          <table:table-cell office:value-type="float" office:value="696.0215" calcext:value-type="float">
            <text:p>696.0215</text:p>
          </table:table-cell>
          <table:table-cell office:value-type="float" office:value="0" calcext:value-type="float">
            <text:p>0</text:p>
          </table:table-cell>
          <table:table-cell office:value-type="float" office:value="48.26915" calcext:value-type="float">
            <text:p>48.26915</text:p>
          </table:table-cell>
          <table:table-cell office:value-type="float" office:value="8.042226" calcext:value-type="float">
            <text:p>8.042226</text:p>
          </table:table-cell>
          <table:table-cell office:value-type="float" office:value="0.05358796" calcext:value-type="float">
            <text:p>0.05358796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5005837" calcext:value-type="float">
            <text:p>0.5005837</text:p>
          </table:table-cell>
          <table:table-cell office:value-type="float" office:value="1.122793" calcext:value-type="float">
            <text:p>1.122793</text:p>
          </table:table-cell>
          <table:table-cell office:value-type="float" office:value="360" calcext:value-type="float">
            <text:p>360</text:p>
          </table:table-cell>
          <table:table-cell office:value-type="float" office:value="-227.894" calcext:value-type="float">
            <text:p>-227.894</text:p>
          </table:table-cell>
          <table:table-cell office:value-type="float" office:value="0" calcext:value-type="float">
            <text:p>0</text:p>
          </table:table-cell>
          <table:table-cell office:value-type="float" office:value="205.6989" calcext:value-type="float">
            <text:p>205.6989</text:p>
          </table:table-cell>
          <table:table-cell office:value-type="float" office:value="273.1794" calcext:value-type="float">
            <text:p>273.1794</text:p>
          </table:table-cell>
          <table:table-cell office:value-type="float" office:value="896.759" calcext:value-type="float">
            <text:p>896.759</text:p>
          </table:table-cell>
          <table:table-cell office:value-type="float" office:value="852.7952" calcext:value-type="float">
            <text:p>852.7952</text:p>
          </table:table-cell>
          <table:table-cell office:value-type="float" office:value="833.8411" calcext:value-type="float">
            <text:p>833.8411</text:p>
          </table:table-cell>
          <table:table-cell office:value-type="float" office:value="853.2728" calcext:value-type="float">
            <text:p>853.2728</text:p>
          </table:table-cell>
          <table:table-cell office:value-type="float" office:value="318.5528" calcext:value-type="float">
            <text:p>318.5528</text:p>
          </table:table-cell>
          <table:table-cell office:value-type="float" office:value="436.197" calcext:value-type="float">
            <text:p>436.197</text:p>
          </table:table-cell>
          <table:table-cell office:value-type="float" office:value="380.6352" calcext:value-type="float">
            <text:p>380.6352</text:p>
          </table:table-cell>
          <table:table-cell office:value-type="float" office:value="323.9753" calcext:value-type="float">
            <text:p>323.9753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122002" calcext:value-type="float">
            <text:p>4122002</text:p>
          </table:table-cell>
          <table:table-cell office:value-type="float" office:value="91.57803" calcext:value-type="float">
            <text:p>91.57803</text:p>
          </table:table-cell>
          <table:table-cell office:value-type="float" office:value="5397.348" calcext:value-type="float">
            <text:p>5397.3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5.3945" calcext:value-type="float">
            <text:p>-225.3945</text:p>
          </table:table-cell>
          <table:table-cell office:value-type="float" office:value="696.9035" calcext:value-type="float">
            <text:p>696.9035</text:p>
          </table:table-cell>
          <table:table-cell office:value-type="float" office:value="0" calcext:value-type="float">
            <text:p>0</text:p>
          </table:table-cell>
          <table:table-cell office:value-type="float" office:value="48.25117" calcext:value-type="float">
            <text:p>48.25117</text:p>
          </table:table-cell>
          <table:table-cell office:value-type="float" office:value="8.040904" calcext:value-type="float">
            <text:p>8.040904</text:p>
          </table:table-cell>
          <table:table-cell office:value-type="float" office:value="0.05360566" calcext:value-type="float">
            <text:p>0.05360566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5013143" calcext:value-type="float">
            <text:p>0.5013143</text:p>
          </table:table-cell>
          <table:table-cell office:value-type="float" office:value="1.125628" calcext:value-type="float">
            <text:p>1.125628</text:p>
          </table:table-cell>
          <table:table-cell office:value-type="float" office:value="360" calcext:value-type="float">
            <text:p>360</text:p>
          </table:table-cell>
          <table:table-cell office:value-type="float" office:value="-227.9094" calcext:value-type="float">
            <text:p>-227.9094</text:p>
          </table:table-cell>
          <table:table-cell office:value-type="float" office:value="0" calcext:value-type="float">
            <text:p>0</text:p>
          </table:table-cell>
          <table:table-cell office:value-type="float" office:value="205.6986" calcext:value-type="float">
            <text:p>205.6986</text:p>
          </table:table-cell>
          <table:table-cell office:value-type="float" office:value="273.1776" calcext:value-type="float">
            <text:p>273.1776</text:p>
          </table:table-cell>
          <table:table-cell office:value-type="float" office:value="896.7527" calcext:value-type="float">
            <text:p>896.7527</text:p>
          </table:table-cell>
          <table:table-cell office:value-type="float" office:value="852.7913" calcext:value-type="float">
            <text:p>852.7913</text:p>
          </table:table-cell>
          <table:table-cell office:value-type="float" office:value="833.8374" calcext:value-type="float">
            <text:p>833.8374</text:p>
          </table:table-cell>
          <table:table-cell office:value-type="float" office:value="853.269" calcext:value-type="float">
            <text:p>853.269</text:p>
          </table:table-cell>
          <table:table-cell office:value-type="float" office:value="318.5516" calcext:value-type="float">
            <text:p>318.5516</text:p>
          </table:table-cell>
          <table:table-cell office:value-type="float" office:value="436.1954" calcext:value-type="float">
            <text:p>436.1954</text:p>
          </table:table-cell>
          <table:table-cell office:value-type="float" office:value="380.6342" calcext:value-type="float">
            <text:p>380.6342</text:p>
          </table:table-cell>
          <table:table-cell office:value-type="float" office:value="323.9738" calcext:value-type="float">
            <text:p>323.973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122002" calcext:value-type="float">
            <text:p>5122002</text:p>
          </table:table-cell>
          <table:table-cell office:value-type="float" office:value="91.55954" calcext:value-type="float">
            <text:p>91.55954</text:p>
          </table:table-cell>
          <table:table-cell office:value-type="float" office:value="5397.337" calcext:value-type="float">
            <text:p>5397.3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5.4101" calcext:value-type="float">
            <text:p>-225.4101</text:p>
          </table:table-cell>
          <table:table-cell office:value-type="float" office:value="697.6384" calcext:value-type="float">
            <text:p>697.6384</text:p>
          </table:table-cell>
          <table:table-cell office:value-type="float" office:value="0" calcext:value-type="float">
            <text:p>0</text:p>
          </table:table-cell>
          <table:table-cell office:value-type="float" office:value="48.22922" calcext:value-type="float">
            <text:p>48.22922</text:p>
          </table:table-cell>
          <table:table-cell office:value-type="float" office:value="8.038107" calcext:value-type="float">
            <text:p>8.038107</text:p>
          </table:table-cell>
          <table:table-cell office:value-type="float" office:value="0.05362735" calcext:value-type="float">
            <text:p>0.05362735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5020353" calcext:value-type="float">
            <text:p>0.5020353</text:p>
          </table:table-cell>
          <table:table-cell office:value-type="float" office:value="1.128258" calcext:value-type="float">
            <text:p>1.128258</text:p>
          </table:table-cell>
          <table:table-cell office:value-type="float" office:value="360" calcext:value-type="float">
            <text:p>360</text:p>
          </table:table-cell>
          <table:table-cell office:value-type="float" office:value="-227.9284" calcext:value-type="float">
            <text:p>-227.9284</text:p>
          </table:table-cell>
          <table:table-cell office:value-type="float" office:value="0" calcext:value-type="float">
            <text:p>0</text:p>
          </table:table-cell>
          <table:table-cell office:value-type="float" office:value="205.6981" calcext:value-type="float">
            <text:p>205.6981</text:p>
          </table:table-cell>
          <table:table-cell office:value-type="float" office:value="273.1754" calcext:value-type="float">
            <text:p>273.1754</text:p>
          </table:table-cell>
          <table:table-cell office:value-type="float" office:value="896.7457" calcext:value-type="float">
            <text:p>896.7457</text:p>
          </table:table-cell>
          <table:table-cell office:value-type="float" office:value="852.7873" calcext:value-type="float">
            <text:p>852.7873</text:p>
          </table:table-cell>
          <table:table-cell office:value-type="float" office:value="833.8334" calcext:value-type="float">
            <text:p>833.8334</text:p>
          </table:table-cell>
          <table:table-cell office:value-type="float" office:value="853.2653" calcext:value-type="float">
            <text:p>853.2653</text:p>
          </table:table-cell>
          <table:table-cell office:value-type="float" office:value="318.5505" calcext:value-type="float">
            <text:p>318.5505</text:p>
          </table:table-cell>
          <table:table-cell office:value-type="float" office:value="436.1938" calcext:value-type="float">
            <text:p>436.1938</text:p>
          </table:table-cell>
          <table:table-cell office:value-type="float" office:value="380.6333" calcext:value-type="float">
            <text:p>380.6333</text:p>
          </table:table-cell>
          <table:table-cell office:value-type="float" office:value="323.9724" calcext:value-type="float">
            <text:p>323.972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122002" calcext:value-type="float">
            <text:p>6122002</text:p>
          </table:table-cell>
          <table:table-cell office:value-type="float" office:value="91.53924" calcext:value-type="float">
            <text:p>91.53924</text:p>
          </table:table-cell>
          <table:table-cell office:value-type="float" office:value="5397.327" calcext:value-type="float">
            <text:p>5397.3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5.4279" calcext:value-type="float">
            <text:p>-225.4279</text:p>
          </table:table-cell>
          <table:table-cell office:value-type="float" office:value="698.4165" calcext:value-type="float">
            <text:p>698.4165</text:p>
          </table:table-cell>
          <table:table-cell office:value-type="float" office:value="0" calcext:value-type="float">
            <text:p>0</text:p>
          </table:table-cell>
          <table:table-cell office:value-type="float" office:value="48.20424" calcext:value-type="float">
            <text:p>48.20424</text:p>
          </table:table-cell>
          <table:table-cell office:value-type="float" office:value="8.03463" calcext:value-type="float">
            <text:p>8.03463</text:p>
          </table:table-cell>
          <table:table-cell office:value-type="float" office:value="0.05365239" calcext:value-type="float">
            <text:p>0.05365239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5027485" calcext:value-type="float">
            <text:p>0.5027485</text:p>
          </table:table-cell>
          <table:table-cell office:value-type="float" office:value="1.130745" calcext:value-type="float">
            <text:p>1.130745</text:p>
          </table:table-cell>
          <table:table-cell office:value-type="float" office:value="360" calcext:value-type="float">
            <text:p>360</text:p>
          </table:table-cell>
          <table:table-cell office:value-type="float" office:value="-227.9493" calcext:value-type="float">
            <text:p>-227.9493</text:p>
          </table:table-cell>
          <table:table-cell office:value-type="float" office:value="0" calcext:value-type="float">
            <text:p>0</text:p>
          </table:table-cell>
          <table:table-cell office:value-type="float" office:value="205.6976" calcext:value-type="float">
            <text:p>205.6976</text:p>
          </table:table-cell>
          <table:table-cell office:value-type="float" office:value="273.1729" calcext:value-type="float">
            <text:p>273.1729</text:p>
          </table:table-cell>
          <table:table-cell office:value-type="float" office:value="896.7381" calcext:value-type="float">
            <text:p>896.7381</text:p>
          </table:table-cell>
          <table:table-cell office:value-type="float" office:value="852.7829" calcext:value-type="float">
            <text:p>852.7829</text:p>
          </table:table-cell>
          <table:table-cell office:value-type="float" office:value="833.8297" calcext:value-type="float">
            <text:p>833.8297</text:p>
          </table:table-cell>
          <table:table-cell office:value-type="float" office:value="853.2617" calcext:value-type="float">
            <text:p>853.2617</text:p>
          </table:table-cell>
          <table:table-cell office:value-type="float" office:value="318.5493" calcext:value-type="float">
            <text:p>318.5493</text:p>
          </table:table-cell>
          <table:table-cell office:value-type="float" office:value="436.1927" calcext:value-type="float">
            <text:p>436.1927</text:p>
          </table:table-cell>
          <table:table-cell office:value-type="float" office:value="380.6324" calcext:value-type="float">
            <text:p>380.6324</text:p>
          </table:table-cell>
          <table:table-cell office:value-type="float" office:value="323.971" calcext:value-type="float">
            <text:p>323.97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122002" calcext:value-type="float">
            <text:p>7122002</text:p>
          </table:table-cell>
          <table:table-cell office:value-type="float" office:value="91.51643" calcext:value-type="float">
            <text:p>91.51643</text:p>
          </table:table-cell>
          <table:table-cell office:value-type="float" office:value="5397.318" calcext:value-type="float">
            <text:p>5397.3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5.4487" calcext:value-type="float">
            <text:p>-225.4487</text:p>
          </table:table-cell>
          <table:table-cell office:value-type="float" office:value="699.1624" calcext:value-type="float">
            <text:p>699.1624</text:p>
          </table:table-cell>
          <table:table-cell office:value-type="float" office:value="0" calcext:value-type="float">
            <text:p>0</text:p>
          </table:table-cell>
          <table:table-cell office:value-type="float" office:value="48.17534" calcext:value-type="float">
            <text:p>48.17534</text:p>
          </table:table-cell>
          <table:table-cell office:value-type="float" office:value="8.029905" calcext:value-type="float">
            <text:p>8.029905</text:p>
          </table:table-cell>
          <table:table-cell office:value-type="float" office:value="0.05368232" calcext:value-type="float">
            <text:p>0.05368232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503458" calcext:value-type="float">
            <text:p>0.503458</text:p>
          </table:table-cell>
          <table:table-cell office:value-type="float" office:value="1.133112" calcext:value-type="float">
            <text:p>1.133112</text:p>
          </table:table-cell>
          <table:table-cell office:value-type="float" office:value="360" calcext:value-type="float">
            <text:p>360</text:p>
          </table:table-cell>
          <table:table-cell office:value-type="float" office:value="-227.9731" calcext:value-type="float">
            <text:p>-227.9731</text:p>
          </table:table-cell>
          <table:table-cell office:value-type="float" office:value="0" calcext:value-type="float">
            <text:p>0</text:p>
          </table:table-cell>
          <table:table-cell office:value-type="float" office:value="205.6971" calcext:value-type="float">
            <text:p>205.6971</text:p>
          </table:table-cell>
          <table:table-cell office:value-type="float" office:value="273.1702" calcext:value-type="float">
            <text:p>273.1702</text:p>
          </table:table-cell>
          <table:table-cell office:value-type="float" office:value="896.7299" calcext:value-type="float">
            <text:p>896.7299</text:p>
          </table:table-cell>
          <table:table-cell office:value-type="float" office:value="852.7784" calcext:value-type="float">
            <text:p>852.7784</text:p>
          </table:table-cell>
          <table:table-cell office:value-type="float" office:value="833.827" calcext:value-type="float">
            <text:p>833.827</text:p>
          </table:table-cell>
          <table:table-cell office:value-type="float" office:value="853.2581" calcext:value-type="float">
            <text:p>853.2581</text:p>
          </table:table-cell>
          <table:table-cell office:value-type="float" office:value="318.5482" calcext:value-type="float">
            <text:p>318.5482</text:p>
          </table:table-cell>
          <table:table-cell office:value-type="float" office:value="436.1915" calcext:value-type="float">
            <text:p>436.1915</text:p>
          </table:table-cell>
          <table:table-cell office:value-type="float" office:value="380.6315" calcext:value-type="float">
            <text:p>380.6315</text:p>
          </table:table-cell>
          <table:table-cell office:value-type="float" office:value="323.9698" calcext:value-type="float">
            <text:p>323.969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122002" calcext:value-type="float">
            <text:p>8122002</text:p>
          </table:table-cell>
          <table:table-cell office:value-type="float" office:value="91.49663" calcext:value-type="float">
            <text:p>91.49663</text:p>
          </table:table-cell>
          <table:table-cell office:value-type="float" office:value="5397.307" calcext:value-type="float">
            <text:p>5397.3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5.4697" calcext:value-type="float">
            <text:p>-225.4697</text:p>
          </table:table-cell>
          <table:table-cell office:value-type="float" office:value="700.1507" calcext:value-type="float">
            <text:p>700.1507</text:p>
          </table:table-cell>
          <table:table-cell office:value-type="float" office:value="0" calcext:value-type="float">
            <text:p>0</text:p>
          </table:table-cell>
          <table:table-cell office:value-type="float" office:value="48.14905" calcext:value-type="float">
            <text:p>48.14905</text:p>
          </table:table-cell>
          <table:table-cell office:value-type="float" office:value="8.027265" calcext:value-type="float">
            <text:p>8.027265</text:p>
          </table:table-cell>
          <table:table-cell office:value-type="float" office:value="0.05371408" calcext:value-type="float">
            <text:p>0.05371408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5041676" calcext:value-type="float">
            <text:p>0.5041676</text:p>
          </table:table-cell>
          <table:table-cell office:value-type="float" office:value="1.135371" calcext:value-type="float">
            <text:p>1.135371</text:p>
          </table:table-cell>
          <table:table-cell office:value-type="float" office:value="360" calcext:value-type="float">
            <text:p>360</text:p>
          </table:table-cell>
          <table:table-cell office:value-type="float" office:value="-227.9971" calcext:value-type="float">
            <text:p>-227.9971</text:p>
          </table:table-cell>
          <table:table-cell office:value-type="float" office:value="0" calcext:value-type="float">
            <text:p>0</text:p>
          </table:table-cell>
          <table:table-cell office:value-type="float" office:value="205.6966" calcext:value-type="float">
            <text:p>205.6966</text:p>
          </table:table-cell>
          <table:table-cell office:value-type="float" office:value="273.1677" calcext:value-type="float">
            <text:p>273.1677</text:p>
          </table:table-cell>
          <table:table-cell office:value-type="float" office:value="896.7216" calcext:value-type="float">
            <text:p>896.7216</text:p>
          </table:table-cell>
          <table:table-cell office:value-type="float" office:value="852.7734" calcext:value-type="float">
            <text:p>852.7734</text:p>
          </table:table-cell>
          <table:table-cell office:value-type="float" office:value="833.8232" calcext:value-type="float">
            <text:p>833.8232</text:p>
          </table:table-cell>
          <table:table-cell office:value-type="float" office:value="853.2544" calcext:value-type="float">
            <text:p>853.2544</text:p>
          </table:table-cell>
          <table:table-cell office:value-type="float" office:value="318.5471" calcext:value-type="float">
            <text:p>318.5471</text:p>
          </table:table-cell>
          <table:table-cell office:value-type="float" office:value="436.1903" calcext:value-type="float">
            <text:p>436.1903</text:p>
          </table:table-cell>
          <table:table-cell office:value-type="float" office:value="380.6306" calcext:value-type="float">
            <text:p>380.6306</text:p>
          </table:table-cell>
          <table:table-cell office:value-type="float" office:value="323.9686" calcext:value-type="float">
            <text:p>323.9686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122002" calcext:value-type="float">
            <text:p>9122002</text:p>
          </table:table-cell>
          <table:table-cell office:value-type="float" office:value="91.48294" calcext:value-type="float">
            <text:p>91.48294</text:p>
          </table:table-cell>
          <table:table-cell office:value-type="float" office:value="5397.297" calcext:value-type="float">
            <text:p>5397.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5.4896" calcext:value-type="float">
            <text:p>-225.4896</text:p>
          </table:table-cell>
          <table:table-cell office:value-type="float" office:value="700.9011" calcext:value-type="float">
            <text:p>700.9011</text:p>
          </table:table-cell>
          <table:table-cell office:value-type="float" office:value="0" calcext:value-type="float">
            <text:p>0</text:p>
          </table:table-cell>
          <table:table-cell office:value-type="float" office:value="48.13161" calcext:value-type="float">
            <text:p>48.13161</text:p>
          </table:table-cell>
          <table:table-cell office:value-type="float" office:value="8.025839" calcext:value-type="float">
            <text:p>8.025839</text:p>
          </table:table-cell>
          <table:table-cell office:value-type="float" office:value="0.0537421" calcext:value-type="float">
            <text:p>0.0537421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5048771" calcext:value-type="float">
            <text:p>0.5048771</text:p>
          </table:table-cell>
          <table:table-cell office:value-type="float" office:value="1.137531" calcext:value-type="float">
            <text:p>1.137531</text:p>
          </table:table-cell>
          <table:table-cell office:value-type="float" office:value="360" calcext:value-type="float">
            <text:p>360</text:p>
          </table:table-cell>
          <table:table-cell office:value-type="float" office:value="-228.0199" calcext:value-type="float">
            <text:p>-228.0199</text:p>
          </table:table-cell>
          <table:table-cell office:value-type="float" office:value="0" calcext:value-type="float">
            <text:p>0</text:p>
          </table:table-cell>
          <table:table-cell office:value-type="float" office:value="205.6958" calcext:value-type="float">
            <text:p>205.6958</text:p>
          </table:table-cell>
          <table:table-cell office:value-type="float" office:value="273.1662" calcext:value-type="float">
            <text:p>273.1662</text:p>
          </table:table-cell>
          <table:table-cell office:value-type="float" office:value="896.7162" calcext:value-type="float">
            <text:p>896.7162</text:p>
          </table:table-cell>
          <table:table-cell office:value-type="float" office:value="852.7697" calcext:value-type="float">
            <text:p>852.7697</text:p>
          </table:table-cell>
          <table:table-cell office:value-type="float" office:value="833.8218" calcext:value-type="float">
            <text:p>833.8218</text:p>
          </table:table-cell>
          <table:table-cell office:value-type="float" office:value="853.2507" calcext:value-type="float">
            <text:p>853.2507</text:p>
          </table:table-cell>
          <table:table-cell office:value-type="float" office:value="318.546" calcext:value-type="float">
            <text:p>318.546</text:p>
          </table:table-cell>
          <table:table-cell office:value-type="float" office:value="436.1892" calcext:value-type="float">
            <text:p>436.1892</text:p>
          </table:table-cell>
          <table:table-cell office:value-type="float" office:value="380.6298" calcext:value-type="float">
            <text:p>380.6298</text:p>
          </table:table-cell>
          <table:table-cell office:value-type="float" office:value="323.9674" calcext:value-type="float">
            <text:p>323.9674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122002" calcext:value-type="float">
            <text:p>10122002</text:p>
          </table:table-cell>
          <table:table-cell office:value-type="float" office:value="91.46217" calcext:value-type="float">
            <text:p>91.46217</text:p>
          </table:table-cell>
          <table:table-cell office:value-type="float" office:value="5397.289" calcext:value-type="float">
            <text:p>5397.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5.5149" calcext:value-type="float">
            <text:p>-225.5149</text:p>
          </table:table-cell>
          <table:table-cell office:value-type="float" office:value="701.5563" calcext:value-type="float">
            <text:p>701.5563</text:p>
          </table:table-cell>
          <table:table-cell office:value-type="float" office:value="0" calcext:value-type="float">
            <text:p>0</text:p>
          </table:table-cell>
          <table:table-cell office:value-type="float" office:value="48.10534" calcext:value-type="float">
            <text:p>48.10534</text:p>
          </table:table-cell>
          <table:table-cell office:value-type="float" office:value="8.021068" calcext:value-type="float">
            <text:p>8.021068</text:p>
          </table:table-cell>
          <table:table-cell office:value-type="float" office:value="0.05377922" calcext:value-type="float">
            <text:p>0.05377922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5055866" calcext:value-type="float">
            <text:p>0.5055866</text:p>
          </table:table-cell>
          <table:table-cell office:value-type="float" office:value="1.139565" calcext:value-type="float">
            <text:p>1.139565</text:p>
          </table:table-cell>
          <table:table-cell office:value-type="float" office:value="360" calcext:value-type="float">
            <text:p>360</text:p>
          </table:table-cell>
          <table:table-cell office:value-type="float" office:value="-228.0479" calcext:value-type="float">
            <text:p>-228.0479</text:p>
          </table:table-cell>
          <table:table-cell office:value-type="float" office:value="0" calcext:value-type="float">
            <text:p>0</text:p>
          </table:table-cell>
          <table:table-cell office:value-type="float" office:value="205.6949" calcext:value-type="float">
            <text:p>205.6949</text:p>
          </table:table-cell>
          <table:table-cell office:value-type="float" office:value="273.164" calcext:value-type="float">
            <text:p>273.164</text:p>
          </table:table-cell>
          <table:table-cell office:value-type="float" office:value="896.7088" calcext:value-type="float">
            <text:p>896.7088</text:p>
          </table:table-cell>
          <table:table-cell office:value-type="float" office:value="852.7654" calcext:value-type="float">
            <text:p>852.7654</text:p>
          </table:table-cell>
          <table:table-cell office:value-type="float" office:value="833.8206" calcext:value-type="float">
            <text:p>833.8206</text:p>
          </table:table-cell>
          <table:table-cell office:value-type="float" office:value="853.2468" calcext:value-type="float">
            <text:p>853.2468</text:p>
          </table:table-cell>
          <table:table-cell office:value-type="float" office:value="318.545" calcext:value-type="float">
            <text:p>318.545</text:p>
          </table:table-cell>
          <table:table-cell office:value-type="float" office:value="436.188" calcext:value-type="float">
            <text:p>436.188</text:p>
          </table:table-cell>
          <table:table-cell office:value-type="float" office:value="380.6289" calcext:value-type="float">
            <text:p>380.6289</text:p>
          </table:table-cell>
          <table:table-cell office:value-type="float" office:value="323.9662" calcext:value-type="float">
            <text:p>323.9662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122002" calcext:value-type="float">
            <text:p>11122002</text:p>
          </table:table-cell>
          <table:table-cell office:value-type="float" office:value="91.43974" calcext:value-type="float">
            <text:p>91.43974</text:p>
          </table:table-cell>
          <table:table-cell office:value-type="float" office:value="5397.281" calcext:value-type="float">
            <text:p>5397.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5.5395" calcext:value-type="float">
            <text:p>-225.5395</text:p>
          </table:table-cell>
          <table:table-cell office:value-type="float" office:value="702.2331" calcext:value-type="float">
            <text:p>702.2331</text:p>
          </table:table-cell>
          <table:table-cell office:value-type="float" office:value="0" calcext:value-type="float">
            <text:p>0</text:p>
          </table:table-cell>
          <table:table-cell office:value-type="float" office:value="48.07706" calcext:value-type="float">
            <text:p>48.07706</text:p>
          </table:table-cell>
          <table:table-cell office:value-type="float" office:value="8.015634" calcext:value-type="float">
            <text:p>8.015634</text:p>
          </table:table-cell>
          <table:table-cell office:value-type="float" office:value="0.05381599" calcext:value-type="float">
            <text:p>0.05381599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5062888" calcext:value-type="float">
            <text:p>0.5062888</text:p>
          </table:table-cell>
          <table:table-cell office:value-type="float" office:value="1.1415" calcext:value-type="float">
            <text:p>1.1415</text:p>
          </table:table-cell>
          <table:table-cell office:value-type="float" office:value="360" calcext:value-type="float">
            <text:p>360</text:p>
          </table:table-cell>
          <table:table-cell office:value-type="float" office:value="-228.075" calcext:value-type="float">
            <text:p>-228.075</text:p>
          </table:table-cell>
          <table:table-cell office:value-type="float" office:value="0" calcext:value-type="float">
            <text:p>0</text:p>
          </table:table-cell>
          <table:table-cell office:value-type="float" office:value="205.6938" calcext:value-type="float">
            <text:p>205.6938</text:p>
          </table:table-cell>
          <table:table-cell office:value-type="float" office:value="273.1617" calcext:value-type="float">
            <text:p>273.1617</text:p>
          </table:table-cell>
          <table:table-cell office:value-type="float" office:value="896.7008" calcext:value-type="float">
            <text:p>896.7008</text:p>
          </table:table-cell>
          <table:table-cell office:value-type="float" office:value="852.7608" calcext:value-type="float">
            <text:p>852.7608</text:p>
          </table:table-cell>
          <table:table-cell office:value-type="float" office:value="833.8191" calcext:value-type="float">
            <text:p>833.8191</text:p>
          </table:table-cell>
          <table:table-cell office:value-type="float" office:value="853.2435" calcext:value-type="float">
            <text:p>853.2435</text:p>
          </table:table-cell>
          <table:table-cell office:value-type="float" office:value="318.5439" calcext:value-type="float">
            <text:p>318.5439</text:p>
          </table:table-cell>
          <table:table-cell office:value-type="float" office:value="436.1869" calcext:value-type="float">
            <text:p>436.1869</text:p>
          </table:table-cell>
          <table:table-cell office:value-type="float" office:value="380.6281" calcext:value-type="float">
            <text:p>380.6281</text:p>
          </table:table-cell>
          <table:table-cell office:value-type="float" office:value="323.9651" calcext:value-type="float">
            <text:p>323.965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122002" calcext:value-type="float">
            <text:p>12122002</text:p>
          </table:table-cell>
          <table:table-cell office:value-type="float" office:value="91.4148" calcext:value-type="float">
            <text:p>91.4148</text:p>
          </table:table-cell>
          <table:table-cell office:value-type="float" office:value="5397.274" calcext:value-type="float">
            <text:p>5397.2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5.5629" calcext:value-type="float">
            <text:p>-225.5629</text:p>
          </table:table-cell>
          <table:table-cell office:value-type="float" office:value="702.8444" calcext:value-type="float">
            <text:p>702.8444</text:p>
          </table:table-cell>
          <table:table-cell office:value-type="float" office:value="0" calcext:value-type="float">
            <text:p>0</text:p>
          </table:table-cell>
          <table:table-cell office:value-type="float" office:value="48.04655" calcext:value-type="float">
            <text:p>48.04655</text:p>
          </table:table-cell>
          <table:table-cell office:value-type="float" office:value="8.008771" calcext:value-type="float">
            <text:p>8.008771</text:p>
          </table:table-cell>
          <table:table-cell office:value-type="float" office:value="0.05385084" calcext:value-type="float">
            <text:p>0.05385084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5069851" calcext:value-type="float">
            <text:p>0.5069851</text:p>
          </table:table-cell>
          <table:table-cell office:value-type="float" office:value="1.143329" calcext:value-type="float">
            <text:p>1.143329</text:p>
          </table:table-cell>
          <table:table-cell office:value-type="float" office:value="360" calcext:value-type="float">
            <text:p>360</text:p>
          </table:table-cell>
          <table:table-cell office:value-type="float" office:value="-228.101" calcext:value-type="float">
            <text:p>-228.101</text:p>
          </table:table-cell>
          <table:table-cell office:value-type="float" office:value="0" calcext:value-type="float">
            <text:p>0</text:p>
          </table:table-cell>
          <table:table-cell office:value-type="float" office:value="205.6931" calcext:value-type="float">
            <text:p>205.6931</text:p>
          </table:table-cell>
          <table:table-cell office:value-type="float" office:value="273.1589" calcext:value-type="float">
            <text:p>273.1589</text:p>
          </table:table-cell>
          <table:table-cell office:value-type="float" office:value="896.6923" calcext:value-type="float">
            <text:p>896.6923</text:p>
          </table:table-cell>
          <table:table-cell office:value-type="float" office:value="852.7561" calcext:value-type="float">
            <text:p>852.7561</text:p>
          </table:table-cell>
          <table:table-cell office:value-type="float" office:value="833.8177" calcext:value-type="float">
            <text:p>833.8177</text:p>
          </table:table-cell>
          <table:table-cell office:value-type="float" office:value="853.2405" calcext:value-type="float">
            <text:p>853.2405</text:p>
          </table:table-cell>
          <table:table-cell office:value-type="float" office:value="318.5429" calcext:value-type="float">
            <text:p>318.5429</text:p>
          </table:table-cell>
          <table:table-cell office:value-type="float" office:value="436.1859" calcext:value-type="float">
            <text:p>436.1859</text:p>
          </table:table-cell>
          <table:table-cell office:value-type="float" office:value="380.6273" calcext:value-type="float">
            <text:p>380.6273</text:p>
          </table:table-cell>
          <table:table-cell office:value-type="float" office:value="323.9641" calcext:value-type="float">
            <text:p>323.964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3122002" calcext:value-type="float">
            <text:p>13122002</text:p>
          </table:table-cell>
          <table:table-cell office:value-type="float" office:value="91.3899" calcext:value-type="float">
            <text:p>91.3899</text:p>
          </table:table-cell>
          <table:table-cell office:value-type="float" office:value="5397.267" calcext:value-type="float">
            <text:p>5397.2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5.5827" calcext:value-type="float">
            <text:p>-225.5827</text:p>
          </table:table-cell>
          <table:table-cell office:value-type="float" office:value="703.3667" calcext:value-type="float">
            <text:p>703.3667</text:p>
          </table:table-cell>
          <table:table-cell office:value-type="float" office:value="0" calcext:value-type="float">
            <text:p>0</text:p>
          </table:table-cell>
          <table:table-cell office:value-type="float" office:value="48.01357" calcext:value-type="float">
            <text:p>48.01357</text:p>
          </table:table-cell>
          <table:table-cell office:value-type="float" office:value="8.002432" calcext:value-type="float">
            <text:p>8.002432</text:p>
          </table:table-cell>
          <table:table-cell office:value-type="float" office:value="0.05388119" calcext:value-type="float">
            <text:p>0.05388119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5076732" calcext:value-type="float">
            <text:p>0.5076732</text:p>
          </table:table-cell>
          <table:table-cell office:value-type="float" office:value="1.145058" calcext:value-type="float">
            <text:p>1.145058</text:p>
          </table:table-cell>
          <table:table-cell office:value-type="float" office:value="360" calcext:value-type="float">
            <text:p>360</text:p>
          </table:table-cell>
          <table:table-cell office:value-type="float" office:value="-228.1231" calcext:value-type="float">
            <text:p>-228.1231</text:p>
          </table:table-cell>
          <table:table-cell office:value-type="float" office:value="0" calcext:value-type="float">
            <text:p>0</text:p>
          </table:table-cell>
          <table:table-cell office:value-type="float" office:value="205.6922" calcext:value-type="float">
            <text:p>205.6922</text:p>
          </table:table-cell>
          <table:table-cell office:value-type="float" office:value="273.1561" calcext:value-type="float">
            <text:p>273.1561</text:p>
          </table:table-cell>
          <table:table-cell office:value-type="float" office:value="896.6834" calcext:value-type="float">
            <text:p>896.6834</text:p>
          </table:table-cell>
          <table:table-cell office:value-type="float" office:value="852.7512" calcext:value-type="float">
            <text:p>852.7512</text:p>
          </table:table-cell>
          <table:table-cell office:value-type="float" office:value="833.8163" calcext:value-type="float">
            <text:p>833.8163</text:p>
          </table:table-cell>
          <table:table-cell office:value-type="float" office:value="853.2375" calcext:value-type="float">
            <text:p>853.2375</text:p>
          </table:table-cell>
          <table:table-cell office:value-type="float" office:value="318.5419" calcext:value-type="float">
            <text:p>318.5419</text:p>
          </table:table-cell>
          <table:table-cell office:value-type="float" office:value="436.1847" calcext:value-type="float">
            <text:p>436.1847</text:p>
          </table:table-cell>
          <table:table-cell office:value-type="float" office:value="380.6265" calcext:value-type="float">
            <text:p>380.6265</text:p>
          </table:table-cell>
          <table:table-cell office:value-type="float" office:value="323.963" calcext:value-type="float">
            <text:p>323.963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122002" calcext:value-type="float">
            <text:p>14122002</text:p>
          </table:table-cell>
          <table:table-cell office:value-type="float" office:value="91.35146" calcext:value-type="float">
            <text:p>91.35146</text:p>
          </table:table-cell>
          <table:table-cell office:value-type="float" office:value="5397.26" calcext:value-type="float">
            <text:p>5397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5.6029" calcext:value-type="float">
            <text:p>-225.6029</text:p>
          </table:table-cell>
          <table:table-cell office:value-type="float" office:value="703.4529" calcext:value-type="float">
            <text:p>703.4529</text:p>
          </table:table-cell>
          <table:table-cell office:value-type="float" office:value="0" calcext:value-type="float">
            <text:p>0</text:p>
          </table:table-cell>
          <table:table-cell office:value-type="float" office:value="47.98235" calcext:value-type="float">
            <text:p>47.98235</text:p>
          </table:table-cell>
          <table:table-cell office:value-type="float" office:value="7.986918" calcext:value-type="float">
            <text:p>7.986918</text:p>
          </table:table-cell>
          <table:table-cell office:value-type="float" office:value="0.0538979" calcext:value-type="float">
            <text:p>0.0538979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5083609" calcext:value-type="float">
            <text:p>0.5083609</text:p>
          </table:table-cell>
          <table:table-cell office:value-type="float" office:value="1.146702" calcext:value-type="float">
            <text:p>1.146702</text:p>
          </table:table-cell>
          <table:table-cell office:value-type="float" office:value="360" calcext:value-type="float">
            <text:p>360</text:p>
          </table:table-cell>
          <table:table-cell office:value-type="float" office:value="-228.1456" calcext:value-type="float">
            <text:p>-228.1456</text:p>
          </table:table-cell>
          <table:table-cell office:value-type="float" office:value="0" calcext:value-type="float">
            <text:p>0</text:p>
          </table:table-cell>
          <table:table-cell office:value-type="float" office:value="205.6913" calcext:value-type="float">
            <text:p>205.6913</text:p>
          </table:table-cell>
          <table:table-cell office:value-type="float" office:value="273.1523" calcext:value-type="float">
            <text:p>273.1523</text:p>
          </table:table-cell>
          <table:table-cell office:value-type="float" office:value="896.6736" calcext:value-type="float">
            <text:p>896.6736</text:p>
          </table:table-cell>
          <table:table-cell office:value-type="float" office:value="852.7459" calcext:value-type="float">
            <text:p>852.7459</text:p>
          </table:table-cell>
          <table:table-cell office:value-type="float" office:value="833.8142" calcext:value-type="float">
            <text:p>833.8142</text:p>
          </table:table-cell>
          <table:table-cell office:value-type="float" office:value="853.2346" calcext:value-type="float">
            <text:p>853.2346</text:p>
          </table:table-cell>
          <table:table-cell office:value-type="float" office:value="318.5408" calcext:value-type="float">
            <text:p>318.5408</text:p>
          </table:table-cell>
          <table:table-cell office:value-type="float" office:value="436.1836" calcext:value-type="float">
            <text:p>436.1836</text:p>
          </table:table-cell>
          <table:table-cell office:value-type="float" office:value="380.6258" calcext:value-type="float">
            <text:p>380.6258</text:p>
          </table:table-cell>
          <table:table-cell office:value-type="float" office:value="323.9619" calcext:value-type="float">
            <text:p>323.9619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5122002" calcext:value-type="float">
            <text:p>15122002</text:p>
          </table:table-cell>
          <table:table-cell office:value-type="float" office:value="91.32248" calcext:value-type="float">
            <text:p>91.32248</text:p>
          </table:table-cell>
          <table:table-cell office:value-type="float" office:value="5397.25" calcext:value-type="float">
            <text:p>5397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5.6172" calcext:value-type="float">
            <text:p>-225.6172</text:p>
          </table:table-cell>
          <table:table-cell office:value-type="float" office:value="703.8531" calcext:value-type="float">
            <text:p>703.8531</text:p>
          </table:table-cell>
          <table:table-cell office:value-type="float" office:value="0" calcext:value-type="float">
            <text:p>0</text:p>
          </table:table-cell>
          <table:table-cell office:value-type="float" office:value="47.94573" calcext:value-type="float">
            <text:p>47.94573</text:p>
          </table:table-cell>
          <table:table-cell office:value-type="float" office:value="7.979518" calcext:value-type="float">
            <text:p>7.979518</text:p>
          </table:table-cell>
          <table:table-cell office:value-type="float" office:value="0.05391039" calcext:value-type="float">
            <text:p>0.05391039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5090402" calcext:value-type="float">
            <text:p>0.5090402</text:p>
          </table:table-cell>
          <table:table-cell office:value-type="float" office:value="1.148219" calcext:value-type="float">
            <text:p>1.148219</text:p>
          </table:table-cell>
          <table:table-cell office:value-type="float" office:value="360" calcext:value-type="float">
            <text:p>360</text:p>
          </table:table-cell>
          <table:table-cell office:value-type="float" office:value="-228.1621" calcext:value-type="float">
            <text:p>-228.1621</text:p>
          </table:table-cell>
          <table:table-cell office:value-type="float" office:value="0" calcext:value-type="float">
            <text:p>0</text:p>
          </table:table-cell>
          <table:table-cell office:value-type="float" office:value="205.6907" calcext:value-type="float">
            <text:p>205.6907</text:p>
          </table:table-cell>
          <table:table-cell office:value-type="float" office:value="273.1485" calcext:value-type="float">
            <text:p>273.1485</text:p>
          </table:table-cell>
          <table:table-cell office:value-type="float" office:value="896.6632" calcext:value-type="float">
            <text:p>896.6632</text:p>
          </table:table-cell>
          <table:table-cell office:value-type="float" office:value="852.7404" calcext:value-type="float">
            <text:p>852.7404</text:p>
          </table:table-cell>
          <table:table-cell office:value-type="float" office:value="833.8107" calcext:value-type="float">
            <text:p>833.8107</text:p>
          </table:table-cell>
          <table:table-cell office:value-type="float" office:value="853.2311" calcext:value-type="float">
            <text:p>853.2311</text:p>
          </table:table-cell>
          <table:table-cell office:value-type="float" office:value="318.5398" calcext:value-type="float">
            <text:p>318.5398</text:p>
          </table:table-cell>
          <table:table-cell office:value-type="float" office:value="436.1825" calcext:value-type="float">
            <text:p>436.1825</text:p>
          </table:table-cell>
          <table:table-cell office:value-type="float" office:value="380.625" calcext:value-type="float">
            <text:p>380.625</text:p>
          </table:table-cell>
          <table:table-cell office:value-type="float" office:value="323.9608" calcext:value-type="float">
            <text:p>323.960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122002" calcext:value-type="float">
            <text:p>16122002</text:p>
          </table:table-cell>
          <table:table-cell office:value-type="float" office:value="91.3054" calcext:value-type="float">
            <text:p>91.3054</text:p>
          </table:table-cell>
          <table:table-cell office:value-type="float" office:value="5397.238" calcext:value-type="float">
            <text:p>5397.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5.6279" calcext:value-type="float">
            <text:p>-225.6279</text:p>
          </table:table-cell>
          <table:table-cell office:value-type="float" office:value="704.429" calcext:value-type="float">
            <text:p>704.429</text:p>
          </table:table-cell>
          <table:table-cell office:value-type="float" office:value="0" calcext:value-type="float">
            <text:p>0</text:p>
          </table:table-cell>
          <table:table-cell office:value-type="float" office:value="47.92008" calcext:value-type="float">
            <text:p>47.92008</text:p>
          </table:table-cell>
          <table:table-cell office:value-type="float" office:value="7.977909" calcext:value-type="float">
            <text:p>7.977909</text:p>
          </table:table-cell>
          <table:table-cell office:value-type="float" office:value="0.05392268" calcext:value-type="float">
            <text:p>0.05392268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5097193" calcext:value-type="float">
            <text:p>0.5097193</text:p>
          </table:table-cell>
          <table:table-cell office:value-type="float" office:value="1.149674" calcext:value-type="float">
            <text:p>1.149674</text:p>
          </table:table-cell>
          <table:table-cell office:value-type="float" office:value="360" calcext:value-type="float">
            <text:p>360</text:p>
          </table:table-cell>
          <table:table-cell office:value-type="float" office:value="-228.1749" calcext:value-type="float">
            <text:p>-228.1749</text:p>
          </table:table-cell>
          <table:table-cell office:value-type="float" office:value="0" calcext:value-type="float">
            <text:p>0</text:p>
          </table:table-cell>
          <table:table-cell office:value-type="float" office:value="205.69" calcext:value-type="float">
            <text:p>205.69</text:p>
          </table:table-cell>
          <table:table-cell office:value-type="float" office:value="273.1462" calcext:value-type="float">
            <text:p>273.1462</text:p>
          </table:table-cell>
          <table:table-cell office:value-type="float" office:value="896.6548" calcext:value-type="float">
            <text:p>896.6548</text:p>
          </table:table-cell>
          <table:table-cell office:value-type="float" office:value="852.7353" calcext:value-type="float">
            <text:p>852.7353</text:p>
          </table:table-cell>
          <table:table-cell office:value-type="float" office:value="833.8079" calcext:value-type="float">
            <text:p>833.8079</text:p>
          </table:table-cell>
          <table:table-cell office:value-type="float" office:value="853.2274" calcext:value-type="float">
            <text:p>853.2274</text:p>
          </table:table-cell>
          <table:table-cell office:value-type="float" office:value="318.5388" calcext:value-type="float">
            <text:p>318.5388</text:p>
          </table:table-cell>
          <table:table-cell office:value-type="float" office:value="436.1815" calcext:value-type="float">
            <text:p>436.1815</text:p>
          </table:table-cell>
          <table:table-cell office:value-type="float" office:value="380.6242" calcext:value-type="float">
            <text:p>380.6242</text:p>
          </table:table-cell>
          <table:table-cell office:value-type="float" office:value="323.9598" calcext:value-type="float">
            <text:p>323.9598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7122002" calcext:value-type="float">
            <text:p>17122002</text:p>
          </table:table-cell>
          <table:table-cell office:value-type="float" office:value="91.2931" calcext:value-type="float">
            <text:p>91.2931</text:p>
          </table:table-cell>
          <table:table-cell office:value-type="float" office:value="5397.231" calcext:value-type="float">
            <text:p>5397.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5.6355" calcext:value-type="float">
            <text:p>-225.6355</text:p>
          </table:table-cell>
          <table:table-cell office:value-type="float" office:value="704.9061" calcext:value-type="float">
            <text:p>704.9061</text:p>
          </table:table-cell>
          <table:table-cell office:value-type="float" office:value="0" calcext:value-type="float">
            <text:p>0</text:p>
          </table:table-cell>
          <table:table-cell office:value-type="float" office:value="47.90213" calcext:value-type="float">
            <text:p>47.90213</text:p>
          </table:table-cell>
          <table:table-cell office:value-type="float" office:value="7.976718" calcext:value-type="float">
            <text:p>7.976718</text:p>
          </table:table-cell>
          <table:table-cell office:value-type="float" office:value="0.05393154" calcext:value-type="float">
            <text:p>0.05393154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5103945" calcext:value-type="float">
            <text:p>0.5103945</text:p>
          </table:table-cell>
          <table:table-cell office:value-type="float" office:value="1.151004" calcext:value-type="float">
            <text:p>1.151004</text:p>
          </table:table-cell>
          <table:table-cell office:value-type="float" office:value="360" calcext:value-type="float">
            <text:p>360</text:p>
          </table:table-cell>
          <table:table-cell office:value-type="float" office:value="-228.1846" calcext:value-type="float">
            <text:p>-228.1846</text:p>
          </table:table-cell>
          <table:table-cell office:value-type="float" office:value="0" calcext:value-type="float">
            <text:p>0</text:p>
          </table:table-cell>
          <table:table-cell office:value-type="float" office:value="205.6894" calcext:value-type="float">
            <text:p>205.6894</text:p>
          </table:table-cell>
          <table:table-cell office:value-type="float" office:value="273.145" calcext:value-type="float">
            <text:p>273.145</text:p>
          </table:table-cell>
          <table:table-cell office:value-type="float" office:value="896.6495" calcext:value-type="float">
            <text:p>896.6495</text:p>
          </table:table-cell>
          <table:table-cell office:value-type="float" office:value="852.7316" calcext:value-type="float">
            <text:p>852.7316</text:p>
          </table:table-cell>
          <table:table-cell office:value-type="float" office:value="833.8066" calcext:value-type="float">
            <text:p>833.8066</text:p>
          </table:table-cell>
          <table:table-cell office:value-type="float" office:value="853.2252" calcext:value-type="float">
            <text:p>853.2252</text:p>
          </table:table-cell>
          <table:table-cell office:value-type="float" office:value="318.5378" calcext:value-type="float">
            <text:p>318.5378</text:p>
          </table:table-cell>
          <table:table-cell office:value-type="float" office:value="436.1804" calcext:value-type="float">
            <text:p>436.1804</text:p>
          </table:table-cell>
          <table:table-cell office:value-type="float" office:value="380.6235" calcext:value-type="float">
            <text:p>380.6235</text:p>
          </table:table-cell>
          <table:table-cell office:value-type="float" office:value="323.9588" calcext:value-type="float">
            <text:p>323.958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8122002" calcext:value-type="float">
            <text:p>18122002</text:p>
          </table:table-cell>
          <table:table-cell office:value-type="float" office:value="91.28167" calcext:value-type="float">
            <text:p>91.28167</text:p>
          </table:table-cell>
          <table:table-cell office:value-type="float" office:value="5397.225" calcext:value-type="float">
            <text:p>5397.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5.6347" calcext:value-type="float">
            <text:p>-225.6347</text:p>
          </table:table-cell>
          <table:table-cell office:value-type="float" office:value="705.2241" calcext:value-type="float">
            <text:p>705.2241</text:p>
          </table:table-cell>
          <table:table-cell office:value-type="float" office:value="0" calcext:value-type="float">
            <text:p>0</text:p>
          </table:table-cell>
          <table:table-cell office:value-type="float" office:value="47.88602" calcext:value-type="float">
            <text:p>47.88602</text:p>
          </table:table-cell>
          <table:table-cell office:value-type="float" office:value="7.975239" calcext:value-type="float">
            <text:p>7.975239</text:p>
          </table:table-cell>
          <table:table-cell office:value-type="float" office:value="0.05393154" calcext:value-type="float">
            <text:p>0.05393154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5110697" calcext:value-type="float">
            <text:p>0.5110697</text:p>
          </table:table-cell>
          <table:table-cell office:value-type="float" office:value="1.152249" calcext:value-type="float">
            <text:p>1.152249</text:p>
          </table:table-cell>
          <table:table-cell office:value-type="float" office:value="360" calcext:value-type="float">
            <text:p>360</text:p>
          </table:table-cell>
          <table:table-cell office:value-type="float" office:value="-228.1857" calcext:value-type="float">
            <text:p>-228.1857</text:p>
          </table:table-cell>
          <table:table-cell office:value-type="float" office:value="0" calcext:value-type="float">
            <text:p>0</text:p>
          </table:table-cell>
          <table:table-cell office:value-type="float" office:value="205.6887" calcext:value-type="float">
            <text:p>205.6887</text:p>
          </table:table-cell>
          <table:table-cell office:value-type="float" office:value="273.1439" calcext:value-type="float">
            <text:p>273.1439</text:p>
          </table:table-cell>
          <table:table-cell office:value-type="float" office:value="896.645" calcext:value-type="float">
            <text:p>896.645</text:p>
          </table:table-cell>
          <table:table-cell office:value-type="float" office:value="852.7286" calcext:value-type="float">
            <text:p>852.7286</text:p>
          </table:table-cell>
          <table:table-cell office:value-type="float" office:value="833.8056" calcext:value-type="float">
            <text:p>833.8056</text:p>
          </table:table-cell>
          <table:table-cell office:value-type="float" office:value="853.2239" calcext:value-type="float">
            <text:p>853.2239</text:p>
          </table:table-cell>
          <table:table-cell office:value-type="float" office:value="318.5367" calcext:value-type="float">
            <text:p>318.5367</text:p>
          </table:table-cell>
          <table:table-cell office:value-type="float" office:value="436.1793" calcext:value-type="float">
            <text:p>436.1793</text:p>
          </table:table-cell>
          <table:table-cell office:value-type="float" office:value="380.6227" calcext:value-type="float">
            <text:p>380.6227</text:p>
          </table:table-cell>
          <table:table-cell office:value-type="float" office:value="323.9578" calcext:value-type="float">
            <text:p>323.957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9122002" calcext:value-type="float">
            <text:p>19122002</text:p>
          </table:table-cell>
          <table:table-cell office:value-type="float" office:value="91.26869" calcext:value-type="float">
            <text:p>91.26869</text:p>
          </table:table-cell>
          <table:table-cell office:value-type="float" office:value="5397.219" calcext:value-type="float">
            <text:p>5397.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5.6346" calcext:value-type="float">
            <text:p>-225.6346</text:p>
          </table:table-cell>
          <table:table-cell office:value-type="float" office:value="705.4134" calcext:value-type="float">
            <text:p>705.4134</text:p>
          </table:table-cell>
          <table:table-cell office:value-type="float" office:value="0" calcext:value-type="float">
            <text:p>0</text:p>
          </table:table-cell>
          <table:table-cell office:value-type="float" office:value="47.86795" calcext:value-type="float">
            <text:p>47.86795</text:p>
          </table:table-cell>
          <table:table-cell office:value-type="float" office:value="7.973205" calcext:value-type="float">
            <text:p>7.973205</text:p>
          </table:table-cell>
          <table:table-cell office:value-type="float" office:value="0.05393154" calcext:value-type="float">
            <text:p>0.05393154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5117436" calcext:value-type="float">
            <text:p>0.5117436</text:p>
          </table:table-cell>
          <table:table-cell office:value-type="float" office:value="1.153401" calcext:value-type="float">
            <text:p>1.153401</text:p>
          </table:table-cell>
          <table:table-cell office:value-type="float" office:value="360" calcext:value-type="float">
            <text:p>360</text:p>
          </table:table-cell>
          <table:table-cell office:value-type="float" office:value="-228.1874" calcext:value-type="float">
            <text:p>-228.1874</text:p>
          </table:table-cell>
          <table:table-cell office:value-type="float" office:value="0" calcext:value-type="float">
            <text:p>0</text:p>
          </table:table-cell>
          <table:table-cell office:value-type="float" office:value="205.6878" calcext:value-type="float">
            <text:p>205.6878</text:p>
          </table:table-cell>
          <table:table-cell office:value-type="float" office:value="273.1423" calcext:value-type="float">
            <text:p>273.1423</text:p>
          </table:table-cell>
          <table:table-cell office:value-type="float" office:value="896.6397" calcext:value-type="float">
            <text:p>896.6397</text:p>
          </table:table-cell>
          <table:table-cell office:value-type="float" office:value="852.7255" calcext:value-type="float">
            <text:p>852.7255</text:p>
          </table:table-cell>
          <table:table-cell office:value-type="float" office:value="833.8046" calcext:value-type="float">
            <text:p>833.8046</text:p>
          </table:table-cell>
          <table:table-cell office:value-type="float" office:value="853.2227" calcext:value-type="float">
            <text:p>853.2227</text:p>
          </table:table-cell>
          <table:table-cell office:value-type="float" office:value="318.5357" calcext:value-type="float">
            <text:p>318.5357</text:p>
          </table:table-cell>
          <table:table-cell office:value-type="float" office:value="436.1783" calcext:value-type="float">
            <text:p>436.1783</text:p>
          </table:table-cell>
          <table:table-cell office:value-type="float" office:value="380.622" calcext:value-type="float">
            <text:p>380.622</text:p>
          </table:table-cell>
          <table:table-cell office:value-type="float" office:value="323.9568" calcext:value-type="float">
            <text:p>323.9568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122002" calcext:value-type="float">
            <text:p>20122002</text:p>
          </table:table-cell>
          <table:table-cell office:value-type="float" office:value="91.22694" calcext:value-type="float">
            <text:p>91.22694</text:p>
          </table:table-cell>
          <table:table-cell office:value-type="float" office:value="5397.216" calcext:value-type="float">
            <text:p>5397.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5.7117" calcext:value-type="float">
            <text:p>-225.7117</text:p>
          </table:table-cell>
          <table:table-cell office:value-type="float" office:value="704.8178" calcext:value-type="float">
            <text:p>704.8178</text:p>
          </table:table-cell>
          <table:table-cell office:value-type="float" office:value="0" calcext:value-type="float">
            <text:p>0</text:p>
          </table:table-cell>
          <table:table-cell office:value-type="float" office:value="47.85437" calcext:value-type="float">
            <text:p>47.85437</text:p>
          </table:table-cell>
          <table:table-cell office:value-type="float" office:value="7.945539" calcext:value-type="float">
            <text:p>7.945539</text:p>
          </table:table-cell>
          <table:table-cell office:value-type="float" office:value="0.05393169" calcext:value-type="float">
            <text:p>0.05393169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5124356" calcext:value-type="float">
            <text:p>0.5124356</text:p>
          </table:table-cell>
          <table:table-cell office:value-type="float" office:value="1.154523" calcext:value-type="float">
            <text:p>1.154523</text:p>
          </table:table-cell>
          <table:table-cell office:value-type="float" office:value="360" calcext:value-type="float">
            <text:p>360</text:p>
          </table:table-cell>
          <table:table-cell office:value-type="float" office:value="-228.2663" calcext:value-type="float">
            <text:p>-228.2663</text:p>
          </table:table-cell>
          <table:table-cell office:value-type="float" office:value="0" calcext:value-type="float">
            <text:p>0</text:p>
          </table:table-cell>
          <table:table-cell office:value-type="float" office:value="205.6904" calcext:value-type="float">
            <text:p>205.6904</text:p>
          </table:table-cell>
          <table:table-cell office:value-type="float" office:value="273.1397" calcext:value-type="float">
            <text:p>273.1397</text:p>
          </table:table-cell>
          <table:table-cell office:value-type="float" office:value="896.6323" calcext:value-type="float">
            <text:p>896.6323</text:p>
          </table:table-cell>
          <table:table-cell office:value-type="float" office:value="852.7214" calcext:value-type="float">
            <text:p>852.7214</text:p>
          </table:table-cell>
          <table:table-cell office:value-type="float" office:value="833.8034" calcext:value-type="float">
            <text:p>833.8034</text:p>
          </table:table-cell>
          <table:table-cell office:value-type="float" office:value="853.2215" calcext:value-type="float">
            <text:p>853.2215</text:p>
          </table:table-cell>
          <table:table-cell office:value-type="float" office:value="318.535" calcext:value-type="float">
            <text:p>318.535</text:p>
          </table:table-cell>
          <table:table-cell office:value-type="float" office:value="436.1772" calcext:value-type="float">
            <text:p>436.1772</text:p>
          </table:table-cell>
          <table:table-cell office:value-type="float" office:value="380.6212" calcext:value-type="float">
            <text:p>380.6212</text:p>
          </table:table-cell>
          <table:table-cell office:value-type="float" office:value="323.9558" calcext:value-type="float">
            <text:p>323.955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1122002" calcext:value-type="float">
            <text:p>21122002</text:p>
          </table:table-cell>
          <table:table-cell office:value-type="float" office:value="91.20113" calcext:value-type="float">
            <text:p>91.20113</text:p>
          </table:table-cell>
          <table:table-cell office:value-type="float" office:value="5397.208" calcext:value-type="float">
            <text:p>5397.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5.7404" calcext:value-type="float">
            <text:p>-225.7404</text:p>
          </table:table-cell>
          <table:table-cell office:value-type="float" office:value="704.4832" calcext:value-type="float">
            <text:p>704.4832</text:p>
          </table:table-cell>
          <table:table-cell office:value-type="float" office:value="0" calcext:value-type="float">
            <text:p>0</text:p>
          </table:table-cell>
          <table:table-cell office:value-type="float" office:value="47.81956" calcext:value-type="float">
            <text:p>47.81956</text:p>
          </table:table-cell>
          <table:table-cell office:value-type="float" office:value="7.938196" calcext:value-type="float">
            <text:p>7.938196</text:p>
          </table:table-cell>
          <table:table-cell office:value-type="float" office:value="0.05393169" calcext:value-type="float">
            <text:p>0.05393169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5131032" calcext:value-type="float">
            <text:p>0.5131032</text:p>
          </table:table-cell>
          <table:table-cell office:value-type="float" office:value="1.155549" calcext:value-type="float">
            <text:p>1.155549</text:p>
          </table:table-cell>
          <table:table-cell office:value-type="float" office:value="360" calcext:value-type="float">
            <text:p>360</text:p>
          </table:table-cell>
          <table:table-cell office:value-type="float" office:value="-228.2967" calcext:value-type="float">
            <text:p>-228.2967</text:p>
          </table:table-cell>
          <table:table-cell office:value-type="float" office:value="0" calcext:value-type="float">
            <text:p>0</text:p>
          </table:table-cell>
          <table:table-cell office:value-type="float" office:value="205.6894" calcext:value-type="float">
            <text:p>205.6894</text:p>
          </table:table-cell>
          <table:table-cell office:value-type="float" office:value="273.1365" calcext:value-type="float">
            <text:p>273.1365</text:p>
          </table:table-cell>
          <table:table-cell office:value-type="float" office:value="896.623" calcext:value-type="float">
            <text:p>896.623</text:p>
          </table:table-cell>
          <table:table-cell office:value-type="float" office:value="852.7166" calcext:value-type="float">
            <text:p>852.7166</text:p>
          </table:table-cell>
          <table:table-cell office:value-type="float" office:value="833.802" calcext:value-type="float">
            <text:p>833.802</text:p>
          </table:table-cell>
          <table:table-cell office:value-type="float" office:value="853.2192" calcext:value-type="float">
            <text:p>853.2192</text:p>
          </table:table-cell>
          <table:table-cell office:value-type="float" office:value="318.534" calcext:value-type="float">
            <text:p>318.534</text:p>
          </table:table-cell>
          <table:table-cell office:value-type="float" office:value="436.1762" calcext:value-type="float">
            <text:p>436.1762</text:p>
          </table:table-cell>
          <table:table-cell office:value-type="float" office:value="380.6205" calcext:value-type="float">
            <text:p>380.6205</text:p>
          </table:table-cell>
          <table:table-cell office:value-type="float" office:value="323.9549" calcext:value-type="float">
            <text:p>323.9549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2122002" calcext:value-type="float">
            <text:p>22122002</text:p>
          </table:table-cell>
          <table:table-cell office:value-type="float" office:value="91.17459" calcext:value-type="float">
            <text:p>91.17459</text:p>
          </table:table-cell>
          <table:table-cell office:value-type="float" office:value="5397.2" calcext:value-type="float">
            <text:p>5397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5.7434" calcext:value-type="float">
            <text:p>-225.7434</text:p>
          </table:table-cell>
          <table:table-cell office:value-type="float" office:value="704.6014" calcext:value-type="float">
            <text:p>704.6014</text:p>
          </table:table-cell>
          <table:table-cell office:value-type="float" office:value="0" calcext:value-type="float">
            <text:p>0</text:p>
          </table:table-cell>
          <table:table-cell office:value-type="float" office:value="47.78252" calcext:value-type="float">
            <text:p>47.78252</text:p>
          </table:table-cell>
          <table:table-cell office:value-type="float" office:value="7.930575" calcext:value-type="float">
            <text:p>7.930575</text:p>
          </table:table-cell>
          <table:table-cell office:value-type="float" office:value="0.05393169" calcext:value-type="float">
            <text:p>0.05393169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513767" calcext:value-type="float">
            <text:p>0.513767</text:p>
          </table:table-cell>
          <table:table-cell office:value-type="float" office:value="1.156464" calcext:value-type="float">
            <text:p>1.156464</text:p>
          </table:table-cell>
          <table:table-cell office:value-type="float" office:value="360" calcext:value-type="float">
            <text:p>360</text:p>
          </table:table-cell>
          <table:table-cell office:value-type="float" office:value="-228.3013" calcext:value-type="float">
            <text:p>-228.3013</text:p>
          </table:table-cell>
          <table:table-cell office:value-type="float" office:value="0" calcext:value-type="float">
            <text:p>0</text:p>
          </table:table-cell>
          <table:table-cell office:value-type="float" office:value="205.6889" calcext:value-type="float">
            <text:p>205.6889</text:p>
          </table:table-cell>
          <table:table-cell office:value-type="float" office:value="273.1332" calcext:value-type="float">
            <text:p>273.1332</text:p>
          </table:table-cell>
          <table:table-cell office:value-type="float" office:value="896.6136" calcext:value-type="float">
            <text:p>896.6136</text:p>
          </table:table-cell>
          <table:table-cell office:value-type="float" office:value="852.7114" calcext:value-type="float">
            <text:p>852.7114</text:p>
          </table:table-cell>
          <table:table-cell office:value-type="float" office:value="833.8004" calcext:value-type="float">
            <text:p>833.8004</text:p>
          </table:table-cell>
          <table:table-cell office:value-type="float" office:value="853.2164" calcext:value-type="float">
            <text:p>853.2164</text:p>
          </table:table-cell>
          <table:table-cell office:value-type="float" office:value="318.533" calcext:value-type="float">
            <text:p>318.533</text:p>
          </table:table-cell>
          <table:table-cell office:value-type="float" office:value="436.1751" calcext:value-type="float">
            <text:p>436.1751</text:p>
          </table:table-cell>
          <table:table-cell office:value-type="float" office:value="380.6198" calcext:value-type="float">
            <text:p>380.6198</text:p>
          </table:table-cell>
          <table:table-cell office:value-type="float" office:value="323.9539" calcext:value-type="float">
            <text:p>323.9539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3122002" calcext:value-type="float">
            <text:p>23122002</text:p>
          </table:table-cell>
          <table:table-cell office:value-type="float" office:value="91.14944" calcext:value-type="float">
            <text:p>91.14944</text:p>
          </table:table-cell>
          <table:table-cell office:value-type="float" office:value="5397.19" calcext:value-type="float">
            <text:p>5397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5.7516" calcext:value-type="float">
            <text:p>-225.7516</text:p>
          </table:table-cell>
          <table:table-cell office:value-type="float" office:value="704.9113" calcext:value-type="float">
            <text:p>704.9113</text:p>
          </table:table-cell>
          <table:table-cell office:value-type="float" office:value="0" calcext:value-type="float">
            <text:p>0</text:p>
          </table:table-cell>
          <table:table-cell office:value-type="float" office:value="47.74745" calcext:value-type="float">
            <text:p>47.74745</text:p>
          </table:table-cell>
          <table:table-cell office:value-type="float" office:value="7.924725" calcext:value-type="float">
            <text:p>7.924725</text:p>
          </table:table-cell>
          <table:table-cell office:value-type="float" office:value="0.05393759" calcext:value-type="float">
            <text:p>0.05393759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5144308" calcext:value-type="float">
            <text:p>0.5144308</text:p>
          </table:table-cell>
          <table:table-cell office:value-type="float" office:value="1.157318" calcext:value-type="float">
            <text:p>1.157318</text:p>
          </table:table-cell>
          <table:table-cell office:value-type="float" office:value="360" calcext:value-type="float">
            <text:p>360</text:p>
          </table:table-cell>
          <table:table-cell office:value-type="float" office:value="-228.311" calcext:value-type="float">
            <text:p>-228.311</text:p>
          </table:table-cell>
          <table:table-cell office:value-type="float" office:value="0" calcext:value-type="float">
            <text:p>0</text:p>
          </table:table-cell>
          <table:table-cell office:value-type="float" office:value="205.6875" calcext:value-type="float">
            <text:p>205.6875</text:p>
          </table:table-cell>
          <table:table-cell office:value-type="float" office:value="273.1298" calcext:value-type="float">
            <text:p>273.1298</text:p>
          </table:table-cell>
          <table:table-cell office:value-type="float" office:value="896.6039" calcext:value-type="float">
            <text:p>896.6039</text:p>
          </table:table-cell>
          <table:table-cell office:value-type="float" office:value="852.7062" calcext:value-type="float">
            <text:p>852.7062</text:p>
          </table:table-cell>
          <table:table-cell office:value-type="float" office:value="833.7982" calcext:value-type="float">
            <text:p>833.7982</text:p>
          </table:table-cell>
          <table:table-cell office:value-type="float" office:value="853.2134" calcext:value-type="float">
            <text:p>853.2134</text:p>
          </table:table-cell>
          <table:table-cell office:value-type="float" office:value="318.532" calcext:value-type="float">
            <text:p>318.532</text:p>
          </table:table-cell>
          <table:table-cell office:value-type="float" office:value="436.1741" calcext:value-type="float">
            <text:p>436.1741</text:p>
          </table:table-cell>
          <table:table-cell office:value-type="float" office:value="380.6191" calcext:value-type="float">
            <text:p>380.6191</text:p>
          </table:table-cell>
          <table:table-cell office:value-type="float" office:value="323.953" calcext:value-type="float">
            <text:p>323.953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4122002" calcext:value-type="float">
            <text:p>24122002</text:p>
          </table:table-cell>
          <table:table-cell office:value-type="float" office:value="91.13239" calcext:value-type="float">
            <text:p>91.13239</text:p>
          </table:table-cell>
          <table:table-cell office:value-type="float" office:value="5397.182" calcext:value-type="float">
            <text:p>5397.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5.7702" calcext:value-type="float">
            <text:p>-225.7702</text:p>
          </table:table-cell>
          <table:table-cell office:value-type="float" office:value="705.4026" calcext:value-type="float">
            <text:p>705.4026</text:p>
          </table:table-cell>
          <table:table-cell office:value-type="float" office:value="0" calcext:value-type="float">
            <text:p>0</text:p>
          </table:table-cell>
          <table:table-cell office:value-type="float" office:value="47.72079" calcext:value-type="float">
            <text:p>47.72079</text:p>
          </table:table-cell>
          <table:table-cell office:value-type="float" office:value="7.922349" calcext:value-type="float">
            <text:p>7.922349</text:p>
          </table:table-cell>
          <table:table-cell office:value-type="float" office:value="0.05395095" calcext:value-type="float">
            <text:p>0.05395095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5150945" calcext:value-type="float">
            <text:p>0.5150945</text:p>
          </table:table-cell>
          <table:table-cell office:value-type="float" office:value="1.158093" calcext:value-type="float">
            <text:p>1.158093</text:p>
          </table:table-cell>
          <table:table-cell office:value-type="float" office:value="360" calcext:value-type="float">
            <text:p>360</text:p>
          </table:table-cell>
          <table:table-cell office:value-type="float" office:value="-228.331" calcext:value-type="float">
            <text:p>-228.331</text:p>
          </table:table-cell>
          <table:table-cell office:value-type="float" office:value="0" calcext:value-type="float">
            <text:p>0</text:p>
          </table:table-cell>
          <table:table-cell office:value-type="float" office:value="205.6868" calcext:value-type="float">
            <text:p>205.6868</text:p>
          </table:table-cell>
          <table:table-cell office:value-type="float" office:value="273.1277" calcext:value-type="float">
            <text:p>273.1277</text:p>
          </table:table-cell>
          <table:table-cell office:value-type="float" office:value="896.5961" calcext:value-type="float">
            <text:p>896.5961</text:p>
          </table:table-cell>
          <table:table-cell office:value-type="float" office:value="852.7014" calcext:value-type="float">
            <text:p>852.7014</text:p>
          </table:table-cell>
          <table:table-cell office:value-type="float" office:value="833.7964" calcext:value-type="float">
            <text:p>833.7964</text:p>
          </table:table-cell>
          <table:table-cell office:value-type="float" office:value="853.2105" calcext:value-type="float">
            <text:p>853.2105</text:p>
          </table:table-cell>
          <table:table-cell office:value-type="float" office:value="318.5309" calcext:value-type="float">
            <text:p>318.5309</text:p>
          </table:table-cell>
          <table:table-cell office:value-type="float" office:value="436.1731" calcext:value-type="float">
            <text:p>436.1731</text:p>
          </table:table-cell>
          <table:table-cell office:value-type="float" office:value="380.6184" calcext:value-type="float">
            <text:p>380.6184</text:p>
          </table:table-cell>
          <table:table-cell office:value-type="float" office:value="323.9521" calcext:value-type="float">
            <text:p>323.952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5122002" calcext:value-type="float">
            <text:p>25122002</text:p>
          </table:table-cell>
          <table:table-cell office:value-type="float" office:value="91.11912" calcext:value-type="float">
            <text:p>91.11912</text:p>
          </table:table-cell>
          <table:table-cell office:value-type="float" office:value="5397.173" calcext:value-type="float">
            <text:p>5397.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5.7829" calcext:value-type="float">
            <text:p>-225.7829</text:p>
          </table:table-cell>
          <table:table-cell office:value-type="float" office:value="705.7407" calcext:value-type="float">
            <text:p>705.7407</text:p>
          </table:table-cell>
          <table:table-cell office:value-type="float" office:value="0" calcext:value-type="float">
            <text:p>0</text:p>
          </table:table-cell>
          <table:table-cell office:value-type="float" office:value="47.69987" calcext:value-type="float">
            <text:p>47.69987</text:p>
          </table:table-cell>
          <table:table-cell office:value-type="float" office:value="7.920815" calcext:value-type="float">
            <text:p>7.920815</text:p>
          </table:table-cell>
          <table:table-cell office:value-type="float" office:value="0.05396477" calcext:value-type="float">
            <text:p>0.05396477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5157583" calcext:value-type="float">
            <text:p>0.5157583</text:p>
          </table:table-cell>
          <table:table-cell office:value-type="float" office:value="1.158793" calcext:value-type="float">
            <text:p>1.158793</text:p>
          </table:table-cell>
          <table:table-cell office:value-type="float" office:value="360" calcext:value-type="float">
            <text:p>360</text:p>
          </table:table-cell>
          <table:table-cell office:value-type="float" office:value="-228.345" calcext:value-type="float">
            <text:p>-228.345</text:p>
          </table:table-cell>
          <table:table-cell office:value-type="float" office:value="0" calcext:value-type="float">
            <text:p>0</text:p>
          </table:table-cell>
          <table:table-cell office:value-type="float" office:value="205.6859" calcext:value-type="float">
            <text:p>205.6859</text:p>
          </table:table-cell>
          <table:table-cell office:value-type="float" office:value="273.126" calcext:value-type="float">
            <text:p>273.126</text:p>
          </table:table-cell>
          <table:table-cell office:value-type="float" office:value="896.59" calcext:value-type="float">
            <text:p>896.59</text:p>
          </table:table-cell>
          <table:table-cell office:value-type="float" office:value="852.6974" calcext:value-type="float">
            <text:p>852.6974</text:p>
          </table:table-cell>
          <table:table-cell office:value-type="float" office:value="833.7952" calcext:value-type="float">
            <text:p>833.7952</text:p>
          </table:table-cell>
          <table:table-cell office:value-type="float" office:value="853.2084" calcext:value-type="float">
            <text:p>853.2084</text:p>
          </table:table-cell>
          <table:table-cell office:value-type="float" office:value="318.5299" calcext:value-type="float">
            <text:p>318.5299</text:p>
          </table:table-cell>
          <table:table-cell office:value-type="float" office:value="436.1721" calcext:value-type="float">
            <text:p>436.1721</text:p>
          </table:table-cell>
          <table:table-cell office:value-type="float" office:value="380.6177" calcext:value-type="float">
            <text:p>380.6177</text:p>
          </table:table-cell>
          <table:table-cell office:value-type="float" office:value="323.9512" calcext:value-type="float">
            <text:p>323.951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122002" calcext:value-type="float">
            <text:p>26122002</text:p>
          </table:table-cell>
          <table:table-cell office:value-type="float" office:value="91.10474" calcext:value-type="float">
            <text:p>91.10474</text:p>
          </table:table-cell>
          <table:table-cell office:value-type="float" office:value="5397.167" calcext:value-type="float">
            <text:p>5397.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5.7975" calcext:value-type="float">
            <text:p>-225.7975</text:p>
          </table:table-cell>
          <table:table-cell office:value-type="float" office:value="706.1145" calcext:value-type="float">
            <text:p>706.1145</text:p>
          </table:table-cell>
          <table:table-cell office:value-type="float" office:value="0" calcext:value-type="float">
            <text:p>0</text:p>
          </table:table-cell>
          <table:table-cell office:value-type="float" office:value="47.67767" calcext:value-type="float">
            <text:p>47.67767</text:p>
          </table:table-cell>
          <table:table-cell office:value-type="float" office:value="7.918329" calcext:value-type="float">
            <text:p>7.918329</text:p>
          </table:table-cell>
          <table:table-cell office:value-type="float" office:value="0.05398089" calcext:value-type="float">
            <text:p>0.05398089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516422" calcext:value-type="float">
            <text:p>0.516422</text:p>
          </table:table-cell>
          <table:table-cell office:value-type="float" office:value="1.159424" calcext:value-type="float">
            <text:p>1.159424</text:p>
          </table:table-cell>
          <table:table-cell office:value-type="float" office:value="360" calcext:value-type="float">
            <text:p>360</text:p>
          </table:table-cell>
          <table:table-cell office:value-type="float" office:value="-228.3609" calcext:value-type="float">
            <text:p>-228.3609</text:p>
          </table:table-cell>
          <table:table-cell office:value-type="float" office:value="0" calcext:value-type="float">
            <text:p>0</text:p>
          </table:table-cell>
          <table:table-cell office:value-type="float" office:value="205.685" calcext:value-type="float">
            <text:p>205.685</text:p>
          </table:table-cell>
          <table:table-cell office:value-type="float" office:value="273.1242" calcext:value-type="float">
            <text:p>273.1242</text:p>
          </table:table-cell>
          <table:table-cell office:value-type="float" office:value="896.5839" calcext:value-type="float">
            <text:p>896.5839</text:p>
          </table:table-cell>
          <table:table-cell office:value-type="float" office:value="852.6937" calcext:value-type="float">
            <text:p>852.6937</text:p>
          </table:table-cell>
          <table:table-cell office:value-type="float" office:value="833.7941" calcext:value-type="float">
            <text:p>833.7941</text:p>
          </table:table-cell>
          <table:table-cell office:value-type="float" office:value="853.2071" calcext:value-type="float">
            <text:p>853.2071</text:p>
          </table:table-cell>
          <table:table-cell office:value-type="float" office:value="318.5289" calcext:value-type="float">
            <text:p>318.5289</text:p>
          </table:table-cell>
          <table:table-cell office:value-type="float" office:value="436.1711" calcext:value-type="float">
            <text:p>436.1711</text:p>
          </table:table-cell>
          <table:table-cell office:value-type="float" office:value="380.617" calcext:value-type="float">
            <text:p>380.617</text:p>
          </table:table-cell>
          <table:table-cell office:value-type="float" office:value="323.9503" calcext:value-type="float">
            <text:p>323.9503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7122002" calcext:value-type="float">
            <text:p>27122002</text:p>
          </table:table-cell>
          <table:table-cell office:value-type="float" office:value="91.09262" calcext:value-type="float">
            <text:p>91.09262</text:p>
          </table:table-cell>
          <table:table-cell office:value-type="float" office:value="5397.159" calcext:value-type="float">
            <text:p>5397.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5.8112" calcext:value-type="float">
            <text:p>-225.8112</text:p>
          </table:table-cell>
          <table:table-cell office:value-type="float" office:value="706.3837" calcext:value-type="float">
            <text:p>706.3837</text:p>
          </table:table-cell>
          <table:table-cell office:value-type="float" office:value="0" calcext:value-type="float">
            <text:p>0</text:p>
          </table:table-cell>
          <table:table-cell office:value-type="float" office:value="47.65881" calcext:value-type="float">
            <text:p>47.65881</text:p>
          </table:table-cell>
          <table:table-cell office:value-type="float" office:value="7.916736" calcext:value-type="float">
            <text:p>7.916736</text:p>
          </table:table-cell>
          <table:table-cell office:value-type="float" office:value="0.05399693" calcext:value-type="float">
            <text:p>0.05399693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5170847" calcext:value-type="float">
            <text:p>0.5170847</text:p>
          </table:table-cell>
          <table:table-cell office:value-type="float" office:value="1.15999" calcext:value-type="float">
            <text:p>1.15999</text:p>
          </table:table-cell>
          <table:table-cell office:value-type="float" office:value="360" calcext:value-type="float">
            <text:p>360</text:p>
          </table:table-cell>
          <table:table-cell office:value-type="float" office:value="-228.3759" calcext:value-type="float">
            <text:p>-228.3759</text:p>
          </table:table-cell>
          <table:table-cell office:value-type="float" office:value="0" calcext:value-type="float">
            <text:p>0</text:p>
          </table:table-cell>
          <table:table-cell office:value-type="float" office:value="205.684" calcext:value-type="float">
            <text:p>205.684</text:p>
          </table:table-cell>
          <table:table-cell office:value-type="float" office:value="273.1227" calcext:value-type="float">
            <text:p>273.1227</text:p>
          </table:table-cell>
          <table:table-cell office:value-type="float" office:value="896.5786" calcext:value-type="float">
            <text:p>896.5786</text:p>
          </table:table-cell>
          <table:table-cell office:value-type="float" office:value="852.6904" calcext:value-type="float">
            <text:p>852.6904</text:p>
          </table:table-cell>
          <table:table-cell office:value-type="float" office:value="833.793" calcext:value-type="float">
            <text:p>833.793</text:p>
          </table:table-cell>
          <table:table-cell office:value-type="float" office:value="853.2059" calcext:value-type="float">
            <text:p>853.2059</text:p>
          </table:table-cell>
          <table:table-cell office:value-type="float" office:value="318.5279" calcext:value-type="float">
            <text:p>318.5279</text:p>
          </table:table-cell>
          <table:table-cell office:value-type="float" office:value="436.17" calcext:value-type="float">
            <text:p>436.17</text:p>
          </table:table-cell>
          <table:table-cell office:value-type="float" office:value="380.6164" calcext:value-type="float">
            <text:p>380.6164</text:p>
          </table:table-cell>
          <table:table-cell office:value-type="float" office:value="323.9494" calcext:value-type="float">
            <text:p>323.9494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8122002" calcext:value-type="float">
            <text:p>28122002</text:p>
          </table:table-cell>
          <table:table-cell office:value-type="float" office:value="91.0769" calcext:value-type="float">
            <text:p>91.0769</text:p>
          </table:table-cell>
          <table:table-cell office:value-type="float" office:value="5397.153" calcext:value-type="float">
            <text:p>5397.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5.8284" calcext:value-type="float">
            <text:p>-225.8284</text:p>
          </table:table-cell>
          <table:table-cell office:value-type="float" office:value="706.6596" calcext:value-type="float">
            <text:p>706.6596</text:p>
          </table:table-cell>
          <table:table-cell office:value-type="float" office:value="0" calcext:value-type="float">
            <text:p>0</text:p>
          </table:table-cell>
          <table:table-cell office:value-type="float" office:value="47.63456" calcext:value-type="float">
            <text:p>47.63456</text:p>
          </table:table-cell>
          <table:table-cell office:value-type="float" office:value="7.913424" calcext:value-type="float">
            <text:p>7.913424</text:p>
          </table:table-cell>
          <table:table-cell office:value-type="float" office:value="0.05401639" calcext:value-type="float">
            <text:p>0.05401639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5177427" calcext:value-type="float">
            <text:p>0.5177427</text:p>
          </table:table-cell>
          <table:table-cell office:value-type="float" office:value="1.160498" calcext:value-type="float">
            <text:p>1.160498</text:p>
          </table:table-cell>
          <table:table-cell office:value-type="float" office:value="360" calcext:value-type="float">
            <text:p>360</text:p>
          </table:table-cell>
          <table:table-cell office:value-type="float" office:value="-228.3942" calcext:value-type="float">
            <text:p>-228.3942</text:p>
          </table:table-cell>
          <table:table-cell office:value-type="float" office:value="0" calcext:value-type="float">
            <text:p>0</text:p>
          </table:table-cell>
          <table:table-cell office:value-type="float" office:value="205.6828" calcext:value-type="float">
            <text:p>205.6828</text:p>
          </table:table-cell>
          <table:table-cell office:value-type="float" office:value="273.1207" calcext:value-type="float">
            <text:p>273.1207</text:p>
          </table:table-cell>
          <table:table-cell office:value-type="float" office:value="896.5721" calcext:value-type="float">
            <text:p>896.5721</text:p>
          </table:table-cell>
          <table:table-cell office:value-type="float" office:value="852.6868" calcext:value-type="float">
            <text:p>852.6868</text:p>
          </table:table-cell>
          <table:table-cell office:value-type="float" office:value="833.7919" calcext:value-type="float">
            <text:p>833.7919</text:p>
          </table:table-cell>
          <table:table-cell office:value-type="float" office:value="853.2047" calcext:value-type="float">
            <text:p>853.2047</text:p>
          </table:table-cell>
          <table:table-cell office:value-type="float" office:value="318.5274" calcext:value-type="float">
            <text:p>318.5274</text:p>
          </table:table-cell>
          <table:table-cell office:value-type="float" office:value="436.1691" calcext:value-type="float">
            <text:p>436.1691</text:p>
          </table:table-cell>
          <table:table-cell office:value-type="float" office:value="380.6157" calcext:value-type="float">
            <text:p>380.6157</text:p>
          </table:table-cell>
          <table:table-cell office:value-type="float" office:value="323.9485" calcext:value-type="float">
            <text:p>323.948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122002" calcext:value-type="float">
            <text:p>29122002</text:p>
          </table:table-cell>
          <table:table-cell office:value-type="float" office:value="91.06068" calcext:value-type="float">
            <text:p>91.06068</text:p>
          </table:table-cell>
          <table:table-cell office:value-type="float" office:value="5397.147" calcext:value-type="float">
            <text:p>5397.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5.8463" calcext:value-type="float">
            <text:p>-225.8463</text:p>
          </table:table-cell>
          <table:table-cell office:value-type="float" office:value="707.0515" calcext:value-type="float">
            <text:p>707.0515</text:p>
          </table:table-cell>
          <table:table-cell office:value-type="float" office:value="0" calcext:value-type="float">
            <text:p>0</text:p>
          </table:table-cell>
          <table:table-cell office:value-type="float" office:value="47.609" calcext:value-type="float">
            <text:p>47.609</text:p>
          </table:table-cell>
          <table:table-cell office:value-type="float" office:value="7.910039" calcext:value-type="float">
            <text:p>7.910039</text:p>
          </table:table-cell>
          <table:table-cell office:value-type="float" office:value="0.05403729" calcext:value-type="float">
            <text:p>0.05403729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5183936" calcext:value-type="float">
            <text:p>0.5183936</text:p>
          </table:table-cell>
          <table:table-cell office:value-type="float" office:value="1.160951" calcext:value-type="float">
            <text:p>1.160951</text:p>
          </table:table-cell>
          <table:table-cell office:value-type="float" office:value="360" calcext:value-type="float">
            <text:p>360</text:p>
          </table:table-cell>
          <table:table-cell office:value-type="float" office:value="-228.4132" calcext:value-type="float">
            <text:p>-228.4132</text:p>
          </table:table-cell>
          <table:table-cell office:value-type="float" office:value="0" calcext:value-type="float">
            <text:p>0</text:p>
          </table:table-cell>
          <table:table-cell office:value-type="float" office:value="205.6818" calcext:value-type="float">
            <text:p>205.6818</text:p>
          </table:table-cell>
          <table:table-cell office:value-type="float" office:value="273.1186" calcext:value-type="float">
            <text:p>273.1186</text:p>
          </table:table-cell>
          <table:table-cell office:value-type="float" office:value="896.5654" calcext:value-type="float">
            <text:p>896.5654</text:p>
          </table:table-cell>
          <table:table-cell office:value-type="float" office:value="852.6829" calcext:value-type="float">
            <text:p>852.6829</text:p>
          </table:table-cell>
          <table:table-cell office:value-type="float" office:value="833.7908" calcext:value-type="float">
            <text:p>833.7908</text:p>
          </table:table-cell>
          <table:table-cell office:value-type="float" office:value="853.2036" calcext:value-type="float">
            <text:p>853.2036</text:p>
          </table:table-cell>
          <table:table-cell office:value-type="float" office:value="318.527" calcext:value-type="float">
            <text:p>318.527</text:p>
          </table:table-cell>
          <table:table-cell office:value-type="float" office:value="436.1682" calcext:value-type="float">
            <text:p>436.1682</text:p>
          </table:table-cell>
          <table:table-cell office:value-type="float" office:value="380.6151" calcext:value-type="float">
            <text:p>380.6151</text:p>
          </table:table-cell>
          <table:table-cell office:value-type="float" office:value="323.9477" calcext:value-type="float">
            <text:p>323.9477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0122002" calcext:value-type="float">
            <text:p>30122002</text:p>
          </table:table-cell>
          <table:table-cell office:value-type="float" office:value="91.05069" calcext:value-type="float">
            <text:p>91.05069</text:p>
          </table:table-cell>
          <table:table-cell office:value-type="float" office:value="5397.142" calcext:value-type="float">
            <text:p>5397.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5.8609" calcext:value-type="float">
            <text:p>-225.8609</text:p>
          </table:table-cell>
          <table:table-cell office:value-type="float" office:value="707.4192" calcext:value-type="float">
            <text:p>707.4192</text:p>
          </table:table-cell>
          <table:table-cell office:value-type="float" office:value="0" calcext:value-type="float">
            <text:p>0</text:p>
          </table:table-cell>
          <table:table-cell office:value-type="float" office:value="47.59234" calcext:value-type="float">
            <text:p>47.59234</text:p>
          </table:table-cell>
          <table:table-cell office:value-type="float" office:value="7.90915" calcext:value-type="float">
            <text:p>7.90915</text:p>
          </table:table-cell>
          <table:table-cell office:value-type="float" office:value="0.05405593" calcext:value-type="float">
            <text:p>0.05405593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5190345" calcext:value-type="float">
            <text:p>0.5190345</text:p>
          </table:table-cell>
          <table:table-cell office:value-type="float" office:value="1.161337" calcext:value-type="float">
            <text:p>1.161337</text:p>
          </table:table-cell>
          <table:table-cell office:value-type="float" office:value="360" calcext:value-type="float">
            <text:p>360</text:p>
          </table:table-cell>
          <table:table-cell office:value-type="float" office:value="-228.4288" calcext:value-type="float">
            <text:p>-228.4288</text:p>
          </table:table-cell>
          <table:table-cell office:value-type="float" office:value="0" calcext:value-type="float">
            <text:p>0</text:p>
          </table:table-cell>
          <table:table-cell office:value-type="float" office:value="205.6812" calcext:value-type="float">
            <text:p>205.6812</text:p>
          </table:table-cell>
          <table:table-cell office:value-type="float" office:value="273.1175" calcext:value-type="float">
            <text:p>273.1175</text:p>
          </table:table-cell>
          <table:table-cell office:value-type="float" office:value="896.5607" calcext:value-type="float">
            <text:p>896.5607</text:p>
          </table:table-cell>
          <table:table-cell office:value-type="float" office:value="852.6798" calcext:value-type="float">
            <text:p>852.6798</text:p>
          </table:table-cell>
          <table:table-cell office:value-type="float" office:value="833.7897" calcext:value-type="float">
            <text:p>833.7897</text:p>
          </table:table-cell>
          <table:table-cell office:value-type="float" office:value="853.2025" calcext:value-type="float">
            <text:p>853.2025</text:p>
          </table:table-cell>
          <table:table-cell office:value-type="float" office:value="318.5266" calcext:value-type="float">
            <text:p>318.5266</text:p>
          </table:table-cell>
          <table:table-cell office:value-type="float" office:value="436.1673" calcext:value-type="float">
            <text:p>436.1673</text:p>
          </table:table-cell>
          <table:table-cell office:value-type="float" office:value="380.6144" calcext:value-type="float">
            <text:p>380.6144</text:p>
          </table:table-cell>
          <table:table-cell office:value-type="float" office:value="323.9468" calcext:value-type="float">
            <text:p>323.9468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1122002" calcext:value-type="float">
            <text:p>31122002</text:p>
          </table:table-cell>
          <table:table-cell office:value-type="float" office:value="91.02827" calcext:value-type="float">
            <text:p>91.02827</text:p>
          </table:table-cell>
          <table:table-cell office:value-type="float" office:value="5397.138" calcext:value-type="float">
            <text:p>5397.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5.8902" calcext:value-type="float">
            <text:p>-225.8902</text:p>
          </table:table-cell>
          <table:table-cell office:value-type="float" office:value="707.1194" calcext:value-type="float">
            <text:p>707.1194</text:p>
          </table:table-cell>
          <table:table-cell office:value-type="float" office:value="0" calcext:value-type="float">
            <text:p>0</text:p>
          </table:table-cell>
          <table:table-cell office:value-type="float" office:value="47.57316" calcext:value-type="float">
            <text:p>47.57316</text:p>
          </table:table-cell>
          <table:table-cell office:value-type="float" office:value="7.898493" calcext:value-type="float">
            <text:p>7.898493</text:p>
          </table:table-cell>
          <table:table-cell office:value-type="float" office:value="0.05406978" calcext:value-type="float">
            <text:p>0.05406978</text:p>
          </table:table-cell>
          <table:table-cell office:value-type="float" office:value="0.6927004" calcext:value-type="float">
            <text:p>0.6927004</text:p>
          </table:table-cell>
          <table:table-cell office:value-type="float" office:value="0.5196829" calcext:value-type="float">
            <text:p>0.5196829</text:p>
          </table:table-cell>
          <table:table-cell office:value-type="float" office:value="1.161707" calcext:value-type="float">
            <text:p>1.161707</text:p>
          </table:table-cell>
          <table:table-cell office:value-type="float" office:value="360" calcext:value-type="float">
            <text:p>360</text:p>
          </table:table-cell>
          <table:table-cell office:value-type="float" office:value="-228.459" calcext:value-type="float">
            <text:p>-228.459</text:p>
          </table:table-cell>
          <table:table-cell office:value-type="float" office:value="0" calcext:value-type="float">
            <text:p>0</text:p>
          </table:table-cell>
          <table:table-cell office:value-type="float" office:value="205.6808" calcext:value-type="float">
            <text:p>205.6808</text:p>
          </table:table-cell>
          <table:table-cell office:value-type="float" office:value="273.1157" calcext:value-type="float">
            <text:p>273.1157</text:p>
          </table:table-cell>
          <table:table-cell office:value-type="float" office:value="896.5555" calcext:value-type="float">
            <text:p>896.5555</text:p>
          </table:table-cell>
          <table:table-cell office:value-type="float" office:value="852.6769" calcext:value-type="float">
            <text:p>852.6769</text:p>
          </table:table-cell>
          <table:table-cell office:value-type="float" office:value="833.7888" calcext:value-type="float">
            <text:p>833.7888</text:p>
          </table:table-cell>
          <table:table-cell office:value-type="float" office:value="853.2015" calcext:value-type="float">
            <text:p>853.2015</text:p>
          </table:table-cell>
          <table:table-cell office:value-type="float" office:value="318.5264" calcext:value-type="float">
            <text:p>318.5264</text:p>
          </table:table-cell>
          <table:table-cell office:value-type="float" office:value="436.1664" calcext:value-type="float">
            <text:p>436.1664</text:p>
          </table:table-cell>
          <table:table-cell office:value-type="float" office:value="380.6138" calcext:value-type="float">
            <text:p>380.6138</text:p>
          </table:table-cell>
          <table:table-cell office:value-type="float" office:value="323.946" calcext:value-type="float">
            <text:p>323.9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2-27T14:08:37.677363353</dc:date>
    <meta:editing-duration>PT7S</meta:editing-duration>
    <meta:editing-cycles>1</meta:editing-cycles>
    <meta:document-statistic meta:table-count="1" meta:cell-count="10248" meta:object-count="0"/>
    <meta:generator>LibreOffice/6.4.7.2$Linux_X86_64 LibreOffice_project/40$Build-2</meta:generator>
  </office:meta>
</office:document-meta>
</file>